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Таблица15" style:family="table">
      <style:table-properties style:width="17cm" style:rel-width="100%" fo:margin-left="0cm" fo:margin-top="0cm" fo:margin-bottom="0cm" table:align="left"/>
    </style:style>
    <style:style style:name="Таблица15.A" style:family="table-column">
      <style:table-column-properties style:column-width="4.309cm" style:rel-column-width="2442*"/>
    </style:style>
    <style:style style:name="Таблица15.B" style:family="table-column">
      <style:table-column-properties style:column-width="0.6cm" style:rel-column-width="340*"/>
    </style:style>
    <style:style style:name="Таблица15.C" style:family="table-column">
      <style:table-column-properties style:column-width="0.691cm" style:rel-column-width="392*"/>
    </style:style>
    <style:style style:name="Таблица15.D" style:family="table-column">
      <style:table-column-properties style:column-width="1.508cm" style:rel-column-width="855*"/>
    </style:style>
    <style:style style:name="Таблица15.E" style:family="table-column">
      <style:table-column-properties style:column-width="0.693cm" style:rel-column-width="393*"/>
    </style:style>
    <style:style style:name="Таблица15.F" style:family="table-column">
      <style:table-column-properties style:column-width="0.707cm" style:rel-column-width="401*"/>
    </style:style>
    <style:style style:name="Таблица15.G" style:family="table-column">
      <style:table-column-properties style:column-width="0.564cm" style:rel-column-width="320*"/>
    </style:style>
    <style:style style:name="Таблица15.H" style:family="table-column">
      <style:table-column-properties style:column-width="7.927cm" style:rel-column-width="4493*"/>
    </style:style>
    <style:style style:name="Таблица15.1" style:family="table-row">
      <style:table-row-properties style:min-row-height="0.452cm" fo:keep-together="auto"/>
    </style:style>
    <style:style style:name="Таблица15.A1" style:family="table-cell">
      <style:table-cell-properties style:vertical-align="bottom" fo:padding-left="0.053cm" fo:padding-right="0.053cm" fo:padding-top="0cm" fo:padding-bottom="0cm" fo:border="none"/>
    </style:style>
    <style:style style:name="Таблица16" style:family="table">
      <style:table-properties style:width="17cm" table:align="margins"/>
    </style:style>
    <style:style style:name="Таблица16.A" style:family="table-column">
      <style:table-column-properties style:column-width="2.399cm" style:rel-column-width="9247*"/>
    </style:style>
    <style:style style:name="Таблица16.B" style:family="table-column">
      <style:table-column-properties style:column-width="2.401cm" style:rel-column-width="9254*"/>
    </style:style>
    <style:style style:name="Таблица16.C" style:family="table-column">
      <style:table-column-properties style:column-width="3.699cm" style:rel-column-width="14258*"/>
    </style:style>
    <style:style style:name="Таблица16.D" style:family="table-column">
      <style:table-column-properties style:column-width="2.3cm" style:rel-column-width="8866*"/>
    </style:style>
    <style:style style:name="Таблица16.E" style:family="table-column">
      <style:table-column-properties style:column-width="3.367cm" style:rel-column-width="12980*"/>
    </style:style>
    <style:style style:name="Таблица16.F" style:family="table-column">
      <style:table-column-properties style:column-width="2.835cm" style:rel-column-width="10930*"/>
    </style:style>
    <style:style style:name="Таблица16.A1" style:family="table-cell">
      <style:table-cell-properties fo:padding="0.097cm" fo:border-left="0.05pt solid #000000" fo:border-right="none" fo:border-top="0.05pt solid #000000" fo:border-bottom="0.05pt solid #000000"/>
    </style:style>
    <style:style style:name="Таблица16.F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F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Таблица17" style:family="table">
      <style:table-properties style:width="17cm" table:align="margins"/>
    </style:style>
    <style:style style:name="Таблица17.A" style:family="table-column">
      <style:table-column-properties style:column-width="2.397cm" style:rel-column-width="1359*"/>
    </style:style>
    <style:style style:name="Таблица17.B" style:family="table-column">
      <style:table-column-properties style:column-width="2.401cm" style:rel-column-width="1361*"/>
    </style:style>
    <style:style style:name="Таблица17.C" style:family="table-column">
      <style:table-column-properties style:column-width="3.401cm" style:rel-column-width="1928*"/>
    </style:style>
    <style:style style:name="Таблица17.D" style:family="table-column">
      <style:table-column-properties style:column-width="2.598cm" style:rel-column-width="1473*"/>
    </style:style>
    <style:style style:name="Таблица17.E" style:family="table-column">
      <style:table-column-properties style:column-width="3.367cm" style:rel-column-width="1909*"/>
    </style:style>
    <style:style style:name="Таблица17.F" style:family="table-column">
      <style:table-column-properties style:column-width="2.836cm" style:rel-column-width="1608*"/>
    </style:style>
    <style:style style:name="Таблица17.A1" style:family="table-cell">
      <style:table-cell-properties fo:padding="0.097cm" fo:border-left="0.05pt solid #000000" fo:border-right="none" fo:border-top="0.05pt solid #000000" fo:border-bottom="0.05pt solid #000000"/>
    </style:style>
    <style:style style:name="Таблица17.F1" style:family="table-cell">
      <style:table-cell-properties fo:padding="0.097cm" fo:border="0.05pt solid #000000"/>
    </style:style>
    <style:style style:name="Таблица17.A2" style:family="table-cell">
      <style:table-cell-properties fo:padding="0.097cm" fo:border-left="0.05pt solid #000000" fo:border-right="none" fo:border-top="none" fo:border-bottom="0.05pt solid #000000"/>
    </style:style>
    <style:style style:name="Таблица17.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Text_20_body">
      <style:text-properties officeooo:rsid="01a6c40b" officeooo:paragraph-rsid="01a6c40b"/>
    </style:style>
    <style:style style:name="P278" style:family="paragraph" style:parent-style-name="Text_20_body">
      <style:text-properties officeooo:rsid="01a73d37" officeooo:paragraph-rsid="01a73d37"/>
    </style:style>
    <style:style style:name="P279" style:family="paragraph" style:parent-style-name="Text_20_body">
      <style:text-properties officeooo:rsid="01a7d4d5" officeooo:paragraph-rsid="01a7d4d5"/>
    </style:style>
    <style:style style:name="P280" style:family="paragraph" style:parent-style-name="Text_20_body">
      <style:text-properties officeooo:paragraph-rsid="01a7d722"/>
    </style:style>
    <style:style style:name="P281" style:family="paragraph" style:parent-style-name="Text_20_body">
      <style:text-properties officeooo:rsid="01a8fea6" officeooo:paragraph-rsid="01a8fea6"/>
    </style:style>
    <style:style style:name="P282" style:family="paragraph" style:parent-style-name="Text_20_body">
      <style:text-properties officeooo:rsid="01a8fea6" officeooo:paragraph-rsid="01aa7521"/>
    </style:style>
    <style:style style:name="P283" style:family="paragraph" style:parent-style-name="Text_20_body">
      <style:text-properties officeooo:rsid="01aaa0fe" officeooo:paragraph-rsid="01aaa0fe"/>
    </style:style>
    <style:style style:name="P284" style:family="paragraph" style:parent-style-name="Text_20_body">
      <style:text-properties officeooo:rsid="01ab4eaa" officeooo:paragraph-rsid="01ab4eaa"/>
    </style:style>
    <style:style style:name="P285" style:family="paragraph" style:parent-style-name="Text_20_body">
      <style:text-properties officeooo:rsid="01ac7167" officeooo:paragraph-rsid="01ac7167"/>
    </style:style>
    <style:style style:name="P286" style:family="paragraph" style:parent-style-name="Text_20_body">
      <style:text-properties officeooo:rsid="01ae62da" officeooo:paragraph-rsid="01ae62da"/>
    </style:style>
    <style:style style:name="P287" style:family="paragraph" style:parent-style-name="Text_20_body">
      <style:text-properties officeooo:rsid="01b09039" officeooo:paragraph-rsid="01b09039"/>
    </style:style>
    <style:style style:name="P288" style:family="paragraph" style:parent-style-name="Text_20_body">
      <style:text-properties officeooo:rsid="01b2ec75" officeooo:paragraph-rsid="01b2ec75"/>
    </style:style>
    <style:style style:name="P289" style:family="paragraph" style:parent-style-name="Text_20_body">
      <style:text-properties officeooo:rsid="01b3c023" officeooo:paragraph-rsid="01b3c023"/>
    </style:style>
    <style:style style:name="P290" style:family="paragraph" style:parent-style-name="Text_20_body">
      <style:text-properties officeooo:rsid="01b760a0" officeooo:paragraph-rsid="01b760a0"/>
    </style:style>
    <style:style style:name="P291" style:family="paragraph" style:parent-style-name="Text_20_body">
      <style:text-properties officeooo:rsid="01b89d00" officeooo:paragraph-rsid="01b89d00"/>
    </style:style>
    <style:style style:name="P292" style:family="paragraph" style:parent-style-name="Text_20_body">
      <style:text-properties officeooo:rsid="01b89d00" officeooo:paragraph-rsid="01bc89dd"/>
    </style:style>
    <style:style style:name="P293" style:family="paragraph" style:parent-style-name="Text_20_body">
      <style:text-properties officeooo:rsid="01bb0e95" officeooo:paragraph-rsid="01bb0e95"/>
    </style:style>
    <style:style style:name="P294" style:family="paragraph" style:parent-style-name="Text_20_body">
      <style:text-properties officeooo:rsid="01bde93c" officeooo:paragraph-rsid="01bde93c"/>
    </style:style>
    <style:style style:name="P295" style:family="paragraph" style:parent-style-name="Text_20_body">
      <style:text-properties officeooo:rsid="01bf9233" officeooo:paragraph-rsid="01bf9233"/>
    </style:style>
    <style:style style:name="P296" style:family="paragraph" style:parent-style-name="Text_20_body">
      <style:text-properties officeooo:rsid="01c025f5" officeooo:paragraph-rsid="01c025f5"/>
    </style:style>
    <style:style style:name="P297" style:family="paragraph" style:parent-style-name="Text_20_body">
      <style:text-properties officeooo:rsid="01c09279" officeooo:paragraph-rsid="01c09279"/>
    </style:style>
    <style:style style:name="P298" style:family="paragraph" style:parent-style-name="Text_20_body">
      <style:text-properties officeooo:rsid="01c1f016" officeooo:paragraph-rsid="01c1f016"/>
    </style:style>
    <style:style style:name="P299" style:family="paragraph" style:parent-style-name="Text_20_body">
      <style:text-properties officeooo:rsid="01c32206" officeooo:paragraph-rsid="01c32206"/>
    </style:style>
    <style:style style:name="P300" style:family="paragraph" style:parent-style-name="Text_20_body">
      <style:text-properties officeooo:rsid="01c37a84" officeooo:paragraph-rsid="01c37a84"/>
    </style:style>
    <style:style style:name="P301" style:family="paragraph" style:parent-style-name="Text_20_body">
      <style:text-properties officeooo:rsid="01c37a84" officeooo:paragraph-rsid="01c55e1e"/>
    </style:style>
    <style:style style:name="P302" style:family="paragraph" style:parent-style-name="Text_20_body">
      <style:text-properties officeooo:rsid="01c55e1e" officeooo:paragraph-rsid="01c55e1e"/>
    </style:style>
    <style:style style:name="P303" style:family="paragraph" style:parent-style-name="Text_20_body">
      <style:text-properties officeooo:rsid="01c82d3a" officeooo:paragraph-rsid="01c82d3a"/>
    </style:style>
    <style:style style:name="P304" style:family="paragraph" style:parent-style-name="Text_20_body">
      <style:text-properties officeooo:rsid="01c86cda" officeooo:paragraph-rsid="01c86cda"/>
    </style:style>
    <style:style style:name="P305" style:family="paragraph" style:parent-style-name="Text_20_body">
      <style:text-properties officeooo:rsid="01ca2397" officeooo:paragraph-rsid="01ca2397"/>
    </style:style>
    <style:style style:name="P306" style:family="paragraph" style:parent-style-name="Text_20_body">
      <style:text-properties officeooo:rsid="01ced3c1" officeooo:paragraph-rsid="01ced3c1"/>
    </style:style>
    <style:style style:name="P307" style:family="paragraph" style:parent-style-name="Text_20_body">
      <style:text-properties officeooo:rsid="01d0cc04" officeooo:paragraph-rsid="01d0cc04"/>
    </style:style>
    <style:style style:name="P308" style:family="paragraph" style:parent-style-name="Preformatted_20_Text">
      <style:text-properties officeooo:rsid="000b5457" officeooo:paragraph-rsid="000b5457"/>
    </style:style>
    <style:style style:name="P309" style:family="paragraph" style:parent-style-name="Preformatted_20_Text">
      <style:text-properties officeooo:rsid="004d6e53" officeooo:paragraph-rsid="004d6e53"/>
    </style:style>
    <style:style style:name="P310" style:family="paragraph" style:parent-style-name="Preformatted_20_Text">
      <style:text-properties fo:color="#000080" loext:opacity="100%" officeooo:rsid="0167b1c2" officeooo:paragraph-rsid="0167b1c2"/>
    </style:style>
    <style:style style:name="P311" style:family="paragraph" style:parent-style-name="Preformatted_20_Text">
      <style:paragraph-properties fo:margin-left="0cm" fo:margin-right="0cm" fo:margin-top="0cm" fo:margin-bottom="0cm" style:contextual-spacing="false" fo:text-indent="0cm" style:auto-text-indent="false"/>
    </style:style>
    <style:style style:name="P312" style:family="paragraph" style:parent-style-name="Preformatted_20_Text">
      <style:paragraph-properties fo:margin-left="0cm" fo:margin-right="0cm" fo:margin-top="0cm" fo:margin-bottom="0.499cm" style:contextual-spacing="false" fo:text-indent="0cm" style:auto-text-indent="false"/>
    </style:style>
    <style:style style:name="P313" style:family="paragraph" style:parent-style-name="КОД">
      <style:text-properties fo:color="#800080" loext:opacity="100%"/>
    </style:style>
    <style:style style:name="P314" style:family="paragraph" style:parent-style-name="КОД">
      <style:text-properties officeooo:paragraph-rsid="002bc303"/>
    </style:style>
    <style:style style:name="P315" style:family="paragraph" style:parent-style-name="КОД">
      <style:text-properties officeooo:paragraph-rsid="003184db"/>
    </style:style>
    <style:style style:name="P316" style:family="paragraph" style:parent-style-name="КОД">
      <style:text-properties officeooo:paragraph-rsid="00349ee5"/>
    </style:style>
    <style:style style:name="P317" style:family="paragraph" style:parent-style-name="КОД">
      <style:text-properties officeooo:paragraph-rsid="00363961"/>
    </style:style>
    <style:style style:name="P318" style:family="paragraph" style:parent-style-name="КОД">
      <style:text-properties officeooo:paragraph-rsid="00468d96"/>
    </style:style>
    <style:style style:name="P319" style:family="paragraph" style:parent-style-name="КОД">
      <style:text-properties officeooo:rsid="004d6e53" officeooo:paragraph-rsid="004d6e53"/>
    </style:style>
    <style:style style:name="P320" style:family="paragraph" style:parent-style-name="КОД">
      <style:text-properties officeooo:paragraph-rsid="00524be4"/>
    </style:style>
    <style:style style:name="P321" style:family="paragraph" style:parent-style-name="КОД">
      <style:text-properties officeooo:paragraph-rsid="00602b7b"/>
    </style:style>
    <style:style style:name="P322" style:family="paragraph" style:parent-style-name="КОД">
      <style:text-properties officeooo:rsid="00602b7b" officeooo:paragraph-rsid="00602b7b"/>
    </style:style>
    <style:style style:name="P323" style:family="paragraph" style:parent-style-name="КОД">
      <style:text-properties officeooo:rsid="00748fac" officeooo:paragraph-rsid="00748fac"/>
    </style:style>
    <style:style style:name="P324" style:family="paragraph" style:parent-style-name="КОД">
      <style:text-properties officeooo:rsid="00748fac" officeooo:paragraph-rsid="0075b793"/>
    </style:style>
    <style:style style:name="P325" style:family="paragraph" style:parent-style-name="КОД">
      <style:text-properties officeooo:paragraph-rsid="0075b793"/>
    </style:style>
    <style:style style:name="P326" style:family="paragraph" style:parent-style-name="КОД">
      <style:text-properties officeooo:rsid="0075b793" officeooo:paragraph-rsid="0075b793"/>
    </style:style>
    <style:style style:name="P327" style:family="paragraph" style:parent-style-name="КОД">
      <style:text-properties officeooo:rsid="0079b443" officeooo:paragraph-rsid="0079b443"/>
    </style:style>
    <style:style style:name="P328" style:family="paragraph" style:parent-style-name="КОД">
      <style:text-properties officeooo:rsid="007aef50" officeooo:paragraph-rsid="007aef50"/>
    </style:style>
    <style:style style:name="P329" style:family="paragraph" style:parent-style-name="КОД">
      <style:text-properties officeooo:paragraph-rsid="007aef50"/>
    </style:style>
    <style:style style:name="P330" style:family="paragraph" style:parent-style-name="КОД">
      <style:text-properties officeooo:paragraph-rsid="0094a2e4"/>
    </style:style>
    <style:style style:name="P331" style:family="paragraph" style:parent-style-name="КОД">
      <style:text-properties officeooo:paragraph-rsid="00a8bcd1"/>
    </style:style>
    <style:style style:name="P332" style:family="paragraph" style:parent-style-name="КОД">
      <style:text-properties officeooo:rsid="00cbf136" officeooo:paragraph-rsid="00ccb7b3"/>
    </style:style>
    <style:style style:name="P333" style:family="paragraph" style:parent-style-name="КОД">
      <style:text-properties officeooo:rsid="00cbf136" officeooo:paragraph-rsid="01c55e1e"/>
    </style:style>
    <style:style style:name="P334" style:family="paragraph" style:parent-style-name="КОД">
      <style:text-properties officeooo:paragraph-rsid="00d3f3f4"/>
    </style:style>
    <style:style style:name="P335" style:family="paragraph" style:parent-style-name="КОД">
      <style:text-properties officeooo:paragraph-rsid="00e2a29d"/>
    </style:style>
    <style:style style:name="P336" style:family="paragraph" style:parent-style-name="КОД">
      <style:text-properties officeooo:paragraph-rsid="00e480f9"/>
    </style:style>
    <style:style style:name="P337" style:family="paragraph" style:parent-style-name="КОД">
      <style:text-properties officeooo:paragraph-rsid="00fb5236"/>
    </style:style>
    <style:style style:name="P338" style:family="paragraph" style:parent-style-name="КОД">
      <style:text-properties officeooo:paragraph-rsid="0104660e"/>
    </style:style>
    <style:style style:name="P339" style:family="paragraph" style:parent-style-name="КОД">
      <style:text-properties officeooo:paragraph-rsid="0104e805"/>
    </style:style>
    <style:style style:name="P340" style:family="paragraph" style:parent-style-name="КОД">
      <style:text-properties fo:color="#092e64" loext:opacity="100%"/>
    </style:style>
    <style:style style:name="P341" style:family="paragraph" style:parent-style-name="КОД">
      <style:text-properties fo:color="#00677c" loext:opacity="100%" fo:font-weight="bold" officeooo:paragraph-rsid="00fbb5fb"/>
    </style:style>
    <style:style style:name="P342" style:family="paragraph" style:parent-style-name="КОД">
      <style:text-properties officeooo:paragraph-rsid="01203d19"/>
    </style:style>
    <style:style style:name="P343" style:family="paragraph" style:parent-style-name="КОД">
      <style:text-properties officeooo:paragraph-rsid="012191aa"/>
    </style:style>
    <style:style style:name="P344" style:family="paragraph" style:parent-style-name="КОД">
      <style:text-properties fo:color="#008000" loext:opacity="100%" officeooo:paragraph-rsid="012191aa"/>
    </style:style>
    <style:style style:name="P345" style:family="paragraph" style:parent-style-name="КОД">
      <style:text-properties officeooo:paragraph-rsid="012d2c31"/>
    </style:style>
    <style:style style:name="P346" style:family="paragraph" style:parent-style-name="КОД">
      <style:text-properties officeooo:rsid="0133eb17" officeooo:paragraph-rsid="0133eb17"/>
    </style:style>
    <style:style style:name="P347" style:family="paragraph" style:parent-style-name="КОД">
      <style:text-properties officeooo:rsid="0133eb17" officeooo:paragraph-rsid="0137048b"/>
    </style:style>
    <style:style style:name="P348" style:family="paragraph" style:parent-style-name="КОД">
      <style:text-properties officeooo:rsid="01358e8d" officeooo:paragraph-rsid="01358e8d"/>
    </style:style>
    <style:style style:name="P349" style:family="paragraph" style:parent-style-name="КОД">
      <style:text-properties officeooo:rsid="01358e8d" officeooo:paragraph-rsid="0137048b"/>
    </style:style>
    <style:style style:name="P350" style:family="paragraph" style:parent-style-name="КОД">
      <style:text-properties officeooo:paragraph-rsid="0137048b"/>
    </style:style>
    <style:style style:name="P351" style:family="paragraph" style:parent-style-name="КОД">
      <style:text-properties officeooo:paragraph-rsid="0146acfd"/>
    </style:style>
    <style:style style:name="P352" style:family="paragraph" style:parent-style-name="КОД">
      <style:text-properties style:font-name="Courier New" fo:font-size="10pt" fo:language="zxx" fo:country="none" officeooo:rsid="015c6b52" officeooo:paragraph-rsid="015de0b9"/>
    </style:style>
    <style:style style:name="P353" style:family="paragraph" style:parent-style-name="КОД">
      <style:text-properties style:font-name="Courier New" fo:font-size="10pt" fo:language="zxx" fo:country="none" officeooo:rsid="015c6b52" officeooo:paragraph-rsid="015c6b52"/>
    </style:style>
    <style:style style:name="P354" style:family="paragraph" style:parent-style-name="КОД">
      <style:text-properties officeooo:rsid="01602fad" officeooo:paragraph-rsid="01602fad"/>
    </style:style>
    <style:style style:name="P355" style:family="paragraph" style:parent-style-name="КОД">
      <style:text-properties officeooo:rsid="01602fad" officeooo:paragraph-rsid="0162b6f8"/>
    </style:style>
    <style:style style:name="P356" style:family="paragraph" style:parent-style-name="КОД">
      <style:text-properties officeooo:rsid="01602fad" officeooo:paragraph-rsid="0168ed11"/>
    </style:style>
    <style:style style:name="P357" style:family="paragraph" style:parent-style-name="КОД">
      <style:text-properties officeooo:rsid="016096f4" officeooo:paragraph-rsid="016096f4"/>
    </style:style>
    <style:style style:name="P358" style:family="paragraph" style:parent-style-name="КОД">
      <style:text-properties officeooo:rsid="01619828" officeooo:paragraph-rsid="0166c09f"/>
    </style:style>
    <style:style style:name="P359" style:family="paragraph" style:parent-style-name="КОД">
      <style:text-properties officeooo:rsid="0168ed11" officeooo:paragraph-rsid="0168ed11"/>
    </style:style>
    <style:style style:name="P360" style:family="paragraph" style:parent-style-name="КОД">
      <style:text-properties officeooo:rsid="0168ed11" officeooo:paragraph-rsid="01697a62"/>
    </style:style>
    <style:style style:name="P361" style:family="paragraph" style:parent-style-name="КОД">
      <style:text-properties officeooo:rsid="016a3199" officeooo:paragraph-rsid="016a3199"/>
    </style:style>
    <style:style style:name="P362" style:family="paragraph" style:parent-style-name="КОД">
      <style:text-properties officeooo:paragraph-rsid="017b8e57"/>
    </style:style>
    <style:style style:name="P363" style:family="paragraph" style:parent-style-name="КОД">
      <style:text-properties officeooo:paragraph-rsid="01858953"/>
    </style:style>
    <style:style style:name="P364" style:family="paragraph" style:parent-style-name="КОД">
      <style:text-properties officeooo:paragraph-rsid="0191cde6"/>
    </style:style>
    <style:style style:name="P365" style:family="paragraph" style:parent-style-name="КОД">
      <style:text-properties fo:font-weight="bold" style:font-weight-asian="bold" style:font-weight-complex="bold"/>
    </style:style>
    <style:style style:name="P366" style:family="paragraph" style:parent-style-name="КОД">
      <style:text-properties fo:font-weight="bold" officeooo:rsid="01c37a84" officeooo:paragraph-rsid="01c37a84" style:font-weight-asian="bold" style:font-weight-complex="bold"/>
    </style:style>
    <style:style style:name="P367" style:family="paragraph" style:parent-style-name="КОД">
      <style:text-properties fo:font-weight="bold" officeooo:paragraph-rsid="01c82d3a" style:font-weight-asian="bold" style:font-weight-complex="bold"/>
    </style:style>
    <style:style style:name="P368" style:family="paragraph" style:parent-style-name="КОД">
      <style:text-properties fo:font-weight="bold" officeooo:paragraph-rsid="01cc1761" style:font-weight-asian="bold" style:font-weight-complex="bold"/>
    </style:style>
    <style:style style:name="P369" style:family="paragraph" style:parent-style-name="КОД">
      <style:text-properties fo:font-weight="normal" style:font-weight-asian="normal" style:font-weight-complex="normal"/>
    </style:style>
    <style:style style:name="P370" style:family="paragraph" style:parent-style-name="КОД">
      <style:text-properties officeooo:rsid="01c37a84" officeooo:paragraph-rsid="01c37a84"/>
    </style:style>
    <style:style style:name="P371" style:family="paragraph" style:parent-style-name="КОД">
      <style:text-properties officeooo:paragraph-rsid="01c37a84"/>
    </style:style>
    <style:style style:name="P372" style:family="paragraph" style:parent-style-name="КОД">
      <style:text-properties officeooo:paragraph-rsid="01c55e1e"/>
    </style:style>
    <style:style style:name="P373" style:family="paragraph" style:parent-style-name="КОД">
      <style:text-properties officeooo:rsid="01c55e1e" officeooo:paragraph-rsid="01c55e1e"/>
    </style:style>
    <style:style style:name="P374" style:family="paragraph" style:parent-style-name="КОД">
      <style:text-properties officeooo:rsid="01c55e1e" officeooo:paragraph-rsid="01c6ffc8"/>
    </style:style>
    <style:style style:name="P375" style:family="paragraph" style:parent-style-name="КОД">
      <style:text-properties officeooo:rsid="01c6ffc8" officeooo:paragraph-rsid="01c6ffc8"/>
    </style:style>
    <style:style style:name="P376" style:family="paragraph" style:parent-style-name="КОД">
      <style:text-properties officeooo:rsid="01c82d3a" officeooo:paragraph-rsid="01c82d3a"/>
    </style:style>
    <style:style style:name="P377" style:family="paragraph" style:parent-style-name="КОД">
      <style:text-properties officeooo:paragraph-rsid="01c82d3a"/>
    </style:style>
    <style:style style:name="P378" style:family="paragraph" style:parent-style-name="КОД">
      <style:text-properties officeooo:paragraph-rsid="01cc1761"/>
    </style:style>
    <style:style style:name="P379" style:family="paragraph" style:parent-style-name="КОД">
      <style:text-properties officeooo:rsid="01cc7618" officeooo:paragraph-rsid="01cc7618"/>
    </style:style>
    <style:style style:name="P380" style:family="paragraph" style:parent-style-name="ВЫВОД">
      <style:text-properties officeooo:rsid="0060ecb5" officeooo:paragraph-rsid="0060ecb5"/>
    </style:style>
    <style:style style:name="P381" style:family="paragraph" style:parent-style-name="ВЫВОД">
      <style:text-properties officeooo:paragraph-rsid="0060ecb5"/>
    </style:style>
    <style:style style:name="P382" style:family="paragraph" style:parent-style-name="ВЫВОД">
      <style:text-properties officeooo:rsid="00eb5de5"/>
    </style:style>
    <style:style style:name="P383" style:family="paragraph" style:parent-style-name="ВЫВОД">
      <style:text-properties officeooo:rsid="00fad263"/>
    </style:style>
    <style:style style:name="P384" style:family="paragraph" style:parent-style-name="ВЫВОД">
      <style:text-properties officeooo:paragraph-rsid="0146acfd"/>
    </style:style>
    <style:style style:name="P385" style:family="paragraph" style:parent-style-name="ВЫВОД">
      <style:text-properties officeooo:rsid="0133eb17" officeooo:paragraph-rsid="01521c39"/>
    </style:style>
    <style:style style:name="P386" style:family="paragraph" style:parent-style-name="Standard">
      <style:text-properties officeooo:rsid="00babe20" officeooo:paragraph-rsid="00babe20"/>
    </style:style>
    <style:style style:name="P387" style:family="paragraph" style:parent-style-name="Standard">
      <style:paragraph-properties fo:text-align="start" style:justify-single-word="false">
        <style:tab-stops/>
      </style:paragraph-properties>
    </style:style>
    <style:style style:name="P388" style:family="paragraph" style:parent-style-name="Standard">
      <style:paragraph-properties fo:text-align="end" style:justify-single-word="false">
        <style:tab-stops/>
      </style:paragraph-properties>
    </style:style>
    <style:style style:name="P389" style:family="paragraph" style:parent-style-name="Standard">
      <style:text-properties officeooo:rsid="01902445" officeooo:paragraph-rsid="01902445"/>
    </style:style>
    <style:style style:name="P390" style:family="paragraph" style:parent-style-name="Standard">
      <style:text-properties officeooo:paragraph-rsid="01aa7521"/>
    </style:style>
    <style:style style:name="P391" style:family="paragraph" style:parent-style-name="Standard">
      <style:text-properties officeooo:rsid="01c09279" officeooo:paragraph-rsid="01c09279"/>
    </style:style>
    <style:style style:name="P392" style:family="paragraph" style:parent-style-name="Standard">
      <style:text-properties officeooo:rsid="01c1f016" officeooo:paragraph-rsid="01c1f016"/>
    </style:style>
    <style:style style:name="P393" style:family="paragraph" style:parent-style-name="Table_20_Contents">
      <style:text-properties officeooo:rsid="00ba74f0" officeooo:paragraph-rsid="00ba74f0"/>
    </style:style>
    <style:style style:name="P394" style:family="paragraph" style:parent-style-name="Table_20_Contents">
      <style:text-properties officeooo:rsid="00ba74f0" officeooo:paragraph-rsid="00babe20"/>
    </style:style>
    <style:style style:name="P395"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396" style:family="paragraph" style:parent-style-name="Table_20_Contents">
      <style:text-properties officeooo:rsid="00babe20" officeooo:paragraph-rsid="00babe20"/>
    </style:style>
    <style:style style:name="P397" style:family="paragraph" style:parent-style-name="Table_20_Contents">
      <style:text-properties officeooo:rsid="010e8e09" officeooo:paragraph-rsid="010e8e09"/>
    </style:style>
    <style:style style:name="P398" style:family="paragraph" style:parent-style-name="Table_20_Contents">
      <style:text-properties officeooo:rsid="010fea21" officeooo:paragraph-rsid="010fea21"/>
    </style:style>
    <style:style style:name="P399" style:family="paragraph" style:parent-style-name="Table_20_Contents">
      <style:text-properties officeooo:rsid="0114004c" officeooo:paragraph-rsid="0114004c"/>
    </style:style>
    <style:style style:name="P400" style:family="paragraph" style:parent-style-name="Table_20_Contents">
      <style:text-properties officeooo:rsid="011e495c" officeooo:paragraph-rsid="011e495c"/>
    </style:style>
    <style:style style:name="P401" style:family="paragraph" style:parent-style-name="Table_20_Contents">
      <style:text-properties officeooo:rsid="012322f0" officeooo:paragraph-rsid="012322f0"/>
    </style:style>
    <style:style style:name="P402" style:family="paragraph" style:parent-style-name="Table_20_Contents">
      <style:text-properties officeooo:rsid="012ff0b8" officeooo:paragraph-rsid="012ff0b8"/>
    </style:style>
    <style:style style:name="P403" style:family="paragraph" style:parent-style-name="Table_20_Contents">
      <style:text-properties officeooo:rsid="0137048b" officeooo:paragraph-rsid="0137048b"/>
    </style:style>
    <style:style style:name="P404" style:family="paragraph" style:parent-style-name="Table_20_Contents">
      <style:text-properties officeooo:rsid="0137048b" officeooo:paragraph-rsid="0146acfd"/>
    </style:style>
    <style:style style:name="P405" style:family="paragraph" style:parent-style-name="Table_20_Contents">
      <style:text-properties officeooo:rsid="01521c39" officeooo:paragraph-rsid="01521c39"/>
    </style:style>
    <style:style style:name="P406" style:family="paragraph" style:parent-style-name="Table_20_Contents">
      <style:text-properties officeooo:rsid="01759a01" officeooo:paragraph-rsid="01759a01"/>
    </style:style>
    <style:style style:name="P407" style:family="paragraph" style:parent-style-name="Table_20_Contents">
      <style:text-properties officeooo:rsid="01759a01" officeooo:paragraph-rsid="0175c310"/>
    </style:style>
    <style:style style:name="P408" style:family="paragraph" style:parent-style-name="Table_20_Contents">
      <style:text-properties officeooo:rsid="01759a01" officeooo:paragraph-rsid="01aa7521"/>
    </style:style>
    <style:style style:name="P409" style:family="paragraph" style:parent-style-name="Table_20_Contents">
      <style:text-properties officeooo:rsid="0175c310" officeooo:paragraph-rsid="0175c310"/>
    </style:style>
    <style:style style:name="P410" style:family="paragraph" style:parent-style-name="Table_20_Contents">
      <style:text-properties officeooo:rsid="0175c310" officeooo:paragraph-rsid="01aa7521"/>
    </style:style>
    <style:style style:name="P411" style:family="paragraph" style:parent-style-name="Table_20_Contents">
      <style:text-properties officeooo:paragraph-rsid="01aa7521"/>
    </style:style>
    <style:style style:name="P412" style:family="paragraph" style:parent-style-name="Table_20_Contents">
      <style:text-properties officeooo:rsid="01aa7521" officeooo:paragraph-rsid="01aa7521"/>
    </style:style>
    <style:style style:name="P413" style:family="paragraph" style:parent-style-name="Horizontal_20_Line">
      <style:text-properties officeooo:paragraph-rsid="017b8e57"/>
    </style:style>
    <style:style style:name="P414" style:family="paragraph" style:parent-style-name="Heading_20_2">
      <style:text-properties officeooo:rsid="000b9d21" officeooo:paragraph-rsid="000b9d21"/>
    </style:style>
    <style:style style:name="P415" style:family="paragraph" style:parent-style-name="Heading_20_2">
      <style:text-properties officeooo:rsid="000b5457" officeooo:paragraph-rsid="000c9818"/>
    </style:style>
    <style:style style:name="P416" style:family="paragraph" style:parent-style-name="Heading_20_2">
      <style:text-properties officeooo:rsid="0013a7a4" officeooo:paragraph-rsid="0013a7a4"/>
    </style:style>
    <style:style style:name="P417" style:family="paragraph" style:parent-style-name="Heading_20_2">
      <style:text-properties officeooo:rsid="00cbf136" officeooo:paragraph-rsid="00cbf136"/>
    </style:style>
    <style:style style:name="P418" style:family="paragraph" style:parent-style-name="Heading_20_2">
      <style:text-properties officeooo:paragraph-rsid="00cbf136"/>
    </style:style>
    <style:style style:name="P419" style:family="paragraph" style:parent-style-name="Heading_20_2">
      <style:paragraph-properties fo:break-before="page"/>
    </style:style>
    <style:style style:name="P420" style:family="paragraph" style:parent-style-name="Standard">
      <style:text-properties officeooo:paragraph-rsid="01da3280"/>
    </style:style>
    <style:style style:name="P421" style:family="paragraph" style:parent-style-name="Standard">
      <style:text-properties officeooo:rsid="01dbd73c" officeooo:paragraph-rsid="01dbd73c"/>
    </style:style>
    <style:style style:name="P422" style:family="paragraph" style:parent-style-name="Standard">
      <style:text-properties officeooo:rsid="01dc5ae9" officeooo:paragraph-rsid="01dc5ae9"/>
    </style:style>
    <style:style style:name="P423" style:family="paragraph" style:parent-style-name="Standard">
      <style:text-properties officeooo:rsid="01de99b0" officeooo:paragraph-rsid="01de99b0"/>
    </style:style>
    <style:style style:name="P424" style:family="paragraph" style:parent-style-name="Standard">
      <style:text-properties officeooo:rsid="01df38dd" officeooo:paragraph-rsid="01df38dd"/>
    </style:style>
    <style:style style:name="P425" style:family="paragraph" style:parent-style-name="Text_20_body" style:list-style-name="L1">
      <style:text-properties officeooo:rsid="000a6401" officeooo:paragraph-rsid="000a6401"/>
    </style:style>
    <style:style style:name="P426" style:family="paragraph" style:parent-style-name="Text_20_body" style:list-style-name="L2">
      <style:text-properties officeooo:paragraph-rsid="00246c99"/>
    </style:style>
    <style:style style:name="P427" style:family="paragraph" style:parent-style-name="Text_20_body" style:list-style-name="L3">
      <style:text-properties officeooo:rsid="009ab8ff" officeooo:paragraph-rsid="00a212fb"/>
    </style:style>
    <style:style style:name="P428" style:family="paragraph" style:parent-style-name="Text_20_body" style:list-style-name="L3">
      <style:text-properties officeooo:rsid="009ab8ff" officeooo:paragraph-rsid="009ab8ff"/>
    </style:style>
    <style:style style:name="P429" style:family="paragraph" style:parent-style-name="Text_20_body" style:list-style-name="L3">
      <style:text-properties officeooo:rsid="009c35b0" officeooo:paragraph-rsid="009c35b0"/>
    </style:style>
    <style:style style:name="P430" style:family="paragraph" style:parent-style-name="Text_20_body" style:list-style-name="L4">
      <style:text-properties officeooo:rsid="012322f0" officeooo:paragraph-rsid="012322f0"/>
    </style:style>
    <style:style style:name="P431" style:family="paragraph" style:parent-style-name="Text_20_body" style:list-style-name="L5">
      <style:text-properties officeooo:rsid="0162b6f8" officeooo:paragraph-rsid="0162b6f8"/>
    </style:style>
    <style:style style:name="P432" style:family="paragraph" style:parent-style-name="Text_20_body" style:list-style-name="L5">
      <style:text-properties officeooo:rsid="01641739" officeooo:paragraph-rsid="01641739"/>
    </style:style>
    <style:style style:name="P433" style:family="paragraph" style:parent-style-name="Text_20_body" style:list-style-name="L5">
      <style:text-properties officeooo:rsid="01650385" officeooo:paragraph-rsid="01650385"/>
    </style:style>
    <style:style style:name="P434" style:family="paragraph" style:parent-style-name="Text_20_body">
      <style:text-properties officeooo:rsid="01d15000" officeooo:paragraph-rsid="01d15000"/>
    </style:style>
    <style:style style:name="P435" style:family="paragraph" style:parent-style-name="Text_20_body">
      <style:text-properties officeooo:rsid="01d2488e" officeooo:paragraph-rsid="01d2488e"/>
    </style:style>
    <style:style style:name="P436" style:family="paragraph" style:parent-style-name="Text_20_body">
      <style:text-properties officeooo:rsid="01d3fc36" officeooo:paragraph-rsid="01d638c7"/>
    </style:style>
    <style:style style:name="P437" style:family="paragraph" style:parent-style-name="Text_20_body">
      <style:text-properties officeooo:rsid="01d0cc04" officeooo:paragraph-rsid="01d0cc04"/>
    </style:style>
    <style:style style:name="P438" style:family="paragraph" style:parent-style-name="Text_20_body">
      <style:text-properties officeooo:rsid="01d7b222" officeooo:paragraph-rsid="01d7b222"/>
    </style:style>
    <style:style style:name="P439" style:family="paragraph" style:parent-style-name="Text_20_body">
      <style:text-properties officeooo:rsid="01d827f2" officeooo:paragraph-rsid="01d827f2"/>
    </style:style>
    <style:style style:name="P440" style:family="paragraph" style:parent-style-name="Text_20_body">
      <style:text-properties officeooo:rsid="01d89631" officeooo:paragraph-rsid="01d89631"/>
    </style:style>
    <style:style style:name="P441" style:family="paragraph" style:parent-style-name="Text_20_body">
      <style:text-properties officeooo:rsid="01da3280" officeooo:paragraph-rsid="01da3280"/>
    </style:style>
    <style:style style:name="P442" style:family="paragraph" style:parent-style-name="Text_20_body">
      <style:text-properties officeooo:paragraph-rsid="01da3280"/>
    </style:style>
    <style:style style:name="P443" style:family="paragraph" style:parent-style-name="Text_20_body">
      <style:text-properties officeooo:rsid="01e2382e" officeooo:paragraph-rsid="01e2382e"/>
    </style:style>
    <style:style style:name="P444" style:family="paragraph" style:parent-style-name="Text_20_body">
      <style:text-properties officeooo:rsid="01e42adf" officeooo:paragraph-rsid="01e42adf"/>
    </style:style>
    <style:style style:name="P445" style:family="paragraph" style:parent-style-name="КОД">
      <style:text-properties fo:language="zxx" fo:country="none"/>
    </style:style>
    <style:style style:name="P446" style:family="paragraph" style:parent-style-name="КОД">
      <style:text-properties style:font-name="Courier New" fo:font-size="10pt" fo:language="zxx" fo:country="none" fo:font-weight="bold" officeooo:rsid="01c37a84" officeooo:paragraph-rsid="01cc1761" style:font-weight-asian="bold" style:font-weight-complex="bold"/>
    </style:style>
    <style:style style:name="P447" style:family="paragraph" style:parent-style-name="КОД">
      <style:text-properties style:font-name="Courier New" fo:font-size="10pt" fo:language="zxx" fo:country="none" officeooo:rsid="01da3280" officeooo:paragraph-rsid="01da3280"/>
    </style:style>
    <style:style style:name="P448" style:family="paragraph" style:parent-style-name="КОД">
      <style:text-properties fo:color="#008000" loext:opacity="100%"/>
    </style:style>
    <style:style style:name="P449" style:family="paragraph" style:parent-style-name="КОД">
      <style:text-properties officeooo:rsid="01d3fc36" officeooo:paragraph-rsid="01d3fc36"/>
    </style:style>
    <style:style style:name="P450" style:family="paragraph" style:parent-style-name="КОД">
      <style:text-properties officeooo:rsid="00cbf136" officeooo:paragraph-rsid="01da3280"/>
    </style:style>
    <style:style style:name="P451" style:family="paragraph" style:parent-style-name="КОД">
      <style:text-properties officeooo:rsid="01c6ffc8" officeooo:paragraph-rsid="01da3280"/>
    </style:style>
    <style:style style:name="P452" style:family="paragraph" style:parent-style-name="КОД">
      <style:text-properties officeooo:rsid="01cc7618" officeooo:paragraph-rsid="01da3280"/>
    </style:style>
    <style:style style:name="P453" style:family="paragraph" style:parent-style-name="КОД">
      <style:text-properties officeooo:paragraph-rsid="01da3280"/>
    </style:style>
    <style:style style:name="P454" style:family="paragraph" style:parent-style-name="КОД">
      <style:text-properties officeooo:rsid="01da3280" officeooo:paragraph-rsid="01da3280"/>
    </style:style>
    <style:style style:name="P455" style:family="paragraph" style:parent-style-name="КОД">
      <style:text-properties officeooo:paragraph-rsid="01dbd73c"/>
    </style:style>
    <style:style style:name="P456" style:family="paragraph" style:parent-style-name="КОД">
      <style:text-properties officeooo:paragraph-rsid="01e42adf"/>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officeooo:rsid="018b8ba3"/>
    </style:style>
    <style:style style:name="T13" style:family="text">
      <style:text-properties fo:color="#c0c0c0" loext:opacity="100%" officeooo:rsid="01d89631"/>
    </style:style>
    <style:style style:name="T14" style:family="text">
      <style:text-properties fo:color="#092e64" loext:opacity="100%"/>
    </style:style>
    <style:style style:name="T15" style:family="text">
      <style:text-properties fo:color="#092e64" loext:opacity="100%" officeooo:rsid="0029e059"/>
    </style:style>
    <style:style style:name="T16" style:family="text">
      <style:text-properties fo:color="#092e64" loext:opacity="100%" fo:font-style="italic"/>
    </style:style>
    <style:style style:name="T17" style:family="text">
      <style:text-properties fo:color="#092e64" loext:opacity="100%" style:font-name="Courier New" fo:font-size="10pt" fo:language="zxx" fo:country="none" officeooo:rsid="01203d19"/>
    </style:style>
    <style:style style:name="T18" style:family="text">
      <style:text-properties fo:color="#092e64" loext:opacity="100%" fo:font-weight="bold" style:font-weight-asian="bold" style:font-weight-complex="bold"/>
    </style:style>
    <style:style style:name="T19" style:family="text">
      <style:text-properties fo:color="#00677c" loext:opacity="100%"/>
    </style:style>
    <style:style style:name="T20" style:family="text">
      <style:text-properties fo:color="#00677c" loext:opacity="100%" fo:font-weight="bold"/>
    </style:style>
    <style:style style:name="T21" style:family="text">
      <style:text-properties fo:color="#00677c" loext:opacity="100%" fo:font-style="italic"/>
    </style:style>
    <style:style style:name="T22" style:family="text">
      <style:text-properties fo:color="#00677c" loext:opacity="100%" fo:font-style="italic" fo:font-weight="bold"/>
    </style:style>
    <style:style style:name="T23" style:family="text">
      <style:text-properties fo:color="#00677c" loext:opacity="100%" officeooo:rsid="00404393"/>
    </style:style>
    <style:style style:name="T24" style:family="text">
      <style:text-properties fo:color="#00677c" loext:opacity="100%" officeooo:rsid="01d89631"/>
    </style:style>
    <style:style style:name="T25" style:family="text">
      <style:text-properties fo:color="#008000" loext:opacity="100%"/>
    </style:style>
    <style:style style:name="T26" style:family="text">
      <style:text-properties fo:color="#008000" loext:opacity="100%" officeooo:rsid="003184db"/>
    </style:style>
    <style:style style:name="T27" style:family="text">
      <style:text-properties fo:color="#008000" loext:opacity="100%" officeooo:rsid="00363961"/>
    </style:style>
    <style:style style:name="T28" style:family="text">
      <style:text-properties fo:color="#008000" loext:opacity="100%" officeooo:rsid="00524be4"/>
    </style:style>
    <style:style style:name="T29" style:family="text">
      <style:text-properties fo:color="#008000" loext:opacity="100%" officeooo:rsid="0063fe4a"/>
    </style:style>
    <style:style style:name="T30" style:family="text">
      <style:text-properties fo:color="#008000" loext:opacity="100%" style:font-name="Courier New" fo:font-size="10pt" fo:language="zxx" fo:country="none" officeooo:rsid="00eebdd5"/>
    </style:style>
    <style:style style:name="T31" style:family="text">
      <style:text-properties fo:color="#008000" loext:opacity="100%" officeooo:rsid="01df38dd"/>
    </style:style>
    <style:style style:name="T32" style:family="text">
      <style:text-properties fo:color="#000080" loext:opacity="100%"/>
    </style:style>
    <style:style style:name="T33" style:family="text">
      <style:text-properties fo:color="#000080" loext:opacity="100%" officeooo:rsid="0138c55d"/>
    </style:style>
    <style:style style:name="T34" style:family="text">
      <style:text-properties fo:color="#0000ff" loext:opacity="100%"/>
    </style:style>
    <style:style style:name="T35" style:family="text">
      <style:text-properties fo:color="#808000" loext:opacity="100%"/>
    </style:style>
    <style:style style:name="T36" style:family="text">
      <style:text-properties fo:color="#808000" loext:opacity="100%" fo:font-style="italic" fo:font-weight="bold"/>
    </style:style>
    <style:style style:name="T37" style:family="text">
      <style:text-properties fo:color="#808000" loext:opacity="100%" fo:font-weight="bold"/>
    </style:style>
    <style:style style:name="T38" style:family="text">
      <style:text-properties officeooo:rsid="000c9818"/>
    </style:style>
    <style:style style:name="T39" style:family="text">
      <style:text-properties fo:color="#ce5c00" loext:opacity="100%"/>
    </style:style>
    <style:style style:name="T40" style:family="text">
      <style:text-properties officeooo:rsid="000ee927"/>
    </style:style>
    <style:style style:name="T41" style:family="text">
      <style:text-properties officeooo:rsid="00109723"/>
    </style:style>
    <style:style style:name="T42" style:family="text">
      <style:text-properties officeooo:rsid="001149a8"/>
    </style:style>
    <style:style style:name="T43" style:family="text">
      <style:text-properties officeooo:rsid="0014f394"/>
    </style:style>
    <style:style style:name="T44" style:family="text">
      <style:text-properties officeooo:rsid="00151a0e"/>
    </style:style>
    <style:style style:name="T45" style:family="text">
      <style:text-properties officeooo:rsid="0015d602"/>
    </style:style>
    <style:style style:name="T46" style:family="text">
      <style:text-properties officeooo:rsid="0018f796"/>
    </style:style>
    <style:style style:name="T47" style:family="text">
      <style:text-properties officeooo:rsid="001ae59d"/>
    </style:style>
    <style:style style:name="T48" style:family="text">
      <style:text-properties officeooo:rsid="001be815"/>
    </style:style>
    <style:style style:name="T49" style:family="text">
      <style:text-properties officeooo:rsid="001d9604"/>
    </style:style>
    <style:style style:name="T50" style:family="text">
      <style:text-properties officeooo:rsid="001df2ed"/>
    </style:style>
    <style:style style:name="T51" style:family="text">
      <style:text-properties fo:color="#800000" loext:opacity="100%"/>
    </style:style>
    <style:style style:name="T52" style:family="text">
      <style:text-properties fo:color="#800000" loext:opacity="100%" fo:font-style="italic"/>
    </style:style>
    <style:style style:name="T53" style:family="text">
      <style:text-properties officeooo:rsid="0023aee1"/>
    </style:style>
    <style:style style:name="T54" style:family="text">
      <style:text-properties officeooo:rsid="00246c99"/>
    </style:style>
    <style:style style:name="T55" style:family="text">
      <style:text-properties officeooo:rsid="00290783"/>
    </style:style>
    <style:style style:name="T56" style:family="text">
      <style:text-properties officeooo:rsid="002af075"/>
    </style:style>
    <style:style style:name="T57" style:family="text">
      <style:text-properties officeooo:rsid="002d0c8d"/>
    </style:style>
    <style:style style:name="T58" style:family="text">
      <style:text-properties officeooo:rsid="00320635"/>
    </style:style>
    <style:style style:name="T59" style:family="text">
      <style:text-properties officeooo:rsid="00349ee5"/>
    </style:style>
    <style:style style:name="T60" style:family="text">
      <style:text-properties officeooo:rsid="0038e135"/>
    </style:style>
    <style:style style:name="T61" style:family="text">
      <style:text-properties officeooo:rsid="003c0cfe"/>
    </style:style>
    <style:style style:name="T62" style:family="text">
      <style:text-properties officeooo:rsid="003d6144"/>
    </style:style>
    <style:style style:name="T63" style:family="text">
      <style:text-properties officeooo:rsid="003dec22"/>
    </style:style>
    <style:style style:name="T64" style:family="text">
      <style:text-properties officeooo:rsid="003eb10a"/>
    </style:style>
    <style:style style:name="T65" style:family="text">
      <style:text-properties officeooo:rsid="0045f1cd"/>
    </style:style>
    <style:style style:name="T66" style:family="text">
      <style:text-properties officeooo:rsid="0046677c"/>
    </style:style>
    <style:style style:name="T67" style:family="text">
      <style:text-properties officeooo:rsid="0046f546"/>
    </style:style>
    <style:style style:name="T68" style:family="text">
      <style:text-properties officeooo:rsid="0048d24b"/>
    </style:style>
    <style:style style:name="T69" style:family="text">
      <style:text-properties officeooo:rsid="004a22a5"/>
    </style:style>
    <style:style style:name="T70" style:family="text">
      <style:text-properties officeooo:rsid="004bf848"/>
    </style:style>
    <style:style style:name="T71" style:family="text">
      <style:text-properties officeooo:rsid="004d7078"/>
    </style:style>
    <style:style style:name="T72" style:family="text">
      <style:text-properties officeooo:rsid="004dbbce"/>
    </style:style>
    <style:style style:name="T73" style:family="text">
      <style:text-properties officeooo:rsid="0050720b"/>
    </style:style>
    <style:style style:name="T74" style:family="text">
      <style:text-properties officeooo:rsid="0051e517"/>
    </style:style>
    <style:style style:name="T75" style:family="text">
      <style:text-properties officeooo:rsid="00524be4"/>
    </style:style>
    <style:style style:name="T76" style:family="text">
      <style:text-properties officeooo:rsid="00591933"/>
    </style:style>
    <style:style style:name="T77" style:family="text">
      <style:text-properties officeooo:rsid="005a3a07"/>
    </style:style>
    <style:style style:name="T78" style:family="text">
      <style:text-properties officeooo:rsid="005a8f8d"/>
    </style:style>
    <style:style style:name="T79" style:family="text">
      <style:text-properties officeooo:rsid="005d1752"/>
    </style:style>
    <style:style style:name="T80" style:family="text">
      <style:text-properties officeooo:rsid="005f0703"/>
    </style:style>
    <style:style style:name="T81" style:family="text">
      <style:text-properties officeooo:rsid="00602b7b"/>
    </style:style>
    <style:style style:name="T82" style:family="text">
      <style:text-properties officeooo:rsid="0060ecb5"/>
    </style:style>
    <style:style style:name="T83" style:family="text">
      <style:text-properties officeooo:rsid="0053e5f9"/>
    </style:style>
    <style:style style:name="T84" style:family="text">
      <style:text-properties officeooo:rsid="006157d2"/>
    </style:style>
    <style:style style:name="T85" style:family="text">
      <style:text-properties officeooo:rsid="0062ce71"/>
    </style:style>
    <style:style style:name="T86" style:family="text">
      <style:text-properties officeooo:rsid="0063fe4a"/>
    </style:style>
    <style:style style:name="T87" style:family="text">
      <style:text-properties officeooo:rsid="00674c5e"/>
    </style:style>
    <style:style style:name="T88" style:family="text">
      <style:text-properties officeooo:rsid="006a84af"/>
    </style:style>
    <style:style style:name="T89" style:family="text">
      <style:text-properties officeooo:rsid="006bb761"/>
    </style:style>
    <style:style style:name="T90" style:family="text">
      <style:text-properties officeooo:rsid="006fdf45"/>
    </style:style>
    <style:style style:name="T91" style:family="text">
      <style:text-properties officeooo:rsid="00722ec6"/>
    </style:style>
    <style:style style:name="T92" style:family="text">
      <style:text-properties officeooo:rsid="0077c0bd"/>
    </style:style>
    <style:style style:name="T93" style:family="text">
      <style:text-properties officeooo:rsid="007e4cc5"/>
    </style:style>
    <style:style style:name="T94" style:family="text">
      <style:text-properties officeooo:rsid="008070f5"/>
    </style:style>
    <style:style style:name="T95" style:family="text">
      <style:text-properties officeooo:rsid="0081e8af"/>
    </style:style>
    <style:style style:name="T96" style:family="text">
      <style:text-properties officeooo:rsid="00822bb2"/>
    </style:style>
    <style:style style:name="T97" style:family="text">
      <style:text-properties officeooo:rsid="00872a87"/>
    </style:style>
    <style:style style:name="T98" style:family="text">
      <style:text-properties officeooo:rsid="008aa6ca"/>
    </style:style>
    <style:style style:name="T99" style:family="text">
      <style:text-properties officeooo:rsid="008e9fc0"/>
    </style:style>
    <style:style style:name="T100" style:family="text">
      <style:text-properties officeooo:rsid="009099c0"/>
    </style:style>
    <style:style style:name="T101" style:family="text">
      <style:text-properties officeooo:rsid="0093da13"/>
    </style:style>
    <style:style style:name="T102" style:family="text">
      <style:text-properties officeooo:rsid="00949dc1"/>
    </style:style>
    <style:style style:name="T103" style:family="text">
      <style:text-properties officeooo:rsid="009751ed"/>
    </style:style>
    <style:style style:name="T104" style:family="text">
      <style:text-properties officeooo:rsid="009882e7"/>
    </style:style>
    <style:style style:name="T105" style:family="text">
      <style:text-properties officeooo:rsid="009ab8ff"/>
    </style:style>
    <style:style style:name="T106" style:family="text">
      <style:text-properties officeooo:rsid="00a0fe11"/>
    </style:style>
    <style:style style:name="T107" style:family="text">
      <style:text-properties officeooo:rsid="00a212fb"/>
    </style:style>
    <style:style style:name="T108" style:family="text">
      <style:text-properties officeooo:rsid="00a4fab5"/>
    </style:style>
    <style:style style:name="T109" style:family="text">
      <style:text-properties officeooo:rsid="00a5bd25"/>
    </style:style>
    <style:style style:name="T110" style:family="text">
      <style:text-properties officeooo:rsid="00a687eb"/>
    </style:style>
    <style:style style:name="T111" style:family="text">
      <style:text-properties officeooo:rsid="00a97bd4"/>
    </style:style>
    <style:style style:name="T112" style:family="text">
      <style:text-properties officeooo:rsid="00aadc5c"/>
    </style:style>
    <style:style style:name="T113" style:family="text">
      <style:text-properties officeooo:rsid="00ac298a"/>
    </style:style>
    <style:style style:name="T114" style:family="text">
      <style:text-properties officeooo:rsid="00addb75"/>
    </style:style>
    <style:style style:name="T115" style:family="text">
      <style:text-properties officeooo:rsid="00b0a964"/>
    </style:style>
    <style:style style:name="T116" style:family="text">
      <style:text-properties officeooo:rsid="00b2aac9"/>
    </style:style>
    <style:style style:name="T117" style:family="text">
      <style:text-properties officeooo:rsid="00b766e2"/>
    </style:style>
    <style:style style:name="T118" style:family="text">
      <style:text-properties officeooo:rsid="00b988a1"/>
    </style:style>
    <style:style style:name="T119" style:family="text">
      <style:text-properties officeooo:rsid="00ba74f0"/>
    </style:style>
    <style:style style:name="T120" style:family="text">
      <style:text-properties officeooo:rsid="00bd94c7"/>
    </style:style>
    <style:style style:name="T121" style:family="text">
      <style:text-properties officeooo:rsid="00c0a029"/>
    </style:style>
    <style:style style:name="T122" style:family="text">
      <style:text-properties officeooo:rsid="00c324ef"/>
    </style:style>
    <style:style style:name="T123" style:family="text">
      <style:text-properties officeooo:rsid="00c403d7"/>
    </style:style>
    <style:style style:name="T124" style:family="text">
      <style:text-properties officeooo:rsid="00c9f9c1"/>
    </style:style>
    <style:style style:name="T125" style:family="text">
      <style:text-properties officeooo:rsid="00cbf136"/>
    </style:style>
    <style:style style:name="T126" style:family="text">
      <style:text-properties officeooo:rsid="00cc1045"/>
    </style:style>
    <style:style style:name="T127" style:family="text">
      <style:text-properties officeooo:rsid="00d03579"/>
    </style:style>
    <style:style style:name="T128" style:family="text">
      <style:text-properties officeooo:rsid="00d1e498"/>
    </style:style>
    <style:style style:name="T129" style:family="text">
      <style:text-properties fo:font-style="italic"/>
    </style:style>
    <style:style style:name="T130" style:family="text">
      <style:text-properties officeooo:rsid="00d231c9"/>
    </style:style>
    <style:style style:name="T131" style:family="text">
      <style:text-properties officeooo:rsid="00d5c41b"/>
    </style:style>
    <style:style style:name="T132" style:family="text">
      <style:text-properties officeooo:rsid="00d65b87"/>
    </style:style>
    <style:style style:name="T133" style:family="text">
      <style:text-properties officeooo:rsid="00d7c239"/>
    </style:style>
    <style:style style:name="T134" style:family="text">
      <style:text-properties officeooo:rsid="00d804c0"/>
    </style:style>
    <style:style style:name="T135" style:family="text">
      <style:text-properties officeooo:rsid="00d842e3"/>
    </style:style>
    <style:style style:name="T136" style:family="text">
      <style:text-properties officeooo:rsid="00d944bd"/>
    </style:style>
    <style:style style:name="T137" style:family="text">
      <style:text-properties officeooo:rsid="00d9dfa7"/>
    </style:style>
    <style:style style:name="T138" style:family="text">
      <style:text-properties officeooo:rsid="00dd4260"/>
    </style:style>
    <style:style style:name="T139" style:family="text">
      <style:text-properties officeooo:rsid="00e2754e"/>
    </style:style>
    <style:style style:name="T140" style:family="text">
      <style:text-properties officeooo:rsid="00e56cf3"/>
    </style:style>
    <style:style style:name="T141" style:family="text">
      <style:text-properties officeooo:rsid="00eebdd5"/>
    </style:style>
    <style:style style:name="T142" style:family="text">
      <style:text-properties officeooo:rsid="00f08890"/>
    </style:style>
    <style:style style:name="T143" style:family="text">
      <style:text-properties officeooo:rsid="00f1e3eb"/>
    </style:style>
    <style:style style:name="T144" style:family="text">
      <style:text-properties officeooo:rsid="00f5d034"/>
    </style:style>
    <style:style style:name="T145" style:family="text">
      <style:text-properties officeooo:rsid="00fbb5fb"/>
    </style:style>
    <style:style style:name="T146" style:family="text">
      <style:text-properties officeooo:rsid="00fea6df"/>
    </style:style>
    <style:style style:name="T147" style:family="text">
      <style:text-properties officeooo:rsid="01005d70"/>
    </style:style>
    <style:style style:name="T148" style:family="text">
      <style:text-properties officeooo:rsid="0103517f"/>
    </style:style>
    <style:style style:name="T149" style:family="text">
      <style:text-properties officeooo:rsid="010ca55e"/>
    </style:style>
    <style:style style:name="T150" style:family="text">
      <style:text-properties officeooo:rsid="010e8e09"/>
    </style:style>
    <style:style style:name="T151" style:family="text">
      <style:text-properties officeooo:rsid="010fea21"/>
    </style:style>
    <style:style style:name="T152" style:family="text">
      <style:text-properties officeooo:rsid="01111201"/>
    </style:style>
    <style:style style:name="T153" style:family="text">
      <style:text-properties officeooo:rsid="0112be2d"/>
    </style:style>
    <style:style style:name="T154" style:family="text">
      <style:text-properties officeooo:rsid="011c4447"/>
    </style:style>
    <style:style style:name="T155" style:family="text">
      <style:text-properties officeooo:rsid="011e495c"/>
    </style:style>
    <style:style style:name="T156" style:family="text">
      <style:text-properties officeooo:rsid="012322f0"/>
    </style:style>
    <style:style style:name="T157" style:family="text">
      <style:text-properties officeooo:rsid="00074f9c"/>
    </style:style>
    <style:style style:name="T158" style:family="text">
      <style:text-properties officeooo:rsid="012476b7"/>
    </style:style>
    <style:style style:name="T159" style:family="text">
      <style:text-properties officeooo:rsid="01275244"/>
    </style:style>
    <style:style style:name="T160" style:family="text">
      <style:text-properties officeooo:rsid="012811eb"/>
    </style:style>
    <style:style style:name="T161" style:family="text">
      <style:text-properties officeooo:rsid="0128dcb5"/>
    </style:style>
    <style:style style:name="T162" style:family="text">
      <style:text-properties officeooo:rsid="0129edb8"/>
    </style:style>
    <style:style style:name="T163" style:family="text">
      <style:text-properties officeooo:rsid="012e711a"/>
    </style:style>
    <style:style style:name="T164" style:family="text">
      <style:text-properties officeooo:rsid="01307057"/>
    </style:style>
    <style:style style:name="T165" style:family="text">
      <style:text-properties officeooo:rsid="013179b4"/>
    </style:style>
    <style:style style:name="T166" style:family="text">
      <style:text-properties officeooo:rsid="01321321"/>
    </style:style>
    <style:style style:name="T167" style:family="text">
      <style:text-properties officeooo:rsid="0133eb17"/>
    </style:style>
    <style:style style:name="T168" style:family="text">
      <style:text-properties officeooo:rsid="01358e8d"/>
    </style:style>
    <style:style style:name="T169" style:family="text">
      <style:text-properties officeooo:rsid="0138c55d"/>
    </style:style>
    <style:style style:name="T170" style:family="text">
      <style:text-properties officeooo:rsid="013913be"/>
    </style:style>
    <style:style style:name="T171" style:family="text">
      <style:text-properties officeooo:rsid="013c65e2"/>
    </style:style>
    <style:style style:name="T172" style:family="text">
      <style:text-properties officeooo:rsid="013d8b53"/>
    </style:style>
    <style:style style:name="T173" style:family="text">
      <style:text-properties officeooo:rsid="01429d57"/>
    </style:style>
    <style:style style:name="T174" style:family="text">
      <style:text-properties officeooo:rsid="0142c997"/>
    </style:style>
    <style:style style:name="T175" style:family="text">
      <style:text-properties officeooo:rsid="014b58b1"/>
    </style:style>
    <style:style style:name="T176" style:family="text">
      <style:text-properties officeooo:rsid="014b8231"/>
    </style:style>
    <style:style style:name="T177" style:family="text">
      <style:text-properties officeooo:rsid="014edf39"/>
    </style:style>
    <style:style style:name="T178" style:family="text">
      <style:text-properties officeooo:rsid="01521c39"/>
    </style:style>
    <style:style style:name="T179" style:family="text">
      <style:text-properties officeooo:rsid="01547beb"/>
    </style:style>
    <style:style style:name="T180" style:family="text">
      <style:text-properties officeooo:rsid="0157edef"/>
    </style:style>
    <style:style style:name="T181" style:family="text">
      <style:text-properties officeooo:rsid="015de0b9"/>
    </style:style>
    <style:style style:name="T182" style:family="text">
      <style:text-properties style:font-name="Courier New" fo:font-size="10pt" fo:language="zxx" fo:country="none"/>
    </style:style>
    <style:style style:name="T183" style:family="text">
      <style:text-properties style:font-name="Courier New" fo:font-size="10pt" fo:language="zxx" fo:country="none" officeooo:rsid="0162b6f8"/>
    </style:style>
    <style:style style:name="T184" style:family="text">
      <style:text-properties style:font-name="Courier New" fo:font-size="10pt" fo:language="zxx" fo:country="none" officeooo:rsid="016e5ebe"/>
    </style:style>
    <style:style style:name="T185" style:family="text">
      <style:text-properties style:font-name="Courier New" fo:font-size="10pt" fo:language="zxx" fo:country="none" officeooo:rsid="01c37a84"/>
    </style:style>
    <style:style style:name="T186" style:family="text">
      <style:text-properties style:font-name="Courier New" fo:font-size="10pt" fo:language="zxx" fo:country="none" fo:font-weight="bold" officeooo:rsid="01c37a84" style:font-weight-asian="bold" style:font-weight-complex="bold"/>
    </style:style>
    <style:style style:name="T187" style:family="text">
      <style:text-properties style:font-name="Courier New" fo:font-size="10pt" fo:language="zxx" fo:country="none" fo:font-weight="bold" officeooo:rsid="01c82d3a" style:font-weight-asian="bold" style:font-weight-complex="bold"/>
    </style:style>
    <style:style style:name="T188" style:family="text">
      <style:text-properties style:font-name="Courier New" fo:font-size="10pt" fo:language="zxx" fo:country="none" officeooo:rsid="01c82d3a"/>
    </style:style>
    <style:style style:name="T189" style:family="text">
      <style:text-properties officeooo:rsid="01602fad"/>
    </style:style>
    <style:style style:name="T190" style:family="text">
      <style:text-properties officeooo:rsid="016184c8"/>
    </style:style>
    <style:style style:name="T191" style:family="text">
      <style:text-properties officeooo:rsid="01619828"/>
    </style:style>
    <style:style style:name="T192" style:family="text">
      <style:text-properties officeooo:rsid="0162b6f8"/>
    </style:style>
    <style:style style:name="T193" style:family="text">
      <style:text-properties officeooo:rsid="01641739"/>
    </style:style>
    <style:style style:name="T194" style:family="text">
      <style:text-properties officeooo:rsid="0166c09f"/>
    </style:style>
    <style:style style:name="T195" style:family="text">
      <style:text-properties officeooo:rsid="0168ed11"/>
    </style:style>
    <style:style style:name="T196" style:family="text">
      <style:text-properties officeooo:rsid="01697a62"/>
    </style:style>
    <style:style style:name="T197" style:family="text">
      <style:text-properties officeooo:rsid="016a3199"/>
    </style:style>
    <style:style style:name="T198" style:family="text">
      <style:text-properties officeooo:rsid="016c791c"/>
    </style:style>
    <style:style style:name="T199" style:family="text">
      <style:text-properties officeooo:rsid="016cd60a"/>
    </style:style>
    <style:style style:name="T200" style:family="text">
      <style:text-properties officeooo:rsid="016e5ebe"/>
    </style:style>
    <style:style style:name="T201" style:family="text">
      <style:text-properties officeooo:rsid="01759a01"/>
    </style:style>
    <style:style style:name="T202" style:family="text">
      <style:text-properties officeooo:rsid="0175c310"/>
    </style:style>
    <style:style style:name="T203" style:family="text">
      <style:text-properties officeooo:rsid="017b8e57"/>
    </style:style>
    <style:style style:name="T204" style:family="text">
      <style:text-properties officeooo:rsid="017dcc77"/>
    </style:style>
    <style:style style:name="T205" style:family="text">
      <style:text-properties officeooo:rsid="017f1808"/>
    </style:style>
    <style:style style:name="T206" style:family="text">
      <style:text-properties officeooo:rsid="01858953"/>
    </style:style>
    <style:style style:name="T207" style:family="text">
      <style:text-properties officeooo:rsid="0188911f"/>
    </style:style>
    <style:style style:name="T208" style:family="text">
      <style:text-properties officeooo:rsid="018b6a53"/>
    </style:style>
    <style:style style:name="T209" style:family="text">
      <style:text-properties officeooo:rsid="018c1368"/>
    </style:style>
    <style:style style:name="T210" style:family="text">
      <style:text-properties officeooo:rsid="018dbc6a"/>
    </style:style>
    <style:style style:name="T211" style:family="text">
      <style:text-properties officeooo:rsid="018fb9e1"/>
    </style:style>
    <style:style style:name="T212" style:family="text">
      <style:text-properties officeooo:rsid="0191cde6"/>
    </style:style>
    <style:style style:name="T213" style:family="text">
      <style:text-properties officeooo:rsid="0193b7fd"/>
    </style:style>
    <style:style style:name="T214" style:family="text">
      <style:text-properties officeooo:rsid="01975bf6"/>
    </style:style>
    <style:style style:name="T215" style:family="text">
      <style:text-properties officeooo:rsid="0199d555"/>
    </style:style>
    <style:style style:name="T216" style:family="text">
      <style:text-properties officeooo:rsid="019cc32d"/>
    </style:style>
    <style:style style:name="T217" style:family="text">
      <style:text-properties officeooo:rsid="01a1a1fe"/>
    </style:style>
    <style:style style:name="T218" style:family="text">
      <style:text-properties officeooo:rsid="01a4e210"/>
    </style:style>
    <style:style style:name="T219" style:family="text">
      <style:text-properties officeooo:rsid="01a6c40b"/>
    </style:style>
    <style:style style:name="T220" style:family="text">
      <style:text-properties officeooo:rsid="01a73d37"/>
    </style:style>
    <style:style style:name="T221" style:family="text">
      <style:text-properties officeooo:rsid="01a7d722"/>
    </style:style>
    <style:style style:name="T222" style:family="text">
      <style:text-properties officeooo:rsid="01ad6414"/>
    </style:style>
    <style:style style:name="T223" style:family="text">
      <style:text-properties officeooo:rsid="01b09039"/>
    </style:style>
    <style:style style:name="T224" style:family="text">
      <style:text-properties officeooo:rsid="01b1fe02"/>
    </style:style>
    <style:style style:name="T225" style:family="text">
      <style:text-properties officeooo:rsid="01b3c023"/>
    </style:style>
    <style:style style:name="T226" style:family="text">
      <style:text-properties officeooo:rsid="01b760a0"/>
    </style:style>
    <style:style style:name="T227" style:family="text">
      <style:text-properties officeooo:rsid="01bc89dd"/>
    </style:style>
    <style:style style:name="T228" style:family="text">
      <style:text-properties officeooo:rsid="01bc9b90"/>
    </style:style>
    <style:style style:name="T229" style:family="text">
      <style:text-properties officeooo:rsid="01bde93c"/>
    </style:style>
    <style:style style:name="T230" style:family="text">
      <style:text-properties officeooo:rsid="01c32206"/>
    </style:style>
    <style:style style:name="T231" style:family="text">
      <style:text-properties officeooo:rsid="01c37a84"/>
    </style:style>
    <style:style style:name="T232" style:family="text">
      <style:text-properties fo:font-weight="bold" style:font-weight-asian="bold" style:font-weight-complex="bold"/>
    </style:style>
    <style:style style:name="T233" style:family="text">
      <style:text-properties fo:language="zxx" fo:country="none"/>
    </style:style>
    <style:style style:name="T234" style:family="text">
      <style:text-properties fo:language="zxx" fo:country="none" officeooo:rsid="01c82d3a"/>
    </style:style>
    <style:style style:name="T235" style:family="text">
      <style:text-properties fo:language="zxx" fo:country="none" officeooo:rsid="01c86cda"/>
    </style:style>
    <style:style style:name="T236" style:family="text">
      <style:text-properties fo:language="zxx" fo:country="none" fo:font-weight="bold" style:font-weight-asian="bold" style:font-weight-complex="bold"/>
    </style:style>
    <style:style style:name="T237" style:family="text">
      <style:text-properties officeooo:rsid="01c86cda"/>
    </style:style>
    <style:style style:name="T238" style:family="text">
      <style:text-properties officeooo:rsid="01cdafdd"/>
    </style:style>
    <style:style style:name="T239" style:family="text">
      <style:text-properties officeooo:rsid="01d5e05e"/>
    </style:style>
    <style:style style:name="T240" style:family="text">
      <style:text-properties officeooo:rsid="01d638c7"/>
    </style:style>
    <style:style style:name="T241" style:family="text">
      <style:text-properties officeooo:rsid="01d7b222"/>
    </style:style>
    <style:style style:name="T242" style:family="text">
      <style:text-properties officeooo:rsid="01d827f2"/>
    </style:style>
    <style:style style:name="T243" style:family="text">
      <style:text-properties officeooo:rsid="01d89631"/>
    </style:style>
    <style:style style:name="T244" style:family="text">
      <style:text-properties officeooo:rsid="01da3280"/>
    </style:style>
    <style:style style:name="T245" style:family="text">
      <style:text-properties officeooo:rsid="01dbd73c"/>
    </style:style>
    <style:style style:name="T246" style:family="text">
      <style:text-properties officeooo:rsid="01dc5ae9"/>
    </style:style>
    <style:style style:name="T247" style:family="text">
      <style:text-properties officeooo:rsid="01dcf859"/>
    </style:style>
    <style:style style:name="T248" style:family="text">
      <style:text-properties officeooo:rsid="01df38dd"/>
    </style:style>
    <style:style style:name="T249" style:family="text">
      <style:text-properties officeooo:rsid="01e42ad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6">Здесь</text:span> описывается процесс создания скриптового движка<text:span text:style-name="T157"> на подмножестве языка </text:span><text:span text:style-name="T1">ECMA </text:span><text:span text:style-name="T157">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в виде библиотеки классов C++.</text:p>
      <text:p text:style-name="P2">Изначально скриптовый язык будет представлять собой минимальное подмножество языка ECMA Script, <text:span text:style-name="T223">поскольку для задач автоматизации обычно не нужно писать сложных программ — тяжеловесные функции должны реализовываться самой системой</text:span>.</text:p>
      <text:p text:style-name="P4">Для этого будут разработаны:</text:p>
      <text:list xml:id="list2909873695" text:style-name="L1">
        <text:list-item>
          <text:p text:style-name="P425">лексический анализатор</text:p>
        </text:list-item>
        <text:list-item>
          <text:p text:style-name="P425">синтаксический анализатор</text:p>
        </text:list-item>
        <text:list-item>
          <text:p text:style-name="P425">представление в виде трёхадресного кода</text:p>
        </text:list-item>
        <text:list-item>
          <text:p text:style-name="P425">виртуальная машина</text:p>
        </text:list-item>
        <text:list-item>
          <text:p text:style-name="P425">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308"><text:span text:style-name="T2"><text:s text:c="4"/>EScript</text:span><text:span text:style-name="T7"> </text:span><text:span text:style-name="T14">engine</text:span>;</text:p>
      <text:p text:style-name="P311"><text:span text:style-name="T7"><text:s text:c="4"/></text:span><text:span text:style-name="T14">engine</text:span>.<text:span text:style-name="T19">eval</text:span>(<text:span text:style-name="T25">"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5">есть </text:span>такой строковый литерал:</text:p>
      <text:p text:style-name="P308"><text:span text:style-name="T2">std</text:span>::<text:span text:style-name="T2">u32string</text:span><text:span text:style-name="T7"> </text:span><text:span text:style-name="T14">code</text:span><text:span text:style-name="T7"> </text:span>=<text:span text:style-name="T7"> </text:span><text:span text:style-name="T25">U"i = 1 + 2;"</text:span>;</text:p>
      <text:p text:style-name="P5">Т.е. префикс U.</text:p>
      <text:p text:style-name="P5">Файлы пока трогать не будем, добавим их, когда наш язык достаточно разрастётся.</text:p>
      <text:h text:style-name="P414"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6">Installation from this IP is not allowed</text:span>», <text:span text:style-name="T66">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32">*</text:span><text:span text:style-name="T7"> </text:span><text:span text:style-name="T34">@file</text:span><text:span text:style-name="T7"> </text:span><text:span text:style-name="T32">stdafx.h</text:span></text:p>
      <text:p text:style-name="КОД"><text:span text:style-name="T7"><text:s/></text:span><text:span text:style-name="T32">*</text:span><text:span text:style-name="T7"> </text:span><text:span text:style-name="T34">@brief</text:span><text:span text:style-name="T7"> </text:span><text:span text:style-name="T32">Precompiled</text:span><text:span text:style-name="T7"> </text:span><text:span text:style-name="T32">header</text:span></text:p>
      <text:p text:style-name="КОД"><text:span text:style-name="T7"><text:s/></text:span><text:span text:style-name="T32">*/</text:span></text:p>
      <text:p text:style-name="КОД">#<text:span text:style-name="T32">ifndef</text:span><text:span text:style-name="T7"> </text:span><text:span text:style-name="T32">STDAFX_H</text:span></text:p>
      <text:p text:style-name="КОД">#<text:span text:style-name="T32">define</text:span><text:span text:style-name="T7"> </text:span><text:span text:style-name="T32">STDAFX_H</text:span></text:p>
      <text:p text:style-name="КОД">#<text:span text:style-name="T32">include</text:span><text:span text:style-name="T7"> </text:span>&lt;<text:span text:style-name="T25">memory</text:span>&gt;</text:p>
      <text:p text:style-name="КОД">#<text:span text:style-name="T32">include</text:span><text:span text:style-name="T7"> </text:span>&lt;<text:span text:style-name="T25">string</text:span>&gt;</text:p>
      <text:p text:style-name="КОД">#<text:span text:style-name="T32">include</text:span><text:span text:style-name="T7"> </text:span>&lt;<text:span text:style-name="T25">iostream</text:span>&gt;</text:p>
      <text:p text:style-name="КОД">#<text:span text:style-name="T32">endif</text:span><text:span text:style-name="T7"> </text:span><text:span text:style-name="T25">//</text:span><text:span text:style-name="T7"> </text:span><text:span text:style-name="T25">STDAFX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stdafx.cpp</text:span></text:p>
      <text:p text:style-name="КОД"><text:span text:style-name="T7"><text:s/></text:span><text:span text:style-name="T32">*</text:span><text:span text:style-name="T7"> </text:span><text:span text:style-name="T34">@brief</text:span><text:span text:style-name="T7"> </text:span><text:span text:style-name="T32">Precompiled</text:span><text:span text:style-name="T7"> </text:span><text:span text:style-name="T32">header</text:span></text:p>
      <text:p text:style-name="КОД"><text:span text:style-name="T7"><text:s/></text:span><text:span text:style-name="T32">*/</text:span></text:p>
      <text:p text:style-name="КОД">#<text:span text:style-name="T32">include</text:span><text:span text:style-name="T7"> </text:span><text:span text:style-name="T25">"stdafx.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escript_global.h</text:span></text:p>
      <text:p text:style-name="КОД"><text:soft-page-break/><text:span text:style-name="T7"><text:s/></text:span><text:span text:style-name="T32">*/</text:span></text:p>
      <text:p text:style-name="КОД"><text:span text:style-name="T32">#ifndef</text:span><text:span text:style-name="T7"> </text:span>ESCRIPT_GLOBAL_H</text:p>
      <text:p text:style-name="КОД">#<text:span text:style-name="T32">define</text:span><text:span text:style-name="T7"> </text:span><text:span text:style-name="T32">ESCRIPT_GLOBAL_H</text:span></text:p>
      <text:p text:style-name="КОД">#<text:span text:style-name="T32">if</text:span><text:span text:style-name="T7"> </text:span><text:span text:style-name="T32">defined</text:span>(<text:span text:style-name="T32">_MSC_VER</text:span>)<text:span text:style-name="T7"> </text:span>||<text:span text:style-name="T7"> </text:span><text:span text:style-name="T32">defined</text:span>(<text:span text:style-name="T32">WIN64</text:span>)<text:span text:style-name="T7"> </text:span>||<text:span text:style-name="T7"> </text:span><text:span text:style-name="T32">defined</text:span>(<text:span text:style-name="T32">_WIN64</text:span>)<text:span text:style-name="T7"> </text:span>||<text:span text:style-name="T7"> </text:span><text:span text:style-name="T32">defined</text:span>(<text:span text:style-name="T32">__WIN64__</text:span>)<text:span text:style-name="T7"> </text:span>||<text:span text:style-name="T7"> </text:span><text:span text:style-name="T32">defined</text:span>(<text:span text:style-name="T32">WIN32</text:span>)<text:span text:style-name="T7"> </text:span>||<text:span text:style-name="T7"> </text:span><text:span text:style-name="T32">defined</text:span>(<text:span text:style-name="T32">_WIN32</text:span>)<text:span text:style-name="T7"> </text:span>||<text:span text:style-name="T7"> </text:span><text:span text:style-name="T32">defined</text:span>(<text:span text:style-name="T32">__WIN32__</text:span>)<text:span text:style-name="T7"> </text:span>||<text:span text:style-name="T7"> </text:span><text:span text:style-name="T32">defined</text:span>(<text:span text:style-name="T32">__NT__</text:span>)</text:p>
      <text:p text:style-name="КОД">#<text:span text:style-name="T7"> <text:s/></text:span><text:span text:style-name="T32">define</text:span><text:span text:style-name="T7"> </text:span><text:span text:style-name="T32">Q_DECL_EXPORT</text:span><text:span text:style-name="T7"> </text:span><text:span text:style-name="T32">__declspec</text:span>(<text:span text:style-name="T32">dllexport</text:span>)</text:p>
      <text:p text:style-name="КОД">#<text:span text:style-name="T7"> <text:s/></text:span><text:span text:style-name="T32">define</text:span><text:span text:style-name="T7"> </text:span><text:span text:style-name="T32">Q_DECL_IMPORT</text:span><text:span text:style-name="T7"> </text:span><text:span text:style-name="T32">__declspec</text:span>(<text:span text:style-name="T32">dllimport</text:span>)</text:p>
      <text:p text:style-name="КОД">#<text:span text:style-name="T32">else</text:span></text:p>
      <text:p text:style-name="КОД">#<text:span text:style-name="T7"> <text:s/></text:span><text:span text:style-name="T32">define</text:span><text:span text:style-name="T7"> </text:span><text:span text:style-name="T32">Q_DECL_EXPORT</text:span><text:span text:style-name="T7"> <text:s text:c="4"/></text:span><text:span text:style-name="T35">__attribute__</text:span>((<text:span text:style-name="T32">visibility</text:span>(<text:span text:style-name="T25">"default"</text:span>)))</text:p>
      <text:p text:style-name="КОД">#<text:span text:style-name="T7"> <text:s/></text:span><text:span text:style-name="T32">define</text:span><text:span text:style-name="T7"> </text:span><text:span text:style-name="T32">Q_DECL_IMPORT</text:span><text:span text:style-name="T7"> <text:s text:c="4"/></text:span><text:span text:style-name="T35">__attribute__</text:span>((<text:span text:style-name="T32">visibility</text:span>(<text:span text:style-name="T25">"default"</text:span>)))</text:p>
      <text:p text:style-name="КОД">#<text:span text:style-name="T32">endif</text:span></text:p>
      <text:p text:style-name="КОД">#<text:span text:style-name="T32">if</text:span><text:span text:style-name="T7"> </text:span><text:span text:style-name="T32">defined</text:span>(<text:span text:style-name="T32">ESCRIPT_LIBRARY</text:span>)</text:p>
      <text:p text:style-name="КОД">#<text:span text:style-name="T7"> <text:s/></text:span><text:span text:style-name="T32">define</text:span><text:span text:style-name="T7"> </text:span><text:span text:style-name="T32">ESCRIPT_EXPORT</text:span><text:span text:style-name="T7"> </text:span><text:span text:style-name="T32">Q_DECL_EXPORT</text:span></text:p>
      <text:p text:style-name="КОД">#<text:span text:style-name="T32">else</text:span></text:p>
      <text:p text:style-name="КОД">#<text:span text:style-name="T7"> <text:s/></text:span><text:span text:style-name="T32">define</text:span><text:span text:style-name="T7"> </text:span><text:span text:style-name="T32">ESCRIPT_EXPORT</text:span><text:span text:style-name="T7"> </text:span><text:span text:style-name="T32">Q_DECL_IMPORT</text:span></text:p>
      <text:p text:style-name="КОД">#<text:span text:style-name="T32">endif</text:span></text:p>
      <text:p text:style-name="КОД">#<text:span text:style-name="T32">endif</text:span><text:span text:style-name="T7"> </text:span><text:span text:style-name="T25">//</text:span><text:span text:style-name="T7"> </text:span><text:span text:style-name="T25">ESCRIPT_GLOBAL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escript.h</text:span></text:p>
      <text:p text:style-name="КОД"><text:span text:style-name="T7"><text:s/></text:span><text:span text:style-name="T32">*</text:span><text:span text:style-name="T7"> </text:span><text:span text:style-name="T34">@brief</text:span><text:span text:style-name="T7"> </text:span><text:span text:style-name="T32">Определение</text:span><text:span text:style-name="T7"> </text:span><text:span text:style-name="T32">класса</text:span><text:span text:style-name="T7"> </text:span><text:span text:style-name="T32">скриптового</text:span><text:span text:style-name="T7"> </text:span><text:span text:style-name="T32">движка.</text:span></text:p>
      <text:p text:style-name="КОД"><text:span text:style-name="T7"><text:s/></text:span><text:span text:style-name="T32">*/</text:span></text:p>
      <text:p text:style-name="КОД">#<text:span text:style-name="T32">ifndef</text:span><text:span text:style-name="T7"> </text:span><text:span text:style-name="T32">ESCRIPT_H</text:span></text:p>
      <text:p text:style-name="КОД">#<text:span text:style-name="T32">define</text:span><text:span text:style-name="T7"> </text:span><text:span text:style-name="T32">ESCRIPT_H</text:span></text:p>
      <text:p text:style-name="КОД">#<text:span text:style-name="T32">include</text:span><text:span text:style-name="T7"> </text:span><text:span text:style-name="T25">"EScript_global.h"</text:span></text:p>
      <text:p text:style-name="КОД"><text:span text:style-name="T35">namespace</text:span><text:span text:style-name="T7"> </text:span><text:span text:style-name="T3">escript</text:span><text:span text:style-name="T7"> </text:span>{</text:p>
      <text:p text:style-name="КОД">/**</text:p>
      <text:p text:style-name="КОД"><text:span text:style-name="T7"><text:s/></text:span><text:span text:style-name="T32">*</text:span><text:span text:style-name="T7"> </text:span><text:span text:style-name="T34">@brief</text:span><text:span text:style-name="T7"> </text:span><text:span text:style-name="T32">Класс</text:span><text:span text:style-name="T7"> </text:span><text:span text:style-name="T32">движка.</text:span><text:span text:style-name="T7"> </text:span><text:span text:style-name="T32">Используйте</text:span><text:span text:style-name="T7"> </text:span><text:span text:style-name="T32">его</text:span><text:span text:style-name="T7"> </text:span><text:span text:style-name="T32">в</text:span><text:span text:style-name="T7"> </text:span><text:span text:style-name="T32">своей</text:span><text:span text:style-name="T7"> </text:span><text:span text:style-name="T32">программе</text:span><text:span text:style-name="T7"> </text:span><text:span text:style-name="T32">для</text:span><text:span text:style-name="T7"> </text:span><text:span text:style-name="T32">запуска</text:span><text:span text:style-name="T7"> </text:span><text:span text:style-name="T32">скриптов.</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EScript</text:span></text:p>
      <text:p text:style-name="КОД">{</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скриптового</text:span><text:span text:style-name="T7"> </text:span><text:span text:style-name="T32">движка</text:span></text:p>
      <text:p text:style-name="КОД"><text:span text:style-name="T7"><text:s text:c="5"/></text:span><text:span text:style-name="T32">*/</text:span></text:p>
      <text:p text:style-name="КОД"><text:span text:style-name="T7"><text:s text:c="4"/></text:span><text:span text:style-name="T20">EScript</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Удаляет</text:span><text:span text:style-name="T7"> </text:span><text:span text:style-name="T32">связанные</text:span><text:span text:style-name="T7"> </text:span><text:span text:style-name="T32">ресурсы</text:span></text:p>
      <text:p text:style-name="КОД"><text:span text:style-name="T7"><text:s text:c="5"/></text:span><text:span text:style-name="T32">*/</text:span></text:p>
      <text:p text:style-name="КОД"><text:span text:style-name="T7"><text:s text:c="4"/></text:span><text:span text:style-name="T35">virtual</text:span><text:span text:style-name="T7"> </text:span>~<text:span text:style-name="T22">EScript</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ESCRIPT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escript.cpp</text:span></text:p>
      <text:p text:style-name="КОД"><text:span text:style-name="T7"><text:s/></text:span><text:span text:style-name="T32">*</text:span><text:span text:style-name="T7"> </text:span><text:span text:style-name="T34">@brief</text:span><text:span text:style-name="T7"> </text:span><text:span text:style-name="T32">Реализация</text:span><text:span text:style-name="T7"> </text:span><text:span text:style-name="T32">класса</text:span><text:span text:style-name="T7"> </text:span><text:span text:style-name="T32">скриптового</text:span><text:span text:style-name="T7"> </text:span><text:span text:style-name="T32">движка.</text:span></text:p>
      <text:p text:style-name="КОД"><text:span text:style-name="T7"><text:s/></text:span><text:span text:style-name="T32">*/</text:span></text:p>
      <text:p text:style-name="КОД">#<text:span text:style-name="T32">include</text:span><text:span text:style-name="T7"> </text:span><text:span text:style-name="T25">"stdafx.h"</text:span></text:p>
      <text:p text:style-name="КОД">#<text:span text:style-name="T32">include</text:span><text:span text:style-name="T7"> </text:span><text:span text:style-name="T25">"escript.h"</text:span></text:p>
      <text:p text:style-name="КОД"><text:span text:style-name="T35">namespace</text:span><text:span text:style-name="T7"> </text:span><text:span text:style-name="T3">escript</text:span><text:span text:style-name="T7"> </text:span>{</text:p>
      <text:p text:style-name="КОД"><text:span text:style-name="T2">EScript</text:span>::<text:span text:style-name="T20">EScript</text:span>()</text:p>
      <text:p text:style-name="КОД">{</text:p>
      <text:p text:style-name="КОД">}</text:p>
      <text:p text:style-name="КОД"><text:span text:style-name="T2">EScript</text:span>::~<text:span text:style-name="T22">EScript</text:span>()</text:p>
      <text:p text:style-name="КОД">{</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6">с именем </text:span>«<text:span text:style-name="T66">simple</text:span>» по шаблону «Консольное приложение». В нём будет один файл примерно такого содержания:</text:p>
      <text:p text:style-name="КОД">#<text:span text:style-name="T32">include</text:span><text:span text:style-name="T7"> </text:span>&lt;<text:span text:style-name="T25">iostream</text:span>&gt;</text:p>
      <text:p text:style-name="КОД">#<text:span text:style-name="T32">include</text:span><text:span text:style-name="T7"> </text:span><text:span text:style-name="T25">"escript.h"</text:span></text:p>
      <text:p text:style-name="КОД"><text:span text:style-name="T35">using</text:span><text:span text:style-name="T7"> </text:span><text:span text:style-name="T35">namespace</text:span><text:span text:style-name="T7"> </text:span><text:span text:style-name="T2">std</text:span>;</text:p>
      <text:p text:style-name="КОД"><text:span text:style-name="T35">using</text:span><text:span text:style-name="T7"> </text:span><text:span text:style-name="T35">namespace</text:span><text:span text:style-name="T7"> </text:span><text:span text:style-name="T2">escript</text:span>;</text:p>
      <text:p text:style-name="КОД"/>
      <text:p text:style-name="КОД"><text:span text:style-name="T35">int</text:span><text:span text:style-name="T7"> </text:span><text:span text:style-name="T20">main</text:span>()</text:p>
      <text:p text:style-name="КОД">{</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39">cout</text:span><text:span text:style-name="T7"> </text:span><text:span text:style-name="T19">&lt;&lt;</text:span><text:span text:style-name="T7"> </text:span><text:span text:style-name="T25">"Hello World!"</text:span><text:span text:style-name="T7"> </text:span><text:span text:style-name="T19">&lt;&lt;</text:span><text:span text:style-name="T7"> </text:span><text:span text:style-name="T19">endl</text:span>;</text:p>
      <text:p text:style-name="КОД"><text:span text:style-name="T7"><text:s text:c="4"/></text:span><text:span text:style-name="T35">return</text:span><text:span text:style-name="T7"> </text:span><text:span text:style-name="T32">0</text:span>;</text:p>
      <text:p text:style-name="КОД">}</text:p>
      <text:p text:style-name="Horizontal_20_Line"/>
      <text:p text:style-name="P6">Добавьте в этот проект ссылку на библиотеку EScript. Всё должно скомпилироваться.</text:p>
      <text:h text:style-name="P415" text:outline-level="2">Определение интерфейса движка</text:h>
      <text:p text:style-name="P7"><text:span text:style-name="T38">Теперь откроем файл </text:span>«escript.h». <text:span text:style-name="T38">Это файл декларации класса движка. Единственны</text:span><text:span text:style-name="T66">е</text:span><text:span text:style-name="T38"> метод</text:span><text:span text:style-name="T66">ы</text:span><text:span text:style-name="T38">, которы</text:span><text:span text:style-name="T66">е</text:span><text:span text:style-name="T38"> пока буд</text:span><text:span text:style-name="T66">у</text:span><text:span text:style-name="T38">т доступн</text:span><text:span text:style-name="T66">ы</text:span><text:span text:style-name="T38"> снаружи, это его конструктор и метод выполнения кода. Добавьте в него сигнатуру метода eval:</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ыполняет</text:span><text:span text:style-name="T7"> </text:span><text:span text:style-name="T32">указанную</text:span><text:span text:style-name="T7"> </text:span><text:span text:style-name="T32">строку</text:span><text:span text:style-name="T7"> </text:span><text:span text:style-name="T32">кода</text:span></text:p>
      <text:p text:style-name="КОД"><text:span text:style-name="T7"><text:s text:c="5"/></text:span><text:span text:style-name="T32">*</text:span><text:span text:style-name="T7"> </text:span><text:span text:style-name="T34">@param</text:span><text:span text:style-name="T7"> </text:span><text:span text:style-name="T32">strCode</text:span><text:span text:style-name="T7"> </text:span><text:span text:style-name="T32">строка</text:span><text:span text:style-name="T7"> </text:span><text:span text:style-name="T32">кода</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eval</text:span>(<text:span text:style-name="T35">const</text:span><text:span text:style-name="T7"> </text:span><text:span text:style-name="T2">std</text:span>::<text:span text:style-name="T2">u32string</text:span><text:span text:style-name="T7"> </text:span>&amp;<text:span text:style-name="T14">strCode</text:span>);</text:p>
      <text:p text:style-name="Horizontal_20_Line"/>
      <text:p text:style-name="P6">И реализацию в файл «escript.cpp»:</text:p>
      <text:p text:style-name="КОД"><text:span text:style-name="T35">void</text:span><text:span text:style-name="T7"> </text:span><text:span text:style-name="T2">EScript</text:span>::<text:span text:style-name="T20">eval</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4">engine</text:span>;</text:p>
      <text:p text:style-name="КОД"><text:span text:style-name="T7"><text:s text:c="4"/></text:span><text:span text:style-name="T2">std</text:span>::<text:span text:style-name="T2">u32string</text:span><text:span text:style-name="T7"> </text:span><text:span text:style-name="T14">code</text:span><text:span text:style-name="T7"> </text:span>=<text:span text:style-name="T7"> </text:span><text:span text:style-name="T25">U"i</text:span><text:span text:style-name="T7"> </text:span><text:span text:style-name="T25">=</text:span><text:span text:style-name="T7"> </text:span><text:span text:style-name="T25">1</text:span><text:span text:style-name="T7"> </text:span><text:span text:style-name="T25">+</text:span><text:span text:style-name="T7"> </text:span><text:span text:style-name="T25">2;"</text:span>;</text:p>
      <text:p text:style-name="КОД"><text:span text:style-name="T7"><text:s text:c="4"/></text:span><text:span text:style-name="T14">engine</text:span>.<text:span text:style-name="T19">eval</text:span>(<text:span text:style-name="T14">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40">Э</text:span>то какая-то синтаксическая единица, так или иначе транслируемая <text:span text:style-name="T40">в промежуточное представление, но не сразу же выполняемая, а по мере необходимости</text:span>. <text:span text:style-name="T40">Для этого нам придётся ввести другой метод, который создаст эту единицу, </text:span><text:soft-page-break/><text:span text:style-name="T40">где-то сохранит, а когда понадобится — эта единица будет выполнена. Мы добавим </text:span><text:span text:style-name="T41">его</text:span><text:span text:style-name="T40"> позже.</text:span></text:p>
      <text:p text:style-name="P9">А пока что <text:span text:style-name="T42">у нас будет </text:span>единственный метод eval(), <text:span text:style-name="T42">на котором мы всё обкатаем</text:span>.</text:p>
      <text:p text:style-name="P10">В методе main проекта «simple» напишите такие строки:</text:p>
      <text:p text:style-name="КОД"><text:span text:style-name="T35">int</text:span><text:span text:style-name="T7"> </text:span><text:span text:style-name="T20">main</text:span>()</text:p>
      <text:p text:style-name="КОД">{</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2">std</text:span>::<text:span text:style-name="T2">u32string</text:span><text:span text:style-name="T7"> </text:span><text:span text:style-name="T14">code</text:span><text:span text:style-name="T7"> </text:span>=<text:span text:style-name="T7"> </text:span><text:span text:style-name="T25">U"i</text:span><text:span text:style-name="T7"> </text:span><text:span text:style-name="T25">=</text:span><text:span text:style-name="T7"> </text:span><text:span text:style-name="T25">1</text:span><text:span text:style-name="T7"> </text:span><text:span text:style-name="T25">+</text:span><text:span text:style-name="T7"> </text:span><text:span text:style-name="T25">2;"</text:span>;</text:p>
      <text:p text:style-name="КОД"><text:span text:style-name="T7"><text:s text:c="4"/></text:span><text:span text:style-name="T14">engine</text:span>.<text:span text:style-name="T19">eval</text:span>(<text:span text:style-name="T14">code</text:span>);</text:p>
      <text:p text:style-name="КОД"><text:span text:style-name="T7"><text:s text:c="4"/></text:span><text:span text:style-name="T35">return</text:span><text:span text:style-name="T7"> </text:span><text:span text:style-name="T32">0</text:span>;</text:p>
      <text:p text:style-name="КОД">}</text:p>
      <text:p text:style-name="Horizontal_20_Line"/>
      <text:p text:style-name="P10">Убедитесь, что всё собирается без ошибок. С этим мы будем работать дальше.</text:p>
      <text:h text:style-name="P416"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43">О</text:span>птимизатор <text:span text:style-name="T43">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43">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4">Исходя из этого давайте добавим </text:span><text:span text:style-name="T45">в проект «EScript» </text:span><text:span text:style-name="T44">класс</text:span><text:span text:style-name="T46">ы лексического и синтаксического анализаторов. </text:span><text:span text:style-name="T47">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8">Parser вызывает функцию Lexer::next() до тех пор, пока она не вернёт E</text:span><text:span text:style-name="T50">of</text:span><text:span text:style-name="T48">,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9">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32">*</text:span><text:span text:style-name="T7"> </text:span><text:span text:style-name="T34">@file</text:span><text:span text:style-name="T7"> </text:span><text:span text:style-name="T32">lexer.h</text:span></text:p>
      <text:p text:style-name="КОД"><text:span text:style-name="T7"><text:s/></text:span><text:span text:style-name="T32">*</text:span><text:span text:style-name="T7"> </text:span><text:span text:style-name="T34">@brief</text:span><text:span text:style-name="T7"> </text:span><text:span text:style-name="T32">Лексический</text:span><text:span text:style-name="T7"> </text:span><text:span text:style-name="T32">анализатор</text:span><text:span text:style-name="T7"> </text:span><text:span text:style-name="T32">-</text:span><text:span text:style-name="T7"> </text:span><text:span text:style-name="T32">объявление</text:span></text:p>
      <text:p text:style-name="КОД"><text:span text:style-name="T7"><text:s/></text:span><text:span text:style-name="T32">*/</text:span></text:p>
      <text:p text:style-name="КОД">#<text:span text:style-name="T32">ifndef</text:span><text:span text:style-name="T7"> </text:span><text:span text:style-name="T32">LEXER_H</text:span></text:p>
      <text:p text:style-name="КОД">#<text:span text:style-name="T32">define</text:span><text:span text:style-name="T7"> </text:span><text:span text:style-name="T32">LEXER_H</text:span></text:p>
      <text:p text:style-name="КОД">#<text:span text:style-name="T32">include</text:span><text:span text:style-name="T7"> </text:span><text:span text:style-name="T25">"EScript_global.h"</text:span></text:p>
      <text:p text:style-name="КОД">#<text:span text:style-name="T32">include</text:span><text:span text:style-name="T7"> </text:span><text:span text:style-name="T25">"token.h"</text:span></text:p>
      <text:p text:style-name="КОД"><text:span text:style-name="T35">namespace</text:span><text:span text:style-name="T7"> </text:span><text:span text:style-name="T3">escript</text:span><text:span text:style-name="T7"> </text:span>{</text:p>
      <text:p text:style-name="КОД">/**</text:p>
      <text:p text:style-name="КОД"><text:span text:style-name="T7"><text:s/></text:span><text:span text:style-name="T32">*</text:span><text:span text:style-name="T7"> </text:span><text:span text:style-name="T34">@brief</text:span><text:span text:style-name="T7"> </text:span><text:span text:style-name="T32">Лексический</text:span><text:span text:style-name="T7"> </text:span><text:span text:style-name="T32">анализатор</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Lexer</text:span></text:p>
      <text:p text:style-name="КОД">{</text:p>
      <text:p text:style-name="КОД"><text:span text:style-name="T35">private</text:span>:</text:p>
      <text:p text:style-name="КОД"><text:span text:style-name="T7"><text:s text:c="4"/></text:span><text:span text:style-name="T25">//</text:span><text:span text:style-name="T7"> </text:span><text:span text:style-name="T25">разбираемый</text:span><text:span text:style-name="T7"> </text:span><text:span text:style-name="T25">текст</text:span></text:p>
      <text:p text:style-name="КОД"><text:span text:style-name="T7"><text:s text:c="4"/></text:span><text:span text:style-name="T35">const</text:span><text:span text:style-name="T7"> </text:span><text:span text:style-name="T2">std</text:span>::<text:span text:style-name="T2">u32string</text:span><text:span text:style-name="T7"> </text:span>&amp;<text:span text:style-name="T51">_text</text:span>;</text:p>
      <text:p text:style-name="КОД"><text:span text:style-name="T7"><text:s text:c="4"/></text:span><text:span text:style-name="T25">//</text:span><text:span text:style-name="T7"> </text:span><text:span text:style-name="T25">текущая</text:span><text:span text:style-name="T7"> </text:span><text:span text:style-name="T25">позиция</text:span><text:span text:style-name="T7"> </text:span><text:span text:style-name="T25">в</text:span><text:span text:style-name="T7"> </text:span><text:span text:style-name="T25">строке</text:span></text:p>
      <text:p text:style-name="КОД"><text:span text:style-name="T7"><text:s text:c="4"/></text:span><text:span text:style-name="T35">int</text:span><text:span text:style-name="T7"> </text:span><text:span text:style-name="T51">_pos</text:span><text:span text:style-name="T7"> </text:span>{<text:span text:style-name="T7"> </text:span><text:span text:style-name="T32">0</text:span><text:span text:style-name="T7"> </text:span>};</text:p>
      <text:p text:style-name="КОД"><text:span text:style-name="T7"><text:s text:c="4"/></text:span><text:span text:style-name="T25">//</text:span><text:span text:style-name="T7"> </text:span><text:span text:style-name="T25">последний</text:span><text:span text:style-name="T7"> </text:span><text:span text:style-name="T25">разобранный</text:span><text:span text:style-name="T7"> </text:span><text:span text:style-name="T25">токен</text:span></text:p>
      <text:p text:style-name="КОД"><text:span text:style-name="T7"><text:s text:c="4"/></text:span><text:span text:style-name="T2">Token</text:span><text:span text:style-name="T7"> </text:span><text:span text:style-name="T51">_token</text:span><text:span text:style-name="T7"> </text:span>=<text:span text:style-name="T7"> </text:span><text:span text:style-name="T2">Token</text:span>::<text:span text:style-name="T2">Eof</text:span>;</text:p>
      <text:p text:style-name="КОД"><text:span text:style-name="T7"><text:s text:c="4"/></text:span><text:span text:style-name="T25">//</text:span><text:span text:style-name="T7"> </text:span><text:span text:style-name="T25">строковое</text:span><text:span text:style-name="T7"> </text:span><text:span text:style-name="T25">представление</text:span><text:span text:style-name="T7"> </text:span><text:span text:style-name="T25">последнего</text:span><text:span text:style-name="T7"> </text:span><text:span text:style-name="T25">разобранного</text:span><text:span text:style-name="T7"> </text:span><text:span text:style-name="T25">токена</text:span></text:p>
      <text:p text:style-name="КОД"><text:span text:style-name="T7"><text:s text:c="4"/></text:span><text:span text:style-name="T2">std</text:span>::<text:span text:style-name="T2">u32string</text:span><text:span text:style-name="T7"> </text:span><text:span text:style-name="T51">_tokenText</text:span>;</text:p>
      <text:p text:style-name="КОД"><text:span text:style-name="T35">public</text:span>:</text:p>
      <text:p text:style-name="КОД"><text:soft-page-break/><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класса</text:span><text:span text:style-name="T7"> </text:span><text:span text:style-name="T32">Lexer</text:span></text:p>
      <text:p text:style-name="КОД"><text:span text:style-name="T7"><text:s text:c="5"/></text:span><text:span text:style-name="T32">*/</text:span></text:p>
      <text:p text:style-name="КОД"><text:span text:style-name="T7"><text:s text:c="4"/></text:span><text:span text:style-name="T20">Lexer</text:span>(<text:span text:style-name="T35">const</text:span><text:span text:style-name="T7"> </text:span><text:span text:style-name="T2">std</text:span>::<text:span text:style-name="T2">u32string</text:span><text:span text:style-name="T7"> </text:span>&amp;<text:span text:style-name="T14">strCode</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свобождает</text:span><text:span text:style-name="T7"> </text:span><text:span text:style-name="T32">связанные</text:span><text:span text:style-name="T7"> </text:span><text:span text:style-name="T32">с</text:span><text:span text:style-name="T7"> </text:span><text:span text:style-name="T32">этим</text:span><text:span text:style-name="T7"> </text:span><text:span text:style-name="T32">экземпляром</text:span><text:span text:style-name="T7"> </text:span><text:span text:style-name="T32">ресурсы</text:span></text:p>
      <text:p text:style-name="КОД"><text:span text:style-name="T7"><text:s text:c="5"/></text:span><text:span text:style-name="T32">*/</text:span></text:p>
      <text:p text:style-name="КОД"><text:span text:style-name="T7"><text:s text:c="4"/></text:span><text:span text:style-name="T35">virtual</text:span><text:span text:style-name="T7"> </text:span>~<text:span text:style-name="T22">Lexer</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озвращает</text:span><text:span text:style-name="T7"> </text:span><text:span text:style-name="T32">следующий</text:span><text:span text:style-name="T7"> </text:span><text:span text:style-name="T32">токен</text:span><text:span text:style-name="T7"> </text:span><text:span text:style-name="T32">из</text:span><text:span text:style-name="T7"> </text:span><text:span text:style-name="T32">входного</text:span><text:span text:style-name="T7"> </text:span><text:span text:style-name="T32">потока</text:span></text:p>
      <text:p text:style-name="КОД"><text:span text:style-name="T7"><text:s text:c="5"/></text:span><text:span text:style-name="T32">*</text:span><text:span text:style-name="T7"> </text:span><text:span text:style-name="T34">@return</text:span><text:span text:style-name="T7"> </text:span><text:span text:style-name="T32">Token::Eof</text:span><text:span text:style-name="T7"> </text:span><text:span text:style-name="T32">в</text:span><text:span text:style-name="T7"> </text:span><text:span text:style-name="T32">случе</text:span><text:span text:style-name="T7"> </text:span><text:span text:style-name="T32">достижения</text:span><text:span text:style-name="T7"> </text:span><text:span text:style-name="T32">конца</text:span><text:span text:style-name="T7"> </text:span><text:span text:style-name="T32">потока</text:span></text:p>
      <text:p text:style-name="КОД"><text:span text:style-name="T7"><text:s text:c="5"/></text:span><text:span text:style-name="T32">*/</text:span></text:p>
      <text:p text:style-name="КОД"><text:span text:style-name="T7"><text:s text:c="4"/></text:span><text:span text:style-name="T2">Token</text:span><text:span text:style-name="T7"> </text:span><text:span text:style-name="T20">next</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озвращает</text:span><text:span text:style-name="T7"> </text:span><text:span text:style-name="T32">последний</text:span><text:span text:style-name="T7"> </text:span><text:span text:style-name="T32">разобранный</text:span><text:span text:style-name="T7"> </text:span><text:span text:style-name="T32">токен</text:span></text:p>
      <text:p text:style-name="КОД"><text:span text:style-name="T7"><text:s text:c="5"/></text:span><text:span text:style-name="T32">*</text:span><text:span text:style-name="T7"> </text:span><text:span text:style-name="T34">@return</text:span></text:p>
      <text:p text:style-name="КОД"><text:span text:style-name="T7"><text:s text:c="5"/></text:span><text:span text:style-name="T32">*/</text:span></text:p>
      <text:p text:style-name="P314"><text:span text:style-name="T7"><text:s text:c="4"/></text:span><text:span text:style-name="T2">Token</text:span><text:span text:style-name="T7"> </text:span><text:span text:style-name="T20">currentToken</text:span>()<text:span text:style-name="T7"> </text:span><text:span text:style-name="T35">const</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озвращает</text:span><text:span text:style-name="T7"> </text:span><text:span text:style-name="T32">строковое</text:span><text:span text:style-name="T7"> </text:span><text:span text:style-name="T32">представление</text:span><text:span text:style-name="T7"> </text:span><text:span text:style-name="T32">последнего</text:span><text:span text:style-name="T7"> </text:span><text:span text:style-name="T32">разобранного</text:span><text:span text:style-name="T7"> </text:span><text:span text:style-name="T32">токена</text:span></text:p>
      <text:p text:style-name="КОД"><text:span text:style-name="T7"><text:s text:c="5"/></text:span><text:span text:style-name="T32">*</text:span><text:span text:style-name="T7"> </text:span><text:span text:style-name="T34">@return</text:span></text:p>
      <text:p text:style-name="КОД"><text:span text:style-name="T7"><text:s text:c="5"/></text:span><text:span text:style-name="T32">*/</text:span></text:p>
      <text:p text:style-name="КОД"><text:span text:style-name="T7"><text:s text:c="4"/></text:span><text:span text:style-name="T35">const</text:span><text:span text:style-name="T7"> </text:span><text:span text:style-name="T2">std</text:span>::<text:span text:style-name="T2">u32string</text:span><text:span text:style-name="T7"> </text:span>&amp;<text:span text:style-name="T20">tokenText</text:span>()<text:span text:style-name="T7"> </text:span><text:span text:style-name="T35">const</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LEXER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lexer.cpp</text:span></text:p>
      <text:p text:style-name="КОД"><text:span text:style-name="T7"><text:s/></text:span><text:span text:style-name="T32">*</text:span><text:span text:style-name="T7"> </text:span><text:span text:style-name="T34">@brief</text:span><text:span text:style-name="T7"> </text:span><text:span text:style-name="T32">Лексический</text:span><text:span text:style-name="T7"> </text:span><text:span text:style-name="T32">анализатор</text:span><text:span text:style-name="T7"> </text:span><text:span text:style-name="T32">-</text:span><text:span text:style-name="T7"> </text:span><text:span text:style-name="T32">реализация</text:span></text:p>
      <text:p text:style-name="КОД"><text:span text:style-name="T7"><text:s/></text:span><text:span text:style-name="T32">*/</text:span></text:p>
      <text:p text:style-name="КОД">#<text:span text:style-name="T32">include</text:span><text:span text:style-name="T7"> </text:span><text:span text:style-name="T25">"stdafx.h"</text:span></text:p>
      <text:p text:style-name="КОД"><text:span text:style-name="T32">#include</text:span><text:span text:style-name="T7"> </text:span><text:span text:style-name="T25">"lexer.h"</text:span></text:p>
      <text:p text:style-name="КОД"><text:span text:style-name="T35">namespace</text:span><text:span text:style-name="T7"> </text:span><text:span text:style-name="T3">escript</text:span><text:span text:style-name="T7"> </text:span>{</text:p>
      <text:p text:style-name="КОД"><text:span text:style-name="T2">Lexer</text:span>::<text:span text:style-name="T20">Lexer</text:span>(<text:span text:style-name="T35">const</text:span><text:span text:style-name="T7"> </text:span><text:span text:style-name="T2">std</text:span>::<text:span text:style-name="T2">u32string</text:span><text:span text:style-name="T7"> </text:span>&amp;<text:span text:style-name="T14">strCode</text:span>)</text:p>
      <text:p text:style-name="КОД"><text:span text:style-name="T7"><text:s text:c="4"/></text:span>:<text:span text:style-name="T7"> </text:span><text:span text:style-name="T51">_text</text:span>(<text:span text:style-name="T14">strCode</text:span>)</text:p>
      <text:p text:style-name="КОД">{</text:p>
      <text:p text:style-name="КОД">}</text:p>
      <text:p text:style-name="КОД"><text:span text:style-name="T2">Lexer</text:span>::~<text:span text:style-name="T22">Lexer</text:span>()</text:p>
      <text:p text:style-name="КОД">{</text:p>
      <text:p text:style-name="КОД">}</text:p>
      <text:p text:style-name="КОД"><text:span text:style-name="T2">Token</text:span><text:span text:style-name="T7"> </text:span><text:span text:style-name="T2">Lexer</text:span>::<text:span text:style-name="T20">next</text:span>()</text:p>
      <text:p text:style-name="КОД">{</text:p>
      <text:p text:style-name="КОД"><text:span text:style-name="T7"><text:s text:c="4"/></text:span><text:span text:style-name="T35">return</text:span><text:span text:style-name="T7"> </text:span><text:span text:style-name="T2">Token</text:span>::<text:span text:style-name="T2">Eof</text:span>;</text:p>
      <text:p text:style-name="КОД">}</text:p>
      <text:p text:style-name="P314"><text:span text:style-name="T2">Token</text:span><text:span text:style-name="T7"> </text:span><text:span text:style-name="T2">Lexer</text:span>::<text:span text:style-name="T20">currentToken</text:span>()<text:span text:style-name="T7"> </text:span><text:span text:style-name="T35">const</text:span></text:p>
      <text:p text:style-name="КОД">{</text:p>
      <text:p text:style-name="КОД"><text:span text:style-name="T7"><text:s text:c="4"/></text:span><text:span text:style-name="T35">return</text:span><text:span text:style-name="T7"> </text:span><text:span text:style-name="T51">_token</text:span>;</text:p>
      <text:p text:style-name="КОД">}</text:p>
      <text:p text:style-name="КОД"><text:span text:style-name="T35">const</text:span><text:span text:style-name="T7"> </text:span><text:span text:style-name="T2">std</text:span>::<text:span text:style-name="T2">u32string</text:span><text:span text:style-name="T7"> </text:span>&amp;<text:span text:style-name="T2">Lexer</text:span>::<text:span text:style-name="T20">tokenText</text:span>()<text:span text:style-name="T7"> </text:span><text:span text:style-name="T35">const</text:span></text:p>
      <text:p text:style-name="КОД">{</text:p>
      <text:p text:style-name="КОД"><text:span text:style-name="T7"><text:s text:c="4"/></text:span><text:span text:style-name="T35">return</text:span><text:span text:style-name="T7"> </text:span><text:span text:style-name="T51">_tokenText</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token.h</text:span></text:p>
      <text:p text:style-name="КОД"><text:span text:style-name="T7"><text:s/></text:span><text:span text:style-name="T32">*</text:span><text:span text:style-name="T7"> </text:span><text:span text:style-name="T34">@brief</text:span><text:span text:style-name="T7"> </text:span><text:span text:style-name="T32">Определение</text:span><text:span text:style-name="T7"> </text:span><text:span text:style-name="T32">токенов</text:span></text:p>
      <text:p text:style-name="КОД"><text:span text:style-name="T7"><text:s/></text:span><text:span text:style-name="T32">*/</text:span></text:p>
      <text:p text:style-name="КОД">#<text:span text:style-name="T32">ifndef</text:span><text:span text:style-name="T7"> </text:span><text:span text:style-name="T32">TOKEN_H</text:span></text:p>
      <text:p text:style-name="КОД">#<text:span text:style-name="T32">define</text:span><text:span text:style-name="T7"> </text:span><text:span text:style-name="T32">TOKEN_H</text:span></text:p>
      <text:p text:style-name="КОД"><text:span text:style-name="T35">namespace</text:span><text:span text:style-name="T7"> </text:span><text:span text:style-name="T3">escript</text:span><text:span text:style-name="T7"> </text:span>{</text:p>
      <text:p text:style-name="КОД"><text:soft-page-break/>/**</text:p>
      <text:p text:style-name="КОД"><text:span text:style-name="T7"><text:s/></text:span><text:span text:style-name="T32">*</text:span><text:span text:style-name="T7"> </text:span><text:span text:style-name="T34">@brief</text:span><text:span text:style-name="T7"> </text:span><text:span text:style-name="T32">Токен</text:span></text:p>
      <text:p text:style-name="КОД"><text:span text:style-name="T7"><text:s/></text:span><text:span text:style-name="T32">*/</text:span></text:p>
      <text:p text:style-name="КОД"><text:span text:style-name="T35">enum</text:span><text:span text:style-name="T7"> </text:span><text:span text:style-name="T35">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2">0</text:span>,<text:span text:style-name="T7"> </text:span><text:span text:style-name="T25">//</text:span><text:span text:style-name="T7"> </text:span><text:span text:style-name="T25">Конец</text:span><text:span text:style-name="T7"> </text:span><text:span text:style-name="T25">потока</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TOKEN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parser.h</text:span></text:p>
      <text:p text:style-name="КОД"><text:span text:style-name="T7"><text:s/></text:span><text:span text:style-name="T32">*</text:span><text:span text:style-name="T7"> </text:span><text:span text:style-name="T34">@brief</text:span><text:span text:style-name="T7"> </text:span><text:span text:style-name="T32">Синтаксический</text:span><text:span text:style-name="T7"> </text:span><text:span text:style-name="T32">анализатор</text:span><text:span text:style-name="T7"> </text:span><text:span text:style-name="T32">-</text:span><text:span text:style-name="T7"> </text:span><text:span text:style-name="T32">объявление</text:span></text:p>
      <text:p text:style-name="КОД"><text:span text:style-name="T7"><text:s/></text:span><text:span text:style-name="T32">*/</text:span></text:p>
      <text:p text:style-name="КОД">#<text:span text:style-name="T32">ifndef</text:span><text:span text:style-name="T7"> </text:span><text:span text:style-name="T32">PARSER_H</text:span></text:p>
      <text:p text:style-name="КОД">#<text:span text:style-name="T32">define</text:span><text:span text:style-name="T7"> </text:span><text:span text:style-name="T32">PARSER_H</text:span></text:p>
      <text:p text:style-name="КОД">#<text:span text:style-name="T32">include</text:span><text:span text:style-name="T7"> </text:span><text:span text:style-name="T25">"lexer.h"</text:span></text:p>
      <text:p text:style-name="КОД"><text:span text:style-name="T35">namespace</text:span><text:span text:style-name="T7"> </text:span><text:span text:style-name="T3">escript</text:span><text:span text:style-name="T7"> </text:span>{</text:p>
      <text:p text:style-name="КОД">#<text:span text:style-name="T32">include</text:span><text:span text:style-name="T7"> </text:span><text:span text:style-name="T25">"EScript_global.h"</text:span></text:p>
      <text:p text:style-name="КОД"><text:span text:style-name="T35">class</text:span><text:span text:style-name="T7"> </text:span><text:span text:style-name="T32">ESCRIPT_EXPORT</text:span><text:span text:style-name="T7"> </text:span><text:span text:style-name="T3">Parser</text:span></text:p>
      <text:p text:style-name="КОД">{</text:p>
      <text:p text:style-name="КОД"><text:span text:style-name="T35">private</text:span>:</text:p>
      <text:p text:style-name="КОД"><text:span text:style-name="T7"><text:s text:c="4"/></text:span><text:span text:style-name="T2">std</text:span>::<text:span text:style-name="T2">unique_ptr</text:span>&lt;<text:span text:style-name="T2">Lexer</text:span>&gt;<text:span text:style-name="T7"> </text:span><text:span text:style-name="T51">_lexer</text:span>;</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класса</text:span><text:span text:style-name="T7"> </text:span><text:span text:style-name="T32">Parser</text:span></text:p>
      <text:p text:style-name="КОД"><text:span text:style-name="T7"><text:s text:c="5"/></text:span><text:span text:style-name="T32">*/</text:span></text:p>
      <text:p text:style-name="КОД"><text:span text:style-name="T7"><text:s text:c="4"/></text:span><text:span text:style-name="T20">Parser</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свобождает</text:span><text:span text:style-name="T7"> </text:span><text:span text:style-name="T32">связанные</text:span><text:span text:style-name="T7"> </text:span><text:span text:style-name="T32">с</text:span><text:span text:style-name="T7"> </text:span><text:span text:style-name="T32">этим</text:span><text:span text:style-name="T7"> </text:span><text:span text:style-name="T32">экземпляром</text:span><text:span text:style-name="T7"> </text:span><text:span text:style-name="T32">ресурсы</text:span></text:p>
      <text:p text:style-name="КОД"><text:span text:style-name="T7"><text:s text:c="5"/></text:span><text:span text:style-name="T32">*/</text:span></text:p>
      <text:p text:style-name="КОД"><text:span text:style-name="T7"><text:s text:c="4"/></text:span><text:span text:style-name="T35">virtual</text:span><text:span text:style-name="T7"> </text:span>~<text:span text:style-name="T22">Parser</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производит</text:span><text:span text:style-name="T7"> </text:span><text:span text:style-name="T32">синтаксический</text:span><text:span text:style-name="T7"> </text:span><text:span text:style-name="T32">разбор</text:span><text:span text:style-name="T7"> </text:span><text:span text:style-name="T32">строки</text:span><text:span text:style-name="T7"> </text:span><text:span text:style-name="T32">кода</text:span></text:p>
      <text:p text:style-name="КОД"><text:span text:style-name="T7"><text:s text:c="5"/></text:span><text:span text:style-name="T32">*</text:span><text:span text:style-name="T7"> </text:span><text:span text:style-name="T34">@param</text:span><text:span text:style-name="T7"> </text:span><text:span text:style-name="T32">strCode</text:span><text:span text:style-name="T7"> </text:span><text:span text:style-name="T32">строка</text:span><text:span text:style-name="T7"> </text:span><text:span text:style-name="T32">кода</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parse</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PARSER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parser.cpp</text:span></text:p>
      <text:p text:style-name="КОД"><text:span text:style-name="T7"><text:s/></text:span><text:span text:style-name="T32">*</text:span><text:span text:style-name="T7"> </text:span><text:span text:style-name="T34">@brief</text:span><text:span text:style-name="T7"> </text:span><text:span text:style-name="T32">Синтаксический</text:span><text:span text:style-name="T7"> </text:span><text:span text:style-name="T32">анализатор</text:span><text:span text:style-name="T7"> </text:span><text:span text:style-name="T32">-</text:span><text:span text:style-name="T7"> </text:span><text:span text:style-name="T32">реализация</text:span></text:p>
      <text:p text:style-name="КОД"><text:span text:style-name="T7"><text:s/></text:span><text:span text:style-name="T32">*/</text:span></text:p>
      <text:p text:style-name="КОД">#<text:span text:style-name="T32">include</text:span><text:span text:style-name="T7"> </text:span><text:span text:style-name="T25">"stdafx.h"</text:span></text:p>
      <text:p text:style-name="КОД">#<text:span text:style-name="T32">include</text:span><text:span text:style-name="T7"> </text:span><text:span text:style-name="T25">"parser.h"</text:span></text:p>
      <text:p text:style-name="КОД"><text:span text:style-name="T35">namespace</text:span><text:span text:style-name="T7"> </text:span><text:span text:style-name="T3">escript</text:span><text:span text:style-name="T7"> </text:span>{</text:p>
      <text:p text:style-name="КОД"><text:span text:style-name="T2">Parser</text:span>::<text:span text:style-name="T20">Parser</text:span>()</text:p>
      <text:p text:style-name="КОД">{</text:p>
      <text:p text:style-name="КОД">}</text:p>
      <text:p text:style-name="КОД"><text:span text:style-name="T2">Parser</text:span>::~<text:span text:style-name="T22">Parser</text:span>()</text:p>
      <text:p text:style-name="КОД">{</text:p>
      <text:p text:style-name="КОД">}</text:p>
      <text:p text:style-name="КОД"><text:span text:style-name="T35">void</text:span><text:span text:style-name="T7"> </text:span><text:span text:style-name="T2">Parser</text:span>::<text:span text:style-name="T20">parse</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pan text:style-name="T7"><text:s text:c="4"/></text:span><text:span text:style-name="T51">_lexer</text:span><text:span text:style-name="T7"> </text:span><text:span text:style-name="T19">=</text:span><text:span text:style-name="T7"> </text:span><text:span text:style-name="T2">std</text:span>::<text:span text:style-name="T19">make_unique</text:span>&lt;<text:span text:style-name="T2">Lexer</text:span>&gt;(<text:span text:style-name="T14">strCode</text:span>);</text:p>
      <text:p text:style-name="КОД"><text:span text:style-name="T7"><text:s text:c="4"/></text:span><text:span text:style-name="T35">while</text:span><text:span text:style-name="T7"> </text:span>(<text:span text:style-name="T51">_lexer</text:span><text:span text:style-name="T19">-&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P17"><text:soft-page-break/>Осталось немного изменить файл «escript.cpp»:</text:p>
      <text:p text:style-name="КОД">#<text:span text:style-name="T32">include</text:span><text:span text:style-name="T7"> </text:span><text:span text:style-name="T25">"parser.h"</text:span></text:p>
      <text:p text:style-name="КОД">..................</text:p>
      <text:p text:style-name="КОД"><text:span text:style-name="T35">void</text:span><text:span text:style-name="T7"> </text:span><text:span text:style-name="T2">EScript</text:span>::<text:span text:style-name="T20">eval</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pan text:style-name="T7"><text:s text:c="4"/></text:span><text:span text:style-name="T2">Parser</text:span><text:span text:style-name="T7"> </text:span><text:span text:style-name="T14">parser</text:span>;</text:p>
      <text:p text:style-name="КОД"><text:span text:style-name="T7"><text:s text:c="4"/></text:span><text:span text:style-name="T14">parser</text:span>.<text:span text:style-name="T19">parse</text:span>(<text:span text:style-name="T14">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6">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53">это операции: </text:span></text:p>
      <text:list xml:id="list1433473802" text:style-name="L2">
        <text:list-item>
          <text:p text:style-name="P426">. (доступ к свойству),[] (доступ к свойству),() (вызов функции), new (создание нового объекта),</text:p>
        </text:list-item>
        <text:list-item>
          <text:p text:style-name="P426">++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426">* (умножение), / (деление), % (остаток от деления),</text:p>
        </text:list-item>
        <text:list-item>
          <text:p text:style-name="P426">+ (сложение), - (вычитание), + (конкатенация строк),</text:p>
        </text:list-item>
        <text:list-item>
          <text:p text:style-name="P426">&lt;&lt; (сдвиг влево), &gt;&gt; (сдвиг вправо с расширением знакового разряда), &gt;&gt;&gt; (сдвиг вправо с дополнением нулями),</text:p>
        </text:list-item>
        <text:list-item>
          <text:p text:style-name="P426">&lt; (меньше), &lt;= (меньше или равно), &gt; (больше), &gt;= (больше или равно), instanceof (проверка типа объекта), in (проверка наличия свойства),</text:p>
        </text:list-item>
        <text:list-item>
          <text:p text:style-name="P426">== (проверка на равенство), != (проверка на неравенство), === (проверка на идентичность), !== (проверка на неидентичность),</text:p>
        </text:list-item>
        <text:list-item>
          <text:p text:style-name="P426"><text:soft-page-break/>&amp; (поразрядная конъюнкция),</text:p>
        </text:list-item>
        <text:list-item>
          <text:p text:style-name="P426">^ (поразрядное сложение по модулю 2),</text:p>
        </text:list-item>
        <text:list-item>
          <text:p text:style-name="P426">| (поразрядная дизъюнкция),</text:p>
        </text:list-item>
        <text:list-item>
          <text:p text:style-name="P426">&amp;&amp; (конъюнкция),</text:p>
        </text:list-item>
        <text:list-item>
          <text:p text:style-name="P426">|| (дизъюнкция),</text:p>
        </text:list-item>
        <text:list-item>
          <text:p text:style-name="P426">?: (тернарная условная операция),</text:p>
        </text:list-item>
        <text:list-item>
          <text:p text:style-name="P426">= (присваивание), *=, /=, +=, -=, &lt;&lt;=, &gt;&gt;=, &gt;&gt;&gt;=, &amp;=, ^=, |= (присваивание с операцией),</text:p>
        </text:list-item>
        <text:list-item>
          <text:p text:style-name="P426">, (множественное вычисление)</text:p>
        </text:list-item>
      </text:list>
      <text:p text:style-name="P21">Кроме того, это <text:span text:style-name="T53">числа, строки, регулярные выражения.</text:span></text:p>
      <text:p text:style-name="P20"><text:span text:style-name="T53">Комментарии </text:span><text:span text:style-name="T54">и пробелы</text:span><text:span text:style-name="T53"> мы будем отбрасывать на этапе лексического анализа. </text:span><text:span text:style-name="T55">Лексемам дадим читаемые имена.</text:span></text:p>
      <text:p text:style-name="КОД">/**</text:p>
      <text:p text:style-name="КОД"><text:span text:style-name="T7"><text:s/></text:span><text:span text:style-name="T32">*</text:span><text:span text:style-name="T7"> </text:span><text:span text:style-name="T34">@file</text:span><text:span text:style-name="T7"> </text:span><text:span text:style-name="T32">token.h</text:span></text:p>
      <text:p text:style-name="КОД"><text:span text:style-name="T7"><text:s/></text:span><text:span text:style-name="T32">*</text:span><text:span text:style-name="T7"> </text:span><text:span text:style-name="T34">@brief</text:span><text:span text:style-name="T7"> </text:span><text:span text:style-name="T32">Определение</text:span><text:span text:style-name="T7"> </text:span><text:span text:style-name="T32">токенов</text:span></text:p>
      <text:p text:style-name="КОД"><text:span text:style-name="T7"><text:s/></text:span><text:span text:style-name="T32">*/</text:span></text:p>
      <text:p text:style-name="КОД">#<text:span text:style-name="T32">ifndef</text:span><text:span text:style-name="T7"> </text:span><text:span text:style-name="T32">TOKEN_H</text:span></text:p>
      <text:p text:style-name="КОД">#<text:span text:style-name="T32">define</text:span><text:span text:style-name="T7"> </text:span><text:span text:style-name="T32">TOKEN_H</text:span></text:p>
      <text:p text:style-name="КОД"><text:span text:style-name="T35">namespace</text:span><text:span text:style-name="T7"> </text:span><text:span text:style-name="T3">escript</text:span><text:span text:style-name="T7"> </text:span>{</text:p>
      <text:p text:style-name="КОД">/**</text:p>
      <text:p text:style-name="КОД"><text:span text:style-name="T7"><text:s/></text:span><text:span text:style-name="T32">*</text:span><text:span text:style-name="T7"> </text:span><text:span text:style-name="T34">@brief</text:span><text:span text:style-name="T7"> </text:span><text:span text:style-name="T32">Токен/лексема</text:span></text:p>
      <text:p text:style-name="КОД"><text:span text:style-name="T7"><text:s/></text:span><text:span text:style-name="T32">*/</text:span></text:p>
      <text:p text:style-name="КОД"><text:span text:style-name="T35">enum</text:span><text:span text:style-name="T7"> </text:span><text:span text:style-name="T35">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2">0</text:span>,<text:span text:style-name="T7"> <text:s text:c="11"/></text:span><text:span text:style-name="T25">//</text:span><text:span text:style-name="T7"> </text:span><text:span text:style-name="T25">Конец</text:span><text:span text:style-name="T7"> </text:span><text:span text:style-name="T25">потока</text:span></text:p>
      <text:p text:style-name="КОД"><text:span text:style-name="T7"><text:s text:c="4"/></text:span><text:span text:style-name="T2">Break</text:span>,<text:span text:style-name="T7"> <text:s text:c="13"/></text:span><text:span text:style-name="T25">//</text:span><text:span text:style-name="T7"> </text:span><text:span text:style-name="T25">break</text:span></text:p>
      <text:p text:style-name="КОД"><text:span text:style-name="T7"><text:s text:c="4"/></text:span><text:span text:style-name="T2">Case</text:span>,<text:span text:style-name="T7"> <text:s text:c="14"/></text:span><text:span text:style-name="T25">//</text:span><text:span text:style-name="T7"> </text:span><text:span text:style-name="T25">case</text:span></text:p>
      <text:p text:style-name="КОД"><text:span text:style-name="T7"><text:s text:c="4"/></text:span><text:span text:style-name="T2">Catch</text:span>,<text:span text:style-name="T7"> <text:s text:c="13"/></text:span><text:span text:style-name="T25">//</text:span><text:span text:style-name="T7"> </text:span><text:span text:style-name="T25">catch</text:span></text:p>
      <text:p text:style-name="КОД"><text:span text:style-name="T7"><text:s text:c="4"/></text:span><text:span text:style-name="T2">Class</text:span>,<text:span text:style-name="T7"> <text:s text:c="13"/></text:span><text:span text:style-name="T25">//</text:span><text:span text:style-name="T7"> </text:span><text:span text:style-name="T25">class</text:span></text:p>
      <text:p text:style-name="КОД"><text:span text:style-name="T7"><text:s text:c="4"/></text:span><text:span text:style-name="T2">Const</text:span>,<text:span text:style-name="T7"> <text:s text:c="13"/></text:span><text:span text:style-name="T25">//</text:span><text:span text:style-name="T7"> </text:span><text:span text:style-name="T25">const</text:span></text:p>
      <text:p text:style-name="КОД"><text:span text:style-name="T7"><text:s text:c="4"/></text:span><text:span text:style-name="T2">Continue</text:span>,<text:span text:style-name="T7"> <text:s text:c="10"/></text:span><text:span text:style-name="T25">//</text:span><text:span text:style-name="T7"> </text:span><text:span text:style-name="T25">continue</text:span></text:p>
      <text:p text:style-name="КОД"><text:span text:style-name="T7"><text:s text:c="4"/></text:span><text:span text:style-name="T2">Debugger</text:span>,<text:span text:style-name="T7"> <text:s text:c="10"/></text:span><text:span text:style-name="T25">//</text:span><text:span text:style-name="T7"> </text:span><text:span text:style-name="T25">debugger</text:span></text:p>
      <text:p text:style-name="КОД"><text:span text:style-name="T7"><text:s text:c="4"/></text:span><text:span text:style-name="T2">Default</text:span>,<text:span text:style-name="T7"> <text:s text:c="11"/></text:span><text:span text:style-name="T25">//</text:span><text:span text:style-name="T7"> </text:span><text:span text:style-name="T25">default</text:span></text:p>
      <text:p text:style-name="КОД"><text:span text:style-name="T7"><text:s text:c="4"/></text:span><text:span text:style-name="T2">Delete</text:span>,<text:span text:style-name="T7"> <text:s text:c="12"/></text:span><text:span text:style-name="T25">//</text:span><text:span text:style-name="T7"> </text:span><text:span text:style-name="T25">delete</text:span></text:p>
      <text:p text:style-name="КОД"><text:span text:style-name="T7"><text:s text:c="4"/></text:span><text:span text:style-name="T2">Do</text:span>,<text:span text:style-name="T7"> <text:s text:c="16"/></text:span><text:span text:style-name="T25">//</text:span><text:span text:style-name="T7"> </text:span><text:span text:style-name="T25">do</text:span></text:p>
      <text:p text:style-name="КОД"><text:span text:style-name="T7"><text:s text:c="4"/></text:span><text:span text:style-name="T2">Else</text:span>,<text:span text:style-name="T7"> <text:s text:c="14"/></text:span><text:span text:style-name="T25">//</text:span><text:span text:style-name="T7"> </text:span><text:span text:style-name="T25">else</text:span></text:p>
      <text:p text:style-name="КОД"><text:span text:style-name="T7"><text:s text:c="4"/></text:span><text:span text:style-name="T2">Enum</text:span>,<text:span text:style-name="T7"> <text:s text:c="14"/></text:span><text:span text:style-name="T25">//</text:span><text:span text:style-name="T7"> </text:span><text:span text:style-name="T25">enum</text:span></text:p>
      <text:p text:style-name="КОД"><text:span text:style-name="T7"><text:s text:c="4"/></text:span><text:span text:style-name="T2">Export</text:span>,<text:span text:style-name="T7"> <text:s text:c="12"/></text:span><text:span text:style-name="T25">//</text:span><text:span text:style-name="T7"> </text:span><text:span text:style-name="T25">export</text:span></text:p>
      <text:p text:style-name="КОД"><text:span text:style-name="T7"><text:s text:c="4"/></text:span><text:span text:style-name="T2">Extends</text:span>,<text:span text:style-name="T7"> <text:s text:c="11"/></text:span><text:span text:style-name="T25">//</text:span><text:span text:style-name="T7"> </text:span><text:span text:style-name="T25">extends</text:span></text:p>
      <text:p text:style-name="КОД"><text:span text:style-name="T7"><text:s text:c="4"/></text:span><text:span text:style-name="T2">Finally</text:span>,<text:span text:style-name="T7"> <text:s text:c="11"/></text:span><text:span text:style-name="T25">//</text:span><text:span text:style-name="T7"> </text:span><text:span text:style-name="T25">finally</text:span></text:p>
      <text:p text:style-name="КОД"><text:span text:style-name="T7"><text:s text:c="4"/></text:span><text:span text:style-name="T2">For</text:span>,<text:span text:style-name="T7"> <text:s text:c="15"/></text:span><text:span text:style-name="T25">//</text:span><text:span text:style-name="T7"> </text:span><text:span text:style-name="T25">for</text:span></text:p>
      <text:p text:style-name="КОД"><text:span text:style-name="T7"><text:s text:c="4"/></text:span><text:span text:style-name="T2">Function</text:span>,<text:span text:style-name="T7"> <text:s text:c="10"/></text:span><text:span text:style-name="T25">//</text:span><text:span text:style-name="T7"> </text:span><text:span text:style-name="T25">function</text:span></text:p>
      <text:p text:style-name="КОД"><text:span text:style-name="T7"><text:s text:c="4"/></text:span><text:span text:style-name="T2">If</text:span>,<text:span text:style-name="T7"> <text:s text:c="16"/></text:span><text:span text:style-name="T25">//</text:span><text:span text:style-name="T7"> </text:span><text:span text:style-name="T25">if</text:span></text:p>
      <text:p text:style-name="КОД"><text:span text:style-name="T7"><text:s text:c="4"/></text:span><text:span text:style-name="T2">Implements</text:span>,<text:span text:style-name="T7"> <text:s text:c="8"/></text:span><text:span text:style-name="T25">//</text:span><text:span text:style-name="T7"> </text:span><text:span text:style-name="T25">implements</text:span></text:p>
      <text:p text:style-name="КОД"><text:span text:style-name="T7"><text:s text:c="4"/></text:span><text:span text:style-name="T2">Import</text:span>,<text:span text:style-name="T7"> <text:s text:c="12"/></text:span><text:span text:style-name="T25">//</text:span><text:span text:style-name="T7"> </text:span><text:span text:style-name="T25">import</text:span></text:p>
      <text:p text:style-name="КОД"><text:span text:style-name="T7"><text:s text:c="4"/></text:span><text:span text:style-name="T2">In</text:span>,<text:span text:style-name="T7"> <text:s text:c="16"/></text:span><text:span text:style-name="T25">//</text:span><text:span text:style-name="T7"> </text:span><text:span text:style-name="T25">in</text:span></text:p>
      <text:p text:style-name="КОД"><text:span text:style-name="T7"><text:s text:c="4"/></text:span><text:span text:style-name="T2">Instanceof</text:span>,<text:span text:style-name="T7"> <text:s text:c="8"/></text:span><text:span text:style-name="T25">//</text:span><text:span text:style-name="T7"> </text:span><text:span text:style-name="T25">instanceof</text:span></text:p>
      <text:p text:style-name="КОД"><text:span text:style-name="T7"><text:s text:c="4"/></text:span><text:span text:style-name="T2">Interface</text:span>,<text:span text:style-name="T7"> <text:s text:c="9"/></text:span><text:span text:style-name="T25">//</text:span><text:span text:style-name="T7"> </text:span><text:span text:style-name="T25">interface</text:span></text:p>
      <text:p text:style-name="КОД"><text:span text:style-name="T7"><text:s text:c="4"/></text:span><text:span text:style-name="T2">Let</text:span>,<text:span text:style-name="T7"> <text:s text:c="15"/></text:span><text:span text:style-name="T25">//</text:span><text:span text:style-name="T7"> </text:span><text:span text:style-name="T25">let</text:span></text:p>
      <text:p text:style-name="КОД"><text:span text:style-name="T7"><text:s text:c="4"/></text:span><text:span text:style-name="T2">New</text:span>,<text:span text:style-name="T7"> <text:s text:c="15"/></text:span><text:span text:style-name="T25">//</text:span><text:span text:style-name="T7"> </text:span><text:span text:style-name="T25">new</text:span></text:p>
      <text:p text:style-name="КОД"><text:span text:style-name="T7"><text:s text:c="4"/></text:span><text:span text:style-name="T2">Package</text:span>,<text:span text:style-name="T7"> <text:s text:c="11"/></text:span><text:span text:style-name="T25">//</text:span><text:span text:style-name="T7"> </text:span><text:span text:style-name="T25">package</text:span></text:p>
      <text:p text:style-name="КОД"><text:span text:style-name="T7"><text:s text:c="4"/></text:span><text:span text:style-name="T2">Private</text:span>,<text:span text:style-name="T7"> <text:s text:c="11"/></text:span><text:span text:style-name="T25">//</text:span><text:span text:style-name="T7"> </text:span><text:span text:style-name="T25">private</text:span></text:p>
      <text:p text:style-name="КОД"><text:span text:style-name="T7"><text:s text:c="4"/></text:span><text:span text:style-name="T2">Protected</text:span>,<text:span text:style-name="T7"> <text:s text:c="9"/></text:span><text:span text:style-name="T25">//</text:span><text:span text:style-name="T7"> </text:span><text:span text:style-name="T25">protected</text:span></text:p>
      <text:p text:style-name="КОД"><text:soft-page-break/><text:span text:style-name="T7"><text:s text:c="4"/></text:span><text:span text:style-name="T2">Public</text:span>,<text:span text:style-name="T7"> <text:s text:c="12"/></text:span><text:span text:style-name="T25">//</text:span><text:span text:style-name="T7"> </text:span><text:span text:style-name="T25">public</text:span></text:p>
      <text:p text:style-name="КОД"><text:span text:style-name="T7"><text:s text:c="4"/></text:span><text:span text:style-name="T2">Return</text:span>,<text:span text:style-name="T7"> <text:s text:c="12"/></text:span><text:span text:style-name="T25">//</text:span><text:span text:style-name="T7"> </text:span><text:span text:style-name="T25">return</text:span></text:p>
      <text:p text:style-name="КОД"><text:span text:style-name="T7"><text:s text:c="4"/></text:span><text:span text:style-name="T2">Static</text:span>,<text:span text:style-name="T7"> <text:s text:c="12"/></text:span><text:span text:style-name="T25">//</text:span><text:span text:style-name="T7"> </text:span><text:span text:style-name="T25">static</text:span></text:p>
      <text:p text:style-name="КОД"><text:span text:style-name="T7"><text:s text:c="4"/></text:span><text:span text:style-name="T2">Super</text:span>,<text:span text:style-name="T7"> <text:s text:c="13"/></text:span><text:span text:style-name="T25">//</text:span><text:span text:style-name="T7"> </text:span><text:span text:style-name="T25">super</text:span></text:p>
      <text:p text:style-name="КОД"><text:span text:style-name="T7"><text:s text:c="4"/></text:span><text:span text:style-name="T2">Switch</text:span>,<text:span text:style-name="T7"> <text:s text:c="12"/></text:span><text:span text:style-name="T25">//</text:span><text:span text:style-name="T7"> </text:span><text:span text:style-name="T25">switch</text:span></text:p>
      <text:p text:style-name="КОД"><text:span text:style-name="T7"><text:s text:c="4"/></text:span><text:span text:style-name="T2">This</text:span>,<text:span text:style-name="T7"> <text:s text:c="14"/></text:span><text:span text:style-name="T25">//</text:span><text:span text:style-name="T7"> </text:span><text:span text:style-name="T25">this</text:span></text:p>
      <text:p text:style-name="КОД"><text:span text:style-name="T7"><text:s text:c="4"/></text:span><text:span text:style-name="T2">Throw</text:span>,<text:span text:style-name="T7"> <text:s text:c="13"/></text:span><text:span text:style-name="T25">//</text:span><text:span text:style-name="T7"> </text:span><text:span text:style-name="T25">throw</text:span></text:p>
      <text:p text:style-name="КОД"><text:span text:style-name="T7"><text:s text:c="4"/></text:span><text:span text:style-name="T2">Try</text:span>,<text:span text:style-name="T7"> <text:s text:c="15"/></text:span><text:span text:style-name="T25">//</text:span><text:span text:style-name="T7"> </text:span><text:span text:style-name="T25">try</text:span></text:p>
      <text:p text:style-name="КОД"><text:span text:style-name="T7"><text:s text:c="4"/></text:span><text:span text:style-name="T2">Typeof</text:span>,<text:span text:style-name="T7"> <text:s text:c="12"/></text:span><text:span text:style-name="T25">//</text:span><text:span text:style-name="T7"> </text:span><text:span text:style-name="T25">typeof</text:span></text:p>
      <text:p text:style-name="КОД"><text:span text:style-name="T7"><text:s text:c="4"/></text:span><text:span text:style-name="T2">Var</text:span>,<text:span text:style-name="T7"> <text:s text:c="15"/></text:span><text:span text:style-name="T25">//</text:span><text:span text:style-name="T7"> </text:span><text:span text:style-name="T25">var</text:span></text:p>
      <text:p text:style-name="КОД"><text:span text:style-name="T7"><text:s text:c="4"/></text:span><text:span text:style-name="T2">Void</text:span>,<text:span text:style-name="T7"> <text:s text:c="14"/></text:span><text:span text:style-name="T25">//</text:span><text:span text:style-name="T7"> </text:span><text:span text:style-name="T25">void</text:span></text:p>
      <text:p text:style-name="КОД"><text:span text:style-name="T7"><text:s text:c="4"/></text:span><text:span text:style-name="T2">While</text:span>,<text:span text:style-name="T7"> <text:s text:c="13"/></text:span><text:span text:style-name="T25">//</text:span><text:span text:style-name="T7"> </text:span><text:span text:style-name="T25">while</text:span></text:p>
      <text:p text:style-name="КОД"><text:span text:style-name="T7"><text:s text:c="4"/></text:span><text:span text:style-name="T2">With</text:span>,<text:span text:style-name="T7"> <text:s text:c="14"/></text:span><text:span text:style-name="T25">//</text:span><text:span text:style-name="T7"> </text:span><text:span text:style-name="T25">with</text:span></text:p>
      <text:p text:style-name="КОД"><text:span text:style-name="T7"><text:s text:c="4"/></text:span><text:span text:style-name="T2">Yield</text:span>,<text:span text:style-name="T7"> <text:s text:c="13"/></text:span><text:span text:style-name="T25">//</text:span><text:span text:style-name="T7"> </text:span><text:span text:style-name="T25">yield</text:span></text:p>
      <text:p text:style-name="КОД"><text:span text:style-name="T7"><text:s text:c="4"/></text:span><text:span text:style-name="T2">Dot</text:span>,<text:span text:style-name="T7"> <text:s text:c="15"/></text:span><text:span text:style-name="T25">//</text:span><text:span text:style-name="T7"> </text:span><text:span text:style-name="T25">.</text:span></text:p>
      <text:p text:style-name="КОД"><text:span text:style-name="T7"><text:s text:c="4"/></text:span><text:span text:style-name="T2">LeftParenth</text:span>,<text:span text:style-name="T7"> <text:s text:c="7"/></text:span><text:span text:style-name="T25">//</text:span><text:span text:style-name="T7"> </text:span><text:span text:style-name="T25">(</text:span></text:p>
      <text:p text:style-name="КОД"><text:span text:style-name="T7"><text:s text:c="4"/></text:span><text:span text:style-name="T2">LeftBrace</text:span>,<text:span text:style-name="T7"> <text:s text:c="9"/></text:span><text:span text:style-name="T25">//</text:span><text:span text:style-name="T7"> </text:span><text:span text:style-name="T25">{</text:span></text:p>
      <text:p text:style-name="КОД"><text:span text:style-name="T7"><text:s text:c="4"/></text:span><text:span text:style-name="T2">LeftBracket</text:span>,<text:span text:style-name="T7"> <text:s text:c="7"/></text:span><text:span text:style-name="T25">//</text:span><text:span text:style-name="T7"> </text:span><text:span text:style-name="T25">[</text:span></text:p>
      <text:p text:style-name="КОД"><text:span text:style-name="T7"><text:s text:c="4"/></text:span><text:span text:style-name="T2">RightParenth</text:span>,<text:span text:style-name="T7"> <text:s text:c="6"/></text:span><text:span text:style-name="T25">//</text:span><text:span text:style-name="T7"> </text:span><text:span text:style-name="T25">)</text:span></text:p>
      <text:p text:style-name="КОД"><text:span text:style-name="T7"><text:s text:c="4"/></text:span><text:span text:style-name="T2">RightBrace</text:span>,<text:span text:style-name="T7"> <text:s text:c="8"/></text:span><text:span text:style-name="T25">//</text:span><text:span text:style-name="T7"> </text:span><text:span text:style-name="T25">}</text:span></text:p>
      <text:p text:style-name="КОД"><text:span text:style-name="T7"><text:s text:c="4"/></text:span><text:span text:style-name="T2">RightBracket</text:span>,<text:span text:style-name="T7"> <text:s text:c="6"/></text:span><text:span text:style-name="T25">//</text:span><text:span text:style-name="T7"> </text:span><text:span text:style-name="T25">]</text:span></text:p>
      <text:p text:style-name="КОД"><text:span text:style-name="T7"><text:s text:c="4"/></text:span><text:span text:style-name="T2">Plus</text:span>,<text:span text:style-name="T7"> <text:s text:c="14"/></text:span><text:span text:style-name="T25">//</text:span><text:span text:style-name="T7"> </text:span><text:span text:style-name="T25">+</text:span></text:p>
      <text:p text:style-name="КОД"><text:span text:style-name="T7"><text:s text:c="4"/></text:span><text:span text:style-name="T2">Minus</text:span>,<text:span text:style-name="T7"> <text:s text:c="13"/></text:span><text:span text:style-name="T25">//</text:span><text:span text:style-name="T7"> </text:span><text:span text:style-name="T25">-</text:span></text:p>
      <text:p text:style-name="КОД"><text:span text:style-name="T7"><text:s text:c="4"/></text:span><text:span text:style-name="T2">PlusPlus</text:span>,<text:span text:style-name="T7"> <text:s text:c="10"/></text:span><text:span text:style-name="T25">//</text:span><text:span text:style-name="T7"> </text:span><text:span text:style-name="T25">++</text:span></text:p>
      <text:p text:style-name="КОД"><text:span text:style-name="T7"><text:s text:c="4"/></text:span><text:span text:style-name="T2">MinusMinus</text:span>,<text:span text:style-name="T7"> <text:s text:c="8"/></text:span><text:span text:style-name="T25">//</text:span><text:span text:style-name="T7"> </text:span><text:span text:style-name="T25">--</text:span></text:p>
      <text:p text:style-name="КОД"><text:span text:style-name="T7"><text:s text:c="4"/></text:span><text:span text:style-name="T2">Caret</text:span>,<text:span text:style-name="T7"> <text:s text:c="13"/></text:span><text:span text:style-name="T25">//</text:span><text:span text:style-name="T7"> </text:span><text:span text:style-name="T25">^</text:span></text:p>
      <text:p text:style-name="КОД"><text:span text:style-name="T7"><text:s text:c="4"/></text:span><text:span text:style-name="T2">Exclamation</text:span>,<text:span text:style-name="T7"> <text:s text:c="7"/></text:span><text:span text:style-name="T25">//</text:span><text:span text:style-name="T7"> </text:span><text:span text:style-name="T25">!</text:span></text:p>
      <text:p text:style-name="КОД"><text:span text:style-name="T7"><text:s text:c="4"/></text:span><text:span text:style-name="T2">Asterisk</text:span>,<text:span text:style-name="T7"> <text:s text:c="10"/></text:span><text:span text:style-name="T25">//</text:span><text:span text:style-name="T7"> </text:span><text:span text:style-name="T25">*</text:span></text:p>
      <text:p text:style-name="КОД"><text:span text:style-name="T7"><text:s text:c="4"/></text:span><text:span text:style-name="T2">Slash</text:span>,<text:span text:style-name="T7"> <text:s text:c="13"/></text:span><text:span text:style-name="T25">//</text:span><text:span text:style-name="T7"> </text:span><text:span text:style-name="T25">/</text:span></text:p>
      <text:p text:style-name="КОД"><text:span text:style-name="T7"><text:s text:c="4"/></text:span><text:span text:style-name="T2">Percent</text:span>,<text:span text:style-name="T7"> <text:s text:c="11"/></text:span><text:span text:style-name="T25">//</text:span><text:span text:style-name="T7"> </text:span><text:span text:style-name="T25">%</text:span></text:p>
      <text:p text:style-name="КОД"><text:span text:style-name="T7"><text:s text:c="4"/></text:span><text:span text:style-name="T2">LShift</text:span>,<text:span text:style-name="T7"> <text:s text:c="12"/></text:span><text:span text:style-name="T25">//</text:span><text:span text:style-name="T7"> </text:span><text:span text:style-name="T25">&lt;&lt;</text:span></text:p>
      <text:p text:style-name="КОД"><text:span text:style-name="T7"><text:s text:c="4"/></text:span><text:span text:style-name="T2">RShift</text:span>,<text:span text:style-name="T7"> <text:s text:c="12"/></text:span><text:span text:style-name="T25">//</text:span><text:span text:style-name="T7"> </text:span><text:span text:style-name="T25">&gt;&gt;</text:span></text:p>
      <text:p text:style-name="КОД"><text:span text:style-name="T7"><text:s text:c="4"/></text:span><text:span text:style-name="T2">RShiftZero</text:span>,<text:span text:style-name="T7"> <text:s text:c="8"/></text:span><text:span text:style-name="T25">//</text:span><text:span text:style-name="T7"> </text:span><text:span text:style-name="T25">&gt;&gt;&gt;</text:span></text:p>
      <text:p text:style-name="КОД"><text:span text:style-name="T7"><text:s text:c="4"/></text:span><text:span text:style-name="T2">Less</text:span>,<text:span text:style-name="T7"> <text:s text:c="14"/></text:span><text:span text:style-name="T25">//</text:span><text:span text:style-name="T7"> </text:span><text:span text:style-name="T25">&lt;</text:span></text:p>
      <text:p text:style-name="КОД"><text:span text:style-name="T7"><text:s text:c="4"/></text:span><text:span text:style-name="T2">LessEqual</text:span>,<text:span text:style-name="T7"> <text:s text:c="9"/></text:span><text:span text:style-name="T25">//</text:span><text:span text:style-name="T7"> </text:span><text:span text:style-name="T25">&lt;=</text:span></text:p>
      <text:p text:style-name="КОД"><text:span text:style-name="T7"><text:s text:c="4"/></text:span><text:span text:style-name="T2">Greater</text:span>,<text:span text:style-name="T7"> <text:s text:c="11"/></text:span><text:span text:style-name="T25">//</text:span><text:span text:style-name="T7"> </text:span><text:span text:style-name="T25">&gt;</text:span></text:p>
      <text:p text:style-name="КОД"><text:span text:style-name="T7"><text:s text:c="4"/></text:span><text:span text:style-name="T2">GreaterEqual</text:span>,<text:span text:style-name="T7"> <text:s text:c="6"/></text:span><text:span text:style-name="T25">//</text:span><text:span text:style-name="T7"> </text:span><text:span text:style-name="T25">&gt;=</text:span></text:p>
      <text:p text:style-name="КОД"><text:span text:style-name="T7"><text:s text:c="4"/></text:span><text:span text:style-name="T2">Equal</text:span>,<text:span text:style-name="T7"> <text:s text:c="13"/></text:span><text:span text:style-name="T25">//</text:span><text:span text:style-name="T7"> </text:span><text:span text:style-name="T25">==</text:span></text:p>
      <text:p text:style-name="КОД"><text:span text:style-name="T7"><text:s text:c="4"/></text:span><text:span text:style-name="T2">NotEqual</text:span>,<text:span text:style-name="T7"> <text:s text:c="10"/></text:span><text:span text:style-name="T25">//</text:span><text:span text:style-name="T7"> </text:span><text:span text:style-name="T25">!=</text:span></text:p>
      <text:p text:style-name="КОД"><text:span text:style-name="T7"><text:s text:c="4"/></text:span><text:span text:style-name="T2">Identity</text:span>,<text:span text:style-name="T7"> <text:s text:c="10"/></text:span><text:span text:style-name="T25">//</text:span><text:span text:style-name="T7"> </text:span><text:span text:style-name="T25">===</text:span></text:p>
      <text:p text:style-name="КОД"><text:span text:style-name="T7"><text:s text:c="4"/></text:span><text:span text:style-name="T2">NotIdentity</text:span>,<text:span text:style-name="T7"> <text:s text:c="7"/></text:span><text:span text:style-name="T25">//</text:span><text:span text:style-name="T7"> </text:span><text:span text:style-name="T25">!==</text:span></text:p>
      <text:p text:style-name="КОД"><text:span text:style-name="T7"><text:s text:c="4"/></text:span><text:span text:style-name="T2">Ampersand</text:span>,<text:span text:style-name="T7"> <text:s text:c="9"/></text:span><text:span text:style-name="T25">//</text:span><text:span text:style-name="T7"> </text:span><text:span text:style-name="T25">&amp;</text:span></text:p>
      <text:p text:style-name="КОД"><text:span text:style-name="T7"><text:s text:c="4"/></text:span><text:span text:style-name="T2">Vertical</text:span>,<text:span text:style-name="T7"> <text:s text:c="10"/></text:span><text:span text:style-name="T25">//</text:span><text:span text:style-name="T7"> </text:span><text:span text:style-name="T25">|</text:span></text:p>
      <text:p text:style-name="КОД"><text:span text:style-name="T7"><text:s text:c="4"/></text:span><text:span text:style-name="T2">LogicalAnd</text:span>,<text:span text:style-name="T7"> <text:s text:c="8"/></text:span><text:span text:style-name="T25">//</text:span><text:span text:style-name="T7"> </text:span><text:span text:style-name="T25">&amp;&amp;</text:span></text:p>
      <text:p text:style-name="КОД"><text:span text:style-name="T7"><text:s text:c="4"/></text:span><text:span text:style-name="T2">LogicalOr</text:span>,<text:span text:style-name="T7"> <text:s text:c="9"/></text:span><text:span text:style-name="T25">//</text:span><text:span text:style-name="T7"> </text:span><text:span text:style-name="T25">||</text:span></text:p>
      <text:p text:style-name="КОД"><text:span text:style-name="T7"><text:s text:c="4"/></text:span><text:span text:style-name="T2">Question</text:span>,<text:span text:style-name="T7"> <text:s text:c="10"/></text:span><text:span text:style-name="T25">//</text:span><text:span text:style-name="T7"> </text:span><text:span text:style-name="T25">?</text:span></text:p>
      <text:p text:style-name="КОД"><text:span text:style-name="T7"><text:s text:c="4"/></text:span><text:span text:style-name="T2">Colon</text:span>,<text:span text:style-name="T7"> <text:s text:c="13"/></text:span><text:span text:style-name="T25">//</text:span><text:span text:style-name="T7"> </text:span><text:span text:style-name="T25">:</text:span></text:p>
      <text:p text:style-name="КОД"><text:span text:style-name="T7"><text:s text:c="4"/></text:span><text:span text:style-name="T2">Assign</text:span>,<text:span text:style-name="T7"> <text:s text:c="12"/></text:span><text:span text:style-name="T25">//</text:span><text:span text:style-name="T7"> </text:span><text:span text:style-name="T25">=</text:span></text:p>
      <text:p text:style-name="КОД"><text:span text:style-name="T7"><text:s text:c="4"/></text:span><text:span text:style-name="T2">MulAssign</text:span>,<text:span text:style-name="T7"> <text:s text:c="9"/></text:span><text:span text:style-name="T25">//</text:span><text:span text:style-name="T7"> </text:span><text:span text:style-name="T25">*=</text:span></text:p>
      <text:p text:style-name="КОД"><text:span text:style-name="T7"><text:s text:c="4"/></text:span><text:span text:style-name="T2">SlashAssign</text:span>,<text:span text:style-name="T7"> <text:s text:c="7"/></text:span><text:span text:style-name="T25">//</text:span><text:span text:style-name="T7"> </text:span><text:span text:style-name="T25">/=</text:span></text:p>
      <text:p text:style-name="КОД"><text:span text:style-name="T7"><text:s text:c="4"/></text:span><text:span text:style-name="T2">PlusAssign</text:span>,<text:span text:style-name="T7"> <text:s text:c="8"/></text:span><text:span text:style-name="T25">//</text:span><text:span text:style-name="T7"> </text:span><text:span text:style-name="T25">+=</text:span></text:p>
      <text:p text:style-name="КОД"><text:span text:style-name="T7"><text:s text:c="4"/></text:span><text:span text:style-name="T2">MinusAssign</text:span>,<text:span text:style-name="T7"> <text:s text:c="7"/></text:span><text:span text:style-name="T25">//</text:span><text:span text:style-name="T7"> </text:span><text:span text:style-name="T25">-=</text:span></text:p>
      <text:p text:style-name="КОД"><text:span text:style-name="T7"><text:s text:c="4"/></text:span><text:span text:style-name="T2">LShiftAssign</text:span>,<text:span text:style-name="T7"> <text:s text:c="6"/></text:span><text:span text:style-name="T25">//</text:span><text:span text:style-name="T7"> </text:span><text:span text:style-name="T25">&lt;&lt;=</text:span></text:p>
      <text:p text:style-name="КОД"><text:span text:style-name="T7"><text:s text:c="4"/></text:span><text:span text:style-name="T2">RShiftAssign</text:span>,<text:span text:style-name="T7"> <text:s text:c="6"/></text:span><text:span text:style-name="T25">//</text:span><text:span text:style-name="T7"> </text:span><text:span text:style-name="T25">&gt;&gt;=</text:span></text:p>
      <text:p text:style-name="КОД"><text:span text:style-name="T7"><text:s text:c="4"/></text:span><text:span text:style-name="T2">RShiftZeroAssign</text:span>,<text:span text:style-name="T7"> <text:s text:c="2"/></text:span><text:span text:style-name="T25">//</text:span><text:span text:style-name="T7"> </text:span><text:span text:style-name="T25">&gt;&gt;&gt;=</text:span></text:p>
      <text:p text:style-name="КОД"><text:span text:style-name="T7"><text:s text:c="4"/></text:span><text:span text:style-name="T2">BitAndAssign</text:span>,<text:span text:style-name="T7"> <text:s text:c="6"/></text:span><text:span text:style-name="T25">//</text:span><text:span text:style-name="T7"> </text:span><text:span text:style-name="T25">&amp;=</text:span></text:p>
      <text:p text:style-name="КОД"><text:span text:style-name="T7"><text:s text:c="4"/></text:span><text:span text:style-name="T2">XorAssign</text:span>,<text:span text:style-name="T7"> <text:s text:c="9"/></text:span><text:span text:style-name="T25">//</text:span><text:span text:style-name="T7"> </text:span><text:span text:style-name="T25">^=</text:span></text:p>
      <text:p text:style-name="КОД"><text:span text:style-name="T7"><text:s text:c="4"/></text:span><text:span text:style-name="T2">BitOrAssign</text:span>,<text:span text:style-name="T7"> <text:s text:c="7"/></text:span><text:span text:style-name="T25">//</text:span><text:span text:style-name="T7"> </text:span><text:span text:style-name="T25">|=</text:span></text:p>
      <text:p text:style-name="КОД"><text:span text:style-name="T7"><text:s text:c="4"/></text:span><text:span text:style-name="T2">Comma</text:span>,<text:span text:style-name="T7"> <text:s text:c="13"/></text:span><text:span text:style-name="T25">//</text:span><text:span text:style-name="T7"> </text:span><text:span text:style-name="T25">,</text:span></text:p>
      <text:p text:style-name="КОД"><text:span text:style-name="T7"><text:s text:c="4"/></text:span><text:span text:style-name="T2">Semicolon</text:span>,<text:span text:style-name="T7"> <text:s text:c="9"/></text:span><text:span text:style-name="T25">//</text:span><text:span text:style-name="T7"> </text:span><text:span text:style-name="T25">;</text:span></text:p>
      <text:p text:style-name="КОД"><text:span text:style-name="T7"><text:s text:c="4"/></text:span><text:span text:style-name="T2">RealNumber</text:span>,<text:span text:style-name="T7"> <text:s text:c="8"/></text:span><text:span text:style-name="T25">//</text:span><text:span text:style-name="T7"> </text:span><text:span text:style-name="T25">действительное</text:span><text:span text:style-name="T7"> </text:span><text:span text:style-name="T25">число</text:span></text:p>
      <text:p text:style-name="КОД"><text:span text:style-name="T7"><text:s text:c="4"/></text:span><text:span text:style-name="T2">IntegerNumber</text:span>,<text:span text:style-name="T7"> <text:s text:c="5"/></text:span><text:span text:style-name="T25">//</text:span><text:span text:style-name="T7"> </text:span><text:span text:style-name="T25">целое</text:span><text:span text:style-name="T7"> </text:span><text:span text:style-name="T25">число</text:span></text:p>
      <text:p text:style-name="P318"><text:span text:style-name="T7"><text:s text:c="4"/></text:span><text:span text:style-name="T4">QuotedString</text:span>,<text:span text:style-name="T7"> <text:s text:c="6"/></text:span><text:span text:style-name="T25">//</text:span><text:span text:style-name="T7"> </text:span><text:span text:style-name="T25">строка</text:span><text:span text:style-name="T7"> </text:span><text:span text:style-name="T25">в</text:span><text:span text:style-name="T7"> </text:span><text:span text:style-name="T25">кавычках</text:span></text:p>
      <text:p text:style-name="КОД"><text:s text:c="4"/><text:span text:style-name="T4">Identifier</text:span>,<text:span text:style-name="T7"> <text:s text:c="8"/></text:span><text:span text:style-name="T25">//</text:span><text:span text:style-name="T7"> </text:span><text:span text:style-name="T25">идентификатор</text:span></text:p>
      <text:p text:style-name="КОД"><text:soft-page-break/></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32">*</text:span><text:span text:style-name="T7"> </text:span><text:span text:style-name="T34">@file</text:span><text:span text:style-name="T7"> </text:span><text:span text:style-name="T32">keyword.h</text:span></text:p>
      <text:p text:style-name="КОД"><text:span text:style-name="T7"><text:s/></text:span><text:span text:style-name="T32">*</text:span><text:span text:style-name="T7"> </text:span><text:span text:style-name="T34">@brief</text:span><text:span text:style-name="T7"> </text:span><text:span text:style-name="T32">Объявление</text:span><text:span text:style-name="T7"> </text:span><text:span text:style-name="T32">класса</text:span><text:span text:style-name="T7"> </text:span><text:span text:style-name="T32">KeyWord</text:span></text:p>
      <text:p text:style-name="КОД"><text:span text:style-name="T7"><text:s/></text:span><text:span text:style-name="T32">*/</text:span></text:p>
      <text:p text:style-name="КОД">#<text:span text:style-name="T32">ifndef</text:span><text:span text:style-name="T7"> </text:span><text:span text:style-name="T32">KEYWORD_H</text:span></text:p>
      <text:p text:style-name="КОД">#<text:span text:style-name="T32">define</text:span><text:span text:style-name="T7"> </text:span><text:span text:style-name="T32">KEYWORD_H</text:span></text:p>
      <text:p text:style-name="КОД">#<text:span text:style-name="T32">include</text:span><text:span text:style-name="T7"> </text:span><text:span text:style-name="T25">"token.h"</text:span></text:p>
      <text:p text:style-name="КОД"><text:span text:style-name="T35">namespace</text:span><text:span text:style-name="T7"> </text:span><text:span text:style-name="T3">escript</text:span><text:span text:style-name="T7"> </text:span>{</text:p>
      <text:p text:style-name="КОД">/**</text:p>
      <text:p text:style-name="КОД"><text:span text:style-name="T7"><text:s/></text:span><text:span text:style-name="T32">*</text:span><text:span text:style-name="T7"> </text:span><text:span text:style-name="T34">@brief</text:span><text:span text:style-name="T7"> </text:span><text:span text:style-name="T32">Класс</text:span><text:span text:style-name="T7"> </text:span><text:span text:style-name="T32">для</text:span><text:span text:style-name="T7"> </text:span><text:span text:style-name="T32">определения</text:span><text:span text:style-name="T7"> </text:span><text:span text:style-name="T32">ключевых</text:span><text:span text:style-name="T7"> </text:span><text:span text:style-name="T32">слов</text:span></text:p>
      <text:p text:style-name="КОД"><text:span text:style-name="T7"><text:s/></text:span><text:span text:style-name="T32">*/</text:span></text:p>
      <text:p text:style-name="КОД"><text:span text:style-name="T35">class</text:span><text:span text:style-name="T7"> </text:span><text:span text:style-name="T3">KeyWord</text:span></text:p>
      <text:p text:style-name="КОД">{</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пределяет,</text:span><text:span text:style-name="T7"> </text:span><text:span text:style-name="T32">является</text:span><text:span text:style-name="T7"> </text:span><text:span text:style-name="T32">ли</text:span><text:span text:style-name="T7"> </text:span><text:span text:style-name="T32">данная</text:span><text:span text:style-name="T7"> </text:span><text:span text:style-name="T32">строка</text:span><text:span text:style-name="T7"> </text:span><text:span text:style-name="T32">ключевым</text:span><text:span text:style-name="T7"> </text:span><text:span text:style-name="T32">словом</text:span></text:p>
      <text:p text:style-name="КОД"><text:span text:style-name="T7"><text:s text:c="5"/></text:span><text:span text:style-name="T32">*</text:span><text:span text:style-name="T7"> </text:span><text:span text:style-name="T34">@param</text:span><text:span text:style-name="T7"> </text:span><text:span text:style-name="T32">str</text:span><text:span text:style-name="T7"> </text:span><text:span text:style-name="T32">определяемое</text:span><text:span text:style-name="T7"> </text:span><text:span text:style-name="T32">строковое</text:span><text:span text:style-name="T7"> </text:span><text:span text:style-name="T32">представление</text:span><text:span text:style-name="T7"> </text:span><text:span text:style-name="T32">токена</text:span></text:p>
      <text:p text:style-name="КОД"><text:span text:style-name="T7"><text:s text:c="5"/></text:span><text:span text:style-name="T32">*</text:span><text:span text:style-name="T7"> </text:span><text:span text:style-name="T34">@return</text:span><text:span text:style-name="T7"> </text:span><text:span text:style-name="T32">Token::Eof,</text:span><text:span text:style-name="T7"> </text:span><text:span text:style-name="T32">если</text:span><text:span text:style-name="T7"> </text:span><text:span text:style-name="T32">это</text:span><text:span text:style-name="T7"> </text:span><text:span text:style-name="T32">не</text:span><text:span text:style-name="T7"> </text:span><text:span text:style-name="T32">ключевое</text:span><text:span text:style-name="T7"> </text:span><text:span text:style-name="T32">слово,</text:span><text:span text:style-name="T7"> </text:span><text:span text:style-name="T32">иначе</text:span><text:span text:style-name="T7"> </text:span><text:span text:style-name="T32">-</text:span></text:p>
      <text:p text:style-name="КОД"><text:span text:style-name="T7"><text:s text:c="5"/></text:span><text:span text:style-name="T32">*</text:span><text:span text:style-name="T7"> <text:s text:c="8"/></text:span><text:span text:style-name="T32">соответствующий</text:span><text:span text:style-name="T7"> </text:span><text:span text:style-name="T32">токен.</text:span></text:p>
      <text:p text:style-name="КОД"><text:span text:style-name="T7"><text:s text:c="5"/></text:span><text:span text:style-name="T32">*/</text:span></text:p>
      <text:p text:style-name="КОД"><text:span text:style-name="T7"><text:s text:c="4"/></text:span><text:span text:style-name="T35">static</text:span><text:span text:style-name="T7"> </text:span><text:span text:style-name="T2">Token</text:span><text:span text:style-name="T7"> </text:span><text:span text:style-name="T20">checkKeyWord</text:span>(<text:span text:style-name="T35">const</text:span><text:span text:style-name="T7"> </text:span><text:span text:style-name="T2">std</text:span>::<text:span text:style-name="T2">u32string</text:span><text:span text:style-name="T7"> </text:span>&amp;<text:span text:style-name="T14">str</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32">*</text:span><text:span text:style-name="T7"> </text:span><text:span text:style-name="T34">@file</text:span><text:span text:style-name="T7"> </text:span><text:span text:style-name="T32">keyword.cpp</text:span></text:p>
      <text:p text:style-name="КОД"><text:span text:style-name="T7"><text:s/></text:span><text:span text:style-name="T32">*</text:span><text:span text:style-name="T7"> </text:span><text:span text:style-name="T34">@brief</text:span><text:span text:style-name="T7"> </text:span><text:span text:style-name="T32">Реализация</text:span><text:span text:style-name="T7"> </text:span><text:span text:style-name="T32">класса</text:span><text:span text:style-name="T7"> </text:span><text:span text:style-name="T32">KeyWord</text:span></text:p>
      <text:p text:style-name="КОД"><text:span text:style-name="T7"><text:s/></text:span><text:span text:style-name="T32">*/</text:span></text:p>
      <text:p text:style-name="КОД">#<text:span text:style-name="T32">include</text:span><text:span text:style-name="T7"> </text:span><text:span text:style-name="T25">"stdafx.h"</text:span></text:p>
      <text:p text:style-name="КОД">#<text:span text:style-name="T32">include</text:span><text:span text:style-name="T7"> </text:span><text:span text:style-name="T25">"keyword.h"</text:span></text:p>
      <text:p text:style-name="КОД"><text:span text:style-name="T35">namespace</text:span><text:span text:style-name="T7"> </text:span><text:span text:style-name="T3">escript</text:span><text:span text:style-name="T7"> </text:span>{</text:p>
      <text:p text:style-name="КОД"/>
      <text:p text:style-name="КОД">/**</text:p>
      <text:p text:style-name="КОД"><text:span text:style-name="T7"><text:s/></text:span><text:span text:style-name="T32">*</text:span><text:span text:style-name="T7"> </text:span><text:span text:style-name="T32">Ключевые</text:span><text:span text:style-name="T7"> </text:span><text:span text:style-name="T32">слова</text:span></text:p>
      <text:p text:style-name="КОД"><text:span text:style-name="T7"><text:s/></text:span><text:span text:style-name="T32">*/</text:span></text:p>
      <text:p text:style-name="КОД"><text:span text:style-name="T35">static</text:span><text:span text:style-name="T7"> </text:span><text:span text:style-name="T35">const</text:span><text:span text:style-name="T7"> </text:span><text:span text:style-name="T35">constexpr</text:span><text:span text:style-name="T7"> </text:span><text:span text:style-name="T35">char32_t</text:span><text:span text:style-name="T7"> </text:span>*<text:span text:style-name="T39">keyWords</text:span>[]<text:span text:style-name="T7"> </text:span>=<text:span text:style-name="T7"> </text:span>{</text:p>
      <text:p text:style-name="КОД"><text:span text:style-name="T7"><text:s text:c="4"/></text:span><text:span text:style-name="T25">U"break"</text:span>,<text:span text:style-name="T7"> <text:s text:c="3"/></text:span><text:span text:style-name="T25">U"case"</text:span>,<text:span text:style-name="T7"> <text:s text:c="6"/></text:span><text:span text:style-name="T25">U"catch"</text:span>,<text:span text:style-name="T7"> <text:s text:c="4"/></text:span><text:span text:style-name="T25">U"class"</text:span>,<text:span text:style-name="T7"> <text:s text:c="6"/></text:span><text:span text:style-name="T25">U"const"</text:span>,</text:p>
      <text:p text:style-name="КОД"><text:span text:style-name="T7"><text:s text:c="4"/></text:span><text:span text:style-name="T25">U"continue"</text:span>,<text:span text:style-name="T7"> </text:span><text:span text:style-name="T25">U"debugger"</text:span>, <text:s/><text:span text:style-name="T7"><text:s/></text:span><text:span text:style-name="T25">U"default"</text:span>,<text:span text:style-name="T7"> <text:s text:c="2"/></text:span><text:span text:style-name="T25">U"delete"</text:span>,<text:span text:style-name="T7"> <text:s text:c="5"/></text:span><text:span text:style-name="T25">U"do"</text:span>,</text:p>
      <text:p text:style-name="КОД"><text:span text:style-name="T7"><text:s text:c="4"/></text:span><text:span text:style-name="T25">U"else"</text:span>,<text:span text:style-name="T7"> <text:s text:c="4"/></text:span><text:span text:style-name="T25">U"enum"</text:span>,<text:span text:style-name="T7"> <text:s text:c="6"/></text:span><text:span text:style-name="T25">U"export"</text:span>,<text:span text:style-name="T7"> <text:s text:c="3"/></text:span><text:span text:style-name="T25">U"extends"</text:span>,<text:span text:style-name="T7"> <text:s text:c="4"/></text:span><text:span text:style-name="T25">U"finally"</text:span>,</text:p>
      <text:p text:style-name="КОД"><text:span text:style-name="T7"><text:s text:c="4"/></text:span><text:span text:style-name="T25">U"for"</text:span>,<text:span text:style-name="T7"> <text:s text:c="5"/></text:span><text:span text:style-name="T25">U"function"</text:span>,<text:span text:style-name="T7"> <text:s text:c="2"/></text:span><text:span text:style-name="T25">U"if"</text:span>, <text:s text:c="3"/><text:span text:style-name="T7"><text:s text:c="4"/></text:span><text:span text:style-name="T25">U"implements"</text:span>,<text:span text:style-name="T7"> <text:s/></text:span><text:span text:style-name="T25">U"import"</text:span>,</text:p>
      <text:p text:style-name="КОД"><text:span text:style-name="T7"><text:s text:c="4"/></text:span><text:span text:style-name="T25">U"in"</text:span>,<text:span text:style-name="T7"> <text:s text:c="6"/></text:span><text:span text:style-name="T25">U"instanceof"</text:span>,<text:span text:style-name="T7"> </text:span><text:span text:style-name="T25">U"interface"</text:span>,<text:span text:style-name="T7"> </text:span><text:span text:style-name="T25">U"let"</text:span>,<text:span text:style-name="T7"> <text:s text:c="8"/></text:span><text:span text:style-name="T25">U"new"</text:span>,</text:p>
      <text:p text:style-name="КОД"><text:span text:style-name="T7"><text:s text:c="4"/></text:span><text:span text:style-name="T25">U"package"</text:span>,<text:span text:style-name="T7"> <text:s/></text:span><text:span text:style-name="T25">U"private"</text:span>,<text:span text:style-name="T7"> <text:s text:c="3"/></text:span><text:span text:style-name="T25">U"protected"</text:span>,<text:span text:style-name="T7"> </text:span><text:span text:style-name="T25">U"public"</text:span>,<text:span text:style-name="T7"> <text:s text:c="5"/></text:span><text:span text:style-name="T25">U"return"</text:span>,</text:p>
      <text:p text:style-name="КОД"><text:span text:style-name="T7"><text:s text:c="4"/></text:span><text:span text:style-name="T25">U"static"</text:span>,<text:span text:style-name="T7"> <text:s text:c="2"/></text:span><text:span text:style-name="T25">U"super"</text:span>,<text:span text:style-name="T7"> <text:s text:c="5"/></text:span><text:span text:style-name="T25">U"switch"</text:span>,<text:span text:style-name="T7"> <text:s text:c="3"/></text:span><text:span text:style-name="T25">U"this"</text:span>,<text:span text:style-name="T7"> <text:s text:c="7"/></text:span><text:span text:style-name="T25">U"throw"</text:span>,</text:p>
      <text:p text:style-name="КОД"><text:span text:style-name="T7"><text:s text:c="4"/></text:span><text:span text:style-name="T25">U"try"</text:span>,<text:span text:style-name="T7"> <text:s text:c="5"/></text:span><text:span text:style-name="T25">U"typeof"</text:span>,<text:span text:style-name="T7"> <text:s text:c="4"/></text:span><text:span text:style-name="T25">U"var"</text:span>,<text:span text:style-name="T7"> <text:s text:c="6"/></text:span><text:span text:style-name="T25">U"void"</text:span>,<text:span text:style-name="T7"> <text:s text:c="7"/></text:span><text:span text:style-name="T25">U"while"</text:span>,</text:p>
      <text:p text:style-name="КОД"><text:span text:style-name="T7"><text:s text:c="4"/></text:span><text:span text:style-name="T25">U"with"</text:span>,<text:span text:style-name="T7"> <text:s text:c="4"/></text:span><text:span text:style-name="T25">U"yield"</text:span>,</text:p>
      <text:p text:style-name="КОД">};</text:p>
      <text:p text:style-name="КОД"/>
      <text:p text:style-name="КОД">/**</text:p>
      <text:p text:style-name="КОД"><text:span text:style-name="T7"><text:s/></text:span><text:span text:style-name="T32">*</text:span><text:span text:style-name="T7"> </text:span><text:span text:style-name="T32">Токены,</text:span><text:span text:style-name="T7"> </text:span><text:span text:style-name="T32">соответствующие</text:span><text:span text:style-name="T7"> </text:span><text:span text:style-name="T32">ключевым</text:span><text:span text:style-name="T7"> </text:span><text:span text:style-name="T32">словам</text:span></text:p>
      <text:p text:style-name="КОД"><text:soft-page-break/><text:span text:style-name="T7"><text:s/></text:span><text:span text:style-name="T32">*/</text:span></text:p>
      <text:p text:style-name="КОД"><text:span text:style-name="T35">static</text:span><text:span text:style-name="T7"> </text:span><text:span text:style-name="T35">const</text:span><text:span text:style-name="T7"> </text:span><text:span text:style-name="T35">constexpr</text:span><text:span text:style-name="T7"> </text:span><text:span text:style-name="T2">Token</text:span><text:span text:style-name="T7"> </text:span><text:span text:style-name="T39">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313"/>
      <text:p text:style-name="КОД"><text:span text:style-name="T2">Token</text:span><text:span text:style-name="T7"> </text:span><text:span text:style-name="T2">KeyWord</text:span>::<text:span text:style-name="T20">checkKeyWord</text:span>(<text:span text:style-name="T35">const</text:span><text:span text:style-name="T7"> </text:span><text:span text:style-name="T2">std</text:span>::<text:span text:style-name="T2">u32string</text:span><text:span text:style-name="T7"> </text:span>&amp;<text:span text:style-name="T14">str</text:span>)</text:p>
      <text:p text:style-name="КОД">{</text:p>
      <text:p text:style-name="КОД"><text:span text:style-name="T7"><text:s text:c="4"/></text:span><text:span text:style-name="T35">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4">keyWordsHash</text:span>;</text:p>
      <text:p text:style-name="КОД"><text:span text:style-name="T7"><text:s text:c="4"/></text:span><text:span text:style-name="T35">if</text:span><text:span text:style-name="T7"> </text:span>(<text:span text:style-name="T14">keyWordsHash</text:span>.<text:span text:style-name="T19">empty</text:span>())<text:span text:style-name="T7"> </text:span>{</text:p>
      <text:p text:style-name="КОД"><text:span text:style-name="T7"><text:s text:c="8"/></text:span><text:span text:style-name="T35">int</text:span><text:span text:style-name="T7"> </text:span><text:span text:style-name="T14">i</text:span><text:span text:style-name="T7"> </text:span>=<text:span text:style-name="T7"> </text:span><text:span text:style-name="T32">0</text:span>;</text:p>
      <text:p text:style-name="КОД"><text:span text:style-name="T7"><text:s text:c="8"/></text:span><text:span text:style-name="T35">for</text:span><text:span text:style-name="T7"> </text:span>(<text:span text:style-name="T35">auto</text:span><text:span text:style-name="T7"> </text:span>&amp;<text:span text:style-name="T14">t</text:span><text:span text:style-name="T7"> </text:span>:<text:span text:style-name="T7"> </text:span><text:span text:style-name="T39">tokenKeywords</text:span>)<text:span text:style-name="T7"> </text:span>{</text:p>
      <text:p text:style-name="КОД"><text:span text:style-name="T7"><text:s text:c="12"/></text:span><text:span text:style-name="T25">//</text:span><text:span text:style-name="T7"> </text:span><text:span text:style-name="T25">мы</text:span><text:span text:style-name="T7"> </text:span><text:span text:style-name="T25">гарантируем,</text:span><text:span text:style-name="T7"> </text:span><text:span text:style-name="T25">что</text:span><text:span text:style-name="T7"> </text:span><text:span text:style-name="T25">размер</text:span><text:span text:style-name="T7"> </text:span><text:span text:style-name="T25">обоих</text:span><text:span text:style-name="T7"> </text:span><text:span text:style-name="T25">массивов</text:span><text:span text:style-name="T7"> </text:span><text:span text:style-name="T25">одинаковый</text:span></text:p>
      <text:p text:style-name="КОД"><text:span text:style-name="T7"><text:s text:c="12"/></text:span><text:span text:style-name="T14">keyWordsHash</text:span><text:span text:style-name="T19">[</text:span><text:span text:style-name="T39">keyWords</text:span>[<text:span text:style-name="T14">i</text:span><text:span text:style-name="T15">++</text:span>]<text:span text:style-name="T19">]</text:span><text:span text:style-name="T7"> </text:span>=<text:span text:style-name="T7"> </text:span><text:span text:style-name="T14">t</text:span>;</text:p>
      <text:p text:style-name="КОД"><text:span text:style-name="T7"><text:s text:c="8"/></text:span>}</text:p>
      <text:p text:style-name="КОД"><text:span text:style-name="T7"><text:s text:c="4"/></text:span>}</text:p>
      <text:p text:style-name="КОД"><text:span text:style-name="T7"><text:s text:c="4"/></text:span><text:span text:style-name="T35">auto</text:span><text:span text:style-name="T7"> </text:span><text:span text:style-name="T14">it</text:span><text:span text:style-name="T7"> </text:span>=<text:span text:style-name="T7"> </text:span><text:span text:style-name="T14">keyWordsHash</text:span>.<text:span text:style-name="T19">find</text:span>(<text:span text:style-name="T14">str</text:span>);</text:p>
      <text:p text:style-name="КОД"><text:span text:style-name="T7"><text:s text:c="4"/></text:span><text:span text:style-name="T35">if</text:span><text:span text:style-name="T7"> </text:span>(<text:span text:style-name="T14">it</text:span><text:span text:style-name="T7"> </text:span><text:span text:style-name="T19">==</text:span><text:span text:style-name="T7"> </text:span><text:span text:style-name="T14">keyWordsHash</text:span>.<text:span text:style-name="T19">end</text:span>())</text:p>
      <text:p text:style-name="КОД"><text:span text:style-name="T7"><text:s text:c="8"/></text:span><text:span text:style-name="T35">return</text:span><text:span text:style-name="T7"> </text:span><text:span text:style-name="T2">Token</text:span>::<text:span text:style-name="T2">Eof</text:span>;</text:p>
      <text:p text:style-name="КОД"><text:span text:style-name="T7"><text:s text:c="4"/></text:span><text:span text:style-name="T35">return</text:span><text:span text:style-name="T7"> </text:span><text:span text:style-name="T14">it</text:span><text:span text:style-name="T19">-&gt;</text:span><text:span text:style-name="T51">second</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P41">Для ускорения поиска мы поместим ключевые слова в контейнер std::map. <text:span text:style-name="T60">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32">include</text:span><text:span text:style-name="T7"> </text:span>&lt;<text:span text:style-name="T25">map</text:span>&gt;</text:p>
      <text:p text:style-name="Horizontal_20_Line"/>
      <text:p text:style-name="P23">Теперь можно приступить к реализации лексического анализатора.</text:p>
      <text:h text:style-name="P416"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7">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5">private</text:span>:</text:p>
      <text:p text:style-name="КОД"><text:span text:style-name="T7"><text:s text:c="4"/></text:span><text:span text:style-name="T25">//</text:span><text:span text:style-name="T7"> </text:span><text:span text:style-name="T25">разбираемый</text:span><text:span text:style-name="T7"> </text:span><text:span text:style-name="T25">текст</text:span></text:p>
      <text:p text:style-name="КОД"><text:span text:style-name="T7"><text:s text:c="4"/></text:span><text:span text:style-name="T35">const</text:span><text:span text:style-name="T7"> </text:span><text:span text:style-name="T2">std</text:span>::<text:span text:style-name="T2">u32string</text:span><text:span text:style-name="T7"> </text:span>&amp;<text:span text:style-name="T51">_text</text:span>;</text:p>
      <text:p text:style-name="КОД"><text:span text:style-name="T7"><text:s text:c="4"/></text:span><text:span text:style-name="T25">//</text:span><text:span text:style-name="T7"> </text:span><text:span text:style-name="T25">начало</text:span><text:span text:style-name="T7"> </text:span><text:span text:style-name="T25">строки</text:span></text:p>
      <text:p text:style-name="КОД"><text:span text:style-name="T7"><text:s text:c="4"/></text:span><text:span text:style-name="T2">std</text:span>::<text:span text:style-name="T2">u32string</text:span>::<text:span text:style-name="T2">const_iterator</text:span><text:span text:style-name="T7"> </text:span><text:span text:style-name="T51">_begin</text:span>;</text:p>
      <text:p text:style-name="КОД"><text:span text:style-name="T7"><text:s text:c="4"/></text:span><text:span text:style-name="T25">//</text:span><text:span text:style-name="T7"> </text:span><text:span text:style-name="T25">конец</text:span><text:span text:style-name="T7"> </text:span><text:span text:style-name="T25">строки</text:span></text:p>
      <text:p text:style-name="КОД"><text:span text:style-name="T7"><text:s text:c="4"/></text:span><text:span text:style-name="T2">std</text:span>::<text:span text:style-name="T2">u32string</text:span>::<text:span text:style-name="T2">const_iterator</text:span><text:span text:style-name="T7"> </text:span><text:span text:style-name="T51">_end</text:span>;</text:p>
      <text:p text:style-name="КОД"><text:span text:style-name="T7"><text:s text:c="4"/></text:span><text:span text:style-name="T25">//</text:span><text:span text:style-name="T7"> </text:span><text:span text:style-name="T25">доступ</text:span><text:span text:style-name="T7"> </text:span><text:span text:style-name="T25">к</text:span><text:span text:style-name="T7"> </text:span><text:span text:style-name="T25">строке</text:span><text:span text:style-name="T7"> </text:span><text:span text:style-name="T25">через</text:span><text:span text:style-name="T7"> </text:span><text:span text:style-name="T25">итератор</text:span></text:p>
      <text:p text:style-name="КОД"><text:span text:style-name="T7"><text:s text:c="4"/></text:span><text:span text:style-name="T2">std</text:span>::<text:span text:style-name="T2">u32string</text:span>::<text:span text:style-name="T2">const_iterator</text:span><text:span text:style-name="T7"> </text:span><text:span text:style-name="T51">_p</text:span>;</text:p>
      <text:p text:style-name="КОД"><text:span text:style-name="T7"><text:s text:c="4"/></text:span><text:span text:style-name="T25">//</text:span><text:span text:style-name="T7"> </text:span><text:span text:style-name="T25">последний</text:span><text:span text:style-name="T7"> </text:span><text:span text:style-name="T25">разобранный</text:span><text:span text:style-name="T7"> </text:span><text:span text:style-name="T25">токен</text:span></text:p>
      <text:p text:style-name="КОД"><text:span text:style-name="T7"><text:s text:c="4"/></text:span><text:span text:style-name="T2">Token</text:span><text:span text:style-name="T7"> </text:span><text:span text:style-name="T51">_token</text:span><text:span text:style-name="T7"> </text:span>=<text:span text:style-name="T7"> </text:span><text:span text:style-name="T2">Token</text:span>::<text:span text:style-name="T2">Eof</text:span>;</text:p>
      <text:p text:style-name="КОД"><text:span text:style-name="T7"><text:s text:c="4"/></text:span><text:span text:style-name="T25">//</text:span><text:span text:style-name="T7"> </text:span><text:span text:style-name="T25">строковое</text:span><text:span text:style-name="T7"> </text:span><text:span text:style-name="T25">представление</text:span><text:span text:style-name="T7"> </text:span><text:span text:style-name="T25">последнего</text:span><text:span text:style-name="T7"> </text:span><text:span text:style-name="T25">разобранного</text:span><text:span text:style-name="T7"> </text:span><text:span text:style-name="T25">токена</text:span></text:p>
      <text:p text:style-name="КОД"><text:span text:style-name="T7"><text:s text:c="4"/></text:span><text:span text:style-name="T2">std</text:span>::<text:span text:style-name="T2">u32string</text:span><text:span text:style-name="T7"> </text:span><text:span text:style-name="T51">_tokenText</text:span>;</text:p>
      <text:p text:style-name="КОД"><text:span text:style-name="T7"><text:s text:c="4"/></text:span><text:span text:style-name="T25">//</text:span><text:span text:style-name="T7"> </text:span><text:span text:style-name="T25">текущая</text:span><text:span text:style-name="T7"> </text:span><text:span text:style-name="T25">позиция</text:span><text:span text:style-name="T7"> </text:span><text:span text:style-name="T25">в</text:span><text:span text:style-name="T7"> </text:span><text:span text:style-name="T25">строке</text:span><text:span text:style-name="T7"> </text:span><text:span text:style-name="T25">(отсчёт</text:span><text:span text:style-name="T7"> </text:span><text:span text:style-name="T25">с</text:span><text:span text:style-name="T7"> </text:span><text:span text:style-name="T25">1,</text:span><text:span text:style-name="T7"> </text:span><text:span text:style-name="T25">для</text:span><text:span text:style-name="T7"> </text:span><text:span text:style-name="T25">вывода</text:span><text:span text:style-name="T7"> </text:span><text:span text:style-name="T25">сообщений</text:span><text:span text:style-name="T7"> </text:span><text:span text:style-name="T25">об</text:span><text:span text:style-name="T7"> </text:span><text:span text:style-name="T25">ошибках)</text:span></text:p>
      <text:p text:style-name="КОД"><text:span text:style-name="T7"><text:s text:c="4"/></text:span><text:span text:style-name="T35">int</text:span><text:span text:style-name="T7"> </text:span><text:span text:style-name="T51">_pos</text:span><text:span text:style-name="T7"> </text:span>=<text:span text:style-name="T7"> </text:span><text:span text:style-name="T32">1</text:span>;</text:p>
      <text:p text:style-name="КОД"><text:span text:style-name="T7"><text:s text:c="4"/></text:span><text:span text:style-name="T25">//</text:span><text:span text:style-name="T7"> </text:span><text:span text:style-name="T25">номер</text:span><text:span text:style-name="T7"> </text:span><text:span text:style-name="T25">строки</text:span><text:span text:style-name="T7"> </text:span><text:span text:style-name="T25">(отсчёт</text:span><text:span text:style-name="T7"> </text:span><text:span text:style-name="T25">с</text:span><text:span text:style-name="T7"> </text:span><text:span text:style-name="T25">1,</text:span><text:span text:style-name="T7"> </text:span><text:span text:style-name="T25">для</text:span><text:span text:style-name="T7"> </text:span><text:span text:style-name="T25">вывода</text:span><text:span text:style-name="T7"> </text:span><text:span text:style-name="T25">сообщений</text:span><text:span text:style-name="T7"> </text:span><text:span text:style-name="T25">об</text:span><text:span text:style-name="T7"> </text:span><text:span text:style-name="T25">ошибках)</text:span></text:p>
      <text:p text:style-name="КОД"><text:span text:style-name="T7"><text:s text:c="4"/></text:span><text:span text:style-name="T35">int</text:span><text:span text:style-name="T7"> </text:span><text:span text:style-name="T51">_line</text:span><text:span text:style-name="T7"> </text:span>=<text:span text:style-name="T7"> </text:span><text:span text:style-name="T32">1</text:span>;</text:p>
      <text:p text:style-name="КОД"><text:span text:style-name="T7"><text:s text:c="4"/></text:span><text:span text:style-name="T25">//</text:span><text:span text:style-name="T7"> </text:span><text:span text:style-name="T25">длина</text:span><text:span text:style-name="T7"> </text:span><text:span text:style-name="T25">предыдущей</text:span><text:span text:style-name="T7"> </text:span><text:span text:style-name="T25">строки</text:span><text:span text:style-name="T7"> </text:span><text:span text:style-name="T25">(для</text:span><text:span text:style-name="T7"> </text:span><text:span text:style-name="T25">подсчёта</text:span><text:span text:style-name="T7"> </text:span><text:span text:style-name="T25">позиции</text:span><text:span text:style-name="T7"> </text:span><text:span text:style-name="T25">при</text:span><text:span text:style-name="T7"> </text:span><text:span text:style-name="T25">возврате</text:span><text:span text:style-name="T7"> </text:span><text:span text:style-name="T25">символа)</text:span></text:p>
      <text:p text:style-name="КОД"><text:span text:style-name="T7"><text:s text:c="4"/></text:span><text:span text:style-name="T35">int</text:span><text:span text:style-name="T7"> </text:span><text:span text:style-name="T51">_prevLineLen</text:span><text:span text:style-name="T7"> </text:span>=<text:span text:style-name="T7"> </text:span><text:span text:style-name="T32">0</text:span>;</text:p>
      <text:p text:style-name="КОД"/>
      <text:p text:style-name="Horizontal_20_Line"/>
      <text:p text:style-name="P24">Откроем файл «lexer.cpp» и изменим конструктор:</text:p>
      <text:p text:style-name="КОД"><text:span text:style-name="T2">Lexer</text:span>::<text:span text:style-name="T20">Lexer</text:span>(<text:span text:style-name="T35">const</text:span><text:span text:style-name="T7"> </text:span><text:span text:style-name="T2">std</text:span>::<text:span text:style-name="T2">u32string</text:span><text:span text:style-name="T7"> </text:span>&amp;<text:span text:style-name="T14">strCode</text:span>)</text:p>
      <text:p text:style-name="КОД"><text:span text:style-name="T7"><text:s text:c="4"/></text:span>:<text:span text:style-name="T7"> </text:span><text:span text:style-name="T51">_text</text:span>(<text:span text:style-name="T14">strCode</text:span>),</text:p>
      <text:p text:style-name="КОД"><text:span text:style-name="T7"><text:s text:c="6"/></text:span><text:span text:style-name="T51">_begin</text:span>(<text:span text:style-name="T14">strCode</text:span>.<text:span text:style-name="T19">begin</text:span>()),</text:p>
      <text:p text:style-name="КОД"><text:span text:style-name="T7"><text:s text:c="6"/></text:span><text:span text:style-name="T51">_end</text:span>(<text:span text:style-name="T14">strCode</text:span>.<text:span text:style-name="T19">end</text:span>()),</text:p>
      <text:p text:style-name="КОД"><text:span text:style-name="T7"><text:s text:c="6"/></text:span><text:span text:style-name="T51">_p</text:span>(<text:span text:style-name="T14">strCode</text:span>.<text:span text:style-name="T19">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20">next</text:span>()</text:p>
      <text:p text:style-name="КОД">{</text:p>
      <text:p text:style-name="КОД"><text:span text:style-name="T7"><text:s text:c="4"/></text:span><text:span text:style-name="T51">_tokenText</text:span>.<text:span text:style-name="T19">clear</text:span>();</text:p>
      <text:p text:style-name="КОД"><text:span text:style-name="T7"><text:s text:c="4"/></text:span><text:span text:style-name="T35">int</text:span><text:span text:style-name="T7"> </text:span><text:span text:style-name="T14">c</text:span><text:span text:style-name="T7"> </text:span>=<text:span text:style-name="T7"> </text:span><text:span text:style-name="T32">0</text:span>;</text:p>
      <text:p text:style-name="КОД"><text:span text:style-name="T7"><text:s text:c="4"/></text:span><text:span text:style-name="T35">while</text:span><text:span text:style-name="T7"> </text:span>(<text:span text:style-name="T14">c</text:span><text:span text:style-name="T7"> </text:span>&gt;=<text:span text:style-name="T7"> </text:span><text:span text:style-name="T32">0</text:span>)<text:span text:style-name="T7"> </text:span>{</text:p>
      <text:p text:style-name="КОД"><text:span text:style-name="T7"><text:s text:c="8"/></text:span><text:span text:style-name="T14">c</text:span><text:span text:style-name="T7"> </text:span>=<text:span text:style-name="T7"> </text:span><text:span text:style-name="T19">read</text:span>();</text:p>
      <text:p text:style-name="КОД"><text:span text:style-name="T7"><text:s text:c="8"/></text:span><text:span text:style-name="T35">switch</text:span><text:span text:style-name="T7"> </text:span>(<text:span text:style-name="T14">c</text:span>)<text:span text:style-name="T7"> </text:span>{</text:p>
      <text:p text:style-name="КОД"><text:span text:style-name="T7"><text:s text:c="8"/></text:span><text:span text:style-name="T35">default</text:span>:</text:p>
      <text:p text:style-name="КОД"><text:span text:style-name="T7"><text:s text:c="12"/></text:span><text:span text:style-name="T35">break</text:span>;</text:p>
      <text:p text:style-name="КОД"><text:soft-page-break/><text:span text:style-name="T7"><text:s text:c="8"/></text:span>}</text:p>
      <text:p text:style-name="КОД"><text:span text:style-name="T7"><text:s text:c="4"/></text:span>}</text:p>
      <text:p text:style-name="КОД"><text:span text:style-name="T7"><text:s text:c="4"/></text:span><text:span text:style-name="T35">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7">и </text:span>решать, какой токен мы вернём.</text:p>
      <text:p text:style-name="P28">Метод read() выглядит следующим образом:</text:p>
      <text:p text:style-name="P28">Файл lexer.h:</text:p>
      <text:p text:style-name="КОД"><text:span text:style-name="T35">private</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читывает</text:span><text:span text:style-name="T7"> </text:span><text:span text:style-name="T32">следующий</text:span><text:span text:style-name="T7"> </text:span><text:span text:style-name="T32">символ</text:span><text:span text:style-name="T7"> </text:span><text:span text:style-name="T32">из</text:span><text:span text:style-name="T7"> </text:span><text:span text:style-name="T32">входного</text:span><text:span text:style-name="T7"> </text:span><text:span text:style-name="T32">потока</text:span></text:p>
      <text:p text:style-name="КОД"><text:span text:style-name="T7"><text:s text:c="5"/></text:span><text:span text:style-name="T32">*</text:span><text:span text:style-name="T7"> </text:span><text:span text:style-name="T34">@return</text:span><text:span text:style-name="T7"> </text:span><text:span text:style-name="T32">код</text:span><text:span text:style-name="T7"> </text:span><text:span text:style-name="T32">символа</text:span><text:span text:style-name="T7"> </text:span><text:span text:style-name="T32">или</text:span><text:span text:style-name="T7"> </text:span><text:span text:style-name="T32">-1,</text:span><text:span text:style-name="T7"> </text:span><text:span text:style-name="T32">если</text:span><text:span text:style-name="T7"> </text:span><text:span text:style-name="T32">достигнут</text:span><text:span text:style-name="T7"> </text:span><text:span text:style-name="T32">конец</text:span><text:span text:style-name="T7"> </text:span><text:span text:style-name="T32">потока</text:span></text:p>
      <text:p text:style-name="КОД"><text:span text:style-name="T7"><text:s text:c="5"/></text:span><text:span text:style-name="T32">*/</text:span></text:p>
      <text:p text:style-name="КОД"><text:span text:style-name="T7"><text:s text:c="4"/></text:span><text:span text:style-name="T35">int</text:span><text:span text:style-name="T7"> </text:span><text:span text:style-name="T20">read</text:span>();</text:p>
      <text:p text:style-name="Horizontal_20_Line"/>
      <text:p text:style-name="P28">Файл lexer.cpp:</text:p>
      <text:p text:style-name="КОД"><text:span text:style-name="T35">int</text:span><text:span text:style-name="T7"> </text:span><text:span text:style-name="T2">Lexer</text:span>::<text:span text:style-name="T20">read</text:span>()</text:p>
      <text:p text:style-name="КОД">{</text:p>
      <text:p text:style-name="КОД"><text:span text:style-name="T7"><text:s text:c="4"/></text:span><text:span text:style-name="T35">if</text:span><text:span text:style-name="T7"> </text:span>(<text:span text:style-name="T51">_p</text:span><text:span text:style-name="T7"> </text:span><text:span text:style-name="T19">==</text:span><text:span text:style-name="T7"> </text:span><text:span text:style-name="T51">_end</text:span>)</text:p>
      <text:p text:style-name="КОД"><text:span text:style-name="T7"><text:s text:c="8"/></text:span><text:span text:style-name="T35">return</text:span><text:span text:style-name="T7"> </text:span>-<text:span text:style-name="T32">1</text:span>;</text:p>
      <text:p text:style-name="КОД"><text:span text:style-name="T7"><text:s text:c="4"/></text:span><text:span text:style-name="T35">int</text:span><text:span text:style-name="T7"> </text:span><text:span text:style-name="T14">c</text:span><text:span text:style-name="T7"> </text:span>=<text:span text:style-name="T7"> </text:span><text:span text:style-name="T19">*</text:span><text:span text:style-name="T51">_p</text:span>;</text:p>
      <text:p text:style-name="КОД"><text:span text:style-name="T7"><text:s text:c="4"/></text:span><text:span text:style-name="T19">++</text:span><text:span text:style-name="T51">_p</text:span>;</text:p>
      <text:p text:style-name="КОД"><text:span text:style-name="T7"><text:s text:c="4"/></text:span><text:span text:style-name="T35">if</text:span><text:span text:style-name="T7"> </text:span>(<text:span text:style-name="T14">c</text:span><text:span text:style-name="T7"> </text:span>==<text:span text:style-name="T7"> </text:span><text:span text:style-name="T25">'\n'</text:span>)<text:span text:style-name="T7"> </text:span>{</text:p>
      <text:p text:style-name="КОД"><text:span text:style-name="T7"><text:s text:c="8"/></text:span><text:span text:style-name="T51">_prevLineLen</text:span><text:span text:style-name="T7"> </text:span>=<text:span text:style-name="T7"> </text:span><text:span text:style-name="T51">_pos</text:span>;</text:p>
      <text:p text:style-name="КОД"><text:span text:style-name="T7"><text:s text:c="8"/></text:span><text:span text:style-name="T51">_line</text:span>++;</text:p>
      <text:p text:style-name="КОД"><text:span text:style-name="T7"><text:s text:c="8"/></text:span><text:span text:style-name="T51">_pos</text:span><text:span text:style-name="T7"> </text:span>=<text:span text:style-name="T7"> </text:span><text:span text:style-name="T32">1</text:span>;</text:p>
      <text:p text:style-name="КОД"><text:span text:style-name="T7"><text:s text:c="4"/></text:span>}<text:span text:style-name="T7"> </text:span><text:span text:style-name="T35">else</text:span><text:span text:style-name="T7"> </text:span>{</text:p>
      <text:p text:style-name="P315"><text:span text:style-name="T7"><text:s text:c="8"/></text:span><text:span text:style-name="T35">if</text:span><text:span text:style-name="T7"> </text:span>(<text:span text:style-name="T14">c</text:span><text:span text:style-name="T7"> </text:span>!=<text:span text:style-name="T7"> </text:span><text:span text:style-name="T25">'\r'</text:span>)<text:span text:style-name="T7"> </text:span><text:span text:style-name="T25">//</text:span><text:span text:style-name="T7"> </text:span><text:span text:style-name="T25">не</text:span><text:span text:style-name="T7"> </text:span><text:span text:style-name="T25">считаем</text:span><text:span text:style-name="T7"> </text:span><text:span text:style-name="T25">сдвиг</text:span><text:span text:style-name="T7"> </text:span><text:span text:style-name="T25">на</text:span><text:span text:style-name="T7"> </text:span><text:span text:style-name="T25">'\r',</text:span><text:span text:style-name="T7"> </text:span><text:span text:style-name="T25">иначе</text:span><text:span text:style-name="T7"> </text:span><text:span text:style-name="T25">визуально</text:span><text:span text:style-name="T7"> </text:span><text:span text:style-name="T25">это</text:span><text:span text:style-name="T7"> </text:span><text:span text:style-name="T25">будет на</text:span><text:span text:style-name="T7"> </text:span></text:p>
      <text:p text:style-name="КОД"><text:span text:style-name="T7"><text:s text:c="12"/></text:span><text:span text:style-name="T51">_pos</text:span>++;<text:span text:style-name="T7"> <text:s text:c="3"/></text:span><text:span text:style-name="T25">// </text:span><text:span text:style-name="T26">1</text:span><text:span text:style-name="T8"> </text:span><text:span text:style-name="T25">символ</text:span><text:span text:style-name="T7"> </text:span><text:span text:style-name="T25">в</text:span><text:span text:style-name="T7"> </text:span><text:span text:style-name="T25">строке</text:span><text:span text:style-name="T7"> </text:span><text:span text:style-name="T25">больше,</text:span><text:span text:style-name="T7"> </text:span><text:span text:style-name="T25">чем</text:span><text:span text:style-name="T7"> </text:span><text:span text:style-name="T25">отображается</text:span><text:span text:style-name="T7"> </text:span><text:span text:style-name="T25">в</text:span><text:span text:style-name="T7"> </text:span><text:span text:style-name="T25">редакторе</text:span></text:p>
      <text:p text:style-name="КОД"><text:span text:style-name="T7"><text:s text:c="4"/></text:span>}</text:p>
      <text:p text:style-name="КОД"><text:span text:style-name="T7"><text:s text:c="4"/></text:span><text:span text:style-name="T35">return</text:span><text:span text:style-name="T7"> </text:span><text:span text:style-name="T14">c</text:span>;</text:p>
      <text:p text:style-name="КОД">}</text:p>
      <text:p text:style-name="Horizontal_20_Line"/>
      <text:p text:style-name="P29">Добавим <text:span text:style-name="T58">в те же файлы соответственно </text:span>метод back() для возврата на 1 символ назад:</text:p>
      <text:p text:style-name="КОД"><text:span text:style-name="T35">private</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озвращается</text:span><text:span text:style-name="T7"> </text:span><text:span text:style-name="T32">на</text:span><text:span text:style-name="T7"> </text:span><text:span text:style-name="T32">1</text:span><text:span text:style-name="T7"> </text:span><text:span text:style-name="T32">символ</text:span><text:span text:style-name="T7"> </text:span><text:span text:style-name="T32">назад</text:span><text:span text:style-name="T7"> </text:span><text:span text:style-name="T32">во</text:span><text:span text:style-name="T7"> </text:span><text:span text:style-name="T32">входном</text:span><text:span text:style-name="T7"> </text:span><text:span text:style-name="T32">потоке</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back</text:span>();</text:p>
      <text:p text:style-name="Horizontal_20_Line"/>
      <text:p text:style-name="КОД"><text:span text:style-name="T35">void</text:span><text:span text:style-name="T7"> </text:span><text:span text:style-name="T2">Lexer</text:span>::<text:span text:style-name="T20">back</text:span>()</text:p>
      <text:p text:style-name="КОД">{</text:p>
      <text:p text:style-name="КОД"><text:span text:style-name="T7"><text:s text:c="4"/></text:span><text:span text:style-name="T35">if</text:span><text:span text:style-name="T7"> </text:span>(<text:span text:style-name="T51">_p</text:span><text:span text:style-name="T7"> </text:span><text:span text:style-name="T19">==</text:span><text:span text:style-name="T7"> </text:span><text:span text:style-name="T51">_text</text:span>.<text:span text:style-name="T19">begin</text:span>())</text:p>
      <text:p text:style-name="КОД"><text:span text:style-name="T7"><text:s text:c="8"/></text:span><text:span text:style-name="T35">throw</text:span><text:span text:style-name="T7"> </text:span><text:span text:style-name="T2">std</text:span>::<text:span text:style-name="T2">out_of_range</text:span>(<text:span text:style-name="T25">"jump over the beginning of the buffer"</text:span>);</text:p>
      <text:p text:style-name="КОД"><text:span text:style-name="T7"><text:s text:c="4"/></text:span><text:span text:style-name="T19">--</text:span><text:span text:style-name="T51">_p</text:span>;</text:p>
      <text:p text:style-name="КОД"><text:span text:style-name="T7"><text:s text:c="4"/></text:span><text:span text:style-name="T35">auto</text:span><text:span text:style-name="T7"> </text:span><text:span text:style-name="T14">c</text:span><text:span text:style-name="T7"> </text:span>=<text:span text:style-name="T7"> </text:span><text:span text:style-name="T19">*</text:span><text:span text:style-name="T51">_p</text:span>;</text:p>
      <text:p text:style-name="КОД"><text:span text:style-name="T7"><text:s text:c="4"/></text:span><text:span text:style-name="T35">if</text:span><text:span text:style-name="T7"> </text:span>(<text:span text:style-name="T14">c</text:span><text:span text:style-name="T7"> </text:span>==<text:span text:style-name="T7"> </text:span><text:span text:style-name="T25">'\n'</text:span>)<text:span text:style-name="T7"> </text:span>{</text:p>
      <text:p text:style-name="КОД"><text:span text:style-name="T7"><text:s text:c="8"/></text:span><text:span text:style-name="T51">_pos</text:span><text:span text:style-name="T7"> </text:span>=<text:span text:style-name="T7"> </text:span><text:span text:style-name="T51">_prevLineLen</text:span>;</text:p>
      <text:p text:style-name="КОД"><text:span text:style-name="T7"><text:s text:c="8"/></text:span><text:span text:style-name="T51">_line</text:span>--;</text:p>
      <text:p text:style-name="КОД"><text:span text:style-name="T7"><text:s text:c="4"/></text:span>}<text:span text:style-name="T7"> </text:span><text:span text:style-name="T35">else</text:span><text:span text:style-name="T7"> </text:span>{</text:p>
      <text:p text:style-name="КОД"><text:soft-page-break/><text:span text:style-name="T7"><text:s text:c="8"/></text:span><text:span text:style-name="T35">if</text:span><text:span text:style-name="T7"> </text:span>(<text:span text:style-name="T51">_pos</text:span><text:span text:style-name="T7"> </text:span>&gt;<text:span text:style-name="T7"> </text:span><text:span text:style-name="T32">0</text:span>)</text:p>
      <text:p text:style-name="КОД"><text:span text:style-name="T7"><text:s text:c="12"/></text:span><text:span text:style-name="T51">_pos</text:span>--;</text:p>
      <text:p text:style-name="КОД"><text:span text:style-name="T7"><text:s text:c="4"/></text:span>}</text:p>
      <text:p text:style-name="КОД">}</text:p>
      <text:p text:style-name="Horizontal_20_Line"/>
      <text:p text:style-name="P30">Теперь <text:span text:style-name="T68">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59">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32">*</text:span><text:span text:style-name="T7"> </text:span><text:span text:style-name="T34">@brief</text:span><text:span text:style-name="T7"> </text:span><text:span text:style-name="T32">Проверяет,</text:span><text:span text:style-name="T7"> </text:span><text:span text:style-name="T32">является</text:span><text:span text:style-name="T7"> </text:span><text:span text:style-name="T32">ли</text:span><text:span text:style-name="T7"> </text:span><text:span text:style-name="T32">данный</text:span><text:span text:style-name="T7"> </text:span><text:span text:style-name="T32">символ</text:span><text:span text:style-name="T7"> </text:span><text:span text:style-name="T32">пробелом</text:span></text:p>
      <text:p text:style-name="P316"><text:span text:style-name="T7"><text:s text:c="2"/></text:span><text:span text:style-name="T32">*</text:span><text:span text:style-name="T7"> </text:span><text:span text:style-name="T34">@param</text:span><text:span text:style-name="T7"> </text:span><text:span text:style-name="T32">charCode</text:span><text:span text:style-name="T7"> </text:span><text:span text:style-name="T32">код</text:span><text:span text:style-name="T7"> </text:span><text:span text:style-name="T32">символа</text:span></text:p>
      <text:p text:style-name="КОД"><text:span text:style-name="T7"><text:s text:c="2"/></text:span><text:span text:style-name="T32">*</text:span><text:span text:style-name="T7"> </text:span><text:span text:style-name="T34">@return</text:span><text:span text:style-name="T7"> </text:span><text:span text:style-name="T32">true,</text:span><text:span text:style-name="T7"> </text:span><text:span text:style-name="T32">если</text:span><text:span text:style-name="T7"> </text:span><text:span text:style-name="T32">символ</text:span><text:span text:style-name="T7"> </text:span><text:span text:style-name="T32">является</text:span><text:span text:style-name="T7"> </text:span><text:span text:style-name="T32">одним</text:span><text:span text:style-name="T7"> </text:span><text:span text:style-name="T32">из</text:span><text:span text:style-name="T7"> </text:span><text:span text:style-name="T32">диапазона</text:span><text:span text:style-name="T7"> </text:span><text:span text:style-name="T32">Unicode</text:span><text:span text:style-name="T7"> </text:span><text:span text:style-name="T32">"whitespace"</text:span></text:p>
      <text:p text:style-name="КОД"><text:span text:style-name="T7"><text:s text:c="2"/></text:span><text:span text:style-name="T32">*/</text:span></text:p>
      <text:p text:style-name="P316"><text:span text:style-name="T35">bool</text:span><text:span text:style-name="T7"> </text:span><text:span text:style-name="T20">isSpace</text:span>(<text:span text:style-name="T35">int</text:span><text:span text:style-name="T7"> </text:span><text:span text:style-name="T14">charCode</text:span>)<text:span text:style-name="T7"> </text:span><text:span text:style-name="T35">const</text:span>;</text:p>
      <text:p text:style-name="Horizontal_20_Line"/>
      <text:p text:style-name="P30">lexer.cpp:</text:p>
      <text:p text:style-name="P316"><text:span text:style-name="T35">bool</text:span><text:span text:style-name="T7"> </text:span><text:span text:style-name="T2">Lexer</text:span>::<text:span text:style-name="T20">isSpace</text:span>(<text:span text:style-name="T35">int</text:span><text:span text:style-name="T7"> </text:span><text:span text:style-name="T14">charCode</text:span>)<text:span text:style-name="T7"> </text:span><text:span text:style-name="T35">const</text:span></text:p>
      <text:p text:style-name="КОД">{</text:p>
      <text:p text:style-name="P316"><text:span text:style-name="T7"><text:s text:c="4"/></text:span><text:span text:style-name="T35">switch</text:span><text:span text:style-name="T7"> </text:span>(<text:span text:style-name="T14">charCode</text:span>)<text:span text:style-name="T7"> </text:span>{</text:p>
      <text:p text:style-name="КОД"><text:span text:style-name="T7"><text:s text:c="4"/></text:span><text:span text:style-name="T35">case</text:span><text:span text:style-name="T7"> </text:span><text:span text:style-name="T32">0x0020</text:span>:<text:span text:style-name="T7"> </text:span><text:span text:style-name="T25">//</text:span><text:span text:style-name="T7"> </text:span><text:span text:style-name="T25">пробел,</text:span><text:span text:style-name="T7"> </text:span><text:span text:style-name="T25">наиболее</text:span><text:span text:style-name="T7"> </text:span><text:span text:style-name="T25">вероятно</text:span></text:p>
      <text:p text:style-name="КОД"><text:span text:style-name="T7"><text:s text:c="4"/></text:span><text:span text:style-name="T35">case</text:span><text:span text:style-name="T7"> </text:span><text:span text:style-name="T32">0x0009</text:span>:<text:span text:style-name="T7"> </text:span><text:span text:style-name="T25">//</text:span><text:span text:style-name="T7"> </text:span><text:span text:style-name="T25">TAB</text:span></text:p>
      <text:p text:style-name="КОД"><text:span text:style-name="T7"><text:s text:c="4"/></text:span><text:span text:style-name="T35">case</text:span><text:span text:style-name="T7"> </text:span><text:span text:style-name="T32">0x00A0</text:span>:</text:p>
      <text:p text:style-name="КОД"><text:span text:style-name="T7"><text:s text:c="4"/></text:span><text:span text:style-name="T35">case</text:span><text:span text:style-name="T7"> </text:span><text:span text:style-name="T32">0x1680</text:span>:</text:p>
      <text:p text:style-name="КОД"><text:span text:style-name="T7"><text:s text:c="4"/></text:span><text:span text:style-name="T35">case</text:span><text:span text:style-name="T7"> </text:span><text:span text:style-name="T32">0x180E</text:span>:</text:p>
      <text:p text:style-name="КОД"><text:span text:style-name="T7"><text:s text:c="4"/></text:span><text:span text:style-name="T35">case</text:span><text:span text:style-name="T7"> </text:span><text:span text:style-name="T32">0x2000</text:span>:</text:p>
      <text:p text:style-name="КОД"><text:span text:style-name="T7"><text:s text:c="4"/></text:span><text:span text:style-name="T35">case</text:span><text:span text:style-name="T7"> </text:span><text:span text:style-name="T32">0x2001</text:span>:</text:p>
      <text:p text:style-name="КОД"><text:span text:style-name="T7"><text:s text:c="4"/></text:span><text:span text:style-name="T35">case</text:span><text:span text:style-name="T7"> </text:span><text:span text:style-name="T32">0x2002</text:span>:</text:p>
      <text:p text:style-name="КОД"><text:span text:style-name="T7"><text:s text:c="4"/></text:span><text:span text:style-name="T35">case</text:span><text:span text:style-name="T7"> </text:span><text:span text:style-name="T32">0x2003</text:span>:</text:p>
      <text:p text:style-name="КОД"><text:span text:style-name="T7"><text:s text:c="4"/></text:span><text:span text:style-name="T35">case</text:span><text:span text:style-name="T7"> </text:span><text:span text:style-name="T32">0x2004</text:span>:</text:p>
      <text:p text:style-name="КОД"><text:span text:style-name="T7"><text:s text:c="4"/></text:span><text:span text:style-name="T35">case</text:span><text:span text:style-name="T7"> </text:span><text:span text:style-name="T32">0x2005</text:span>:</text:p>
      <text:p text:style-name="КОД"><text:span text:style-name="T7"><text:s text:c="4"/></text:span><text:span text:style-name="T35">case</text:span><text:span text:style-name="T7"> </text:span><text:span text:style-name="T32">0x2006</text:span>:</text:p>
      <text:p text:style-name="КОД"><text:span text:style-name="T7"><text:s text:c="4"/></text:span><text:span text:style-name="T35">case</text:span><text:span text:style-name="T7"> </text:span><text:span text:style-name="T32">0x2007</text:span>:</text:p>
      <text:p text:style-name="КОД"><text:span text:style-name="T7"><text:s text:c="4"/></text:span><text:span text:style-name="T35">case</text:span><text:span text:style-name="T7"> </text:span><text:span text:style-name="T32">0x2008</text:span>:</text:p>
      <text:p text:style-name="КОД"><text:span text:style-name="T7"><text:s text:c="4"/></text:span><text:span text:style-name="T35">case</text:span><text:span text:style-name="T7"> </text:span><text:span text:style-name="T32">0x2009</text:span>:</text:p>
      <text:p text:style-name="КОД"><text:span text:style-name="T7"><text:s text:c="4"/></text:span><text:span text:style-name="T35">case</text:span><text:span text:style-name="T7"> </text:span><text:span text:style-name="T32">0x200A</text:span>:</text:p>
      <text:p text:style-name="КОД"><text:span text:style-name="T7"><text:s text:c="4"/></text:span><text:span text:style-name="T35">case</text:span><text:span text:style-name="T7"> </text:span><text:span text:style-name="T32">0x200B</text:span>:</text:p>
      <text:p text:style-name="КОД"><text:span text:style-name="T7"><text:s text:c="4"/></text:span><text:span text:style-name="T35">case</text:span><text:span text:style-name="T7"> </text:span><text:span text:style-name="T32">0x202F</text:span>:</text:p>
      <text:p text:style-name="КОД"><text:span text:style-name="T7"><text:s text:c="4"/></text:span><text:span text:style-name="T35">case</text:span><text:span text:style-name="T7"> </text:span><text:span text:style-name="T32">0x205F</text:span>:</text:p>
      <text:p text:style-name="КОД"><text:span text:style-name="T7"><text:s text:c="4"/></text:span><text:span text:style-name="T35">case</text:span><text:span text:style-name="T7"> </text:span><text:span text:style-name="T32">0x3000</text:span>:</text:p>
      <text:p text:style-name="КОД"><text:span text:style-name="T7"><text:s text:c="4"/></text:span><text:span text:style-name="T35">case</text:span><text:span text:style-name="T7"> </text:span><text:span text:style-name="T32">0xFEFF</text:span>:</text:p>
      <text:p text:style-name="КОД"><text:span text:style-name="T7"><text:s text:c="8"/></text:span><text:span text:style-name="T35">return</text:span><text:span text:style-name="T7"> </text:span><text:span text:style-name="T35">true</text:span>;</text:p>
      <text:p text:style-name="КОД"><text:span text:style-name="T7"><text:s text:c="4"/></text:span><text:span text:style-name="T35">default</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5">return</text:span><text:span text:style-name="T7"> </text:span><text:span text:style-name="T35">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5">switch</text:span><text:span text:style-name="T7"> </text:span>(<text:span text:style-name="T14">c</text:span>)<text:span text:style-name="T7"> </text:span>{</text:p>
      <text:p text:style-name="КОД"><text:span text:style-name="T7"><text:s text:c="8"/></text:span><text:span text:style-name="T35">default</text:span>:</text:p>
      <text:p text:style-name="КОД"><text:span text:style-name="T7"><text:s text:c="12"/></text:span><text:span text:style-name="T35">if</text:span><text:span text:style-name="T7"> </text:span>(<text:span text:style-name="T19">isSpace</text:span>(<text:span text:style-name="T14">c</text:span>))</text:p>
      <text:p text:style-name="КОД"><text:span text:style-name="T7"><text:s text:c="16"/></text:span><text:span text:style-name="T35">continue</text:span>;</text:p>
      <text:p text:style-name="КОД"><text:span text:style-name="T7"><text:s text:c="12"/></text:span><text:span text:style-name="T35">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317"><text:span text:style-name="T27">i</text:span><text:span text:style-name="T9"> </text:span><text:span text:style-name="T27">=</text:span><text:span text:style-name="T9"> </text:span><text:span text:style-name="T27">1</text:span><text:span text:style-name="T9"> </text:span><text:span text:style-name="T27">+</text:span><text:span text:style-name="T9"> </text:span><text:span text:style-name="T27">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32">*</text:span><text:span text:style-name="T7"> </text:span><text:span text:style-name="T34">@brief</text:span><text:span text:style-name="T7"> </text:span><text:span text:style-name="T32">Проверяет,</text:span><text:span text:style-name="T7"> </text:span><text:span text:style-name="T32">является</text:span><text:span text:style-name="T7"> </text:span><text:span text:style-name="T32">ли</text:span><text:span text:style-name="T7"> </text:span><text:span text:style-name="T32">данный</text:span><text:span text:style-name="T7"> </text:span><text:span text:style-name="T32">символ</text:span><text:span text:style-name="T7"> </text:span><text:span text:style-name="T32">буквой</text:span></text:p>
      <text:p text:style-name="КОД"><text:span text:style-name="T7"><text:s/></text:span><text:span text:style-name="T32">*</text:span><text:span text:style-name="T7"> </text:span><text:span text:style-name="T34">@param</text:span><text:span text:style-name="T7"> </text:span><text:span text:style-name="T32">charCode</text:span><text:span text:style-name="T7"> </text:span><text:span text:style-name="T32">код</text:span><text:span text:style-name="T7"> </text:span><text:span text:style-name="T32">символа</text:span></text:p>
      <text:p text:style-name="КОД"><text:span text:style-name="T7"><text:s/></text:span><text:span text:style-name="T32">*</text:span><text:span text:style-name="T7"> </text:span><text:span text:style-name="T34">@return</text:span><text:span text:style-name="T7"> </text:span><text:span text:style-name="T32">true,</text:span><text:span text:style-name="T7"> </text:span><text:span text:style-name="T32">если</text:span><text:span text:style-name="T7"> </text:span><text:span text:style-name="T32">символ</text:span><text:span text:style-name="T7"> </text:span><text:span text:style-name="T32">является</text:span><text:span text:style-name="T7"> </text:span><text:span text:style-name="T32">одним</text:span><text:span text:style-name="T7"> </text:span><text:span text:style-name="T32">из</text:span><text:span text:style-name="T7"> </text:span><text:span text:style-name="T32">диапазона</text:span><text:span text:style-name="T7"> </text:span><text:span text:style-name="T32">Unicode</text:span><text:span text:style-name="T7"> </text:span><text:span text:style-name="T32">"letters"</text:span></text:p>
      <text:p text:style-name="КОД"><text:span text:style-name="T7"><text:s/></text:span><text:span text:style-name="T32">*/</text:span></text:p>
      <text:p text:style-name="КОД"><text:span text:style-name="T35">bool</text:span><text:span text:style-name="T7"> </text:span><text:span text:style-name="T20">isLetter</text:span>(<text:span text:style-name="T35">int</text:span><text:span text:style-name="T7"> </text:span><text:span text:style-name="T14">charCode</text:span>)<text:span text:style-name="T7"> </text:span><text:span text:style-name="T35">const</text:span>;</text:p>
      <text:p text:style-name="КОД">/**</text:p>
      <text:p text:style-name="КОД"><text:span text:style-name="T7"><text:s/></text:span><text:span text:style-name="T32">*</text:span><text:span text:style-name="T7"> </text:span><text:span text:style-name="T34">@brief</text:span><text:span text:style-name="T7"> </text:span><text:span text:style-name="T32">Проверяет,</text:span><text:span text:style-name="T7"> </text:span><text:span text:style-name="T32">является</text:span><text:span text:style-name="T7"> </text:span><text:span text:style-name="T32">ли</text:span><text:span text:style-name="T7"> </text:span><text:span text:style-name="T32">данный</text:span><text:span text:style-name="T7"> </text:span><text:span text:style-name="T32">символ</text:span><text:span text:style-name="T7"> </text:span><text:span text:style-name="T32">буквой</text:span><text:span text:style-name="T7"> </text:span><text:span text:style-name="T32">или</text:span><text:span text:style-name="T7"> </text:span><text:span text:style-name="T32">цифрой.</text:span></text:p>
      <text:p text:style-name="КОД"><text:span text:style-name="T7"><text:s/></text:span><text:span text:style-name="T32">*</text:span><text:span text:style-name="T7"> </text:span><text:span text:style-name="T34">@param</text:span><text:span text:style-name="T7"> </text:span><text:span text:style-name="T32">charCode</text:span><text:span text:style-name="T7"> </text:span><text:span text:style-name="T32">код</text:span><text:span text:style-name="T7"> </text:span><text:span text:style-name="T32">символа</text:span></text:p>
      <text:p text:style-name="КОД"><text:span text:style-name="T7"><text:s/></text:span><text:span text:style-name="T32">*</text:span><text:span text:style-name="T7"> </text:span><text:span text:style-name="T34">@return</text:span><text:span text:style-name="T7"> </text:span><text:span text:style-name="T32">true,</text:span><text:span text:style-name="T7"> </text:span><text:span text:style-name="T32">если</text:span><text:span text:style-name="T7"> </text:span><text:span text:style-name="T32">символ</text:span><text:span text:style-name="T7"> </text:span><text:span text:style-name="T32">является</text:span><text:span text:style-name="T7"> </text:span><text:span text:style-name="T32">одним</text:span><text:span text:style-name="T7"> </text:span><text:span text:style-name="T32">из</text:span><text:span text:style-name="T7"> </text:span><text:span text:style-name="T32">диапазона</text:span><text:span text:style-name="T7"> </text:span><text:span text:style-name="T32">Unicode</text:span><text:span text:style-name="T7"> </text:span><text:span text:style-name="T32">"letters"</text:span></text:p>
      <text:p text:style-name="КОД"><text:span text:style-name="T7"><text:s/></text:span><text:span text:style-name="T32">*</text:span><text:span text:style-name="T7"> <text:s text:c="8"/></text:span><text:span text:style-name="T32">или</text:span><text:span text:style-name="T7"> </text:span><text:span text:style-name="T32">цифрой</text:span><text:span text:style-name="T7"> </text:span><text:span text:style-name="T32">0...9.</text:span></text:p>
      <text:p text:style-name="КОД"><text:span text:style-name="T7"><text:s/></text:span><text:span text:style-name="T32">*/</text:span></text:p>
      <text:p text:style-name="КОД"><text:span text:style-name="T35">bool</text:span><text:span text:style-name="T7"> </text:span><text:span text:style-name="T20">isLetterOrDigit</text:span>(<text:span text:style-name="T35">int</text:span><text:span text:style-name="T7"> </text:span><text:span text:style-name="T14">charCode</text:span>)<text:span text:style-name="T7"> </text:span><text:span text:style-name="T35">const</text:span>;</text:p>
      <text:p text:style-name="Horizontal_20_Line"/>
      <text:p text:style-name="P34">lexer.cpp:</text:p>
      <text:p text:style-name="КОД"><text:span text:style-name="T35">bool</text:span><text:span text:style-name="T7"> </text:span><text:span text:style-name="T2">Lexer</text:span>::<text:span text:style-name="T20">isLetter</text:span>(<text:span text:style-name="T35">int</text:span><text:span text:style-name="T7"> </text:span><text:span text:style-name="T14">charCode</text:span>)<text:span text:style-name="T7"> </text:span><text:span text:style-name="T35">const</text:span></text:p>
      <text:p text:style-name="КОД">{</text:p>
      <text:p text:style-name="КОД"><text:span text:style-name="T7"><text:s text:c="4"/></text:span><text:span text:style-name="T35">return</text:span><text:span text:style-name="T7"> </text:span><text:span text:style-name="T2">std</text:span>::<text:span text:style-name="T19">isalpha</text:span>(<text:span text:style-name="T14">charCode</text:span>);</text:p>
      <text:p text:style-name="КОД">}</text:p>
      <text:p text:style-name="КОД"/>
      <text:p text:style-name="КОД"><text:span text:style-name="T35">bool</text:span><text:span text:style-name="T7"> </text:span><text:span text:style-name="T2">Lexer</text:span>::<text:span text:style-name="T20">isLetterOrDigit</text:span>(<text:span text:style-name="T35">int</text:span><text:span text:style-name="T7"> </text:span><text:span text:style-name="T14">charCode</text:span>)<text:span text:style-name="T7"> </text:span><text:span text:style-name="T35">const</text:span></text:p>
      <text:p text:style-name="КОД">{</text:p>
      <text:p text:style-name="КОД"><text:span text:style-name="T7"><text:s text:c="4"/></text:span><text:span text:style-name="T35">return</text:span><text:span text:style-name="T7"> </text:span><text:span text:style-name="T19">isLetter</text:span>(<text:span text:style-name="T14">charCode</text:span>)<text:span text:style-name="T7"> </text:span>||<text:span text:style-name="T7"> </text:span><text:span text:style-name="T2">std</text:span>::<text:span text:style-name="T19">isdigit</text:span>(<text:span text:style-name="T14">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32">*</text:span><text:span text:style-name="T7"> </text:span><text:span text:style-name="T34">@brief</text:span><text:span text:style-name="T7"> </text:span><text:span text:style-name="T32">Считывает</text:span><text:span text:style-name="T7"> </text:span><text:span text:style-name="T32">лексему-идентификатор</text:span><text:span text:style-name="T7"> </text:span><text:span text:style-name="T32">из</text:span><text:span text:style-name="T7"> </text:span><text:span text:style-name="T32">входного</text:span><text:span text:style-name="T7"> </text:span><text:span text:style-name="T32">потока</text:span></text:p>
      <text:p text:style-name="КОД"><text:span text:style-name="T7"><text:s/></text:span><text:span text:style-name="T32">*</text:span><text:span text:style-name="T7"> </text:span><text:span text:style-name="T34">@details</text:span><text:span text:style-name="T7"> </text:span><text:span text:style-name="T32">Считанный</text:span><text:span text:style-name="T7"> </text:span><text:span text:style-name="T32">идентификатор</text:span><text:span text:style-name="T7"> </text:span><text:span text:style-name="T32">сохраняется</text:span><text:span text:style-name="T7"> </text:span><text:span text:style-name="T32">в</text:span><text:span text:style-name="T7"> </text:span><text:span text:style-name="T32">_tokenText,</text:span></text:p>
      <text:p text:style-name="КОД"><text:span text:style-name="T7"><text:s/></text:span><text:span text:style-name="T32">*</text:span><text:span text:style-name="T7"> <text:s text:c="7"/></text:span><text:span text:style-name="T32">в</text:span><text:span text:style-name="T7"> </text:span><text:span text:style-name="T32">_token</text:span><text:span text:style-name="T7"> </text:span><text:span text:style-name="T32">заносится</text:span><text:span text:style-name="T7"> </text:span><text:span text:style-name="T32">Token::Identifier.</text:span></text:p>
      <text:p text:style-name="КОД"><text:span text:style-name="T7"><text:s/></text:span><text:span text:style-name="T32">*</text:span><text:span text:style-name="T7"> </text:span><text:span text:style-name="T34">@param</text:span><text:span text:style-name="T7"> </text:span><text:span text:style-name="T32">charCode</text:span><text:span text:style-name="T7"> </text:span><text:span text:style-name="T32">только</text:span><text:span text:style-name="T7"> </text:span><text:span text:style-name="T32">считанный</text:span><text:span text:style-name="T7"> </text:span><text:span text:style-name="T32">код</text:span><text:span text:style-name="T7"> </text:span><text:span text:style-name="T32">символа</text:span></text:p>
      <text:p text:style-name="КОД"><text:soft-page-break/><text:span text:style-name="T7"><text:s/></text:span><text:span text:style-name="T32">*/</text:span></text:p>
      <text:p text:style-name="КОД"><text:span text:style-name="T35">void</text:span><text:span text:style-name="T7"> </text:span><text:span text:style-name="T20">readIdentifier</text:span>(<text:span text:style-name="T35">int</text:span><text:span text:style-name="T7"> </text:span><text:span text:style-name="T14">charCode</text:span>);</text:p>
      <text:p text:style-name="Horizontal_20_Line"/>
      <text:p text:style-name="P35">lexer.cpp:</text:p>
      <text:p text:style-name="КОД"><text:span text:style-name="T35">void</text:span><text:span text:style-name="T7"> </text:span><text:span text:style-name="T2">Lexer</text:span>::<text:span text:style-name="T20">readIdentifier</text:span>(<text:span text:style-name="T35">int</text:span><text:span text:style-name="T7"> </text:span><text:span text:style-name="T14">charCode</text:span>)</text:p>
      <text:p text:style-name="КОД">{</text:p>
      <text:p text:style-name="КОД"><text:span text:style-name="T7"><text:s text:c="4"/></text:span><text:span text:style-name="T51">_tokenText</text:span>.<text:span text:style-name="T19">clear</text:span>();</text:p>
      <text:p text:style-name="КОД"><text:span text:style-name="T7"><text:s text:c="4"/></text:span><text:span text:style-name="T35">while</text:span><text:span text:style-name="T7"> </text:span>(<text:span text:style-name="T14">charCode</text:span><text:span text:style-name="T7"> </text:span>&gt;<text:span text:style-name="T7"> </text:span><text:span text:style-name="T32">0</text:span>)<text:span text:style-name="T7"> </text:span>{</text:p>
      <text:p text:style-name="КОД"><text:span text:style-name="T7"><text:s text:c="8"/></text:span><text:span text:style-name="T51">_tokenText</text:span>.<text:span text:style-name="T19">push_back</text:span>(<text:span text:style-name="T14">charCode</text:span>);</text:p>
      <text:p text:style-name="КОД"><text:span text:style-name="T7"><text:s text:c="8"/></text:span><text:span text:style-name="T14">charCode</text:span><text:span text:style-name="T7"> </text:span>=<text:span text:style-name="T7"> </text:span><text:span text:style-name="T19">read</text:span>();</text:p>
      <text:p text:style-name="КОД"><text:span text:style-name="T7"><text:s text:c="8"/></text:span><text:span text:style-name="T35">if</text:span><text:span text:style-name="T7"> </text:span>(<text:span text:style-name="T19">isLetterOrDigit</text:span>(<text:span text:style-name="T14">charCode</text:span>)<text:span text:style-name="T7"> </text:span>||<text:span text:style-name="T7"> </text:span><text:span text:style-name="T14">charCode</text:span><text:span text:style-name="T7"> </text:span>==<text:span text:style-name="T7"> </text:span><text:span text:style-name="T25">'_'</text:span>)</text:p>
      <text:p text:style-name="КОД"><text:span text:style-name="T7"><text:s text:c="12"/></text:span><text:span text:style-name="T35">continue</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2">Token</text:span><text:span text:style-name="T7"> </text:span><text:span text:style-name="T14">kw</text:span><text:span text:style-name="T7"> </text:span>=<text:span text:style-name="T7"> </text:span><text:span text:style-name="T2">KeyWord</text:span>::<text:span text:style-name="T19">checkKeyWord</text:span>(<text:span text:style-name="T51">_tokenText</text:span>);</text:p>
      <text:p text:style-name="КОД"><text:span text:style-name="T7"><text:s text:c="4"/></text:span><text:span text:style-name="T35">if</text:span><text:span text:style-name="T7"> </text:span>(<text:span text:style-name="T14">kw</text:span><text:span text:style-name="T7"> </text:span>==<text:span text:style-name="T7"> </text:span><text:span text:style-name="T2">Token</text:span>::<text:span text:style-name="T2">Eof</text:span>)<text:span text:style-name="T7"> </text:span>{<text:span text:style-name="T7"> </text:span><text:span text:style-name="T25">//</text:span><text:span text:style-name="T7"> </text:span><text:span text:style-name="T25">ключевое</text:span><text:span text:style-name="T7"> </text:span><text:span text:style-name="T25">слово</text:span><text:span text:style-name="T7"> </text:span><text:span text:style-name="T25">не</text:span><text:span text:style-name="T7"> </text:span><text:span text:style-name="T25">найдено,</text:span><text:span text:style-name="T7"> </text:span><text:span text:style-name="T25">это</text:span><text:span text:style-name="T7"> </text:span><text:span text:style-name="T25">идентификатор</text:span></text:p>
      <text:p text:style-name="КОД"><text:span text:style-name="T7"><text:s text:c="8"/></text:span><text:span text:style-name="T51">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5">else</text:span><text:span text:style-name="T7"> </text:span>{<text:span text:style-name="T7"> </text:span><text:span text:style-name="T25">//</text:span><text:span text:style-name="T7"> </text:span><text:span text:style-name="T25">это</text:span><text:span text:style-name="T7"> </text:span><text:span text:style-name="T25">ключевое</text:span><text:span text:style-name="T7"> </text:span><text:span text:style-name="T25">слово</text:span></text:p>
      <text:p text:style-name="КОД"><text:span text:style-name="T7"><text:s text:c="8"/></text:span><text:span text:style-name="T51">_token</text:span><text:span text:style-name="T7"> </text:span>=<text:span text:style-name="T7"> </text:span><text:span text:style-name="T14">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32">*</text:span><text:span text:style-name="T7"> </text:span><text:span text:style-name="T34">@brief</text:span><text:span text:style-name="T7"> </text:span><text:span text:style-name="T32">Считывает</text:span><text:span text:style-name="T7"> </text:span><text:span text:style-name="T32">число</text:span><text:span text:style-name="T7"> </text:span><text:span text:style-name="T32">и</text:span><text:span text:style-name="T7"> </text:span><text:span text:style-name="T32">возвращает</text:span><text:span text:style-name="T7"> </text:span><text:span text:style-name="T32">тип</text:span><text:span text:style-name="T7"> </text:span><text:span text:style-name="T32">считанного</text:span><text:span text:style-name="T7"> </text:span><text:span text:style-name="T32">числа.</text:span></text:p>
      <text:p text:style-name="КОД"><text:span text:style-name="T7"><text:s/></text:span><text:span text:style-name="T32">*</text:span><text:span text:style-name="T7"> </text:span><text:span text:style-name="T32">Входной</text:span><text:span text:style-name="T7"> </text:span><text:span text:style-name="T32">указатель</text:span><text:span text:style-name="T7"> </text:span><text:span text:style-name="T32">-</text:span><text:span text:style-name="T7"> </text:span><text:span text:style-name="T32">на</text:span><text:span text:style-name="T7"> </text:span><text:span text:style-name="T32">первом</text:span><text:span text:style-name="T7"> </text:span><text:span text:style-name="T32">прочитанном</text:span><text:span text:style-name="T7"> </text:span><text:span text:style-name="T32">символе</text:span><text:span text:style-name="T7"> </text:span><text:span text:style-name="T32">числа,</text:span></text:p>
      <text:p text:style-name="КОД"><text:span text:style-name="T7"><text:s/></text:span><text:span text:style-name="T32">*</text:span><text:span text:style-name="T7"> </text:span><text:span text:style-name="T32">его</text:span><text:span text:style-name="T7"> </text:span><text:span text:style-name="T32">символ</text:span><text:span text:style-name="T7"> </text:span><text:span text:style-name="T32">передаётся</text:span><text:span text:style-name="T7"> </text:span><text:span text:style-name="T32">в</text:span><text:span text:style-name="T7"> </text:span><text:span text:style-name="T32">параметре,</text:span><text:span text:style-name="T7"> </text:span><text:span text:style-name="T32">т.к.</text:span><text:span text:style-name="T7"> </text:span><text:span text:style-name="T32">уже</text:span><text:span text:style-name="T7"> </text:span><text:span text:style-name="T32">прочитан.</text:span></text:p>
      <text:p text:style-name="КОД"><text:span text:style-name="T7"><text:s/></text:span><text:span text:style-name="T32">*</text:span><text:span text:style-name="T7"> </text:span><text:span text:style-name="T32">Выходной</text:span><text:span text:style-name="T7"> </text:span><text:span text:style-name="T32">указатель</text:span><text:span text:style-name="T7"> </text:span><text:span text:style-name="T32">-</text:span><text:span text:style-name="T7"> </text:span><text:span text:style-name="T32">на</text:span><text:span text:style-name="T7"> </text:span><text:span text:style-name="T32">последнем</text:span><text:span text:style-name="T7"> </text:span><text:span text:style-name="T32">символе</text:span><text:span text:style-name="T7"> </text:span><text:span text:style-name="T32">числового</text:span><text:span text:style-name="T7"> </text:span><text:span text:style-name="T32">литерала.</text:span></text:p>
      <text:p text:style-name="КОД"><text:span text:style-name="T7"><text:s/></text:span><text:span text:style-name="T32">*</text:span><text:span text:style-name="T7"> </text:span><text:span text:style-name="T34">@param</text:span><text:span text:style-name="T7"> </text:span><text:span text:style-name="T32">firstChar</text:span><text:span text:style-name="T7"> </text:span><text:span text:style-name="T32">прочитанный</text:span><text:span text:style-name="T7"> </text:span><text:span text:style-name="T32">только</text:span><text:span text:style-name="T7"> </text:span><text:span text:style-name="T32">что</text:span><text:span text:style-name="T7"> </text:span><text:span text:style-name="T32">символ</text:span><text:span text:style-name="T7"> </text:span><text:span text:style-name="T32">0..9</text:span><text:span text:style-name="T7"> </text:span><text:span text:style-name="T32">или</text:span><text:span text:style-name="T7"> </text:span><text:span text:style-name="T32">точка</text:span></text:p>
      <text:p text:style-name="КОД"><text:span text:style-name="T7"><text:s/></text:span><text:span text:style-name="T32">*</text:span><text:span text:style-name="T7"> </text:span><text:span text:style-name="T34">@return</text:span><text:span text:style-name="T7"> </text:span><text:span text:style-name="T32">Token::RealNumber</text:span><text:span text:style-name="T7"> </text:span><text:span text:style-name="T32">или</text:span><text:span text:style-name="T7"> </text:span><text:span text:style-name="T32">IntegerNumber</text:span></text:p>
      <text:p text:style-name="КОД"><text:span text:style-name="T7"><text:s/></text:span><text:span text:style-name="T32">*/</text:span></text:p>
      <text:p text:style-name="КОД"><text:span text:style-name="T35">void</text:span><text:span text:style-name="T7"> </text:span><text:span text:style-name="T20">readNumber</text:span>(<text:span text:style-name="T35">int</text:span><text:span text:style-name="T7"> </text:span><text:span text:style-name="T14">firstChar</text:span>);</text:p>
      <text:p text:style-name="Horizontal_20_Line"/>
      <text:p text:style-name="P36">lexer.cpp:</text:p>
      <text:p text:style-name="КОД"><text:span text:style-name="T35">void</text:span><text:span text:style-name="T7"> </text:span><text:span text:style-name="T2">Lexer</text:span>::<text:span text:style-name="T20">readNumber</text:span>(<text:span text:style-name="T35">int</text:span><text:span text:style-name="T7"> </text:span><text:span text:style-name="T14">firstChar</text:span>)</text:p>
      <text:p text:style-name="КОД">{</text:p>
      <text:p text:style-name="КОД"><text:span text:style-name="T7"><text:s text:c="4"/></text:span><text:span text:style-name="T51">_tokenText</text:span>.<text:span text:style-name="T19">clear</text:span>();</text:p>
      <text:p text:style-name="КОД"><text:span text:style-name="T7"><text:s text:c="4"/></text:span><text:span text:style-name="T35">bool</text:span><text:span text:style-name="T7"> </text:span><text:span text:style-name="T14">isReal</text:span><text:span text:style-name="T7"> </text:span>=<text:span text:style-name="T7"> </text:span><text:span text:style-name="T14">firstChar</text:span><text:span text:style-name="T7"> </text:span>==<text:span text:style-name="T7"> </text:span><text:span text:style-name="T25">'.'</text:span>;<text:span text:style-name="T7"> </text:span><text:span text:style-name="T25">//</text:span><text:span text:style-name="T7"> </text:span><text:span text:style-name="T25">ставили</text:span><text:span text:style-name="T7"> </text:span><text:span text:style-name="T25">ли</text:span><text:span text:style-name="T7"> </text:span><text:span text:style-name="T25">уже</text:span><text:span text:style-name="T7"> </text:span><text:span text:style-name="T25">точку?</text:span></text:p>
      <text:p text:style-name="КОД"><text:span text:style-name="T7"><text:s text:c="4"/></text:span><text:span text:style-name="T35">bool</text:span><text:span text:style-name="T7"> </text:span><text:span text:style-name="T14">hasExpSign</text:span><text:span text:style-name="T7"> </text:span>=<text:span text:style-name="T7"> </text:span><text:span text:style-name="T35">false</text:span>;<text:span text:style-name="T7"> <text:s text:c="7"/></text:span><text:span text:style-name="T25">//</text:span><text:span text:style-name="T7"> </text:span><text:span text:style-name="T25">есть</text:span><text:span text:style-name="T7"> </text:span><text:span text:style-name="T25">+</text:span><text:span text:style-name="T7"> </text:span><text:span text:style-name="T25">или</text:span><text:span text:style-name="T7"> </text:span><text:span text:style-name="T25">-,</text:span><text:span text:style-name="T7"> </text:span><text:span text:style-name="T25">иначе</text:span><text:span text:style-name="T7"> </text:span><text:span text:style-name="T25">ошибка</text:span></text:p>
      <text:p text:style-name="КОД"><text:span text:style-name="T7"><text:s text:c="4"/></text:span><text:span text:style-name="T35">bool</text:span><text:span text:style-name="T7"> </text:span><text:span text:style-name="T14">hasExpE</text:span><text:span text:style-name="T7"> </text:span>=<text:span text:style-name="T7"> </text:span><text:span text:style-name="T35">false</text:span>;<text:span text:style-name="T7"> <text:s text:c="10"/></text:span><text:span text:style-name="T25">//</text:span><text:span text:style-name="T7"> </text:span><text:span text:style-name="T25">знак</text:span><text:span text:style-name="T7"> </text:span><text:span text:style-name="T25">E</text:span></text:p>
      <text:p text:style-name="КОД"><text:span text:style-name="T7"><text:s text:c="4"/></text:span><text:span text:style-name="T35">bool</text:span><text:span text:style-name="T7"> </text:span><text:span text:style-name="T14">hasExpNum</text:span><text:span text:style-name="T7"> </text:span>=<text:span text:style-name="T7"> </text:span><text:span text:style-name="T35">false</text:span>;<text:span text:style-name="T7"> <text:s text:c="8"/></text:span><text:span text:style-name="T25">//</text:span><text:span text:style-name="T7"> </text:span><text:span text:style-name="T25">есть</text:span><text:span text:style-name="T7"> </text:span><text:span text:style-name="T25">ли</text:span><text:span text:style-name="T7"> </text:span><text:span text:style-name="T25">число</text:span><text:span text:style-name="T7"> </text:span><text:span text:style-name="T25">после</text:span><text:span text:style-name="T7"> </text:span><text:span text:style-name="T25">E</text:span></text:p>
      <text:p text:style-name="КОД"><text:span text:style-name="T7"><text:s text:c="4"/></text:span><text:span text:style-name="T51">_tokenText</text:span><text:span text:style-name="T7">.</text:span><text:span text:style-name="T19">push_back</text:span><text:span text:style-name="T7">(</text:span><text:span text:style-name="T14">firstChar</text:span><text:span text:style-name="T7">)</text:span>;</text:p>
      <text:p text:style-name="КОД"><text:span text:style-name="T7"><text:s text:c="4"/></text:span><text:span text:style-name="T35">int</text:span><text:span text:style-name="T7"> </text:span><text:span text:style-name="T14">c</text:span>;</text:p>
      <text:p text:style-name="КОД"><text:span text:style-name="T7"><text:s text:c="4"/></text:span><text:span text:style-name="T35">while</text:span><text:span text:style-name="T7"> </text:span>((<text:span text:style-name="T14">c</text:span><text:span text:style-name="T7"> </text:span>=<text:span text:style-name="T7"> </text:span><text:span text:style-name="T19">read</text:span>())<text:span text:style-name="T7"> </text:span>&gt;<text:span text:style-name="T7"> </text:span><text:span text:style-name="T32">0</text:span>)<text:span text:style-name="T7"> </text:span>{</text:p>
      <text:p text:style-name="КОД"><text:span text:style-name="T7"><text:s text:c="8"/></text:span><text:span text:style-name="T35">if</text:span><text:span text:style-name="T7"> </text:span>(<text:span text:style-name="T2">std</text:span>::<text:span text:style-name="T19">isdigit</text:span>(<text:span text:style-name="T14">c</text:span>))<text:span text:style-name="T7"> </text:span>{</text:p>
      <text:p text:style-name="КОД"><text:span text:style-name="T7"><text:s text:c="12"/></text:span><text:span text:style-name="T35">if</text:span><text:span text:style-name="T7"> </text:span>(<text:span text:style-name="T14">hasExpE</text:span>)</text:p>
      <text:p text:style-name="КОД"><text:span text:style-name="T7"><text:s text:c="16"/></text:span><text:span text:style-name="T14">hasExpNum</text:span><text:span text:style-name="T7"> </text:span>=<text:span text:style-name="T7"> </text:span><text:span text:style-name="T35">true</text:span>;</text:p>
      <text:p text:style-name="КОД"><text:span text:style-name="T7"><text:s text:c="12"/></text:span><text:span text:style-name="T51">_tokenText</text:span>.<text:span text:style-name="T19">push_back</text:span>(<text:span text:style-name="T14">c</text:span>);</text:p>
      <text:p text:style-name="КОД"><text:span text:style-name="T7"><text:s text:c="12"/></text:span><text:span text:style-name="T35">continue</text:span>;</text:p>
      <text:p text:style-name="КОД"><text:span text:style-name="T7"><text:s text:c="8"/></text:span>}<text:span text:style-name="T7"> </text:span><text:span text:style-name="T35">else</text:span><text:span text:style-name="T7"> </text:span><text:span text:style-name="T35">if</text:span><text:span text:style-name="T7"> </text:span>(<text:span text:style-name="T14">c</text:span><text:span text:style-name="T7"> </text:span>==<text:span text:style-name="T7"> </text:span><text:span text:style-name="T25">'.'</text:span>)<text:span text:style-name="T7"> </text:span>{</text:p>
      <text:p text:style-name="КОД"><text:span text:style-name="T7"><text:s text:c="12"/></text:span><text:span text:style-name="T35">if</text:span><text:span text:style-name="T7"> </text:span>(<text:span text:style-name="T51">_tokenText</text:span>.<text:span text:style-name="T19">length</text:span>())<text:span text:style-name="T7"> </text:span>{</text:p>
      <text:p text:style-name="КОД"><text:span text:style-name="T7"><text:s text:c="16"/></text:span><text:span text:style-name="T35">if</text:span><text:span text:style-name="T7"> </text:span>(<text:span text:style-name="T51">_tokenText</text:span>.<text:span text:style-name="T19">find_first_of</text:span>(<text:span text:style-name="T25">'.'</text:span>)<text:span text:style-name="T7"> </text:span>==<text:span text:style-name="T7"> </text:span><text:span text:style-name="T51">_tokenText</text:span>.<text:span text:style-name="T19">length</text:span>()<text:span text:style-name="T7"> </text:span>-<text:span text:style-name="T7"> </text:span><text:span text:style-name="T32">1</text:span>)<text:span text:style-name="T7"> </text:span>{</text:p>
      <text:p text:style-name="КОД"><text:span text:style-name="T7"><text:s text:c="20"/></text:span><text:span text:style-name="T25">//</text:span><text:span text:style-name="T7"> </text:span><text:span text:style-name="T25">в</text:span><text:span text:style-name="T7"> </text:span><text:span text:style-name="T25">числе</text:span><text:span text:style-name="T7"> </text:span><text:span text:style-name="T25">есть</text:span><text:span text:style-name="T7"> </text:span><text:span text:style-name="T25">последняя</text:span><text:span text:style-name="T7"> </text:span><text:span text:style-name="T25">точка,</text:span><text:span text:style-name="T7"> </text:span><text:span text:style-name="T25">но</text:span><text:span text:style-name="T7"> </text:span><text:span text:style-name="T25">идут</text:span><text:span text:style-name="T7"> </text:span><text:span text:style-name="T25">две</text:span><text:span text:style-name="T7"> </text:span><text:span text:style-name="T25">точки</text:span><text:span text:style-name="T7"> </text:span><text:span text:style-name="T25">подряд</text:span><text:span text:style-name="T7"> </text:span><text:span text:style-name="T25">-</text:span></text:p>
      <text:p text:style-name="КОД"><text:span text:style-name="T7"><text:s text:c="20"/></text:span><text:span text:style-name="T25">//</text:span><text:span text:style-name="T7"> </text:span><text:span text:style-name="T25">надо</text:span><text:span text:style-name="T7"> </text:span><text:span text:style-name="T25">вернуть</text:span><text:span text:style-name="T7"> </text:span><text:span text:style-name="T25">число,</text:span><text:span text:style-name="T7"> </text:span><text:span text:style-name="T25">а</text:span><text:span text:style-name="T7"> </text:span><text:span text:style-name="T25">две</text:span><text:span text:style-name="T7"> </text:span><text:span text:style-name="T25">точки</text:span><text:span text:style-name="T7"> </text:span><text:span text:style-name="T25">запихнуть</text:span><text:span text:style-name="T7"> </text:span><text:span text:style-name="T25">обратно</text:span></text:p>
      <text:p text:style-name="КОД"><text:span text:style-name="T7"><text:s text:c="20"/></text:span><text:span text:style-name="T19">back</text:span>();</text:p>
      <text:p text:style-name="КОД"><text:span text:style-name="T7"><text:s text:c="20"/></text:span><text:span text:style-name="T19">back</text:span>();</text:p>
      <text:p text:style-name="КОД"><text:soft-page-break/><text:span text:style-name="T7"><text:s text:c="20"/></text:span><text:span text:style-name="T51">_tokenText</text:span>.<text:span text:style-name="T19">erase</text:span>(<text:span text:style-name="T51">_tokenText</text:span>.<text:span text:style-name="T19">length</text:span>()<text:span text:style-name="T7"> </text:span>-<text:span text:style-name="T7"> </text:span><text:span text:style-name="T32">1</text:span>,<text:span text:style-name="T7"> </text:span><text:span text:style-name="T32">1</text:span>);</text:p>
      <text:p text:style-name="КОД"><text:span text:style-name="T7"><text:s text:c="20"/></text:span><text:span text:style-name="T14">isReal</text:span><text:span text:style-name="T7"> </text:span>=<text:span text:style-name="T7"> </text:span><text:span text:style-name="T14">hasExpE</text:span>;<text:span text:style-name="T7"> </text:span><text:span text:style-name="T25">//</text:span><text:span text:style-name="T7"> </text:span><text:span text:style-name="T25">иначе</text:span><text:span text:style-name="T7"> </text:span><text:span text:style-name="T25">это</text:span><text:span text:style-name="T7"> </text:span><text:span text:style-name="T25">целое,</text:span><text:span text:style-name="T7"> </text:span><text:span text:style-name="T25">т.к.</text:span><text:span text:style-name="T7"> </text:span><text:span text:style-name="T25">точки</text:span><text:span text:style-name="T7"> </text:span><text:span text:style-name="T25">нет</text:span></text:p>
      <text:p text:style-name="КОД"><text:span text:style-name="T7"><text:s text:c="20"/></text:span><text:span text:style-name="T35">break</text:span>;</text:p>
      <text:p text:style-name="КОД"><text:span text:style-name="T7"><text:s text:c="16"/></text:span>}<text:span text:style-name="T7"> </text:span><text:span text:style-name="T35">else</text:span><text:span text:style-name="T7"> </text:span>{</text:p>
      <text:p text:style-name="КОД"><text:span text:style-name="T7"><text:s text:c="20"/></text:span><text:span text:style-name="T25">//</text:span><text:span text:style-name="T7"> </text:span><text:span text:style-name="T25">эта</text:span><text:span text:style-name="T7"> </text:span><text:span text:style-name="T25">точка</text:span><text:span text:style-name="T7"> </text:span><text:span text:style-name="T25">-</text:span><text:span text:style-name="T7"> </text:span><text:span text:style-name="T25">после</text:span><text:span text:style-name="T7"> </text:span><text:span text:style-name="T25">разобранного</text:span><text:span text:style-name="T7"> </text:span><text:span text:style-name="T25">числа</text:span></text:p>
      <text:p text:style-name="КОД"><text:span text:style-name="T7"><text:s text:c="20"/></text:span><text:span text:style-name="T35">if</text:span><text:span text:style-name="T7"> </text:span>(<text:span text:style-name="T14">hasExpE</text:span><text:span text:style-name="T7"> </text:span>&amp;&amp;<text:span text:style-name="T7"> </text:span><text:span text:style-name="T14">hasExpNum</text:span>)<text:span text:style-name="T7"> </text:span>{<text:span text:style-name="T7"> </text:span><text:span text:style-name="T25">//</text:span><text:span text:style-name="T7"> </text:span><text:span text:style-name="T25">число</text:span><text:span text:style-name="T7"> </text:span><text:span text:style-name="T25">закончилось</text:span></text:p>
      <text:p text:style-name="КОД"><text:span text:style-name="T7"><text:s text:c="24"/></text:span><text:span text:style-name="T25">//</text:span><text:span text:style-name="T7"> </text:span><text:span text:style-name="T25">это</text:span><text:span text:style-name="T7"> </text:span><text:span text:style-name="T25">какая-то</text:span><text:span text:style-name="T7"> </text:span><text:span text:style-name="T25">другая</text:span><text:span text:style-name="T7"> </text:span><text:span text:style-name="T25">точка,</text:span><text:span text:style-name="T7"> </text:span></text:p>
      <text:p text:style-name="КОД"><text:span text:style-name="T7"><text:s text:c="24"/></text:span><text:span text:style-name="T25">//</text:span><text:span text:style-name="T7"> </text:span><text:span text:style-name="T25">разберём</text:span><text:span text:style-name="T7"> </text:span><text:span text:style-name="T25">на</text:span><text:span text:style-name="T7"> </text:span><text:span text:style-name="T25">следующем</text:span><text:span text:style-name="T7"> </text:span><text:span text:style-name="T25">проходе</text:span></text:p>
      <text:p text:style-name="КОД"><text:span text:style-name="T7"><text:s text:c="24"/></text:span><text:span text:style-name="T19">back</text:span>();</text:p>
      <text:p text:style-name="КОД"><text:span text:style-name="T7"><text:s text:c="24"/></text:span><text:span text:style-name="T35">break</text:span>;</text:p>
      <text:p text:style-name="КОД"><text:span text:style-name="T7"><text:s text:c="20"/></text:span>}<text:span text:style-name="T7"> </text:span><text:span text:style-name="T25">//</text:span><text:span text:style-name="T7"> </text:span><text:span text:style-name="T25">ниже</text:span><text:span text:style-name="T7"> </text:span><text:span text:style-name="T25">вылетим</text:span><text:span text:style-name="T7"> </text:span><text:span text:style-name="T25">в</text:span><text:span text:style-name="T7"> </text:span><text:span text:style-name="T25">unexpected</text:span></text:p>
      <text:p text:style-name="КОД"><text:span text:style-name="T7"><text:s text:c="16"/></text:span>}</text:p>
      <text:p text:style-name="КОД"><text:span text:style-name="T7"><text:s text:c="12"/></text:span>}</text:p>
      <text:p text:style-name="КОД"><text:span text:style-name="T7"><text:s text:c="12"/></text:span><text:span text:style-name="T35">if</text:span><text:span text:style-name="T7"> </text:span>(<text:span text:style-name="T14">isReal</text:span>)<text:span text:style-name="T7"> </text:span><text:span text:style-name="T25">//</text:span><text:span text:style-name="T7"> </text:span><text:span text:style-name="T25">точка</text:span><text:span text:style-name="T7"> </text:span><text:span text:style-name="T25">уже</text:span><text:span text:style-name="T7"> </text:span><text:span text:style-name="T25">есть,</text:span><text:span text:style-name="T7"> </text:span><text:span text:style-name="T25">неправильное</text:span><text:span text:style-name="T7"> </text:span><text:span text:style-name="T25">число</text:span></text:p>
      <text:p text:style-name="КОД"><text:span text:style-name="T7"><text:s text:c="16"/></text:span><text:span text:style-name="T19">unexpected</text:span>(<text:span text:style-name="T14">c</text:span>);</text:p>
      <text:p text:style-name="КОД"><text:span text:style-name="T7"><text:s text:c="12"/></text:span><text:span text:style-name="T14">isReal</text:span><text:span text:style-name="T7"> </text:span>=<text:span text:style-name="T7"> </text:span><text:span text:style-name="T35">true</text:span>;</text:p>
      <text:p text:style-name="КОД"><text:span text:style-name="T7"><text:s text:c="8"/></text:span>}<text:span text:style-name="T7"> </text:span><text:span text:style-name="T35">else</text:span><text:span text:style-name="T7"> </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14">c</text:span><text:span text:style-name="T7"> </text:span>==<text:span text:style-name="T7"> </text:span><text:span text:style-name="T25">'-'</text:span>)<text:span text:style-name="T7"> </text:span>{</text:p>
      <text:p text:style-name="КОД"><text:span text:style-name="T7"><text:s text:c="12"/></text:span><text:span text:style-name="T35">if</text:span><text:span text:style-name="T7"> </text:span>(<text:span text:style-name="T14">hasExpSign</text:span>)</text:p>
      <text:p text:style-name="КОД"><text:span text:style-name="T7"><text:s text:c="16"/></text:span><text:span text:style-name="T19">unexpected</text:span>(<text:span text:style-name="T14">c</text:span>);</text:p>
      <text:p text:style-name="КОД"><text:span text:style-name="T7"><text:s text:c="12"/></text:span><text:span text:style-name="T14">hasExpSign</text:span><text:span text:style-name="T7"> </text:span>=<text:span text:style-name="T7"> </text:span><text:span text:style-name="T35">true</text:span>;</text:p>
      <text:p text:style-name="КОД"><text:span text:style-name="T7"><text:s text:c="8"/></text:span>}<text:span text:style-name="T7"> </text:span><text:span text:style-name="T35">else</text:span><text:span text:style-name="T7"> </text:span><text:span text:style-name="T35">if</text:span><text:span text:style-name="T7"> </text:span>(<text:span text:style-name="T14">c</text:span><text:span text:style-name="T7"> </text:span>==<text:span text:style-name="T7"> </text:span><text:span text:style-name="T25">'E'</text:span><text:span text:style-name="T7"> </text:span>||<text:span text:style-name="T7"> </text:span><text:span text:style-name="T14">c</text:span><text:span text:style-name="T7"> </text:span>==<text:span text:style-name="T7"> </text:span><text:span text:style-name="T25">'e'</text:span>)<text:span text:style-name="T7"> </text:span>{</text:p>
      <text:p text:style-name="КОД"><text:span text:style-name="T7"><text:s text:c="12"/></text:span><text:span text:style-name="T35">if</text:span><text:span text:style-name="T7"> </text:span>(<text:span text:style-name="T14">hasExpE</text:span>)</text:p>
      <text:p text:style-name="КОД"><text:span text:style-name="T7"><text:s text:c="16"/></text:span><text:span text:style-name="T19">unexpected</text:span>(<text:span text:style-name="T14">c</text:span>);</text:p>
      <text:p text:style-name="КОД"><text:span text:style-name="T7"><text:s text:c="12"/></text:span><text:span text:style-name="T14">hasExpE</text:span><text:span text:style-name="T7"> </text:span>=<text:span text:style-name="T7"> </text:span><text:span text:style-name="T35">true</text:span>;</text:p>
      <text:p text:style-name="КОД"><text:span text:style-name="T7"><text:s text:c="12"/></text:span><text:span text:style-name="T14">isReal</text:span><text:span text:style-name="T7"> </text:span>=<text:span text:style-name="T7"> </text:span><text:span text:style-name="T35">true</text:span>;</text:p>
      <text:p text:style-name="КОД"><text:span text:style-name="T7"><text:s text:c="8"/></text:span>}<text:span text:style-name="T7"> </text:span><text:span text:style-name="T35">else</text:span><text:span text:style-name="T7"> </text:span>{</text:p>
      <text:p text:style-name="КОД"><text:span text:style-name="T7"><text:s text:c="12"/></text:span><text:span text:style-name="T19">back</text:span>();<text:span text:style-name="T7"> </text:span><text:span text:style-name="T25">//</text:span><text:span text:style-name="T7"> </text:span><text:span text:style-name="T25">символ</text:span><text:span text:style-name="T7"> </text:span><text:span text:style-name="T25">не</text:span><text:span text:style-name="T7"> </text:span><text:span text:style-name="T25">допускается</text:span><text:span text:style-name="T7"> </text:span><text:span text:style-name="T25">в</text:span><text:span text:style-name="T7"> </text:span><text:span text:style-name="T25">число</text:span></text:p>
      <text:p text:style-name="КОД"><text:span text:style-name="T7"><text:s text:c="12"/></text:span><text:span text:style-name="T35">break</text:span>;</text:p>
      <text:p text:style-name="КОД"><text:span text:style-name="T7"><text:s text:c="8"/></text:span>}</text:p>
      <text:p text:style-name="КОД"><text:span text:style-name="T7"><text:s text:c="8"/></text:span><text:span text:style-name="T51">_tokenText</text:span>.<text:span text:style-name="T19">push_back</text:span>(<text:span text:style-name="T14">c</text:span>);</text:p>
      <text:p text:style-name="КОД"><text:span text:style-name="T7"><text:s text:c="4"/></text:span>}</text:p>
      <text:p text:style-name="КОД"><text:span text:style-name="T7"><text:s text:c="4"/></text:span><text:span text:style-name="T35">if</text:span><text:span text:style-name="T7"> </text:span>(<text:span text:style-name="T14">isReal</text:span>)</text:p>
      <text:p text:style-name="КОД"><text:span text:style-name="T7"><text:s text:c="8"/></text:span><text:span text:style-name="T51">_token</text:span><text:span text:style-name="T7"> </text:span>=<text:span text:style-name="T7"> </text:span><text:span text:style-name="T2">Token</text:span>::<text:span text:style-name="T2">RealNumber</text:span>;</text:p>
      <text:p text:style-name="КОД"><text:span text:style-name="T7"><text:s text:c="4"/></text:span><text:span text:style-name="T35">else</text:span></text:p>
      <text:p text:style-name="КОД"><text:span text:style-name="T7"><text:s text:c="8"/></text:span><text:span text:style-name="T51">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61">Обработк</text:span><text:span text:style-name="T63">у</text:span><text:span text:style-name="T61"> исключений </text:span><text:span text:style-name="T64">сейчас</text:span><text:span text:style-name="T61"> </text:span><text:span text:style-name="T63">делать не будем, а лишь выведем сообщение и выйдем из программы</text:span><text:span text:style-name="T61">, позднее мы это исправим. </text:span><text:span text:style-name="T64">А пока ф</text:span><text:span text:style-name="T62">ункции вида error(), unexpected(), expected() </text:span><text:span text:style-name="T64">и т. п. </text:span><text:span text:style-name="T62">изолируют </text:span><text:span text:style-name="T68">от </text:span><text:span text:style-name="T62">нас эти детал</text:span><text:span text:style-name="T68">и</text:span><text:span text:style-name="T62">.</text:span></text:p>
      <text:p text:style-name="P37">lexer.h:</text:p>
      <text:p text:style-name="КОД"><text:span text:style-name="T7"><text:s text:c="4"/></text:span><text:span text:style-name="T25">//</text:span><text:span text:style-name="T7"> </text:span><text:span text:style-name="T25">обработка</text:span><text:span text:style-name="T7"> </text:span><text:span text:style-name="T25">ошибок</text:span></text:p>
      <text:p text:style-name="КОД"><text:span text:style-name="T35">private</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ыбрасывает</text:span><text:span text:style-name="T7"> </text:span><text:span text:style-name="T32">исключение</text:span></text:p>
      <text:p text:style-name="КОД"><text:span text:style-name="T7"><text:s text:c="5"/></text:span><text:span text:style-name="T32">*</text:span><text:span text:style-name="T7"> </text:span><text:span text:style-name="T34">@param</text:span><text:span text:style-name="T7"> </text:span><text:span text:style-name="T32">msg</text:span><text:span text:style-name="T7"> </text:span><text:span text:style-name="T32">сообщение</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error</text:span>(<text:span text:style-name="T35">const</text:span><text:span text:style-name="T7"> </text:span><text:span text:style-name="T2">std</text:span>::<text:span text:style-name="T2">string</text:span><text:span text:style-name="T7"> </text:span>&amp;<text:span text:style-name="T14">msg</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ыбрасывает</text:span><text:span text:style-name="T7"> </text:span><text:span text:style-name="T32">исключение</text:span><text:span text:style-name="T7"> </text:span><text:span text:style-name="T32">при</text:span><text:span text:style-name="T7"> </text:span><text:span text:style-name="T32">недопустимом</text:span><text:span text:style-name="T7"> </text:span><text:span text:style-name="T32">символе</text:span></text:p>
      <text:p text:style-name="КОД"><text:span text:style-name="T7"><text:s text:c="5"/></text:span><text:span text:style-name="T32">*</text:span><text:span text:style-name="T7"> </text:span><text:span text:style-name="T34">@param</text:span><text:span text:style-name="T7"> </text:span><text:span text:style-name="T32">unexpectedChar</text:span><text:span text:style-name="T7"> </text:span><text:span text:style-name="T32">неправильный</text:span><text:span text:style-name="T7"> </text:span><text:span text:style-name="T32">символ</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unexpected</text:span>(<text:span text:style-name="T35">char</text:span><text:span text:style-name="T7"> </text:span><text:span text:style-name="T14">unexpectedChar</text:span>);</text:p>
      <text:p text:style-name="Horizontal_20_Line"/>
      <text:p text:style-name="P38">lexer.cpp:</text:p>
      <text:p text:style-name="КОД"><text:span text:style-name="T35">void</text:span><text:span text:style-name="T7"> </text:span><text:span text:style-name="T2">Lexer</text:span>::<text:span text:style-name="T20">error</text:span>(<text:span text:style-name="T35">const</text:span><text:span text:style-name="T7"> </text:span><text:span text:style-name="T2">std</text:span>::<text:span text:style-name="T2">string</text:span><text:span text:style-name="T7"> </text:span>&amp;<text:span text:style-name="T14">msg</text:span>)</text:p>
      <text:p text:style-name="КОД">{</text:p>
      <text:p text:style-name="КОД"><text:soft-page-break/><text:span text:style-name="T7"><text:s text:c="4"/></text:span><text:span text:style-name="T2">std</text:span>::<text:span text:style-name="T39">cout</text:span><text:span text:style-name="T7"> </text:span>&lt;&lt;<text:span text:style-name="T7"> </text:span><text:span text:style-name="T25">"line:</text:span><text:span text:style-name="T7"> </text:span><text:span text:style-name="T25">"</text:span><text:span text:style-name="T7"> </text:span>&lt;&lt;<text:span text:style-name="T7"> </text:span><text:span text:style-name="T51">_line</text:span><text:span text:style-name="T7"> </text:span>&lt;&lt;<text:span text:style-name="T7"> </text:span><text:span text:style-name="T25">",</text:span><text:span text:style-name="T7"> </text:span><text:span text:style-name="T25">pos:"</text:span><text:span text:style-name="T7"> </text:span>&lt;&lt;<text:span text:style-name="T7"> </text:span><text:span text:style-name="T51">_pos</text:span><text:span text:style-name="T7"> </text:span>&lt;&lt;<text:span text:style-name="T7"> </text:span><text:span text:style-name="T25">"</text:span><text:span text:style-name="T7"> </text:span><text:span text:style-name="T25">"</text:span><text:span text:style-name="T7"> </text:span>&lt;&lt;<text:span text:style-name="T7"> </text:span><text:span text:style-name="T14">msg</text:span>;</text:p>
      <text:p text:style-name="КОД"><text:span text:style-name="T7"><text:s text:c="4"/></text:span><text:span text:style-name="T19">exit</text:span>(<text:span text:style-name="T32">1</text:span>);</text:p>
      <text:p text:style-name="КОД">}</text:p>
      <text:p text:style-name="КОД"/>
      <text:p text:style-name="КОД"><text:span text:style-name="T35">void</text:span><text:span text:style-name="T7"> </text:span><text:span text:style-name="T2">Lexer</text:span>::<text:span text:style-name="T20">unexpected</text:span>(<text:span text:style-name="T35">char</text:span><text:span text:style-name="T7"> </text:span><text:span text:style-name="T14">unexpectedChar</text:span>)</text:p>
      <text:p text:style-name="КОД">{</text:p>
      <text:p text:style-name="КОД"><text:span text:style-name="T7"><text:s text:c="4"/></text:span><text:span text:style-name="T19">error</text:span>(<text:span text:style-name="T2">std</text:span>::<text:span text:style-name="T2">string</text:span>(<text:span text:style-name="T25">"Unexpected character: ["</text:span>)<text:span text:style-name="T7"> </text:span><text:span text:style-name="T19">+</text:span><text:span text:style-name="T7"> </text:span><text:span text:style-name="T14">unexpectedChar</text:span><text:span text:style-name="T7"> </text:span><text:span text:style-name="T19">+</text:span><text:span text:style-name="T7"> </text:span><text:span text:style-name="T25">"]"</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20">next</text:span>()</text:p>
      <text:p text:style-name="КОД">{</text:p>
      <text:p text:style-name="КОД"><text:span text:style-name="T7"><text:s text:c="4"/></text:span><text:span text:style-name="T51">_tokenText</text:span>.<text:span text:style-name="T19">clear</text:span>();</text:p>
      <text:p text:style-name="КОД"><text:span text:style-name="T7"><text:s text:c="4"/></text:span><text:span text:style-name="T35">int</text:span><text:span text:style-name="T7"> </text:span><text:span text:style-name="T14">c</text:span><text:span text:style-name="T7"> </text:span>=<text:span text:style-name="T7"> </text:span><text:span text:style-name="T32">0</text:span>;</text:p>
      <text:p text:style-name="КОД"><text:span text:style-name="T7"><text:s text:c="4"/></text:span><text:span text:style-name="T35">while</text:span><text:span text:style-name="T7"> </text:span>(<text:span text:style-name="T14">c</text:span><text:span text:style-name="T7"> </text:span>&gt;=<text:span text:style-name="T7"> </text:span><text:span text:style-name="T32">0</text:span>)<text:span text:style-name="T7"> </text:span>{</text:p>
      <text:p text:style-name="КОД"><text:span text:style-name="T7"><text:s text:c="8"/></text:span><text:span text:style-name="T14">c</text:span><text:span text:style-name="T7"> </text:span>=<text:span text:style-name="T7"> </text:span><text:span text:style-name="T19">read</text:span>();</text:p>
      <text:p text:style-name="КОД"><text:span text:style-name="T7"><text:s text:c="8"/></text:span><text:span text:style-name="T35">switch</text:span><text:span text:style-name="T7"> </text:span>(<text:span text:style-name="T14">c</text:span>)<text:span text:style-name="T7"> </text:span>{</text:p>
      <text:p text:style-name="КОД"><text:span text:style-name="T7"><text:s text:c="8"/></text:span><text:span text:style-name="T35">case</text:span><text:span text:style-name="T7"> </text:span><text:span text:style-name="T25">'='</text:span>:</text:p>
      <text:p text:style-name="КОД"><text:span text:style-name="T7"><text:s text:c="12"/></text:span><text:span text:style-name="T51">_tokenText</text:span>.<text:span text:style-name="T19">push_back</text:span>(<text:span text:style-name="T14">c</text:span>);</text:p>
      <text:p text:style-name="КОД"><text:span text:style-name="T7"><text:s text:c="12"/></text:span><text:span text:style-name="T35">return</text:span><text:span text:style-name="T7"> </text:span><text:span text:style-name="T51">_token</text:span><text:span text:style-name="T7"> </text:span>=<text:span text:style-name="T7"> </text:span><text:span text:style-name="T2">Token</text:span>::<text:span text:style-name="T2">Assign</text:span>;</text:p>
      <text:p text:style-name="КОД"><text:span text:style-name="T7"><text:s text:c="8"/></text:span><text:span text:style-name="T35">case</text:span><text:span text:style-name="T7"> </text:span><text:span text:style-name="T25">';'</text:span>:</text:p>
      <text:p text:style-name="КОД"><text:span text:style-name="T7"><text:s text:c="12"/></text:span><text:span text:style-name="T51">_tokenText</text:span>.<text:span text:style-name="T19">push_back</text:span>(<text:span text:style-name="T14">c</text:span>);</text:p>
      <text:p text:style-name="КОД"><text:span text:style-name="T7"><text:s text:c="12"/></text:span><text:span text:style-name="T35">return</text:span><text:span text:style-name="T7"> </text:span><text:span text:style-name="T51">_token</text:span><text:span text:style-name="T7"> </text:span>=<text:span text:style-name="T7"> </text:span><text:span text:style-name="T2">Token</text:span>::<text:span text:style-name="T2">Semicolon</text:span>;</text:p>
      <text:p text:style-name="КОД"><text:span text:style-name="T7"><text:s text:c="8"/></text:span><text:span text:style-name="T35">case</text:span><text:span text:style-name="T7"> </text:span><text:span text:style-name="T25">'+'</text:span>:</text:p>
      <text:p text:style-name="КОД"><text:span text:style-name="T7"><text:s text:c="12"/></text:span><text:span text:style-name="T51">_tokenText</text:span>.<text:span text:style-name="T19">push_back</text:span>(<text:span text:style-name="T14">c</text:span>);</text:p>
      <text:p text:style-name="КОД"><text:span text:style-name="T7"><text:s text:c="12"/></text:span><text:span text:style-name="T35">return</text:span><text:span text:style-name="T7"> </text:span><text:span text:style-name="T51">_token</text:span><text:span text:style-name="T7"> </text:span>=<text:span text:style-name="T7"> </text:span><text:span text:style-name="T2">Token</text:span>::<text:span text:style-name="T2">Plus</text:span>;</text:p>
      <text:p text:style-name="КОД"><text:span text:style-name="T7"><text:s text:c="8"/></text:span><text:span text:style-name="T35">default</text:span>:</text:p>
      <text:p text:style-name="КОД"><text:span text:style-name="T7"><text:s text:c="12"/></text:span><text:span text:style-name="T35">if</text:span><text:span text:style-name="T7"> </text:span>(<text:span text:style-name="T19">isSpace</text:span>(<text:span text:style-name="T14">c</text:span>))</text:p>
      <text:p text:style-name="КОД"><text:span text:style-name="T7"><text:s text:c="16"/></text:span><text:span text:style-name="T35">continue</text:span>;</text:p>
      <text:p text:style-name="КОД"><text:span text:style-name="T7"><text:s text:c="12"/></text:span><text:span text:style-name="T35">if</text:span><text:span text:style-name="T7"> </text:span>(<text:span text:style-name="T19">isLetter</text:span>(<text:span text:style-name="T14">c</text:span>)<text:span text:style-name="T7"> </text:span>||<text:span text:style-name="T7"> </text:span><text:span text:style-name="T14">c</text:span><text:span text:style-name="T7"> </text:span>==<text:span text:style-name="T7"> </text:span><text:span text:style-name="T25">'_'</text:span>)<text:span text:style-name="T7"> </text:span>{</text:p>
      <text:p text:style-name="КОД"><text:span text:style-name="T7"><text:s text:c="16"/></text:span><text:span text:style-name="T19">readIdentifier</text:span>(<text:span text:style-name="T14">c</text:span>);</text:p>
      <text:p text:style-name="КОД"><text:span text:style-name="T7"><text:s text:c="16"/></text:span><text:span text:style-name="T35">return</text:span><text:span text:style-name="T7"> </text:span><text:span text:style-name="T51">_token</text:span>;</text:p>
      <text:p text:style-name="КОД"><text:span text:style-name="T7"><text:s text:c="12"/></text:span>}</text:p>
      <text:p text:style-name="КОД"><text:span text:style-name="T7"><text:s text:c="12"/></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19">isdigit</text:span>(<text:span text:style-name="T14">c</text:span>))<text:span text:style-name="T7"> </text:span>{</text:p>
      <text:p text:style-name="КОД"><text:span text:style-name="T7"><text:s text:c="16"/></text:span><text:span text:style-name="T19">readNumber</text:span>(<text:span text:style-name="T14">c</text:span>);</text:p>
      <text:p text:style-name="КОД"><text:span text:style-name="T7"><text:s text:c="16"/></text:span><text:span text:style-name="T35">return</text:span><text:span text:style-name="T7"> </text:span><text:span text:style-name="T51">_token</text:span>;</text:p>
      <text:p text:style-name="КОД"><text:span text:style-name="T7"><text:s text:c="12"/></text:span>}</text:p>
      <text:p text:style-name="КОД"><text:span text:style-name="T7"><text:s text:c="12"/></text:span><text:span text:style-name="T35">break</text:span>;</text:p>
      <text:p text:style-name="КОД"><text:span text:style-name="T7"><text:s text:c="8"/></text:span>}</text:p>
      <text:p text:style-name="КОД"><text:span text:style-name="T7"><text:s text:c="4"/></text:span>}</text:p>
      <text:p text:style-name="КОД"><text:span text:style-name="T7"><text:s text:c="4"/></text:span><text:span text:style-name="T35">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32">include</text:span><text:span text:style-name="T7"> </text:span>&lt;<text:span text:style-name="T25">locale</text:span>&gt;</text:p>
      <text:p text:style-name="КОД">#<text:span text:style-name="T32">include</text:span><text:span text:style-name="T7"> </text:span>&lt;<text:span text:style-name="T25">codecvt</text:span>&gt;</text:p>
      <text:p text:style-name="КОД">#<text:span text:style-name="T32">include</text:span><text:span text:style-name="T7"> </text:span>&lt;<text:span text:style-name="T25">exception</text:span>&gt;</text:p>
      <text:p text:style-name="Horizontal_20_Line"/>
      <text:p text:style-name="P45">В parser.cpp:</text:p>
      <text:p text:style-name="КОД"><text:span text:style-name="T35">using</text:span><text:span text:style-name="T7"> </text:span><text:span text:style-name="T35">namespace</text:span><text:span text:style-name="T7"> </text:span><text:span text:style-name="T2">std</text:span>;</text:p>
      <text:p text:style-name="КОД"><text:span text:style-name="T35">namespace</text:span><text:span text:style-name="T7"> </text:span><text:span text:style-name="T3">escript</text:span><text:span text:style-name="T7"> </text:span>{</text:p>
      <text:p text:style-name="КОД">...</text:p>
      <text:p text:style-name="КОД"><text:span text:style-name="T35">void</text:span><text:span text:style-name="T7"> </text:span><text:span text:style-name="T2">Parser</text:span>::<text:span text:style-name="T20">parse</text:span>(<text:span text:style-name="T35">const</text:span><text:span text:style-name="T7"> </text:span><text:span text:style-name="T2">std</text:span>::<text:span text:style-name="T2">u32string</text:span><text:span text:style-name="T7"> </text:span>&amp;<text:span text:style-name="T14">strCode</text:span>)</text:p>
      <text:p text:style-name="КОД"><text:soft-page-break/>{</text:p>
      <text:p text:style-name="КОД"><text:span text:style-name="T7"><text:s text:c="4"/></text:span><text:span text:style-name="T51">_lexer</text:span><text:span text:style-name="T7"> </text:span><text:span text:style-name="T19">=</text:span><text:span text:style-name="T7"> </text:span><text:span text:style-name="T2">std</text:span>::<text:span text:style-name="T19">make_unique</text:span>&lt;<text:span text:style-name="T2">Lexer</text:span>&gt;(<text:span text:style-name="T14">strCode</text:span>);</text:p>
      <text:p text:style-name="КОД"><text:span text:style-name="T7"><text:s text:c="4"/></text:span><text:span text:style-name="T35">while</text:span><text:span text:style-name="T7"> </text:span>(<text:span text:style-name="T51">_lexer</text:span><text:span text:style-name="T19">-&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5">char32_t</text:span>&gt;,<text:span text:style-name="T7"> </text:span><text:span text:style-name="T35">char32_t</text:span>&gt;<text:span text:style-name="T7"> </text:span><text:span text:style-name="T14">converter</text:span>;</text:p>
      <text:p text:style-name="КОД"><text:span text:style-name="T7"><text:s text:c="8"/></text:span><text:span text:style-name="T39">cout</text:span><text:span text:style-name="T7"> </text:span><text:span text:style-name="T19">&lt;&lt;</text:span><text:span text:style-name="T7"> </text:span><text:span text:style-name="T14">converter</text:span>.<text:span text:style-name="T19">to_bytes</text:span>(<text:span text:style-name="T51">_lexer</text:span><text:span text:style-name="T19">-&gt;tokenText</text:span>())<text:span text:style-name="T7"> </text:span><text:span text:style-name="T19">&lt;&lt;</text:span><text:span text:style-name="T7"> </text:span><text:span text:style-name="T23">"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69">чтобы к нему уже не возвращаться,</text:span> а затем перейдём к синтаксическому <text:span text:style-name="T69">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70">При этом надо учесть, что поток может закончиться, и если последний символ равен «-1», то возврат делать не нужно:</text:span></text:p>
      <text:p text:style-name="КОД"><text:span text:style-name="T35">case</text:span><text:span text:style-name="T7"> </text:span><text:span text:style-name="T25">'+'</text:span>:</text:p>
      <text:p text:style-name="КОД"><text:span text:style-name="T7"><text:s text:c="4"/></text:span><text:span text:style-name="T51">_tokenText</text:span>.<text:span text:style-name="T19">push_back</text:span>(<text:span text:style-name="T14">c</text:span>);</text:p>
      <text:p text:style-name="КОД"><text:span text:style-name="T7"><text:s text:c="4"/></text:span><text:span text:style-name="T35">if</text:span><text:span text:style-name="T7"> </text:span>((<text:span text:style-name="T14">c</text:span><text:span text:style-name="T7"> </text:span>=<text:span text:style-name="T7"> </text:span><text:span text:style-name="T19">read</text:span>())<text:span text:style-name="T7"> </text:span>&lt;<text:span text:style-name="T7"> </text:span><text:span text:style-name="T32">0</text:span>)</text:p>
      <text:p text:style-name="КОД"><text:span text:style-name="T7"><text:s text:c="8"/></text:span><text:span text:style-name="T35">return</text:span><text:span text:style-name="T7"> </text:span><text:span text:style-name="T51">_token</text:span><text:span text:style-name="T7"> </text:span>=<text:span text:style-name="T7"> </text:span><text:span text:style-name="T2">Token</text:span>::<text:span text:style-name="T2">Plus</text:span>;</text:p>
      <text:p text:style-name="КОД"><text:span text:style-name="T7"><text:s text:c="4"/></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8"/></text:span><text:span text:style-name="T51">_tokenText</text:span>.<text:span text:style-name="T19">push_back</text:span>(<text:span text:style-name="T14">c</text:span>);</text:p>
      <text:p text:style-name="КОД"><text:span text:style-name="T7"><text:s text:c="8"/></text:span><text:span text:style-name="T35">return</text:span><text:span text:style-name="T7"> </text:span><text:span text:style-name="T51">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5">else</text:span><text:span text:style-name="T7"> </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8"/></text:span><text:span text:style-name="T51">_tokenText</text:span>.<text:span text:style-name="T19">push_back</text:span>(<text:span text:style-name="T14">c</text:span>);</text:p>
      <text:p text:style-name="КОД"><text:span text:style-name="T7"><text:s text:c="8"/></text:span><text:span text:style-name="T35">return</text:span><text:span text:style-name="T7"> </text:span><text:span text:style-name="T51">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9">back</text:span>();<text:span text:style-name="T7"> </text:span><text:span text:style-name="T25">//</text:span><text:span text:style-name="T7"> </text:span><text:span text:style-name="T25">вернуть</text:span><text:span text:style-name="T7"> </text:span><text:span text:style-name="T25">1</text:span><text:span text:style-name="T7"> </text:span><text:span text:style-name="T25">символ</text:span></text:p>
      <text:p text:style-name="КОД"><text:span text:style-name="T7"><text:s text:c="4"/></text:span><text:span text:style-name="T35">return</text:span><text:span text:style-name="T7"> </text:span><text:span text:style-name="T51">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319"><text:span text:style-name="T7"><text:s text:c="4"/></text:span><text:span text:style-name="T51">_tokenText</text:span>.<text:span text:style-name="T19">push_back</text:span>(<text:span text:style-name="T14">c</text:span>);</text:p>
      <text:p text:style-name="P49">Можно либо сделать функцию, либо макрос. Функция потребует част<text:span text:style-name="T71">ых накладных расходов на каждый вызов</text:span>. <text:span text:style-name="T71">Поэтому напишем макрос:</text:span></text:p>
      <text:p text:style-name="P309">#<text:span text:style-name="T3">define</text:span><text:span text:style-name="T7"> </text:span><text:span text:style-name="T32">PUSH</text:span>(<text:span text:style-name="T32">c</text:span>)<text:span text:style-name="T7"> </text:span><text:span text:style-name="T32">_tokenText</text:span>.<text:span text:style-name="T32">push_back</text:span>((<text:span text:style-name="T32">c</text:span>))</text:p>
      <text:p text:style-name="P50">Это намного короче. <text:span text:style-name="T72">Таким же образом заменим и постоянные присваивания в возвратах: вместо</text:span></text:p>
      <text:p text:style-name="КОД"><text:span text:style-name="T35">return</text:span><text:span text:style-name="T7"> </text:span><text:span text:style-name="T51">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32">#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5">return</text:span><text:span text:style-name="T7"> </text:span><text:span text:style-name="T32">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5">case</text:span><text:span text:style-name="T7"> </text:span><text:span text:style-name="T25">'+'</text:span>:</text:p>
      <text:p text:style-name="КОД"><text:span text:style-name="T7"><text:s text:c="4"/></text:span><text:span text:style-name="T32">PUSH</text:span>(<text:span text:style-name="T14">c</text:span>);</text:p>
      <text:p text:style-name="КОД"><text:span text:style-name="T7"><text:s text:c="4"/></text:span><text:span text:style-name="T35">if</text:span><text:span text:style-name="T7"> </text:span>((<text:span text:style-name="T14">c</text:span><text:span text:style-name="T7"> </text:span>=<text:span text:style-name="T7"> </text:span><text:span text:style-name="T19">read</text:span>())<text:span text:style-name="T7"> </text:span>&lt;<text:span text:style-name="T7"> </text:span><text:span text:style-name="T32">0</text:span>)</text:p>
      <text:p text:style-name="КОД"><text:span text:style-name="T7"><text:s text:c="8"/></text:span><text:span text:style-name="T35">return</text:span><text:span text:style-name="T7"> </text:span><text:span text:style-name="T32">TOKEN</text:span>(<text:span text:style-name="T2">Token</text:span>::<text:span text:style-name="T2">Plus</text:span>);</text:p>
      <text:p text:style-name="КОД"><text:span text:style-name="T7"><text:s text:c="4"/></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8"/></text:span><text:span text:style-name="T32">PUSH</text:span>(<text:span text:style-name="T14">c</text:span>);</text:p>
      <text:p text:style-name="КОД"><text:span text:style-name="T7"><text:s text:c="8"/></text:span><text:span text:style-name="T35">return</text:span><text:span text:style-name="T7"> </text:span><text:span text:style-name="T32">TOKEN</text:span>(<text:span text:style-name="T2">Token</text:span>::<text:span text:style-name="T2">PlusPlus</text:span>);</text:p>
      <text:p text:style-name="КОД"><text:span text:style-name="T7"><text:s text:c="4"/></text:span>}<text:span text:style-name="T7"> </text:span><text:span text:style-name="T35">else</text:span><text:span text:style-name="T7"> </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8"/></text:span><text:span text:style-name="T32">PUSH</text:span>(<text:span text:style-name="T14">c</text:span>);</text:p>
      <text:p text:style-name="КОД"><text:span text:style-name="T7"><text:s text:c="8"/></text:span><text:span text:style-name="T35">return</text:span><text:span text:style-name="T7"> </text:span><text:span text:style-name="T32">TOKEN</text:span>(<text:span text:style-name="T2">Token</text:span>::<text:span text:style-name="T2">PlusAssign</text:span>);</text:p>
      <text:p text:style-name="КОД"><text:span text:style-name="T7"><text:s text:c="4"/></text:span>}</text:p>
      <text:p text:style-name="КОД"><text:span text:style-name="T7"><text:s text:c="4"/></text:span><text:span text:style-name="T19">back</text:span>();<text:span text:style-name="T7"> </text:span><text:span text:style-name="T25">//</text:span><text:span text:style-name="T7"> </text:span><text:span text:style-name="T25">вернуть</text:span><text:span text:style-name="T7"> </text:span><text:span text:style-name="T25">1</text:span><text:span text:style-name="T7"> </text:span><text:span text:style-name="T25">символ</text:span></text:p>
      <text:p text:style-name="КОД"><text:span text:style-name="T7"><text:s text:c="4"/></text:span><text:span text:style-name="T35">return</text:span><text:span text:style-name="T7"> </text:span><text:span text:style-name="T32">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5">case</text:span><text:span text:style-name="T7"> </text:span><text:span text:style-name="T25">'='</text:span>:</text:p>
      <text:p text:style-name="КОД"><text:span text:style-name="T7"><text:s text:c="4"/></text:span><text:span text:style-name="T32">PUSH</text:span>(<text:span text:style-name="T14">c</text:span>);</text:p>
      <text:p text:style-name="КОД"><text:span text:style-name="T7"><text:s text:c="4"/></text:span><text:span text:style-name="T35">if</text:span><text:span text:style-name="T7"> </text:span>((<text:span text:style-name="T14">c</text:span><text:span text:style-name="T7"> </text:span>=<text:span text:style-name="T7"> </text:span><text:span text:style-name="T19">read</text:span>())<text:span text:style-name="T7"> </text:span>&lt;<text:span text:style-name="T7"> </text:span><text:span text:style-name="T32">0</text:span>)</text:p>
      <text:p text:style-name="КОД"><text:span text:style-name="T7"><text:s text:c="8"/></text:span><text:span text:style-name="T35">return</text:span><text:span text:style-name="T7"> </text:span><text:span text:style-name="T32">TOKEN</text:span>(<text:span text:style-name="T2">Token</text:span>::<text:span text:style-name="T2">Assign</text:span>);</text:p>
      <text:p text:style-name="КОД"><text:span text:style-name="T7"><text:s text:c="4"/></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8"/></text:span><text:span text:style-name="T32">PUSH</text:span>(<text:span text:style-name="T14">c</text:span>);</text:p>
      <text:p text:style-name="КОД"><text:span text:style-name="T7"><text:s text:c="8"/></text:span><text:span text:style-name="T35">if</text:span><text:span text:style-name="T7"> </text:span>((<text:span text:style-name="T14">c</text:span><text:span text:style-name="T7"> </text:span>=<text:span text:style-name="T7"> </text:span><text:span text:style-name="T19">read</text:span>())<text:span text:style-name="T7"> </text:span>&lt;<text:span text:style-name="T7"> </text:span><text:span text:style-name="T32">0</text:span>)</text:p>
      <text:p text:style-name="КОД"><text:span text:style-name="T7"><text:s text:c="12"/></text:span><text:span text:style-name="T35">return</text:span><text:span text:style-name="T7"> </text:span><text:span text:style-name="T32">TOKEN</text:span>(<text:span text:style-name="T2">Token</text:span>::<text:span text:style-name="T2">Equal</text:span>);</text:p>
      <text:p text:style-name="КОД"><text:span text:style-name="T7"><text:s text:c="8"/></text:span><text:span text:style-name="T35">if</text:span><text:span text:style-name="T7"> </text:span>(<text:span text:style-name="T14">c</text:span><text:span text:style-name="T7"> </text:span>==<text:span text:style-name="T7"> </text:span><text:span text:style-name="T25">'='</text:span>)<text:span text:style-name="T7"> </text:span>{<text:span text:style-name="T7"> </text:span><text:span text:style-name="T25">//</text:span><text:span text:style-name="T7"> </text:span><text:span text:style-name="T25">===</text:span></text:p>
      <text:p text:style-name="КОД"><text:span text:style-name="T7"><text:s text:c="12"/></text:span><text:span text:style-name="T32">PUSH</text:span>(<text:span text:style-name="T14">c</text:span>);</text:p>
      <text:p text:style-name="КОД"><text:span text:style-name="T7"><text:s text:c="12"/></text:span><text:span text:style-name="T35">return</text:span><text:span text:style-name="T7"> </text:span><text:span text:style-name="T32">TOKEN</text:span>(<text:span text:style-name="T2">Token</text:span>::<text:span text:style-name="T2">Identity</text:span>);</text:p>
      <text:p text:style-name="КОД"><text:span text:style-name="T7"><text:s text:c="8"/></text:span>}</text:p>
      <text:p text:style-name="КОД"><text:span text:style-name="T7"><text:s text:c="8"/></text:span><text:span text:style-name="T19">back</text:span>();<text:span text:style-name="T7"> </text:span><text:span text:style-name="T25">//</text:span><text:span text:style-name="T7"> </text:span><text:span text:style-name="T25">==</text:span><text:span text:style-name="T7"> <text:s/></text:span><text:span text:style-name="T25">&lt;---</text:span></text:p>
      <text:p text:style-name="КОД"><text:span text:style-name="T7"><text:s text:c="8"/></text:span><text:span text:style-name="T35">return</text:span><text:span text:style-name="T7"> </text:span><text:span text:style-name="T32">TOKEN</text:span>(<text:span text:style-name="T2">Token</text:span>::<text:span text:style-name="T2">Equal</text:span>);</text:p>
      <text:p text:style-name="КОД"><text:span text:style-name="T7"><text:s text:c="4"/></text:span>}</text:p>
      <text:p text:style-name="КОД"><text:span text:style-name="T7"><text:s text:c="4"/></text:span><text:span text:style-name="T19">back</text:span>();<text:span text:style-name="T7"> </text:span><text:span text:style-name="T25">//</text:span><text:span text:style-name="T7"> </text:span><text:span text:style-name="T25">=</text:span><text:span text:style-name="T7"> </text:span><text:span text:style-name="T25">&lt;---</text:span></text:p>
      <text:p text:style-name="КОД"><text:span text:style-name="T7"><text:s text:c="4"/></text:span><text:span text:style-name="T35">return</text:span><text:span text:style-name="T7"> </text:span><text:span text:style-name="T32">TOKEN</text:span>(<text:span text:style-name="T2">Token</text:span>::<text:span text:style-name="T2">Assign</text:span>);</text:p>
      <text:p text:style-name="Horizontal_20_Line"/>
      <text:p text:style-name="Text_20_body">Заметим, что <text:span text:style-name="T73">в начале каждого «case» будет стоять выражение</text:span></text:p>
      <text:p text:style-name="P320"><text:span text:style-name="T35">case</text:span><text:span text:style-name="T7"> </text:span><text:span text:style-name="T25">'</text:span><text:span text:style-name="T28">символ</text:span><text:span text:style-name="T25">'</text:span>:</text:p>
      <text:p text:style-name="P320"><text:span text:style-name="T7"><text:s text:c="4"/></text:span><text:span text:style-name="T32">PUSH</text:span>(<text:span text:style-name="T14">c</text:span>); // &lt;--- <text:span text:style-name="T75">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4">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32">PUSH</text:span>(<text:span text:style-name="T14">c</text:span>);</text:p>
      <text:p text:style-name="P320"><text:span text:style-name="T35">switch</text:span><text:span text:style-name="T7"> </text:span>(<text:span text:style-name="T14">c</text:span>)<text:span text:style-name="T7"> </text:span>{ </text:p>
      <text:p text:style-name="P320">// .........</text:p>
      <text:p text:style-name="P54"/>
      <text:p text:style-name="P54"><text:soft-page-break/>а в ветку «default» поставим выброс ошибки, поскольку это будет означать, что пришёл <text:span text:style-name="T74">недопустимый</text:span> символ. <text:s/><text:span text:style-name="T75">Таким образом мы сэкономим до полусотни строк кода.</text:span></text:p>
      <text:p text:style-name="P55">Для пропуска комментариев напишем методы </text:p>
      <text:p text:style-name="КОД"><text:span text:style-name="T35">void</text:span><text:span text:style-name="T7"> </text:span><text:span text:style-name="T20">skipToEndOfLine</text:span>();</text:p>
      <text:p text:style-name="КОД"><text:span text:style-name="T35">void</text:span><text:span text:style-name="T7"> </text:span><text:span text:style-name="T20">skipMultilineComment</text:span>();</text:p>
      <text:p text:style-name="P66"><text:span text:style-name="T83">Они не представляют сложности, а вот с функцией считывания строкового литерала нужно повозиться. </text:span><text:span text:style-name="T82">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6">Добавьте ссылку на нашу библиотеку EScript.</text:span></text:p>
      <text:p text:style-name="P57">Мы не будем использовать сторонние фреймворки <text:span text:style-name="T77">для тестирования</text:span>, нам достаточно будет одного метода для assert.</text:p>
      <text:p text:style-name="P58">Добавьте класс Lexer_Test <text:span text:style-name="T78">со следующим содержанием:</text:span></text:p>
      <text:p text:style-name="P59">lexer_test.h</text:p>
      <text:p text:style-name="КОД">#<text:span text:style-name="T32">ifndef</text:span><text:span text:style-name="T7"> </text:span><text:span text:style-name="T32">LEXER_TEST_H</text:span></text:p>
      <text:p text:style-name="КОД">#<text:span text:style-name="T32">define</text:span><text:span text:style-name="T7"> </text:span><text:span text:style-name="T32">LEXER_TEST_H</text:span></text:p>
      <text:p text:style-name="КОД"><text:span text:style-name="T35">class</text:span><text:span text:style-name="T7"> </text:span><text:span text:style-name="T3">Lexer_Test</text:span></text:p>
      <text:p text:style-name="КОД">{</text:p>
      <text:p text:style-name="КОД"><text:span text:style-name="T35">public</text:span>:</text:p>
      <text:p text:style-name="КОД"><text:span text:style-name="T7"><text:s text:c="4"/></text:span><text:span text:style-name="T35">void</text:span><text:span text:style-name="T7"> </text:span><text:span text:style-name="T20">run</text:span>();</text:p>
      <text:p text:style-name="КОД"><text:span text:style-name="T35">private</text:span>:</text:p>
      <text:p text:style-name="КОД"><text:span text:style-name="T7"><text:s text:c="4"/></text:span><text:span text:style-name="T35">void</text:span><text:span text:style-name="T7"> </text:span><text:span text:style-name="T20">initTestCase</text:span>();</text:p>
      <text:p text:style-name="КОД"><text:span text:style-name="T7"><text:s text:c="4"/></text:span><text:span text:style-name="T35">void</text:span><text:span text:style-name="T7"> </text:span><text:span text:style-name="T20">cleanupTestCase</text:span>();</text:p>
      <text:p text:style-name="КОД"><text:span text:style-name="T7"><text:s text:c="4"/></text:span><text:span text:style-name="T35">void</text:span><text:span text:style-name="T7"> </text:span><text:span text:style-name="T20">test_allTokens</text:span>();</text:p>
      <text:p text:style-name="КОД">};</text:p>
      <text:p text:style-name="КОД">#<text:span text:style-name="T32">endif</text:span><text:span text:style-name="T7"> </text:span><text:span text:style-name="T25">//</text:span><text:span text:style-name="T7"> </text:span><text:span text:style-name="T25">LEXER_TEST_H</text:span></text:p>
      <text:p text:style-name="Horizontal_20_Line"/>
      <text:p text:style-name="P59">lexer_test.cpp</text:p>
      <text:p text:style-name="КОД">#<text:span text:style-name="T32">include</text:span><text:span text:style-name="T7"> </text:span><text:span text:style-name="T25">"stdafx.h"</text:span></text:p>
      <text:p text:style-name="КОД">#<text:span text:style-name="T32">include</text:span><text:span text:style-name="T7"> </text:span><text:span text:style-name="T25">"lexer_test.h"</text:span></text:p>
      <text:p text:style-name="КОД"><text:span text:style-name="T35">using</text:span><text:span text:style-name="T7"> </text:span><text:span text:style-name="T35">namespace</text:span><text:span text:style-name="T7"> </text:span><text:span text:style-name="T2">std</text:span>;</text:p>
      <text:p text:style-name="КОД"><text:span text:style-name="T35">using</text:span><text:span text:style-name="T7"> </text:span><text:span text:style-name="T35">namespace</text:span><text:span text:style-name="T7"> </text:span><text:span text:style-name="T2">escript</text:span>;</text:p>
      <text:p text:style-name="КОД"><text:span text:style-name="T35">void</text:span><text:span text:style-name="T7"> </text:span><text:span text:style-name="T2">Lexer_Test</text:span>::<text:span text:style-name="T20">run</text:span>()</text:p>
      <text:p text:style-name="КОД">{</text:p>
      <text:p text:style-name="КОД"><text:span text:style-name="T7"><text:s text:c="4"/></text:span><text:span text:style-name="T19">initTestCase</text:span>();</text:p>
      <text:p text:style-name="КОД"><text:span text:style-name="T7"><text:s text:c="4"/></text:span><text:span text:style-name="T19">test_allTokens</text:span>();</text:p>
      <text:p text:style-name="КОД"><text:span text:style-name="T7"><text:s text:c="4"/></text:span><text:span text:style-name="T19">cleanupTestCase</text:span>();</text:p>
      <text:p text:style-name="КОД">}</text:p>
      <text:p text:style-name="КОД"><text:span text:style-name="T35">void</text:span><text:span text:style-name="T7"> </text:span><text:span text:style-name="T2">Lexer_Test</text:span>::<text:span text:style-name="T20">initTestCase</text:span>()</text:p>
      <text:p text:style-name="КОД">{</text:p>
      <text:p text:style-name="КОД">}</text:p>
      <text:p text:style-name="КОД"><text:span text:style-name="T35">void</text:span><text:span text:style-name="T7"> </text:span><text:span text:style-name="T2">Lexer_Test</text:span>::<text:span text:style-name="T20">cleanupTestCase</text:span>()</text:p>
      <text:p text:style-name="КОД">{</text:p>
      <text:p text:style-name="КОД">}</text:p>
      <text:p text:style-name="КОД"><text:span text:style-name="T35">void</text:span><text:span text:style-name="T7"> </text:span><text:span text:style-name="T2">Lexer_Test</text:span>::<text:span text:style-name="T20">test_allTokens</text:span>()</text:p>
      <text:p text:style-name="КОД">{</text:p>
      <text:p text:style-name="КОД"><text:soft-page-break/>}</text:p>
      <text:p text:style-name="КОД"/>
      <text:p text:style-name="P59">Запуск теста будет в main.cpp:</text:p>
      <text:p text:style-name="КОД">#<text:span text:style-name="T32">include</text:span><text:span text:style-name="T7"> </text:span><text:span text:style-name="T25">"stdafx.h"</text:span></text:p>
      <text:p text:style-name="КОД">#<text:span text:style-name="T32">include</text:span><text:span text:style-name="T7"> </text:span><text:span text:style-name="T25">"lexer_test.h"</text:span></text:p>
      <text:p text:style-name="КОД"><text:span text:style-name="T35">using</text:span><text:span text:style-name="T7"> </text:span><text:span text:style-name="T35">namespace</text:span><text:span text:style-name="T7"> </text:span><text:span text:style-name="T2">std</text:span>;</text:p>
      <text:p text:style-name="КОД"><text:span text:style-name="T35">int</text:span><text:span text:style-name="T7"> </text:span><text:span text:style-name="T20">main</text:span>()</text:p>
      <text:p text:style-name="КОД">{</text:p>
      <text:p text:style-name="КОД"><text:span text:style-name="T7"><text:s text:c="4"/></text:span><text:span text:style-name="T2">Lexer_Test</text:span>().<text:span text:style-name="T19">run</text:span>();</text:p>
      <text:p text:style-name="КОД"><text:span text:style-name="T7"><text:s text:c="4"/></text:span><text:span text:style-name="T39">cout</text:span><text:span text:style-name="T7"> </text:span><text:span text:style-name="T19">&lt;&lt;</text:span><text:span text:style-name="T7"> </text:span><text:span text:style-name="T25">"Tests OK"</text:span><text:span text:style-name="T7"> </text:span><text:span text:style-name="T19">&lt;&lt;</text:span><text:span text:style-name="T7"> </text:span><text:span text:style-name="T19">endl</text:span>;</text:p>
      <text:p text:style-name="КОД"><text:span text:style-name="T7"><text:s text:c="4"/></text:span><text:span text:style-name="T35">return</text:span><text:span text:style-name="T7"> </text:span><text:span text:style-name="T32">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5">const</text:span><text:span text:style-name="T7"> </text:span><text:span text:style-name="T2">u32string</text:span><text:span text:style-name="T7"> </text:span><text:span text:style-name="T14">strOnlyTokens</text:span><text:span text:style-name="T7"> </text:span>=</text:p>
      <text:p text:style-name="КОД"><text:span text:style-name="T7"><text:s text:c="12"/></text:span><text:span text:style-name="T25">U"break</text:span><text:span text:style-name="T7"> </text:span><text:span text:style-name="T25">case</text:span><text:span text:style-name="T7"> </text:span><text:span text:style-name="T25">catch</text:span><text:span text:style-name="T7"> </text:span><text:span text:style-name="T25">class</text:span><text:span text:style-name="T7"> </text:span><text:span text:style-name="T25">const</text:span><text:span text:style-name="T7"> </text:span><text:span text:style-name="T25">continue</text:span><text:span text:style-name="T7"> </text:span><text:span text:style-name="T25">debugger</text:span><text:span text:style-name="T7"> </text:span><text:span text:style-name="T25">default</text:span><text:span text:style-name="T7"> </text:span><text:span text:style-name="T25">\r\n"</text:span></text:p>
      <text:p text:style-name="КОД"><text:span text:style-name="T7"><text:s text:c="12"/></text:span><text:span text:style-name="T25">U"</text:span><text:span text:style-name="T7"> </text:span><text:span text:style-name="T25">delete</text:span><text:span text:style-name="T7"> <text:s/></text:span><text:span text:style-name="T25">do</text:span><text:span text:style-name="T7"> </text:span><text:span text:style-name="T25">else</text:span><text:span text:style-name="T7"> </text:span><text:span text:style-name="T25">enum</text:span><text:span text:style-name="T7"> </text:span><text:span text:style-name="T25">export</text:span><text:span text:style-name="T7"> </text:span><text:span text:style-name="T25">extends</text:span><text:span text:style-name="T7"> </text:span><text:span text:style-name="T25">finally</text:span><text:span text:style-name="T7"> </text:span><text:span text:style-name="T25">for</text:span><text:span text:style-name="T7"> </text:span><text:span text:style-name="T25">function\r\n"</text:span></text:p>
      <text:p text:style-name="КОД"><text:span text:style-name="T7"><text:s text:c="12"/></text:span><text:span text:style-name="T25">U"</text:span><text:span text:style-name="T7"> </text:span><text:span text:style-name="T25">if</text:span><text:span text:style-name="T7"> <text:s/></text:span><text:span text:style-name="T25">implements</text:span><text:span text:style-name="T7"> </text:span><text:span text:style-name="T25">import</text:span><text:span text:style-name="T7"> </text:span><text:span text:style-name="T25">in</text:span><text:span text:style-name="T7"> </text:span><text:span text:style-name="T25">instanceof</text:span><text:span text:style-name="T7"> </text:span><text:span text:style-name="T25">interface</text:span><text:span text:style-name="T7"> </text:span><text:span text:style-name="T25">let</text:span><text:span text:style-name="T7"> </text:span><text:span text:style-name="T25">\n"</text:span></text:p>
      <text:p text:style-name="КОД"><text:span text:style-name="T7"><text:s text:c="12"/></text:span><text:span text:style-name="T25">U"</text:span><text:span text:style-name="T7"> </text:span><text:span text:style-name="T25">new</text:span><text:span text:style-name="T7"> </text:span><text:span text:style-name="T25">package</text:span><text:span text:style-name="T7"> </text:span><text:span text:style-name="T25">private</text:span><text:span text:style-name="T7"> </text:span><text:span text:style-name="T25">protected</text:span><text:span text:style-name="T7"> </text:span><text:span text:style-name="T25">public</text:span><text:span text:style-name="T7"> </text:span><text:span text:style-name="T25">return</text:span><text:span text:style-name="T7"> <text:s/></text:span><text:span text:style-name="T25">static</text:span><text:span text:style-name="T7"> </text:span><text:span text:style-name="T25">\n"</text:span></text:p>
      <text:p text:style-name="КОД"><text:span text:style-name="T7"><text:s text:c="12"/></text:span><text:span text:style-name="T25">U"</text:span><text:span text:style-name="T7"> </text:span><text:span text:style-name="T25">super</text:span><text:span text:style-name="T7"> </text:span><text:span text:style-name="T25">switch</text:span><text:span text:style-name="T7"> </text:span><text:span text:style-name="T25">this</text:span><text:span text:style-name="T7"> </text:span><text:span text:style-name="T25">throw</text:span><text:span text:style-name="T7"> <text:s/></text:span><text:span text:style-name="T25">try</text:span><text:span text:style-name="T7"> </text:span><text:span text:style-name="T25">typeof</text:span><text:span text:style-name="T7"> </text:span><text:span text:style-name="T25">var</text:span><text:span text:style-name="T7"> </text:span><text:span text:style-name="T25">void</text:span><text:span text:style-name="T7"> </text:span><text:span text:style-name="T25">while</text:span><text:span text:style-name="T7"> </text:span><text:span text:style-name="T25">with</text:span><text:span text:style-name="T7"> </text:span><text:span text:style-name="T25">yield\n"</text:span></text:p>
      <text:p text:style-name="КОД"><text:span text:style-name="T7"><text:s text:c="12"/></text:span><text:span text:style-name="T25">U"</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text:span><text:span text:style-name="T7"> </text:span><text:span text:style-name="T25">/=\n"</text:span></text:p>
      <text:p text:style-name="КОД"><text:span text:style-name="T7"><text:s text:c="12"/></text:span><text:span text:style-name="T25">U"</text:span><text:span text:style-name="T7"> </text:span><text:span text:style-name="T25">%</text:span><text:span text:style-name="T7"> </text:span><text:span text:style-name="T25">%=</text:span><text:span text:style-name="T7"> </text:span><text:span text:style-name="T25">&lt;</text:span><text:span text:style-name="T7"> </text:span><text:span text:style-name="T25">&lt;=</text:span><text:span text:style-name="T7"> </text:span><text:span text:style-name="T25">&lt;&lt;</text:span><text:span text:style-name="T7"> </text:span><text:span text:style-name="T25">&lt;&lt;=</text:span><text:span text:style-name="T7"> </text:span><text:span text:style-name="T25">&gt;</text:span><text:span text:style-name="T7"> </text:span><text:span text:style-name="T25">&gt;=</text:span><text:span text:style-name="T7"> </text:span><text:span text:style-name="T25">&gt;&gt;</text:span><text:span text:style-name="T7"> </text:span><text:span text:style-name="T25">&gt;&gt;=</text:span><text:span text:style-name="T7"> </text:span><text:span text:style-name="T25">&gt;&gt;&gt;</text:span><text:span text:style-name="T7"> </text:span><text:span text:style-name="T25">&gt;&gt;&gt;=</text:span><text:span text:style-name="T7"> </text:span><text:span text:style-name="T25">=</text:span><text:span text:style-name="T7"> </text:span><text:span text:style-name="T25">==</text:span><text:span text:style-name="T7"> </text:span><text:span text:style-name="T25">===</text:span><text:span text:style-name="T7"> </text:span><text:span text:style-name="T25">&amp;</text:span><text:span text:style-name="T7"> </text:span><text:span text:style-name="T25">&amp;&amp;</text:span><text:span text:style-name="T7"> </text:span><text:span text:style-name="T25">&amp;=\n"</text:span></text:p>
      <text:p text:style-name="КОД"><text:span text:style-name="T7"><text:s text:c="12"/></text:span><text:span text:style-name="T25">U" | || |= ~ <text:s/>~= ? : ,;"</text:span>;</text:p>
      <text:p text:style-name="Horizontal_20_Line"/>
      <text:p text:style-name="P61">проверочный массив токенов:</text:p>
      <text:p text:style-name="КОД"><text:span text:style-name="T35">const</text:span><text:span text:style-name="T7"> </text:span><text:span text:style-name="T2">Token</text:span><text:span text:style-name="T7"> </text:span><text:span text:style-name="T14">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5">//</text:span><text:span text:style-name="T7"> </text:span><text:span text:style-name="T25">break</text:span></text:p>
      <text:p text:style-name="КОД"><text:span text:style-name="T7"><text:s text:c="8"/></text:span><text:span text:style-name="T2">Token</text:span>::<text:span text:style-name="T2">Case</text:span>,<text:span text:style-name="T7"> <text:s text:c="14"/></text:span><text:span text:style-name="T25">//</text:span><text:span text:style-name="T7"> </text:span><text:span text:style-name="T25">case</text:span></text:p>
      <text:p text:style-name="КОД"><text:span text:style-name="T7"><text:s text:c="8"/></text:span><text:span text:style-name="T2">Token</text:span>::<text:span text:style-name="T2">Catch</text:span>,<text:span text:style-name="T7"> <text:s text:c="13"/></text:span><text:span text:style-name="T25">//</text:span><text:span text:style-name="T7"> </text:span><text:span text:style-name="T25">catch</text:span></text:p>
      <text:p text:style-name="КОД"><text:span text:style-name="T7"><text:s text:c="8"/></text:span><text:span text:style-name="T2">Token</text:span>::<text:span text:style-name="T2">Class</text:span>,<text:span text:style-name="T7"> <text:s text:c="13"/></text:span><text:span text:style-name="T25">//</text:span><text:span text:style-name="T7"> </text:span><text:span text:style-name="T25">class</text:span></text:p>
      <text:p text:style-name="КОД"><text:span text:style-name="T7"><text:s text:c="8"/></text:span><text:span text:style-name="T2">Token</text:span>::<text:span text:style-name="T2">Const</text:span>,<text:span text:style-name="T7"> <text:s text:c="13"/></text:span><text:span text:style-name="T25">//</text:span><text:span text:style-name="T7"> </text:span><text:span text:style-name="T25">const</text:span></text:p>
      <text:p text:style-name="КОД"><text:span text:style-name="T7"><text:s text:c="8"/></text:span><text:span text:style-name="T2">Token</text:span>::<text:span text:style-name="T2">Continue</text:span>,<text:span text:style-name="T7"> <text:s text:c="10"/></text:span><text:span text:style-name="T25">//</text:span><text:span text:style-name="T7"> </text:span><text:span text:style-name="T25">continue</text:span></text:p>
      <text:p text:style-name="КОД"><text:span text:style-name="T7"><text:s text:c="8"/></text:span><text:span text:style-name="T2">Token</text:span>::<text:span text:style-name="T2">Debugger</text:span>,<text:span text:style-name="T7"> <text:s text:c="10"/></text:span><text:span text:style-name="T25">//</text:span><text:span text:style-name="T7"> </text:span><text:span text:style-name="T25">debugger</text:span></text:p>
      <text:p text:style-name="КОД"><text:span text:style-name="T7"><text:s text:c="8"/></text:span><text:span text:style-name="T2">Token</text:span>::<text:span text:style-name="T2">Default</text:span>,<text:span text:style-name="T7"> <text:s text:c="11"/></text:span><text:span text:style-name="T25">//</text:span><text:span text:style-name="T7"> </text:span><text:span text:style-name="T25">default</text:span></text:p>
      <text:p text:style-name="КОД"><text:span text:style-name="T7"><text:s text:c="8"/></text:span><text:span text:style-name="T2">Token</text:span>::<text:span text:style-name="T2">Delete</text:span>,<text:span text:style-name="T7"> <text:s text:c="12"/></text:span><text:span text:style-name="T25">//</text:span><text:span text:style-name="T7"> </text:span><text:span text:style-name="T25">delete</text:span></text:p>
      <text:p text:style-name="КОД"><text:span text:style-name="T7"><text:s text:c="8"/></text:span><text:span text:style-name="T2">Token</text:span>::<text:span text:style-name="T2">Do</text:span>,<text:span text:style-name="T7"> <text:s text:c="16"/></text:span><text:span text:style-name="T25">//</text:span><text:span text:style-name="T7"> </text:span><text:span text:style-name="T25">do</text:span></text:p>
      <text:p text:style-name="КОД"><text:span text:style-name="T7"><text:s text:c="8"/></text:span><text:span text:style-name="T2">Token</text:span>::<text:span text:style-name="T2">Else</text:span>,<text:span text:style-name="T7"> <text:s text:c="14"/></text:span><text:span text:style-name="T25">//</text:span><text:span text:style-name="T7"> </text:span><text:span text:style-name="T25">else</text:span></text:p>
      <text:p text:style-name="КОД"><text:span text:style-name="T7"><text:s text:c="8"/></text:span><text:span text:style-name="T2">Token</text:span>::<text:span text:style-name="T2">Enum</text:span>,<text:span text:style-name="T7"> <text:s text:c="14"/></text:span><text:span text:style-name="T25">//</text:span><text:span text:style-name="T7"> </text:span><text:span text:style-name="T25">enum</text:span></text:p>
      <text:p text:style-name="КОД"><text:span text:style-name="T7"><text:s text:c="8"/></text:span><text:span text:style-name="T2">Token</text:span>::<text:span text:style-name="T2">Export</text:span>,<text:span text:style-name="T7"> <text:s text:c="12"/></text:span><text:span text:style-name="T25">//</text:span><text:span text:style-name="T7"> </text:span><text:span text:style-name="T25">export</text:span></text:p>
      <text:p text:style-name="КОД"><text:span text:style-name="T7"><text:s text:c="8"/></text:span><text:span text:style-name="T2">Token</text:span>::<text:span text:style-name="T2">Extends</text:span>,<text:span text:style-name="T7"> <text:s text:c="11"/></text:span><text:span text:style-name="T25">//</text:span><text:span text:style-name="T7"> </text:span><text:span text:style-name="T25">extends</text:span></text:p>
      <text:p text:style-name="КОД"><text:span text:style-name="T7"><text:s text:c="8"/></text:span><text:span text:style-name="T2">Token</text:span>::<text:span text:style-name="T2">Finally</text:span>,<text:span text:style-name="T7"> <text:s text:c="11"/></text:span><text:span text:style-name="T25">//</text:span><text:span text:style-name="T7"> </text:span><text:span text:style-name="T25">finally</text:span></text:p>
      <text:p text:style-name="КОД"><text:span text:style-name="T7"><text:s text:c="8"/></text:span><text:span text:style-name="T2">Token</text:span>::<text:span text:style-name="T2">For</text:span>,<text:span text:style-name="T7"> <text:s text:c="15"/></text:span><text:span text:style-name="T25">//</text:span><text:span text:style-name="T7"> </text:span><text:span text:style-name="T25">for</text:span></text:p>
      <text:p text:style-name="КОД"><text:span text:style-name="T7"><text:s text:c="8"/></text:span><text:span text:style-name="T2">Token</text:span>::<text:span text:style-name="T2">Function</text:span>,<text:span text:style-name="T7"> <text:s text:c="10"/></text:span><text:span text:style-name="T25">//</text:span><text:span text:style-name="T7"> </text:span><text:span text:style-name="T25">function</text:span></text:p>
      <text:p text:style-name="КОД"><text:span text:style-name="T7"><text:s text:c="8"/></text:span><text:span text:style-name="T2">Token</text:span>::<text:span text:style-name="T2">If</text:span>,<text:span text:style-name="T7"> <text:s text:c="16"/></text:span><text:span text:style-name="T25">//</text:span><text:span text:style-name="T7"> </text:span><text:span text:style-name="T25">if</text:span></text:p>
      <text:p text:style-name="КОД"><text:span text:style-name="T7"><text:s text:c="8"/></text:span><text:span text:style-name="T2">Token</text:span>::<text:span text:style-name="T2">Implements</text:span>,<text:span text:style-name="T7"> <text:s text:c="8"/></text:span><text:span text:style-name="T25">//</text:span><text:span text:style-name="T7"> </text:span><text:span text:style-name="T25">implements</text:span></text:p>
      <text:p text:style-name="КОД"><text:span text:style-name="T7"><text:s text:c="8"/></text:span><text:span text:style-name="T2">Token</text:span>::<text:span text:style-name="T2">Import</text:span>,<text:span text:style-name="T7"> <text:s text:c="12"/></text:span><text:span text:style-name="T25">//</text:span><text:span text:style-name="T7"> </text:span><text:span text:style-name="T25">import</text:span></text:p>
      <text:p text:style-name="КОД"><text:span text:style-name="T7"><text:s text:c="8"/></text:span><text:span text:style-name="T2">Token</text:span>::<text:span text:style-name="T2">In</text:span>,<text:span text:style-name="T7"> <text:s text:c="16"/></text:span><text:span text:style-name="T25">//</text:span><text:span text:style-name="T7"> </text:span><text:span text:style-name="T25">in</text:span></text:p>
      <text:p text:style-name="КОД"><text:span text:style-name="T7"><text:s text:c="8"/></text:span><text:span text:style-name="T2">Token</text:span>::<text:span text:style-name="T2">Instanceof</text:span>,<text:span text:style-name="T7"> <text:s text:c="8"/></text:span><text:span text:style-name="T25">//</text:span><text:span text:style-name="T7"> </text:span><text:span text:style-name="T25">instanceof</text:span></text:p>
      <text:p text:style-name="КОД"><text:span text:style-name="T7"><text:s text:c="8"/></text:span><text:span text:style-name="T2">Token</text:span>::<text:span text:style-name="T2">Interface</text:span>,<text:span text:style-name="T7"> <text:s text:c="9"/></text:span><text:span text:style-name="T25">//</text:span><text:span text:style-name="T7"> </text:span><text:span text:style-name="T25">interface</text:span></text:p>
      <text:p text:style-name="КОД"><text:span text:style-name="T7"><text:s text:c="8"/></text:span><text:span text:style-name="T2">Token</text:span>::<text:span text:style-name="T2">Let</text:span>,<text:span text:style-name="T7"> <text:s text:c="15"/></text:span><text:span text:style-name="T25">//</text:span><text:span text:style-name="T7"> </text:span><text:span text:style-name="T25">let</text:span></text:p>
      <text:p text:style-name="КОД"><text:span text:style-name="T7"><text:s text:c="8"/></text:span><text:span text:style-name="T2">Token</text:span>::<text:span text:style-name="T2">New</text:span>,<text:span text:style-name="T7"> <text:s text:c="15"/></text:span><text:span text:style-name="T25">//</text:span><text:span text:style-name="T7"> </text:span><text:span text:style-name="T25">new</text:span></text:p>
      <text:p text:style-name="КОД"><text:span text:style-name="T7"><text:s text:c="8"/></text:span><text:span text:style-name="T2">Token</text:span>::<text:span text:style-name="T2">Package</text:span>,<text:span text:style-name="T7"> <text:s text:c="11"/></text:span><text:span text:style-name="T25">//</text:span><text:span text:style-name="T7"> </text:span><text:span text:style-name="T25">package</text:span></text:p>
      <text:p text:style-name="КОД"><text:span text:style-name="T7"><text:s text:c="8"/></text:span><text:span text:style-name="T2">Token</text:span>::<text:span text:style-name="T2">Private</text:span>,<text:span text:style-name="T7"> <text:s text:c="11"/></text:span><text:span text:style-name="T25">//</text:span><text:span text:style-name="T7"> </text:span><text:span text:style-name="T25">private</text:span></text:p>
      <text:p text:style-name="КОД"><text:span text:style-name="T7"><text:s text:c="8"/></text:span><text:span text:style-name="T2">Token</text:span>::<text:span text:style-name="T2">Protected</text:span>,<text:span text:style-name="T7"> <text:s text:c="9"/></text:span><text:span text:style-name="T25">//</text:span><text:span text:style-name="T7"> </text:span><text:span text:style-name="T25">protected</text:span></text:p>
      <text:p text:style-name="КОД"><text:span text:style-name="T7"><text:s text:c="8"/></text:span><text:span text:style-name="T2">Token</text:span>::<text:span text:style-name="T2">Public</text:span>,<text:span text:style-name="T7"> <text:s text:c="12"/></text:span><text:span text:style-name="T25">//</text:span><text:span text:style-name="T7"> </text:span><text:span text:style-name="T25">public</text:span></text:p>
      <text:p text:style-name="КОД"><text:span text:style-name="T7"><text:s text:c="8"/></text:span><text:span text:style-name="T2">Token</text:span>::<text:span text:style-name="T2">Return</text:span>,<text:span text:style-name="T7"> <text:s text:c="12"/></text:span><text:span text:style-name="T25">//</text:span><text:span text:style-name="T7"> </text:span><text:span text:style-name="T25">return</text:span></text:p>
      <text:p text:style-name="КОД"><text:span text:style-name="T7"><text:s text:c="8"/></text:span><text:span text:style-name="T2">Token</text:span>::<text:span text:style-name="T2">Static</text:span>,<text:span text:style-name="T7"> <text:s text:c="12"/></text:span><text:span text:style-name="T25">//</text:span><text:span text:style-name="T7"> </text:span><text:span text:style-name="T25">static</text:span></text:p>
      <text:p text:style-name="КОД"><text:span text:style-name="T7"><text:s text:c="8"/></text:span><text:span text:style-name="T2">Token</text:span>::<text:span text:style-name="T2">Super</text:span>,<text:span text:style-name="T7"> <text:s text:c="13"/></text:span><text:span text:style-name="T25">//</text:span><text:span text:style-name="T7"> </text:span><text:span text:style-name="T25">super</text:span></text:p>
      <text:p text:style-name="КОД"><text:span text:style-name="T7"><text:s text:c="8"/></text:span><text:span text:style-name="T2">Token</text:span>::<text:span text:style-name="T2">Switch</text:span>,<text:span text:style-name="T7"> <text:s text:c="12"/></text:span><text:span text:style-name="T25">//</text:span><text:span text:style-name="T7"> </text:span><text:span text:style-name="T25">switch</text:span></text:p>
      <text:p text:style-name="КОД"><text:soft-page-break/><text:span text:style-name="T7"><text:s text:c="8"/></text:span><text:span text:style-name="T2">Token</text:span>::<text:span text:style-name="T2">This</text:span>,<text:span text:style-name="T7"> <text:s text:c="14"/></text:span><text:span text:style-name="T25">//</text:span><text:span text:style-name="T7"> </text:span><text:span text:style-name="T25">this</text:span></text:p>
      <text:p text:style-name="КОД"><text:span text:style-name="T7"><text:s text:c="8"/></text:span><text:span text:style-name="T2">Token</text:span>::<text:span text:style-name="T2">Throw</text:span>,<text:span text:style-name="T7"> <text:s text:c="13"/></text:span><text:span text:style-name="T25">//</text:span><text:span text:style-name="T7"> </text:span><text:span text:style-name="T25">throw</text:span></text:p>
      <text:p text:style-name="КОД"><text:span text:style-name="T7"><text:s text:c="8"/></text:span><text:span text:style-name="T2">Token</text:span>::<text:span text:style-name="T2">Try</text:span>,<text:span text:style-name="T7"> <text:s text:c="15"/></text:span><text:span text:style-name="T25">//</text:span><text:span text:style-name="T7"> </text:span><text:span text:style-name="T25">try</text:span></text:p>
      <text:p text:style-name="КОД"><text:span text:style-name="T7"><text:s text:c="8"/></text:span><text:span text:style-name="T2">Token</text:span>::<text:span text:style-name="T2">Typeof</text:span>,<text:span text:style-name="T7"> <text:s text:c="12"/></text:span><text:span text:style-name="T25">//</text:span><text:span text:style-name="T7"> </text:span><text:span text:style-name="T25">typeof</text:span></text:p>
      <text:p text:style-name="КОД"><text:span text:style-name="T7"><text:s text:c="8"/></text:span><text:span text:style-name="T2">Token</text:span>::<text:span text:style-name="T2">Var</text:span>,<text:span text:style-name="T7"> <text:s text:c="15"/></text:span><text:span text:style-name="T25">//</text:span><text:span text:style-name="T7"> </text:span><text:span text:style-name="T25">var</text:span></text:p>
      <text:p text:style-name="КОД"><text:span text:style-name="T7"><text:s text:c="8"/></text:span><text:span text:style-name="T2">Token</text:span>::<text:span text:style-name="T2">Void</text:span>,<text:span text:style-name="T7"> <text:s text:c="14"/></text:span><text:span text:style-name="T25">//</text:span><text:span text:style-name="T7"> </text:span><text:span text:style-name="T25">void</text:span></text:p>
      <text:p text:style-name="КОД"><text:span text:style-name="T7"><text:s text:c="8"/></text:span><text:span text:style-name="T2">Token</text:span>::<text:span text:style-name="T2">While</text:span>,<text:span text:style-name="T7"> <text:s text:c="13"/></text:span><text:span text:style-name="T25">//</text:span><text:span text:style-name="T7"> </text:span><text:span text:style-name="T25">while</text:span></text:p>
      <text:p text:style-name="КОД"><text:span text:style-name="T7"><text:s text:c="8"/></text:span><text:span text:style-name="T2">Token</text:span>::<text:span text:style-name="T2">With</text:span>,<text:span text:style-name="T7"> <text:s text:c="14"/></text:span><text:span text:style-name="T25">//</text:span><text:span text:style-name="T7"> </text:span><text:span text:style-name="T25">with</text:span></text:p>
      <text:p text:style-name="КОД"><text:span text:style-name="T7"><text:s text:c="8"/></text:span><text:span text:style-name="T2">Token</text:span>::<text:span text:style-name="T2">Yield</text:span>,<text:span text:style-name="T7"> <text:s text:c="13"/></text:span><text:span text:style-name="T25">//</text:span><text:span text:style-name="T7"> </text:span><text:span text:style-name="T25">yield</text:span></text:p>
      <text:p text:style-name="КОД"><text:span text:style-name="T7"><text:s text:c="8"/></text:span><text:span text:style-name="T2">Token</text:span>::<text:span text:style-name="T2">Dot</text:span>,<text:span text:style-name="T7"> <text:s text:c="15"/></text:span><text:span text:style-name="T25">//</text:span><text:span text:style-name="T7"> </text:span><text:span text:style-name="T25">.</text:span></text:p>
      <text:p text:style-name="КОД"><text:span text:style-name="T7"><text:s text:c="8"/></text:span><text:span text:style-name="T2">Token</text:span>::<text:span text:style-name="T2">LeftParenth</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LeftBrace</text:span>,<text:span text:style-name="T7"> <text:s text:c="9"/></text:span><text:span text:style-name="T25">//</text:span><text:span text:style-name="T7"> </text:span><text:span text:style-name="T25">{</text:span></text:p>
      <text:p text:style-name="КОД"><text:span text:style-name="T7"><text:s text:c="8"/></text:span><text:span text:style-name="T2">Token</text:span>::<text:span text:style-name="T2">LeftBracket</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RightParenth</text:span>,<text:span text:style-name="T7"> <text:s text:c="6"/></text:span><text:span text:style-name="T25">//</text:span><text:span text:style-name="T7"> </text:span><text:span text:style-name="T25">)</text:span></text:p>
      <text:p text:style-name="КОД"><text:span text:style-name="T7"><text:s text:c="8"/></text:span><text:span text:style-name="T2">Token</text:span>::<text:span text:style-name="T2">RightBrace</text:span>,<text:span text:style-name="T7"> <text:s text:c="8"/></text:span><text:span text:style-name="T25">//</text:span><text:span text:style-name="T7"> </text:span><text:span text:style-name="T25">}</text:span></text:p>
      <text:p text:style-name="КОД"><text:span text:style-name="T7"><text:s text:c="8"/></text:span><text:span text:style-name="T2">Token</text:span>::<text:span text:style-name="T2">RightBracket</text:span>,<text:span text:style-name="T7"> <text:s text:c="6"/></text:span><text:span text:style-name="T25">//</text:span><text:span text:style-name="T7"> </text:span><text:span text:style-name="T25">]</text:span></text:p>
      <text:p text:style-name="КОД"><text:span text:style-name="T7"><text:s text:c="8"/></text:span><text:span text:style-name="T2">Token</text:span>::<text:span text:style-name="T2">Plus</text:span>,<text:span text:style-name="T7"> <text:s text:c="14"/></text:span><text:span text:style-name="T25">//</text:span><text:span text:style-name="T7"> </text:span><text:span text:style-name="T25">+</text:span></text:p>
      <text:p text:style-name="КОД"><text:span text:style-name="T7"><text:s text:c="8"/></text:span><text:span text:style-name="T2">Token</text:span>::<text:span text:style-name="T2">PlusPlus</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PlusAssign</text:span>,<text:span text:style-name="T7"> <text:s text:c="8"/></text:span><text:span text:style-name="T25">//</text:span><text:span text:style-name="T7"> </text:span><text:span text:style-name="T25">+=</text:span></text:p>
      <text:p text:style-name="КОД"><text:span text:style-name="T7"><text:s text:c="8"/></text:span><text:span text:style-name="T2">Token</text:span>::<text:span text:style-name="T2">Minus</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MinusMinus</text:span>,<text:span text:style-name="T7"> <text:s text:c="8"/></text:span><text:span text:style-name="T25">//</text:span><text:span text:style-name="T7"> </text:span><text:span text:style-name="T25">--</text:span></text:p>
      <text:p text:style-name="КОД"><text:span text:style-name="T7"><text:s text:c="8"/></text:span><text:span text:style-name="T2">Token</text:span>::<text:span text:style-name="T2">MinusAssign</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Caret</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XorAssign</text:span>,<text:span text:style-name="T7"> <text:s text:c="9"/></text:span><text:span text:style-name="T25">//</text:span><text:span text:style-name="T7"> </text:span><text:span text:style-name="T25">^=</text:span></text:p>
      <text:p text:style-name="КОД"><text:span text:style-name="T7"><text:s text:c="8"/></text:span><text:span text:style-name="T2">Token</text:span>::<text:span text:style-name="T2">Exclamation</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NotEqual</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NotIdentity</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Asterisk</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MulAssign</text:span>,<text:span text:style-name="T7"> <text:s text:c="9"/></text:span><text:span text:style-name="T25">//</text:span><text:span text:style-name="T7"> </text:span><text:span text:style-name="T25">*=</text:span></text:p>
      <text:p text:style-name="КОД"><text:span text:style-name="T7"><text:s text:c="8"/></text:span><text:span text:style-name="T2">Token</text:span>::<text:span text:style-name="T2">Slash</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SlashAssign</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Percent</text:span>,<text:span text:style-name="T7"> <text:s text:c="11"/></text:span><text:span text:style-name="T25">//</text:span><text:span text:style-name="T7"> </text:span><text:span text:style-name="T25">%</text:span></text:p>
      <text:p text:style-name="КОД"><text:span text:style-name="T7"><text:s text:c="8"/></text:span><text:span text:style-name="T2">Token</text:span>::<text:span text:style-name="T2">PercentAssign</text:span>,<text:span text:style-name="T7"> <text:s text:c="5"/></text:span><text:span text:style-name="T25">//</text:span><text:span text:style-name="T7"> </text:span><text:span text:style-name="T25">%=</text:span></text:p>
      <text:p text:style-name="КОД"><text:span text:style-name="T7"><text:s text:c="8"/></text:span><text:span text:style-name="T2">Token</text:span>::<text:span text:style-name="T2">Less</text:span>,<text:span text:style-name="T7"> <text:s text:c="14"/></text:span><text:span text:style-name="T25">//</text:span><text:span text:style-name="T7"> </text:span><text:span text:style-name="T25">&lt;</text:span></text:p>
      <text:p text:style-name="КОД"><text:span text:style-name="T7"><text:s text:c="8"/></text:span><text:span text:style-name="T2">Token</text:span>::<text:span text:style-name="T2">LessEqual</text:span>,<text:span text:style-name="T7"> <text:s text:c="9"/></text:span><text:span text:style-name="T25">//</text:span><text:span text:style-name="T7"> </text:span><text:span text:style-name="T25">&lt;=</text:span></text:p>
      <text:p text:style-name="КОД"><text:span text:style-name="T7"><text:s text:c="8"/></text:span><text:span text:style-name="T2">Token</text:span>::<text:span text:style-name="T2">LShift</text:span>,<text:span text:style-name="T7"> <text:s text:c="12"/></text:span><text:span text:style-name="T25">//</text:span><text:span text:style-name="T7"> </text:span><text:span text:style-name="T25">&lt;&lt;</text:span></text:p>
      <text:p text:style-name="КОД"><text:span text:style-name="T7"><text:s text:c="8"/></text:span><text:span text:style-name="T2">Token</text:span>::<text:span text:style-name="T2">LShiftAssign</text:span>,<text:span text:style-name="T7"> <text:s text:c="6"/></text:span><text:span text:style-name="T25">//</text:span><text:span text:style-name="T7"> </text:span><text:span text:style-name="T25">&lt;&lt;=</text:span></text:p>
      <text:p text:style-name="КОД"><text:span text:style-name="T7"><text:s text:c="8"/></text:span><text:span text:style-name="T2">Token</text:span>::<text:span text:style-name="T2">Greater</text:span>,<text:span text:style-name="T7"> <text:s text:c="11"/></text:span><text:span text:style-name="T25">//</text:span><text:span text:style-name="T7"> </text:span><text:span text:style-name="T25">&gt;</text:span></text:p>
      <text:p text:style-name="КОД"><text:span text:style-name="T7"><text:s text:c="8"/></text:span><text:span text:style-name="T2">Token</text:span>::<text:span text:style-name="T2">GreaterEqual</text:span>,<text:span text:style-name="T7"> <text:s text:c="6"/></text:span><text:span text:style-name="T25">//</text:span><text:span text:style-name="T7"> </text:span><text:span text:style-name="T25">&gt;=</text:span></text:p>
      <text:p text:style-name="КОД"><text:span text:style-name="T7"><text:s text:c="8"/></text:span><text:span text:style-name="T2">Token</text:span>::<text:span text:style-name="T2">RShift</text:span>,<text:span text:style-name="T7"> <text:s text:c="12"/></text:span><text:span text:style-name="T25">//</text:span><text:span text:style-name="T7"> </text:span><text:span text:style-name="T25">&gt;&gt;</text:span></text:p>
      <text:p text:style-name="КОД"><text:span text:style-name="T7"><text:s text:c="8"/></text:span><text:span text:style-name="T2">Token</text:span>::<text:span text:style-name="T2">RShiftAssign</text:span>,<text:span text:style-name="T7"> <text:s text:c="6"/></text:span><text:span text:style-name="T25">//</text:span><text:span text:style-name="T7"> </text:span><text:span text:style-name="T25">&gt;&gt;=</text:span></text:p>
      <text:p text:style-name="КОД"><text:span text:style-name="T7"><text:s text:c="8"/></text:span><text:span text:style-name="T2">Token</text:span>::<text:span text:style-name="T2">RShiftZero</text:span>,<text:span text:style-name="T7"> <text:s text:c="8"/></text:span><text:span text:style-name="T25">//</text:span><text:span text:style-name="T7"> </text:span><text:span text:style-name="T25">&gt;&gt;&gt;</text:span></text:p>
      <text:p text:style-name="КОД"><text:span text:style-name="T7"><text:s text:c="8"/></text:span><text:span text:style-name="T2">Token</text:span>::<text:span text:style-name="T2">RShiftZeroAssign</text:span>,<text:span text:style-name="T7"> <text:s text:c="2"/></text:span><text:span text:style-name="T25">//</text:span><text:span text:style-name="T7"> </text:span><text:span text:style-name="T25">&gt;&gt;&gt;=</text:span></text:p>
      <text:p text:style-name="КОД"><text:span text:style-name="T7"><text:s text:c="8"/></text:span><text:span text:style-name="T2">Token</text:span>::<text:span text:style-name="T2">Assign</text:span>,<text:span text:style-name="T7"> <text:s text:c="12"/></text:span><text:span text:style-name="T25">//</text:span><text:span text:style-name="T7"> </text:span><text:span text:style-name="T25">=</text:span></text:p>
      <text:p text:style-name="КОД"><text:span text:style-name="T7"><text:s text:c="8"/></text:span><text:span text:style-name="T2">Token</text:span>::<text:span text:style-name="T2">Equal</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Identity</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Ampersand</text:span>,<text:span text:style-name="T7"> <text:s text:c="9"/></text:span><text:span text:style-name="T25">//</text:span><text:span text:style-name="T7"> </text:span><text:span text:style-name="T25">&amp;</text:span></text:p>
      <text:p text:style-name="КОД"><text:span text:style-name="T7"><text:s text:c="8"/></text:span><text:span text:style-name="T2">Token</text:span>::<text:span text:style-name="T2">LogicalAnd</text:span>,<text:span text:style-name="T7"> <text:s text:c="8"/></text:span><text:span text:style-name="T25">//</text:span><text:span text:style-name="T7"> </text:span><text:span text:style-name="T25">&amp;&amp;</text:span></text:p>
      <text:p text:style-name="КОД"><text:span text:style-name="T7"><text:s text:c="8"/></text:span><text:span text:style-name="T2">Token</text:span>::<text:span text:style-name="T2">BitAndAssign</text:span>,<text:span text:style-name="T7"> <text:s text:c="6"/></text:span><text:span text:style-name="T25">//</text:span><text:span text:style-name="T7"> </text:span><text:span text:style-name="T25">&amp;=</text:span></text:p>
      <text:p text:style-name="КОД"><text:span text:style-name="T7"><text:s text:c="8"/></text:span><text:span text:style-name="T2">Token</text:span>::<text:span text:style-name="T2">Vertical</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LogicalOr</text:span>,<text:span text:style-name="T7"> <text:s text:c="9"/></text:span><text:span text:style-name="T25">//</text:span><text:span text:style-name="T7"> </text:span><text:span text:style-name="T25">||</text:span></text:p>
      <text:p text:style-name="КОД"><text:span text:style-name="T7"><text:s text:c="8"/></text:span><text:span text:style-name="T2">Token</text:span>::<text:span text:style-name="T2">BitOrAssign</text:span>,<text:span text:style-name="T7"> <text:s text:c="7"/></text:span><text:span text:style-name="T25">//</text:span><text:span text:style-name="T7"> </text:span><text:span text:style-name="T25">|=</text:span></text:p>
      <text:p text:style-name="КОД"><text:span text:style-name="T7"><text:s text:c="8"/></text:span><text:span text:style-name="T2">Token</text:span>::<text:span text:style-name="T2">BitNot</text:span>,<text:span text:style-name="T7"> <text:s text:c="12"/></text:span><text:span text:style-name="T25">//</text:span><text:span text:style-name="T7"> </text:span><text:span text:style-name="T25">~</text:span></text:p>
      <text:p text:style-name="КОД"><text:span text:style-name="T7"><text:s text:c="8"/></text:span><text:span text:style-name="T2">Token</text:span>::<text:span text:style-name="T2">BitNotAssign</text:span>,<text:span text:style-name="T7"> <text:s text:c="6"/></text:span><text:span text:style-name="T25">//</text:span><text:span text:style-name="T7"> </text:span><text:span text:style-name="T25">~=</text:span></text:p>
      <text:p text:style-name="КОД"><text:span text:style-name="T7"><text:s text:c="8"/></text:span><text:span text:style-name="T2">Token</text:span>::<text:span text:style-name="T2">Question</text:span>,<text:span text:style-name="T7"> <text:s text:c="10"/></text:span><text:span text:style-name="T25">//</text:span><text:span text:style-name="T7"> </text:span><text:span text:style-name="T25">?</text:span></text:p>
      <text:p text:style-name="КОД"><text:span text:style-name="T7"><text:s text:c="8"/></text:span><text:span text:style-name="T2">Token</text:span>::<text:span text:style-name="T2">Colon</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Comma</text:span>,<text:span text:style-name="T7"> <text:s text:c="13"/></text:span><text:span text:style-name="T25">//</text:span><text:span text:style-name="T7"> </text:span><text:span text:style-name="T25">,</text:span></text:p>
      <text:p text:style-name="КОД"><text:span text:style-name="T7"><text:s text:c="8"/></text:span><text:span text:style-name="T2">Token</text:span>::<text:span text:style-name="T2">Semicolon</text:span>,<text:span text:style-name="T7"> <text:s text:c="9"/></text:span><text:span text:style-name="T25">//</text:span><text:span text:style-name="T7"> </text:span><text:span text:style-name="T25">;</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5">int</text:span><text:span text:style-name="T7"> </text:span><text:span text:style-name="T14">n</text:span><text:span text:style-name="T7"> </text:span>=<text:span text:style-name="T7"> </text:span><text:span text:style-name="T35">sizeof</text:span><text:span text:style-name="T7"> </text:span>(<text:span text:style-name="T14">tokens</text:span>)<text:span text:style-name="T7"> </text:span>/<text:span text:style-name="T7"> </text:span><text:span text:style-name="T35">sizeof</text:span>(<text:span text:style-name="T2">Token</text:span>);</text:p>
      <text:p text:style-name="КОД"><text:span text:style-name="T7"><text:s text:c="4"/></text:span><text:span text:style-name="T35">int</text:span><text:span text:style-name="T7"> </text:span><text:span text:style-name="T14">i</text:span><text:span text:style-name="T7"> </text:span>=<text:span text:style-name="T7"> </text:span><text:span text:style-name="T32">0</text:span>;</text:p>
      <text:p text:style-name="КОД"><text:span text:style-name="T7"><text:s text:c="4"/></text:span><text:span text:style-name="T35">while</text:span><text:span text:style-name="T7"> </text:span>(<text:span text:style-name="T14">lexer</text:span>.<text:span text:style-name="T19">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2">assert</text:span>(<text:span text:style-name="T14">i</text:span><text:span text:style-name="T7"> </text:span>&lt;<text:span text:style-name="T7"> </text:span><text:span text:style-name="T14">n</text:span>);</text:p>
      <text:p text:style-name="КОД"><text:span text:style-name="T7"><text:s text:c="8"/></text:span><text:span text:style-name="T32">assert</text:span>(<text:span text:style-name="T14">lexer</text:span>.<text:span text:style-name="T19">currentToken</text:span>()<text:span text:style-name="T7"> </text:span>==<text:span text:style-name="T7"> </text:span><text:span text:style-name="T14">tokens</text:span>[<text:span text:style-name="T14">i</text:span>]);</text:p>
      <text:p text:style-name="КОД"><text:span text:style-name="T7"><text:s text:c="8"/></text:span><text:span text:style-name="T14">i</text:span>++;</text:p>
      <text:p text:style-name="КОД"><text:span text:style-name="T7"><text:s text:c="4"/></text:span>}</text:p>
      <text:p text:style-name="Horizontal_20_Line"/>
      <text:p text:style-name="P61"><text:span text:style-name="T79">Мы написали очень много кода, и к</text:span>онечно же, без ошибок не обойдётся, исправим всё и добьёмся того, чтобы тест прошёл. <text:span text:style-name="T79">В частности, ошибки обнаружились в распознавании точки </text:span><text:span text:style-name="T80">и, соответственно, действительного числа,</text:span><text:span text:style-name="T79">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81">Добавим в класс Lexer_Test несколько методов:</text:span></text:p>
      <text:p text:style-name="КОД"><text:span text:style-name="T35">class</text:span><text:span text:style-name="T7"> </text:span><text:span text:style-name="T3">Lexer_Test</text:span></text:p>
      <text:p text:style-name="КОД">{</text:p>
      <text:p text:style-name="КОД"><text:span text:style-name="T35">public</text:span>:</text:p>
      <text:p text:style-name="КОД"><text:span text:style-name="T7"><text:s text:c="4"/></text:span><text:span text:style-name="T35">void</text:span><text:span text:style-name="T7"> </text:span><text:span text:style-name="T20">run</text:span>();</text:p>
      <text:p text:style-name="КОД"><text:span text:style-name="T35">private</text:span>:</text:p>
      <text:p text:style-name="КОД"><text:span text:style-name="T7"><text:s text:c="4"/></text:span><text:span text:style-name="T35">void</text:span><text:span text:style-name="T7"> </text:span><text:span text:style-name="T20">initTestCase</text:span>();</text:p>
      <text:p text:style-name="КОД"><text:span text:style-name="T7"><text:s text:c="4"/></text:span><text:span text:style-name="T35">void</text:span><text:span text:style-name="T7"> </text:span><text:span text:style-name="T20">cleanupTestCase</text:span>();</text:p>
      <text:p text:style-name="КОД"><text:span text:style-name="T7"><text:s text:c="4"/></text:span><text:span text:style-name="T35">void</text:span><text:span text:style-name="T7"> </text:span><text:span text:style-name="T20">test_allTokens</text:span>();</text:p>
      <text:p text:style-name="КОД"><text:span text:style-name="T7"><text:s text:c="4"/></text:span><text:span text:style-name="T35">void</text:span><text:span text:style-name="T7"> </text:span><text:span text:style-name="T20">test_realNumbers</text:span>();</text:p>
      <text:p text:style-name="КОД"><text:span text:style-name="T7"><text:s text:c="4"/></text:span><text:span text:style-name="T35">void</text:span><text:span text:style-name="T7"> </text:span><text:span text:style-name="T20">test_intNumbers</text:span>();</text:p>
      <text:p text:style-name="КОД"><text:span text:style-name="T7"><text:s text:c="4"/></text:span><text:span text:style-name="T35">void</text:span><text:span text:style-name="T7"> </text:span><text:span text:style-name="T20">test_identifiers</text:span>();</text:p>
      <text:p text:style-name="КОД">};</text:p>
      <text:p text:style-name="Horizontal_20_Line"/>
      <text:p text:style-name="КОД"><text:span text:style-name="T35">void</text:span><text:span text:style-name="T7"> </text:span><text:span text:style-name="T2">Lexer_Test</text:span>::<text:span text:style-name="T20">run</text:span>()</text:p>
      <text:p text:style-name="КОД">{</text:p>
      <text:p text:style-name="КОД"><text:span text:style-name="T7"><text:s text:c="4"/></text:span><text:span text:style-name="T19">initTestCase</text:span>();</text:p>
      <text:p text:style-name="КОД"><text:span text:style-name="T7"><text:s text:c="4"/></text:span><text:span text:style-name="T19">test_allTokens</text:span>();</text:p>
      <text:p text:style-name="КОД"><text:span text:style-name="T7"><text:s text:c="4"/></text:span><text:span text:style-name="T19">test_realNumbers</text:span>();</text:p>
      <text:p text:style-name="КОД"><text:span text:style-name="T7"><text:s text:c="4"/></text:span><text:span text:style-name="T19">test_intNumbers</text:span>();</text:p>
      <text:p text:style-name="КОД"><text:span text:style-name="T7"><text:s text:c="4"/></text:span><text:span text:style-name="T19">test_identifiers</text:span>();</text:p>
      <text:p text:style-name="КОД"><text:span text:style-name="T7"><text:s text:c="4"/></text:span><text:span text:style-name="T19">cleanupTestCase</text:span>();</text:p>
      <text:p text:style-name="P321">}</text:p>
      <text:p text:style-name="P322">.........</text:p>
      <text:p text:style-name="КОД"><text:span text:style-name="T35">void</text:span><text:span text:style-name="T7"> </text:span><text:span text:style-name="T2">Lexer_Test</text:span>::<text:span text:style-name="T20">test_realNumbers</text:span>()</text:p>
      <text:p text:style-name="КОД">{</text:p>
      <text:p text:style-name="КОД"><text:span text:style-name="T7"><text:s text:c="4"/></text:span><text:span text:style-name="T2">u32string</text:span><text:span text:style-name="T7"> </text:span><text:span text:style-name="T14">strRealNumbers</text:span><text:span text:style-name="T7"> </text:span>=<text:span text:style-name="T7"> </text:span><text:span text:style-name="T25">U"1234.5</text:span><text:span text:style-name="T7"> </text:span><text:span text:style-name="T25">6.78</text:span><text:span text:style-name="T7"> </text:span><text:span text:style-name="T25">.89E-11</text:span><text:span text:style-name="T7"> </text:span><text:span text:style-name="T25">0.12e+5</text:span><text:span text:style-name="T7"> </text:span><text:span text:style-name="T25">0.0034</text:span><text:span text:style-name="T7"> </text:span><text:span text:style-name="T25">345E+9"</text:span>;</text:p>
      <text:p text:style-name="КОД"><text:span text:style-name="T7"><text:s text:c="4"/></text:span><text:span text:style-name="T35">const</text:span><text:span text:style-name="T7"> </text:span><text:span text:style-name="T35">int</text:span><text:span text:style-name="T7"> </text:span><text:span text:style-name="T14">n</text:span><text:span text:style-name="T7"> </text:span>=<text:span text:style-name="T7"> </text:span><text:span text:style-name="T32">6</text:span>;</text:p>
      <text:p text:style-name="КОД"><text:span text:style-name="T7"><text:s text:c="4"/></text:span><text:span text:style-name="T35">const</text:span><text:span text:style-name="T7"> </text:span><text:span text:style-name="T2">u32string</text:span><text:span text:style-name="T7"> </text:span><text:span text:style-name="T14">numberTokens</text:span>[<text:span text:style-name="T14">n</text:span>]<text:span text:style-name="T7"> </text:span>=<text:span text:style-name="T7"> </text:span>{</text:p>
      <text:p text:style-name="КОД"><text:span text:style-name="T7"><text:s text:c="8"/></text:span><text:span text:style-name="T25">U"1234.5"</text:span>,<text:span text:style-name="T7"> </text:span><text:span text:style-name="T25">U"6.78"</text:span>,<text:span text:style-name="T7"> </text:span><text:span text:style-name="T25">U".89E-11"</text:span>,<text:span text:style-name="T7"> </text:span><text:span text:style-name="T25">U"0.12e+5"</text:span>,<text:span text:style-name="T7"> </text:span><text:span text:style-name="T25">U"0.0034"</text:span>,<text:span text:style-name="T7"> </text:span><text:span text:style-name="T25">U"345E+9"</text:span></text:p>
      <text:p text:style-name="КОД"><text:span text:style-name="T7"><text:s text:c="4"/></text:span>};</text:p>
      <text:p text:style-name="КОД"><text:span text:style-name="T7"><text:s text:c="4"/></text:span><text:span text:style-name="T2">Lexer</text:span><text:span text:style-name="T7"> </text:span><text:span text:style-name="T14">lexerReal</text:span>(<text:span text:style-name="T14">strRealNumbers</text:span>);</text:p>
      <text:p text:style-name="КОД"><text:span text:style-name="T7"><text:s text:c="4"/></text:span><text:span text:style-name="T35">int</text:span><text:span text:style-name="T7"> </text:span><text:span text:style-name="T14">i</text:span><text:span text:style-name="T7"> </text:span>=<text:span text:style-name="T7"> </text:span><text:span text:style-name="T32">0</text:span>;</text:p>
      <text:p text:style-name="КОД"><text:span text:style-name="T7"><text:s text:c="4"/></text:span><text:span text:style-name="T35">while</text:span><text:span text:style-name="T7"> </text:span>(<text:span text:style-name="T14">lexerReal</text:span>.<text:span text:style-name="T19">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2">assert</text:span>(<text:span text:style-name="T14">i</text:span><text:span text:style-name="T7"> </text:span>&lt;<text:span text:style-name="T7"> </text:span><text:span text:style-name="T14">n</text:span>);</text:p>
      <text:p text:style-name="КОД"><text:span text:style-name="T7"><text:s text:c="8"/></text:span><text:span text:style-name="T32">assert</text:span>(<text:span text:style-name="T14">lexerReal</text:span>.<text:span text:style-name="T19">currentToken</text:span>()<text:span text:style-name="T7"> </text:span>==<text:span text:style-name="T7"> </text:span><text:span text:style-name="T2">Token</text:span>::<text:span text:style-name="T2">RealNumber</text:span>);</text:p>
      <text:p text:style-name="КОД"><text:span text:style-name="T7"><text:s text:c="8"/></text:span><text:span text:style-name="T32">assert</text:span>(<text:span text:style-name="T14">lexerReal</text:span>.<text:span text:style-name="T19">tokenText</text:span>()<text:span text:style-name="T7"> </text:span><text:span text:style-name="T19">==</text:span><text:span text:style-name="T7"> </text:span><text:span text:style-name="T14">numberTokens</text:span>[<text:span text:style-name="T14">i</text:span>]);</text:p>
      <text:p text:style-name="КОД"><text:span text:style-name="T7"><text:s text:c="8"/></text:span><text:span text:style-name="T14">i</text:span>++;</text:p>
      <text:p text:style-name="КОД"><text:span text:style-name="T7"><text:s text:c="4"/></text:span>}</text:p>
      <text:p text:style-name="КОД">}</text:p>
      <text:p text:style-name="КОД"><text:span text:style-name="T35">void</text:span><text:span text:style-name="T7"> </text:span>Lexer_Test::test_intNumbers()</text:p>
      <text:p text:style-name="КОД">{</text:p>
      <text:p text:style-name="КОД"><text:span text:style-name="T7"><text:s text:c="4"/></text:span><text:span text:style-name="T2">u32string</text:span><text:span text:style-name="T7"> </text:span><text:span text:style-name="T14">strIntNumbers</text:span><text:span text:style-name="T7"> </text:span>=<text:span text:style-name="T7"> </text:span><text:span text:style-name="T25">U"12345 678 8911 125 34 3454"</text:span>;</text:p>
      <text:p text:style-name="КОД"><text:span text:style-name="T7"><text:s text:c="4"/></text:span><text:span text:style-name="T35">const</text:span><text:span text:style-name="T7"> </text:span><text:span text:style-name="T35">int</text:span><text:span text:style-name="T7"> </text:span><text:span text:style-name="T14">n</text:span><text:span text:style-name="T7"> </text:span>=<text:span text:style-name="T7"> </text:span><text:span text:style-name="T32">6</text:span>;</text:p>
      <text:p text:style-name="КОД"><text:span text:style-name="T7"><text:s text:c="4"/></text:span><text:span text:style-name="T35">const</text:span><text:span text:style-name="T7"> </text:span><text:span text:style-name="T2">u32string</text:span><text:span text:style-name="T7"> </text:span><text:span text:style-name="T14">numberTokens</text:span>[<text:span text:style-name="T14">n</text:span>]<text:span text:style-name="T7"> </text:span>=<text:span text:style-name="T7"> </text:span>{</text:p>
      <text:p text:style-name="КОД"><text:span text:style-name="T7"><text:s text:c="8"/></text:span><text:span text:style-name="T25">U"12345"</text:span>,<text:span text:style-name="T7"> </text:span><text:span text:style-name="T25">U"678"</text:span>,<text:span text:style-name="T7"> </text:span><text:span text:style-name="T25">U"8911"</text:span>,<text:span text:style-name="T7"> </text:span><text:span text:style-name="T25">U"125"</text:span>,<text:span text:style-name="T7"> </text:span><text:span text:style-name="T25">U"34"</text:span>,<text:span text:style-name="T7"> </text:span><text:span text:style-name="T25">U"3454"</text:span></text:p>
      <text:p text:style-name="КОД"><text:soft-page-break/><text:span text:style-name="T7"><text:s text:c="4"/></text:span>};</text:p>
      <text:p text:style-name="КОД"><text:span text:style-name="T7"><text:s text:c="4"/></text:span><text:span text:style-name="T2">Lexer</text:span><text:span text:style-name="T7"> </text:span><text:span text:style-name="T14">lexerReal</text:span>(<text:span text:style-name="T14">strIntNumbers</text:span>);</text:p>
      <text:p text:style-name="КОД"><text:span text:style-name="T7"><text:s text:c="4"/></text:span><text:span text:style-name="T35">int</text:span><text:span text:style-name="T7"> </text:span><text:span text:style-name="T14">i</text:span><text:span text:style-name="T7"> </text:span>=<text:span text:style-name="T7"> </text:span><text:span text:style-name="T32">0</text:span>;</text:p>
      <text:p text:style-name="КОД"><text:span text:style-name="T7"><text:s text:c="4"/></text:span><text:span text:style-name="T35">while</text:span><text:span text:style-name="T7"> </text:span>(<text:span text:style-name="T14">lexerReal</text:span>.<text:span text:style-name="T19">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2">assert</text:span>(<text:span text:style-name="T14">i</text:span><text:span text:style-name="T7"> </text:span>&lt;<text:span text:style-name="T7"> </text:span><text:span text:style-name="T14">n</text:span>);</text:p>
      <text:p text:style-name="КОД"><text:span text:style-name="T7"><text:s text:c="8"/></text:span><text:span text:style-name="T32">assert</text:span>(<text:span text:style-name="T14">lexerReal</text:span>.<text:span text:style-name="T19">currentToken</text:span>()<text:span text:style-name="T7"> </text:span>==<text:span text:style-name="T7"> </text:span><text:span text:style-name="T2">Token</text:span>::<text:span text:style-name="T2">IntegerNumber</text:span>);</text:p>
      <text:p text:style-name="КОД"><text:span text:style-name="T7"><text:s text:c="8"/></text:span><text:span text:style-name="T32">assert</text:span>(<text:span text:style-name="T14">lexerReal</text:span>.<text:span text:style-name="T19">tokenText</text:span>()<text:span text:style-name="T7"> </text:span><text:span text:style-name="T19">==</text:span><text:span text:style-name="T7"> </text:span><text:span text:style-name="T14">numberTokens</text:span>[<text:span text:style-name="T14">i</text:span>]);</text:p>
      <text:p text:style-name="КОД"><text:span text:style-name="T7"><text:s text:c="8"/></text:span><text:span text:style-name="T14">i</text:span>++;</text:p>
      <text:p text:style-name="КОД"><text:span text:style-name="T7"><text:s text:c="4"/></text:span>}</text:p>
      <text:p text:style-name="КОД">}</text:p>
      <text:p text:style-name="КОД"><text:span text:style-name="T35">void</text:span><text:span text:style-name="T7"> </text:span><text:span text:style-name="T2">Lexer_Test</text:span>::<text:span text:style-name="T20">test_identifiers</text:span>()</text:p>
      <text:p text:style-name="КОД">{</text:p>
      <text:p text:style-name="КОД"><text:span text:style-name="T7"><text:s text:c="4"/></text:span><text:span text:style-name="T2">u32string</text:span><text:span text:style-name="T7"> </text:span><text:span text:style-name="T14">strIdentifiers</text:span><text:span text:style-name="T7"> </text:span>=<text:span text:style-name="T7"> </text:span><text:span text:style-name="T25">U"for</text:span><text:span text:style-name="T7"> </text:span><text:span text:style-name="T25">id</text:span><text:span text:style-name="T7"> </text:span><text:span text:style-name="T25">theClass</text:span><text:span text:style-name="T7"> </text:span><text:span text:style-name="T25">in</text:span><text:span text:style-name="T7"> </text:span><text:span text:style-name="T25">myArray"</text:span>;</text:p>
      <text:p text:style-name="КОД"><text:span text:style-name="T7"><text:s text:c="4"/></text:span><text:span text:style-name="T35">const</text:span><text:span text:style-name="T7"> </text:span><text:span text:style-name="T35">int</text:span><text:span text:style-name="T7"> </text:span><text:span text:style-name="T14">n</text:span><text:span text:style-name="T7"> </text:span>=<text:span text:style-name="T7"> </text:span><text:span text:style-name="T32">5</text:span>;</text:p>
      <text:p text:style-name="КОД"><text:span text:style-name="T7"><text:s text:c="4"/></text:span><text:span text:style-name="T35">const</text:span><text:span text:style-name="T7"> </text:span><text:span text:style-name="T2">Token</text:span><text:span text:style-name="T7"> </text:span><text:span text:style-name="T14">tokens</text:span>[<text:span text:style-name="T14">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4">lexerIds</text:span>(<text:span text:style-name="T14">strIdentifiers</text:span>);</text:p>
      <text:p text:style-name="КОД"><text:span text:style-name="T7"><text:s text:c="4"/></text:span><text:span text:style-name="T35">int</text:span><text:span text:style-name="T7"> </text:span><text:span text:style-name="T14">i</text:span><text:span text:style-name="T7"> </text:span>=<text:span text:style-name="T7"> </text:span><text:span text:style-name="T32">0</text:span>;</text:p>
      <text:p text:style-name="КОД"><text:span text:style-name="T7"><text:s text:c="4"/></text:span><text:span text:style-name="T35">while</text:span><text:span text:style-name="T7"> </text:span>(<text:span text:style-name="T14">lexerIds</text:span>.<text:span text:style-name="T19">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2">assert</text:span>(<text:span text:style-name="T14">i</text:span><text:span text:style-name="T7"> </text:span>&lt;<text:span text:style-name="T7"> </text:span><text:span text:style-name="T14">n</text:span>);</text:p>
      <text:p text:style-name="КОД"><text:span text:style-name="T7"><text:s text:c="8"/></text:span><text:span text:style-name="T32">assert</text:span>(<text:span text:style-name="T14">lexerIds</text:span>.<text:span text:style-name="T19">currentToken</text:span>()<text:span text:style-name="T7"> </text:span>==<text:span text:style-name="T7"> </text:span><text:span text:style-name="T14">tokens</text:span>[<text:span text:style-name="T14">i</text:span>]);</text:p>
      <text:p text:style-name="КОД"><text:span text:style-name="T7"><text:s text:c="8"/></text:span><text:span text:style-name="T14">i</text:span>++;</text:p>
      <text:p text:style-name="КОД"><text:span text:style-name="T7"><text:s text:c="4"/></text:span>}</text:p>
      <text:p text:style-name="КОД">}</text:p>
      <text:p text:style-name="P63">Убедитесь, что все тесты проходят.</text:p>
      <text:p text:style-name="P63">Код <text:span text:style-name="T82">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82">'</text:span>одинарные<text:span text:style-name="T82">'</text:span>, "двойные" или <text:span text:style-name="T82">`</text:span>обратные<text:span text:style-name="T82">`</text:span> кавычки. <text:span text:style-name="T82">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381">"Этот текст</text:p>
      <text:p text:style-name="P381">занимает несколько</text:p>
      <text:p text:style-name="P380">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4">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5">void</text:span><text:span text:style-name="T7"> </text:span><text:span text:style-name="T2">Lexer_Test</text:span>::<text:span text:style-name="T20">test_quotedString</text:span>()</text:p>
      <text:p text:style-name="КОД">{</text:p>
      <text:p text:style-name="КОД"><text:span text:style-name="T7"><text:s text:c="4"/></text:span><text:span text:style-name="T35">const</text:span><text:span text:style-name="T7"> </text:span><text:span text:style-name="T35">int</text:span><text:span text:style-name="T7"> </text:span><text:span text:style-name="T14">n</text:span><text:span text:style-name="T7"> </text:span>=<text:span text:style-name="T7"> </text:span><text:span text:style-name="T32">6</text:span>;</text:p>
      <text:p text:style-name="КОД"><text:span text:style-name="T7"><text:s text:c="4"/></text:span><text:span text:style-name="T2">u32string</text:span><text:span text:style-name="T7"> </text:span><text:span text:style-name="T14">strCode</text:span>[<text:span text:style-name="T32">6</text:span>]<text:span text:style-name="T7"> </text:span>=<text:span text:style-name="T7"> </text:span>{</text:p>
      <text:p text:style-name="КОД"><text:soft-page-break/><text:span text:style-name="T7"><text:s text:c="8"/></text:span><text:span text:style-name="T25">U"\"hello\""</text:span>,</text:p>
      <text:p text:style-name="КОД"><text:span text:style-name="T7"><text:s text:c="8"/></text:span><text:span text:style-name="T25">U"\'hello\'"</text:span>,</text:p>
      <text:p text:style-name="КОД"><text:span text:style-name="T7"><text:s text:c="8"/></text:span><text:span text:style-name="T25">U"`hello`"</text:span>,</text:p>
      <text:p text:style-name="КОД"><text:span text:style-name="T7"><text:s text:c="8"/></text:span><text:span text:style-name="T25">U"\"single \'quote\' inside \\\"double\\\" </text:span><text:span text:style-name="T29">\n</text:span><text:span text:style-name="T25">quoted `string`\""</text:span>,</text:p>
      <text:p text:style-name="КОД"><text:span text:style-name="T7"><text:s text:c="8"/></text:span><text:span text:style-name="T25">U"\'double \"quoted\" \\\"string\\\" inside the \\'single\\\' quoted \\`string\\`\'"</text:span>,</text:p>
      <text:p text:style-name="КОД"><text:span text:style-name="T7"><text:s text:c="8"/></text:span><text:span text:style-name="T25">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4">strCodePattern</text:span>[<text:span text:style-name="T32">6</text:span>]<text:span text:style-name="T7"> </text:span>=<text:span text:style-name="T7"> </text:span>{</text:p>
      <text:p text:style-name="КОД"><text:span text:style-name="T7"><text:s text:c="8"/></text:span><text:span text:style-name="T25">U"hello"</text:span>,</text:p>
      <text:p text:style-name="КОД"><text:span text:style-name="T7"><text:s text:c="8"/></text:span><text:span text:style-name="T25">U"hello"</text:span>,</text:p>
      <text:p text:style-name="КОД"><text:span text:style-name="T7"><text:s text:c="8"/></text:span><text:span text:style-name="T25">U"hello"</text:span>,</text:p>
      <text:p text:style-name="КОД"><text:span text:style-name="T7"><text:s text:c="8"/></text:span><text:span text:style-name="T25">U"single \'quote\' inside \"double\" </text:span><text:span text:style-name="T29">\n</text:span><text:span text:style-name="T25">quoted `string`"</text:span>,</text:p>
      <text:p text:style-name="КОД"><text:span text:style-name="T7"><text:s text:c="8"/></text:span><text:span text:style-name="T25">U"double \"quoted\" \"string\" inside the \'single\' quoted `string`"</text:span>,</text:p>
      <text:p text:style-name="КОД"><text:span text:style-name="T7"><text:s text:c="8"/></text:span><text:span text:style-name="T25">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4">strTypes</text:span>[<text:span text:style-name="T32">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5">//</text:span><text:span text:style-name="T7"> </text:span><text:span text:style-name="T25">это</text:span><text:span text:style-name="T7"> </text:span><text:span text:style-name="T25">генератор</text:span><text:span text:style-name="T7"> </text:span><text:span text:style-name="T25">нормальных</text:span><text:span text:style-name="T7"> </text:span><text:span text:style-name="T25">строк,</text:span><text:span text:style-name="T7"> </text:span><text:span text:style-name="T25">используйте</text:span><text:span text:style-name="T7"> </text:span><text:span text:style-name="T25">его</text:span><text:span text:style-name="T7"> </text:span><text:span text:style-name="T25">для</text:span><text:span text:style-name="T7"> </text:span><text:span text:style-name="T25">вывода</text:span><text:span text:style-name="T7"> </text:span><text:span text:style-name="T25">в</text:span><text:span text:style-name="T7"> </text:span><text:span text:style-name="T25">терминал</text:span></text:p>
      <text:p text:style-name="КОД"><text:span text:style-name="T7"><text:s text:c="4"/></text:span><text:span text:style-name="T25">//</text:span><text:span text:style-name="T7"> </text:span><text:span text:style-name="T25">и</text:span><text:span text:style-name="T7"> </text:span><text:span text:style-name="T25">создания</text:span><text:span text:style-name="T7"> </text:span><text:span text:style-name="T25">массива</text:span><text:span text:style-name="T7"> </text:span><text:span text:style-name="T25">strCodePattern[],</text:span><text:span text:style-name="T7"> </text:span><text:span text:style-name="T25">который</text:span><text:span text:style-name="T7"> </text:span><text:span text:style-name="T25">используется</text:span><text:span text:style-name="T7"> </text:span><text:span text:style-name="T25">для</text:span><text:span text:style-name="T7"> </text:span><text:span text:style-name="T25">проверки</text:span></text:p>
      <text:p text:style-name="КОД"><text:span text:style-name="T7"><text:s text:c="4"/></text:span><text:span text:style-name="T25">//</text:span><text:span text:style-name="T7"> </text:span><text:span text:style-name="T25">возвращаемой</text:span><text:span text:style-name="T7"> </text:span><text:span text:style-name="T25">лексемы</text:span></text:p>
      <text:p text:style-name="КОД"><text:span text:style-name="T7"><text:s text:c="4"/></text:span><text:span text:style-name="T25">//</text:span><text:span text:style-name="T7"> </text:span><text:span text:style-name="T25">но</text:span><text:span text:style-name="T7"> </text:span><text:span text:style-name="T25">их</text:span><text:span text:style-name="T7"> </text:span><text:span text:style-name="T25">нужно</text:span><text:span text:style-name="T7"> </text:span><text:span text:style-name="T25">чуть</text:span><text:span text:style-name="T7"> </text:span><text:span text:style-name="T25">исправить,</text:span><text:span text:style-name="T7"> </text:span><text:span text:style-name="T25">чтобы</text:span><text:span text:style-name="T7"> </text:span><text:span text:style-name="T25">экранировать</text:span><text:span text:style-name="T7"> </text:span><text:span text:style-name="T25">в</text:span><text:span text:style-name="T7"> </text:span><text:span text:style-name="T25">C++</text:span><text:span text:style-name="T7"> </text:span><text:span text:style-name="T25">коде</text:span></text:p>
      <text:p text:style-name="КОД"><text:span text:style-name="T7"><text:s text:c="4"/></text:span><text:span text:style-name="T25">/*for</text:span><text:span text:style-name="T7"> </text:span><text:span text:style-name="T25">(auto</text:span><text:span text:style-name="T7"> </text:span><text:span text:style-name="T25">&amp;s</text:span><text:span text:style-name="T7"> </text:span><text:span text:style-name="T25">:</text:span><text:span text:style-name="T7"> </text:span><text:span text:style-name="T25">strCode)</text:span><text:span text:style-name="T7"> </text:span><text:span text:style-name="T25">{</text:span></text:p>
      <text:p text:style-name="КОД"><text:span text:style-name="T7"><text:s text:c="8"/></text:span><text:span text:style-name="T25">wstring_convert&lt;codecvt_utf8&lt;char32_t&gt;,</text:span><text:span text:style-name="T7"> </text:span><text:span text:style-name="T25">char32_t&gt;</text:span><text:span text:style-name="T7"> </text:span><text:span text:style-name="T25">converter;</text:span></text:p>
      <text:p text:style-name="КОД"><text:span text:style-name="T7"><text:s text:c="8"/></text:span><text:span text:style-name="T25">cout</text:span><text:span text:style-name="T7"> </text:span><text:span text:style-name="T25">&lt;&lt;</text:span><text:span text:style-name="T7"> </text:span><text:span text:style-name="T25">converter.to_bytes(s)</text:span><text:span text:style-name="T7"> </text:span><text:span text:style-name="T25">&lt;&lt;</text:span><text:span text:style-name="T7"> </text:span><text:span text:style-name="T25">","</text:span><text:span text:style-name="T7"> </text:span><text:span text:style-name="T25">&lt;&lt;</text:span><text:span text:style-name="T7"> </text:span><text:span text:style-name="T25">endl;</text:span></text:p>
      <text:p text:style-name="КОД"><text:span text:style-name="T7"><text:s text:c="4"/></text:span><text:span text:style-name="T25">}*/</text:span></text:p>
      <text:p text:style-name="КОД"><text:span text:style-name="T7"><text:s text:c="4"/></text:span><text:span text:style-name="T35">int</text:span><text:span text:style-name="T7"> </text:span><text:span text:style-name="T14">i</text:span><text:span text:style-name="T7"> </text:span>=<text:span text:style-name="T7"> </text:span><text:span text:style-name="T32">0</text:span>;</text:p>
      <text:p text:style-name="КОД"><text:span text:style-name="T7"><text:s text:c="4"/></text:span><text:span text:style-name="T35">for</text:span><text:span text:style-name="T7"> </text:span>(;<text:span text:style-name="T7"> </text:span><text:span text:style-name="T14">i</text:span><text:span text:style-name="T7"> </text:span>&lt;<text:span text:style-name="T7"> </text:span><text:span text:style-name="T14">n</text:span>;<text:span text:style-name="T7"> </text:span><text:span text:style-name="T14">i</text:span>++)<text:span text:style-name="T7"> </text:span>{</text:p>
      <text:p text:style-name="КОД"><text:span text:style-name="T7"><text:s text:c="8"/></text:span><text:span text:style-name="T2">Lexer</text:span><text:span text:style-name="T7"> </text:span><text:span text:style-name="T14">lexer</text:span>(<text:span text:style-name="T14">strCode</text:span>[<text:span text:style-name="T14">i</text:span>]);</text:p>
      <text:p text:style-name="КОД"><text:span text:style-name="T7"><text:s text:c="8"/></text:span><text:span text:style-name="T2">Token</text:span><text:span text:style-name="T7"> </text:span><text:span text:style-name="T14">t</text:span><text:span text:style-name="T7"> </text:span>=<text:span text:style-name="T7"> </text:span><text:span text:style-name="T14">lexer</text:span>.<text:span text:style-name="T19">next</text:span>();</text:p>
      <text:p text:style-name="КОД"><text:span text:style-name="T7"><text:s text:c="8"/></text:span><text:span text:style-name="T32">assert</text:span>(<text:span text:style-name="T14">t</text:span><text:span text:style-name="T7"> </text:span>==<text:span text:style-name="T7"> </text:span><text:span text:style-name="T14">strTypes</text:span>[<text:span text:style-name="T14">i</text:span>]);</text:p>
      <text:p text:style-name="КОД"><text:span text:style-name="T7"><text:s text:c="8"/></text:span><text:span text:style-name="T25">//</text:span><text:span text:style-name="T7"> </text:span><text:span text:style-name="T25">это</text:span><text:span text:style-name="T7"> </text:span><text:span text:style-name="T25">оставим</text:span><text:span text:style-name="T7"> </text:span><text:span text:style-name="T25">для</text:span><text:span text:style-name="T7"> </text:span><text:span text:style-name="T25">отладочного</text:span><text:span text:style-name="T7"> </text:span><text:span text:style-name="T25">вывода</text:span></text:p>
      <text:p text:style-name="КОД"><text:span text:style-name="T7"><text:s text:c="8"/></text:span><text:span text:style-name="T25">//</text:span><text:span text:style-name="T7"> </text:span><text:span text:style-name="T25">wstring_convert&lt;codecvt_utf8&lt;char32_t&gt;,</text:span><text:span text:style-name="T7"> </text:span><text:span text:style-name="T25">char32_t&gt;</text:span><text:span text:style-name="T7"> </text:span><text:span text:style-name="T25">converter;</text:span></text:p>
      <text:p text:style-name="КОД"><text:span text:style-name="T7"><text:s text:c="8"/></text:span><text:span text:style-name="T25">//</text:span><text:span text:style-name="T7"> </text:span><text:span text:style-name="T25">cout</text:span><text:span text:style-name="T7"> </text:span><text:span text:style-name="T25">&lt;&lt;</text:span><text:span text:style-name="T7"> </text:span><text:span text:style-name="T25">converter.to_bytes(lexer.tokenText())</text:span><text:span text:style-name="T7"> </text:span><text:span text:style-name="T25">&lt;&lt;</text:span><text:span text:style-name="T7"> </text:span><text:span text:style-name="T25">endl;</text:span></text:p>
      <text:p text:style-name="КОД"><text:span text:style-name="T7"><text:s text:c="8"/></text:span><text:span text:style-name="T32">assert</text:span>(<text:span text:style-name="T14">lexer</text:span>.<text:span text:style-name="T19">tokenText</text:span>()<text:span text:style-name="T7"> </text:span><text:span text:style-name="T19">==</text:span><text:span text:style-name="T7"> </text:span><text:span text:style-name="T14">strCodePattern</text:span>[<text:span text:style-name="T14">i</text:span>]);</text:p>
      <text:p text:style-name="КОД"><text:span text:style-name="T7"><text:s text:c="4"/></text:span>}</text:p>
      <text:p text:style-name="КОД">}</text:p>
      <text:p text:style-name="Horizontal_20_Line"/>
      <text:p text:style-name="P68"><text:span text:style-name="T85">Здесь мы выбрали несколько вариантов строк </text:span><text:span text:style-name="T87">и охватили варианты как с экранированием внутри строки, так и без него</text:span><text:span text:style-name="T85">. </text:span><text:span text:style-name="T86">Закомментированный цикл нужен для формирования тестовых фрагментов. Для запуска вызовем метод </text:span>test_quotedString(); <text:span text:style-name="T86">в Lexer_Test::run().</text:span></text:p>
      <text:p text:style-name="P69">Реализация считывания строки такова:</text:p>
      <text:p text:style-name="КОД"><text:span text:style-name="T35">void</text:span><text:span text:style-name="T7"> </text:span><text:span text:style-name="T2">Lexer</text:span>::<text:span text:style-name="T20">readQuotedString</text:span>(<text:span text:style-name="T35">int</text:span><text:span text:style-name="T7"> </text:span><text:span text:style-name="T14">firstQuoteChar</text:span>)</text:p>
      <text:p text:style-name="КОД">{</text:p>
      <text:p text:style-name="КОД"><text:span text:style-name="T7"><text:s text:c="4"/></text:span><text:span text:style-name="T51">_tokenText</text:span>.<text:span text:style-name="T19">clear</text:span>();</text:p>
      <text:p text:style-name="КОД"><text:span text:style-name="T7"><text:s text:c="4"/></text:span><text:span text:style-name="T32">assert</text:span>(<text:span text:style-name="T14">firstQuoteChar</text:span><text:span text:style-name="T7"> </text:span>==<text:span text:style-name="T7"> </text:span><text:span text:style-name="T25">'\''</text:span><text:span text:style-name="T7"> </text:span>||</text:p>
      <text:p text:style-name="КОД"><text:span text:style-name="T7"><text:s text:c="11"/></text:span><text:span text:style-name="T14">firstQuoteChar</text:span><text:span text:style-name="T7"> </text:span>==<text:span text:style-name="T7"> </text:span><text:span text:style-name="T25">'\"'</text:span><text:span text:style-name="T7"> </text:span>||</text:p>
      <text:p text:style-name="КОД"><text:span text:style-name="T7"><text:s text:c="11"/></text:span><text:span text:style-name="T14">firstQuoteChar</text:span><text:span text:style-name="T7"> </text:span>==<text:span text:style-name="T7"> </text:span><text:span text:style-name="T25">'`'</text:span>);</text:p>
      <text:p text:style-name="КОД"><text:span text:style-name="T7"><text:s text:c="4"/></text:span><text:span text:style-name="T35">switch</text:span><text:span text:style-name="T7"> </text:span>(<text:span text:style-name="T14">firstQuoteChar</text:span>)<text:span text:style-name="T7"> </text:span>{</text:p>
      <text:p text:style-name="КОД"><text:span text:style-name="T7"><text:s text:c="4"/></text:span><text:span text:style-name="T35">case</text:span><text:span text:style-name="T7"> </text:span><text:span text:style-name="T25">'\"'</text:span>:</text:p>
      <text:p text:style-name="КОД"><text:span text:style-name="T7"><text:s text:c="4"/></text:span><text:span text:style-name="T35">case</text:span><text:span text:style-name="T7"> </text:span><text:span text:style-name="T25">'\''</text:span>:</text:p>
      <text:p text:style-name="КОД"><text:span text:style-name="T7"><text:s text:c="8"/></text:span><text:span text:style-name="T51">_token</text:span><text:span text:style-name="T7"> </text:span>=<text:span text:style-name="T7"> </text:span><text:span text:style-name="T2">Token</text:span>::<text:span text:style-name="T2">QuotedString</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5">'`'</text:span>:</text:p>
      <text:p text:style-name="КОД"><text:soft-page-break/><text:span text:style-name="T7"><text:s text:c="8"/></text:span><text:span text:style-name="T51">_token</text:span><text:span text:style-name="T7"> </text:span>=<text:span text:style-name="T7"> </text:span><text:span text:style-name="T2">Token</text:span>::<text:span text:style-name="T2">BackQuotedString</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5">int</text:span><text:span text:style-name="T7"> </text:span><text:span text:style-name="T14">c</text:span><text:span text:style-name="T7"> </text:span>=<text:span text:style-name="T7"> </text:span><text:span text:style-name="T32">0</text:span>;</text:p>
      <text:p text:style-name="КОД"><text:span text:style-name="T7"><text:s text:c="4"/></text:span><text:span text:style-name="T35">while</text:span><text:span text:style-name="T7"> </text:span>((<text:span text:style-name="T14">c</text:span><text:span text:style-name="T7"> </text:span>=<text:span text:style-name="T7"> </text:span><text:span text:style-name="T19">read</text:span>())<text:span text:style-name="T7"> </text:span>&gt;<text:span text:style-name="T7"> </text:span><text:span text:style-name="T32">0</text:span>)<text:span text:style-name="T7"> </text:span>{</text:p>
      <text:p text:style-name="КОД"><text:span text:style-name="T7"><text:s text:c="8"/></text:span><text:span text:style-name="T35">if</text:span><text:span text:style-name="T7"> </text:span>(<text:span text:style-name="T14">c</text:span><text:span text:style-name="T7"> </text:span>==<text:span text:style-name="T7"> </text:span><text:span text:style-name="T25">'\\'</text:span>)<text:span text:style-name="T7"> </text:span>{</text:p>
      <text:p text:style-name="КОД"><text:span text:style-name="T7"><text:s text:c="12"/></text:span><text:span text:style-name="T35">if</text:span><text:span text:style-name="T7"> </text:span>((<text:span text:style-name="T14">c</text:span><text:span text:style-name="T7"> </text:span>=<text:span text:style-name="T7"> </text:span><text:span text:style-name="T19">read</text:span>())<text:span text:style-name="T7"> </text:span>&lt;<text:span text:style-name="T7"> </text:span><text:span text:style-name="T32">0</text:span>)</text:p>
      <text:p text:style-name="КОД"><text:span text:style-name="T7"><text:s text:c="16"/></text:span><text:span text:style-name="T19">unexpectedEnd</text:span>();</text:p>
      <text:p text:style-name="КОД"><text:span text:style-name="T7"><text:s text:c="12"/></text:span><text:span text:style-name="T32">PUSH</text:span>(<text:span text:style-name="T19">escapeChar</text:span>(<text:span text:style-name="T14">c</text:span>));</text:p>
      <text:p text:style-name="КОД"><text:span text:style-name="T7"><text:s text:c="12"/></text:span><text:span text:style-name="T35">continue</text:span>;</text:p>
      <text:p text:style-name="КОД"><text:span text:style-name="T7"><text:s text:c="8"/></text:span>}</text:p>
      <text:p text:style-name="КОД"><text:span text:style-name="T7"><text:s text:c="8"/></text:span><text:span text:style-name="T35">if</text:span><text:span text:style-name="T7"> </text:span>(<text:span text:style-name="T14">c</text:span><text:span text:style-name="T7"> </text:span>==<text:span text:style-name="T7"> </text:span><text:span text:style-name="T14">firstQuoteChar</text:span>)<text:span text:style-name="T7"> </text:span>{</text:p>
      <text:p text:style-name="КОД"><text:span text:style-name="T7"><text:s text:c="12"/></text:span><text:span text:style-name="T35">break</text:span>;<text:span text:style-name="T7"> </text:span><text:span text:style-name="T25">//</text:span><text:span text:style-name="T7"> </text:span><text:span text:style-name="T25">строка</text:span><text:span text:style-name="T7"> </text:span><text:span text:style-name="T25">закрыта</text:span></text:p>
      <text:p text:style-name="КОД"><text:span text:style-name="T7"><text:s text:c="8"/></text:span>}</text:p>
      <text:p text:style-name="КОД"><text:span text:style-name="T7"><text:s text:c="8"/></text:span><text:span text:style-name="T32">PUSH</text:span>(<text:span text:style-name="T14">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5">int</text:span><text:span text:style-name="T7"> </text:span><text:span text:style-name="T2">Lexer</text:span>::<text:span text:style-name="T20">escapeChar</text:span>(<text:span text:style-name="T35">int</text:span><text:span text:style-name="T7"> </text:span><text:span text:style-name="T14">charCode</text:span>)</text:p>
      <text:p text:style-name="КОД">{</text:p>
      <text:p text:style-name="КОД"><text:span text:style-name="T7"><text:s text:c="4"/></text:span><text:span text:style-name="T35">switch</text:span><text:span text:style-name="T7"> </text:span>(<text:span text:style-name="T14">charCode</text:span>)<text:span text:style-name="T7"> </text:span>{</text:p>
      <text:p text:style-name="КОД"><text:span text:style-name="T7"><text:s text:c="4"/></text:span><text:span text:style-name="T35">case</text:span><text:span text:style-name="T7"> </text:span><text:span text:style-name="T25">'r'</text:span>:<text:span text:style-name="T7"> </text:span><text:span text:style-name="T35">return</text:span><text:span text:style-name="T7"> </text:span><text:span text:style-name="T25">'\r'</text:span>;</text:p>
      <text:p text:style-name="КОД"><text:span text:style-name="T7"><text:s text:c="4"/></text:span><text:span text:style-name="T35">case</text:span><text:span text:style-name="T7"> </text:span><text:span text:style-name="T25">'n'</text:span>:<text:span text:style-name="T7"> </text:span><text:span text:style-name="T35">return</text:span><text:span text:style-name="T7"> </text:span><text:span text:style-name="T25">'\n'</text:span>;</text:p>
      <text:p text:style-name="КОД"><text:span text:style-name="T7"><text:s text:c="4"/></text:span><text:span text:style-name="T35">case</text:span><text:span text:style-name="T7"> </text:span><text:span text:style-name="T25">'t'</text:span>:<text:span text:style-name="T7"> </text:span><text:span text:style-name="T35">return</text:span><text:span text:style-name="T7"> </text:span><text:span text:style-name="T25">'\t'</text:span>;</text:p>
      <text:p text:style-name="КОД"><text:span text:style-name="T7"><text:s text:c="4"/></text:span><text:span text:style-name="T35">case</text:span><text:span text:style-name="T7"> </text:span><text:span text:style-name="T25">'v'</text:span>:<text:span text:style-name="T7"> </text:span><text:span text:style-name="T35">return</text:span><text:span text:style-name="T7"> </text:span><text:span text:style-name="T25">'\v'</text:span>;</text:p>
      <text:p text:style-name="КОД"><text:span text:style-name="T7"><text:s text:c="4"/></text:span><text:span text:style-name="T35">case</text:span><text:span text:style-name="T7"> </text:span><text:span text:style-name="T25">'f'</text:span>:<text:span text:style-name="T7"> </text:span><text:span text:style-name="T35">return</text:span><text:span text:style-name="T7"> </text:span><text:span text:style-name="T25">'\f'</text:span>;</text:p>
      <text:p text:style-name="КОД"><text:span text:style-name="T7"><text:s text:c="4"/></text:span><text:span text:style-name="T35">case</text:span><text:span text:style-name="T7"> </text:span><text:span text:style-name="T25">'b'</text:span>:<text:span text:style-name="T7"> </text:span><text:span text:style-name="T35">return</text:span><text:span text:style-name="T7"> </text:span><text:span text:style-name="T25">'\b'</text:span>;</text:p>
      <text:p text:style-name="КОД"><text:span text:style-name="T7"><text:s text:c="4"/></text:span><text:span text:style-name="T35">case</text:span><text:span text:style-name="T7"> </text:span><text:span text:style-name="T25">'\''</text:span>:<text:span text:style-name="T7"> </text:span><text:span text:style-name="T35">return</text:span><text:span text:style-name="T7"> </text:span><text:span text:style-name="T25">'\''</text:span>;</text:p>
      <text:p text:style-name="КОД"><text:span text:style-name="T7"><text:s text:c="4"/></text:span><text:span text:style-name="T35">case</text:span><text:span text:style-name="T7"> </text:span><text:span text:style-name="T25">'\"'</text:span>:<text:span text:style-name="T7"> </text:span><text:span text:style-name="T35">return</text:span><text:span text:style-name="T7"> </text:span><text:span text:style-name="T25">'\"'</text:span>;</text:p>
      <text:p text:style-name="КОД"><text:span text:style-name="T7"><text:s text:c="4"/></text:span><text:span text:style-name="T35">case</text:span><text:span text:style-name="T7"> </text:span><text:span text:style-name="T25">'\\'</text:span>:<text:span text:style-name="T7"> </text:span><text:span text:style-name="T35">return</text:span><text:span text:style-name="T7"> </text:span><text:span text:style-name="T25">'\\'</text:span>;</text:p>
      <text:p text:style-name="КОД"><text:span text:style-name="T7"><text:s text:c="4"/></text:span><text:span text:style-name="T35">case</text:span><text:span text:style-name="T7"> </text:span><text:span text:style-name="T25">'`'</text:span>:<text:span text:style-name="T7"> </text:span><text:span text:style-name="T35">return</text:span><text:span text:style-name="T7"> </text:span><text:span text:style-name="T25">'`'</text:span>;</text:p>
      <text:p text:style-name="КОД"><text:span text:style-name="T7"><text:s text:c="4"/></text:span><text:span text:style-name="T35">default</text:span>:</text:p>
      <text:p text:style-name="КОД"><text:span text:style-name="T7"><text:s text:c="8"/></text:span><text:span text:style-name="T19">warning</text:span>(<text:span text:style-name="T25">"Unknown escape sequence"</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5">return</text:span><text:span text:style-name="T7"> </text:span><text:span text:style-name="T14">charCode</text:span>;</text:p>
      <text:p text:style-name="КОД">}</text:p>
      <text:p text:style-name="Horizontal_20_Line"/>
      <text:p text:style-name="P69">Проверку на строку ставим в самом начале цикла в методе next() до <text:span text:style-name="T32">PUSH</text:span>(<text:span text:style-name="T14">c</text:span>);, потому что сама кавычка нам не нужна:</text:p>
      <text:p text:style-name="КОД"><text:span text:style-name="T35">switch</text:span><text:span text:style-name="T7"> </text:span>(<text:span text:style-name="T14">c</text:span>)<text:span text:style-name="T7"> </text:span>{</text:p>
      <text:p text:style-name="КОД"><text:span text:style-name="T35">case</text:span><text:span text:style-name="T7"> </text:span><text:span text:style-name="T25">'\''</text:span>:</text:p>
      <text:p text:style-name="КОД"><text:span text:style-name="T35">case</text:span><text:span text:style-name="T7"> </text:span><text:span text:style-name="T25">'\"'</text:span>:</text:p>
      <text:p text:style-name="КОД"><text:span text:style-name="T35">case</text:span><text:span text:style-name="T7"> </text:span><text:span text:style-name="T25">'`'</text:span>:</text:p>
      <text:p text:style-name="КОД"><text:span text:style-name="T7"><text:s text:c="4"/></text:span><text:span text:style-name="T19">readQuotedString</text:span>(<text:span text:style-name="T14">c</text:span>);</text:p>
      <text:p text:style-name="КОД"><text:span text:style-name="T7"><text:s text:c="4"/></text:span><text:span text:style-name="T35">return</text:span><text:span text:style-name="T7"> </text:span><text:span text:style-name="T19">currentToken</text:span>();</text:p>
      <text:p text:style-name="КОД">}</text:p>
      <text:p text:style-name="КОД"><text:span text:style-name="T32">PUSH</text:span>(<text:span text:style-name="T14">c</text:span>);</text:p>
      <text:p text:style-name="КОД"><text:span text:style-name="T35">switch</text:span><text:span text:style-name="T7"> </text:span>(<text:span text:style-name="T14">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90">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32">ifndef</text:span><text:span text:style-name="T7"> </text:span><text:span text:style-name="T32">SIMPLEEXPRESSION_TEST_H</text:span></text:p>
      <text:p text:style-name="КОД">#<text:span text:style-name="T32">define</text:span><text:span text:style-name="T7"> </text:span><text:span text:style-name="T32">SIMPLEEXPRESSION_TEST_H</text:span></text:p>
      <text:p text:style-name="КОД"><text:span text:style-name="T35">class</text:span><text:span text:style-name="T7"> </text:span><text:span text:style-name="T3">SimpleExpression_Test</text:span></text:p>
      <text:p text:style-name="КОД">{</text:p>
      <text:p text:style-name="КОД"><text:span text:style-name="T35">public</text:span>:</text:p>
      <text:p text:style-name="КОД"><text:span text:style-name="T7"><text:s text:c="4"/></text:span><text:span text:style-name="T35">void</text:span><text:span text:style-name="T7"> </text:span><text:span text:style-name="T20">run</text:span>();</text:p>
      <text:p text:style-name="КОД"><text:span text:style-name="T35">private</text:span>:</text:p>
      <text:p text:style-name="КОД"><text:span text:style-name="T7"><text:s text:c="4"/></text:span><text:span text:style-name="T35">void</text:span><text:span text:style-name="T7"> </text:span><text:span text:style-name="T20">initTestCase</text:span>();</text:p>
      <text:p text:style-name="КОД"><text:span text:style-name="T7"><text:s text:c="4"/></text:span><text:span text:style-name="T35">void</text:span><text:span text:style-name="T7"> </text:span><text:span text:style-name="T20">cleanupTestCase</text:span>();</text:p>
      <text:p text:style-name="КОД"><text:span text:style-name="T7"><text:s text:c="4"/></text:span><text:span text:style-name="T35">void</text:span><text:span text:style-name="T7"> </text:span><text:span text:style-name="T20">test_simpleAssign</text:span>();</text:p>
      <text:p text:style-name="КОД">};</text:p>
      <text:p text:style-name="КОД">#<text:span text:style-name="T32">endif</text:span><text:span text:style-name="T7"> </text:span><text:span text:style-name="T25">//</text:span><text:span text:style-name="T7"> </text:span><text:span text:style-name="T25">SIMPLEEXPRESSION_TEST_H</text:span></text:p>
      <text:p text:style-name="Horizontal_20_Line"/>
      <text:p text:style-name="КОД">#<text:span text:style-name="T32">include</text:span><text:span text:style-name="T7"> </text:span><text:span text:style-name="T25">"stdafx.h"</text:span></text:p>
      <text:p text:style-name="КОД">#<text:span text:style-name="T32">include</text:span><text:span text:style-name="T7"> </text:span><text:span text:style-name="T25">"simpleexpression_test.h"</text:span></text:p>
      <text:p text:style-name="КОД">#<text:span text:style-name="T32">include</text:span><text:span text:style-name="T7"> </text:span><text:span text:style-name="T25">"escript.h"</text:span></text:p>
      <text:p text:style-name="КОД"><text:span text:style-name="T35">using</text:span><text:span text:style-name="T7"> </text:span><text:span text:style-name="T35">namespace</text:span><text:span text:style-name="T7"> </text:span><text:span text:style-name="T2">escript</text:span>;</text:p>
      <text:p text:style-name="КОД"><text:span text:style-name="T35">using</text:span><text:span text:style-name="T7"> </text:span><text:span text:style-name="T35">namespace</text:span><text:span text:style-name="T7"> </text:span><text:span text:style-name="T2">std</text:span>;</text:p>
      <text:p text:style-name="КОД"><text:span text:style-name="T35">void</text:span><text:span text:style-name="T7"> </text:span><text:span text:style-name="T2">SimpleExpression_Test</text:span>::<text:span text:style-name="T20">run</text:span>()</text:p>
      <text:p text:style-name="КОД">{</text:p>
      <text:p text:style-name="КОД"><text:span text:style-name="T7"><text:s text:c="4"/></text:span><text:span text:style-name="T19">initTestCase</text:span>();</text:p>
      <text:p text:style-name="КОД"><text:span text:style-name="T7"><text:s text:c="4"/></text:span><text:span text:style-name="T19">test_simpleAssign</text:span>();</text:p>
      <text:p text:style-name="КОД"><text:span text:style-name="T7"><text:s text:c="4"/></text:span><text:span text:style-name="T19">cleanupTestCase</text:span>();</text:p>
      <text:p text:style-name="КОД">}</text:p>
      <text:p text:style-name="КОД"><text:span text:style-name="T35">void</text:span><text:span text:style-name="T7"> </text:span><text:span text:style-name="T2">SimpleExpression_Test</text:span>::<text:span text:style-name="T20">initTestCase</text:span>()</text:p>
      <text:p text:style-name="КОД">{</text:p>
      <text:p text:style-name="КОД">}</text:p>
      <text:p text:style-name="КОД"><text:span text:style-name="T35">void</text:span><text:span text:style-name="T7"> </text:span><text:span text:style-name="T2">SimpleExpression_Test</text:span>::<text:span text:style-name="T20">cleanupTestCase</text:span>()</text:p>
      <text:p text:style-name="КОД">{</text:p>
      <text:p text:style-name="КОД">}</text:p>
      <text:p text:style-name="КОД"><text:span text:style-name="T35">void</text:span><text:span text:style-name="T7"> </text:span><text:span text:style-name="T2">SimpleExpression_Test</text:span>::<text:span text:style-name="T20">test_simpleAssign</text:span>()</text:p>
      <text:p text:style-name="КОД">{</text:p>
      <text:p text:style-name="КОД"><text:span text:style-name="T7"><text:s text:c="4"/></text:span><text:span text:style-name="T35">const</text:span><text:span text:style-name="T7"> </text:span><text:span text:style-name="T2">u32string</text:span><text:span text:style-name="T7"> </text:span><text:span text:style-name="T14">code</text:span><text:span text:style-name="T7"> </text:span>=<text:span text:style-name="T7"> </text:span><text:span text:style-name="T25">U"i = 3 + 2;"</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14">engine</text:span>.<text:span text:style-name="T19">eval</text:span>(<text:span text:style-name="T14">code</text:span>);</text:p>
      <text:p text:style-name="КОД">}</text:p>
      <text:p text:style-name="Horizontal_20_Line"/>
      <text:p text:style-name="КОД">#<text:span text:style-name="T32">include</text:span><text:span text:style-name="T7"> </text:span><text:span text:style-name="T25">"stdafx.h"</text:span></text:p>
      <text:p text:style-name="КОД">#<text:span text:style-name="T32">include</text:span><text:span text:style-name="T7"> </text:span><text:span text:style-name="T25">"lexer_test.h"</text:span></text:p>
      <text:p text:style-name="КОД">#<text:span text:style-name="T32">include</text:span><text:span text:style-name="T7"> </text:span><text:span text:style-name="T25">"simpleexpression_test.h"</text:span></text:p>
      <text:p text:style-name="КОД"><text:span text:style-name="T35">using</text:span><text:span text:style-name="T7"> </text:span><text:span text:style-name="T35">namespace</text:span><text:span text:style-name="T7"> </text:span><text:span text:style-name="T2">std</text:span>;</text:p>
      <text:p text:style-name="КОД"><text:span text:style-name="T35">int</text:span><text:span text:style-name="T7"> </text:span><text:span text:style-name="T20">main</text:span>()</text:p>
      <text:p text:style-name="КОД">{</text:p>
      <text:p text:style-name="КОД"><text:span text:style-name="T7"><text:s text:c="4"/></text:span><text:span text:style-name="T2">Lexer_Test</text:span>().<text:span text:style-name="T19">run</text:span>();</text:p>
      <text:p text:style-name="КОД"><text:span text:style-name="T7"><text:s text:c="4"/></text:span><text:span text:style-name="T2">SimpleExpression_Test</text:span>().<text:span text:style-name="T19">run</text:span>();</text:p>
      <text:p text:style-name="КОД"><text:soft-page-break/><text:span text:style-name="T7"><text:s text:c="4"/></text:span><text:span text:style-name="T39">cout</text:span><text:span text:style-name="T7"> </text:span><text:span text:style-name="T19">&lt;&lt;</text:span><text:span text:style-name="T7"> </text:span><text:span text:style-name="T25">"Tests OK"</text:span><text:span text:style-name="T7"> </text:span><text:span text:style-name="T19">&lt;&lt;</text:span><text:span text:style-name="T7"> </text:span><text:span text:style-name="T19">endl</text:span>;</text:p>
      <text:p text:style-name="КОД"><text:span text:style-name="T7"><text:s text:c="4"/></text:span><text:span text:style-name="T35">return</text:span><text:span text:style-name="T7"> </text:span><text:span text:style-name="T32">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88">обавим в него способность правильного разбора арифметических выражений. </text:span><text:span text:style-name="T89">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91">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4">StatementList</text:span><text:span text:style-name="T7"> </text:span>:<text:span text:style-name="T7"> </text:span><text:span text:style-name="T14">Statement</text:span></text:p>
      <text:p text:style-name="КОД"><text:span text:style-name="T7"><text:s text:c="14"/></text:span>|<text:span text:style-name="T7"> </text:span><text:span text:style-name="T14">Statement</text:span><text:span text:style-name="T7"> </text:span><text:span text:style-name="T25">';'</text:span><text:span text:style-name="T7"> </text:span><text:span text:style-name="T14">StatementList</text:span></text:p>
      <text:p text:style-name="КОД"><text:span text:style-name="T7"><text:s text:c="14"/></text:span>|</text:p>
      <text:p text:style-name="КОД"><text:span text:style-name="T7"><text:s text:c="14"/></text:span>;</text:p>
      <text:p text:style-name="P323"/>
      <text:p text:style-name="P79">означает, что нетерминал StatementList может быть Statement (т. е. инструкцией), либо списком инструкций, разделённых точкой с запятой. <text:span text:style-name="T97">В том числе и пустой строкой.</text:span></text:p>
      <text:p text:style-name="P80">Инструкция</text:p>
      <text:p text:style-name="P325">Statement : AssignStatement</text:p>
      <text:p text:style-name="P324"><text:s text:c="10"/>;</text:p>
      <text:p text:style-name="P80">может быть пока только инструкцией присваивания:</text:p>
      <text:p text:style-name="P325">AssignStatement : Variable Assign Expression</text:p>
      <text:p text:style-name="P326"><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325">Variable : Identifier</text:p>
      <text:p text:style-name="P326"><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92">а</text:span> <text:span text:style-name="T92">файл с грамматикой будет актуальной документацией.</text:span></text:p>
      <text:p text:style-name="P83">Начнём с самого внутреннего правила:</text:p>
      <text:p text:style-name="КОД"><text:span text:style-name="T35">void</text:span><text:span text:style-name="T7"> </text:span>Parser::Factor()</text:p>
      <text:p text:style-name="КОД">{</text:p>
      <text:p text:style-name="КОД"><text:span text:style-name="T7"><text:s text:c="4"/></text:span><text:span text:style-name="T2">Token</text:span><text:span text:style-name="T7"> </text:span><text:span text:style-name="T14">t</text:span><text:span text:style-name="T7"> </text:span>=<text:span text:style-name="T7"> </text:span><text:span text:style-name="T51">_lexer</text:span><text:span text:style-name="T19">-&gt;next</text:span>();</text:p>
      <text:p text:style-name="КОД"><text:span text:style-name="T7"><text:s text:c="4"/></text:span><text:span text:style-name="T35">switch</text:span><text:span text:style-name="T7"> </text:span>(<text:span text:style-name="T14">t</text:span>)<text:span text:style-name="T7"> </text:span>{</text:p>
      <text:p text:style-name="КОД"><text:span text:style-name="T7"><text:s text:c="4"/></text:span><text:span text:style-name="T35">case</text:span><text:span text:style-name="T7"> </text:span><text:span text:style-name="T2">Token</text:span>::<text:span text:style-name="T2">Identifier</text:span>:</text:p>
      <text:p text:style-name="КОД"><text:span text:style-name="T7"><text:s text:c="4"/></text:span><text:span text:style-name="T35">case</text:span><text:span text:style-name="T7"> </text:span><text:span text:style-name="T2">Token</text:span>::<text:span text:style-name="T2">IntegerNumber</text:span>:</text:p>
      <text:p text:style-name="КОД"><text:span text:style-name="T7"><text:s text:c="8"/></text:span><text:span text:style-name="T35">break</text:span>;</text:p>
      <text:p text:style-name="КОД"><text:soft-page-break/><text:span text:style-name="T7"><text:s text:c="4"/></text:span><text:span text:style-name="T35">default</text:span>:<text:span text:style-name="T7"> </text:span><text:span text:style-name="T25">//</text:span><text:span text:style-name="T7"> </text:span><text:span text:style-name="T25">ошибка,</text:span><text:span text:style-name="T7"> </text:span><text:span text:style-name="T25">нужен</text:span><text:span text:style-name="T7"> </text:span><text:span text:style-name="T25">терминал</text:span><text:span text:style-name="T7"> </text:span><text:span text:style-name="T25">в</text:span><text:span text:style-name="T7"> </text:span><text:span text:style-name="T25">виде</text:span><text:span text:style-name="T7"> </text:span><text:span text:style-name="T25">числа,</text:span><text:span text:style-name="T7"> </text:span><text:span text:style-name="T25">идентификатора</text:span><text:span text:style-name="T7"> </text:span><text:span text:style-name="T25">и</text:span><text:span text:style-name="T7"> </text:span><text:span text:style-name="T25">т.п.</text:span></text:p>
      <text:p text:style-name="КОД"><text:span text:style-name="T7"><text:s text:c="8"/></text:span><text:span text:style-name="T19">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327"><text:span text:style-name="T19">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329">Term : Factor</text:p>
      <text:p text:style-name="P329"><text:s text:c="5"/>| Term '*' Factor</text:p>
      <text:p text:style-name="P329"><text:s text:c="5"/>| Term '/' Factor</text:p>
      <text:p text:style-name="P328"><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328">Term '*' Factor</text:p>
      <text:p text:style-name="P86">Однако, в свою очередь это правило само является Term, т. е.:</text:p>
      <text:p text:style-name="P328">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5">void</text:span><text:span text:style-name="T7"> </text:span><text:span text:style-name="T2">Parser</text:span>::<text:span text:style-name="T20">Term</text:span>()</text:p>
      <text:p text:style-name="КОД">{</text:p>
      <text:p text:style-name="КОД"><text:span text:style-name="T7"><text:s text:c="4"/></text:span><text:span text:style-name="T19">Factor</text:span>();</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51">_lexer</text:span><text:span text:style-name="T19">-&gt;next</text:span>())<text:span text:style-name="T7"> </text:span>{</text:p>
      <text:p text:style-name="КОД"><text:span text:style-name="T7"><text:s text:c="8"/></text:span><text:span text:style-name="T35">case</text:span><text:span text:style-name="T7"> </text:span><text:span text:style-name="T2">Token</text:span>::<text:span text:style-name="T2">Asterisk</text:span>:<text:span text:style-name="T7"> </text:span><text:span text:style-name="T25">//</text:span><text:span text:style-name="T7"> </text:span><text:span text:style-name="T25">умножение</text:span></text:p>
      <text:p text:style-name="КОД"><text:span text:style-name="T7"><text:s text:c="12"/></text:span><text:span text:style-name="T19">Factor</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Token</text:span>::<text:span text:style-name="T2">Slash</text:span>:<text:span text:style-name="T7"> </text:span><text:span text:style-name="T25">//</text:span><text:span text:style-name="T7"> </text:span><text:span text:style-name="T25">деление</text:span></text:p>
      <text:p text:style-name="КОД"><text:span text:style-name="T7"><text:s text:c="12"/></text:span><text:span text:style-name="T19">Factor</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return</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93">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32">*</text:span><text:span text:style-name="T7"> </text:span><text:span text:style-name="T34">@brief</text:span><text:span text:style-name="T7"> </text:span><text:span text:style-name="T32">Проверяет</text:span><text:span text:style-name="T7"> </text:span><text:span text:style-name="T32">на</text:span><text:span text:style-name="T7"> </text:span><text:span text:style-name="T32">совпадение</text:span><text:span text:style-name="T7"> </text:span><text:span text:style-name="T32">текущий</text:span><text:span text:style-name="T7"> </text:span><text:span text:style-name="T32">токен</text:span><text:span text:style-name="T7"> </text:span><text:span text:style-name="T32">с</text:span><text:span text:style-name="T7"> </text:span><text:span text:style-name="T32">указанным</text:span><text:span text:style-name="T7"> </text:span><text:span text:style-name="T32">токеном</text:span></text:p>
      <text:p text:style-name="КОД"><text:span text:style-name="T7"><text:s/></text:span><text:span text:style-name="T32">*</text:span><text:span text:style-name="T7"> <text:s text:c="7"/></text:span><text:span text:style-name="T32">и</text:span><text:span text:style-name="T7"> </text:span><text:span text:style-name="T32">в</text:span><text:span text:style-name="T7"> </text:span><text:span text:style-name="T32">случае</text:span><text:span text:style-name="T7"> </text:span><text:span text:style-name="T32">ошибки</text:span><text:span text:style-name="T7"> </text:span><text:span text:style-name="T32">выбрасывает</text:span><text:span text:style-name="T7"> </text:span><text:span text:style-name="T32">исключение,</text:span><text:span text:style-name="T7"> </text:span><text:span text:style-name="T32">в</text:span><text:span text:style-name="T7"> </text:span><text:span text:style-name="T32">случае</text:span></text:p>
      <text:p text:style-name="КОД"><text:span text:style-name="T7"><text:s/></text:span><text:span text:style-name="T32">*</text:span><text:span text:style-name="T7"> <text:s text:c="7"/></text:span><text:span text:style-name="T32">успеха</text:span><text:span text:style-name="T7"> </text:span><text:span text:style-name="T32">считывает</text:span><text:span text:style-name="T7"> </text:span><text:span text:style-name="T32">следующий</text:span><text:span text:style-name="T7"> </text:span><text:span text:style-name="T32">токен.</text:span></text:p>
      <text:p text:style-name="КОД"><text:span text:style-name="T7"><text:s/></text:span><text:span text:style-name="T32">*</text:span><text:span text:style-name="T7"> </text:span><text:span text:style-name="T34">@param</text:span><text:span text:style-name="T7"> </text:span><text:span text:style-name="T32">t</text:span><text:span text:style-name="T7"> </text:span><text:span text:style-name="T32">токен,</text:span><text:span text:style-name="T7"> </text:span><text:span text:style-name="T32">с</text:span><text:span text:style-name="T7"> </text:span><text:span text:style-name="T32">которым</text:span><text:span text:style-name="T7"> </text:span><text:span text:style-name="T32">должен</text:span><text:span text:style-name="T7"> </text:span><text:span text:style-name="T32">совпадать</text:span><text:span text:style-name="T7"> </text:span><text:span text:style-name="T32">текущий</text:span><text:span text:style-name="T7"> </text:span><text:span text:style-name="T32">символ</text:span></text:p>
      <text:p text:style-name="КОД"><text:span text:style-name="T7"><text:s/></text:span><text:span text:style-name="T32">*/</text:span></text:p>
      <text:p text:style-name="КОД"><text:span text:style-name="T35">void</text:span><text:span text:style-name="T7"> </text:span><text:span text:style-name="T20">match</text:span>(<text:span text:style-name="T2">Token</text:span><text:span text:style-name="T7"> </text:span><text:span text:style-name="T14">t</text:span>);</text:p>
      <text:p text:style-name="КОД">/**</text:p>
      <text:p text:style-name="КОД"><text:span text:style-name="T7"><text:s/></text:span><text:span text:style-name="T32">*</text:span><text:span text:style-name="T7"> </text:span><text:span text:style-name="T34">@brief</text:span><text:span text:style-name="T7"> </text:span><text:span text:style-name="T32">Читает</text:span><text:span text:style-name="T7"> </text:span><text:span text:style-name="T32">следующий</text:span><text:span text:style-name="T7"> </text:span><text:span text:style-name="T32">токен</text:span></text:p>
      <text:p text:style-name="КОД"><text:span text:style-name="T7"><text:s/></text:span><text:span text:style-name="T32">*/</text:span></text:p>
      <text:p text:style-name="КОД"><text:span text:style-name="T35">void</text:span><text:span text:style-name="T7"> </text:span><text:span text:style-name="T20">next</text:span>();</text:p>
      <text:p text:style-name="КОД">/**</text:p>
      <text:p text:style-name="КОД"><text:span text:style-name="T7"><text:s/></text:span><text:span text:style-name="T32">*</text:span><text:span text:style-name="T7"> </text:span><text:span text:style-name="T34">@brief</text:span><text:span text:style-name="T7"> </text:span><text:span text:style-name="T32">Возвращает</text:span><text:span text:style-name="T7"> </text:span><text:span text:style-name="T32">текущий</text:span><text:span text:style-name="T7"> </text:span><text:span text:style-name="T32">токен</text:span><text:span text:style-name="T7"> </text:span><text:span text:style-name="T32">лексического</text:span><text:span text:style-name="T7"> </text:span><text:span text:style-name="T32">анализатора.</text:span></text:p>
      <text:p text:style-name="КОД"><text:span text:style-name="T7"><text:s/></text:span><text:span text:style-name="T32">*/</text:span></text:p>
      <text:p text:style-name="КОД"><text:span text:style-name="T2">Token</text:span><text:span text:style-name="T7"> </text:span><text:span text:style-name="T20">lookahead</text:span>();</text:p>
      <text:p text:style-name="Horizontal_20_Line"/>
      <text:p text:style-name="КОД"><text:span text:style-name="T35">void</text:span><text:span text:style-name="T7"> </text:span>Parser::match(Token<text:span text:style-name="T7"> </text:span>t)</text:p>
      <text:p text:style-name="КОД">{</text:p>
      <text:p text:style-name="КОД"><text:span text:style-name="T7"><text:s text:c="4"/></text:span><text:span text:style-name="T35">if</text:span><text:span text:style-name="T7"> </text:span>(<text:span text:style-name="T19">lookahead</text:span>()<text:span text:style-name="T7"> </text:span>!=<text:span text:style-name="T7"> </text:span><text:span text:style-name="T14">t</text:span>)</text:p>
      <text:p text:style-name="КОД"><text:span text:style-name="T7"><text:s text:c="8"/></text:span><text:span text:style-name="T19">expected</text:span>(<text:span text:style-name="T14">t</text:span>);</text:p>
      <text:p text:style-name="КОД"><text:span text:style-name="T7"><text:s text:c="4"/></text:span><text:span text:style-name="T19">next</text:span>();</text:p>
      <text:p text:style-name="КОД">}</text:p>
      <text:p text:style-name="КОД"><text:span text:style-name="T2">Token</text:span><text:span text:style-name="T7"> </text:span><text:span text:style-name="T2">Parser</text:span>::<text:span text:style-name="T20">next</text:span>()</text:p>
      <text:p text:style-name="КОД">{</text:p>
      <text:p text:style-name="КОД"><text:span text:style-name="T7"><text:s text:c="4"/></text:span><text:span text:style-name="T35">return</text:span><text:span text:style-name="T7"> </text:span><text:span text:style-name="T51">_lexer</text:span><text:span text:style-name="T19">-&gt;next</text:span>();</text:p>
      <text:p text:style-name="КОД">}</text:p>
      <text:p text:style-name="КОД"><text:span text:style-name="T2">Token</text:span><text:span text:style-name="T7"> </text:span><text:span text:style-name="T2">Parser</text:span>::<text:span text:style-name="T20">lookahead</text:span>()</text:p>
      <text:p text:style-name="КОД">{</text:p>
      <text:p text:style-name="КОД"><text:span text:style-name="T7"><text:s text:c="4"/></text:span><text:span text:style-name="T35">return</text:span><text:span text:style-name="T7"> </text:span><text:span text:style-name="T51">_lexer</text:span><text:span text:style-name="T19">-&gt;currentToken</text:span>();</text:p>
      <text:p text:style-name="КОД">}</text:p>
      <text:p text:style-name="Horizontal_20_Line"/>
      <text:p text:style-name="P90">Для чтения текущего токена используем lookahead(). <text:span text:style-name="T94">Функция next() - упрощённая версия match(), когда нам не нужно проверять текущий токен. </text:span><text:span text:style-name="T95">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6">Тогда исправим наши правила:</text:span></text:p>
      <text:p text:style-name="КОД"><text:span text:style-name="T35">void</text:span><text:span text:style-name="T7"> </text:span>Parser::Term()</text:p>
      <text:p text:style-name="КОД">{</text:p>
      <text:p text:style-name="КОД"><text:span text:style-name="T7"><text:s text:c="4"/></text:span><text:span text:style-name="T19">Factor</text:span>();</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Asterisk</text:span>:<text:span text:style-name="T7"> </text:span><text:span text:style-name="T25">//</text:span><text:span text:style-name="T7"> </text:span><text:span text:style-name="T25">умножение</text:span></text:p>
      <text:p text:style-name="КОД"><text:span text:style-name="T7"><text:s text:c="12"/></text:span><text:span text:style-name="T19">next</text:span>();</text:p>
      <text:p text:style-name="КОД"><text:span text:style-name="T7"><text:s text:c="12"/></text:span><text:span text:style-name="T19">Factor</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Token</text:span>::<text:span text:style-name="T2">Slash</text:span>:<text:span text:style-name="T7"> </text:span><text:span text:style-name="T25">//</text:span><text:span text:style-name="T7"> </text:span><text:span text:style-name="T25">деление</text:span></text:p>
      <text:p text:style-name="КОД"><text:span text:style-name="T7"><text:s text:c="12"/></text:span><text:span text:style-name="T19">next</text:span>();</text:p>
      <text:p text:style-name="КОД"><text:span text:style-name="T7"><text:s text:c="12"/></text:span><text:span text:style-name="T19">Factor</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return</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true</text:span>);</text:p>
      <text:p text:style-name="КОД">}</text:p>
      <text:p text:style-name="Horizontal_20_Line"/>
      <text:p text:style-name="КОД"><text:span text:style-name="T35">void</text:span><text:span text:style-name="T7"> </text:span><text:span text:style-name="T2">Parser</text:span>::<text:span text:style-name="T20">Factor</text:span>()</text:p>
      <text:p text:style-name="КОД">{</text:p>
      <text:p text:style-name="КОД"><text:span text:style-name="T7"><text:s text:c="4"/></text:span><text:span text:style-name="T35">switch</text:span><text:span text:style-name="T7"> </text:span>(<text:span text:style-name="T19">lookahead</text:span>())<text:span text:style-name="T7"> </text:span>{</text:p>
      <text:p text:style-name="КОД"><text:soft-page-break/><text:span text:style-name="T7"><text:s text:c="4"/></text:span><text:span text:style-name="T35">case</text:span><text:span text:style-name="T7"> </text:span><text:span text:style-name="T2">Token</text:span>::<text:span text:style-name="T2">Identifier</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Token</text:span>::<text:span text:style-name="T2">IntegerNumber</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default</text:span>:<text:span text:style-name="T7"> </text:span><text:span text:style-name="T25">//</text:span><text:span text:style-name="T7"> </text:span><text:span text:style-name="T25">ошибка,</text:span><text:span text:style-name="T7"> </text:span><text:span text:style-name="T25">нужен</text:span><text:span text:style-name="T7"> </text:span><text:span text:style-name="T25">терминал</text:span><text:span text:style-name="T7"> </text:span><text:span text:style-name="T25">в</text:span><text:span text:style-name="T7"> </text:span><text:span text:style-name="T25">виде</text:span><text:span text:style-name="T7"> </text:span><text:span text:style-name="T25">числа,</text:span><text:span text:style-name="T7"> </text:span><text:span text:style-name="T25">идентификатора</text:span><text:span text:style-name="T7"> </text:span><text:span text:style-name="T25">и</text:span><text:span text:style-name="T7"> </text:span><text:span text:style-name="T25">т.п.</text:span></text:p>
      <text:p text:style-name="КОД"><text:span text:style-name="T7"><text:s text:c="8"/></text:span><text:span text:style-name="T19">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5">void</text:span><text:span text:style-name="T7"> </text:span><text:span text:style-name="T2">Parser</text:span>::<text:span text:style-name="T20">SimpleExpression</text:span>()</text:p>
      <text:p text:style-name="КОД">{</text:p>
      <text:p text:style-name="КОД"><text:span text:style-name="T7"><text:s text:c="4"/></text:span><text:span text:style-name="T19">Term</text:span>();</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Plus</text:span>:</text:p>
      <text:p text:style-name="КОД"><text:span text:style-name="T7"><text:s text:c="12"/></text:span><text:span text:style-name="T19">next</text:span>();</text:p>
      <text:p text:style-name="КОД"><text:span text:style-name="T7"><text:s text:c="12"/></text:span><text:span text:style-name="T19">Term</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Token</text:span>::<text:span text:style-name="T2">Minus</text:span>:</text:p>
      <text:p text:style-name="КОД"><text:span text:style-name="T7"><text:s text:c="12"/></text:span><text:span text:style-name="T19">next</text:span>();</text:p>
      <text:p text:style-name="КОД"><text:span text:style-name="T7"><text:s text:c="12"/></text:span><text:span text:style-name="T19">Term</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return</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5">void</text:span><text:span text:style-name="T7"> </text:span><text:span text:style-name="T2">Parser</text:span>::<text:span text:style-name="T20">Expression</text:span>()</text:p>
      <text:p text:style-name="КОД">{</text:p>
      <text:p text:style-name="КОД"><text:span text:style-name="T7"><text:s text:c="4"/></text:span><text:span text:style-name="T19">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5">void</text:span><text:span text:style-name="T7"> </text:span><text:span text:style-name="T2">Parser</text:span>::<text:span text:style-name="T20">Variable</text:span>()</text:p>
      <text:p text:style-name="КОД">{</text:p>
      <text:p text:style-name="КОД"><text:span text:style-name="T7"><text:s text:c="4"/></text:span><text:span text:style-name="T19">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5">void</text:span><text:span text:style-name="T7"> </text:span><text:span text:style-name="T2">Parser</text:span>::<text:span text:style-name="T20">AssignStatement</text:span>()</text:p>
      <text:p text:style-name="КОД">{</text:p>
      <text:p text:style-name="КОД"><text:span text:style-name="T7"><text:s text:c="4"/></text:span><text:span text:style-name="T19">Variable</text:span>();</text:p>
      <text:p text:style-name="КОД"><text:span text:style-name="T7"><text:s text:c="4"/></text:span><text:span text:style-name="T19">match</text:span>(<text:span text:style-name="T2">Token</text:span>::<text:span text:style-name="T2">Assign</text:span>);</text:p>
      <text:p text:style-name="КОД"><text:span text:style-name="T7"><text:s text:c="4"/></text:span><text:span text:style-name="T19">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5">void</text:span><text:span text:style-name="T7"> </text:span><text:span text:style-name="T2">Parser</text:span>::<text:span text:style-name="T20">Statement</text:span>()</text:p>
      <text:p text:style-name="КОД">{</text:p>
      <text:p text:style-name="КОД"><text:span text:style-name="T7"><text:s text:c="4"/></text:span><text:span text:style-name="T19">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5">void</text:span><text:span text:style-name="T7"> </text:span>Parser::StatementList()</text:p>
      <text:p text:style-name="КОД">{</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Eof</text:span>:</text:p>
      <text:p text:style-name="КОД"><text:span text:style-name="T7"><text:s text:c="12"/></text:span><text:span text:style-name="T35">return</text:span>;</text:p>
      <text:p text:style-name="КОД"><text:span text:style-name="T7"><text:s text:c="8"/></text:span><text:span text:style-name="T35">case</text:span><text:span text:style-name="T7"> </text:span><text:span text:style-name="T2">Token</text:span>::<text:span text:style-name="T2">Semicolon</text:span>:</text:p>
      <text:p text:style-name="КОД"><text:span text:style-name="T7"><text:s text:c="12"/></text:span><text:span text:style-name="T19">next</text:span>();</text:p>
      <text:p text:style-name="КОД"><text:span text:style-name="T7"><text:s text:c="12"/></text:span><text:span text:style-name="T35">continue</text:span>;</text:p>
      <text:p text:style-name="КОД"><text:span text:style-name="T7"><text:s text:c="8"/></text:span><text:span text:style-name="T35">default</text:span>:</text:p>
      <text:p text:style-name="КОД"><text:span text:style-name="T7"><text:s text:c="12"/></text:span><text:span text:style-name="T19">Statement</text:span>();</text:p>
      <text:p text:style-name="КОД"><text:span text:style-name="T7"><text:s text:c="12"/></text:span><text:span text:style-name="T35">break</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true</text:span>);</text:p>
      <text:p text:style-name="КОД">}</text:p>
      <text:p text:style-name="Horizontal_20_Line"/>
      <text:p text:style-name="P95">Правила закончены. Изменим метод parse():</text:p>
      <text:p text:style-name="КОД"><text:span text:style-name="T35">void</text:span><text:span text:style-name="T7"> </text:span><text:span text:style-name="T2">Parser</text:span>::<text:span text:style-name="T20">parse</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pan text:style-name="T7"><text:s text:c="4"/></text:span><text:span text:style-name="T51">_lexer</text:span><text:span text:style-name="T7"> </text:span><text:span text:style-name="T19">=</text:span><text:span text:style-name="T7"> </text:span><text:span text:style-name="T2">std</text:span>::<text:span text:style-name="T19">make_unique</text:span>&lt;<text:span text:style-name="T2">Lexer</text:span>&gt;(<text:span text:style-name="T14">strCode</text:span>);</text:p>
      <text:p text:style-name="КОД"><text:span text:style-name="T7"><text:s text:c="4"/></text:span><text:span text:style-name="T35">while</text:span><text:span text:style-name="T7"> </text:span>(<text:span text:style-name="T51">_lexer</text:span><text:span text:style-name="T19">-&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9">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5">i</text:span><text:span text:style-name="T7"> </text:span><text:span text:style-name="T25">=</text:span><text:span text:style-name="T7"> </text:span><text:span text:style-name="T25">3</text:span><text:span text:style-name="T7"> </text:span><text:span text:style-name="T25">+</text:span><text:span text:style-name="T7"> </text:span><text:span text:style-name="T25">2;</text:span></text:p>
      <text:p text:style-name="P95">Откроем simpleexpression_test.cpp и добавим ещё несколько тестов:</text:p>
      <text:p text:style-name="КОД"><text:span text:style-name="T35">void</text:span><text:span text:style-name="T7"> </text:span>SimpleExpression_Test::test_simpleAssign()</text:p>
      <text:p text:style-name="КОД">{</text:p>
      <text:p text:style-name="КОД"><text:span text:style-name="T7"><text:s text:c="4"/></text:span><text:span text:style-name="T35">const</text:span><text:span text:style-name="T7"> </text:span><text:span text:style-name="T2">u32string</text:span><text:span text:style-name="T7"> </text:span><text:span text:style-name="T14">code</text:span><text:span text:style-name="T7"> </text:span>=<text:span text:style-name="T7"> </text:span><text:span text:style-name="T25">U"i = 3 + 2;"</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14">engine</text:span>.<text:span text:style-name="T19">eval</text:span>(<text:span text:style-name="T14">code</text:span>);</text:p>
      <text:p text:style-name="КОД"><text:span text:style-name="T7"><text:s text:c="4"/></text:span><text:span text:style-name="T35">const</text:span><text:span text:style-name="T7"> </text:span><text:span text:style-name="T2">u32string</text:span><text:span text:style-name="T7"> </text:span><text:span text:style-name="T14">code2</text:span><text:span text:style-name="T7"> </text:span>=<text:span text:style-name="T7"> </text:span><text:span text:style-name="T25">U"i</text:span><text:span text:style-name="T7"> </text:span><text:span text:style-name="T25">=</text:span><text:span text:style-name="T7"> </text:span><text:span text:style-name="T25">3</text:span><text:span text:style-name="T7"> </text:span><text:span text:style-name="T25">+</text:span><text:span text:style-name="T7"> </text:span><text:span text:style-name="T25">2*3;"</text:span>;</text:p>
      <text:p text:style-name="КОД"><text:span text:style-name="T7"><text:s text:c="4"/></text:span><text:span text:style-name="T14">engine</text:span>.<text:span text:style-name="T19">eval</text:span>(<text:span text:style-name="T14">code2</text:span>);</text:p>
      <text:p text:style-name="КОД"><text:span text:style-name="T7"><text:s text:c="4"/></text:span><text:span text:style-name="T35">const</text:span><text:span text:style-name="T7"> </text:span><text:span text:style-name="T2">u32string</text:span><text:span text:style-name="T7"> </text:span><text:span text:style-name="T14">code3</text:span><text:span text:style-name="T7"> </text:span>=<text:span text:style-name="T7"> </text:span><text:span text:style-name="T25">U"+"</text:span>;</text:p>
      <text:p text:style-name="КОД"><text:span text:style-name="T7"><text:s text:c="4"/></text:span><text:span text:style-name="T14">engine</text:span>.<text:span text:style-name="T19">eval</text:span>(<text:span text:style-name="T14">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98">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103">Чтобы производить вычисления, нам </text:span>предстоит генерировать промежуточный код, который будет создавать много <text:span text:style-name="T103">временных</text:span> переменных, а для их хранения нужны таблицы символов. <text:span text:style-name="T103">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9">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4">хранилище объектного </text:span>код<text:span text:style-name="T104">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100">пока </text:span><text:span text:style-name="T104">эти классы будут </text:span><text:span text:style-name="T100">пустые</text:span>. <text:span text:style-name="T100">Сейчас мы создадим тест и определим, какой интерфейс для них будет лучше. Добавим в проект «unittest» класс </text:span></text:p>
      <text:p text:style-name="КОД">#<text:span text:style-name="T32">ifndef</text:span><text:span text:style-name="T7"> </text:span><text:span text:style-name="T32">CODEUNIT_TEST_H</text:span></text:p>
      <text:p text:style-name="КОД">#<text:span text:style-name="T32">define</text:span><text:span text:style-name="T7"> </text:span><text:span text:style-name="T32">CODEUNIT_TEST_H</text:span></text:p>
      <text:p text:style-name="КОД"><text:span text:style-name="T35">class</text:span><text:span text:style-name="T7"> </text:span><text:span text:style-name="T3">CodeUnit_Test</text:span></text:p>
      <text:p text:style-name="КОД">{</text:p>
      <text:p text:style-name="КОД"><text:span text:style-name="T35">public</text:span>:</text:p>
      <text:p text:style-name="КОД"><text:span text:style-name="T7"><text:s text:c="4"/></text:span><text:span text:style-name="T35">void</text:span><text:span text:style-name="T7"> </text:span><text:span text:style-name="T20">run</text:span>();</text:p>
      <text:p text:style-name="КОД"><text:span text:style-name="T35">private</text:span>:</text:p>
      <text:p text:style-name="КОД"><text:span text:style-name="T7"><text:s text:c="4"/></text:span><text:span text:style-name="T35">void</text:span><text:span text:style-name="T7"> </text:span><text:span text:style-name="T20">initTestCase</text:span>();</text:p>
      <text:p text:style-name="КОД"><text:span text:style-name="T7"><text:s text:c="4"/></text:span><text:span text:style-name="T35">void</text:span><text:span text:style-name="T7"> </text:span><text:span text:style-name="T20">cleanupTestCase</text:span>();</text:p>
      <text:p text:style-name="КОД"><text:span text:style-name="T7"><text:s text:c="4"/></text:span><text:span text:style-name="T35">void</text:span><text:span text:style-name="T7"> </text:span><text:span text:style-name="T20">test_objectsWork</text:span>();</text:p>
      <text:p text:style-name="КОД">};</text:p>
      <text:p text:style-name="КОД">#<text:span text:style-name="T32">endif</text:span><text:span text:style-name="T7"> </text:span><text:span text:style-name="T25">//</text:span><text:span text:style-name="T7"> </text:span><text:span text:style-name="T25">CODEUNIT_TEST_H</text:span></text:p>
      <text:p text:style-name="Horizontal_20_Line"/>
      <text:p text:style-name="КОД">#<text:span text:style-name="T32">include</text:span><text:span text:style-name="T7"> </text:span><text:span text:style-name="T25">"stdafx.h"</text:span></text:p>
      <text:p text:style-name="КОД">#<text:span text:style-name="T32">include</text:span><text:span text:style-name="T7"> </text:span><text:span text:style-name="T25">"codeunit_test.h"</text:span></text:p>
      <text:p text:style-name="КОД"><text:span text:style-name="T35">using</text:span><text:span text:style-name="T7"> </text:span><text:span text:style-name="T35">namespace</text:span><text:span text:style-name="T7"> </text:span><text:span text:style-name="T2">escript</text:span>;</text:p>
      <text:p text:style-name="КОД"><text:span text:style-name="T35">using</text:span><text:span text:style-name="T7"> </text:span><text:span text:style-name="T35">namespace</text:span><text:span text:style-name="T7"> </text:span><text:span text:style-name="T2">std</text:span>;</text:p>
      <text:p text:style-name="КОД"><text:span text:style-name="T35">void</text:span><text:span text:style-name="T7"> </text:span><text:span text:style-name="T2">CodeUnit_Test</text:span>::<text:span text:style-name="T20">run</text:span>()</text:p>
      <text:p text:style-name="КОД">{</text:p>
      <text:p text:style-name="КОД"><text:span text:style-name="T7"><text:s text:c="4"/></text:span><text:span text:style-name="T19">initTestCase</text:span>();</text:p>
      <text:p text:style-name="КОД"><text:span text:style-name="T7"><text:s text:c="4"/></text:span><text:span text:style-name="T19">test_objectsWork</text:span>();</text:p>
      <text:p text:style-name="КОД"><text:span text:style-name="T7"><text:s text:c="4"/></text:span><text:span text:style-name="T19">cleanupTestCase</text:span>();</text:p>
      <text:p text:style-name="КОД">}</text:p>
      <text:p text:style-name="КОД"><text:span text:style-name="T35">void</text:span><text:span text:style-name="T7"> </text:span><text:span text:style-name="T2">CodeUnit_Test</text:span>::<text:span text:style-name="T20">initTestCase</text:span>()</text:p>
      <text:p text:style-name="КОД">{</text:p>
      <text:p text:style-name="КОД">}</text:p>
      <text:p text:style-name="КОД"><text:span text:style-name="T35">void</text:span><text:span text:style-name="T7"> </text:span><text:span text:style-name="T2">CodeUnit_Test</text:span>::<text:span text:style-name="T20">cleanupTestCase</text:span>()</text:p>
      <text:p text:style-name="КОД">{</text:p>
      <text:p text:style-name="КОД">}</text:p>
      <text:p text:style-name="КОД"><text:span text:style-name="T35">void</text:span><text:span text:style-name="T7"> </text:span><text:span text:style-name="T2">CodeUnit_Test</text:span>::<text:span text:style-name="T20">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5">int</text:span><text:span text:style-name="T7"> </text:span><text:span text:style-name="T20">main</text:span>()</text:p>
      <text:p text:style-name="КОД">{</text:p>
      <text:p text:style-name="КОД"><text:span text:style-name="T7"><text:s text:c="4"/></text:span><text:span text:style-name="T2">Lexer_Test</text:span>().<text:span text:style-name="T19">run</text:span>();</text:p>
      <text:p text:style-name="КОД"><text:span text:style-name="T7"><text:s text:c="4"/></text:span><text:span text:style-name="T2">SimpleExpression_Test</text:span>().<text:span text:style-name="T19">run</text:span>();</text:p>
      <text:p text:style-name="КОД"><text:span text:style-name="T7"><text:s text:c="4"/></text:span><text:span text:style-name="T2">CodeUnit_Test</text:span>().<text:span text:style-name="T19">run</text:span>();</text:p>
      <text:p text:style-name="КОД"><text:span text:style-name="T7"><text:s text:c="4"/></text:span><text:span text:style-name="T39">cout</text:span><text:span text:style-name="T7"> </text:span><text:span text:style-name="T19">&lt;&lt;</text:span><text:span text:style-name="T7"> </text:span><text:span text:style-name="T25">"Tests OK"</text:span><text:span text:style-name="T7"> </text:span><text:span text:style-name="T19">&lt;&lt;</text:span><text:span text:style-name="T7"> </text:span><text:span text:style-name="T19">endl</text:span>;</text:p>
      <text:p text:style-name="КОД"><text:span text:style-name="T7"><text:s text:c="4"/></text:span><text:span text:style-name="T35">return</text:span><text:span text:style-name="T7"> </text:span><text:span text:style-name="T32">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5">class</text:span><text:span text:style-name="T7"> </text:span><text:span text:style-name="T32">ESCRIPT_EXPORT</text:span><text:span text:style-name="T7"> </text:span><text:span text:style-name="T3">EScript</text:span></text:p>
      <text:p text:style-name="КОД">{</text:p>
      <text:p text:style-name="КОД"><text:span text:style-name="T35">private</text:span>:</text:p>
      <text:p text:style-name="P331"><text:span text:style-name="T7"><text:s text:c="4"/></text:span><text:span text:style-name="T2">std</text:span>::<text:span text:style-name="T5">shared</text:span><text:span text:style-name="T2">_ptr</text:span>&lt;<text:span text:style-name="T2">Unit</text:span>&gt;<text:span text:style-name="T7"> </text:span><text:span text:style-name="T51">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брасывает</text:span><text:span text:style-name="T7"> </text:span><text:span text:style-name="T32">движок</text:span><text:span text:style-name="T7"> </text:span><text:span text:style-name="T32">в</text:span><text:span text:style-name="T7"> </text:span><text:span text:style-name="T32">первоначальное</text:span><text:span text:style-name="T7"> </text:span><text:span text:style-name="T32">состояние.</text:span></text:p>
      <text:p text:style-name="КОД"><text:span text:style-name="T7"><text:s text:c="5"/></text:span><text:span text:style-name="T32">*/</text:span></text:p>
      <text:p text:style-name="P330"><text:span text:style-name="T7"><text:s text:c="4"/></text:span><text:span text:style-name="T35">void</text:span><text:span text:style-name="T7"> </text:span><text:span text:style-name="T20">clear</text:span>();</text:p>
      <text:p text:style-name="Horizontal_20_Line"/>
      <text:p text:style-name="P106"><text:span text:style-name="T101">Подобный</text:span> метод нужен у программного модуля <text:span text:style-name="T101">Unit</text:span>: он очистит блоки, область кода, область данных, и вызовет такой же метод у таблиц символов. <text:span text:style-name="T102">Его мы вызовем и в деструкторе ~EScript().</text:span></text:p>
      <text:p text:style-name="P107">В <text:span text:style-name="T101">Unit </text:span>будет содержаться один объект Block:</text:p>
      <text:p text:style-name="КОД"><text:span text:style-name="T35">class</text:span><text:span text:style-name="T7"> </text:span>ESCRIPT_EXPORT<text:span text:style-name="T7"> </text:span>Unit</text:p>
      <text:p text:style-name="КОД">{</text:p>
      <text:p text:style-name="КОД"><text:span text:style-name="T35">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51">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4">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10">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5">Для этого учтём следующее:</text:span></text:p>
      <text:list xml:id="list2398641697" text:style-name="L3">
        <text:list-item>
          <text:p text:style-name="P427">тип данных переменной может быть изменён при следующем присваивании, </text:p>
        </text:list-item>
        <text:list-item>
          <text:p text:style-name="P427"><text:span text:style-name="T107">при смене типа </text:span>предыдущие данные, на которые ссылается эта переменная, мы должны удалить, <text:span text:style-name="T107">если на них больше нет ссылок.</text:span></text:p>
        </text:list-item>
        <text:list-item>
          <text:p text:style-name="P428">запись в таблице символов должна давать абстрагированный доступ к данным переменных каждого типа</text:p>
        </text:list-item>
        <text:list-item>
          <text:p text:style-name="P429"><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6">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08">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09">предположим, что </text:span>он должен будет уведомить среду выполнения, что старое значение больше не нужно.<text:span text:style-name="T108"> Никаких вычислений он выполнять не будет.</text:span></text:p>
      <text:p text:style-name="P118">С учётом изложенного вернёмся в файл codeunit_test.cpp и напишем тест:</text:p>
      <text:p text:style-name="КОД"><text:span text:style-name="T35">void</text:span><text:span text:style-name="T7"> </text:span><text:span text:style-name="T2">CodeUnit_Test</text:span>::<text:span text:style-name="T20">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4">unit</text:span><text:span text:style-name="T7"> </text:span>=<text:span text:style-name="T7"> </text:span><text:span text:style-name="T2">std</text:span>::<text:span text:style-name="T19">make_shared</text:span>&lt;<text:span text:style-name="T2">Unit</text:span>&gt;();</text:p>
      <text:p text:style-name="КОД"><text:span text:style-name="T7"><text:s text:c="4"/></text:span><text:span text:style-name="T35">auto</text:span><text:span text:style-name="T7"> </text:span><text:span text:style-name="T14">table</text:span><text:span text:style-name="T7"> </text:span>=<text:span text:style-name="T7"> </text:span><text:span text:style-name="T14">unit</text:span><text:span text:style-name="T19">-&gt;block</text:span>()<text:span text:style-name="T19">-&gt;symbolTable</text:span>();</text:p>
      <text:p text:style-name="КОД"><text:span text:style-name="T7"><text:s text:c="4"/></text:span><text:span text:style-name="T25">//</text:span><text:span text:style-name="T7"> </text:span><text:span text:style-name="T25">добавим</text:span><text:span text:style-name="T7"> </text:span><text:span text:style-name="T25">в</text:span><text:span text:style-name="T7"> </text:span><text:span text:style-name="T25">таблицу</text:span><text:span text:style-name="T7"> </text:span><text:span text:style-name="T25">символов</text:span><text:span text:style-name="T7"> </text:span><text:span text:style-name="T25">запись</text:span><text:span text:style-name="T7"> </text:span><text:span text:style-name="T25">без</text:span><text:span text:style-name="T7"> </text:span><text:span text:style-name="T25">указания</text:span><text:span text:style-name="T7"> </text:span><text:span text:style-name="T25">типа:</text:span></text:p>
      <text:p text:style-name="КОД"><text:span text:style-name="T7"><text:s text:c="4"/></text:span><text:span text:style-name="T35">const</text:span><text:span text:style-name="T7"> </text:span><text:span text:style-name="T2">u32string</text:span><text:span text:style-name="T7"> </text:span><text:span text:style-name="T14">valueName</text:span><text:span text:style-name="T7"> </text:span>=<text:span text:style-name="T7"> </text:span><text:span text:style-name="T25">U"x"</text:span>;</text:p>
      <text:p text:style-name="КОД"><text:span text:style-name="T7"><text:s text:c="4"/></text:span><text:span text:style-name="T35">auto</text:span><text:span text:style-name="T7"> </text:span><text:span text:style-name="T14">v1</text:span><text:span text:style-name="T7"> </text:span>=<text:span text:style-name="T7"> </text:span><text:span text:style-name="T14">table</text:span><text:span text:style-name="T19">-&gt;add</text:span>(<text:span text:style-name="T14">valueName</text:span>);</text:p>
      <text:p text:style-name="КОД"><text:span text:style-name="T7"><text:s text:c="4"/></text:span><text:span text:style-name="T32">assert</text:span>(<text:span text:style-name="T14">v1</text:span><text:span text:style-name="T19">-&gt;type</text:span>()<text:span text:style-name="T7"> </text:span>==<text:span text:style-name="T7"> </text:span><text:span text:style-name="T2">SymbolType</text:span>::<text:span text:style-name="T2">Undefined</text:span>);</text:p>
      <text:p text:style-name="КОД"><text:span text:style-name="T7"><text:s text:c="4"/></text:span><text:span text:style-name="T32">assert</text:span>(<text:span text:style-name="T14">v1</text:span><text:span text:style-name="T19">-&gt;data</text:span>()<text:span text:style-name="T7"> </text:span>==<text:span text:style-name="T7"> </text:span><text:span text:style-name="T35">nullptr</text:span>);</text:p>
      <text:p text:style-name="КОД"><text:span text:style-name="T7"><text:s text:c="4"/></text:span><text:span text:style-name="T25">//</text:span><text:span text:style-name="T7"> </text:span><text:span text:style-name="T25">Установим</text:span><text:span text:style-name="T7"> </text:span><text:span text:style-name="T25">тип</text:span><text:span text:style-name="T7"> </text:span><text:span text:style-name="T25">-</text:span><text:span text:style-name="T7"> </text:span><text:span text:style-name="T25">целое</text:span></text:p>
      <text:p text:style-name="КОД"><text:span text:style-name="T7"><text:s text:c="4"/></text:span><text:span text:style-name="T14">v1</text:span><text:span text:style-name="T19">-&gt;setType</text:span>(<text:span text:style-name="T2">SymbolType</text:span>::<text:span text:style-name="T2">Integer</text:span>);</text:p>
      <text:p text:style-name="КОД"><text:span text:style-name="T7"><text:s text:c="4"/></text:span><text:span text:style-name="T25">//</text:span><text:span text:style-name="T7"> </text:span><text:span text:style-name="T25">должен</text:span><text:span text:style-name="T7"> </text:span><text:span text:style-name="T25">измениться</text:span><text:span text:style-name="T7"> </text:span><text:span text:style-name="T25">тип</text:span></text:p>
      <text:p text:style-name="КОД"><text:span text:style-name="T7"><text:s text:c="4"/></text:span><text:span text:style-name="T32">assert</text:span>(<text:span text:style-name="T14">v1</text:span><text:span text:style-name="T19">-&gt;type</text:span>()<text:span text:style-name="T7"> </text:span>==<text:span text:style-name="T7"> </text:span><text:span text:style-name="T2">SymbolType</text:span>::<text:span text:style-name="T2">Integer</text:span>);</text:p>
      <text:p text:style-name="КОД"><text:span text:style-name="T7"><text:s text:c="4"/></text:span><text:span text:style-name="T25">//</text:span><text:span text:style-name="T7"> </text:span><text:span text:style-name="T25">должна</text:span><text:span text:style-name="T7"> </text:span><text:span text:style-name="T25">быть</text:span><text:span text:style-name="T7"> </text:span><text:span text:style-name="T25">выделена</text:span><text:span text:style-name="T7"> </text:span><text:span text:style-name="T25">память</text:span></text:p>
      <text:p text:style-name="КОД"><text:span text:style-name="T7"><text:s text:c="4"/></text:span><text:span text:style-name="T32">assert</text:span>(<text:span text:style-name="T14">v1</text:span><text:span text:style-name="T19">-&gt;data</text:span>()<text:span text:style-name="T7"> </text:span>!=<text:span text:style-name="T7"> </text:span><text:span text:style-name="T35">nullptr</text:span>);</text:p>
      <text:p text:style-name="КОД"><text:span text:style-name="T7"><text:s text:c="4"/></text:span><text:span text:style-name="T25">//</text:span><text:span text:style-name="T7"> </text:span><text:span text:style-name="T25">установим</text:span><text:span text:style-name="T7"> </text:span><text:span text:style-name="T25">некое</text:span><text:span text:style-name="T7"> </text:span><text:span text:style-name="T25">число</text:span></text:p>
      <text:p text:style-name="КОД"><text:span text:style-name="T7"><text:s text:c="4"/></text:span><text:span text:style-name="T2">IntType</text:span><text:span text:style-name="T7"> </text:span><text:span text:style-name="T14">value1</text:span><text:span text:style-name="T7"> </text:span>=<text:span text:style-name="T7"> </text:span><text:span text:style-name="T32">12345</text:span>;</text:p>
      <text:p text:style-name="КОД"><text:span text:style-name="T7"><text:s text:c="4"/></text:span>*(<text:span text:style-name="T2">IntType</text:span>*)<text:span text:style-name="T14">v1</text:span><text:span text:style-name="T19">-&gt;data</text:span>()<text:span text:style-name="T7"> </text:span>=<text:span text:style-name="T7"> </text:span><text:span text:style-name="T14">value1</text:span>;</text:p>
      <text:p text:style-name="КОД"><text:span text:style-name="T7"><text:s text:c="4"/></text:span><text:span text:style-name="T25">//</text:span><text:span text:style-name="T7"> </text:span><text:span text:style-name="T25">должно</text:span><text:span text:style-name="T7"> </text:span><text:span text:style-name="T25">смениться</text:span><text:span text:style-name="T7"> </text:span><text:span text:style-name="T25">число</text:span></text:p>
      <text:p text:style-name="КОД"><text:span text:style-name="T7"><text:s text:c="4"/></text:span><text:span text:style-name="T32">assert</text:span>(*(<text:span text:style-name="T2">IntType</text:span>*)<text:span text:style-name="T14">v1</text:span><text:span text:style-name="T19">-&gt;data</text:span>()<text:span text:style-name="T7"> </text:span>==<text:span text:style-name="T7"> </text:span><text:span text:style-name="T14">value1</text:span>);</text:p>
      <text:p text:style-name="КОД"><text:span text:style-name="T7"><text:s text:c="4"/></text:span><text:span text:style-name="T25">//</text:span><text:span text:style-name="T7"> </text:span><text:span text:style-name="T25">проверим</text:span><text:span text:style-name="T7"> </text:span><text:span text:style-name="T25">в</text:span><text:span text:style-name="T7"> </text:span><text:span text:style-name="T25">таблице</text:span><text:span text:style-name="T7"> </text:span><text:span text:style-name="T25">целых</text:span><text:span text:style-name="T7"> </text:span><text:span text:style-name="T25">чисел:</text:span></text:p>
      <text:p text:style-name="КОД"><text:span text:style-name="T7"><text:s text:c="4"/></text:span><text:span text:style-name="T32">assert</text:span>(<text:span text:style-name="T14">unit</text:span><text:span text:style-name="T19">-&gt;staticIntegerValues</text:span>().<text:span text:style-name="T19">front</text:span>()<text:span text:style-name="T7"> </text:span>==<text:span text:style-name="T7"> </text:span><text:span text:style-name="T14">value1</text:span>);</text:p>
      <text:p text:style-name="КОД"><text:span text:style-name="T7"><text:s text:c="4"/></text:span><text:span text:style-name="T25">//</text:span><text:span text:style-name="T7"> </text:span><text:span text:style-name="T25">найдём</text:span><text:span text:style-name="T7"> </text:span><text:span text:style-name="T25">теперь</text:span><text:span text:style-name="T7"> </text:span><text:span text:style-name="T25">переменную</text:span><text:span text:style-name="T7"> </text:span><text:span text:style-name="T25">по</text:span><text:span text:style-name="T7"> </text:span><text:span text:style-name="T25">имени:</text:span></text:p>
      <text:p text:style-name="КОД"><text:soft-page-break/><text:span text:style-name="T7"><text:s text:c="4"/></text:span><text:span text:style-name="T35">auto</text:span><text:span text:style-name="T7"> </text:span><text:span text:style-name="T14">v2</text:span><text:span text:style-name="T7"> </text:span>=<text:span text:style-name="T7"> </text:span><text:span text:style-name="T14">table</text:span><text:span text:style-name="T19">-&gt;find</text:span>(<text:span text:style-name="T14">valueName</text:span>);</text:p>
      <text:p text:style-name="КОД"><text:span text:style-name="T7"><text:s text:c="4"/></text:span><text:span text:style-name="T25">//</text:span><text:span text:style-name="T7"> </text:span><text:span text:style-name="T25">проверим,</text:span><text:span text:style-name="T7"> </text:span><text:span text:style-name="T25">нашли</text:span><text:span text:style-name="T7"> </text:span><text:span text:style-name="T25">ли</text:span><text:span text:style-name="T7"> </text:span><text:span text:style-name="T25">переменную</text:span></text:p>
      <text:p text:style-name="КОД"><text:span text:style-name="T7"><text:s text:c="4"/></text:span><text:span text:style-name="T32">assert</text:span>(<text:span text:style-name="T14">v2</text:span><text:span text:style-name="T7"> </text:span><text:span text:style-name="T19">!=</text:span><text:span text:style-name="T7"> </text:span><text:span text:style-name="T35">nullptr</text:span>);</text:p>
      <text:p text:style-name="КОД"><text:span text:style-name="T7"><text:s text:c="4"/></text:span><text:span text:style-name="T25">//</text:span><text:span text:style-name="T7"> </text:span><text:span text:style-name="T25">есть</text:span><text:span text:style-name="T7"> </text:span><text:span text:style-name="T25">ли</text:span><text:span text:style-name="T7"> </text:span><text:span text:style-name="T25">у</text:span><text:span text:style-name="T7"> </text:span><text:span text:style-name="T25">неё</text:span><text:span text:style-name="T7"> </text:span><text:span text:style-name="T25">данные</text:span></text:p>
      <text:p text:style-name="КОД"><text:span text:style-name="T7"><text:s text:c="4"/></text:span><text:span text:style-name="T32">assert</text:span>(<text:span text:style-name="T14">v2</text:span><text:span text:style-name="T19">-&gt;data</text:span>()<text:span text:style-name="T7"> </text:span>!=<text:span text:style-name="T7"> </text:span><text:span text:style-name="T35">nullptr</text:span>);</text:p>
      <text:p text:style-name="КОД"><text:span text:style-name="T7"><text:s text:c="4"/></text:span><text:span text:style-name="T25">//</text:span><text:span text:style-name="T7"> </text:span><text:span text:style-name="T25">верны</text:span><text:span text:style-name="T7"> </text:span><text:span text:style-name="T25">ли</text:span><text:span text:style-name="T7"> </text:span><text:span text:style-name="T25">данные</text:span></text:p>
      <text:p text:style-name="КОД"><text:span text:style-name="T7"><text:s text:c="4"/></text:span><text:span text:style-name="T32">assert</text:span>(*(<text:span text:style-name="T2">IntType</text:span>*)<text:span text:style-name="T14">v2</text:span><text:span text:style-name="T19">-&gt;data</text:span>()<text:span text:style-name="T7"> </text:span>==<text:span text:style-name="T7"> </text:span><text:span text:style-name="T14">value1</text:span>);</text:p>
      <text:p text:style-name="КОД">}</text:p>
      <text:p text:style-name="Horizontal_20_Line"/>
      <text:p text:style-name="P119"><text:span text:style-name="T111">Т.к. кода довольно много, с</text:span> текущим содержимым классов лучше ознакомиться в файлах архива: EScriptEngine-<text:span text:style-name="T112">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5">void</text:span><text:span text:style-name="T7"> </text:span><text:span text:style-name="T2">CodeGen_Test</text:span>::<text:span text:style-name="T20">test_simpleExpression</text:span>()</text:p>
      <text:p text:style-name="КОД">{</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10;"</text:span>;</text:p>
      <text:p text:style-name="КОД"><text:span text:style-name="T7"><text:s text:c="4"/></text:span><text:span text:style-name="T14">engine</text:span>.<text:span text:style-name="T19">eval</text:span>(<text:span text:style-name="T14">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13">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5">void</text:span><text:span text:style-name="T7"> </text:span><text:span text:style-name="T2">Parser</text:span>::<text:span text:style-name="T20">expected</text:span>(<text:span text:style-name="T2">Token</text:span><text:span text:style-name="T7"> </text:span><text:span text:style-name="T14">expectedToken</text:span>)</text:p>
      <text:p text:style-name="КОД">{</text:p>
      <text:p text:style-name="КОД"><text:span text:style-name="T7"><text:s text:c="4"/></text:span><text:span text:style-name="T35">if</text:span><text:span text:style-name="T7"> </text:span>(<text:span text:style-name="T19">lookahead</text:span>()<text:span text:style-name="T7"> </text:span>!=<text:span text:style-name="T7"> </text:span><text:span text:style-name="T14">expectedToken</text:span>) // <text:span text:style-name="T114">добавим это условие</text:span></text:p>
      <text:p text:style-name="КОД"><text:span text:style-name="T7"><text:s text:c="8"/></text:span><text:span text:style-name="T19">error</text:span>(<text:span text:style-name="T25">"Expected "</text:span><text:span text:style-name="T7"> </text:span><text:span text:style-name="T19">+</text:span><text:span text:style-name="T7"> </text:span><text:span text:style-name="T2">TokenName</text:span>::<text:span text:style-name="T19">toString</text:span>(<text:span text:style-name="T14">expectedToken</text:span>));</text:p>
      <text:p text:style-name="КОД">}</text:p>
      <text:p text:style-name="Horizontal_20_Line"/>
      <text:p text:style-name="P121">и добавим проверку на входе:</text:p>
      <text:p text:style-name="КОД"><text:span text:style-name="T35">void</text:span><text:span text:style-name="T7"> </text:span>Parser::Variable()</text:p>
      <text:p text:style-name="КОД">{</text:p>
      <text:p text:style-name="КОД"><text:span text:style-name="T7"><text:s text:c="4"/></text:span><text:span text:style-name="T19">expected</text:span>(<text:span text:style-name="T2">Token</text:span>::<text:span text:style-name="T2">Identifier</text:span>);</text:p>
      <text:p text:style-name="КОД"><text:span text:style-name="T7"><text:s text:c="4"/></text:span><text:span text:style-name="T19">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5">const</text:span><text:span text:style-name="T7"> </text:span><text:span text:style-name="T2">u32string</text:span><text:span text:style-name="T7"> </text:span>&amp;<text:span text:style-name="T2">Parser</text:span>::<text:span text:style-name="T20">tokenText</text:span>()<text:span text:style-name="T7"> </text:span><text:span text:style-name="T35">const</text:span></text:p>
      <text:p text:style-name="КОД">{</text:p>
      <text:p text:style-name="КОД"><text:span text:style-name="T7"><text:s text:c="4"/></text:span><text:span text:style-name="T35">return</text:span><text:span text:style-name="T7"> </text:span><text:span text:style-name="T51">_lexer</text:span><text:span text:style-name="T19">-&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20">Parser</text:span>(<text:span text:style-name="T2">std</text:span>::<text:span text:style-name="T2">shared_ptr</text:span>&lt;<text:span text:style-name="T2">Unit</text:span>&gt;<text:span text:style-name="T7"> </text:span><text:span text:style-name="T10">&amp;</text:span><text:span text:style-name="T14">unit</text:span>)</text:p>
      <text:p text:style-name="КОД"><text:span text:style-name="T7"><text:s text:c="4"/></text:span>:<text:span text:style-name="T7"> </text:span><text:span text:style-name="T51">_unit</text:span>(<text:span text:style-name="T14">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20">currentSymbolTable</text:span>()</text:p>
      <text:p text:style-name="КОД">{</text:p>
      <text:p text:style-name="КОД"><text:span text:style-name="T7"><text:s text:c="4"/></text:span><text:span text:style-name="T35">return</text:span><text:span text:style-name="T7"> </text:span><text:span text:style-name="T51">_unit</text:span><text:span text:style-name="T19">-&gt;block</text:span>()<text:span text:style-name="T19">-&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5">void</text:span><text:span text:style-name="T7"> </text:span><text:span text:style-name="T2">Parser</text:span>::<text:span text:style-name="T20">Variable</text:span>()</text:p>
      <text:p text:style-name="КОД">{<text:span text:style-name="T7"> </text:span><text:span text:style-name="T25">//</text:span><text:span text:style-name="T7"> </text:span><text:span text:style-name="T25">это</text:span><text:span text:style-name="T7"> </text:span><text:span text:style-name="T25">правило</text:span><text:span text:style-name="T7"> </text:span><text:span text:style-name="T25">исключительно</text:span><text:span text:style-name="T7"> </text:span><text:span text:style-name="T25">для</text:span><text:span text:style-name="T7"> </text:span><text:span text:style-name="T25">l-value</text:span></text:p>
      <text:p text:style-name="КОД"><text:span text:style-name="T7"><text:s text:c="4"/></text:span><text:span text:style-name="T19">expected</text:span>(<text:span text:style-name="T2">Token</text:span>::<text:span text:style-name="T2">Identifier</text:span>);</text:p>
      <text:p text:style-name="КОД"><text:span text:style-name="T7"><text:s text:c="4"/></text:span><text:span text:style-name="T35">auto</text:span><text:span text:style-name="T7"> </text:span><text:span text:style-name="T14">id</text:span><text:span text:style-name="T7"> </text:span>=<text:span text:style-name="T7"> </text:span><text:span text:style-name="T19">tokenText</text:span>();</text:p>
      <text:p text:style-name="КОД"><text:span text:style-name="T7"><text:s text:c="4"/></text:span><text:span text:style-name="T25">//</text:span><text:span text:style-name="T7"> </text:span><text:span text:style-name="T25">отыскиваем</text:span><text:span text:style-name="T7"> </text:span><text:span text:style-name="T25">переменную</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4"/></text:span><text:span text:style-name="T35">auto</text:span><text:span text:style-name="T7"> </text:span><text:span text:style-name="T14">symbol</text:span><text:span text:style-name="T7"> </text:span>=<text:span text:style-name="T7"> </text:span><text:span text:style-name="T19">currentSymbolTable</text:span>()<text:span text:style-name="T19">-&gt;find</text:span>(<text:span text:style-name="T14">id</text:span>);</text:p>
      <text:p text:style-name="КОД"><text:span text:style-name="T7"><text:s text:c="4"/></text:span><text:span text:style-name="T35">if</text:span><text:span text:style-name="T7"> </text:span>(!<text:span text:style-name="T14">symbol</text:span>)<text:span text:style-name="T7"> </text:span><text:span text:style-name="T25">//</text:span><text:span text:style-name="T7"> </text:span><text:span text:style-name="T25">или</text:span><text:span text:style-name="T7"> </text:span><text:span text:style-name="T25">добавляем</text:span><text:span text:style-name="T7"> </text:span><text:span text:style-name="T25">новую</text:span><text:span text:style-name="T7"> </text:span><text:span text:style-name="T25">запись</text:span></text:p>
      <text:p text:style-name="КОД"><text:span text:style-name="T7"><text:s text:c="8"/></text:span><text:span text:style-name="T19">currentSymbolTable</text:span>()<text:span text:style-name="T19">-&gt;add</text:span>(<text:span text:style-name="T14">id</text:span>);</text:p>
      <text:p text:style-name="КОД"><text:span text:style-name="T7"><text:s text:c="4"/></text:span><text:span text:style-name="T19">match</text:span>(<text:span text:style-name="T2">Token</text:span>::<text:span text:style-name="T2">Identifier</text:span>);</text:p>
      <text:p text:style-name="КОД">}</text:p>
      <text:p text:style-name="Horizontal_20_Line"/>
      <text:p text:style-name="P125"><text:span text:style-name="T115">Переменная добавлена в таблицу символов. Чтобы выполнить присваивание, нужно как-то передать её в вызывающую функцию, т. е. в </text:span>AssignStatement(). <text:span text:style-name="T115">Воспользуемся стеком:</text:span></text:p>
      <text:p text:style-name="КОД"><text:span text:style-name="T35">class</text:span><text:span text:style-name="T7"> </text:span><text:span text:style-name="T32">ESCRIPT_EXPORT</text:span><text:span text:style-name="T7"> </text:span><text:span text:style-name="T3">Parser</text:span></text:p>
      <text:p text:style-name="КОД">{</text:p>
      <text:p text:style-name="КОД"><text:span text:style-name="T35">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1">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5">void</text:span><text:span text:style-name="T7"> </text:span><text:span text:style-name="T2">Parser</text:span>::<text:span text:style-name="T20">Variable</text:span>()</text:p>
      <text:p text:style-name="КОД">{<text:span text:style-name="T7"> </text:span><text:span text:style-name="T25">//</text:span><text:span text:style-name="T7"> </text:span><text:span text:style-name="T25">это</text:span><text:span text:style-name="T7"> </text:span><text:span text:style-name="T25">правило</text:span><text:span text:style-name="T7"> </text:span><text:span text:style-name="T25">исключительно</text:span><text:span text:style-name="T7"> </text:span><text:span text:style-name="T25">для</text:span><text:span text:style-name="T7"> </text:span><text:span text:style-name="T25">l-value</text:span></text:p>
      <text:p text:style-name="КОД"><text:span text:style-name="T7"><text:s text:c="4"/></text:span><text:span text:style-name="T19">expected</text:span>(<text:span text:style-name="T2">Token</text:span>::<text:span text:style-name="T2">Identifier</text:span>);</text:p>
      <text:p text:style-name="КОД"><text:span text:style-name="T7"><text:s text:c="4"/></text:span><text:span text:style-name="T35">auto</text:span><text:span text:style-name="T7"> </text:span><text:span text:style-name="T14">id</text:span><text:span text:style-name="T7"> </text:span>=<text:span text:style-name="T7"> </text:span><text:span text:style-name="T19">tokenText</text:span>();</text:p>
      <text:p text:style-name="КОД"><text:span text:style-name="T7"><text:s text:c="4"/></text:span><text:span text:style-name="T25">//</text:span><text:span text:style-name="T7"> </text:span><text:span text:style-name="T25">отыскиваем</text:span><text:span text:style-name="T7"> </text:span><text:span text:style-name="T25">переменную</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4"/></text:span><text:span text:style-name="T35">auto</text:span><text:span text:style-name="T7"> </text:span><text:span text:style-name="T14">symbol</text:span><text:span text:style-name="T7"> </text:span>=<text:span text:style-name="T7"> </text:span><text:span text:style-name="T19">currentSymbolTable</text:span>()<text:span text:style-name="T19">-&gt;find</text:span>(<text:span text:style-name="T14">id</text:span>);</text:p>
      <text:p text:style-name="КОД"><text:span text:style-name="T7"><text:s text:c="4"/></text:span><text:span text:style-name="T35">if</text:span><text:span text:style-name="T7"> </text:span>(!<text:span text:style-name="T14">symbol</text:span>)<text:span text:style-name="T7"> </text:span><text:span text:style-name="T25">//</text:span><text:span text:style-name="T7"> </text:span><text:span text:style-name="T25">или</text:span><text:span text:style-name="T7"> </text:span><text:span text:style-name="T25">добавляем</text:span><text:span text:style-name="T7"> </text:span><text:span text:style-name="T25">новую</text:span><text:span text:style-name="T7"> </text:span><text:span text:style-name="T25">запись</text:span></text:p>
      <text:p text:style-name="КОД"><text:span text:style-name="T7"><text:s text:c="8"/></text:span><text:span text:style-name="T14">symbol</text:span><text:span text:style-name="T7"> </text:span><text:span text:style-name="T19">=</text:span><text:span text:style-name="T7"> </text:span><text:span text:style-name="T19">currentSymbolTable</text:span>()<text:span text:style-name="T19">-&gt;add</text:span>(<text:span text:style-name="T14">id</text:span>);</text:p>
      <text:p text:style-name="КОД"><text:span text:style-name="T7"><text:s text:c="4"/></text:span><text:span text:style-name="T51">_variables</text:span>.<text:span text:style-name="T19">push</text:span>(<text:span text:style-name="T14">symbol</text:span>);</text:p>
      <text:p text:style-name="КОД"><text:span text:style-name="T7"><text:s text:c="4"/></text:span><text:span text:style-name="T19">match</text:span>(<text:span text:style-name="T2">Token</text:span>::<text:span text:style-name="T2">Identifier</text:span>);</text:p>
      <text:p text:style-name="КОД">}</text:p>
      <text:p text:style-name="Horizontal_20_Line"/>
      <text:p text:style-name="P153"><text:soft-page-break/>Справа от присваивания <text:span text:style-name="T134">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6">Обратим внимание на то, что функция самого глубокого уровня — это </text:span>Factor(). <text:span text:style-name="T116">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5">void</text:span><text:span text:style-name="T7"> </text:span>Lexer::readNumber(<text:span text:style-name="T35">int</text:span><text:span text:style-name="T7"> </text:span>firstChar)</text:p>
      <text:p text:style-name="КОД">...</text:p>
      <text:p text:style-name="КОД"><text:span text:style-name="T7"><text:s text:c="4"/></text:span><text:span text:style-name="T35">if</text:span><text:span text:style-name="T7"> </text:span>(isReal)<text:span text:style-name="T7"> </text:span>{</text:p>
      <text:p text:style-name="КОД"><text:span text:style-name="T7"><text:s text:c="8"/></text:span><text:span text:style-name="T51">_lastRealNumber</text:span><text:span text:style-name="T7"> </text:span>=<text:span text:style-name="T7"> </text:span><text:span text:style-name="T19">toLongDouble</text:span>(<text:span text:style-name="T51">_tokenText</text:span>);</text:p>
      <text:p text:style-name="КОД"><text:span text:style-name="T7"><text:s text:c="8"/></text:span><text:span text:style-name="T51">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5">else</text:span><text:span text:style-name="T7"> </text:span>{</text:p>
      <text:p text:style-name="КОД"><text:span text:style-name="T7"><text:s text:c="8"/></text:span><text:span text:style-name="T51">_lastIntegerNumber</text:span><text:span text:style-name="T7"> </text:span>=<text:span text:style-name="T7"> </text:span><text:span text:style-name="T19">toLongInteger</text:span>(<text:span text:style-name="T51">_tokenText</text:span>);</text:p>
      <text:p text:style-name="КОД"><text:span text:style-name="T7"><text:s text:c="8"/></text:span><text:span text:style-name="T51">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5">long</text:span><text:span text:style-name="T7"> </text:span><text:span text:style-name="T35">long</text:span><text:span text:style-name="T7"> </text:span>Lexer::toLongInteger(<text:span text:style-name="T35">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5">char32_t</text:span>&gt;,<text:span text:style-name="T7"> </text:span><text:span text:style-name="T35">char32_t</text:span>&gt;<text:span text:style-name="T7"> </text:span><text:span text:style-name="T14">convert</text:span>;</text:p>
      <text:p text:style-name="КОД"><text:span text:style-name="T7"><text:s text:c="4"/></text:span><text:span text:style-name="T35">return</text:span><text:span text:style-name="T7"> </text:span><text:span text:style-name="T2">std</text:span>::<text:span text:style-name="T19">stoll</text:span>(<text:span text:style-name="T14">convert</text:span>.<text:span text:style-name="T19">to_bytes</text:span>(<text:span text:style-name="T14">s</text:span>));</text:p>
      <text:p text:style-name="КОД">}</text:p>
      <text:p text:style-name="КОД"><text:span text:style-name="T35">long</text:span><text:span text:style-name="T7"> </text:span><text:span text:style-name="T35">double</text:span><text:span text:style-name="T7"> </text:span><text:span text:style-name="T2">Lexer</text:span>::<text:span text:style-name="T20">toLongDouble</text:span>(<text:span text:style-name="T35">const</text:span><text:span text:style-name="T7"> </text:span><text:span text:style-name="T2">std</text:span>::<text:span text:style-name="T2">u32string</text:span><text:span text:style-name="T7"> </text:span>&amp;<text:span text:style-name="T14">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5">char32_t</text:span>&gt;,<text:span text:style-name="T7"> </text:span><text:span text:style-name="T35">char32_t</text:span>&gt;<text:span text:style-name="T7"> </text:span><text:span text:style-name="T14">convert</text:span>;</text:p>
      <text:p text:style-name="КОД"><text:span text:style-name="T7"><text:s text:c="4"/></text:span><text:span text:style-name="T35">return</text:span><text:span text:style-name="T7"> </text:span><text:span text:style-name="T2">std</text:span>::<text:span text:style-name="T19">stold</text:span>(<text:span text:style-name="T14">convert</text:span>.<text:span text:style-name="T19">to_bytes</text:span>(<text:span text:style-name="T14">s</text:span>));</text:p>
      <text:p text:style-name="КОД">}</text:p>
      <text:p text:style-name="Horizontal_20_Line"/>
      <text:p text:style-name="P131">Добавим стеки:</text:p>
      <text:p text:style-name="КОД"><text:span text:style-name="T35">class</text:span><text:span text:style-name="T7"> </text:span><text:span text:style-name="T32">ESCRIPT_EXPORT</text:span><text:span text:style-name="T7"> </text:span><text:span text:style-name="T3">Parser</text:span></text:p>
      <text:p text:style-name="КОД">{</text:p>
      <text:p text:style-name="КОД"><text:span text:style-name="T35">private</text:span>:</text:p>
      <text:p text:style-name="КОД"><text:span text:style-name="T7"><text:s text:c="4"/></text:span><text:span text:style-name="T6">...</text:span></text:p>
      <text:p text:style-name="КОД"><text:span text:style-name="T7"><text:s text:c="4"/></text:span><text:span text:style-name="T25">//</text:span><text:span text:style-name="T7"> </text:span><text:span text:style-name="T25">стек</text:span><text:span text:style-name="T7"> </text:span><text:span text:style-name="T25">для</text:span><text:span text:style-name="T7"> </text:span><text:span text:style-name="T25">типа</text:span><text:span text:style-name="T7"> </text:span><text:span text:style-name="T25">обнаруженного</text:span><text:span text:style-name="T7"> </text:span><text:span text:style-name="T25">символа</text:span></text:p>
      <text:p text:style-name="КОД"><text:span text:style-name="T7"><text:s text:c="4"/></text:span><text:span text:style-name="T2">std</text:span>::<text:span text:style-name="T2">stack</text:span>&lt;<text:span text:style-name="T2">SymbolType</text:span>&gt;<text:span text:style-name="T7"> </text:span><text:span text:style-name="T51">_types</text:span>;</text:p>
      <text:p text:style-name="КОД"><text:span text:style-name="T7"><text:s text:c="4"/></text:span><text:span text:style-name="T25">//</text:span><text:span text:style-name="T7"> </text:span><text:span text:style-name="T25">стек</text:span><text:span text:style-name="T7"> </text:span><text:span text:style-name="T25">для</text:span><text:span text:style-name="T7"> </text:span><text:span text:style-name="T25">обнаруженных</text:span><text:span text:style-name="T7"> </text:span><text:span text:style-name="T25">переменных</text:span><text:span text:style-name="T7"> </text:span><text:span text:style-name="T25">в</text:span><text:span text:style-name="T7"> </text:span><text:span text:style-name="T25">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1">_variables</text:span>;</text:p>
      <text:p text:style-name="КОД"><text:span text:style-name="T7"><text:s text:c="4"/></text:span><text:span text:style-name="T25">//</text:span><text:span text:style-name="T7"> </text:span><text:span text:style-name="T25">стек</text:span><text:span text:style-name="T7"> </text:span><text:span text:style-name="T25">для</text:span><text:span text:style-name="T7"> </text:span><text:span text:style-name="T25">обнаруженных</text:span><text:span text:style-name="T7"> </text:span><text:span text:style-name="T25">целых</text:span><text:span text:style-name="T7"> </text:span><text:span text:style-name="T25">чисел</text:span><text:span text:style-name="T7"> </text:span><text:span text:style-name="T25">в</text:span><text:span text:style-name="T7"> </text:span><text:span text:style-name="T25">выражениях</text:span></text:p>
      <text:p text:style-name="КОД"><text:span text:style-name="T7"><text:s text:c="4"/></text:span><text:span text:style-name="T2">std</text:span>::<text:span text:style-name="T2">stack</text:span>&lt;<text:span text:style-name="T2">IntType</text:span>&gt;<text:span text:style-name="T7"> </text:span><text:span text:style-name="T51">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5">void</text:span><text:span text:style-name="T7"> </text:span>Parser::pushInt(IntType<text:span text:style-name="T7"> </text:span>value)</text:p>
      <text:p text:style-name="КОД">{</text:p>
      <text:p text:style-name="КОД"><text:span text:style-name="T7"><text:s text:c="4"/></text:span><text:span text:style-name="T51">_integers</text:span>.<text:span text:style-name="T19">push</text:span>(<text:span text:style-name="T14">value</text:span>);</text:p>
      <text:p text:style-name="КОД"><text:span text:style-name="T7"><text:s text:c="4"/></text:span><text:span text:style-name="T51">_types</text:span>.<text:span text:style-name="T19">push</text:span>(<text:span text:style-name="T2">SymbolType</text:span>::<text:span text:style-name="T2">Integer</text:span>);</text:p>
      <text:p text:style-name="КОД">}</text:p>
      <text:p text:style-name="КОД"><text:span text:style-name="T35">void</text:span><text:span text:style-name="T7"> </text:span><text:span text:style-name="T2">Parser</text:span>::<text:span text:style-name="T20">pushVariable</text:span>(<text:span text:style-name="T2">std</text:span>::<text:span text:style-name="T2">shared_ptr</text:span>&lt;<text:span text:style-name="T2">Symbol</text:span>&gt;<text:span text:style-name="T7"> </text:span>&amp;<text:span text:style-name="T14">variable</text:span>)</text:p>
      <text:p text:style-name="КОД">{</text:p>
      <text:p text:style-name="КОД"><text:span text:style-name="T7"><text:s text:c="4"/></text:span><text:span text:style-name="T51">_variables</text:span>.<text:span text:style-name="T19">push</text:span>(<text:span text:style-name="T14">variable</text:span>);</text:p>
      <text:p text:style-name="КОД"><text:span text:style-name="T7"><text:s text:c="4"/></text:span><text:span text:style-name="T51">_types</text:span>.<text:span text:style-name="T19">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5">case</text:span><text:span text:style-name="T7"> </text:span>Token::IntegerNumber:</text:p>
      <text:p text:style-name="КОД"><text:span text:style-name="T7"><text:s text:c="8"/></text:span><text:span text:style-name="T19">pushInt</text:span>(<text:span text:style-name="T51">_lexer</text:span><text:span text:style-name="T19">-&gt;lastIntegerNumber</text:span>());</text:p>
      <text:p text:style-name="КОД"><text:span text:style-name="T7"><text:s text:c="8"/></text:span><text:span text:style-name="T19">next</text:span>();</text:p>
      <text:p text:style-name="КОД"><text:span text:style-name="T7"><text:s text:c="8"/></text:span><text:span text:style-name="T35">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7">функции</text:span> Term() <text:span text:style-name="T117">так же является получение единственного результата с сохранением его где-то ещё.</text:span></text:p>
      <text:p text:style-name="P133"><text:span text:style-name="T117">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7">мы снова получим, что в стеке у нас есть первый операнд, который мы извлечём и, например, сложим в ветке «+».</text:span></text:p>
      <text:p text:style-name="P131"><text:span text:style-name="T135">Вот п</text:span>римерный код, который сгенерируется, <text:span text:style-name="T135">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18">Легко увидеть, что этот код можно очень просто оптимизировать: на этапе оптимизации он будет преобразован в:</text:span></text:p>
      <text:p text:style-name="P135">MOV REGA, число<text:span text:style-name="T135">2</text:span></text:p>
      <text:p text:style-name="P135">MOV REGB, число<text:span text:style-name="T135">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19">Л</text:span>и<text:span text:style-name="T119">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156328320544">
          <table:table-cell table:style-name="Таблица1.A1" office:value-type="string">
            <text:p text:style-name="P395">Форма</text:p>
          </table:table-cell>
          <table:table-cell table:style-name="Таблица1.B1" office:value-type="string">
            <text:p text:style-name="P395">Описание</text:p>
          </table:table-cell>
        </table:table-row>
        <table:table-row table:style-name="TableLine94156328488896">
          <table:table-cell table:style-name="Таблица1.A2" office:value-type="string">
            <text:p text:style-name="P393">t = t1</text:p>
          </table:table-cell>
          <table:table-cell table:style-name="Таблица1.B2" office:value-type="string">
            <text:p text:style-name="P393">Присваивание</text:p>
          </table:table-cell>
        </table:table-row>
        <table:table-row table:style-name="TableLine94156325651360">
          <table:table-cell table:style-name="Таблица1.A2" office:value-type="string">
            <text:p text:style-name="P393">t = число</text:p>
          </table:table-cell>
          <table:table-cell table:style-name="Таблица1.B2" office:value-type="string">
            <text:p text:style-name="P393">Присваивание</text:p>
          </table:table-cell>
        </table:table-row>
        <table:table-row table:style-name="TableLine94156325662096">
          <table:table-cell table:style-name="Таблица1.A2" office:value-type="string">
            <text:p text:style-name="P393">t = t1 + число</text:p>
          </table:table-cell>
          <table:table-cell table:style-name="Таблица1.B2" office:value-type="string">
            <text:p text:style-name="P393">Присваивание со сложением</text:p>
          </table:table-cell>
        </table:table-row>
        <table:table-row table:style-name="TableLine94156325665248">
          <table:table-cell table:style-name="Таблица1.A2" office:value-type="string">
            <text:p text:style-name="P393">t = t1 + t2</text:p>
          </table:table-cell>
          <table:table-cell table:style-name="Таблица1.B2" office:value-type="string">
            <text:p text:style-name="P393">Присваивание со сложением</text:p>
          </table:table-cell>
        </table:table-row>
        <table:table-row table:style-name="TableLine94156325667840">
          <table:table-cell table:style-name="Таблица1.A2" office:value-type="string">
            <text:p text:style-name="P393">t = t1 - число</text:p>
          </table:table-cell>
          <table:table-cell table:style-name="Таблица1.B2" office:value-type="string">
            <text:p text:style-name="P393">Присваивание с вычитанием</text:p>
          </table:table-cell>
        </table:table-row>
        <table:table-row table:style-name="TableLine94156325670896">
          <table:table-cell table:style-name="Таблица1.A2" office:value-type="string">
            <text:p text:style-name="P393">t = t1 - t2</text:p>
          </table:table-cell>
          <table:table-cell table:style-name="Таблица1.B2" office:value-type="string">
            <text:p text:style-name="P393">Присваивание с вычитанием</text:p>
          </table:table-cell>
        </table:table-row>
        <table:table-row table:style-name="TableLine94156325671536">
          <table:table-cell table:style-name="Таблица1.A2" office:value-type="string">
            <text:p text:style-name="P393">t = t1 * число</text:p>
          </table:table-cell>
          <table:table-cell table:style-name="Таблица1.B2" office:value-type="string">
            <text:p text:style-name="P393">Присваивание с умножением</text:p>
          </table:table-cell>
        </table:table-row>
        <table:table-row table:style-name="TableLine94156325678672">
          <table:table-cell table:style-name="Таблица1.A2" office:value-type="string">
            <text:p text:style-name="P393">t = t1 * t2</text:p>
          </table:table-cell>
          <table:table-cell table:style-name="Таблица1.B2" office:value-type="string">
            <text:p text:style-name="P393">Присваивание с умножением</text:p>
          </table:table-cell>
        </table:table-row>
        <table:table-row table:style-name="TableLine94156325681744">
          <table:table-cell table:style-name="Таблица1.A2" office:value-type="string">
            <text:p text:style-name="P393">t = t1 / число</text:p>
          </table:table-cell>
          <table:table-cell table:style-name="Таблица1.B2" office:value-type="string">
            <text:p text:style-name="P393">Присваивание с делением</text:p>
          </table:table-cell>
        </table:table-row>
        <table:table-row table:style-name="TableLine94156325682272">
          <table:table-cell table:style-name="Таблица1.A2" office:value-type="string">
            <text:p text:style-name="P393">t = t1 / t2</text:p>
          </table:table-cell>
          <table:table-cell table:style-name="Таблица1.B2" office:value-type="string">
            <text:p text:style-name="P393">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156328470224">
          <table:table-cell table:style-name="Таблица2.A1" office:value-type="string">
            <text:p text:style-name="P396">Тип операции</text:p>
          </table:table-cell>
          <table:table-cell table:style-name="Таблица2.A1" office:value-type="string">
            <text:p text:style-name="P396">Целевая переменная</text:p>
          </table:table-cell>
          <table:table-cell table:style-name="Таблица2.A1" office:value-type="string">
            <text:p text:style-name="P396">Операнд 1</text:p>
          </table:table-cell>
          <table:table-cell table:style-name="Таблица2.D1" office:value-type="string">
            <text:p text:style-name="P396">Операнд 2</text:p>
          </table:table-cell>
        </table:table-row>
      </table:table>
      <text:p text:style-name="P137">Например:</text:p>
      <text:p text:style-name="P394">t = t1 + число</text:p>
      <table:table table:name="Таблица3" table:style-name="Таблица3">
        <table:table-column table:style-name="Таблица3.A" table:number-columns-repeated="3"/>
        <table:table-column table:style-name="Таблица3.D"/>
        <table:table-row table:style-name="TableLine94156325683056">
          <table:table-cell table:style-name="Таблица3.A1" office:value-type="string">
            <text:p text:style-name="P396">ADD</text:p>
          </table:table-cell>
          <table:table-cell table:style-name="Таблица3.A1" office:value-type="string">
            <text:p text:style-name="P396">t</text:p>
          </table:table-cell>
          <table:table-cell table:style-name="Таблица3.A1" office:value-type="string">
            <text:p text:style-name="P396">t1</text:p>
          </table:table-cell>
          <table:table-cell table:style-name="Таблица3.D1" office:value-type="string">
            <text:p text:style-name="P396">число</text:p>
          </table:table-cell>
        </table:table-row>
      </table:table>
      <text:p text:style-name="P386"/>
      <text:p text:style-name="P138">Для генерации промежуточного кода создадим класс ICodeEmitter:</text:p>
      <text:p text:style-name="КОД">#<text:span text:style-name="T32">ifndef</text:span><text:span text:style-name="T7"> </text:span><text:span text:style-name="T32">ICODEEMITTER_H</text:span></text:p>
      <text:p text:style-name="КОД">#<text:span text:style-name="T32">define</text:span><text:span text:style-name="T7"> </text:span><text:span text:style-name="T32">ICODEEMITTER_H</text:span></text:p>
      <text:p text:style-name="КОД">#<text:span text:style-name="T32">include</text:span><text:span text:style-name="T7"> </text:span><text:span text:style-name="T25">"EScript_global.h"</text:span></text:p>
      <text:p text:style-name="КОД">#<text:span text:style-name="T32">include</text:span><text:span text:style-name="T7"> </text:span><text:span text:style-name="T25">"symbol.h"</text:span></text:p>
      <text:p text:style-name="КОД"><text:span text:style-name="T35">namespace</text:span><text:span text:style-name="T7"> </text:span><text:span text:style-name="T3">escript</text:span><text:span text:style-name="T7"> </text:span>{</text:p>
      <text:p text:style-name="КОД"><text:span text:style-name="T35">enum</text:span><text:span text:style-name="T7"> </text:span><text:span text:style-name="T35">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5">//</text:span><text:span text:style-name="T7"> </text:span><text:span text:style-name="T25">op1*op2</text:span></text:p>
      <text:p text:style-name="КОД">};</text:p>
      <text:p text:style-name="КОД">/**</text:p>
      <text:p text:style-name="КОД"><text:span text:style-name="T7"><text:s/></text:span><text:span text:style-name="T32">*</text:span><text:span text:style-name="T7"> </text:span><text:span text:style-name="T34">@brief</text:span><text:span text:style-name="T7"> </text:span><text:span text:style-name="T32">Генератор</text:span><text:span text:style-name="T7"> </text:span><text:span text:style-name="T32">промежуточного</text:span><text:span text:style-name="T7"> </text:span><text:span text:style-name="T32">кода</text:span><text:span text:style-name="T7"> </text:span><text:span text:style-name="T32">(I</text:span><text:span text:style-name="T7"> </text:span><text:span text:style-name="T32">==</text:span><text:span text:style-name="T7"> </text:span><text:span text:style-name="T32">intermediate)</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ICodeEmitter</text:span></text:p>
      <text:p text:style-name="КОД">{</text:p>
      <text:p text:style-name="КОД"><text:span text:style-name="T35">public</text:span>:</text:p>
      <text:p text:style-name="КОД"><text:span text:style-name="T7"><text:s text:c="4"/></text:span><text:span text:style-name="T35">void</text:span><text:span text:style-name="T7"> </text:span><text:span text:style-name="T20">binaryOp</text:span>(<text:span text:style-name="T2">OperationType</text:span><text:span text:style-name="T7"> </text:span><text:span text:style-name="T14">operationType</text:span>,</text:p>
      <text:p text:style-name="КОД"><text:span text:style-name="T7"><text:s text:c="18"/></text:span><text:span text:style-name="T2">std</text:span>::<text:span text:style-name="T2">shared_ptr</text:span>&lt;<text:span text:style-name="T2">Symbol</text:span>&gt;<text:span text:style-name="T7"> </text:span><text:span text:style-name="T14">resultVariable</text:span>,</text:p>
      <text:p text:style-name="КОД"><text:soft-page-break/><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span text:style-name="T35">private</text:span>:</text:p>
      <text:p text:style-name="КОД"><text:span text:style-name="T7"><text:s text:c="4"/></text:span><text:span text:style-name="T35">void</text:span><text:span text:style-name="T7"> </text:span><text:span text:style-name="T20">multiply</text:span>(<text:span text:style-name="T2">std</text:span>::<text:span text:style-name="T2">shared_ptr</text:span>&lt;<text:span text:style-name="T2">Symbol</text:span>&gt;<text:span text:style-name="T7"> </text:span><text:span text:style-name="T14">resultVariable</text:span>,</text:p>
      <text:p text:style-name="КОД"><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ICODEEMITTER_H</text:span></text:p>
      <text:p text:style-name="Horizontal_20_Line"/>
      <text:p text:style-name="КОД">#<text:span text:style-name="T32">include</text:span><text:span text:style-name="T7"> </text:span><text:span text:style-name="T25">"stdafx.h"</text:span></text:p>
      <text:p text:style-name="КОД">#<text:span text:style-name="T32">include</text:span><text:span text:style-name="T7"> </text:span><text:span text:style-name="T25">"icodeemitter.h"</text:span></text:p>
      <text:p text:style-name="КОД"><text:span text:style-name="T35">using</text:span><text:span text:style-name="T7"> </text:span><text:span text:style-name="T2">std</text:span>::<text:span text:style-name="T2">cout</text:span>;</text:p>
      <text:p text:style-name="КОД"><text:span text:style-name="T35">using</text:span><text:span text:style-name="T7"> </text:span><text:span text:style-name="T2">std</text:span>::<text:span text:style-name="T19">endl</text:span>;</text:p>
      <text:p text:style-name="КОД"><text:span text:style-name="T35">namespace</text:span><text:span text:style-name="T7"> </text:span><text:span text:style-name="T3">escript</text:span><text:span text:style-name="T7"> </text:span>{</text:p>
      <text:p text:style-name="КОД"><text:span text:style-name="T35">void</text:span><text:span text:style-name="T7"> </text:span><text:span text:style-name="T2">ICodeEmitter</text:span>::<text:span text:style-name="T20">multiply</text:span>(<text:span text:style-name="T2">std</text:span>::<text:span text:style-name="T2">shared_ptr</text:span>&lt;<text:span text:style-name="T2">Symbol</text:span>&gt;<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9">cout</text:span><text:span text:style-name="T7"> </text:span><text:span text:style-name="T19">&lt;&lt;</text:span><text:span text:style-name="T7"> </text:span><text:span text:style-name="T14">resultVariable</text:span><text:span text:style-name="T19">-&gt;utf8Name</text:span>()<text:span text:style-name="T7"> </text:span><text:span text:style-name="T19">&lt;&lt;</text:span><text:span text:style-name="T7"> </text:span><text:span text:style-name="T25">" := "</text:span>;</text:p>
      <text:p text:style-name="КОД"><text:span text:style-name="T7"><text:s text:c="4"/></text:span><text:span text:style-name="T25">//</text:span><text:span text:style-name="T7"> </text:span><text:span text:style-name="T25">приведение</text:span><text:span text:style-name="T7"> </text:span><text:span text:style-name="T25">типов:</text:span></text:p>
      <text:p text:style-name="КОД"><text:span text:style-name="T7"><text:s text:c="4"/></text:span><text:span text:style-name="T25">//</text:span><text:span text:style-name="T7"> </text:span><text:span text:style-name="T25">int+int-&gt;int</text:span></text:p>
      <text:p text:style-name="КОД"><text:span text:style-name="T7"><text:s text:c="4"/></text:span><text:span text:style-name="T25">//</text:span><text:span text:style-name="T7"> </text:span><text:span text:style-name="T25">real+real-&gt;real</text:span></text:p>
      <text:p text:style-name="КОД"><text:span text:style-name="T7"><text:s text:c="4"/></text:span><text:span text:style-name="T25">//</text:span><text:span text:style-name="T7"> </text:span><text:span text:style-name="T25">int+real-&gt;real</text:span></text:p>
      <text:p text:style-name="КОД"><text:span text:style-name="T7"><text:s text:c="4"/></text:span><text:span text:style-name="T25">//</text:span><text:span text:style-name="T7"> </text:span><text:span text:style-name="T25">string+любой-&gt;string</text:span></text:p>
      <text:p text:style-name="КОД"><text:span text:style-name="T7"><text:s text:c="4"/></text:span><text:span text:style-name="T35">if</text:span><text:span text:style-name="T7"> </text:span>(<text:span text:style-name="T14">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1</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25">" * "</text:span>;</text:p>
      <text:p text:style-name="КОД"><text:span text:style-name="T7"><text:s text:c="4"/></text:span><text:span text:style-name="T35">if</text:span><text:span text:style-name="T7"> </text:span>(<text:span text:style-name="T14">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2</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9">endl</text:span>;</text:p>
      <text:p text:style-name="КОД">}</text:p>
      <text:p text:style-name="КОД"><text:span text:style-name="T35">void</text:span><text:span text:style-name="T7"> </text:span><text:span text:style-name="T2">ICodeEmitter</text:span>::<text:span text:style-name="T20">binaryOp</text:span>(<text:span text:style-name="T2">OperationType</text:span><text:span text:style-name="T7"> </text:span><text:span text:style-name="T14">operationType</text:span>,</text:p>
      <text:p text:style-name="КОД"><text:span text:style-name="T7"><text:s text:c="28"/></text:span><text:span text:style-name="T2">std</text:span>::<text:span text:style-name="T2">shared_ptr</text:span>&lt;<text:span text:style-name="T2">Symbol</text:span>&gt;<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5">switch</text:span><text:span text:style-name="T7"> </text:span>(<text:span text:style-name="T14">operationType</text:span>)<text:span text:style-name="T7"> </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9">multiply</text:span>(<text:span text:style-name="T14">resultVariable</text:span>,<text:span text:style-name="T7"> </text:span><text:span text:style-name="T14">operand1Type</text:span>,<text:span text:style-name="T7"> </text:span><text:span text:style-name="T16">operand1</text:span>,<text:span text:style-name="T7"> </text:span><text:span text:style-name="T14">operand2Type</text:span>,<text:span text:style-name="T7"> </text:span><text:span text:style-name="T16">operand2</text:span>);</text:p>
      <text:p text:style-name="КОД"><text:span text:style-name="T7"><text:s text:c="8"/></text:span><text:span text:style-name="T35">break</text:span>;</text:p>
      <text:p text:style-name="КОД"><text:span text:style-name="T7"><text:s text:c="4"/></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5">void</text:span><text:span text:style-name="T7"> </text:span><text:span text:style-name="T2">Parser</text:span>::<text:span text:style-name="T20">Term</text:span>()</text:p>
      <text:p text:style-name="КОД">{</text:p>
      <text:p text:style-name="КОД"><text:span text:style-name="T7"><text:s text:c="4"/></text:span><text:span text:style-name="T25">//</text:span><text:span text:style-name="T7"> </text:span><text:span text:style-name="T25">временная</text:span><text:span text:style-name="T7"> </text:span><text:span text:style-name="T25">переменная</text:span><text:span text:style-name="T7"> </text:span><text:span text:style-name="T25">для</text:span><text:span text:style-name="T7"> </text:span><text:span text:style-name="T25">генерации</text:span><text:span text:style-name="T7"> </text:span><text:span text:style-name="T25">инструкции</text:span><text:span text:style-name="T7"> </text:span><text:span text:style-name="T25">и</text:span><text:span text:style-name="T7"> </text:span><text:span text:style-name="T25">помещения</text:span><text:span text:style-name="T7"> </text:span><text:span text:style-name="T25">её</text:span><text:span text:style-name="T7"> </text:span><text:span text:style-name="T25">в</text:span><text:span text:style-name="T7"> </text:span><text:span text:style-name="T25">стек</text:span></text:p>
      <text:p text:style-name="КОД"><text:span text:style-name="T7"><text:s text:c="4"/></text:span><text:span text:style-name="T2">std</text:span>::<text:span text:style-name="T2">shared_ptr</text:span>&lt;<text:span text:style-name="T2">Symbol</text:span>&gt;<text:span text:style-name="T7"> </text:span><text:span text:style-name="T14">tmp</text:span>;</text:p>
      <text:p text:style-name="КОД"><text:span text:style-name="T7"><text:s text:c="4"/></text:span><text:span text:style-name="T19">Factor</text:span>();</text:p>
      <text:p text:style-name="КОД"><text:span text:style-name="T7"><text:s text:c="4"/></text:span><text:span text:style-name="T25">//</text:span><text:span text:style-name="T7"> </text:span><text:span text:style-name="T25">в</text:span><text:span text:style-name="T7"> </text:span><text:span text:style-name="T25">стеке</text:span><text:span text:style-name="T7"> </text:span><text:span text:style-name="T25">находится</text:span><text:span text:style-name="T7"> </text:span><text:span text:style-name="T25">результат</text:span><text:span text:style-name="T7"> </text:span><text:span text:style-name="T25">вызова</text:span><text:span text:style-name="T7"> </text:span><text:span text:style-name="T25">Factor(),</text:span><text:span text:style-name="T7"> </text:span><text:span text:style-name="T25">например,</text:span><text:span text:style-name="T7"> </text:span><text:span text:style-name="T25">число.</text:span></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Asterisk</text:span>:<text:span text:style-name="T7"> </text:span><text:span text:style-name="T25">//</text:span><text:span text:style-name="T7"> </text:span><text:span text:style-name="T25">умножение</text:span></text:p>
      <text:p text:style-name="КОД"><text:span text:style-name="T7"><text:s text:c="12"/></text:span><text:span text:style-name="T19">next</text:span>();</text:p>
      <text:p text:style-name="КОД"><text:span text:style-name="T7"><text:s text:c="12"/></text:span><text:span text:style-name="T19">Factor</text:span>();</text:p>
      <text:p text:style-name="КОД"><text:soft-page-break/><text:span text:style-name="T7"><text:s text:c="12"/></text:span><text:span text:style-name="T14">tmp</text:span><text:span text:style-name="T7"> </text:span>=<text:span text:style-name="T7"> </text:span><text:span text:style-name="T19">currentSymbolTable</text:span>()-&gt;<text:span text:style-name="T19">addTemp</text:span>();</text:p>
      <text:p text:style-name="КОД"><text:span text:style-name="T7"><text:s text:c="12"/></text:span><text:span text:style-name="T19">emitBinaryOp</text:span>(<text:span text:style-name="T2">OperationType</text:span>::<text:span text:style-name="T2">Multiply</text:span>,<text:span text:style-name="T7"> </text:span><text:span text:style-name="T16">tmp</text:span>);</text:p>
      <text:p text:style-name="КОД"><text:span text:style-name="T7"><text:s text:c="12"/></text:span><text:span text:style-name="T19">pushVariable</text:span>(<text:span text:style-name="T16">tmp</text:span>);</text:p>
      <text:p text:style-name="КОД"><text:span text:style-name="T7"><text:s text:c="12"/></text:span><text:span text:style-name="T35">continue</text:span>;</text:p>
      <text:p text:style-name="КОД"><text:span text:style-name="T7"><text:s text:c="8"/></text:span><text:span text:style-name="T35">case</text:span><text:span text:style-name="T7"> </text:span><text:span text:style-name="T2">Token</text:span>::<text:span text:style-name="T2">Slash</text:span>:<text:span text:style-name="T7"> </text:span><text:span text:style-name="T25">//</text:span><text:span text:style-name="T7"> </text:span><text:span text:style-name="T25">деление</text:span></text:p>
      <text:p text:style-name="КОД"><text:span text:style-name="T7"><text:s text:c="12"/></text:span><text:span text:style-name="T19">next</text:span>();</text:p>
      <text:p text:style-name="КОД"><text:span text:style-name="T7"><text:s text:c="12"/></text:span><text:span text:style-name="T19">Factor</text:span>();</text:p>
      <text:p text:style-name="КОД"><text:span text:style-name="T7"><text:s text:c="12"/></text:span><text:span text:style-name="T35">continue</text:span>;</text:p>
      <text:p text:style-name="КОД"><text:span text:style-name="T7"><text:s text:c="8"/></text:span><text:span text:style-name="T35">default</text:span>:</text:p>
      <text:p text:style-name="КОД"><text:span text:style-name="T7"><text:s text:c="12"/></text:span><text:span text:style-name="T35">break</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false</text:span>);</text:p>
      <text:p text:style-name="КОД">}</text:p>
      <text:p text:style-name="Horizontal_20_Line"/>
      <text:p text:style-name="P142"><text:span text:style-name="T120">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20">мы извлечём нужное количество операндов и вызовем функцию ICodeEmitter::binaryOp(). Она просто должна напечатать что-то вроде «tmp = 1*2». </text:span></text:p>
      <text:p text:style-name="P142"><text:span text:style-name="T122">Функция выгляд</text:span>ит emitBinaryOp () <text:span text:style-name="T122">так:</text:span></text:p>
      <text:p text:style-name="КОД"><text:span text:style-name="T35">void</text:span><text:span text:style-name="T7"> </text:span><text:span text:style-name="T2">Parser</text:span>::<text:span text:style-name="T20">emitBinaryOp</text:span>(<text:span text:style-name="T2">OperationType</text:span><text:span text:style-name="T7"> </text:span><text:span text:style-name="T14">opType</text:span>,<text:span text:style-name="T7"> </text:span><text:span text:style-name="T2">std</text:span>::<text:span text:style-name="T2">shared_ptr</text:span>&lt;<text:span text:style-name="T2">Symbol</text:span>&gt;<text:span text:style-name="T7"> </text:span>&amp;<text:span text:style-name="T14">tmpVariable</text:span>)</text:p>
      <text:p text:style-name="КОД">{</text:p>
      <text:p text:style-name="КОД"><text:span text:style-name="T7"><text:s text:c="4"/></text:span><text:span text:style-name="T35">switch</text:span><text:span text:style-name="T7"> </text:span>(<text:span text:style-name="T14">opType</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4"/></text:span><text:span text:style-name="T35">case</text:span><text:span text:style-name="T7"> </text:span><text:span text:style-name="T2">OperationType</text:span>::<text:span text:style-name="T2">Multiply</text:span>:<text:span text:style-name="T7"> </text:span>{</text:p>
      <text:p text:style-name="КОД"><text:span text:style-name="T7"><text:s text:c="8"/></text:span><text:span text:style-name="T25">//</text:span><text:span text:style-name="T7"> </text:span><text:span text:style-name="T25">binaryop</text:span></text:p>
      <text:p text:style-name="КОД"><text:span text:style-name="T7"><text:s text:c="8"/></text:span><text:span text:style-name="T25">//</text:span><text:span text:style-name="T7"> </text:span><text:span text:style-name="T25">что</text:span><text:span text:style-name="T7"> </text:span><text:span text:style-name="T25">в</text:span><text:span text:style-name="T7"> </text:span><text:span text:style-name="T25">стеке</text:span><text:span text:style-name="T7"> </text:span><text:span text:style-name="T25">терминалов?</text:span></text:p>
      <text:p text:style-name="КОД"><text:span text:style-name="T7"><text:s text:c="8"/></text:span><text:span text:style-name="T35">auto</text:span><text:span text:style-name="T7"> </text:span><text:span text:style-name="T14">op2Type</text:span><text:span text:style-name="T7"> </text:span>=<text:span text:style-name="T7"> </text:span><text:span text:style-name="T51">_types</text:span>.<text:span text:style-name="T19">top</text:span>();</text:p>
      <text:p text:style-name="КОД"><text:span text:style-name="T7"><text:s text:c="8"/></text:span><text:span text:style-name="T51">_types</text:span>.<text:span text:style-name="T19">pop</text:span>();</text:p>
      <text:p text:style-name="КОД"><text:span text:style-name="T7"><text:s text:c="8"/></text:span><text:span text:style-name="T35">auto</text:span><text:span text:style-name="T7"> </text:span><text:span text:style-name="T14">op1Type</text:span><text:span text:style-name="T7"> </text:span>=<text:span text:style-name="T7"> </text:span><text:span text:style-name="T51">_types</text:span>.<text:span text:style-name="T19">top</text:span>();</text:p>
      <text:p text:style-name="КОД"><text:span text:style-name="T7"><text:s text:c="8"/></text:span><text:span text:style-name="T51">_types</text:span>.<text:span text:style-name="T19">pop</text:span>();</text:p>
      <text:p text:style-name="КОД"><text:span text:style-name="T7"><text:s text:c="8"/></text:span><text:span text:style-name="T25">//</text:span><text:span text:style-name="T7"> </text:span><text:span text:style-name="T25">здесь</text:span><text:span text:style-name="T7"> </text:span><text:span text:style-name="T25">проверка</text:span><text:span text:style-name="T7"> </text:span><text:span text:style-name="T25">типов</text:span><text:span text:style-name="T7"> </text:span><text:span text:style-name="T25">и</text:span><text:span text:style-name="T7"> </text:span><text:span text:style-name="T25">по</text:span><text:span text:style-name="T7"> </text:span><text:span text:style-name="T25">возможности</text:span><text:span text:style-name="T7"> </text:span><text:span text:style-name="T25">результирующий</text:span><text:span text:style-name="T7"> </text:span><text:span text:style-name="T25">тип</text:span></text:p>
      <text:p text:style-name="КОД"><text:span text:style-name="T7"><text:s text:c="8"/></text:span><text:span text:style-name="T25">//</text:span><text:span text:style-name="T7"> </text:span><text:span text:style-name="T25">если</text:span><text:span text:style-name="T7"> </text:span><text:span text:style-name="T25">нет,</text:span><text:span text:style-name="T7"> </text:span><text:span text:style-name="T25">то</text:span><text:span text:style-name="T7"> </text:span><text:span text:style-name="T25">это</text:span><text:span text:style-name="T7"> </text:span><text:span text:style-name="T25">отдаётся</text:span><text:span text:style-name="T7"> </text:span><text:span text:style-name="T25">на</text:span><text:span text:style-name="T7"> </text:span><text:span text:style-name="T25">время</text:span><text:span text:style-name="T7"> </text:span><text:span text:style-name="T25">выполнения</text:span></text:p>
      <text:p text:style-name="КОД"><text:span text:style-name="T7"><text:s text:c="8"/></text:span><text:span text:style-name="T35">void</text:span><text:span text:style-name="T7"> </text:span>*<text:span text:style-name="T14">op1ptr</text:span><text:span text:style-name="T7"> </text:span>=<text:span text:style-name="T7"> </text:span><text:span text:style-name="T35">nullptr</text:span>;</text:p>
      <text:p text:style-name="КОД"><text:span text:style-name="T7"><text:s text:c="8"/></text:span><text:span text:style-name="T35">void</text:span><text:span text:style-name="T7"> </text:span>*<text:span text:style-name="T14">op2ptr</text:span><text:span text:style-name="T7"> </text:span>=<text:span text:style-name="T7"> </text:span><text:span text:style-name="T35">nullptr</text:span>;</text:p>
      <text:p text:style-name="КОД"><text:span text:style-name="T7"><text:s text:c="8"/></text:span><text:span text:style-name="T2">IntType</text:span><text:span text:style-name="T7"> </text:span><text:span text:style-name="T14">iop1</text:span>,<text:span text:style-name="T7"> </text:span><text:span text:style-name="T14">iop2</text:span>;</text:p>
      <text:p text:style-name="КОД"><text:span text:style-name="T7"><text:s text:c="8"/></text:span><text:span text:style-name="T25">//</text:span><text:span text:style-name="T7"> </text:span><text:span text:style-name="T25">обратный</text:span><text:span text:style-name="T7"> </text:span><text:span text:style-name="T25">порядок</text:span></text:p>
      <text:p text:style-name="КОД"><text:span text:style-name="T7"><text:s text:c="8"/></text:span><text:span text:style-name="T35">switch</text:span><text:span text:style-name="T7"> </text:span>(<text:span text:style-name="T14">op2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25">//</text:span><text:span text:style-name="T7"> </text:span><text:span text:style-name="T25">нужно</text:span><text:span text:style-name="T7"> </text:span><text:span text:style-name="T25">временно</text:span><text:span text:style-name="T7"> </text:span><text:span text:style-name="T25">поместить</text:span><text:span text:style-name="T7"> </text:span><text:span text:style-name="T25">число</text:span><text:span text:style-name="T7"> </text:span><text:span text:style-name="T25">куда-нибудь</text:span></text:p>
      <text:p text:style-name="КОД"><text:span text:style-name="T7"><text:s text:c="12"/></text:span><text:span text:style-name="T14">iop2</text:span><text:span text:style-name="T7"> </text:span>=<text:span text:style-name="T7"> </text:span><text:span text:style-name="T51">_integers</text:span>.<text:span text:style-name="T19">top</text:span>();</text:p>
      <text:p text:style-name="КОД"><text:span text:style-name="T7"><text:s text:c="12"/></text:span><text:span text:style-name="T14">op2ptr</text:span><text:span text:style-name="T7"> </text:span>=<text:span text:style-name="T7"> </text:span>&amp;<text:span text:style-name="T14">iop2</text:span>;</text:p>
      <text:p text:style-name="КОД"><text:span text:style-name="T7"><text:s text:c="12"/></text:span><text:span text:style-name="T51">_integers</text:span>.<text:span text:style-name="T19">pop</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Variable</text:span>:</text:p>
      <text:p text:style-name="КОД"><text:span text:style-name="T7"><text:s text:c="12"/></text:span><text:span text:style-name="T25">//</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12"/></text:span><text:span text:style-name="T14">op2ptr</text:span><text:span text:style-name="T7"> </text:span>=<text:span text:style-name="T7"> </text:span><text:span text:style-name="T51">_variables</text:span>.<text:span text:style-name="T19">top</text:span>().<text:span text:style-name="T19">get</text:span>();</text:p>
      <text:p text:style-name="КОД"><text:span text:style-name="T7"><text:s text:c="12"/></text:span><text:span text:style-name="T51">_variables</text:span>.<text:span text:style-name="T19">pop</text:span>();</text:p>
      <text:p text:style-name="КОД"><text:span text:style-name="T7"><text:s text:c="12"/></text:span><text:span text:style-name="T35">break</text:span>;</text:p>
      <text:p text:style-name="КОД"><text:span text:style-name="T7"><text:s text:c="8"/></text:span>}</text:p>
      <text:p text:style-name="КОД"><text:span text:style-name="T7"><text:s text:c="8"/></text:span><text:span text:style-name="T35">switch</text:span><text:span text:style-name="T7"> </text:span>(<text:span text:style-name="T14">op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25">//</text:span><text:span text:style-name="T7"> </text:span><text:span text:style-name="T25">нужно</text:span><text:span text:style-name="T7"> </text:span><text:span text:style-name="T25">временно</text:span><text:span text:style-name="T7"> </text:span><text:span text:style-name="T25">поместить</text:span><text:span text:style-name="T7"> </text:span><text:span text:style-name="T25">число</text:span><text:span text:style-name="T7"> </text:span><text:span text:style-name="T25">куда-нибудь</text:span></text:p>
      <text:p text:style-name="КОД"><text:span text:style-name="T7"><text:s text:c="12"/></text:span><text:span text:style-name="T14">iop1</text:span><text:span text:style-name="T7"> </text:span>=<text:span text:style-name="T7"> </text:span><text:span text:style-name="T51">_integers</text:span>.<text:span text:style-name="T19">top</text:span>();</text:p>
      <text:p text:style-name="КОД"><text:span text:style-name="T7"><text:s text:c="12"/></text:span><text:span text:style-name="T14">op1ptr</text:span><text:span text:style-name="T7"> </text:span>=<text:span text:style-name="T7"> </text:span>&amp;<text:span text:style-name="T14">iop1</text:span>;</text:p>
      <text:p text:style-name="КОД"><text:soft-page-break/><text:span text:style-name="T7"><text:s text:c="12"/></text:span><text:span text:style-name="T51">_integers</text:span>.<text:span text:style-name="T19">pop</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Variable</text:span>:</text:p>
      <text:p text:style-name="КОД"><text:span text:style-name="T7"><text:s text:c="12"/></text:span><text:span text:style-name="T25">//</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12"/></text:span><text:span text:style-name="T14">op1ptr</text:span><text:span text:style-name="T7"> </text:span>=<text:span text:style-name="T7"> </text:span><text:span text:style-name="T51">_variables</text:span>.<text:span text:style-name="T19">top</text:span>().<text:span text:style-name="T19">get</text:span>();</text:p>
      <text:p text:style-name="КОД"><text:span text:style-name="T7"><text:s text:c="12"/></text:span><text:span text:style-name="T51">_variables</text:span>.<text:span text:style-name="T19">pop</text:span>();</text:p>
      <text:p text:style-name="КОД"><text:span text:style-name="T7"><text:s text:c="12"/></text:span><text:span text:style-name="T35">break</text:span>;</text:p>
      <text:p text:style-name="КОД"><text:span text:style-name="T7"><text:s text:c="8"/></text:span>}</text:p>
      <text:p text:style-name="КОД"><text:span text:style-name="T7"><text:s text:c="8"/></text:span><text:span text:style-name="T51">_emitter</text:span><text:span text:style-name="T19">-&gt;binaryOp</text:span>(<text:span text:style-name="T14">opType</text:span>,<text:span text:style-name="T7"> </text:span><text:span text:style-name="T14">tmpVariable</text:span>,</text:p>
      <text:p text:style-name="КОД"><text:span text:style-name="T7"><text:s text:c="27"/></text:span><text:span text:style-name="T14">op1Type</text:span>,<text:span text:style-name="T7"> </text:span><text:span text:style-name="T16">op1ptr</text:span>,<text:span text:style-name="T7"> </text:span><text:span text:style-name="T14">op2Type</text:span>,<text:span text:style-name="T7"> </text:span><text:span text:style-name="T16">op2ptr</text:span>);</text:p>
      <text:p text:style-name="КОД"><text:span text:style-name="T7"><text:s text:c="8"/></text:span><text:span text:style-name="T35">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6">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21">Осталось сделать «+» и присваивание.</text:span></text:p>
      <text:p text:style-name="КОД"><text:span text:style-name="T35">void</text:span><text:span text:style-name="T7"> </text:span><text:span text:style-name="T2">Parser</text:span>::<text:span text:style-name="T20">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4">tmp</text:span>;</text:p>
      <text:p text:style-name="КОД"><text:span text:style-name="T7"><text:s text:c="4"/></text:span><text:span text:style-name="T19">Term</text:span>();</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Plus</text:span>:</text:p>
      <text:p text:style-name="КОД"><text:span text:style-name="T7"><text:s text:c="12"/></text:span><text:span text:style-name="T19">next</text:span>();</text:p>
      <text:p text:style-name="КОД"><text:span text:style-name="T7"><text:s text:c="12"/></text:span><text:span text:style-name="T19">Term</text:span>();</text:p>
      <text:p text:style-name="КОД"><text:span text:style-name="T7"><text:s text:c="12"/></text:span><text:span text:style-name="T14">tmp</text:span><text:span text:style-name="T7"> </text:span><text:span text:style-name="T19">=</text:span><text:span text:style-name="T7"> </text:span><text:span text:style-name="T19">currentSymbolTable</text:span>()<text:span text:style-name="T19">-&gt;addTemp</text:span>();</text:p>
      <text:p text:style-name="КОД"><text:span text:style-name="T7"><text:s text:c="12"/></text:span><text:span text:style-name="T19">emitBinaryOp</text:span>(<text:span text:style-name="T2">OperationType</text:span>::<text:span text:style-name="T2">Add</text:span>,<text:span text:style-name="T7"> </text:span><text:span text:style-name="T16">tmp</text:span>);</text:p>
      <text:p text:style-name="КОД"><text:span text:style-name="T7"><text:s text:c="12"/></text:span><text:span text:style-name="T19">pushVariable</text:span>(<text:span text:style-name="T16">tmp</text:span>);</text:p>
      <text:p text:style-name="КОД"><text:span text:style-name="T7"><text:s text:c="12"/></text:span><text:span text:style-name="T35">continue</text:span>;</text:p>
      <text:p text:style-name="КОД"><text:span text:style-name="T7"><text:s text:c="8"/></text:span><text:span text:style-name="T35">case</text:span><text:span text:style-name="T7"> </text:span><text:span text:style-name="T2">Token</text:span>::<text:span text:style-name="T2">Minus</text:span>:</text:p>
      <text:p text:style-name="КОД"><text:span text:style-name="T7"><text:s text:c="12"/></text:span><text:span text:style-name="T19">next</text:span>();</text:p>
      <text:p text:style-name="КОД"><text:span text:style-name="T7"><text:s text:c="12"/></text:span><text:span text:style-name="T19">Term</text:span>();</text:p>
      <text:p text:style-name="КОД"><text:span text:style-name="T7"><text:s text:c="12"/></text:span><text:span text:style-name="T35">continue</text:span>;</text:p>
      <text:p text:style-name="КОД"><text:span text:style-name="T7"><text:s text:c="8"/></text:span><text:span text:style-name="T35">default</text:span>:</text:p>
      <text:p text:style-name="КОД"><text:span text:style-name="T7"><text:s text:c="12"/></text:span><text:span text:style-name="T35">break</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false</text:span>);</text:p>
      <text:p text:style-name="КОД">}</text:p>
      <text:p text:style-name="Horizontal_20_Line"/>
      <text:p text:style-name="P143">Полный код класса ICodeEmitter:</text:p>
      <text:p text:style-name="КОД">/**</text:p>
      <text:p text:style-name="КОД"><text:span text:style-name="T7"><text:s/></text:span><text:span text:style-name="T32">*</text:span><text:span text:style-name="T7"> </text:span><text:span text:style-name="T34">@file</text:span><text:span text:style-name="T7"> </text:span><text:span text:style-name="T32">icodeemitter.h</text:span></text:p>
      <text:p text:style-name="КОД"><text:span text:style-name="T7"><text:s/></text:span><text:span text:style-name="T32">*</text:span><text:span text:style-name="T7"> </text:span><text:span text:style-name="T34">@brief</text:span><text:span text:style-name="T7"> </text:span><text:span text:style-name="T32">Генератор</text:span><text:span text:style-name="T7"> </text:span><text:span text:style-name="T32">промежуточного</text:span><text:span text:style-name="T7"> </text:span><text:span text:style-name="T32">кода</text:span></text:p>
      <text:p text:style-name="КОД"><text:span text:style-name="T7"><text:s/></text:span><text:span text:style-name="T32">*/</text:span></text:p>
      <text:p text:style-name="КОД">#<text:span text:style-name="T32">ifndef</text:span><text:span text:style-name="T7"> </text:span><text:span text:style-name="T32">ICODEEMITTER_H</text:span></text:p>
      <text:p text:style-name="КОД">#<text:span text:style-name="T32">define</text:span><text:span text:style-name="T7"> </text:span><text:span text:style-name="T32">ICODEEMITTER_H</text:span></text:p>
      <text:p text:style-name="КОД">#<text:span text:style-name="T32">include</text:span><text:span text:style-name="T7"> </text:span><text:span text:style-name="T25">"EScript_global.h"</text:span></text:p>
      <text:p text:style-name="КОД"><text:soft-page-break/>#<text:span text:style-name="T32">include</text:span><text:span text:style-name="T7"> </text:span><text:span text:style-name="T25">"symbol.h"</text:span></text:p>
      <text:p text:style-name="КОД"><text:span text:style-name="T35">namespace</text:span><text:span text:style-name="T7"> </text:span><text:span text:style-name="T3">escript</text:span><text:span text:style-name="T7"> </text:span>{</text:p>
      <text:p text:style-name="КОД"><text:span text:style-name="T35">enum</text:span><text:span text:style-name="T7"> </text:span><text:span text:style-name="T35">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5">//</text:span><text:span text:style-name="T7"> </text:span><text:span text:style-name="T25">op1*op2</text:span></text:p>
      <text:p text:style-name="КОД"><text:span text:style-name="T7"><text:s text:c="4"/></text:span><text:span text:style-name="T2">Add</text:span>,<text:span text:style-name="T7"> <text:s text:c="11"/></text:span><text:span text:style-name="T25">//</text:span><text:span text:style-name="T7"> </text:span><text:span text:style-name="T25">op1+op2</text:span></text:p>
      <text:p text:style-name="КОД">};</text:p>
      <text:p text:style-name="КОД">/**</text:p>
      <text:p text:style-name="КОД"><text:span text:style-name="T7"><text:s/></text:span><text:span text:style-name="T32">*</text:span><text:span text:style-name="T7"> </text:span><text:span text:style-name="T34">@brief</text:span><text:span text:style-name="T7"> </text:span><text:span text:style-name="T32">Генератор</text:span><text:span text:style-name="T7"> </text:span><text:span text:style-name="T32">промежуточного</text:span><text:span text:style-name="T7"> </text:span><text:span text:style-name="T32">кода</text:span></text:p>
      <text:p text:style-name="КОД"><text:span text:style-name="T7"><text:s/></text:span><text:span text:style-name="T32">*</text:span><text:span text:style-name="T7"> </text:span><text:span text:style-name="T34">@details</text:span><text:span text:style-name="T7"> </text:span><text:span text:style-name="T32">(I</text:span><text:span text:style-name="T7"> </text:span><text:span text:style-name="T32">==</text:span><text:span text:style-name="T7"> </text:span><text:span text:style-name="T32">intermediate),</text:span><text:span text:style-name="T7"> </text:span><text:span text:style-name="T32">не</text:span><text:span text:style-name="T7"> </text:span><text:span text:style-name="T32">интерфейс.</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ICodeEmitter</text:span></text:p>
      <text:p text:style-name="КОД">{</text:p>
      <text:p text:style-name="КОД"><text:span text:style-name="T35">public</text:span>:</text:p>
      <text:p text:style-name="КОД"><text:span text:style-name="T7"><text:s text:c="4"/></text:span><text:span text:style-name="T35">void</text:span><text:span text:style-name="T7"> </text:span><text:span text:style-name="T20">binaryOp</text:span>(<text:span text:style-name="T2">OperationType</text:span><text:span text:style-name="T7"> </text:span><text:span text:style-name="T14">operationType</text:span>,</text:p>
      <text:p text:style-name="КОД"><text:span text:style-name="T7"><text:s text:c="18"/></text:span><text:span text:style-name="T2">std</text:span>::<text:span text:style-name="T2">shared_ptr</text:span>&lt;<text:span text:style-name="T2">Symbol</text:span>&gt;<text:span text:style-name="T7"> </text:span><text:span text:style-name="T14">resultVariable</text:span>,</text:p>
      <text:p text:style-name="КОД"><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span text:style-name="T7"><text:s text:c="4"/></text:span><text:span text:style-name="T35">void</text:span><text:span text:style-name="T7"> </text:span><text:span text:style-name="T20">assign</text:span>(<text:span text:style-name="T2">Symbol</text:span><text:span text:style-name="T7"> </text:span>*<text:span text:style-name="T14">lvalue</text:span>,<text:span text:style-name="T7"> </text:span><text:span text:style-name="T2">SymbolType</text:span><text:span text:style-name="T7"> </text:span><text:span text:style-name="T14">rvalueType</text:span>,<text:span text:style-name="T7"> </text:span><text:span text:style-name="T35">void</text:span><text:span text:style-name="T7"> </text:span>*<text:span text:style-name="T14">rvalue</text:span>);</text:p>
      <text:p text:style-name="КОД"><text:span text:style-name="T35">private</text:span>:</text:p>
      <text:p text:style-name="КОД"><text:span text:style-name="T7"><text:s text:c="4"/></text:span><text:span text:style-name="T35">void</text:span><text:span text:style-name="T7"> </text:span><text:span text:style-name="T20">multiply</text:span>(<text:span text:style-name="T2">std</text:span>::<text:span text:style-name="T2">shared_ptr</text:span>&lt;<text:span text:style-name="T2">Symbol</text:span>&gt;<text:span text:style-name="T7"> </text:span><text:span text:style-name="T14">resultVariable</text:span>,</text:p>
      <text:p text:style-name="КОД"><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span text:style-name="T7"><text:s text:c="4"/></text:span><text:span text:style-name="T35">void</text:span><text:span text:style-name="T7"> </text:span><text:span text:style-name="T20">add</text:span>(<text:span text:style-name="T2">std</text:span>::<text:span text:style-name="T2">shared_ptr</text:span>&lt;<text:span text:style-name="T2">Symbol</text:span>&gt;<text:span text:style-name="T7"> </text:span><text:span text:style-name="T14">resultVariable</text:span>,</text:p>
      <text:p text:style-name="КОД"><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ICODEEMITTER_H</text:span></text:p>
      <text:p text:style-name="Horizontal_20_Line"/>
      <text:p text:style-name="КОД">/**</text:p>
      <text:p text:style-name="КОД"><text:span text:style-name="T7"><text:s/></text:span><text:span text:style-name="T32">*</text:span><text:span text:style-name="T7"> </text:span><text:span text:style-name="T34">@file</text:span><text:span text:style-name="T7"> </text:span><text:span text:style-name="T32">icodeemitter.cpp</text:span></text:p>
      <text:p text:style-name="КОД"><text:span text:style-name="T7"><text:s/></text:span><text:span text:style-name="T32">*</text:span><text:span text:style-name="T7"> </text:span><text:span text:style-name="T34">@brief</text:span><text:span text:style-name="T7"> </text:span><text:span text:style-name="T32">Генератор</text:span><text:span text:style-name="T7"> </text:span><text:span text:style-name="T32">промежуточного</text:span><text:span text:style-name="T7"> </text:span><text:span text:style-name="T32">кода</text:span><text:span text:style-name="T7"> </text:span><text:span text:style-name="T32">-</text:span><text:span text:style-name="T7"> </text:span><text:span text:style-name="T32">реализация</text:span></text:p>
      <text:p text:style-name="КОД"><text:span text:style-name="T7"><text:s/></text:span><text:span text:style-name="T32">*/</text:span></text:p>
      <text:p text:style-name="КОД">#<text:span text:style-name="T32">include</text:span><text:span text:style-name="T7"> </text:span><text:span text:style-name="T25">"stdafx.h"</text:span></text:p>
      <text:p text:style-name="КОД"><text:span text:style-name="T32">#include</text:span><text:span text:style-name="T7"> </text:span><text:span text:style-name="T25">"icodeemitter.h"</text:span></text:p>
      <text:p text:style-name="КОД"><text:span text:style-name="T35">using</text:span><text:span text:style-name="T7"> </text:span><text:span text:style-name="T2">std</text:span>::<text:span text:style-name="T2">cout</text:span>;</text:p>
      <text:p text:style-name="КОД"><text:span text:style-name="T35">using</text:span><text:span text:style-name="T7"> </text:span><text:span text:style-name="T2">std</text:span>::<text:span text:style-name="T19">endl</text:span>;</text:p>
      <text:p text:style-name="КОД"><text:span text:style-name="T35">namespace</text:span><text:span text:style-name="T7"> </text:span><text:span text:style-name="T3">escript</text:span><text:span text:style-name="T7"> </text:span>{</text:p>
      <text:p text:style-name="КОД"><text:span text:style-name="T35">void</text:span><text:span text:style-name="T7"> </text:span><text:span text:style-name="T2">ICodeEmitter</text:span>::<text:span text:style-name="T20">multiply</text:span>(<text:span text:style-name="T2">std</text:span>::<text:span text:style-name="T2">shared_ptr</text:span>&lt;<text:span text:style-name="T2">Symbol</text:span>&gt;<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9">cout</text:span><text:span text:style-name="T7"> </text:span><text:span text:style-name="T19">&lt;&lt;</text:span><text:span text:style-name="T7"> </text:span><text:span text:style-name="T14">resultVariable</text:span><text:span text:style-name="T19">-&gt;utf8Name</text:span>()<text:span text:style-name="T7"> </text:span><text:span text:style-name="T19">&lt;&lt;</text:span><text:span text:style-name="T7"> </text:span><text:span text:style-name="T25">" := "</text:span>;</text:p>
      <text:p text:style-name="КОД"><text:span text:style-name="T7"><text:s text:c="4"/></text:span><text:span text:style-name="T25">//</text:span><text:span text:style-name="T7"> </text:span><text:span text:style-name="T25">приведение</text:span><text:span text:style-name="T7"> </text:span><text:span text:style-name="T25">типов:</text:span></text:p>
      <text:p text:style-name="КОД"><text:span text:style-name="T7"><text:s text:c="4"/></text:span><text:span text:style-name="T25">//</text:span><text:span text:style-name="T7"> </text:span><text:span text:style-name="T25">int+int-&gt;int</text:span></text:p>
      <text:p text:style-name="КОД"><text:span text:style-name="T7"><text:s text:c="4"/></text:span><text:span text:style-name="T25">//</text:span><text:span text:style-name="T7"> </text:span><text:span text:style-name="T25">real+real-&gt;real</text:span></text:p>
      <text:p text:style-name="КОД"><text:span text:style-name="T7"><text:s text:c="4"/></text:span><text:span text:style-name="T25">//</text:span><text:span text:style-name="T7"> </text:span><text:span text:style-name="T25">int+real-&gt;real</text:span></text:p>
      <text:p text:style-name="КОД"><text:span text:style-name="T7"><text:s text:c="4"/></text:span><text:span text:style-name="T25">//</text:span><text:span text:style-name="T7"> </text:span><text:span text:style-name="T25">string+любой-&gt;string</text:span></text:p>
      <text:p text:style-name="КОД"><text:span text:style-name="T7"><text:s text:c="4"/></text:span><text:span text:style-name="T35">if</text:span><text:span text:style-name="T7"> </text:span>(<text:span text:style-name="T14">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1</text:span>;</text:p>
      <text:p text:style-name="КОД"><text:span text:style-name="T7"><text:s text:c="4"/></text:span>}<text:span text:style-name="T7"> </text:span><text:span text:style-name="T35">else</text:span><text:span text:style-name="T7"> </text:span><text:span text:style-name="T35">if</text:span><text:span text:style-name="T7"> </text:span>(<text:span text:style-name="T14">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Symbol</text:span>*)<text:span text:style-name="T14">operand1</text:span>)-&gt;<text:span text:style-name="T19">utf8Name</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25">" * "</text:span>;</text:p>
      <text:p text:style-name="КОД"><text:span text:style-name="T7"><text:s text:c="4"/></text:span><text:span text:style-name="T35">if</text:span><text:span text:style-name="T7"> </text:span>(<text:span text:style-name="T14">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2</text:span>;</text:p>
      <text:p text:style-name="КОД"><text:span text:style-name="T7"><text:s text:c="4"/></text:span>}<text:span text:style-name="T7"> </text:span><text:span text:style-name="T35">else</text:span><text:span text:style-name="T7"> </text:span><text:span text:style-name="T35">if</text:span><text:span text:style-name="T7"> </text:span>(<text:span text:style-name="T14">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Symbol</text:span>*)<text:span text:style-name="T14">operand2</text:span>)-&gt;<text:span text:style-name="T19">utf8Name</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9">endl</text:span>;</text:p>
      <text:p text:style-name="КОД">}</text:p>
      <text:p text:style-name="КОД"><text:span text:style-name="T35">void</text:span><text:span text:style-name="T7"> </text:span><text:span text:style-name="T2">ICodeEmitter</text:span>::<text:span text:style-name="T20">add</text:span>(<text:span text:style-name="T2">std</text:span>::<text:span text:style-name="T2">shared_ptr</text:span>&lt;<text:span text:style-name="T2">Symbol</text:span>&gt;<text:span text:style-name="T7"> </text:span><text:span text:style-name="T14">resultVariable</text:span>,</text:p>
      <text:p text:style-name="КОД"><text:soft-page-break/><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9">cout</text:span><text:span text:style-name="T7"> </text:span><text:span text:style-name="T19">&lt;&lt;</text:span><text:span text:style-name="T7"> </text:span><text:span text:style-name="T14">resultVariable</text:span><text:span text:style-name="T19">-&gt;utf8Name</text:span>()<text:span text:style-name="T7"> </text:span><text:span text:style-name="T19">&lt;&lt;</text:span><text:span text:style-name="T7"> </text:span><text:span text:style-name="T25">" := "</text:span>;</text:p>
      <text:p text:style-name="КОД"><text:span text:style-name="T7"><text:s text:c="4"/></text:span><text:span text:style-name="T35">if</text:span><text:span text:style-name="T7"> </text:span>(<text:span text:style-name="T14">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1</text:span>;</text:p>
      <text:p text:style-name="КОД"><text:span text:style-name="T7"><text:s text:c="4"/></text:span>}<text:span text:style-name="T7"> </text:span><text:span text:style-name="T35">else</text:span><text:span text:style-name="T7"> </text:span><text:span text:style-name="T35">if</text:span><text:span text:style-name="T7"> </text:span>(<text:span text:style-name="T14">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Symbol</text:span>*)<text:span text:style-name="T14">operand1</text:span>)-&gt;<text:span text:style-name="T19">utf8Name</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25">" + "</text:span>;</text:p>
      <text:p text:style-name="КОД"><text:span text:style-name="T7"><text:s text:c="4"/></text:span><text:span text:style-name="T35">if</text:span><text:span text:style-name="T7"> </text:span>(<text:span text:style-name="T14">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operand2</text:span>;</text:p>
      <text:p text:style-name="КОД"><text:span text:style-name="T7"><text:s text:c="4"/></text:span>}<text:span text:style-name="T7"> </text:span><text:span text:style-name="T35">else</text:span><text:span text:style-name="T7"> </text:span><text:span text:style-name="T35">if</text:span><text:span text:style-name="T7"> </text:span>(<text:span text:style-name="T14">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9">cout</text:span><text:span text:style-name="T7"> </text:span><text:span text:style-name="T19">&lt;&lt;</text:span><text:span text:style-name="T7"> </text:span>((<text:span text:style-name="T2">Symbol</text:span>*)<text:span text:style-name="T14">operand2</text:span>)-&gt;<text:span text:style-name="T19">utf8Name</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9">endl</text:span>;</text:p>
      <text:p text:style-name="КОД">}</text:p>
      <text:p text:style-name="КОД"><text:span text:style-name="T35">void</text:span><text:span text:style-name="T7"> </text:span><text:span text:style-name="T2">ICodeEmitter</text:span>::<text:span text:style-name="T20">binaryOp</text:span>(<text:span text:style-name="T2">OperationType</text:span><text:span text:style-name="T7"> </text:span><text:span text:style-name="T14">operationType</text:span>,</text:p>
      <text:p text:style-name="КОД"><text:span text:style-name="T7"><text:s text:c="28"/></text:span><text:span text:style-name="T2">std</text:span>::<text:span text:style-name="T2">shared_ptr</text:span>&lt;<text:span text:style-name="T2">Symbol</text:span>&gt;<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5">switch</text:span><text:span text:style-name="T7"> </text:span>(<text:span text:style-name="T14">operationType</text:span>)<text:span text:style-name="T7"> </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9">multiply</text:span>(<text:span text:style-name="T14">resultVariable</text:span>,<text:span text:style-name="T7"> </text:span><text:span text:style-name="T14">operand1Type</text:span>,<text:span text:style-name="T7"> </text:span><text:span text:style-name="T16">operand1</text:span>,<text:span text:style-name="T7"> </text:span><text:span text:style-name="T14">operand2Type</text:span>,<text:span text:style-name="T7"> </text:span><text:span text:style-name="T16">operand2</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19">add</text:span>(<text:span text:style-name="T14">resultVariable</text:span>,<text:span text:style-name="T7"> </text:span><text:span text:style-name="T14">operand1Type</text:span>,<text:span text:style-name="T7"> </text:span><text:span text:style-name="T16">operand1</text:span>,<text:span text:style-name="T7"> </text:span><text:span text:style-name="T14">operand2Type</text:span>,<text:span text:style-name="T7"> </text:span><text:span text:style-name="T16">operand2</text:span>);</text:p>
      <text:p text:style-name="КОД"><text:span text:style-name="T7"><text:s text:c="8"/></text:span><text:span text:style-name="T35">break</text:span>;</text:p>
      <text:p text:style-name="КОД"><text:span text:style-name="T7"><text:s text:c="4"/></text:span>}</text:p>
      <text:p text:style-name="КОД">}</text:p>
      <text:p text:style-name="КОД"><text:span text:style-name="T35">void</text:span><text:span text:style-name="T7"> </text:span><text:span text:style-name="T2">ICodeEmitter</text:span>::<text:span text:style-name="T20">assign</text:span>(<text:span text:style-name="T2">Symbol</text:span><text:span text:style-name="T7"> </text:span>*<text:span text:style-name="T14">lvalue</text:span>,<text:span text:style-name="T7"> </text:span><text:span text:style-name="T2">SymbolType</text:span><text:span text:style-name="T7"> </text:span><text:span text:style-name="T14">rvalueType</text:span>,<text:span text:style-name="T7"> </text:span><text:span text:style-name="T35">void</text:span><text:span text:style-name="T7"> </text:span>*<text:span text:style-name="T14">rvalue</text:span>)</text:p>
      <text:p text:style-name="КОД">{</text:p>
      <text:p text:style-name="КОД"><text:span text:style-name="T7"><text:s text:c="4"/></text:span><text:span text:style-name="T39">cout</text:span><text:span text:style-name="T7"> </text:span><text:span text:style-name="T19">&lt;&lt;</text:span><text:span text:style-name="T7"> </text:span><text:span text:style-name="T14">lvalue</text:span>-&gt;<text:span text:style-name="T19">utf8Name</text:span>()<text:span text:style-name="T7"> </text:span><text:span text:style-name="T19">&lt;&lt;</text:span><text:span text:style-name="T7"> </text:span><text:span text:style-name="T25">" := "</text:span>;</text:p>
      <text:p text:style-name="КОД"><text:span text:style-name="T7"><text:s text:c="4"/></text:span><text:span text:style-name="T35">switch</text:span><text:span text:style-name="T7"> </text:span>(<text:span text:style-name="T14">rvalue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39">cout</text:span><text:span text:style-name="T7"> </text:span><text:span text:style-name="T19">&lt;&lt;</text:span><text:span text:style-name="T7"> </text:span>*(<text:span text:style-name="T2">IntType</text:span>*)<text:span text:style-name="T14">r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39">cout</text:span><text:span text:style-name="T7"> </text:span><text:span text:style-name="T19">&lt;&lt;</text:span><text:span text:style-name="T7"> </text:span>((<text:span text:style-name="T2">Symbol</text:span>*)<text:span text:style-name="T14">rvalue</text:span>)-&gt;<text:span text:style-name="T19">utf8Name</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9">endl</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Horizontal_20_Line"/>
      <text:p text:style-name="P143">Изменения в классе Parser:</text:p>
      <text:p text:style-name="КОД"><text:span text:style-name="T35">void</text:span><text:span text:style-name="T7"> </text:span><text:span text:style-name="T2">Parser</text:span>::<text:span text:style-name="T20">AssignStatement</text:span>()</text:p>
      <text:p text:style-name="КОД">{</text:p>
      <text:p text:style-name="КОД"><text:span text:style-name="T7"><text:s text:c="4"/></text:span><text:span text:style-name="T19">Variable</text:span>();</text:p>
      <text:p text:style-name="КОД"><text:span text:style-name="T7"><text:s text:c="4"/></text:span><text:span text:style-name="T51">_types</text:span>.<text:span text:style-name="T19">pop</text:span>();<text:span text:style-name="T7"> </text:span><text:span text:style-name="T25">//</text:span><text:span text:style-name="T7"> </text:span><text:span text:style-name="T25">пока</text:span><text:span text:style-name="T7"> </text:span><text:span text:style-name="T25">всегда</text:span><text:span text:style-name="T7"> </text:span><text:span text:style-name="T25">SymbolType::Variable</text:span></text:p>
      <text:p text:style-name="КОД"><text:span text:style-name="T7"><text:s text:c="4"/></text:span><text:span text:style-name="T35">auto</text:span><text:span text:style-name="T7"> </text:span><text:span text:style-name="T14">lvalue</text:span><text:span text:style-name="T7"> </text:span>=<text:span text:style-name="T7"> </text:span><text:span text:style-name="T51">_variables</text:span>.<text:span text:style-name="T19">top</text:span>();</text:p>
      <text:p text:style-name="КОД"><text:span text:style-name="T7"><text:s text:c="4"/></text:span><text:span text:style-name="T51">_variables</text:span>.<text:span text:style-name="T19">pop</text:span>();</text:p>
      <text:p text:style-name="КОД"><text:span text:style-name="T7"><text:s text:c="4"/></text:span><text:span text:style-name="T19">match</text:span>(<text:span text:style-name="T2">Token</text:span>::<text:span text:style-name="T2">Assign</text:span>);</text:p>
      <text:p text:style-name="КОД"><text:span text:style-name="T7"><text:s text:c="4"/></text:span><text:span text:style-name="T19">Expression</text:span>();</text:p>
      <text:p text:style-name="КОД"><text:span text:style-name="T7"><text:s text:c="4"/></text:span><text:span text:style-name="T25">//</text:span><text:span text:style-name="T7"> </text:span><text:span text:style-name="T25">после</text:span><text:span text:style-name="T7"> </text:span><text:span text:style-name="T25">Expression</text:span><text:span text:style-name="T7"> </text:span><text:span text:style-name="T25">всегда</text:span><text:span text:style-name="T7"> </text:span><text:span text:style-name="T25">что-то</text:span><text:span text:style-name="T7"> </text:span><text:span text:style-name="T25">есть</text:span><text:span text:style-name="T7"> </text:span><text:span text:style-name="T25">в</text:span><text:span text:style-name="T7"> </text:span><text:span text:style-name="T25">стеке</text:span></text:p>
      <text:p text:style-name="КОД"><text:span text:style-name="T7"><text:s text:c="4"/></text:span><text:span text:style-name="T35">void</text:span><text:span text:style-name="T7"> </text:span>*<text:span text:style-name="T14">rvalue</text:span><text:span text:style-name="T7"> </text:span>=<text:span text:style-name="T7"> </text:span><text:span text:style-name="T35">nullptr</text:span>;</text:p>
      <text:p text:style-name="КОД"><text:span text:style-name="T7"><text:s text:c="4"/></text:span><text:span text:style-name="T35">auto</text:span><text:span text:style-name="T7"> </text:span><text:span text:style-name="T14">rvalueType</text:span><text:span text:style-name="T7"> </text:span>=<text:span text:style-name="T7"> </text:span><text:span text:style-name="T51">_types</text:span>.<text:span text:style-name="T19">top</text:span>();</text:p>
      <text:p text:style-name="КОД"><text:span text:style-name="T7"><text:s text:c="4"/></text:span><text:span text:style-name="T51">_types</text:span>.<text:span text:style-name="T19">pop</text:span>();</text:p>
      <text:p text:style-name="КОД"><text:span text:style-name="T7"><text:s text:c="4"/></text:span><text:span text:style-name="T2">IntType</text:span><text:span text:style-name="T7"> </text:span><text:span text:style-name="T14">irvalue</text:span>;</text:p>
      <text:p text:style-name="КОД"><text:span text:style-name="T7"><text:s text:c="4"/></text:span><text:span text:style-name="T35">switch</text:span><text:span text:style-name="T7"> </text:span>(<text:span text:style-name="T14">rvalueType</text:span>)<text:span text:style-name="T7"> </text:span>{</text:p>
      <text:p text:style-name="КОД"><text:soft-page-break/><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rvalue</text:span><text:span text:style-name="T7"> </text:span>=<text:span text:style-name="T7"> </text:span><text:span text:style-name="T51">_variables</text:span>.<text:span text:style-name="T19">top</text:span>().<text:span text:style-name="T19">get</text:span>();</text:p>
      <text:p text:style-name="КОД"><text:span text:style-name="T7"><text:s text:c="8"/></text:span><text:span text:style-name="T51">_variables</text:span>.<text:span text:style-name="T19">pop</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irvalue</text:span><text:span text:style-name="T7"> </text:span>=<text:span text:style-name="T7"> </text:span><text:span text:style-name="T51">_integers</text:span>.<text:span text:style-name="T19">top</text:span>();</text:p>
      <text:p text:style-name="КОД"><text:span text:style-name="T7"><text:s text:c="8"/></text:span><text:span text:style-name="T14">rvalue</text:span><text:span text:style-name="T7"> </text:span>=<text:span text:style-name="T7"> </text:span>&amp;<text:span text:style-name="T14">irvalue</text:span>;</text:p>
      <text:p text:style-name="КОД"><text:span text:style-name="T7"><text:s text:c="8"/></text:span><text:span text:style-name="T51">_integers</text:span>.<text:span text:style-name="T19">pop</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19">emitAssign</text:span>(<text:span text:style-name="T16">lvalue</text:span>,<text:span text:style-name="T7"> </text:span><text:span text:style-name="T14">rvalueType</text:span>,<text:span text:style-name="T7"> </text:span><text:span text:style-name="T16">rvalue</text:span>);</text:p>
      <text:p text:style-name="КОД">}</text:p>
      <text:p text:style-name="Horizontal_20_Line"/>
      <text:p text:style-name="P144">У нас есть несколько выражений в тестах:</text:p>
      <text:p text:style-name="КОД"><text:span text:style-name="T25">i</text:span><text:span text:style-name="T7"> </text:span><text:span text:style-name="T25">=</text:span><text:span text:style-name="T7"> </text:span><text:span text:style-name="T25">3</text:span><text:span text:style-name="T7"> </text:span><text:span text:style-name="T25">+</text:span><text:span text:style-name="T7"> </text:span><text:span text:style-name="T25">2;</text:span></text:p>
      <text:p text:style-name="КОД"><text:span text:style-name="T25">i</text:span><text:span text:style-name="T7"> </text:span><text:span text:style-name="T25">=</text:span><text:span text:style-name="T7"> </text:span><text:span text:style-name="T25">3</text:span><text:span text:style-name="T7"> </text:span><text:span text:style-name="T25">+</text:span><text:span text:style-name="T7"> </text:span><text:span text:style-name="T25">2*3;</text:span></text:p>
      <text:p text:style-name="КОД"><text:span text:style-name="T25">x</text:span><text:span text:style-name="T7"> </text:span><text:span text:style-name="T25">=</text:span><text:span text:style-name="T7"> </text:span><text:span text:style-name="T25">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417"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4">а при генерации — где-то сохраниться</text:span>. <text:span text:style-name="T124">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156327672032">
          <table:table-cell table:style-name="Таблица4.A1" office:value-type="string">
            <text:p text:style-name="P332">Операция</text:p>
          </table:table-cell>
          <table:table-cell table:style-name="Таблица4.A1" office:value-type="string">
            <text:p text:style-name="P332">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5">я</text:span> на таблицу символов.</text:p>
      <text:p text:style-name="P148"><text:span text:style-name="T125">Добавим </text:span><text:span text:style-name="T126">структуру</text:span><text:span text:style-name="T125"> OpCode, котор</text:span><text:span text:style-name="T126">ая</text:span><text:span text:style-name="T125"> будет представлять инструкцию, </text:span><text:span text:style-name="T126">все её члены будут открыты. </text:span>Также перенесём перечисление OperationType в файл «<text:span text:style-name="T126">opcode.h».</text:span></text:p>
      <text:p text:style-name="КОД">/**</text:p>
      <text:p text:style-name="КОД"><text:span text:style-name="T7"><text:s/></text:span><text:span text:style-name="T32">*</text:span><text:span text:style-name="T7"> </text:span><text:span text:style-name="T34">@file</text:span><text:span text:style-name="T7"> </text:span><text:span text:style-name="T32">opcode.h</text:span></text:p>
      <text:p text:style-name="КОД"><text:span text:style-name="T7"><text:s/></text:span><text:span text:style-name="T32">*</text:span><text:span text:style-name="T7"> </text:span><text:span text:style-name="T34">@brief</text:span><text:span text:style-name="T7"> </text:span><text:span text:style-name="T32">Инструкция</text:span><text:span text:style-name="T7"> </text:span><text:span text:style-name="T32">трёхадресного</text:span><text:span text:style-name="T7"> </text:span><text:span text:style-name="T32">кода</text:span></text:p>
      <text:p text:style-name="КОД"><text:span text:style-name="T7"><text:s/></text:span><text:span text:style-name="T32">*/</text:span></text:p>
      <text:p text:style-name="КОД">#<text:span text:style-name="T32">ifndef</text:span><text:span text:style-name="T7"> </text:span><text:span text:style-name="T32">ESCRIPT_OPCODE_H</text:span></text:p>
      <text:p text:style-name="КОД">#<text:span text:style-name="T32">define</text:span><text:span text:style-name="T7"> </text:span><text:span text:style-name="T32">ESCRIPT_OPCODE_H</text:span></text:p>
      <text:p text:style-name="КОД">#<text:span text:style-name="T32">include</text:span><text:span text:style-name="T7"> </text:span><text:span text:style-name="T25">"EScript_global.h"</text:span></text:p>
      <text:p text:style-name="КОД">#<text:span text:style-name="T32">include</text:span><text:span text:style-name="T7"> </text:span><text:span text:style-name="T25">"types.h"</text:span></text:p>
      <text:p text:style-name="КОД"><text:soft-page-break/><text:span text:style-name="T35">namespace</text:span><text:span text:style-name="T7"> </text:span><text:span text:style-name="T3">escript</text:span><text:span text:style-name="T7"> </text:span>{</text:p>
      <text:p text:style-name="КОД"><text:span text:style-name="T35">class</text:span><text:span text:style-name="T7"> </text:span><text:span text:style-name="T3">Symbol</text:span>;</text:p>
      <text:p text:style-name="КОД"><text:span text:style-name="T35">enum</text:span><text:span text:style-name="T7"> </text:span><text:span text:style-name="T35">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5">//</text:span><text:span text:style-name="T7"> </text:span><text:span text:style-name="T25">op1*op2</text:span></text:p>
      <text:p text:style-name="КОД"><text:span text:style-name="T7"><text:s text:c="4"/></text:span><text:span text:style-name="T2">Add</text:span>,<text:span text:style-name="T7"> <text:s text:c="11"/></text:span><text:span text:style-name="T25">//</text:span><text:span text:style-name="T7"> </text:span><text:span text:style-name="T25">op1+op2</text:span></text:p>
      <text:p text:style-name="КОД">};</text:p>
      <text:p text:style-name="КОД"><text:span text:style-name="T35">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51">intValue</text:span>;</text:p>
      <text:p text:style-name="КОД"><text:span text:style-name="T7"><text:s text:c="4"/></text:span><text:span text:style-name="T2">RealType</text:span><text:span text:style-name="T7"> </text:span><text:span text:style-name="T51">realValue</text:span>;</text:p>
      <text:p text:style-name="КОД"><text:span text:style-name="T7"><text:s text:c="4"/></text:span><text:span text:style-name="T2">Symbol</text:span><text:span text:style-name="T7"> </text:span>*<text:span text:style-name="T51">variable</text:span>;</text:p>
      <text:p text:style-name="КОД">};</text:p>
      <text:p text:style-name="КОД">/**</text:p>
      <text:p text:style-name="КОД"><text:span text:style-name="T7"><text:s/></text:span><text:span text:style-name="T32">*</text:span><text:span text:style-name="T7"> </text:span><text:span text:style-name="T34">@brief</text:span><text:span text:style-name="T7"> </text:span><text:span text:style-name="T32">Инструкция</text:span><text:span text:style-name="T7"> </text:span><text:span text:style-name="T32">трёхадресного</text:span><text:span text:style-name="T7"> </text:span><text:span text:style-name="T32">кода</text:span></text:p>
      <text:p text:style-name="КОД"><text:span text:style-name="T7"><text:s/></text:span><text:span text:style-name="T32">*/</text:span></text:p>
      <text:p text:style-name="КОД"><text:span text:style-name="T35">struct</text:span><text:span text:style-name="T7"> </text:span><text:span text:style-name="T32">ESCRIPT_EXPORT</text:span><text:span text:style-name="T7"> </text:span><text:span text:style-name="T3">OpCode</text:span></text:p>
      <text:p text:style-name="КОД">{</text:p>
      <text:p text:style-name="КОД"><text:span text:style-name="T35">public</text:span>:</text:p>
      <text:p text:style-name="КОД"><text:span text:style-name="T7"><text:s text:c="4"/></text:span><text:span text:style-name="T2">OperationType</text:span><text:span text:style-name="T7"> </text:span><text:span text:style-name="T51">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51">lvalue</text:span><text:span text:style-name="T7"> </text:span>=<text:span text:style-name="T7"> </text:span><text:span text:style-name="T35">nullptr</text:span>;</text:p>
      <text:p text:style-name="КОД"><text:span text:style-name="T7"><text:s text:c="4"/></text:span><text:span text:style-name="T2">SymbolType</text:span><text:span text:style-name="T7"> </text:span><text:span text:style-name="T51">operandType1</text:span>;</text:p>
      <text:p text:style-name="КОД"><text:span text:style-name="T7"><text:s text:c="4"/></text:span><text:span text:style-name="T2">SymbolType</text:span><text:span text:style-name="T7"> </text:span><text:span text:style-name="T51">operandType2</text:span>;</text:p>
      <text:p text:style-name="КОД"><text:span text:style-name="T7"><text:s text:c="4"/></text:span><text:span text:style-name="T2">OperandRecord</text:span><text:span text:style-name="T7"> </text:span><text:span text:style-name="T51">operand1</text:span>;</text:p>
      <text:p text:style-name="КОД"><text:span text:style-name="T7"><text:s text:c="4"/></text:span><text:span text:style-name="T2">OperandRecord</text:span><text:span text:style-name="T7"> </text:span><text:span text:style-name="T51">operand2</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6">щено</text:span>:</text:p>
      <text:p text:style-name="КОД"><text:span text:style-name="T35">void</text:span><text:span text:style-name="T7"> </text:span><text:span text:style-name="T2">OpCode_Test</text:span>::<text:span text:style-name="T20">test_opCodeWork</text:span>()</text:p>
      <text:p text:style-name="КОД">{</text:p>
      <text:p text:style-name="КОД"><text:span text:style-name="T7"><text:s text:c="4"/></text:span><text:span text:style-name="T2">OpCode</text:span><text:span text:style-name="T7"> </text:span><text:span text:style-name="T14">code1</text:span>;</text:p>
      <text:p text:style-name="КОД"><text:span text:style-name="T7"><text:s text:c="4"/></text:span><text:span text:style-name="T14">code1</text:span>.<text:span text:style-name="T51">operandType1</text:span><text:span text:style-name="T7"> </text:span>=<text:span text:style-name="T7"> </text:span><text:span text:style-name="T2">SymbolType</text:span>::<text:span text:style-name="T2">Integer</text:span>;</text:p>
      <text:p text:style-name="КОД"><text:span text:style-name="T7"><text:s text:c="4"/></text:span><text:span text:style-name="T14">code1</text:span>.<text:span text:style-name="T51">operand1</text:span>.<text:span text:style-name="T51">intValue</text:span><text:span text:style-name="T7"> </text:span>=<text:span text:style-name="T7"> </text:span><text:span text:style-name="T32">15</text:span>;</text:p>
      <text:p text:style-name="КОД"><text:span text:style-name="T7"><text:s text:c="4"/></text:span><text:span text:style-name="T14">code1</text:span>.<text:span text:style-name="T51">operandType2</text:span><text:span text:style-name="T7"> </text:span>=<text:span text:style-name="T7"> </text:span><text:span text:style-name="T2">SymbolType</text:span>::<text:span text:style-name="T2">Real</text:span>;</text:p>
      <text:p text:style-name="КОД"><text:span text:style-name="T7"><text:s text:c="4"/></text:span><text:span text:style-name="T14">code1</text:span>.<text:span text:style-name="T51">operand2</text:span>.<text:span text:style-name="T51">realValue</text:span><text:span text:style-name="T7"> </text:span>=<text:span text:style-name="T7"> </text:span><text:span text:style-name="T32">16</text:span>;</text:p>
      <text:p text:style-name="КОД"><text:span text:style-name="T7"><text:s text:c="4"/></text:span><text:span text:style-name="T32">assert</text:span>(<text:span text:style-name="T14">code1</text:span>.<text:span text:style-name="T51">operand1</text:span>.<text:span text:style-name="T51">intValue</text:span><text:span text:style-name="T7"> </text:span>==<text:span text:style-name="T7"> </text:span><text:span text:style-name="T32">15</text:span>);</text:p>
      <text:p text:style-name="КОД"><text:span text:style-name="T7"><text:s text:c="4"/></text:span><text:span text:style-name="T32">assert</text:span>(<text:span text:style-name="T14">code1</text:span>.<text:span text:style-name="T51">operand2</text:span>.<text:span text:style-name="T51">realValue</text:span><text:span text:style-name="T7"> </text:span>==<text:span text:style-name="T7"> </text:span><text:span text:style-name="T32">16</text:span>);</text:p>
      <text:p text:style-name="КОД">}</text:p>
      <text:p text:style-name="Horizontal_20_Line"/>
      <text:p text:style-name="Text_20_body">Мы сделали вывод на экран в методах ICodeEmitter, <text:span text:style-name="T136">но </text:span><text:span text:style-name="T127">очевидно, </text:span><text:span text:style-name="T136">преобразование инструкции в строку — </text:span><text:span text:style-name="T127">это задача класса OpCode.</text:span></text:p>
      <text:p text:style-name="P149">Добавим метод toString() <text:span text:style-name="T128">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20">toString</text:span>()<text:span text:style-name="T7"> </text:span><text:span text:style-name="T35">const</text:span></text:p>
      <text:p text:style-name="КОД">{</text:p>
      <text:p text:style-name="КОД"><text:span text:style-name="T7"><text:s text:c="4"/></text:span><text:span text:style-name="T2">std</text:span>::<text:span text:style-name="T2">string</text:span><text:span text:style-name="T7"> </text:span><text:span text:style-name="T14">op</text:span>;</text:p>
      <text:p text:style-name="КОД"><text:span text:style-name="T7"><text:s text:c="4"/></text:span><text:span text:style-name="T35">int</text:span><text:span text:style-name="T7"> </text:span><text:span text:style-name="T14">numberOfOperands</text:span><text:span text:style-name="T7"> </text:span>=<text:span text:style-name="T7"> </text:span><text:span text:style-name="T32">0</text:span>;</text:p>
      <text:p text:style-name="КОД"><text:span text:style-name="T7"><text:s text:c="4"/></text:span><text:span text:style-name="T2">std</text:span>::<text:span text:style-name="T2">string</text:span><text:span text:style-name="T7"> </text:span><text:span text:style-name="T14">opSign</text:span>;</text:p>
      <text:p text:style-name="КОД"><text:span text:style-name="T7"><text:s text:c="4"/></text:span><text:span text:style-name="T2">std</text:span>::<text:span text:style-name="T2">string</text:span><text:span text:style-name="T7"> </text:span><text:span text:style-name="T14">assign</text:span><text:span text:style-name="T7"> </text:span>=<text:span text:style-name="T7"> </text:span><text:span text:style-name="T25">":="</text:span>;</text:p>
      <text:p text:style-name="КОД"><text:span text:style-name="T7"><text:s text:c="4"/></text:span><text:span text:style-name="T35">switch</text:span><text:span text:style-name="T7"> </text:span>(<text:span text:style-name="T51">operation</text:span>)<text:span text:style-name="T7"> </text:span>{</text:p>
      <text:p text:style-name="КОД"><text:span text:style-name="T7"><text:s text:c="4"/></text:span><text:span text:style-name="T35">case</text:span><text:span text:style-name="T7"> </text:span><text:span text:style-name="T2">OperationType</text:span>::<text:span text:style-name="T2">None</text:span>:</text:p>
      <text:p text:style-name="КОД"><text:span text:style-name="T7"><text:s text:c="8"/></text:span><text:span text:style-name="T14">op</text:span><text:span text:style-name="T7"> </text:span><text:span text:style-name="T19">=</text:span><text:span text:style-name="T7"> </text:span><text:span text:style-name="T25">"NON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Add</text:span>:</text:p>
      <text:p text:style-name="КОД"><text:soft-page-break/><text:span text:style-name="T7"><text:s text:c="8"/></text:span><text:span text:style-name="T14">op</text:span><text:span text:style-name="T7"> </text:span><text:span text:style-name="T19">=</text:span><text:span text:style-name="T7"> </text:span><text:span text:style-name="T25">"+"</text:span>;</text:p>
      <text:p text:style-name="КОД"><text:span text:style-name="T7"><text:s text:c="8"/></text:span><text:span text:style-name="T14">opSign</text:span><text:span text:style-name="T7"> </text:span><text:span text:style-name="T19">=</text:span><text:span text:style-name="T7"> </text:span><text:span text:style-name="T14">assign</text:span>;</text:p>
      <text:p text:style-name="КОД"><text:span text:style-name="T7"><text:s text:c="8"/></text:span><text:span text:style-name="T14">numberOfOperands</text:span><text:span text:style-name="T7"> </text:span>=<text:span text:style-name="T7"> </text:span><text:span text:style-name="T32">2</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4">op</text:span><text:span text:style-name="T7"> </text:span><text:span text:style-name="T19">=</text:span><text:span text:style-name="T7"> </text:span><text:span text:style-name="T25">"*"</text:span>;</text:p>
      <text:p text:style-name="КОД"><text:span text:style-name="T7"><text:s text:c="8"/></text:span><text:span text:style-name="T14">numberOfOperands</text:span><text:span text:style-name="T7"> </text:span>=<text:span text:style-name="T7"> </text:span><text:span text:style-name="T32">2</text:span>;</text:p>
      <text:p text:style-name="КОД"><text:span text:style-name="T7"><text:s text:c="8"/></text:span><text:span text:style-name="T14">opSign</text:span><text:span text:style-name="T7"> </text:span><text:span text:style-name="T19">=</text:span><text:span text:style-name="T7"> </text:span><text:span text:style-name="T14">assign</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Assign</text:span>:</text:p>
      <text:p text:style-name="КОД"><text:span text:style-name="T7"><text:s text:c="8"/></text:span><text:span text:style-name="T14">numberOfOperands</text:span><text:span text:style-name="T7"> </text:span>=<text:span text:style-name="T7"> </text:span><text:span text:style-name="T32">1</text:span>;</text:p>
      <text:p text:style-name="КОД"><text:span text:style-name="T7"><text:s text:c="8"/></text:span><text:span text:style-name="T14">opSign</text:span><text:span text:style-name="T7"> </text:span><text:span text:style-name="T19">=</text:span><text:span text:style-name="T7"> </text:span><text:span text:style-name="T14">assign</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4">result</text:span>;</text:p>
      <text:p text:style-name="КОД"><text:span text:style-name="T7"><text:s text:c="4"/></text:span><text:span text:style-name="T35">if</text:span><text:span text:style-name="T7"> </text:span>(<text:span text:style-name="T51">lvalue</text:span>)</text:p>
      <text:p text:style-name="КОД"><text:span text:style-name="T7"><text:s text:c="8"/></text:span><text:span text:style-name="T14">result</text:span>.<text:span text:style-name="T19">append</text:span>(<text:span text:style-name="T51">lvalue</text:span>-&gt;<text:span text:style-name="T19">utf8Name</text:span>());</text:p>
      <text:p text:style-name="КОД"><text:span text:style-name="T7"><text:s text:c="4"/></text:span><text:span text:style-name="T35">if</text:span><text:span text:style-name="T7"> </text:span>(<text:span text:style-name="T14">opSign</text:span>.<text:span text:style-name="T19">length</text:span>())<text:span text:style-name="T7"> </text:span>{</text:p>
      <text:p text:style-name="КОД"><text:span text:style-name="T7"><text:s text:c="8"/></text:span><text:span text:style-name="T14">result</text:span>.<text:span text:style-name="T19">append</text:span>(<text:span text:style-name="T25">" "</text:span>).<text:span text:style-name="T19">append</text:span>(<text:span text:style-name="T14">opSign</text:span>).<text:span text:style-name="T19">append</text:span>(<text:span text:style-name="T25">" "</text:span>);</text:p>
      <text:p text:style-name="КОД"><text:span text:style-name="T7"><text:s text:c="4"/></text:span>}</text:p>
      <text:p text:style-name="КОД"><text:span text:style-name="T7"><text:s text:c="4"/></text:span><text:span text:style-name="T35">if</text:span><text:span text:style-name="T7"> </text:span>(<text:span text:style-name="T14">numberOfOperands</text:span><text:span text:style-name="T7"> </text:span>&gt;<text:span text:style-name="T7"> </text:span><text:span text:style-name="T32">0</text:span>)<text:span text:style-name="T7"> </text:span>{</text:p>
      <text:p text:style-name="КОД"><text:span text:style-name="T7"><text:s text:c="8"/></text:span><text:span text:style-name="T14">result</text:span>.<text:span text:style-name="T19">append</text:span>(<text:span text:style-name="T19">operandToString</text:span>(<text:span text:style-name="T51">operand1Type</text:span>,<text:span text:style-name="T7"> </text:span><text:span text:style-name="T51">operand1</text:span>));</text:p>
      <text:p text:style-name="КОД"><text:span text:style-name="T7"><text:s text:c="8"/></text:span><text:span text:style-name="T35">if</text:span><text:span text:style-name="T7"> </text:span>(<text:span text:style-name="T14">numberOfOperands</text:span><text:span text:style-name="T7"> </text:span>&gt;<text:span text:style-name="T7"> </text:span><text:span text:style-name="T32">1</text:span>)<text:span text:style-name="T7"> </text:span>{</text:p>
      <text:p text:style-name="КОД"><text:span text:style-name="T7"><text:s text:c="12"/></text:span><text:span text:style-name="T14">result</text:span>.<text:span text:style-name="T19">push_back</text:span>(<text:span text:style-name="T25">' '</text:span>);</text:p>
      <text:p text:style-name="КОД"><text:span text:style-name="T7"><text:s text:c="12"/></text:span><text:span text:style-name="T14">result</text:span>.<text:span text:style-name="T19">append</text:span>(<text:span text:style-name="T14">op</text:span>);</text:p>
      <text:p text:style-name="КОД"><text:span text:style-name="T7"><text:s text:c="12"/></text:span><text:span text:style-name="T14">result</text:span>.<text:span text:style-name="T19">push_back</text:span>(<text:span text:style-name="T25">' '</text:span>);</text:p>
      <text:p text:style-name="КОД"><text:span text:style-name="T7"><text:s text:c="12"/></text:span><text:span text:style-name="T14">result</text:span>.<text:span text:style-name="T19">append</text:span>(<text:span text:style-name="T19">operandToString</text:span>(<text:span text:style-name="T51">operand2Type</text:span>,<text:span text:style-name="T7"> </text:span><text:span text:style-name="T51">operand2</text:span>));</text:p>
      <text:p text:style-name="КОД"><text:span text:style-name="T7"><text:s text:c="8"/></text:span>}</text:p>
      <text:p text:style-name="КОД"><text:span text:style-name="T7"><text:s text:c="4"/></text:span>}</text:p>
      <text:p text:style-name="КОД"><text:span text:style-name="T7"><text:s text:c="4"/></text:span><text:span text:style-name="T35">return</text:span><text:span text:style-name="T7"> </text:span><text:span text:style-name="T14">result</text:span>;</text:p>
      <text:p text:style-name="КОД">}</text:p>
      <text:p text:style-name="КОД"><text:span text:style-name="T35">void</text:span><text:span text:style-name="T7"> </text:span><text:span text:style-name="T2">OpCode</text:span>::<text:span text:style-name="T20">setOperand1</text:span>(<text:span text:style-name="T2">SymbolType</text:span><text:span text:style-name="T7"> </text:span><text:span text:style-name="T14">operandType</text:span>,<text:span text:style-name="T7"> </text:span><text:span text:style-name="T35">void</text:span><text:span text:style-name="T7"> </text:span>*<text:span text:style-name="T14">value</text:span>)</text:p>
      <text:p text:style-name="КОД">{</text:p>
      <text:p text:style-name="КОД"><text:span text:style-name="T7"><text:s text:c="4"/></text:span><text:span text:style-name="T19">setOperand</text:span>(<text:span text:style-name="T52">operand1Type</text:span>,<text:span text:style-name="T7"> </text:span><text:span text:style-name="T52">operand1</text:span>,<text:span text:style-name="T7"> </text:span><text:span text:style-name="T14">operandType</text:span>,<text:span text:style-name="T7"> </text:span><text:span text:style-name="T16">value</text:span>);</text:p>
      <text:p text:style-name="КОД">}</text:p>
      <text:p text:style-name="КОД"><text:span text:style-name="T35">void</text:span><text:span text:style-name="T7"> </text:span><text:span text:style-name="T2">OpCode</text:span>::<text:span text:style-name="T20">setOperand2</text:span>(<text:span text:style-name="T2">SymbolType</text:span><text:span text:style-name="T7"> </text:span><text:span text:style-name="T14">operandType</text:span>,<text:span text:style-name="T7"> </text:span><text:span text:style-name="T35">void</text:span><text:span text:style-name="T7"> </text:span>*<text:span text:style-name="T14">value</text:span>)</text:p>
      <text:p text:style-name="КОД">{</text:p>
      <text:p text:style-name="КОД"><text:span text:style-name="T7"><text:s text:c="4"/></text:span><text:span text:style-name="T19">setOperand</text:span>(<text:span text:style-name="T52">operand2Type</text:span>,<text:span text:style-name="T7"> </text:span><text:span text:style-name="T52">operand2</text:span>,<text:span text:style-name="T7"> </text:span><text:span text:style-name="T14">operandType</text:span>,<text:span text:style-name="T7"> </text:span><text:span text:style-name="T16">value</text:span>);</text:p>
      <text:p text:style-name="КОД">}</text:p>
      <text:p text:style-name="КОД"><text:span text:style-name="T35">void</text:span><text:span text:style-name="T7"> </text:span><text:span text:style-name="T2">OpCode</text:span>::<text:span text:style-name="T20">setOperand</text:span>(<text:span text:style-name="T2">SymbolType</text:span><text:span text:style-name="T7"> </text:span>&amp;<text:span text:style-name="T14">operandType</text:span>,<text:span text:style-name="T7"> </text:span><text:span text:style-name="T2">OperandRecord</text:span><text:span text:style-name="T7"> </text:span>&amp;<text:span text:style-name="T14">op</text:span>,</text:p>
      <text:p text:style-name="КОД"><text:span text:style-name="T7"><text:s text:c="24"/></text:span><text:span text:style-name="T2">SymbolType</text:span><text:span text:style-name="T7"> </text:span><text:span text:style-name="T14">newOperandType</text:span>,<text:span text:style-name="T7"> </text:span><text:span text:style-name="T35">void</text:span><text:span text:style-name="T7"> </text:span>*<text:span text:style-name="T14">value</text:span>)</text:p>
      <text:p text:style-name="КОД">{</text:p>
      <text:p text:style-name="КОД"><text:span text:style-name="T7"><text:s text:c="4"/></text:span><text:span text:style-name="T14">operandType</text:span><text:span text:style-name="T7"> </text:span>=<text:span text:style-name="T7"> </text:span><text:span text:style-name="T14">newOperandType</text:span>;</text:p>
      <text:p text:style-name="КОД"><text:span text:style-name="T7"><text:s text:c="4"/></text:span><text:span text:style-name="T35">switch</text:span><text:span text:style-name="T7"> </text:span>(<text:span text:style-name="T14">operand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op</text:span>.<text:span text:style-name="T51">intValue</text:span><text:span text:style-name="T7"> </text:span>=<text:span text:style-name="T7"> </text:span>*(<text:span text:style-name="T2">IntType</text:span>*)<text:span text:style-name="T14">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op</text:span>.<text:span text:style-name="T51">realValue</text:span><text:span text:style-name="T7"> </text:span>=<text:span text:style-name="T7"> </text:span>*(<text:span text:style-name="T2">RealType</text:span>*)<text:span text:style-name="T14">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op</text:span>.<text:span text:style-name="T51">variable</text:span><text:span text:style-name="T7"> </text:span>=<text:span text:style-name="T7"> </text:span>(<text:span text:style-name="T2">Symbol</text:span>*)<text:span text:style-name="T14">value</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20">operandToString</text:span>(<text:span text:style-name="T2">SymbolType</text:span><text:span text:style-name="T7"> </text:span><text:span text:style-name="T14">operandType</text:span>,<text:span text:style-name="T7"> </text:span><text:span text:style-name="T2">OperandRecord</text:span><text:span text:style-name="T7"> </text:span><text:span text:style-name="T14">op</text:span>)<text:span text:style-name="T7"> </text:span><text:span text:style-name="T35">const</text:span></text:p>
      <text:p text:style-name="КОД">{</text:p>
      <text:p text:style-name="КОД"><text:span text:style-name="T7"><text:s text:c="4"/></text:span><text:span text:style-name="T2">std</text:span>::<text:span text:style-name="T2">string</text:span><text:span text:style-name="T7"> </text:span><text:span text:style-name="T14">opStr</text:span>;</text:p>
      <text:p text:style-name="КОД"><text:span text:style-name="T7"><text:s text:c="4"/></text:span><text:span text:style-name="T35">switch</text:span><text:span text:style-name="T7"> </text:span>(<text:span text:style-name="T14">operand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opStr</text:span><text:span text:style-name="T7"> </text:span><text:span text:style-name="T19">=</text:span><text:span text:style-name="T7"> </text:span><text:span text:style-name="T2">std</text:span>::<text:span text:style-name="T19">to_string</text:span>(<text:span text:style-name="T14">op</text:span>.<text:span text:style-name="T51">intValue</text:span>);</text:p>
      <text:p text:style-name="КОД"><text:soft-page-break/><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opStr</text:span><text:span text:style-name="T7"> </text:span><text:span text:style-name="T19">=</text:span><text:span text:style-name="T7"> </text:span><text:span text:style-name="T2">std</text:span>::<text:span text:style-name="T19">to_string</text:span>(<text:span text:style-name="T14">op</text:span>.<text:span text:style-name="T51">real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opStr</text:span><text:span text:style-name="T7"> </text:span><text:span text:style-name="T19">=</text:span><text:span text:style-name="T7"> </text:span><text:span text:style-name="T14">op</text:span>.<text:span text:style-name="T51">variable</text:span>-&gt;<text:span text:style-name="T19">utf8Name</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SymbolType"</text:span>);</text:p>
      <text:p text:style-name="КОД"><text:span text:style-name="T7"><text:s text:c="4"/></text:span>}</text:p>
      <text:p text:style-name="КОД"><text:span text:style-name="T7"><text:s text:c="4"/></text:span><text:span text:style-name="T35">return</text:span><text:span text:style-name="T7"> </text:span><text:span text:style-name="T14">opStr</text:span>;</text:p>
      <text:p text:style-name="КОД">}</text:p>
      <text:p text:style-name="Horizontal_20_Line"/>
      <text:p text:style-name="P150">Отлично. Теперь мы можем выкинуть два метода из ICodeEmitter и значительно упростить <text:span text:style-name="T130">оставшиеся</text:span> два:</text:p>
      <text:p text:style-name="КОД"><text:span text:style-name="T35">class</text:span><text:span text:style-name="T7"> </text:span><text:span text:style-name="T32">ESCRIPT_EXPORT</text:span><text:span text:style-name="T7"> </text:span><text:span text:style-name="T3">ICodeEmitter</text:span></text:p>
      <text:p text:style-name="КОД">{</text:p>
      <text:p text:style-name="КОД"><text:span text:style-name="T35">public</text:span>:</text:p>
      <text:p text:style-name="КОД"><text:span text:style-name="T7"><text:s text:c="4"/></text:span><text:span text:style-name="T35">void</text:span><text:span text:style-name="T7"> </text:span><text:span text:style-name="T20">binaryOp</text:span>(<text:span text:style-name="T2">OperationType</text:span><text:span text:style-name="T7"> </text:span><text:span text:style-name="T14">operationType</text:span>,</text:p>
      <text:p text:style-name="КОД"><text:span text:style-name="T7"><text:s text:c="18"/></text:span><text:span text:style-name="T2">Symbol</text:span><text:span text:style-name="T7"> </text:span>*<text:span text:style-name="T14">resultVariable</text:span>,</text:p>
      <text:p text:style-name="КОД"><text:span text:style-name="T7"><text:s text:c="1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1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span text:style-name="T7"><text:s text:c="4"/></text:span><text:span text:style-name="T35">void</text:span><text:span text:style-name="T7"> </text:span><text:span text:style-name="T20">assign</text:span>(<text:span text:style-name="T2">Symbol</text:span><text:span text:style-name="T7"> </text:span>*<text:span text:style-name="T14">lvalue</text:span>,<text:span text:style-name="T7"> </text:span><text:span text:style-name="T2">SymbolType</text:span><text:span text:style-name="T7"> </text:span><text:span text:style-name="T14">rvalueType</text:span>,<text:span text:style-name="T7"> </text:span><text:span text:style-name="T35">void</text:span><text:span text:style-name="T7"> </text:span>*<text:span text:style-name="T14">rvalue</text:span>);</text:p>
      <text:p text:style-name="КОД">};</text:p>
      <text:p text:style-name="Horizontal_20_Line"/>
      <text:p text:style-name="КОД"><text:span text:style-name="T35">void</text:span><text:span text:style-name="T7"> </text:span>ICodeEmitter::binaryOp(OperationType<text:span text:style-name="T7"> </text:span>operationType,</text:p>
      <text:p text:style-name="P334"><text:span text:style-name="T7"><text:s text:c="28"/></text:span><text:span text:style-name="T2">Symbol</text:span><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span text:style-name="T7"> </text:span><text:span text:style-name="T35">void</text:span><text:span text:style-name="T7"> </text:span>*<text:span text:style-name="T14">operand1</text:span>,</text:p>
      <text:p text:style-name="КОД"><text:span text:style-name="T7"><text:s text:c="28"/></text:span><text:span text:style-name="T2">SymbolType</text:span><text:span text:style-name="T7"> </text:span><text:span text:style-name="T14">operand2Type</text:span>,<text:span text:style-name="T7"> </text:span><text:span text:style-name="T35">void</text:span><text:span text:style-name="T7"> </text:span>*<text:span text:style-name="T14">operand2</text:span>)</text:p>
      <text:p text:style-name="КОД">{</text:p>
      <text:p text:style-name="КОД"><text:span text:style-name="T7"><text:s text:c="4"/></text:span><text:span text:style-name="T35">switch</text:span><text:span text:style-name="T7"> </text:span>(<text:span text:style-name="T14">operationType</text:span>)<text:span text:style-name="T7"> </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Invalid binary operation"</text:span>);</text:p>
      <text:p text:style-name="КОД"><text:span text:style-name="T7"><text:s text:c="4"/></text:span>}</text:p>
      <text:p text:style-name="КОД"><text:span text:style-name="T7"><text:s text:c="4"/></text:span><text:span text:style-name="T2">OpCode</text:span><text:span text:style-name="T7"> </text:span><text:span text:style-name="T14">code</text:span>;</text:p>
      <text:p text:style-name="КОД"><text:span text:style-name="T7"><text:s text:c="4"/></text:span><text:span text:style-name="T14">code</text:span>.<text:span text:style-name="T51">lvalue</text:span><text:span text:style-name="T7"> </text:span>=<text:span text:style-name="T7"> </text:span><text:span text:style-name="T14">resultVariable</text:span>;</text:p>
      <text:p text:style-name="КОД"><text:span text:style-name="T7"><text:s text:c="4"/></text:span><text:span text:style-name="T14">code</text:span>.<text:span text:style-name="T19">setOperand1</text:span>(<text:span text:style-name="T14">operand1Type</text:span>,<text:span text:style-name="T7"> </text:span><text:span text:style-name="T16">operand1</text:span>);</text:p>
      <text:p text:style-name="КОД"><text:span text:style-name="T7"><text:s text:c="4"/></text:span><text:span text:style-name="T14">code</text:span>.<text:span text:style-name="T19">setOperand2</text:span>(<text:span text:style-name="T14">operand2Type</text:span>,<text:span text:style-name="T7"> </text:span><text:span text:style-name="T16">operand2</text:span>);</text:p>
      <text:p text:style-name="КОД"><text:span text:style-name="T7"><text:s text:c="4"/></text:span><text:span text:style-name="T14">code</text:span>.<text:span text:style-name="T51">operation</text:span><text:span text:style-name="T7"> </text:span>=<text:span text:style-name="T7"> </text:span><text:span text:style-name="T14">operationType</text:span>;</text:p>
      <text:p text:style-name="КОД"><text:span text:style-name="T7"><text:s text:c="4"/></text:span><text:span text:style-name="T39">cout</text:span><text:span text:style-name="T7"> </text:span><text:span text:style-name="T19">&lt;&lt;</text:span><text:span text:style-name="T7"> </text:span><text:span text:style-name="T14">code</text:span>.<text:span text:style-name="T19">toString</text:span>()<text:span text:style-name="T7"> </text:span><text:span text:style-name="T19">&lt;&lt;</text:span><text:span text:style-name="T7"> </text:span><text:span text:style-name="T19">endl</text:span>;</text:p>
      <text:p text:style-name="КОД">}</text:p>
      <text:p text:style-name="КОД"><text:span text:style-name="T35">void</text:span><text:span text:style-name="T7"> </text:span><text:span text:style-name="T2">ICodeEmitter</text:span>::<text:span text:style-name="T20">assign</text:span>(<text:span text:style-name="T2">Symbol</text:span><text:span text:style-name="T7"> </text:span>*<text:span text:style-name="T14">lvalue</text:span>,<text:span text:style-name="T7"> </text:span><text:span text:style-name="T2">SymbolType</text:span><text:span text:style-name="T7"> </text:span><text:span text:style-name="T14">rvalueType</text:span>,<text:span text:style-name="T7"> </text:span><text:span text:style-name="T35">void</text:span><text:span text:style-name="T7"> </text:span>*<text:span text:style-name="T14">rvalue</text:span>)</text:p>
      <text:p text:style-name="КОД">{</text:p>
      <text:p text:style-name="КОД"><text:span text:style-name="T7"><text:s text:c="4"/></text:span><text:span text:style-name="T2">OpCode</text:span><text:span text:style-name="T7"> </text:span><text:span text:style-name="T14">code</text:span>;</text:p>
      <text:p text:style-name="КОД"><text:span text:style-name="T7"><text:s text:c="4"/></text:span><text:span text:style-name="T14">code</text:span>.<text:span text:style-name="T51">lvalue</text:span><text:span text:style-name="T7"> </text:span>=<text:span text:style-name="T7"> </text:span><text:span text:style-name="T14">lvalue</text:span>;</text:p>
      <text:p text:style-name="КОД"><text:span text:style-name="T7"><text:s text:c="4"/></text:span><text:span text:style-name="T14">code</text:span>.<text:span text:style-name="T51">operation</text:span><text:span text:style-name="T7"> </text:span>=<text:span text:style-name="T7"> </text:span><text:span text:style-name="T2">OperationType</text:span>::<text:span text:style-name="T2">Assign</text:span>;</text:p>
      <text:p text:style-name="КОД"><text:span text:style-name="T7"><text:s text:c="4"/></text:span><text:span text:style-name="T14">code</text:span>.<text:span text:style-name="T19">setOperand1</text:span>(<text:span text:style-name="T14">rvalueType</text:span>,<text:span text:style-name="T7"> </text:span><text:span text:style-name="T16">rvalue</text:span>);</text:p>
      <text:p text:style-name="КОД"><text:span text:style-name="T7"><text:s text:c="4"/></text:span><text:span text:style-name="T39">cout</text:span><text:span text:style-name="T7"> </text:span><text:span text:style-name="T19">&lt;&lt;</text:span><text:span text:style-name="T7"> </text:span><text:span text:style-name="T14">code</text:span>.<text:span text:style-name="T19">toString</text:span>()<text:span text:style-name="T7"> </text:span><text:span text:style-name="T19">&lt;&lt;</text:span><text:span text:style-name="T7"> </text:span><text:span text:style-name="T19">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5">void</text:span><text:span text:style-name="T7"> </text:span><text:span text:style-name="T2">OpCode_Test</text:span>::<text:span text:style-name="T20">test_opCodeWork</text:span>()</text:p>
      <text:p text:style-name="КОД">{</text:p>
      <text:p text:style-name="КОД"><text:span text:style-name="T7"><text:s text:c="4"/></text:span><text:span text:style-name="T2">OpCode</text:span><text:span text:style-name="T7"> </text:span><text:span text:style-name="T14">code1</text:span>;</text:p>
      <text:p text:style-name="КОД"><text:soft-page-break/><text:span text:style-name="T7"><text:s text:c="4"/></text:span><text:span text:style-name="T14">code1</text:span>.<text:span text:style-name="T51">operand1Type</text:span><text:span text:style-name="T7"> </text:span>=<text:span text:style-name="T7"> </text:span><text:span text:style-name="T2">SymbolType</text:span>::<text:span text:style-name="T2">Integer</text:span>;</text:p>
      <text:p text:style-name="КОД"><text:span text:style-name="T7"><text:s text:c="4"/></text:span><text:span text:style-name="T14">code1</text:span>.<text:span text:style-name="T51">operand1</text:span>.<text:span text:style-name="T51">intValue</text:span><text:span text:style-name="T7"> </text:span>=<text:span text:style-name="T7"> </text:span><text:span text:style-name="T32">15</text:span>;</text:p>
      <text:p text:style-name="КОД"><text:span text:style-name="T7"><text:s text:c="4"/></text:span><text:span text:style-name="T14">code1</text:span>.<text:span text:style-name="T51">operand2Type</text:span><text:span text:style-name="T7"> </text:span>=<text:span text:style-name="T7"> </text:span><text:span text:style-name="T2">SymbolType</text:span>::<text:span text:style-name="T2">Real</text:span>;</text:p>
      <text:p text:style-name="КОД"><text:span text:style-name="T7"><text:s text:c="4"/></text:span><text:span text:style-name="T14">code1</text:span>.<text:span text:style-name="T51">operand2</text:span>.<text:span text:style-name="T51">realValue</text:span><text:span text:style-name="T7"> </text:span>=<text:span text:style-name="T7"> </text:span><text:span text:style-name="T32">16</text:span>;</text:p>
      <text:p text:style-name="КОД"><text:span text:style-name="T7"><text:s text:c="4"/></text:span><text:span text:style-name="T32">assert</text:span>(<text:span text:style-name="T14">code1</text:span>.<text:span text:style-name="T51">operand1</text:span>.<text:span text:style-name="T51">intValue</text:span><text:span text:style-name="T7"> </text:span>==<text:span text:style-name="T7"> </text:span><text:span text:style-name="T32">15</text:span>);</text:p>
      <text:p text:style-name="КОД"><text:span text:style-name="T7"><text:s text:c="4"/></text:span><text:span text:style-name="T32">assert</text:span>(<text:span text:style-name="T14">code1</text:span>.<text:span text:style-name="T51">operand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4">code1</text:span>.<text:span text:style-name="T51">operand2</text:span>.<text:span text:style-name="T51">realValue</text:span><text:span text:style-name="T7"> </text:span>==<text:span text:style-name="T7"> </text:span><text:span text:style-name="T32">16</text:span>);</text:p>
      <text:p text:style-name="КОД"><text:span text:style-name="T7"><text:s text:c="4"/></text:span><text:span text:style-name="T32">assert</text:span>(<text:span text:style-name="T14">code1</text:span>.<text:span text:style-name="T51">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4">i1</text:span><text:span text:style-name="T7"> </text:span>=<text:span text:style-name="T7"> </text:span><text:span text:style-name="T32">5678</text:span>;</text:p>
      <text:p text:style-name="КОД"><text:span text:style-name="T7"><text:s text:c="4"/></text:span><text:span text:style-name="T2">IntType</text:span><text:span text:style-name="T7"> </text:span><text:span text:style-name="T14">i2</text:span><text:span text:style-name="T7"> </text:span>=<text:span text:style-name="T7"> </text:span><text:span text:style-name="T32">654123</text:span>;</text:p>
      <text:p text:style-name="КОД"><text:span text:style-name="T7"><text:s text:c="4"/></text:span><text:span text:style-name="T14">code1</text:span>.<text:span text:style-name="T19">setOperand1</text:span>(<text:span text:style-name="T2">SymbolType</text:span>::<text:span text:style-name="T2">Integer</text:span>,<text:span text:style-name="T7"> </text:span><text:span text:style-name="T129">&amp;</text:span><text:span text:style-name="T16">i1</text:span>);</text:p>
      <text:p text:style-name="КОД"><text:span text:style-name="T7"><text:s text:c="4"/></text:span><text:span text:style-name="T14">code1</text:span>.<text:span text:style-name="T19">setOperand2</text:span>(<text:span text:style-name="T2">SymbolType</text:span>::<text:span text:style-name="T2">Integer</text:span>,<text:span text:style-name="T7"> </text:span><text:span text:style-name="T129">&amp;</text:span><text:span text:style-name="T16">i2</text:span>);</text:p>
      <text:p text:style-name="КОД"><text:span text:style-name="T7"><text:s text:c="4"/></text:span><text:span text:style-name="T32">assert</text:span>(<text:span text:style-name="T14">code1</text:span>.<text:span text:style-name="T51">operand1</text:span>.<text:span text:style-name="T51">intValue</text:span><text:span text:style-name="T7"> </text:span>==<text:span text:style-name="T7"> </text:span><text:span text:style-name="T14">i1</text:span>);</text:p>
      <text:p text:style-name="КОД"><text:span text:style-name="T7"><text:s text:c="4"/></text:span><text:span text:style-name="T32">assert</text:span>(<text:span text:style-name="T14">code1</text:span>.<text:span text:style-name="T51">operand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4">code1</text:span>.<text:span text:style-name="T51">operand2</text:span>.<text:span text:style-name="T51">intValue</text:span><text:span text:style-name="T7"> </text:span>==<text:span text:style-name="T7"> </text:span><text:span text:style-name="T14">i2</text:span>);</text:p>
      <text:p text:style-name="КОД"><text:span text:style-name="T7"><text:s text:c="4"/></text:span><text:span text:style-name="T32">assert</text:span>(<text:span text:style-name="T14">code1</text:span>.<text:span text:style-name="T51">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33">э</text:span>тап завершён. <text:span text:style-name="T132">Код: EScriptEngine-7.zip</text:span></text:p>
      <text:p text:style-name="P154">01.08.2023</text:p>
      <text:h text:style-name="P418" text:outline-level="2">Рефакторинг</text:h>
      <text:p text:style-name="P140"><text:span text:style-name="T131">Мы поправили часть кода, однако в pa</text:span><text:span text:style-name="T134">r</text:span><text:span text:style-name="T131">ser.cpp н</text:span><text:span text:style-name="T123">аши ф</text:span>ункции выглядят очень непривлекательно. Давайте займёмся их доработкой. </text:p>
      <text:p text:style-name="P156"><text:span text:style-name="T137">Сначала сократим мет</text:span>од AssignStatement(), здесь можно оставить только извлечение lvalue, остальное перенести в emitAssign():</text:p>
      <text:p text:style-name="КОД"><text:span text:style-name="T35">void</text:span><text:span text:style-name="T7"> </text:span><text:span text:style-name="T2">Parser</text:span>::<text:span text:style-name="T20">AssignStatement</text:span>()</text:p>
      <text:p text:style-name="КОД">{</text:p>
      <text:p text:style-name="КОД"><text:span text:style-name="T7"><text:s text:c="4"/></text:span><text:span text:style-name="T19">Variable</text:span>();</text:p>
      <text:p text:style-name="КОД"><text:span text:style-name="T7"><text:s text:c="4"/></text:span><text:span text:style-name="T51">_types</text:span>.<text:span text:style-name="T19">pop</text:span>();<text:span text:style-name="T7"> </text:span><text:span text:style-name="T25">//</text:span><text:span text:style-name="T7"> </text:span><text:span text:style-name="T25">пока</text:span><text:span text:style-name="T7"> </text:span><text:span text:style-name="T25">всегда</text:span><text:span text:style-name="T7"> </text:span><text:span text:style-name="T25">SymbolType::Variable</text:span></text:p>
      <text:p text:style-name="КОД"><text:span text:style-name="T7"><text:s text:c="4"/></text:span><text:span text:style-name="T35">auto</text:span><text:span text:style-name="T7"> </text:span><text:span text:style-name="T14">lvalue</text:span><text:span text:style-name="T7"> </text:span>=<text:span text:style-name="T7"> </text:span><text:span text:style-name="T51">_variables</text:span>.<text:span text:style-name="T19">top</text:span>();</text:p>
      <text:p text:style-name="КОД"><text:span text:style-name="T7"><text:s text:c="4"/></text:span><text:span text:style-name="T51">_variables</text:span>.<text:span text:style-name="T19">pop</text:span>();</text:p>
      <text:p text:style-name="КОД"><text:span text:style-name="T7"><text:s text:c="4"/></text:span><text:span text:style-name="T19">match</text:span>(<text:span text:style-name="T2">Token</text:span>::<text:span text:style-name="T2">Assign</text:span>);</text:p>
      <text:p text:style-name="КОД"><text:span text:style-name="T7"><text:s text:c="4"/></text:span><text:span text:style-name="T19">Expression</text:span>();</text:p>
      <text:p text:style-name="КОД"><text:span text:style-name="T7"><text:s text:c="4"/></text:span><text:span text:style-name="T19">emitAssign</text:span>(<text:span text:style-name="T16">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20">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4">rec</text:span>;</text:p>
      <text:p text:style-name="КОД"><text:span text:style-name="T7"><text:s text:c="4"/></text:span><text:span text:style-name="T35">auto</text:span><text:span text:style-name="T7"> </text:span><text:span text:style-name="T14">valueType</text:span><text:span text:style-name="T7"> </text:span>=<text:span text:style-name="T7"> </text:span><text:span text:style-name="T51">_types</text:span>.<text:span text:style-name="T19">top</text:span>();</text:p>
      <text:p text:style-name="КОД"><text:span text:style-name="T7"><text:s text:c="4"/></text:span><text:span text:style-name="T14">rec</text:span>.<text:span text:style-name="T51">first</text:span><text:span text:style-name="T7"> </text:span>=<text:span text:style-name="T7"> </text:span><text:span text:style-name="T14">valueType</text:span>;</text:p>
      <text:p text:style-name="КОД"><text:span text:style-name="T7"><text:s text:c="4"/></text:span><text:span text:style-name="T51">_types</text:span>.<text:span text:style-name="T19">pop</text:span>();</text:p>
      <text:p text:style-name="КОД"><text:span text:style-name="T7"><text:s text:c="4"/></text:span><text:span text:style-name="T35">switch</text:span><text:span text:style-name="T7"> </text:span>(<text:span text:style-name="T14">valueType</text:span>)<text:span text:style-name="T7"> </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rec</text:span>.<text:span text:style-name="T51">second</text:span>.<text:span text:style-name="T51">variable</text:span><text:span text:style-name="T7"> </text:span>=<text:span text:style-name="T7"> </text:span><text:span text:style-name="T51">_variables</text:span>.<text:span text:style-name="T19">top</text:span>().<text:span text:style-name="T19">get</text:span>();</text:p>
      <text:p text:style-name="КОД"><text:span text:style-name="T7"><text:s text:c="8"/></text:span><text:span text:style-name="T51">_variables</text:span>.<text:span text:style-name="T19">pop</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rec</text:span>.<text:span text:style-name="T51">second</text:span>.<text:span text:style-name="T51">intValue</text:span><text:span text:style-name="T7"> </text:span>=<text:span text:style-name="T7"> </text:span><text:span text:style-name="T51">_integers</text:span>.<text:span text:style-name="T19">top</text:span>();</text:p>
      <text:p text:style-name="КОД"><text:span text:style-name="T7"><text:s text:c="8"/></text:span><text:span text:style-name="T51">_integers</text:span>.<text:span text:style-name="T19">pop</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rec</text:span>.<text:span text:style-name="T51">second</text:span>.<text:span text:style-name="T51">realValue</text:span><text:span text:style-name="T7"> </text:span>=<text:span text:style-name="T7"> </text:span><text:span text:style-name="T51">_integers</text:span>.<text:span text:style-name="T19">top</text:span>();</text:p>
      <text:p text:style-name="КОД"><text:soft-page-break/><text:span text:style-name="T7"><text:s text:c="8"/></text:span><text:span text:style-name="T51">_reals</text:span>.<text:span text:style-name="T19">pop</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SymbolType"</text:span>);</text:p>
      <text:p text:style-name="КОД"><text:span text:style-name="T7"><text:s text:c="4"/></text:span>}</text:p>
      <text:p text:style-name="КОД"><text:span text:style-name="T7"><text:s text:c="4"/></text:span><text:span text:style-name="T35">return</text:span><text:span text:style-name="T7"> </text:span><text:span text:style-name="T14">rec</text:span>;</text:p>
      <text:p text:style-name="КОД">}</text:p>
      <text:p text:style-name="Horizontal_20_Line"/>
      <text:p text:style-name="Text_20_body">Метод вернёт пару: тип значения в стеке+значение в виде объединения OperandRecord. <text:span text:style-name="T137">Тогда код emitAssign тоже сократится:</text:span></text:p>
      <text:p text:style-name="КОД"><text:span text:style-name="T35">void</text:span><text:span text:style-name="T7"> </text:span>Parser::emitAssign(std::shared_ptr&lt;Symbol&gt;<text:span text:style-name="T7"> </text:span>&amp;lvalue)</text:p>
      <text:p text:style-name="КОД">{</text:p>
      <text:p text:style-name="КОД"><text:span text:style-name="T7"><text:s text:c="4"/></text:span><text:span text:style-name="T25">//</text:span><text:span text:style-name="T7"> </text:span><text:span text:style-name="T25">после</text:span><text:span text:style-name="T7"> </text:span><text:span text:style-name="T25">Expression</text:span><text:span text:style-name="T7"> </text:span><text:span text:style-name="T25">всегда</text:span><text:span text:style-name="T7"> </text:span><text:span text:style-name="T25">что-то</text:span><text:span text:style-name="T7"> </text:span><text:span text:style-name="T25">есть</text:span><text:span text:style-name="T7"> </text:span><text:span text:style-name="T25">в</text:span><text:span text:style-name="T7"> </text:span><text:span text:style-name="T25">стеке</text:span></text:p>
      <text:p text:style-name="КОД"><text:span text:style-name="T7"><text:s text:c="4"/></text:span><text:span text:style-name="T35">auto</text:span><text:span text:style-name="T7"> </text:span><text:span text:style-name="T14">rec</text:span><text:span text:style-name="T7"> </text:span>=<text:span text:style-name="T7"> </text:span><text:span text:style-name="T19">popStackValue</text:span>();</text:p>
      <text:p text:style-name="КОД"><text:span text:style-name="T7"><text:s text:c="4"/></text:span><text:span text:style-name="T51">_emitter</text:span><text:span text:style-name="T19">-&gt;assign</text:span>(<text:span text:style-name="T16">lvalue</text:span><text:span text:style-name="T129">.</text:span><text:span text:style-name="T21">get</text:span><text:span text:style-name="T129">()</text:span>,<text:span text:style-name="T7"> </text:span><text:span text:style-name="T14">rec</text:span>.<text:span text:style-name="T51">first</text:span>,<text:span text:style-name="T7"> </text:span><text:span text:style-name="T14">rec</text:span>.<text:span text:style-name="T51">second</text:span>);</text:p>
      <text:p text:style-name="КОД">}</text:p>
      <text:p text:style-name="Horizontal_20_Line"/>
      <text:p text:style-name="P157"><text:span text:style-name="T138">Подобный срам наблюдается в </text:span>emitBinaryOp<text:span text:style-name="T138">(), исправим и его:</text:span></text:p>
      <text:p text:style-name="КОД"><text:span text:style-name="T35">void</text:span><text:span text:style-name="T7"> </text:span><text:span text:style-name="T2">Parser</text:span>::<text:span text:style-name="T20">emitBinaryOp</text:span>(<text:span text:style-name="T2">OperationType</text:span><text:span text:style-name="T7"> </text:span><text:span text:style-name="T14">opType</text:span>,<text:span text:style-name="T7"> </text:span><text:span text:style-name="T2">std</text:span>::<text:span text:style-name="T2">shared_ptr</text:span>&lt;<text:span text:style-name="T2">Symbol</text:span>&gt;<text:span text:style-name="T7"> </text:span>&amp;<text:span text:style-name="T14">tmpVariable</text:span>)</text:p>
      <text:p text:style-name="КОД">{</text:p>
      <text:p text:style-name="КОД"><text:span text:style-name="T7"><text:s text:c="4"/></text:span><text:span text:style-name="T35">switch</text:span><text:span text:style-name="T7"> </text:span>(<text:span text:style-name="T14">opType</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4"/></text:span><text:span text:style-name="T35">case</text:span><text:span text:style-name="T7"> </text:span><text:span text:style-name="T2">OperationType</text:span>::<text:span text:style-name="T2">Multiply</text:span>:<text:span text:style-name="T7"> </text:span>{</text:p>
      <text:p text:style-name="КОД"><text:span text:style-name="T7"><text:s text:c="8"/></text:span><text:span text:style-name="T35">auto</text:span><text:span text:style-name="T7"> </text:span><text:span text:style-name="T14">opRecord2</text:span><text:span text:style-name="T7"> </text:span>=<text:span text:style-name="T7"> </text:span><text:span text:style-name="T19">popStackValue</text:span>();</text:p>
      <text:p text:style-name="КОД"><text:span text:style-name="T7"><text:s text:c="8"/></text:span><text:span text:style-name="T35">auto</text:span><text:span text:style-name="T7"> </text:span><text:span text:style-name="T14">opRecord1</text:span><text:span text:style-name="T7"> </text:span>=<text:span text:style-name="T7"> </text:span><text:span text:style-name="T19">popStackValue</text:span>();</text:p>
      <text:p text:style-name="КОД"><text:span text:style-name="T7"><text:s text:c="8"/></text:span><text:span text:style-name="T51">_emitter</text:span><text:span text:style-name="T19">-&gt;binaryOp</text:span>(<text:span text:style-name="T14">opType</text:span>,<text:span text:style-name="T7"> </text:span><text:span text:style-name="T16">tmpVariable</text:span><text:span text:style-name="T129">.</text:span><text:span text:style-name="T21">get</text:span><text:span text:style-name="T129">()</text:span>,</text:p>
      <text:p text:style-name="КОД"><text:span text:style-name="T7"><text:s text:c="27"/></text:span><text:span text:style-name="T14">opRecord1</text:span>.<text:span text:style-name="T51">first</text:span>,<text:span text:style-name="T7"> </text:span><text:span text:style-name="T14">opRecord1</text:span>.<text:span text:style-name="T51">second</text:span>,</text:p>
      <text:p text:style-name="КОД"><text:span text:style-name="T7"><text:s text:c="27"/></text:span><text:span text:style-name="T14">opRecord2</text:span>.<text:span text:style-name="T51">first</text:span>,<text:span text:style-name="T7"> </text:span><text:span text:style-name="T14">opRecord2</text:span>.<text:span text:style-name="T51">second</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5">void</text:span><text:span text:style-name="T7"> </text:span><text:span text:style-name="T2">ICodeEmitter</text:span>::<text:span text:style-name="T20">binaryOp</text:span>(<text:span text:style-name="T2">OperationType</text:span><text:span text:style-name="T7"> </text:span><text:span text:style-name="T14">operationType</text:span>,</text:p>
      <text:p text:style-name="КОД"><text:span text:style-name="T7"><text:s text:c="28"/></text:span><text:span text:style-name="T2">Symbol</text:span><text:span text:style-name="T7"> </text:span>*<text:span text:style-name="T14">resultVariable</text:span>,</text:p>
      <text:p text:style-name="КОД"><text:span text:style-name="T7"><text:s text:c="28"/></text:span><text:span text:style-name="T2">SymbolType</text:span><text:span text:style-name="T7"> </text:span><text:span text:style-name="T14">operand1Type</text:span>,</text:p>
      <text:p text:style-name="КОД"><text:span text:style-name="T7"><text:s text:c="28"/></text:span><text:span text:style-name="T35">const</text:span><text:span text:style-name="T7"> </text:span><text:span text:style-name="T2">OperandRecord</text:span><text:span text:style-name="T7"> </text:span>&amp;<text:span text:style-name="T14">operand1</text:span>,</text:p>
      <text:p text:style-name="КОД"><text:span text:style-name="T7"><text:s text:c="28"/></text:span><text:span text:style-name="T2">SymbolType</text:span><text:span text:style-name="T7"> </text:span><text:span text:style-name="T14">operand2Type</text:span>,</text:p>
      <text:p text:style-name="КОД"><text:span text:style-name="T7"><text:s text:c="28"/></text:span><text:span text:style-name="T35">const</text:span><text:span text:style-name="T7"> </text:span><text:span text:style-name="T2">OperandRecord</text:span><text:span text:style-name="T7"> </text:span>&amp;<text:span text:style-name="T14">operand2</text:span>)</text:p>
      <text:p text:style-name="КОД">{</text:p>
      <text:p text:style-name="КОД"><text:span text:style-name="T7"><text:s text:c="4"/></text:span><text:span text:style-name="T35">switch</text:span><text:span text:style-name="T7"> </text:span>(<text:span text:style-name="T14">operationType</text:span>)<text:span text:style-name="T7"> </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Invalid binary operation"</text:span>);</text:p>
      <text:p text:style-name="КОД"><text:span text:style-name="T7"><text:s text:c="4"/></text:span>}</text:p>
      <text:p text:style-name="КОД"><text:span text:style-name="T7"><text:s text:c="4"/></text:span><text:span text:style-name="T2">OpCode</text:span><text:span text:style-name="T7"> </text:span><text:span text:style-name="T14">code</text:span>;</text:p>
      <text:p text:style-name="КОД"><text:span text:style-name="T7"><text:s text:c="4"/></text:span><text:span text:style-name="T14">code</text:span>.<text:span text:style-name="T51">lvalue</text:span><text:span text:style-name="T7"> </text:span>=<text:span text:style-name="T7"> </text:span><text:span text:style-name="T14">resultVariable</text:span>;</text:p>
      <text:p text:style-name="КОД"><text:span text:style-name="T7"><text:s text:c="4"/></text:span><text:span text:style-name="T14">code</text:span>.<text:span text:style-name="T51">operand1Type</text:span><text:span text:style-name="T7"> </text:span>=<text:span text:style-name="T7"> </text:span><text:span text:style-name="T14">operand1Type</text:span>;</text:p>
      <text:p text:style-name="КОД"><text:span text:style-name="T7"><text:s text:c="4"/></text:span><text:span text:style-name="T14">code</text:span>.<text:span text:style-name="T51">operand1</text:span><text:span text:style-name="T7"> </text:span><text:span text:style-name="T19">=</text:span><text:span text:style-name="T7"> </text:span><text:span text:style-name="T14">operand1</text:span>;</text:p>
      <text:p text:style-name="КОД"><text:span text:style-name="T7"><text:s text:c="4"/></text:span><text:span text:style-name="T14">code</text:span>.<text:span text:style-name="T51">operand2Type</text:span><text:span text:style-name="T7"> </text:span>=<text:span text:style-name="T7"> </text:span><text:span text:style-name="T14">operand2Type</text:span>;</text:p>
      <text:p text:style-name="КОД"><text:span text:style-name="T7"><text:s text:c="4"/></text:span><text:span text:style-name="T14">code</text:span>.<text:span text:style-name="T51">operand2</text:span><text:span text:style-name="T7"> </text:span><text:span text:style-name="T19">=</text:span><text:span text:style-name="T7"> </text:span><text:span text:style-name="T14">operand2</text:span>;</text:p>
      <text:p text:style-name="КОД"><text:span text:style-name="T7"><text:s text:c="4"/></text:span><text:span text:style-name="T14">code</text:span>.<text:span text:style-name="T51">operation</text:span><text:span text:style-name="T7"> </text:span>=<text:span text:style-name="T7"> </text:span><text:span text:style-name="T14">operationType</text:span>;</text:p>
      <text:p text:style-name="КОД"><text:soft-page-break/><text:span text:style-name="T7"><text:s text:c="4"/></text:span><text:span text:style-name="T39">cout</text:span><text:span text:style-name="T7"> </text:span><text:span text:style-name="T19">&lt;&lt;</text:span><text:span text:style-name="T7"> </text:span><text:span text:style-name="T14">code</text:span>.<text:span text:style-name="T19">toString</text:span>()<text:span text:style-name="T7"> </text:span><text:span text:style-name="T19">&lt;&lt;</text:span><text:span text:style-name="T7"> </text:span><text:span text:style-name="T19">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41">Результат о</text:span>ператор<text:span text:style-name="T141">а</text:span> <text:span text:style-name="T141">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4">Expression</text:span><text:span text:style-name="T7"> </text:span>:<text:span text:style-name="T7"> </text:span><text:span text:style-name="T14">SimpleExpression</text:span></text:p>
      <text:p text:style-name="КОД"><text:span text:style-name="T7"><text:s text:c="11"/></text:span>|<text:span text:style-name="T7"> </text:span><text:span text:style-name="T14">AssignStatement</text:span></text:p>
      <text:p text:style-name="КОД"><text:span text:style-name="T7"><text:s text:c="11"/></text:span>;</text:p>
      <text:p text:style-name="P161"><text:span text:style-name="T139">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9">Добавим функцию </text:span><text:span text:style-name="T140">проверки</text:span><text:span text:style-name="T139"> в Lexer:</text:span></text:p>
      <text:p text:style-name="КОД"><text:span text:style-name="T35">bool</text:span><text:span text:style-name="T7"> </text:span>Lexer::isAssignOp(Token<text:span text:style-name="T7"> </text:span>t)</text:p>
      <text:p text:style-name="КОД">{</text:p>
      <text:p text:style-name="КОД"><text:span text:style-name="T7"><text:s text:c="4"/></text:span><text:span text:style-name="T35">switch</text:span><text:span text:style-name="T7"> </text:span>(<text:span text:style-name="T14">t</text:span>)<text:span text:style-name="T7"> </text:span>{</text:p>
      <text:p text:style-name="P335"><text:span text:style-name="T7"><text:s text:c="4"/></text:span><text:span text:style-name="T35">case</text:span><text:span text:style-name="T7"> </text:span><text:span text:style-name="T2">Token</text:span>::<text:span text:style-name="T2">Assign</text:span>:<text:span text:style-name="T7"> <text:s text:c="12"/></text:span><text:span text:style-name="T25">//</text:span><text:span text:style-name="T7"> </text:span><text:span text:style-name="T25">=</text:span></text:p>
      <text:p text:style-name="P335"><text:span text:style-name="T7"><text:s text:c="4"/></text:span><text:span text:style-name="T35">case</text:span><text:span text:style-name="T7"> </text:span><text:span text:style-name="T2">Token</text:span>::<text:span text:style-name="T2">PlusAssign</text:span>:<text:span text:style-name="T7"> <text:s text:c="8"/></text:span><text:span text:style-name="T25">//</text:span><text:span text:style-name="T7"> </text:span><text:span text:style-name="T25">+=</text:span></text:p>
      <text:p text:style-name="КОД"><text:span text:style-name="T7"><text:s text:c="4"/></text:span><text:span text:style-name="T35">case</text:span><text:span text:style-name="T7"> </text:span><text:span text:style-name="T2">Token</text:span>::<text:span text:style-name="T2">MinusAssign</text:span>:<text:span text:style-name="T7"> <text:s text:c="7"/></text:span><text:span text:style-name="T25">//</text:span><text:span text:style-name="T7"> </text:span><text:span text:style-name="T25">-=</text:span></text:p>
      <text:p text:style-name="КОД"><text:span text:style-name="T7"><text:s text:c="4"/></text:span><text:span text:style-name="T35">case</text:span><text:span text:style-name="T7"> </text:span><text:span text:style-name="T2">Token</text:span>::<text:span text:style-name="T2">MulAssign</text:span>:<text:span text:style-name="T7"> <text:s text:c="9"/></text:span><text:span text:style-name="T25">//</text:span><text:span text:style-name="T7"> </text:span><text:span text:style-name="T25">*=</text:span></text:p>
      <text:p text:style-name="КОД"><text:span text:style-name="T7"><text:s text:c="4"/></text:span><text:span text:style-name="T35">case</text:span><text:span text:style-name="T7"> </text:span><text:span text:style-name="T2">Token</text:span>::<text:span text:style-name="T2">SlashAssign</text:span>:<text:span text:style-name="T7"> <text:s text:c="7"/></text:span><text:span text:style-name="T25">//</text:span><text:span text:style-name="T7"> </text:span><text:span text:style-name="T25">/=</text:span></text:p>
      <text:p text:style-name="КОД"><text:span text:style-name="T7"><text:s text:c="4"/></text:span><text:span text:style-name="T35">case</text:span><text:span text:style-name="T7"> </text:span><text:span text:style-name="T2">Token</text:span>::<text:span text:style-name="T2">PercentAssign</text:span>:<text:span text:style-name="T7"> <text:s text:c="5"/></text:span><text:span text:style-name="T25">//</text:span><text:span text:style-name="T7"> </text:span><text:span text:style-name="T25">%=</text:span></text:p>
      <text:p text:style-name="КОД"><text:span text:style-name="T7"><text:s text:c="4"/></text:span><text:span text:style-name="T35">case</text:span><text:span text:style-name="T7"> </text:span><text:span text:style-name="T2">Token</text:span>::<text:span text:style-name="T2">RShiftAssign</text:span>:<text:span text:style-name="T7"> <text:s text:c="6"/></text:span><text:span text:style-name="T25">//</text:span><text:span text:style-name="T7"> </text:span><text:span text:style-name="T25">&gt;&gt;=</text:span></text:p>
      <text:p text:style-name="КОД"><text:span text:style-name="T7"><text:s text:c="4"/></text:span><text:span text:style-name="T35">case</text:span><text:span text:style-name="T7"> </text:span><text:span text:style-name="T2">Token</text:span>::<text:span text:style-name="T2">RShiftZeroAssign</text:span>:<text:span text:style-name="T7"> <text:s text:c="2"/></text:span><text:span text:style-name="T25">//</text:span><text:span text:style-name="T7"> </text:span><text:span text:style-name="T25">&gt;&gt;&gt;=</text:span></text:p>
      <text:p text:style-name="КОД"><text:span text:style-name="T7"><text:s text:c="4"/></text:span><text:span text:style-name="T35">case</text:span><text:span text:style-name="T7"> </text:span><text:span text:style-name="T2">Token</text:span>::<text:span text:style-name="T2">BitAndAssign</text:span>:<text:span text:style-name="T7"> <text:s text:c="6"/></text:span><text:span text:style-name="T25">//</text:span><text:span text:style-name="T7"> </text:span><text:span text:style-name="T25">&amp;=</text:span></text:p>
      <text:p text:style-name="P336"><text:span text:style-name="T7"><text:s text:c="4"/></text:span><text:span text:style-name="T35">case</text:span><text:span text:style-name="T7"> </text:span><text:span text:style-name="T2">Token</text:span>::<text:span text:style-name="T2">BitOrAssign</text:span>:<text:span text:style-name="T7"> <text:s text:c="7"/></text:span><text:span text:style-name="T25">//</text:span><text:span text:style-name="T7"> </text:span><text:span text:style-name="T25">|=</text:span></text:p>
      <text:p text:style-name="P336"><text:span text:style-name="T7"><text:s text:c="4"/></text:span><text:span text:style-name="T35">case</text:span><text:span text:style-name="T7"> </text:span><text:span text:style-name="T2">Token</text:span>::<text:span text:style-name="T2">XorAssign</text:span>:<text:span text:style-name="T7"> <text:s text:c="9"/></text:span><text:span text:style-name="T25">//</text:span><text:span text:style-name="T7"> </text:span><text:span text:style-name="T25">^=</text:span></text:p>
      <text:p text:style-name="P336"><text:span text:style-name="T7"><text:s text:c="4"/></text:span><text:span text:style-name="T35">case</text:span><text:span text:style-name="T7"> </text:span><text:span text:style-name="T2">Token</text:span>::<text:span text:style-name="T2">BitNotAssign</text:span>:<text:span text:style-name="T7"> <text:s text:c="6"/></text:span><text:span text:style-name="T25">//</text:span><text:span text:style-name="T7"> </text:span><text:span text:style-name="T25">~=</text:span></text:p>
      <text:p text:style-name="КОД"><text:span text:style-name="T7"><text:s text:c="8"/></text:span><text:span text:style-name="T35">return</text:span><text:span text:style-name="T7"> </text:span><text:span text:style-name="T35">true</text:span>;</text:p>
      <text:p text:style-name="КОД"><text:span text:style-name="T7"><text:s text:c="4"/></text:span><text:span text:style-name="T35">default</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5">return</text:span><text:span text:style-name="T7"> </text:span><text:span text:style-name="T35">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5">//</text:span><text:span text:style-name="T7"> </text:span><text:span text:style-name="T25">типы</text:span><text:span text:style-name="T7"> </text:span><text:span text:style-name="T25">лексем</text:span><text:span text:style-name="T7"> </text:span><text:span text:style-name="T25">для</text:span><text:span text:style-name="T7"> </text:span><text:span text:style-name="T25">возврата</text:span></text:p>
      <text:p text:style-name="КОД"><text:span text:style-name="T7"><text:s text:c="4"/></text:span><text:span text:style-name="T2">std</text:span>::<text:span text:style-name="T2">deque</text:span>&lt;<text:span text:style-name="T2">Token</text:span>&gt;<text:span text:style-name="T7"> </text:span><text:span text:style-name="T51">_tokensQueue</text:span>;</text:p>
      <text:p text:style-name="КОД"><text:span text:style-name="T7"><text:s text:c="4"/></text:span><text:span text:style-name="T25">//</text:span><text:span text:style-name="T7"> </text:span><text:span text:style-name="T25">тексты</text:span><text:span text:style-name="T7"> </text:span><text:span text:style-name="T25">лексем</text:span><text:span text:style-name="T7"> </text:span><text:span text:style-name="T25">для</text:span><text:span text:style-name="T7"> </text:span><text:span text:style-name="T25">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51">_tokenTextsQueue</text:span>;</text:p>
      <text:p text:style-name="Horizontal_20_Line"/>
      <text:p text:style-name="КОД"><text:span text:style-name="T35">void</text:span><text:span text:style-name="T7"> </text:span><text:span text:style-name="T2">Parser</text:span>::<text:span text:style-name="T20">next</text:span>()</text:p>
      <text:p text:style-name="КОД">{</text:p>
      <text:p text:style-name="КОД"><text:span text:style-name="T7"><text:s text:c="4"/></text:span><text:span text:style-name="T35">if</text:span><text:span text:style-name="T7"> </text:span>(!<text:span text:style-name="T51">_tokensQueue</text:span>.<text:span text:style-name="T19">empty</text:span>())<text:span text:style-name="T7"> </text:span>{</text:p>
      <text:p text:style-name="КОД"><text:span text:style-name="T7"><text:s text:c="8"/></text:span><text:span text:style-name="T51">_tokensQueue</text:span>.<text:span text:style-name="T19">pop_front</text:span>();</text:p>
      <text:p text:style-name="КОД"><text:span text:style-name="T7"><text:s text:c="8"/></text:span><text:span text:style-name="T51">_tokenTextsQueue</text:span>.<text:span text:style-name="T19">pop_front</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51">_lexer</text:span><text:span text:style-name="T19">-&gt;next</text:span>();</text:p>
      <text:p text:style-name="КОД">}</text:p>
      <text:p text:style-name="КОД"><text:span text:style-name="T2">Token</text:span><text:span text:style-name="T7"> </text:span><text:span text:style-name="T2">Parser</text:span>::<text:span text:style-name="T20">lookahead</text:span>()</text:p>
      <text:p text:style-name="КОД">{</text:p>
      <text:p text:style-name="КОД"><text:span text:style-name="T7"><text:s text:c="4"/></text:span><text:span text:style-name="T35">if</text:span><text:span text:style-name="T7"> </text:span>(!<text:span text:style-name="T51">_tokensQueue</text:span>.<text:span text:style-name="T19">empty</text:span>())<text:span text:style-name="T7"> </text:span>{</text:p>
      <text:p text:style-name="КОД"><text:span text:style-name="T7"><text:s text:c="8"/></text:span><text:span text:style-name="T35">return</text:span><text:span text:style-name="T7"> </text:span><text:span text:style-name="T51">_tokensQueue</text:span>.<text:span text:style-name="T19">front</text:span>();</text:p>
      <text:p text:style-name="КОД"><text:span text:style-name="T7"><text:s text:c="4"/></text:span>}</text:p>
      <text:p text:style-name="КОД"><text:span text:style-name="T7"><text:s text:c="4"/></text:span><text:span text:style-name="T35">return</text:span><text:span text:style-name="T7"> </text:span><text:span text:style-name="T51">_lexer</text:span><text:span text:style-name="T19">-&gt;currentToken</text:span>();</text:p>
      <text:p text:style-name="КОД">}</text:p>
      <text:p text:style-name="КОД"><text:span text:style-name="T35">const</text:span><text:span text:style-name="T7"> </text:span><text:span text:style-name="T2">u32string</text:span><text:span text:style-name="T7"> </text:span>&amp;<text:span text:style-name="T2">Parser</text:span>::<text:span text:style-name="T20">tokenText</text:span>()<text:span text:style-name="T7"> </text:span><text:span text:style-name="T35">const</text:span></text:p>
      <text:p text:style-name="КОД">{</text:p>
      <text:p text:style-name="КОД"><text:span text:style-name="T7"><text:s text:c="4"/></text:span><text:span text:style-name="T35">if</text:span><text:span text:style-name="T7"> </text:span>(!<text:span text:style-name="T51">_tokenTextsQueue</text:span>.<text:span text:style-name="T19">empty</text:span>())<text:span text:style-name="T7"> </text:span>{</text:p>
      <text:p text:style-name="КОД"><text:span text:style-name="T7"><text:s text:c="8"/></text:span><text:span text:style-name="T35">return</text:span><text:span text:style-name="T7"> </text:span><text:span text:style-name="T51">_tokenTextsQueue</text:span>.<text:span text:style-name="T19">front</text:span>();</text:p>
      <text:p text:style-name="КОД"><text:span text:style-name="T7"><text:s text:c="4"/></text:span>}</text:p>
      <text:p text:style-name="КОД"><text:span text:style-name="T7"><text:s text:c="4"/></text:span><text:span text:style-name="T35">return</text:span><text:span text:style-name="T7"> </text:span><text:span text:style-name="T51">_lexer</text:span><text:span text:style-name="T19">-&gt;tokenText</text:span>();</text:p>
      <text:p text:style-name="КОД">}</text:p>
      <text:p text:style-name="КОД"><text:span text:style-name="T35">void</text:span><text:span text:style-name="T7"> </text:span><text:span text:style-name="T2">Parser</text:span>::<text:span text:style-name="T20">pushBack</text:span>(<text:span text:style-name="T2">Token</text:span><text:span text:style-name="T7"> </text:span><text:span text:style-name="T14">t</text:span>,<text:span text:style-name="T7"> </text:span><text:span text:style-name="T35">const</text:span><text:span text:style-name="T7"> </text:span><text:span text:style-name="T2">std</text:span>::<text:span text:style-name="T2">u32string</text:span><text:span text:style-name="T7"> </text:span>&amp;<text:span text:style-name="T14">str</text:span>)</text:p>
      <text:p text:style-name="КОД">{</text:p>
      <text:p text:style-name="КОД"><text:span text:style-name="T7"><text:s text:c="4"/></text:span><text:span text:style-name="T51">_tokensQueue</text:span>.<text:span text:style-name="T19">push_back</text:span>(<text:span text:style-name="T14">t</text:span>);</text:p>
      <text:p text:style-name="КОД"><text:span text:style-name="T7"><text:s text:c="4"/></text:span><text:span text:style-name="T51">_tokenTextsQueue</text:span>.<text:span text:style-name="T19">push_back</text:span>(<text:span text:style-name="T14">str</text:span>);</text:p>
      <text:p text:style-name="КОД">}</text:p>
      <text:p text:style-name="КОД"><text:span text:style-name="T35">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51">_tokensQueue</text:span>.<text:span text:style-name="T19">push_back</text:span>(<text:span text:style-name="T14">t</text:span>);</text:p>
      <text:p text:style-name="КОД"><text:span text:style-name="T7"><text:s text:c="4"/></text:span><text:span text:style-name="T51">_tokenTextsQueue</text:span>.<text:span text:style-name="T19">push_back</text:span>(<text:span text:style-name="T2">std</text:span>::<text:span text:style-name="T19">move</text:span>(<text:span text:style-name="T16">str</text:span>));</text:p>
      <text:p text:style-name="КОД">}</text:p>
      <text:p text:style-name="Horizontal_20_Line"/>
      <text:p text:style-name="P167">Напишем тест:</text:p>
      <text:p text:style-name="КОД"><text:span text:style-name="T35">void</text:span><text:span text:style-name="T7"> </text:span><text:span text:style-name="T2">SimpleExpression_Test</text:span>::<text:span text:style-name="T20">test_simpleAssign</text:span>()</text:p>
      <text:p text:style-name="КОД">{</text:p>
      <text:p text:style-name="КОД"><text:s text:c="4"/>...</text:p>
      <text:p text:style-name="КОД"><text:span text:style-name="T7"><text:s text:c="4"/></text:span><text:span text:style-name="T35">const</text:span><text:span text:style-name="T7"> </text:span><text:span text:style-name="T2">u32string</text:span><text:span text:style-name="T7"> </text:span><text:span text:style-name="T14">code3</text:span><text:span text:style-name="T7"> </text:span>=<text:span text:style-name="T7"> </text:span><text:span text:style-name="T25">U"x</text:span><text:span text:style-name="T7"> </text:span><text:span text:style-name="T25">=</text:span><text:span text:style-name="T7"> </text:span><text:span text:style-name="T25">y</text:span><text:span text:style-name="T7"> </text:span><text:span text:style-name="T25">=</text:span><text:span text:style-name="T7"> </text:span><text:span text:style-name="T25">4;"</text:span>;</text:p>
      <text:p text:style-name="КОД"><text:span text:style-name="T7"><text:s text:c="4"/></text:span><text:span text:style-name="T14">engine</text:span>.<text:span text:style-name="T19">eval</text:span>(<text:span text:style-name="T14">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43">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5">void</text:span><text:span text:style-name="T7"> </text:span>Parser::AssignStatement()</text:p>
      <text:p text:style-name="КОД">{</text:p>
      <text:p text:style-name="КОД"><text:span text:style-name="T7"><text:s text:c="4"/></text:span><text:span text:style-name="T19">Variable</text:span>();</text:p>
      <text:p text:style-name="КОД"><text:span text:style-name="T7"><text:s text:c="4"/></text:span><text:span text:style-name="T35">auto</text:span><text:span text:style-name="T7"> </text:span><text:span text:style-name="T14">lvalueSymbol</text:span><text:span text:style-name="T7"> </text:span>=<text:span text:style-name="T7"> </text:span><text:span text:style-name="T51">_variables</text:span>.<text:span text:style-name="T19">top</text:span>();</text:p>
      <text:p text:style-name="КОД"><text:span text:style-name="T7"><text:s text:c="4"/></text:span><text:span text:style-name="T35">auto</text:span><text:span text:style-name="T7"> </text:span><text:span text:style-name="T14">top</text:span><text:span text:style-name="T7"> </text:span>=<text:span text:style-name="T7"> </text:span><text:span text:style-name="T19">popStackValue</text:span>();<text:span text:style-name="T7"> </text:span><text:span text:style-name="T25">//</text:span><text:span text:style-name="T7"> </text:span><text:span text:style-name="T25">пока</text:span><text:span text:style-name="T7"> </text:span><text:span text:style-name="T25">всегда</text:span><text:span text:style-name="T7"> </text:span><text:span text:style-name="T25">SymbolType::Variable</text:span></text:p>
      <text:p text:style-name="КОД"><text:span text:style-name="T7"><text:s text:c="4"/></text:span><text:span text:style-name="T35">auto</text:span><text:span text:style-name="T7"> </text:span><text:span text:style-name="T14">lvalue</text:span><text:span text:style-name="T7"> </text:span>=<text:span text:style-name="T7"> </text:span><text:span text:style-name="T14">top</text:span>.<text:span text:style-name="T51">second</text:span>.<text:span text:style-name="T51">variable</text:span>;</text:p>
      <text:p text:style-name="КОД"><text:span text:style-name="T7"><text:s text:c="4"/></text:span><text:span text:style-name="T19">match</text:span>(<text:span text:style-name="T2">Token</text:span>::<text:span text:style-name="T2">Assign</text:span>);</text:p>
      <text:p text:style-name="КОД"><text:span text:style-name="T7"><text:s text:c="4"/></text:span><text:span text:style-name="T19">Expression</text:span>();</text:p>
      <text:p text:style-name="КОД"><text:span text:style-name="T7"><text:s text:c="4"/></text:span><text:span text:style-name="T19">emitAssign</text:span>(<text:span text:style-name="T16">lvalue</text:span>);</text:p>
      <text:p text:style-name="КОД"><text:span text:style-name="T7"><text:s text:c="4"/></text:span><text:span text:style-name="T25">//</text:span><text:span text:style-name="T7"> </text:span><text:span text:style-name="T25">поскольку</text:span><text:span text:style-name="T7"> </text:span><text:span text:style-name="T25">присваивание</text:span><text:span text:style-name="T7"> </text:span><text:span text:style-name="T25">само</text:span><text:span text:style-name="T7"> </text:span><text:span text:style-name="T25">является</text:span><text:span text:style-name="T7"> </text:span><text:span text:style-name="T25">выражением,</text:span><text:span text:style-name="T7"> </text:span><text:span text:style-name="T25">нужно</text:span><text:span text:style-name="T7"> </text:span><text:span text:style-name="T30">по</text:span><text:span text:style-name="T25">местить</text:span><text:span text:style-name="T7"> </text:span><text:span text:style-name="T25">в</text:span><text:span text:style-name="T7"> </text:span><text:span text:style-name="T25">стек</text:span></text:p>
      <text:p text:style-name="КОД"><text:span text:style-name="T7"><text:s text:c="4"/></text:span><text:span text:style-name="T25">//</text:span><text:span text:style-name="T7"> </text:span><text:span text:style-name="T25">результат</text:span><text:span text:style-name="T7"> </text:span><text:span text:style-name="T25">вычислений</text:span></text:p>
      <text:p text:style-name="КОД"><text:span text:style-name="T7"><text:s text:c="4"/></text:span><text:span text:style-name="T19">pushVariable</text:span>(<text:span text:style-name="T16">lvalueSymbol</text:span>);</text:p>
      <text:p text:style-name="КОД">}</text:p>
      <text:p text:style-name="Horizontal_20_Line"/>
      <text:p text:style-name="КОД"><text:span text:style-name="T35">void</text:span><text:span text:style-name="T7"> </text:span><text:span text:style-name="T2">Parser</text:span>::<text:span text:style-name="T20">Expression</text:span>()</text:p>
      <text:p text:style-name="КОД">{</text:p>
      <text:p text:style-name="КОД"><text:span text:style-name="T7"><text:s text:c="4"/></text:span><text:span text:style-name="T35">if</text:span><text:span text:style-name="T7"> </text:span>(<text:span text:style-name="T19">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5">//</text:span><text:span text:style-name="T7"> </text:span><text:span text:style-name="T25">проверяем</text:span><text:span text:style-name="T7"> </text:span><text:span text:style-name="T25">наличие</text:span><text:span text:style-name="T7"> </text:span><text:span text:style-name="T25">идентификатора</text:span></text:p>
      <text:p text:style-name="КОД"><text:span text:style-name="T7"><text:s text:c="8"/></text:span><text:span text:style-name="T35">auto</text:span><text:span text:style-name="T7"> </text:span><text:span text:style-name="T14">tokenText0</text:span><text:span text:style-name="T7"> </text:span>=<text:span text:style-name="T7"> </text:span><text:span text:style-name="T19">tokenText</text:span>();</text:p>
      <text:p text:style-name="КОД"><text:span text:style-name="T7"><text:s text:c="8"/></text:span><text:span text:style-name="T35">auto</text:span><text:span text:style-name="T7"> </text:span><text:span text:style-name="T14">token0</text:span><text:span text:style-name="T7"> </text:span>=<text:span text:style-name="T7"> </text:span><text:span text:style-name="T19">lookahead</text:span>();</text:p>
      <text:p text:style-name="КОД"><text:span text:style-name="T7"><text:s text:c="8"/></text:span><text:span text:style-name="T19">next</text:span>();</text:p>
      <text:p text:style-name="КОД"><text:span text:style-name="T7"><text:s text:c="8"/></text:span><text:span text:style-name="T25">//</text:span><text:span text:style-name="T7"> </text:span><text:span text:style-name="T25">если</text:span><text:span text:style-name="T7"> </text:span><text:span text:style-name="T25">знак</text:span><text:span text:style-name="T7"> </text:span><text:span text:style-name="T25">присваивания,</text:span><text:span text:style-name="T7"> </text:span><text:span text:style-name="T25">то</text:span><text:span text:style-name="T7"> </text:span><text:span text:style-name="T25">в</text:span><text:span text:style-name="T7"> </text:span><text:span text:style-name="T25">ветку</text:span><text:span text:style-name="T7"> </text:span><text:span text:style-name="T25">AssignStatement</text:span></text:p>
      <text:p text:style-name="КОД"><text:span text:style-name="T7"><text:s text:c="8"/></text:span><text:span text:style-name="T35">if</text:span><text:span text:style-name="T7"> </text:span>(<text:span text:style-name="T2">Lexer</text:span>::<text:span text:style-name="T19">isAssignOp</text:span>(<text:span text:style-name="T19">lookahead</text:span>()))<text:span text:style-name="T7"> </text:span>{</text:p>
      <text:p text:style-name="КОД"><text:span text:style-name="T7"><text:s text:c="12"/></text:span><text:span text:style-name="T25">//</text:span><text:span text:style-name="T7"> </text:span><text:span text:style-name="T25">перейти</text:span><text:span text:style-name="T7"> </text:span><text:span text:style-name="T25">в</text:span><text:span text:style-name="T7"> </text:span><text:span text:style-name="T25">ветку</text:span><text:span text:style-name="T7"> </text:span><text:span text:style-name="T25">присваивания</text:span></text:p>
      <text:p text:style-name="КОД"><text:span text:style-name="T7"><text:s text:c="12"/></text:span><text:span text:style-name="T19">pushBack</text:span>(<text:span text:style-name="T14">token0</text:span>,<text:span text:style-name="T7"> </text:span><text:span text:style-name="T2">std</text:span>::<text:span text:style-name="T19">move</text:span>(<text:span text:style-name="T16">tokenText0</text:span>));</text:p>
      <text:p text:style-name="КОД"><text:span text:style-name="T7"><text:s text:c="12"/></text:span><text:span text:style-name="T19">AssignStatement</text:span>();</text:p>
      <text:p text:style-name="КОД"><text:span text:style-name="T7"><text:s text:c="12"/></text:span><text:span text:style-name="T35">return</text:span>;</text:p>
      <text:p text:style-name="КОД"><text:span text:style-name="T7"><text:s text:c="8"/></text:span>}</text:p>
      <text:p text:style-name="КОД"><text:span text:style-name="T7"><text:s text:c="8"/></text:span><text:span text:style-name="T25">//</text:span><text:span text:style-name="T7"> </text:span><text:span text:style-name="T25">вернуть</text:span><text:span text:style-name="T7"> </text:span><text:span text:style-name="T25">идентификатор</text:span><text:span text:style-name="T7"> </text:span><text:span text:style-name="T25">(прямой</text:span><text:span text:style-name="T7"> </text:span><text:span text:style-name="T25">порядок,</text:span><text:span text:style-name="T7"> </text:span><text:span text:style-name="T25">это</text:span><text:span text:style-name="T7"> </text:span><text:span text:style-name="T25">очередь)</text:span></text:p>
      <text:p text:style-name="КОД"><text:span text:style-name="T7"><text:s text:c="8"/></text:span><text:span text:style-name="T19">pushBack</text:span>(<text:span text:style-name="T14">token0</text:span>,<text:span text:style-name="T7"> </text:span><text:span text:style-name="T2">std</text:span>::<text:span text:style-name="T19">move</text:span>(<text:span text:style-name="T16">tokenText0</text:span>));</text:p>
      <text:p text:style-name="КОД"><text:span text:style-name="T7"><text:s text:c="8"/></text:span><text:span text:style-name="T25">//</text:span><text:span text:style-name="T7"> </text:span><text:span text:style-name="T25">перейти</text:span><text:span text:style-name="T7"> </text:span><text:span text:style-name="T25">в</text:span><text:span text:style-name="T7"> </text:span><text:span text:style-name="T25">SimpleExpression</text:span></text:p>
      <text:p text:style-name="КОД"><text:span text:style-name="T7"><text:s text:c="4"/></text:span>}</text:p>
      <text:p text:style-name="КОД"><text:span text:style-name="T7"><text:s text:c="4"/></text:span><text:span text:style-name="T19">SimpleExpression</text:span>();</text:p>
      <text:p text:style-name="КОД">}</text:p>
      <text:p text:style-name="Horizontal_20_Line"/>
      <text:p text:style-name="КОД"><text:span text:style-name="T35">void</text:span><text:span text:style-name="T7"> </text:span>Parser::Statement()</text:p>
      <text:p text:style-name="КОД">{</text:p>
      <text:p text:style-name="КОД"><text:span text:style-name="T7"><text:s text:c="4"/></text:span><text:span text:style-name="T19">AssignStatement</text:span>();</text:p>
      <text:p text:style-name="КОД"><text:span text:style-name="T7"><text:s text:c="4"/></text:span><text:span text:style-name="T25">//</text:span><text:span text:style-name="T7"> </text:span><text:span text:style-name="T25">после</text:span><text:span text:style-name="T7"> </text:span><text:span text:style-name="T25">AssignStatement</text:span><text:span text:style-name="T7"> </text:span><text:span text:style-name="T25">всегда</text:span><text:span text:style-name="T7"> </text:span><text:span text:style-name="T25">есть</text:span><text:span text:style-name="T7"> </text:span><text:span text:style-name="T25">что-то,</text:span><text:span text:style-name="T7"> </text:span><text:span text:style-name="T25">т.к.</text:span><text:span text:style-name="T7"> </text:span><text:span text:style-name="T25">это</text:span><text:span text:style-name="T7"> </text:span><text:span text:style-name="T25">выражение,</text:span></text:p>
      <text:p text:style-name="КОД"><text:span text:style-name="T7"><text:s text:c="4"/></text:span><text:span text:style-name="T25">//</text:span><text:span text:style-name="T7"> </text:span><text:span text:style-name="T25">поэтому</text:span><text:span text:style-name="T7"> </text:span><text:span text:style-name="T25">вытаскиваем</text:span><text:span text:style-name="T7"> </text:span><text:span text:style-name="T25">из</text:span><text:span text:style-name="T7"> </text:span><text:span text:style-name="T25">стека</text:span><text:span text:style-name="T7"> </text:span><text:span text:style-name="T25">его</text:span><text:span text:style-name="T7"> </text:span><text:span text:style-name="T25">результат</text:span></text:p>
      <text:p text:style-name="КОД"><text:span text:style-name="T7"><text:s text:c="4"/></text:span><text:span text:style-name="T19">popStackValue</text:span>();</text:p>
      <text:p text:style-name="КОД">}</text:p>
      <text:p text:style-name="Horizontal_20_Line"/>
      <text:p text:style-name="КОД"><text:span text:style-name="T35">void</text:span><text:span text:style-name="T7"> </text:span><text:span text:style-name="T2">Parser</text:span>::<text:span text:style-name="T20">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4">symbol</text:span>;</text:p>
      <text:p text:style-name="КОД"><text:span text:style-name="T7"><text:s text:c="4"/></text:span><text:span text:style-name="T35">switch</text:span><text:span text:style-name="T7"> </text:span>(<text:span text:style-name="T19">lookahead</text:span>())<text:span text:style-name="T7"> </text:span>{</text:p>
      <text:p text:style-name="КОД"><text:span text:style-name="T7"><text:s text:c="4"/></text:span><text:span text:style-name="T35">case</text:span><text:span text:style-name="T7"> </text:span><text:span text:style-name="T2">Token</text:span>::<text:span text:style-name="T2">Identifier</text:span>:</text:p>
      <text:p text:style-name="КОД"><text:soft-page-break/><text:span text:style-name="T7"><text:s text:c="8"/></text:span><text:span text:style-name="T25">//</text:span><text:span text:style-name="T7"> </text:span><text:span text:style-name="T25">это</text:span><text:span text:style-name="T7"> </text:span><text:span text:style-name="T25">правая</text:span><text:span text:style-name="T7"> </text:span><text:span text:style-name="T25">часть,</text:span><text:span text:style-name="T7"> </text:span><text:span text:style-name="T25">здесь</text:span><text:span text:style-name="T7"> </text:span><text:span text:style-name="T25">-</text:span><text:span text:style-name="T7"> </text:span><text:span text:style-name="T25">только</text:span><text:span text:style-name="T7"> </text:span><text:span text:style-name="T25">ранее</text:span><text:span text:style-name="T7"> </text:span><text:span text:style-name="T25">объявленный</text:span><text:span text:style-name="T7"> </text:span><text:span text:style-name="T25">id</text:span></text:p>
      <text:p text:style-name="КОД"><text:span text:style-name="T7"><text:s text:c="8"/></text:span><text:span text:style-name="T14">symbol</text:span><text:span text:style-name="T7"> </text:span><text:span text:style-name="T19">=</text:span><text:span text:style-name="T7"> </text:span><text:span text:style-name="T19">currentSymbolTable</text:span>()<text:span text:style-name="T19">-&gt;find</text:span>(<text:span text:style-name="T19">tokenText</text:span>());</text:p>
      <text:p text:style-name="КОД"><text:span text:style-name="T7"><text:s text:c="8"/></text:span><text:span text:style-name="T35">if</text:span><text:span text:style-name="T7"> </text:span>(!<text:span text:style-name="T14">symbol</text:span>)</text:p>
      <text:p text:style-name="КОД"><text:span text:style-name="T7"><text:s text:c="12"/></text:span><text:span text:style-name="T19">undeclaredIdentifier</text:span>();</text:p>
      <text:p text:style-name="КОД"><text:span text:style-name="T7"><text:s text:c="8"/></text:span><text:span text:style-name="T19">pushVariable</text:span>(<text:span text:style-name="T16">symbol</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Token</text:span>::<text:span text:style-name="T2">IntegerNumber</text:span>:</text:p>
      <text:p text:style-name="КОД"><text:span text:style-name="T7"><text:s text:c="8"/></text:span><text:span text:style-name="T19">pushInt</text:span>(<text:span text:style-name="T51">_lexer</text:span><text:span text:style-name="T19">-&gt;lastIntegerNumber</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default</text:span>:<text:span text:style-name="T7"> </text:span><text:span text:style-name="T25">//</text:span><text:span text:style-name="T7"> </text:span><text:span text:style-name="T25">ошибка,</text:span><text:span text:style-name="T7"> </text:span><text:span text:style-name="T25">нужен</text:span><text:span text:style-name="T7"> </text:span><text:span text:style-name="T25">терминал</text:span><text:span text:style-name="T7"> </text:span><text:span text:style-name="T25">в</text:span><text:span text:style-name="T7"> </text:span><text:span text:style-name="T25">виде</text:span><text:span text:style-name="T7"> </text:span><text:span text:style-name="T25">числа,</text:span><text:span text:style-name="T7"> </text:span><text:span text:style-name="T25">идентификатора</text:span><text:span text:style-name="T7"> </text:span><text:span text:style-name="T25">и</text:span><text:span text:style-name="T7"> </text:span><text:span text:style-name="T25">т.п.</text:span></text:p>
      <text:p text:style-name="КОД"><text:span text:style-name="T7"><text:s text:c="8"/></text:span><text:span text:style-name="T19">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382">y := 4</text:p>
      <text:p text:style-name="P382">x := y</text:p>
      <text:p text:style-name="P169">Сначала инициализируется «y», затем «x». <text:span text:style-name="T142">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5">void</text:span><text:span text:style-name="T7"> </text:span><text:span text:style-name="T2">SimpleExpression_Test</text:span>::<text:span text:style-name="T20">test_unaryPlusMinus</text:span>()</text:p>
      <text:p text:style-name="КОД">{</text:p>
      <text:p text:style-name="КОД"><text:span text:style-name="T7"><text:s text:c="4"/></text:span><text:span text:style-name="T2">EScript</text:span><text:span text:style-name="T7"> </text:span><text:span text:style-name="T14">engine</text:span>;</text:p>
      <text:p text:style-name="P337"><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7</text:span><text:span text:style-name="T7"> </text:span><text:span text:style-name="T25">+</text:span><text:span text:style-name="T7"> </text:span><text:span text:style-name="T25">8</text:span><text:span text:style-name="T7"> </text:span><text:span text:style-name="T25">*</text:span><text:span text:style-name="T7"> </text:span><text:span text:style-name="T25">-3;"</text:span>;</text:p>
      <text:p text:style-name="КОД"><text:span text:style-name="T7"><text:s text:c="4"/></text:span><text:span text:style-name="T14">engine</text:span>.<text:span text:style-name="T19">eval</text:span>(<text:span text:style-name="T14">code1</text:span>);</text:p>
      <text:p text:style-name="КОД">}</text:p>
      <text:p text:style-name="P172">Нам понадобится ввести операцию UNIMUS:</text:p>
      <text:p text:style-name="КОД"><text:span text:style-name="T35">enum</text:span><text:span text:style-name="T7"> </text:span><text:span text:style-name="T35">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5">//</text:span><text:span text:style-name="T7"> </text:span><text:span text:style-name="T25">-op1</text:span></text:p>
      <text:p text:style-name="КОД">};</text:p>
      <text:p text:style-name="Horizontal_20_Line"/>
      <text:p text:style-name="КОД"><text:span text:style-name="T2">std</text:span>::<text:span text:style-name="T2">string</text:span><text:span text:style-name="T7"> </text:span><text:span text:style-name="T2">OpCode</text:span>::<text:span text:style-name="T20">toString</text:span>()<text:span text:style-name="T7"> </text:span><text:span text:style-name="T35">const</text:span></text:p>
      <text:p text:style-name="КОД">{</text:p>
      <text:p text:style-name="КОД"><text:s text:c="4"/>...</text:p>
      <text:p text:style-name="КОД"><text:span text:style-name="T7"><text:s text:c="4"/></text:span><text:span text:style-name="T35">switch</text:span><text:span text:style-name="T7"> </text:span>(<text:span text:style-name="T51">operation</text:span>)<text:span text:style-name="T7"> </text:span>{</text:p>
      <text:p text:style-name="КОД"><text:s text:c="4"/>...</text:p>
      <text:p text:style-name="КОД"><text:span text:style-name="T7"><text:s text:c="4"/></text:span><text:span text:style-name="T35">case</text:span><text:span text:style-name="T7"> </text:span><text:span text:style-name="T2">OperationType</text:span>::<text:span text:style-name="T2">UMinus</text:span>:</text:p>
      <text:p text:style-name="КОД"><text:span text:style-name="T7"><text:s text:c="8"/></text:span><text:span text:style-name="T14">numberOfOperands</text:span><text:span text:style-name="T7"> </text:span>=<text:span text:style-name="T7"> </text:span><text:span text:style-name="T32">1</text:span>;</text:p>
      <text:p text:style-name="КОД"><text:span text:style-name="T7"><text:s text:c="8"/></text:span><text:span text:style-name="T14">opSign</text:span><text:span text:style-name="T7"> </text:span><text:span text:style-name="T19">=</text:span><text:span text:style-name="T7"> </text:span><text:span text:style-name="T14">assign</text:span>;</text:p>
      <text:p text:style-name="КОД"><text:span text:style-name="T7"><text:s text:c="8"/></text:span>opSign = assign + " UNIMUS";</text:p>
      <text:p text:style-name="КОД"><text:span text:style-name="T7"><text:s text:c="8"/></text:span><text:span text:style-name="T35">break</text:span>;</text:p>
      <text:p text:style-name="КОД"><text:span text:style-name="T7"><text:s text:c="4"/></text:span>}</text:p>
      <text:p text:style-name="Horizontal_20_Line"/>
      <text:p text:style-name="P172">Правило изменим так:</text:p>
      <text:p text:style-name="КОД"><text:span text:style-name="T14">Factor</text:span><text:span text:style-name="T7"> </text:span><text:span text:style-name="T14">:</text:span><text:span text:style-name="T7"> </text:span><text:span text:style-name="T36">Identifier</text:span></text:p>
      <text:p text:style-name="КОД"><text:span text:style-name="T7"><text:s text:c="7"/></text:span>|<text:span text:style-name="T7"> </text:span><text:span text:style-name="T14">IntegerNumber</text:span></text:p>
      <text:p text:style-name="КОД"><text:span text:style-name="T7"><text:s text:c="7"/></text:span>|<text:span text:style-name="T7"> </text:span><text:span text:style-name="T25">'-'</text:span><text:span text:style-name="T7"> </text:span><text:span text:style-name="T14">Factor</text:span></text:p>
      <text:p text:style-name="КОД"><text:span text:style-name="T7"><text:s text:c="7"/></text:span>;</text:p>
      <text:p text:style-name="P340"><text:soft-page-break/></text:p>
      <text:p text:style-name="Horizontal_20_Line"/>
      <text:p text:style-name="P174"><text:span text:style-name="T144">И чуть добавим кода </text:span><text:span text:style-name="T145">в Factor():</text:span></text:p>
      <text:p text:style-name="КОД"><text:span text:style-name="T37">void</text:span><text:span text:style-name="T11"> </text:span><text:span text:style-name="T3">Parser</text:span><text:span text:style-name="T20">::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4">symbol</text:span>;</text:p>
      <text:p text:style-name="КОД"><text:span text:style-name="T7"><text:s text:c="4"/></text:span><text:span text:style-name="T35">switch</text:span><text:span text:style-name="T7"> </text:span>(<text:span text:style-name="T19">lookahead</text:span>())<text:span text:style-name="T7"> </text:span>{</text:p>
      <text:p text:style-name="КОД"><text:span text:style-name="T7"><text:s text:c="4"/></text:span><text:span text:style-name="T35">case</text:span><text:span text:style-name="T7"> </text:span><text:span text:style-name="T2">Token</text:span>::<text:span text:style-name="T2">Minus</text:span>:</text:p>
      <text:p text:style-name="КОД"><text:span text:style-name="T7"><text:s text:c="8"/></text:span><text:span text:style-name="T19">next</text:span>();</text:p>
      <text:p text:style-name="КОД"><text:span text:style-name="T7"><text:s text:c="8"/></text:span><text:span text:style-name="T25">//</text:span><text:span text:style-name="T7"> </text:span><text:span text:style-name="T25">унарный</text:span><text:span text:style-name="T7"> </text:span><text:span text:style-name="T25">минус</text:span></text:p>
      <text:p text:style-name="КОД"><text:span text:style-name="T7"><text:s text:c="8"/></text:span><text:span text:style-name="T19">Factor</text:span>();</text:p>
      <text:p text:style-name="КОД"><text:span text:style-name="T7"><text:s text:c="8"/></text:span><text:span text:style-name="T25">//</text:span><text:span text:style-name="T7"> </text:span><text:span text:style-name="T25">смотря</text:span><text:span text:style-name="T7"> </text:span><text:span text:style-name="T25">что</text:span><text:span text:style-name="T7"> </text:span><text:span text:style-name="T25">положили</text:span></text:p>
      <text:p text:style-name="КОД"><text:span text:style-name="T7"><text:s text:c="8"/></text:span><text:span text:style-name="T2">IntType</text:span><text:span text:style-name="T7"> </text:span><text:span text:style-name="T14">lastInt</text:span>;</text:p>
      <text:p text:style-name="КОД"><text:span text:style-name="T7"><text:s text:c="8"/></text:span><text:span text:style-name="T35">switch</text:span><text:span text:style-name="T7"> </text:span>(<text:span text:style-name="T51">_types</text:span>.<text:span text:style-name="T19">top</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14">lastInt</text:span><text:span text:style-name="T7"> </text:span>=<text:span text:style-name="T7"> </text:span><text:span text:style-name="T51">_integers</text:span>.<text:span text:style-name="T19">top</text:span>();</text:p>
      <text:p text:style-name="КОД"><text:span text:style-name="T7"><text:s text:c="12"/></text:span><text:span text:style-name="T51">_integers</text:span>.<text:span text:style-name="T19">pop</text:span>();</text:p>
      <text:p text:style-name="КОД"><text:span text:style-name="T7"><text:s text:c="12"/></text:span><text:span text:style-name="T51">_types</text:span>.<text:span text:style-name="T19">pop</text:span>();</text:p>
      <text:p text:style-name="КОД"><text:span text:style-name="T7"><text:s text:c="12"/></text:span><text:span text:style-name="T25">//</text:span><text:span text:style-name="T7"> </text:span><text:span text:style-name="T25">не</text:span><text:span text:style-name="T7"> </text:span><text:span text:style-name="T25">нужно</text:span><text:span text:style-name="T7"> </text:span><text:span text:style-name="T25">тут</text:span><text:span text:style-name="T7"> </text:span><text:span text:style-name="T25">никакого</text:span><text:span text:style-name="T7"> </text:span><text:span text:style-name="T25">кода</text:span></text:p>
      <text:p text:style-name="КОД"><text:span text:style-name="T7"><text:s text:c="12"/></text:span><text:span text:style-name="T14">lastInt</text:span><text:span text:style-name="T7"> </text:span>=<text:span text:style-name="T7"> </text:span>-<text:span text:style-name="T14">lastInt</text:span>;</text:p>
      <text:p text:style-name="КОД"><text:span text:style-name="T7"><text:s text:c="12"/></text:span><text:span text:style-name="T19">pushInt</text:span>(<text:span text:style-name="T14">lastInt</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Variable</text:span>:</text:p>
      <text:p text:style-name="КОД"><text:span text:style-name="T7"><text:s text:c="12"/></text:span><text:span text:style-name="T14">symbol</text:span><text:span text:style-name="T7"> </text:span><text:span text:style-name="T19">=</text:span><text:span text:style-name="T7"> </text:span><text:span text:style-name="T51">_variables</text:span>.<text:span text:style-name="T19">top</text:span>();</text:p>
      <text:p text:style-name="КОД"><text:span text:style-name="T7"><text:s text:c="12"/></text:span><text:span text:style-name="T19">emitUnaryOp</text:span>(<text:span text:style-name="T2">OperationType</text:span>::<text:span text:style-name="T2">UMinus</text:span>,<text:span text:style-name="T7"> </text:span><text:span text:style-name="T16">symbol</text:span>);</text:p>
      <text:p text:style-name="КОД"><text:span text:style-name="T7"><text:s text:c="12"/></text:span><text:span text:style-name="T19">pushVariable</text:span>(<text:span text:style-name="T16">symbol</text:span>);<text:span text:style-name="T7"> </text:span><text:span text:style-name="T25">//</text:span><text:span text:style-name="T7"> </text:span><text:span text:style-name="T25">ту</text:span><text:span text:style-name="T7"> </text:span><text:span text:style-name="T25">же</text:span><text:span text:style-name="T7"> </text:span><text:span text:style-name="T25">самую</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orted SymbolType/Factor"</text:span>);</text:p>
      <text:p text:style-name="КОД"><text:span text:style-name="T7"><text:s text:c="8"/></text:span>}</text:p>
      <text:p text:style-name="КОД"><text:span text:style-name="T7"><text:s text:c="8"/></text:span><text:span text:style-name="T35">return</text:span>;</text:p>
      <text:p text:style-name="КОД"><text:span text:style-name="T7"><text:s text:c="4"/></text:span><text:span text:style-name="T35">case</text:span><text:span text:style-name="T7"> </text:span><text:span text:style-name="T2">Token</text:span>::<text:span text:style-name="T2">Identifier</text:span>:</text:p>
      <text:p text:style-name="КОД"><text:span text:style-name="T7"><text:s text:c="8"/></text:span><text:span text:style-name="T25">//</text:span><text:span text:style-name="T7"> </text:span><text:span text:style-name="T25">это</text:span><text:span text:style-name="T7"> </text:span><text:span text:style-name="T25">правая</text:span><text:span text:style-name="T7"> </text:span><text:span text:style-name="T25">часть,</text:span><text:span text:style-name="T7"> </text:span><text:span text:style-name="T25">здесь</text:span><text:span text:style-name="T7"> </text:span><text:span text:style-name="T25">-</text:span><text:span text:style-name="T7"> </text:span><text:span text:style-name="T25">только</text:span><text:span text:style-name="T7"> </text:span><text:span text:style-name="T25">ранее</text:span><text:span text:style-name="T7"> </text:span><text:span text:style-name="T25">объявленный</text:span><text:span text:style-name="T7"> </text:span><text:span text:style-name="T25">id</text:span></text:p>
      <text:p text:style-name="КОД"><text:span text:style-name="T7"><text:s text:c="8"/></text:span><text:span text:style-name="T14">symbol</text:span><text:span text:style-name="T7"> </text:span><text:span text:style-name="T19">=</text:span><text:span text:style-name="T7"> </text:span><text:span text:style-name="T19">currentSymbolTable</text:span>()<text:span text:style-name="T19">-&gt;find</text:span>(<text:span text:style-name="T19">tokenText</text:span>());</text:p>
      <text:p text:style-name="КОД"><text:span text:style-name="T7"><text:s text:c="8"/></text:span><text:span text:style-name="T35">if</text:span><text:span text:style-name="T7"> </text:span>(!<text:span text:style-name="T14">symbol</text:span>)</text:p>
      <text:p text:style-name="КОД"><text:span text:style-name="T7"><text:s text:c="12"/></text:span><text:span text:style-name="T19">undeclaredIdentifier</text:span>();</text:p>
      <text:p text:style-name="КОД"><text:span text:style-name="T7"><text:s text:c="8"/></text:span><text:span text:style-name="T19">pushVariable</text:span>(<text:span text:style-name="T16">symbol</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Token</text:span>::<text:span text:style-name="T2">IntegerNumber</text:span>:</text:p>
      <text:p text:style-name="КОД"><text:span text:style-name="T7"><text:s text:c="8"/></text:span><text:span text:style-name="T19">pushInt</text:span>(<text:span text:style-name="T51">_lexer</text:span><text:span text:style-name="T19">-&gt;lastIntegerNumber</text:span>());</text:p>
      <text:p text:style-name="КОД"><text:span text:style-name="T7"><text:s text:c="8"/></text:span><text:span text:style-name="T19">next</text:span>();</text:p>
      <text:p text:style-name="КОД"><text:span text:style-name="T7"><text:s text:c="8"/></text:span><text:span text:style-name="T35">break</text:span>;</text:p>
      <text:p text:style-name="КОД"><text:span text:style-name="T7"><text:s text:c="4"/></text:span><text:span text:style-name="T35">default</text:span>:<text:span text:style-name="T7"> </text:span><text:span text:style-name="T25">//</text:span><text:span text:style-name="T7"> </text:span><text:span text:style-name="T25">ошибка,</text:span><text:span text:style-name="T7"> </text:span><text:span text:style-name="T25">нужен</text:span><text:span text:style-name="T7"> </text:span><text:span text:style-name="T25">терминал</text:span><text:span text:style-name="T7"> </text:span><text:span text:style-name="T25">в</text:span><text:span text:style-name="T7"> </text:span><text:span text:style-name="T25">виде</text:span><text:span text:style-name="T7"> </text:span><text:span text:style-name="T25">числа,</text:span><text:span text:style-name="T7"> </text:span><text:span text:style-name="T25">идентификатора</text:span><text:span text:style-name="T7"> </text:span><text:span text:style-name="T25">и</text:span><text:span text:style-name="T7"> </text:span><text:span text:style-name="T25">т.п.</text:span></text:p>
      <text:p text:style-name="КОД"><text:span text:style-name="T7"><text:s text:c="8"/></text:span><text:span text:style-name="T19">expected</text:span>(<text:span text:style-name="T2">Token</text:span>::<text:span text:style-name="T2">Identifier</text:span>);</text:p>
      <text:p text:style-name="КОД"><text:span text:style-name="T7"><text:s text:c="4"/></text:span>}</text:p>
      <text:p text:style-name="КОД">}</text:p>
      <text:p text:style-name="P341"/>
      <text:p text:style-name="Horizontal_20_Line"/>
      <text:p text:style-name="P173">И создадим функцию</text:p>
      <text:p text:style-name="КОД"><text:span text:style-name="T35">void</text:span><text:span text:style-name="T7"> </text:span><text:span text:style-name="T2">Parser</text:span>::<text:span text:style-name="T20">emitUnaryOp</text:span>(<text:span text:style-name="T2">OperationType</text:span><text:span text:style-name="T7"> </text:span><text:span text:style-name="T14">opType</text:span>,<text:span text:style-name="T7"> </text:span><text:span text:style-name="T2">std</text:span>::<text:span text:style-name="T2">shared_ptr</text:span>&lt;<text:span text:style-name="T2">Symbol</text:span>&gt;<text:span text:style-name="T7"> </text:span>&amp;<text:span text:style-name="T14">tmpVariable</text:span>)</text:p>
      <text:p text:style-name="КОД">{</text:p>
      <text:p text:style-name="КОД"><text:span text:style-name="T7"><text:s text:c="4"/></text:span><text:span text:style-name="T35">switch</text:span><text:span text:style-name="T7"> </text:span>(<text:span text:style-name="T14">opType</text:span>)<text:span text:style-name="T7"> </text:span>{</text:p>
      <text:p text:style-name="КОД"><text:span text:style-name="T7"><text:s text:c="4"/></text:span><text:span text:style-name="T35">case</text:span><text:span text:style-name="T7"> </text:span><text:span text:style-name="T2">OperationType</text:span>::<text:span text:style-name="T2">UMinus</text:span>:<text:span text:style-name="T7"> </text:span>{</text:p>
      <text:p text:style-name="КОД"><text:span text:style-name="T7"><text:s text:c="8"/></text:span><text:span text:style-name="T35">auto</text:span><text:span text:style-name="T7"> </text:span><text:span text:style-name="T14">opRecord1</text:span><text:span text:style-name="T7"> </text:span>=<text:span text:style-name="T7"> </text:span><text:span text:style-name="T19">popStackValue</text:span>();</text:p>
      <text:p text:style-name="КОД"><text:span text:style-name="T7"><text:s text:c="8"/></text:span><text:span text:style-name="T51">_emitter</text:span><text:span text:style-name="T19">-&gt;unaryOp</text:span>(<text:span text:style-name="T14">opType</text:span>,<text:span text:style-name="T7"> </text:span><text:span text:style-name="T16">tmpVariable</text:span><text:span text:style-name="T129">.</text:span><text:span text:style-name="T21">get</text:span><text:span text:style-name="T129">()</text:span>,</text:p>
      <text:p text:style-name="КОД"><text:span text:style-name="T7"><text:s text:c="27"/></text:span><text:span text:style-name="T14">opRecord1</text:span>.<text:span text:style-name="T51">first</text:span>,<text:span text:style-name="T7"> </text:span><text:span text:style-name="T14">opRecord1</text:span>.<text:span text:style-name="T51">second</text:span>);</text:p>
      <text:p text:style-name="КОД"><text:span text:style-name="T7"><text:s text:c="8"/></text:span><text:span text:style-name="T35">break</text:span>;</text:p>
      <text:p text:style-name="КОД"><text:span text:style-name="T7"><text:s text:c="4"/></text:span>}</text:p>
      <text:p text:style-name="КОД"><text:soft-page-break/><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Invalid binary operation"</text:span>);</text:p>
      <text:p text:style-name="КОД"><text:span text:style-name="T7"><text:s text:c="4"/></text:span>}</text:p>
      <text:p text:style-name="КОД">}</text:p>
      <text:p text:style-name="Horizontal_20_Line"/>
      <text:p text:style-name="P173">Запускаем тест:</text:p>
      <text:p text:style-name="P383">_tmp_4 := 8 * -3</text:p>
      <text:p text:style-name="P383">_tmp_5 := -7 + _tmp_4</text:p>
      <text:p text:style-name="P383">x := _tmp_5</text:p>
      <text:p text:style-name="Horizontal_20_Line"/>
      <text:p text:style-name="P175">С числами, вроде бы, <text:s/>всё в порядке.</text:p>
      <text:p text:style-name="P175">Теперь надо проверить, <text:span text:style-name="T146">как будет работать с переменными</text:span>.</text:p>
      <text:p text:style-name="КОД"><text:span text:style-name="T7"><text:s text:c="4"/></text:span><text:span text:style-name="T35">const</text:span><text:span text:style-name="T7"> </text:span><text:span text:style-name="T2">u32string</text:span><text:span text:style-name="T7"> </text:span><text:span text:style-name="T14">code2</text:span><text:span text:style-name="T7"> </text:span>=<text:span text:style-name="T7"> </text:span><text:span text:style-name="T25">U"i = 0; x = i + -7;"</text:span>;</text:p>
      <text:p text:style-name="КОД"><text:span text:style-name="T7"><text:s text:c="4"/></text:span><text:span text:style-name="T14">engine</text:span>.<text:span text:style-name="T19">eval</text:span>(<text:span text:style-name="T14">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5">const</text:span><text:span text:style-name="T7"> </text:span>u32string<text:span text:style-name="T7"> </text:span>code3<text:span text:style-name="T7"> </text:span>=<text:span text:style-name="T7"> </text:span><text:span text:style-name="T25">U"i</text:span><text:span text:style-name="T7"> </text:span><text:span text:style-name="T25">=</text:span><text:span text:style-name="T7"> </text:span><text:span text:style-name="T25">0;</text:span><text:span text:style-name="T7"> </text:span><text:span text:style-name="T25">x</text:span><text:span text:style-name="T7"> </text:span><text:span text:style-name="T25">=</text:span><text:span text:style-name="T7"> </text:span><text:span text:style-name="T25">-i</text:span><text:span text:style-name="T7"> </text:span><text:span text:style-name="T25">+</text:span><text:span text:style-name="T7"> </text:span><text:span text:style-name="T25">-7;"</text:span>;</text:p>
      <text:p text:style-name="КОД"><text:span text:style-name="T7"><text:s text:c="4"/></text:span><text:span text:style-name="T14">engine</text:span>.<text:span text:style-name="T19">eval</text:span>(<text:span text:style-name="T14">code3</text:span>);</text:p>
      <text:p text:style-name="P176">Вывод:</text:p>
      <text:p text:style-name="КОД">i := 0</text:p>
      <text:p text:style-name="КОД">i := UNIMUS i</text:p>
      <text:p text:style-name="КОД">_tmp_7 := i + -7</text:p>
      <text:p text:style-name="КОД">x := _tmp_7</text:p>
      <text:p text:style-name="P177"><text:span text:style-name="T147">Всё хорошо. </text:span><text:span text:style-name="T148">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5">void</text:span><text:span text:style-name="T7"> </text:span><text:span text:style-name="T2">Parser::</text:span><text:span text:style-name="T20">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4">symbol</text:span>;</text:p>
      <text:p text:style-name="КОД"><text:span text:style-name="T7"><text:s text:c="4"/></text:span><text:span text:style-name="T35">switch</text:span><text:span text:style-name="T7"> </text:span>(<text:span text:style-name="T19">lookahead</text:span>())<text:span text:style-name="T7"> </text:span>{</text:p>
      <text:p text:style-name="КОД"><text:span text:style-name="T7"><text:s text:c="4"/></text:span><text:span text:style-name="T35">case</text:span><text:span text:style-name="T7"> </text:span><text:span text:style-name="T2">Token</text:span>::<text:span text:style-name="T2">Plus</text:span>:</text:p>
      <text:p text:style-name="КОД"><text:span text:style-name="T7"><text:s text:c="8"/></text:span><text:span text:style-name="T25">//</text:span><text:span text:style-name="T7"> </text:span><text:span text:style-name="T25">унарный</text:span><text:span text:style-name="T7"> </text:span><text:span text:style-name="T25">плюс,</text:span><text:span text:style-name="T7"> </text:span><text:span text:style-name="T25">ничего</text:span><text:span text:style-name="T7"> </text:span><text:span text:style-name="T25">не</text:span><text:span text:style-name="T7"> </text:span><text:span text:style-name="T25">делаем</text:span></text:p>
      <text:p text:style-name="КОД"><text:span text:style-name="T7"><text:s text:c="8"/></text:span><text:span text:style-name="T19">next</text:span>();</text:p>
      <text:p text:style-name="КОД"><text:span text:style-name="T7"><text:s text:c="8"/></text:span><text:span text:style-name="T19">Factor</text:span>();</text:p>
      <text:p text:style-name="КОД"><text:span text:style-name="T7"><text:s text:c="8"/></text:span><text:span text:style-name="T35">return</text:span>;</text:p>
      <text:p text:style-name="КОД">...</text:p>
      <text:p text:style-name="Horizontal_20_Line"/>
      <text:p text:style-name="Text_20_body">Тесты:</text:p>
      <text:p text:style-name="КОД"><text:span text:style-name="T7"><text:s text:c="4"/></text:span><text:span text:style-name="T35">const</text:span><text:span text:style-name="T7"> </text:span><text:span text:style-name="T2">u32string</text:span><text:span text:style-name="T7"> </text:span><text:span text:style-name="T14">code4</text:span><text:span text:style-name="T7"> </text:span>=<text:span text:style-name="T7"> </text:span><text:span text:style-name="T25">U"x = +7 + +8 * -3;"</text:span>;</text:p>
      <text:p text:style-name="КОД"><text:span text:style-name="T7"><text:s text:c="4"/></text:span><text:span text:style-name="T14">engine</text:span>.<text:span text:style-name="T19">eval</text:span>(<text:span text:style-name="T14">code4</text:span>);</text:p>
      <text:p text:style-name="КОД">_tmp_8 := 8 * -3</text:p>
      <text:p text:style-name="КОД">_tmp_9 := 7 + _tmp_8</text:p>
      <text:p text:style-name="КОД">x := _tmp_9</text:p>
      <text:p text:style-name="P338"><text:span text:style-name="T7"><text:s text:c="4"/></text:span><text:span text:style-name="T35">const</text:span><text:span text:style-name="T7"> </text:span><text:span text:style-name="T2">u32string</text:span><text:span text:style-name="T7"> </text:span><text:span text:style-name="T14">code5</text:span><text:span text:style-name="T7"> </text:span>=<text:span text:style-name="T7"> </text:span><text:span text:style-name="T25">U"i = 0; x = +i + -7;"</text:span>;</text:p>
      <text:p text:style-name="КОД"><text:span text:style-name="T7"><text:s text:c="4"/></text:span><text:span text:style-name="T14">engine</text:span>.<text:span text:style-name="T19">eval</text:span>(<text:span text:style-name="T14">code5</text:span>);</text:p>
      <text:p text:style-name="P339">i := 0</text:p>
      <text:p text:style-name="P339">_tmp_10 := i + -7</text:p>
      <text:p text:style-name="P339">x := _tmp_10</text:p>
      <text:p text:style-name="P339"><text:span text:style-name="T7"><text:s text:c="4"/></text:span><text:span text:style-name="T35">const</text:span><text:span text:style-name="T7"> </text:span><text:span text:style-name="T2">u32string</text:span><text:span text:style-name="T7"> </text:span><text:span text:style-name="T14">code6</text:span><text:span text:style-name="T7"> </text:span>=<text:span text:style-name="T7"> </text:span><text:span text:style-name="T25">U"i = 0; x = -i + +i + -7;"</text:span>;</text:p>
      <text:p text:style-name="КОД"><text:span text:style-name="T7"><text:s text:c="4"/></text:span><text:span text:style-name="T14">engine</text:span>.<text:span text:style-name="T19">eval</text:span>(<text:span text:style-name="T14">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5">void</text:span><text:span text:style-name="T7"> </text:span>SimpleExpression_Test::test_parenth()</text:p>
      <text:p text:style-name="КОД">{</text:p>
      <text:p text:style-name="КОД"><text:span text:style-name="T7"><text:s text:c="4"/></text:span><text:span text:style-name="T39">cout</text:span><text:span text:style-name="T7"> </text:span>&lt;&lt;<text:span text:style-name="T7"> </text:span><text:span text:style-name="T25">"No</text:span><text:span text:style-name="T7"> </text:span><text:span text:style-name="T25">Parenth:\n"</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7</text:span><text:span text:style-name="T7"> </text:span><text:span text:style-name="T25">+</text:span><text:span text:style-name="T7"> </text:span><text:span text:style-name="T25">8</text:span><text:span text:style-name="T7"> </text:span><text:span text:style-name="T25">*</text:span><text:span text:style-name="T7"> </text:span><text:span text:style-name="T25">3</text:span><text:span text:style-name="T7"> </text:span><text:span text:style-name="T25">+</text:span><text:span text:style-name="T7"> </text:span><text:span text:style-name="T25">2</text:span><text:span text:style-name="T7"> </text:span><text:span text:style-name="T25">+</text:span><text:span text:style-name="T7"> </text:span><text:span text:style-name="T25">5</text:span><text:span text:style-name="T7"> </text:span><text:span text:style-name="T25">*</text:span><text:span text:style-name="T7"> </text:span><text:span text:style-name="T25">4;"</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39">cout</text:span><text:span text:style-name="T7"> </text:span>&lt;&lt;<text:span text:style-name="T7"> </text:span><text:span text:style-name="T25">"Parenth\'s:\n"</text:span>;</text:p>
      <text:p text:style-name="КОД"><text:span text:style-name="T7"><text:s text:c="4"/></text:span><text:span text:style-name="T35">const</text:span><text:span text:style-name="T7"> </text:span><text:span text:style-name="T2">u32string</text:span><text:span text:style-name="T7"> </text:span><text:span text:style-name="T14">code2</text:span><text:span text:style-name="T7"> </text:span>=<text:span text:style-name="T7"> </text:span><text:span text:style-name="T25">U"x</text:span><text:span text:style-name="T7"> </text:span><text:span text:style-name="T25">=</text:span><text:span text:style-name="T7"> </text:span><text:span text:style-name="T25">((7</text:span><text:span text:style-name="T7"> </text:span><text:span text:style-name="T25">+</text:span><text:span text:style-name="T7"> </text:span><text:span text:style-name="T25">8)</text:span><text:span text:style-name="T7"> </text:span><text:span text:style-name="T25">*</text:span><text:span text:style-name="T7"> </text:span><text:span text:style-name="T25">3)</text:span><text:span text:style-name="T7"> </text:span><text:span text:style-name="T25">+</text:span><text:span text:style-name="T7"> </text:span><text:span text:style-name="T25">(2</text:span><text:span text:style-name="T7"> </text:span><text:span text:style-name="T25">+</text:span><text:span text:style-name="T7"> </text:span><text:span text:style-name="T25">5)</text:span><text:span text:style-name="T7"> </text:span><text:span text:style-name="T25">*</text:span><text:span text:style-name="T7"> </text:span><text:span text:style-name="T25">4;"</text:span>;</text:p>
      <text:p text:style-name="КОД"><text:span text:style-name="T7"><text:s text:c="4"/></text:span><text:span text:style-name="T14">engine</text:span>.<text:span text:style-name="T19">eval</text:span>(<text:span text:style-name="T14">code2</text:span>);</text:p>
      <text:p text:style-name="КОД"><text:span text:style-name="T7"><text:s text:c="4"/></text:span><text:span text:style-name="T39">cout</text:span><text:span text:style-name="T7"> </text:span>&lt;&lt;<text:span text:style-name="T7"> </text:span><text:span text:style-name="T25">"End</text:span><text:span text:style-name="T7"> </text:span><text:span text:style-name="T25">of</text:span><text:span text:style-name="T7"> </text:span><text:span text:style-name="T25">Parenth\'s\n"</text:span>;</text:p>
      <text:p text:style-name="КОД">}</text:p>
      <text:p text:style-name="Horizontal_20_Line"/>
      <text:p text:style-name="P180">Теперь код, он очень прост:</text:p>
      <text:p text:style-name="КОД"><text:span text:style-name="T35">void</text:span><text:span text:style-name="T7"> </text:span><text:span text:style-name="T2">Parser</text:span>::<text:span text:style-name="T20">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4">symbol</text:span>;</text:p>
      <text:p text:style-name="КОД"><text:span text:style-name="T7"><text:s text:c="4"/></text:span><text:span text:style-name="T35">switch</text:span><text:span text:style-name="T7"> </text:span>(<text:span text:style-name="T19">lookahead</text:span>())<text:span text:style-name="T7"> </text:span>{</text:p>
      <text:p text:style-name="КОД"><text:span text:style-name="T7"><text:s text:c="4"/></text:span><text:span text:style-name="T35">case</text:span><text:span text:style-name="T7"> </text:span><text:span text:style-name="T2">Token</text:span>::<text:span text:style-name="T2">LeftParenth</text:span>:</text:p>
      <text:p text:style-name="КОД"><text:span text:style-name="T7"><text:s text:c="8"/></text:span><text:span text:style-name="T25">//</text:span><text:span text:style-name="T7"> </text:span><text:span text:style-name="T25">круглые</text:span><text:span text:style-name="T7"> </text:span><text:span text:style-name="T25">скобки</text:span></text:p>
      <text:p text:style-name="КОД"><text:span text:style-name="T7"><text:s text:c="8"/></text:span><text:span text:style-name="T19">next</text:span>();</text:p>
      <text:p text:style-name="КОД"><text:span text:style-name="T7"><text:s text:c="8"/></text:span><text:span text:style-name="T19">SimpleExpression</text:span>();</text:p>
      <text:p text:style-name="КОД"><text:span text:style-name="T7"><text:s text:c="8"/></text:span><text:span text:style-name="T19">match</text:span>(<text:span text:style-name="T2">Token</text:span>::<text:span text:style-name="T2">RightParenth</text:span>);</text:p>
      <text:p text:style-name="КОД"><text:span text:style-name="T7"><text:s text:c="8"/></text:span><text:span text:style-name="T35">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9">обязательно </text:span>будет, <text:span text:style-name="T149">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5">сегменте кода, </text:span>места для переменных — в другой. Размер машинного слова — 8 байт. </text:p>
      <text:p text:style-name="P185">Например, программа:</text:p>
      <text:p text:style-name="P185"><text:span text:style-name="T154">LD</text:span> A, [<text:span text:style-name="T150">0xFF12FF09</text:span>]</text:p>
      <text:p text:style-name="P185"><text:span text:style-name="T154">LD</text:span> B, [<text:span text:style-name="T150">0xF10986AB</text:span>]</text:p>
      <text:p text:style-name="P185">ADD A, B</text:p>
      <text:p text:style-name="P185">ADDI 12345</text:p>
      <text:p text:style-name="P185"><text:span text:style-name="T154">ST</text:span> [<text:span text:style-name="T150">0xFF12FF09</text:span>], A</text:p>
      <text:p text:style-name="P184">Вот как выглядит модель памяти <text:span text:style-name="T152">и размещение программы</text:span>:</text:p>
      <table:table table:name="Таблица5" table:style-name="Таблица5">
        <table:table-column table:style-name="Таблица5.A"/>
        <table:table-column table:style-name="Таблица5.B"/>
        <table:table-row table:style-name="TableLine94156327397872">
          <table:table-cell table:style-name="Таблица5.A1" office:value-type="string">
            <text:p text:style-name="P400">байты</text:p>
          </table:table-cell>
          <table:table-cell table:style-name="Таблица5.B1" office:value-type="string">
            <text:p text:style-name="P397">Описание</text:p>
          </table:table-cell>
        </table:table-row>
        <table:table-row table:style-name="TableLine94156327752288">
          <table:table-cell table:style-name="Таблица5.A2" office:value-type="string">
            <text:p text:style-name="P397">1</text:p>
          </table:table-cell>
          <table:table-cell table:style-name="Таблица5.B2" office:value-type="string">
            <text:p text:style-name="P397"><text:span text:style-name="T154">LD</text:span> A, M <text:s text:c="9"/>; 1 — код команды</text:p>
          </table:table-cell>
        </table:table-row>
        <table:table-row table:style-name="TableLine94156327749088">
          <table:table-cell table:style-name="Таблица5.A2" office:value-type="string">
            <text:p text:style-name="P397">0xFF12FF09</text:p>
          </table:table-cell>
          <table:table-cell table:style-name="Таблица5.B2" office:value-type="string">
            <text:p text:style-name="P397">M - Адрес переменной в памяти</text:p>
          </table:table-cell>
        </table:table-row>
        <table:table-row table:style-name="TableLine94156327768576">
          <table:table-cell table:style-name="Таблица5.A2" office:value-type="string">
            <text:p text:style-name="P397">2</text:p>
          </table:table-cell>
          <table:table-cell table:style-name="Таблица5.B2" office:value-type="string">
            <text:p text:style-name="P397"><text:span text:style-name="T154">LD</text:span> B, M <text:s text:c="9"/>; 2 — код команды</text:p>
          </table:table-cell>
        </table:table-row>
        <table:table-row table:style-name="TableLine94156327780256">
          <table:table-cell table:style-name="Таблица5.A2" office:value-type="string">
            <text:p text:style-name="P397">0xF10986AB</text:p>
          </table:table-cell>
          <table:table-cell table:style-name="Таблица5.B2" office:value-type="string">
            <text:p text:style-name="P397">M - Адрес переменной в памяти</text:p>
          </table:table-cell>
        </table:table-row>
        <table:table-row table:style-name="TableLine94156327778976">
          <table:table-cell table:style-name="Таблица5.A2" office:value-type="string">
            <text:p text:style-name="P399">14</text:p>
          </table:table-cell>
          <table:table-cell table:style-name="Таблица5.B2" office:value-type="string">
            <text:p text:style-name="P397">ADD A, B <text:s/>; сложить регистры A и B, результат поместить в A</text:p>
          </table:table-cell>
        </table:table-row>
        <table:table-row table:style-name="TableLine94156327777056">
          <table:table-cell table:style-name="Таблица5.A2" office:value-type="string">
            <text:p text:style-name="P398">15</text:p>
          </table:table-cell>
          <table:table-cell table:style-name="Таблица5.B2" office:value-type="string">
            <text:p text:style-name="P398">ADDI A ; add IntValue</text:p>
          </table:table-cell>
        </table:table-row>
        <table:table-row table:style-name="TableLine94156327801632">
          <table:table-cell table:style-name="Таблица5.A2" office:value-type="string">
            <text:p text:style-name="P398">12345</text:p>
          </table:table-cell>
          <table:table-cell table:style-name="Таблица5.B2" office:value-type="string">
            <text:p text:style-name="P398">Добавляемое целое</text:p>
          </table:table-cell>
        </table:table-row>
        <table:table-row table:style-name="TableLine94156327792752">
          <table:table-cell table:style-name="Таблица5.A2" office:value-type="string">
            <text:p text:style-name="P397">4</text:p>
          </table:table-cell>
          <table:table-cell table:style-name="Таблица5.B2" office:value-type="string">
            <text:p text:style-name="P397"><text:span text:style-name="T154">ST</text:span> M, A ; поместить содержимое A по адресу M</text:p>
          </table:table-cell>
        </table:table-row>
        <table:table-row table:style-name="TableLine94156327840976">
          <table:table-cell table:style-name="Таблица5.A2" office:value-type="string">
            <text:p text:style-name="P397">0xFF12FF09</text:p>
          </table:table-cell>
          <table:table-cell table:style-name="Таблица5.B2" office:value-type="string">
            <text:p text:style-name="P397">M - Адрес переменной в памяти</text:p>
          </table:table-cell>
        </table:table-row>
      </table:table>
      <text:p text:style-name="P183"/>
      <text:p text:style-name="P183">Машинная команда будет занимать одно или несколько слов. <text:span text:style-name="T155">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51">Команда ADDI A имеет 1 операнд — </text:span><text:soft-page-break/><text:span text:style-name="T151">это целое число, которое следует сразу за командой. </text:span><text:span text:style-name="T153">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71">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343"><text:span text:style-name="T7"><text:s text:c="4"/></text:span><text:span text:style-name="T2">uint8_t</text:span><text:span text:style-name="T7"> </text:span><text:span text:style-name="T14">buf</text:span>[<text:span text:style-name="T32">100</text:span>];<text:span text:style-name="T7"> </text:span><text:span text:style-name="T25">//</text:span><text:span text:style-name="T7"> </text:span><text:span text:style-name="T25">буфер</text:span><text:span text:style-name="T7"> </text:span><text:span text:style-name="T25">(условно)</text:span></text:p>
      <text:p text:style-name="P344">...</text:p>
      <text:p text:style-name="P343"><text:span text:style-name="T7"><text:s text:c="4"/></text:span><text:span text:style-name="T35">void</text:span><text:span text:style-name="T7"> </text:span><text:span text:style-name="T20">st_m_a</text:span>(<text:span text:style-name="T2">uint64_t</text:span><text:span text:style-name="T7"> </text:span><text:span text:style-name="T14">addr</text:span>)</text:p>
      <text:p text:style-name="КОД"><text:span text:style-name="T7"><text:s text:c="4"/></text:span>{<text:span text:style-name="T7"> </text:span><text:span text:style-name="T25">//</text:span><text:span text:style-name="T7"> </text:span><text:span text:style-name="T25">примерная</text:span><text:span text:style-name="T7"> </text:span><text:span text:style-name="T25">запись</text:span><text:span text:style-name="T7"> </text:span><text:span text:style-name="T25">кода</text:span><text:span text:style-name="T7"> </text:span><text:span text:style-name="T25">и</text:span><text:span text:style-name="T7"> </text:span><text:span text:style-name="T25">данных</text:span></text:p>
      <text:p text:style-name="КОД"><text:span text:style-name="T7"><text:s text:c="8"/></text:span><text:span text:style-name="T2">uint8_t</text:span><text:span text:style-name="T7"> </text:span><text:span text:style-name="T17">ST</text:span><text:span text:style-name="T14">_M_A</text:span><text:span text:style-name="T7"> </text:span>=<text:span text:style-name="T7"> </text:span><text:span text:style-name="T32">47</text:span>;<text:span text:style-name="T7"> </text:span><text:span text:style-name="T25">//</text:span><text:span text:style-name="T7"> </text:span><text:span text:style-name="T25">код</text:span><text:span text:style-name="T7"> </text:span><text:span text:style-name="T25">команды</text:span></text:p>
      <text:p text:style-name="КОД"><text:span text:style-name="T7"><text:s text:c="8"/></text:span><text:span text:style-name="T2">uint8_t</text:span><text:span text:style-name="T7"> </text:span>*<text:span text:style-name="T14">p</text:span><text:span text:style-name="T7"> </text:span>=<text:span text:style-name="T7"> </text:span><text:span text:style-name="T14">buf</text:span><text:span text:style-name="T7"> </text:span>+<text:span text:style-name="T7"> </text:span><text:span text:style-name="T32">23</text:span>;</text:p>
      <text:p text:style-name="P342"><text:span text:style-name="T7"><text:s text:c="8"/></text:span>*<text:span text:style-name="T14">p</text:span><text:span text:style-name="T7"> </text:span>=<text:span text:style-name="T7"> </text:span><text:span text:style-name="T17">ST</text:span><text:span text:style-name="T14">_M_A</text:span>;<text:span text:style-name="T7"> </text:span><text:span text:style-name="T25">//</text:span><text:span text:style-name="T7"> </text:span><text:span text:style-name="T25">записать</text:span><text:span text:style-name="T7"> </text:span><text:span text:style-name="T25">код</text:span></text:p>
      <text:p text:style-name="КОД"><text:span text:style-name="T7"><text:s text:c="8"/></text:span><text:span text:style-name="T14">p</text:span>++;</text:p>
      <text:p text:style-name="КОД"><text:span text:style-name="T7"><text:s text:c="8"/></text:span>*(<text:span text:style-name="T2">uint64_t</text:span><text:span text:style-name="T7"> </text:span>*)<text:span text:style-name="T14">p</text:span><text:span text:style-name="T7"> </text:span>=<text:span text:style-name="T7"> </text:span><text:span text:style-name="T14">addr</text:span>;<text:span text:style-name="T7"> </text:span><text:span text:style-name="T25">//</text:span><text:span text:style-name="T7"> </text:span><text:span text:style-name="T25">операнд</text:span><text:span text:style-name="T7"> </text:span><text:span text:style-name="T25">8</text:span><text:span text:style-name="T7"> </text:span><text:span text:style-name="T25">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2043130085" text:style-name="L4">
        <text:list-item>
          <text:p text:style-name="P430">исходная программа переводится в трёхадресный код (это мы по минимуму сделали)</text:p>
        </text:list-item>
        <text:list-item>
          <text:p text:style-name="P430">производится генерация целевого кода, результат записывается в объектный файл</text:p>
        </text:list-item>
        <text:list-item>
          <text:p text:style-name="P430">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156329280160">
          <table:table-cell table:style-name="Таблица7.A1" office:value-type="string">
            <text:p text:style-name="P401">Заголовок</text:p>
          </table:table-cell>
        </table:table-row>
        <table:table-row table:style-name="TableLine94156325765632">
          <table:table-cell table:style-name="Таблица7.A2" office:value-type="string">
            <text:p text:style-name="P401">Сегмент данных</text:p>
          </table:table-cell>
        </table:table-row>
        <table:table-row table:style-name="TableLine94156325773856">
          <table:table-cell table:style-name="Таблица7.A2" office:value-type="string">
            <text:p text:style-name="P401">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58">особая переменная,</text:span> котор<text:span text:style-name="T158">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5">void</text:span><text:span text:style-name="T7"> </text:span><text:span text:style-name="T2">Assembler_Test</text:span>::<text:span text:style-name="T20">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4">obj</text:span>;</text:p>
      <text:p text:style-name="КОД"><text:span text:style-name="T7"><text:s text:c="4"/></text:span><text:span text:style-name="T2">Assembler</text:span><text:span text:style-name="T7"> </text:span><text:span text:style-name="T14">a</text:span>(<text:span text:style-name="T16">obj</text:span>);</text:p>
      <text:p text:style-name="КОД"><text:span text:style-name="T7"><text:s text:c="4"/></text:span><text:span text:style-name="T2">uint64_t</text:span><text:span text:style-name="T7"> </text:span><text:span text:style-name="T14">offsetValue</text:span><text:span text:style-name="T7"> </text:span>=<text:span text:style-name="T7"> </text:span><text:span text:style-name="T32">123456</text:span>;</text:p>
      <text:p text:style-name="КОД"><text:span text:style-name="T7"><text:s text:c="4"/></text:span><text:span text:style-name="T14">a</text:span>.<text:span text:style-name="T19">st_m_a</text:span>(<text:span text:style-name="T14">offsetValue</text:span>);</text:p>
      <text:p text:style-name="КОД"><text:span text:style-name="T7"><text:s text:c="4"/></text:span><text:span text:style-name="T2">uint8_t</text:span><text:span text:style-name="T7"> </text:span>*<text:span text:style-name="T14">p</text:span><text:span text:style-name="T7"> </text:span>=<text:span text:style-name="T7"> </text:span><text:span text:style-name="T14">obj</text:span>.<text:span text:style-name="T19">data</text:span>();</text:p>
      <text:p text:style-name="КОД"><text:span text:style-name="T7"><text:s text:c="4"/></text:span><text:span text:style-name="T32">assert</text:span>(*<text:span text:style-name="T14">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4">p</text:span><text:span text:style-name="T7"> </text:span>+=<text:span text:style-name="T7"> </text:span><text:span text:style-name="T2">Assembler</text:span>::<text:span text:style-name="T39">INSTRUCTION_CODE_SIZE</text:span>;</text:p>
      <text:p text:style-name="КОД"><text:span text:style-name="T7"><text:s text:c="4"/></text:span><text:span text:style-name="T2">uint64_t</text:span><text:span text:style-name="T7"> </text:span>*<text:span text:style-name="T14">p64</text:span><text:span text:style-name="T7"> </text:span>=<text:span text:style-name="T7"> </text:span>(<text:span text:style-name="T2">uint64_t</text:span><text:span text:style-name="T7"> </text:span>*)<text:span text:style-name="T14">p</text:span>;</text:p>
      <text:p text:style-name="КОД"><text:span text:style-name="T7"><text:s text:c="4"/></text:span><text:span text:style-name="T32">assert</text:span>(*<text:span text:style-name="T14">p64</text:span><text:span text:style-name="T7"> </text:span>==<text:span text:style-name="T7"> </text:span><text:span text:style-name="T14">offsetValue</text:span>);</text:p>
      <text:p text:style-name="КОД"><text:span text:style-name="T7"><text:s text:c="4"/></text:span><text:span text:style-name="T32">assert</text:span>(<text:span text:style-name="T14">obj</text:span>.<text:span text:style-name="T19">size</text:span>()<text:span text:style-name="T7"> </text:span>==<text:span text:style-name="T7"> </text:span><text:span text:style-name="T2">Assembler</text:span>::<text:span text:style-name="T39">INSTRUCTION_CODE_SIZE</text:span><text:span text:style-name="T7"> </text:span>+<text:span text:style-name="T7"> </text:span><text:span text:style-name="T35">sizeof</text:span>(<text:span text:style-name="T14">offsetValue</text:span>));</text:p>
      <text:p text:style-name="КОД">}</text:p>
      <text:p text:style-name="Horizontal_20_Line"/>
      <text:p text:style-name="P190">Код класса пока таков:</text:p>
      <text:p text:style-name="КОД">/**</text:p>
      <text:p text:style-name="КОД"><text:span text:style-name="T7"><text:s/></text:span><text:span text:style-name="T32">*</text:span><text:span text:style-name="T7"> </text:span><text:span text:style-name="T34">@file</text:span><text:span text:style-name="T7"> </text:span><text:span text:style-name="T32">assembler.cpp</text:span></text:p>
      <text:p text:style-name="КОД"><text:span text:style-name="T7"><text:s/></text:span><text:span text:style-name="T32">*</text:span><text:span text:style-name="T7"> </text:span><text:span text:style-name="T34">@brief</text:span><text:span text:style-name="T7"> </text:span><text:span text:style-name="T32">Для</text:span><text:span text:style-name="T7"> </text:span><text:span text:style-name="T32">записи</text:span><text:span text:style-name="T7"> </text:span><text:span text:style-name="T32">инструкций</text:span><text:span text:style-name="T7"> </text:span><text:span text:style-name="T32">в</text:span><text:span text:style-name="T7"> </text:span><text:span text:style-name="T32">объектный</text:span><text:span text:style-name="T7"> </text:span><text:span text:style-name="T32">файл</text:span></text:p>
      <text:p text:style-name="КОД"><text:span text:style-name="T7"><text:s/></text:span><text:span text:style-name="T32">*/</text:span></text:p>
      <text:p text:style-name="КОД">#<text:span text:style-name="T32">ifndef</text:span><text:span text:style-name="T7"> </text:span><text:span text:style-name="T32">ASSEMBLER_H</text:span></text:p>
      <text:p text:style-name="КОД">#<text:span text:style-name="T32">define</text:span><text:span text:style-name="T7"> </text:span><text:span text:style-name="T32">ASSEMBLER_H</text:span></text:p>
      <text:p text:style-name="КОД">#<text:span text:style-name="T32">include</text:span><text:span text:style-name="T7"> </text:span><text:span text:style-name="T25">"EScript_global.h"</text:span></text:p>
      <text:p text:style-name="КОД">#<text:span text:style-name="T32">include</text:span><text:span text:style-name="T7"> </text:span>&lt;<text:span text:style-name="T25">vector</text:span>&gt;</text:p>
      <text:p text:style-name="КОД"><text:span text:style-name="T35">namespace</text:span><text:span text:style-name="T7"> </text:span><text:span text:style-name="T3">escript</text:span><text:span text:style-name="T7"> </text:span>{</text:p>
      <text:p text:style-name="КОД"><text:span text:style-name="T35">enum</text:span><text:span text:style-name="T7"> </text:span><text:span text:style-name="T35">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32">47</text:span>,</text:p>
      <text:p text:style-name="КОД">};</text:p>
      <text:p text:style-name="КОД">/**</text:p>
      <text:p text:style-name="КОД"><text:span text:style-name="T7"><text:s/></text:span><text:span text:style-name="T32">*</text:span><text:span text:style-name="T7"> </text:span><text:span text:style-name="T34">@brief</text:span><text:span text:style-name="T7"> </text:span><text:span text:style-name="T32">Записывает</text:span><text:span text:style-name="T7"> </text:span><text:span text:style-name="T32">инструкции</text:span><text:span text:style-name="T7"> </text:span><text:span text:style-name="T32">в</text:span><text:span text:style-name="T7"> </text:span><text:span text:style-name="T32">объектный</text:span><text:span text:style-name="T7"> </text:span><text:span text:style-name="T32">файл</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51">_buffer</text:span>;</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Размер</text:span><text:span text:style-name="T7"> </text:span><text:span text:style-name="T32">кода</text:span><text:span text:style-name="T7"> </text:span><text:span text:style-name="T32">машинной</text:span><text:span text:style-name="T7"> </text:span><text:span text:style-name="T32">инструкции</text:span></text:p>
      <text:p text:style-name="КОД"><text:span text:style-name="T7"><text:s text:c="5"/></text:span><text:span text:style-name="T32">*/</text:span></text:p>
      <text:p text:style-name="КОД"><text:span text:style-name="T7"><text:s text:c="4"/></text:span><text:span text:style-name="T35">static</text:span><text:span text:style-name="T7"> </text:span><text:span text:style-name="T35">const</text:span><text:span text:style-name="T7"> </text:span><text:span text:style-name="T35">constexpr</text:span><text:span text:style-name="T7"> </text:span><text:span text:style-name="T35">int</text:span><text:span text:style-name="T7"> </text:span><text:span text:style-name="T39">INSTRUCTION_CODE_SIZE</text:span><text:span text:style-name="T7"> </text:span>=<text:span text:style-name="T7"> </text:span><text:span text:style-name="T35">sizeof</text:span><text:span text:style-name="T7"> </text:span>(<text:span text:style-name="T2">uint8_t</text:span>);</text:p>
      <text:p text:style-name="КОД"><text:span text:style-name="T7"><text:s text:c="4"/></text:span><text:span text:style-name="T35">using</text:span><text:span text:style-name="T7"> </text:span><text:span text:style-name="T2">InstructionCodeType</text:span><text:span text:style-name="T7"> </text:span>=<text:span text:style-name="T7"> </text:span><text:span text:style-name="T2">uint8_t</text:span>;</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класса</text:span><text:span text:style-name="T7"> </text:span><text:span text:style-name="T32">Assembler</text:span></text:p>
      <text:p text:style-name="КОД"><text:span text:style-name="T7"><text:s text:c="5"/></text:span><text:span text:style-name="T32">*/</text:span></text:p>
      <text:p text:style-name="КОД"><text:span text:style-name="T7"><text:s text:c="4"/></text:span><text:span text:style-name="T20">Assembler</text:span>(<text:span text:style-name="T2">std</text:span>::<text:span text:style-name="T2">vector</text:span>&lt;<text:span text:style-name="T2">uint8_t</text:span>&gt;<text:span text:style-name="T7"> </text:span>&amp;<text:span text:style-name="T14">buffer</text:span>);</text:p>
      <text:p text:style-name="КОД"><text:span text:style-name="T7"><text:s text:c="4"/></text:span><text:span text:style-name="T25">//</text:span><text:span text:style-name="T7"> </text:span><text:span text:style-name="T25">команды.</text:span><text:span text:style-name="T7"> </text:span><text:span text:style-name="T25">код</text:span><text:span text:style-name="T7"> </text:span><text:span text:style-name="T25">и</text:span><text:span text:style-name="T7"> </text:span><text:span text:style-name="T25">операнды</text:span><text:span text:style-name="T7"> </text:span><text:span text:style-name="T25">записываются</text:span><text:span text:style-name="T7"> </text:span><text:span text:style-name="T25">в</text:span><text:span text:style-name="T7"> </text:span><text:span text:style-name="T25">буфер</text:span><text:span text:style-name="T7"> </text:span><text:span text:style-name="T25">памяти</text:span></text:p>
      <text:p text:style-name="КОД"><text:span text:style-name="T35">public</text:span>:</text:p>
      <text:p text:style-name="КОД"><text:span text:style-name="T7"><text:s text:c="4"/></text:span><text:span text:style-name="T32">/**</text:span></text:p>
      <text:p text:style-name="КОД"><text:soft-page-break/><text:span text:style-name="T7"><text:s text:c="5"/></text:span><text:span text:style-name="T32">*</text:span><text:span text:style-name="T7"> </text:span><text:span text:style-name="T34">@brief</text:span><text:span text:style-name="T7"> </text:span><text:span text:style-name="T32">ST</text:span><text:span text:style-name="T7"> </text:span><text:span text:style-name="T32">M,</text:span><text:span text:style-name="T7"> </text:span><text:span text:style-name="T32">A</text:span></text:p>
      <text:p text:style-name="КОД"><text:span text:style-name="T7"><text:s text:c="5"/></text:span><text:span text:style-name="T32">*</text:span><text:span text:style-name="T7"> </text:span><text:span text:style-name="T34">@param</text:span><text:span text:style-name="T7"> </text:span><text:span text:style-name="T32">offset</text:span><text:span text:style-name="T7"> </text:span><text:span text:style-name="T32">смещение</text:span><text:span text:style-name="T7"> </text:span><text:span text:style-name="T32">от</text:span><text:span text:style-name="T7"> </text:span><text:span text:style-name="T32">начала</text:span><text:span text:style-name="T7"> </text:span><text:span text:style-name="T32">объектного</text:span><text:span text:style-name="T7"> </text:span><text:span text:style-name="T32">файла</text:span><text:span text:style-name="T7"> </text:span><text:span text:style-name="T32">до</text:span><text:span text:style-name="T7"> </text:span><text:span text:style-name="T32">места,</text:span><text:span text:style-name="T7"> </text:span><text:span text:style-name="T32">где</text:span></text:p>
      <text:p text:style-name="КОД"><text:span text:style-name="T7"><text:s text:c="5"/></text:span><text:span text:style-name="T32">*</text:span><text:span text:style-name="T7"> <text:s text:c="7"/></text:span><text:span text:style-name="T32">находится</text:span><text:span text:style-name="T7"> </text:span><text:span text:style-name="T32">эта</text:span><text:span text:style-name="T7"> </text:span><text:span text:style-name="T32">ячейка</text:span><text:span text:style-name="T7"> </text:span><text:span text:style-name="T32">памяти.</text:span><text:span text:style-name="T7"> </text:span><text:span text:style-name="T32">При</text:span><text:span text:style-name="T7"> </text:span><text:span text:style-name="T32">загрузке</text:span><text:span text:style-name="T7"> </text:span><text:span text:style-name="T32">объектного</text:span><text:span text:style-name="T7"> </text:span><text:span text:style-name="T32">модуля</text:span></text:p>
      <text:p text:style-name="КОД"><text:span text:style-name="T7"><text:s text:c="5"/></text:span><text:span text:style-name="T32">*</text:span><text:span text:style-name="T7"> <text:s text:c="7"/></text:span><text:span text:style-name="T32">к</text:span><text:span text:style-name="T7"> </text:span><text:span text:style-name="T32">этому</text:span><text:span text:style-name="T7"> </text:span><text:span text:style-name="T32">смещению</text:span><text:span text:style-name="T7"> </text:span><text:span text:style-name="T32">будет</text:span><text:span text:style-name="T7"> </text:span><text:span text:style-name="T32">добавлен</text:span><text:span text:style-name="T7"> </text:span><text:span text:style-name="T32">действительный</text:span><text:span text:style-name="T7"> </text:span><text:span text:style-name="T32">адрес.</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st_m_a</text:span>(<text:span text:style-name="T2">uint64_t</text:span><text:span text:style-name="T7"> </text:span><text:span text:style-name="T14">offset</text:span>)</text:p>
      <text:p text:style-name="КОД"><text:span text:style-name="T7"><text:s text:c="4"/></text:span>{<text:span text:style-name="T7"> </text:span><text:span text:style-name="T25">//</text:span><text:span text:style-name="T7"> </text:span><text:span text:style-name="T25">примерная</text:span><text:span text:style-name="T7"> </text:span><text:span text:style-name="T25">запись</text:span><text:span text:style-name="T7"> </text:span><text:span text:style-name="T25">кода</text:span><text:span text:style-name="T7"> </text:span><text:span text:style-name="T25">и</text:span><text:span text:style-name="T7"> </text:span><text:span text:style-name="T25">данных</text:span></text:p>
      <text:p text:style-name="КОД"><text:span text:style-name="T7"><text:s text:c="8"/></text:span><text:span text:style-name="T19">op2</text:span>(<text:span text:style-name="T2">InstructionCode</text:span>::<text:span text:style-name="T2">ST_M_A</text:span>,<text:span text:style-name="T7"> </text:span><text:span text:style-name="T14">offset</text:span>);</text:p>
      <text:p text:style-name="КОД"><text:span text:style-name="T7"><text:s text:c="4"/></text:span>}</text:p>
      <text:p text:style-name="КОД"><text:span text:style-name="T35">private</text:span>:</text:p>
      <text:p text:style-name="КОД"><text:span text:style-name="T7"><text:s text:c="4"/></text:span><text:span text:style-name="T35">void</text:span><text:span text:style-name="T7"> </text:span><text:span text:style-name="T20">op2</text:span>(<text:span text:style-name="T2">InstructionCode</text:span><text:span text:style-name="T7"> </text:span><text:span text:style-name="T14">opCode</text:span>,<text:span text:style-name="T7"> </text:span><text:span text:style-name="T2">uint64_t</text:span><text:span text:style-name="T7"> </text:span><text:span text:style-name="T14">data</text:span>)</text:p>
      <text:p text:style-name="КОД"><text:span text:style-name="T7"><text:s text:c="4"/></text:span>{</text:p>
      <text:p text:style-name="КОД"><text:span text:style-name="T7"><text:s text:c="8"/></text:span><text:span text:style-name="T51">_buffer</text:span>.<text:span text:style-name="T19">push_back</text:span>((<text:span text:style-name="T2">InstructionCodeType</text:span>)<text:span text:style-name="T14">opCode</text:span>);</text:p>
      <text:p text:style-name="КОД"><text:span text:style-name="T7"><text:s text:c="8"/></text:span><text:span text:style-name="T19">write64</text:span>(<text:span text:style-name="T14">data</text:span>);</text:p>
      <text:p text:style-name="КОД"><text:span text:style-name="T7"><text:s text:c="4"/></text:span>}</text:p>
      <text:p text:style-name="КОД"><text:span text:style-name="T7"><text:s text:c="4"/></text:span><text:span text:style-name="T35">void</text:span><text:span text:style-name="T7"> </text:span><text:span text:style-name="T20">write64</text:span>(<text:span text:style-name="T2">uint64_t</text:span><text:span text:style-name="T7"> </text:span><text:span text:style-name="T14">data</text:span>)<text:span text:style-name="T7"> </text:span>{</text:p>
      <text:p text:style-name="КОД"><text:span text:style-name="T7"><text:s text:c="8"/></text:span><text:span text:style-name="T51">_buffer</text:span>.<text:span text:style-name="T19">insert</text:span>(<text:span text:style-name="T51">_buffer</text:span>.<text:span text:style-name="T19">end</text:span>(),</text:p>
      <text:p text:style-name="КОД"><text:span text:style-name="T7"><text:s text:c="23"/></text:span>(<text:span text:style-name="T2">uint8_t</text:span>*)&amp;<text:span text:style-name="T14">data</text:span>,</text:p>
      <text:p text:style-name="КОД"><text:span text:style-name="T7"><text:s text:c="23"/></text:span>(<text:span text:style-name="T2">uint8_t</text:span>*)&amp;<text:span text:style-name="T14">data</text:span><text:span text:style-name="T7"> </text:span>+<text:span text:style-name="T7"> </text:span><text:span text:style-name="T35">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59">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60">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62">структура</text:span> OpCode для трёхадресного кода, <text:span text:style-name="T161">давайте переименуем </text:span><text:span text:style-name="T162">её</text:span><text:span text:style-name="T161"> в TCode (он ведь Трёхадресный Код — Three Address Code) </text:span><text:span text:style-name="T162">вместе с именами файлов</text:span><text:span text:style-name="T161">.</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5">x</text:span><text:span text:style-name="T7"> </text:span><text:span text:style-name="T25">=</text:span><text:span text:style-name="T7"> </text:span><text:span text:style-name="T25">((7</text:span><text:span text:style-name="T7"> </text:span><text:span text:style-name="T25">+</text:span><text:span text:style-name="T7"> </text:span><text:span text:style-name="T25">8)</text:span><text:span text:style-name="T7"> </text:span><text:span text:style-name="T25">*</text:span><text:span text:style-name="T7"> </text:span><text:span text:style-name="T25">3)</text:span><text:span text:style-name="T7"> </text:span><text:span text:style-name="T25">+</text:span><text:span text:style-name="T7"> </text:span><text:span text:style-name="T25">(2</text:span><text:span text:style-name="T7"> </text:span><text:span text:style-name="T25">+</text:span><text:span text:style-name="T7"> </text:span><text:span text:style-name="T25">5)</text:span><text:span text:style-name="T7"> </text:span><text:span text:style-name="T25">*</text:span><text:span text:style-name="T7"> </text:span><text:span text:style-name="T25">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156327109952">
          <table:table-cell table:style-name="Таблица9.A1" office:value-type="string">
            <text:p text:style-name="P403">Трёхадресный код</text:p>
          </table:table-cell>
          <table:table-cell table:style-name="Таблица9.A1" office:value-type="string">
            <text:p text:style-name="P199">Возможный код</text:p>
          </table:table-cell>
          <table:table-cell table:style-name="Таблица9.C1" office:value-type="string">
            <text:p text:style-name="P403">Оптимальный</text:p>
          </table:table-cell>
        </table:table-row>
        <table:table-row table:style-name="TableLine94156329113728">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350">MOV A, 7</text:p>
            <text:p text:style-name="P350">MOV B, 8</text:p>
            <text:p text:style-name="P350">ADD A, B</text:p>
          </table:table-cell>
        </table:table-row>
        <text:soft-page-break/>
        <table:table-row table:style-name="TableLine94156329116080">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350">MOV B, 3</text:p>
            <text:p text:style-name="P350">MUL A, B</text:p>
            <text:p text:style-name="P350">ST [#tmp_19], A</text:p>
          </table:table-cell>
        </table:table-row>
        <table:table-row table:style-name="TableLine94156329132624">
          <table:table-cell table:style-name="Таблица9.A2" office:value-type="string">
            <text:p text:style-name="ВЫВОД">#tmp_20 := 2 + 5</text:p>
          </table:table-cell>
          <table:table-cell table:style-name="Таблица9.A2" office:value-type="string">
            <text:p text:style-name="P346">MOV A, 2</text:p>
            <text:p text:style-name="P346">MOV B, 5</text:p>
            <text:p text:style-name="P346">ADD A, B</text:p>
            <text:p text:style-name="P346">ST [#tmp_20], A</text:p>
          </table:table-cell>
          <table:table-cell table:style-name="Таблица9.C2" office:value-type="string">
            <text:p text:style-name="P347">MOV A, 2</text:p>
            <text:p text:style-name="P347">MOV B, 5</text:p>
            <text:p text:style-name="P347">ADD A, B</text:p>
          </table:table-cell>
        </table:table-row>
        <table:table-row table:style-name="TableLine94156329135184">
          <table:table-cell table:style-name="Таблица9.A2" office:value-type="string">
            <text:p text:style-name="ВЫВОД">#tmp_21 := #tmp_20 * 4</text:p>
          </table:table-cell>
          <table:table-cell table:style-name="Таблица9.A2" office:value-type="string">
            <text:p text:style-name="P346">LD A, [#tmp_20]</text:p>
            <text:p text:style-name="P346">MOV B, 4</text:p>
            <text:p text:style-name="P346">MUL A, B</text:p>
            <text:p text:style-name="P346">ST [#tmp_21], A</text:p>
          </table:table-cell>
          <table:table-cell table:style-name="Таблица9.C2" office:value-type="string">
            <text:p text:style-name="P347">MOV B, 4</text:p>
            <text:p text:style-name="P347">MUL A, B</text:p>
            <text:p text:style-name="P347">ST [#tmp_21], A</text:p>
          </table:table-cell>
        </table:table-row>
        <table:table-row table:style-name="TableLine94156329152544">
          <table:table-cell table:style-name="Таблица9.A2" office:value-type="string">
            <text:p text:style-name="ВЫВОД">#tmp_22 := #tmp_19 + #tmp_21</text:p>
          </table:table-cell>
          <table:table-cell table:style-name="Таблица9.A2" office:value-type="string">
            <text:p text:style-name="P346">LD A, [#tmp_19]</text:p>
            <text:p text:style-name="P346">LD B, [#tmp_21]</text:p>
            <text:p text:style-name="P346">ADD A, B</text:p>
            <text:p text:style-name="P346">ST [#tmp_22<text:span text:style-name="T168">]</text:span>, <text:span text:style-name="T168">A</text:span></text:p>
          </table:table-cell>
          <table:table-cell table:style-name="Таблица9.C2" office:value-type="string">
            <text:p text:style-name="P347">LD A, [#tmp_19]</text:p>
            <text:p text:style-name="P347">LD B, [#tmp_21]</text:p>
            <text:p text:style-name="P347">ADD A, B</text:p>
          </table:table-cell>
        </table:table-row>
        <table:table-row table:style-name="TableLine94156329155104">
          <table:table-cell table:style-name="Таблица9.A2" office:value-type="string">
            <text:p text:style-name="ВЫВОД">x := #tmp_22</text:p>
          </table:table-cell>
          <table:table-cell table:style-name="Таблица9.A2" office:value-type="string">
            <text:p text:style-name="P348">LD A, [<text:span text:style-name="T167">#tmp_2</text:span>2]</text:p>
            <text:p text:style-name="P348">ST [x], A</text:p>
          </table:table-cell>
          <table:table-cell table:style-name="Таблица9.C2" office:value-type="string">
            <text:p text:style-name="P349">ST [x], A</text:p>
          </table:table-cell>
        </table:table-row>
      </table:table>
      <text:p text:style-name="P201">Сделаем сейчас те команды, которые используются в столбце «<text:span text:style-name="T167">Возможный код</text:span>». <text:span text:style-name="T169">Вот кода класса Assembler:</text:span></text:p>
      <text:p text:style-name="КОД">/**</text:p>
      <text:p text:style-name="КОД"><text:span text:style-name="T7"><text:s/></text:span><text:span text:style-name="T32">*</text:span><text:span text:style-name="T7"> </text:span><text:span text:style-name="T34">@file</text:span><text:span text:style-name="T7"> </text:span><text:span text:style-name="T32">assembler.cpp</text:span></text:p>
      <text:p text:style-name="КОД"><text:span text:style-name="T7"><text:s/></text:span><text:span text:style-name="T32">*</text:span><text:span text:style-name="T7"> </text:span><text:span text:style-name="T34">@brief</text:span><text:span text:style-name="T7"> </text:span><text:span text:style-name="T32">Для</text:span><text:span text:style-name="T7"> </text:span><text:span text:style-name="T32">записи</text:span><text:span text:style-name="T7"> </text:span><text:span text:style-name="T32">инструкций</text:span><text:span text:style-name="T7"> </text:span><text:span text:style-name="T32">в</text:span><text:span text:style-name="T7"> </text:span><text:span text:style-name="T32">объектный</text:span><text:span text:style-name="T7"> </text:span><text:span text:style-name="T32">файл</text:span></text:p>
      <text:p text:style-name="КОД"><text:span text:style-name="T7"><text:s/></text:span><text:span text:style-name="T32">*/</text:span></text:p>
      <text:p text:style-name="КОД">#<text:span text:style-name="T32">ifndef</text:span><text:span text:style-name="T7"> </text:span><text:span text:style-name="T32">ASSEMBLER_H</text:span></text:p>
      <text:p text:style-name="КОД">#<text:span text:style-name="T32">define</text:span><text:span text:style-name="T7"> </text:span><text:span text:style-name="T32">ASSEMBLER_H</text:span></text:p>
      <text:p text:style-name="КОД">#<text:span text:style-name="T32">include</text:span><text:span text:style-name="T7"> </text:span><text:span text:style-name="T25">"EScript_global.h"</text:span></text:p>
      <text:p text:style-name="КОД">#<text:span text:style-name="T32">include</text:span><text:span text:style-name="T7"> </text:span>&lt;<text:span text:style-name="T25">vector</text:span>&gt;</text:p>
      <text:p text:style-name="КОД"><text:span text:style-name="T35">namespace</text:span><text:span text:style-name="T7"> </text:span><text:span text:style-name="T3">escript</text:span><text:span text:style-name="T7"> </text:span>{</text:p>
      <text:p text:style-name="КОД"><text:span text:style-name="T35">enum</text:span><text:span text:style-name="T7"> </text:span><text:span text:style-name="T35">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32">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32">*</text:span><text:span text:style-name="T7"> </text:span><text:span text:style-name="T34">@brief</text:span><text:span text:style-name="T7"> </text:span><text:span text:style-name="T32">Записывает</text:span><text:span text:style-name="T7"> </text:span><text:span text:style-name="T32">инструкции</text:span><text:span text:style-name="T7"> </text:span><text:span text:style-name="T32">в</text:span><text:span text:style-name="T7"> </text:span><text:span text:style-name="T32">объектный</text:span><text:span text:style-name="T7"> </text:span><text:span text:style-name="T32">файл</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Assembler</text:span></text:p>
      <text:p text:style-name="КОД">{</text:p>
      <text:p text:style-name="КОД"><text:span text:style-name="T35">public</text:span>:</text:p>
      <text:p text:style-name="КОД"><text:span text:style-name="T7"><text:s text:c="4"/></text:span><text:span text:style-name="T35">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5">using</text:span><text:span text:style-name="T7"> </text:span><text:span text:style-name="T2">OpCodeType</text:span><text:span text:style-name="T7"> </text:span>=<text:span text:style-name="T7"> </text:span><text:span text:style-name="T2">uint8_t</text:span>;</text:p>
      <text:p text:style-name="КОД"><text:span text:style-name="T35">private</text:span>:</text:p>
      <text:p text:style-name="КОД"><text:span text:style-name="T7"><text:s text:c="4"/></text:span><text:span text:style-name="T2">std</text:span>::<text:span text:style-name="T2">vector</text:span>&lt;<text:span text:style-name="T2">ContainerElementType</text:span>&gt;<text:span text:style-name="T7"> </text:span>&amp;<text:span text:style-name="T51">_buffer</text:span>;</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Размер</text:span><text:span text:style-name="T7"> </text:span><text:span text:style-name="T32">кода</text:span><text:span text:style-name="T7"> </text:span><text:span text:style-name="T32">машинной</text:span><text:span text:style-name="T7"> </text:span><text:span text:style-name="T32">инструкции</text:span></text:p>
      <text:p text:style-name="КОД"><text:span text:style-name="T7"><text:s text:c="5"/></text:span><text:span text:style-name="T32">*/</text:span></text:p>
      <text:p text:style-name="КОД"><text:span text:style-name="T7"><text:s text:c="4"/></text:span><text:span text:style-name="T35">static</text:span><text:span text:style-name="T7"> </text:span><text:span text:style-name="T35">const</text:span><text:span text:style-name="T7"> </text:span><text:span text:style-name="T35">constexpr</text:span><text:span text:style-name="T7"> </text:span><text:span text:style-name="T35">int</text:span><text:span text:style-name="T7"> </text:span><text:span text:style-name="T39">INSTRUCTION_CODE_SIZE</text:span><text:span text:style-name="T7"> </text:span>=<text:span text:style-name="T7"> </text:span><text:span text:style-name="T35">sizeof</text:span><text:span text:style-name="T7"> </text:span>(<text:span text:style-name="T2">uint8_t</text:span>);</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класса</text:span><text:span text:style-name="T7"> </text:span><text:span text:style-name="T32">Assembler</text:span></text:p>
      <text:p text:style-name="КОД"><text:span text:style-name="T7"><text:s text:c="5"/></text:span><text:span text:style-name="T32">*/</text:span></text:p>
      <text:p text:style-name="КОД"><text:span text:style-name="T7"><text:s text:c="4"/></text:span><text:span text:style-name="T20">Assembler</text:span>(<text:span text:style-name="T2">std</text:span>::<text:span text:style-name="T2">vector</text:span>&lt;<text:span text:style-name="T2">ContainerElementType</text:span>&gt;<text:span text:style-name="T7"> </text:span>&amp;<text:span text:style-name="T14">buffer</text:span>):<text:span text:style-name="T7"> </text:span><text:span text:style-name="T51">_buffer</text:span>(<text:span text:style-name="T14">buffer</text:span>)</text:p>
      <text:p text:style-name="КОД"><text:span text:style-name="T7"><text:s text:c="4"/></text:span>{</text:p>
      <text:p text:style-name="КОД"><text:span text:style-name="T7"><text:s text:c="8"/></text:span><text:span text:style-name="T35">static_assert</text:span>(<text:span text:style-name="T35">sizeof</text:span>(<text:span text:style-name="T2">OpCodeType</text:span>)<text:span text:style-name="T7"> </text:span>==<text:span text:style-name="T7"> </text:span><text:span text:style-name="T35">sizeof</text:span>(<text:span text:style-name="T2">ContainerElementType</text:span>));</text:p>
      <text:p text:style-name="КОД"><text:soft-page-break/><text:span text:style-name="T7"><text:s text:c="4"/></text:span>};</text:p>
      <text:p text:style-name="КОД"><text:span text:style-name="T7"><text:s text:c="4"/></text:span><text:span text:style-name="T25">//</text:span><text:span text:style-name="T7"> </text:span><text:span text:style-name="T25">команды.</text:span><text:span text:style-name="T7"> </text:span><text:span text:style-name="T25">код</text:span><text:span text:style-name="T7"> </text:span><text:span text:style-name="T25">и</text:span><text:span text:style-name="T7"> </text:span><text:span text:style-name="T25">операнды</text:span><text:span text:style-name="T7"> </text:span><text:span text:style-name="T25">записываются</text:span><text:span text:style-name="T7"> </text:span><text:span text:style-name="T25">в</text:span><text:span text:style-name="T7"> </text:span><text:span text:style-name="T25">буфер</text:span><text:span text:style-name="T7"> </text:span><text:span text:style-name="T25">памяти</text:span></text:p>
      <text:p text:style-name="КОД"><text:span text:style-name="T35">public</text:span>:</text:p>
      <text:p text:style-name="КОД"><text:span text:style-name="T7"><text:s text:c="4"/></text:span><text:span text:style-name="T35">void</text:span><text:span text:style-name="T7"> </text:span><text:span text:style-name="T20">mov_a</text:span>(<text:span text:style-name="T2">uint64_t</text:span><text:span text:style-name="T7"> </text:span><text:span text:style-name="T14">data</text:span>)</text:p>
      <text:p text:style-name="КОД"><text:span text:style-name="T7"><text:s text:c="4"/></text:span>{</text:p>
      <text:p text:style-name="КОД"><text:span text:style-name="T7"><text:s text:c="8"/></text:span><text:span text:style-name="T19">op2</text:span>(<text:span text:style-name="T2">OpCode</text:span>::<text:span text:style-name="T2">MOV_A_DATA</text:span>,<text:span text:style-name="T7"> </text:span><text:span text:style-name="T14">data</text:span>);</text:p>
      <text:p text:style-name="КОД"><text:span text:style-name="T7"><text:s text:c="4"/></text:span>}</text:p>
      <text:p text:style-name="КОД"><text:span text:style-name="T7"><text:s text:c="4"/></text:span><text:span text:style-name="T35">void</text:span><text:span text:style-name="T7"> </text:span><text:span text:style-name="T20">mov_b</text:span>(<text:span text:style-name="T2">uint64_t</text:span><text:span text:style-name="T7"> </text:span><text:span text:style-name="T14">data</text:span>)</text:p>
      <text:p text:style-name="КОД"><text:span text:style-name="T7"><text:s text:c="4"/></text:span>{</text:p>
      <text:p text:style-name="КОД"><text:span text:style-name="T7"><text:s text:c="8"/></text:span><text:span text:style-name="T19">op2</text:span>(<text:span text:style-name="T2">OpCode</text:span>::<text:span text:style-name="T2">MOV_B_DATA</text:span>,<text:span text:style-name="T7"> </text:span><text:span text:style-name="T14">data</text:span>);</text:p>
      <text:p text:style-name="КОД"><text:span text:style-name="T7"><text:s text:c="4"/></text:span>}</text:p>
      <text:p text:style-name="КОД"><text:span text:style-name="T7"><text:s text:c="4"/></text:span><text:span text:style-name="T35">void</text:span><text:span text:style-name="T7"> </text:span><text:span text:style-name="T20">add_a_b</text:span>()</text:p>
      <text:p text:style-name="КОД"><text:span text:style-name="T7"><text:s text:c="4"/></text:span>{</text:p>
      <text:p text:style-name="КОД"><text:span text:style-name="T7"><text:s text:c="8"/></text:span><text:span text:style-name="T19">op1</text:span>(<text:span text:style-name="T2">OpCode</text:span>::<text:span text:style-name="T2">ADD_A_B</text:span>);</text:p>
      <text:p text:style-name="КОД"><text:span text:style-name="T7"><text:s text:c="4"/></text:span>}</text:p>
      <text:p text:style-name="КОД"><text:span text:style-name="T7"><text:s text:c="4"/></text:span><text:span text:style-name="T35">void</text:span><text:span text:style-name="T7"> </text:span><text:span text:style-name="T20">mul_a_b</text:span>()</text:p>
      <text:p text:style-name="КОД"><text:span text:style-name="T7"><text:s text:c="4"/></text:span>{</text:p>
      <text:p text:style-name="КОД"><text:span text:style-name="T7"><text:s text:c="8"/></text:span><text:span text:style-name="T19">op1</text:span>(<text:span text:style-name="T2">OpCode</text:span>::<text:span text:style-name="T2">MUL_A_B</text:span>);</text:p>
      <text:p text:style-name="КОД"><text:span text:style-name="T7"><text:s text:c="4"/></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ST</text:span><text:span text:style-name="T7"> </text:span><text:span text:style-name="T32">M,</text:span><text:span text:style-name="T7"> </text:span><text:span text:style-name="T32">A</text:span></text:p>
      <text:p text:style-name="КОД"><text:span text:style-name="T7"><text:s text:c="5"/></text:span><text:span text:style-name="T32">*</text:span><text:span text:style-name="T7"> </text:span><text:span text:style-name="T34">@param</text:span><text:span text:style-name="T7"> </text:span><text:span text:style-name="T32">offset</text:span><text:span text:style-name="T7"> </text:span><text:span text:style-name="T32">смещение</text:span><text:span text:style-name="T7"> </text:span><text:span text:style-name="T32">от</text:span><text:span text:style-name="T7"> </text:span><text:span text:style-name="T32">начала</text:span><text:span text:style-name="T7"> </text:span><text:span text:style-name="T32">объектного</text:span><text:span text:style-name="T7"> </text:span><text:span text:style-name="T32">файла</text:span><text:span text:style-name="T7"> </text:span><text:span text:style-name="T32">до</text:span><text:span text:style-name="T7"> </text:span><text:span text:style-name="T32">места,</text:span><text:span text:style-name="T7"> </text:span><text:span text:style-name="T32">где</text:span></text:p>
      <text:p text:style-name="КОД"><text:span text:style-name="T7"><text:s text:c="5"/></text:span><text:span text:style-name="T32">*</text:span><text:span text:style-name="T7"> <text:s text:c="7"/></text:span><text:span text:style-name="T32">находится</text:span><text:span text:style-name="T7"> </text:span><text:span text:style-name="T32">эта</text:span><text:span text:style-name="T7"> </text:span><text:span text:style-name="T32">ячейка</text:span><text:span text:style-name="T7"> </text:span><text:span text:style-name="T32">памяти.</text:span><text:span text:style-name="T7"> </text:span><text:span text:style-name="T32">При</text:span><text:span text:style-name="T7"> </text:span><text:span text:style-name="T32">загрузке</text:span><text:span text:style-name="T7"> </text:span><text:span text:style-name="T32">объектного</text:span><text:span text:style-name="T7"> </text:span><text:span text:style-name="T32">модуля</text:span></text:p>
      <text:p text:style-name="КОД"><text:span text:style-name="T7"><text:s text:c="5"/></text:span><text:span text:style-name="T32">*</text:span><text:span text:style-name="T7"> <text:s text:c="7"/></text:span><text:span text:style-name="T32">к</text:span><text:span text:style-name="T7"> </text:span><text:span text:style-name="T32">этому</text:span><text:span text:style-name="T7"> </text:span><text:span text:style-name="T32">смещению</text:span><text:span text:style-name="T7"> </text:span><text:span text:style-name="T32">будет</text:span><text:span text:style-name="T7"> </text:span><text:span text:style-name="T32">добавлен</text:span><text:span text:style-name="T7"> </text:span><text:span text:style-name="T32">действительный</text:span><text:span text:style-name="T7"> </text:span><text:span text:style-name="T32">адрес.</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st_m_a</text:span>(<text:span text:style-name="T2">uint64_t</text:span><text:span text:style-name="T7"> </text:span><text:span text:style-name="T14">offset</text:span>)</text:p>
      <text:p text:style-name="КОД"><text:span text:style-name="T7"><text:s text:c="4"/></text:span>{</text:p>
      <text:p text:style-name="КОД"><text:span text:style-name="T7"><text:s text:c="8"/></text:span><text:span text:style-name="T19">op2</text:span>(<text:span text:style-name="T2">OpCode</text:span>::<text:span text:style-name="T2">ST_M_A</text:span>,<text:span text:style-name="T7"> </text:span><text:span text:style-name="T14">offset</text:span>);</text:p>
      <text:p text:style-name="КОД"><text:span text:style-name="T7"><text:s text:c="4"/></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LD</text:span><text:span text:style-name="T7"> </text:span><text:span text:style-name="T32">A,</text:span><text:span text:style-name="T7"> </text:span><text:span text:style-name="T32">M</text:span></text:p>
      <text:p text:style-name="КОД"><text:span text:style-name="T7"><text:s text:c="5"/></text:span><text:span text:style-name="T32">*</text:span><text:span text:style-name="T7"> </text:span><text:span text:style-name="T34">@param</text:span><text:span text:style-name="T7"> </text:span><text:span text:style-name="T32">offset</text:span><text:span text:style-name="T7"> </text:span><text:span text:style-name="T32">смещение</text:span><text:span text:style-name="T7"> </text:span><text:span text:style-name="T32">от</text:span><text:span text:style-name="T7"> </text:span><text:span text:style-name="T32">начала</text:span><text:span text:style-name="T7"> </text:span><text:span text:style-name="T32">объектного</text:span><text:span text:style-name="T7"> </text:span><text:span text:style-name="T32">файла</text:span><text:span text:style-name="T7"> </text:span><text:span text:style-name="T32">до</text:span><text:span text:style-name="T7"> </text:span><text:span text:style-name="T32">места,</text:span><text:span text:style-name="T7"> </text:span><text:span text:style-name="T32">где</text:span></text:p>
      <text:p text:style-name="КОД"><text:span text:style-name="T7"><text:s text:c="5"/></text:span><text:span text:style-name="T32">*</text:span><text:span text:style-name="T7"> <text:s text:c="7"/></text:span><text:span text:style-name="T32">находится</text:span><text:span text:style-name="T7"> </text:span><text:span text:style-name="T32">эта</text:span><text:span text:style-name="T7"> </text:span><text:span text:style-name="T32">ячейка</text:span><text:span text:style-name="T7"> </text:span><text:span text:style-name="T32">памяти.</text:span><text:span text:style-name="T7"> </text:span><text:span text:style-name="T32">При</text:span><text:span text:style-name="T7"> </text:span><text:span text:style-name="T32">загрузке</text:span><text:span text:style-name="T7"> </text:span><text:span text:style-name="T32">объектного</text:span><text:span text:style-name="T7"> </text:span><text:span text:style-name="T32">модуля</text:span></text:p>
      <text:p text:style-name="КОД"><text:span text:style-name="T7"><text:s text:c="5"/></text:span><text:span text:style-name="T32">*</text:span><text:span text:style-name="T7"> <text:s text:c="7"/></text:span><text:span text:style-name="T32">к</text:span><text:span text:style-name="T7"> </text:span><text:span text:style-name="T32">этому</text:span><text:span text:style-name="T7"> </text:span><text:span text:style-name="T32">смещению</text:span><text:span text:style-name="T7"> </text:span><text:span text:style-name="T32">будет</text:span><text:span text:style-name="T7"> </text:span><text:span text:style-name="T32">добавлен</text:span><text:span text:style-name="T7"> </text:span><text:span text:style-name="T32">действительный</text:span><text:span text:style-name="T7"> </text:span><text:span text:style-name="T32">адрес.</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ld_a_m</text:span>(<text:span text:style-name="T2">uint64_t</text:span><text:span text:style-name="T7"> </text:span><text:span text:style-name="T14">offset</text:span>)</text:p>
      <text:p text:style-name="КОД"><text:span text:style-name="T7"><text:s text:c="4"/></text:span>{</text:p>
      <text:p text:style-name="КОД"><text:span text:style-name="T7"><text:s text:c="8"/></text:span><text:span text:style-name="T19">op2</text:span>(<text:span text:style-name="T2">OpCode</text:span>::<text:span text:style-name="T2">LD_A_M</text:span>,<text:span text:style-name="T7"> </text:span><text:span text:style-name="T14">offset</text:span>);</text:p>
      <text:p text:style-name="КОД"><text:span text:style-name="T7"><text:s text:c="4"/></text:span>}</text:p>
      <text:p text:style-name="КОД"><text:span text:style-name="T35">private</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перация</text:span><text:span text:style-name="T7"> </text:span><text:span text:style-name="T32">с</text:span><text:span text:style-name="T7"> </text:span><text:span text:style-name="T32">одним</text:span><text:span text:style-name="T7"> </text:span><text:span text:style-name="T32">только</text:span><text:span text:style-name="T7"> </text:span><text:span text:style-name="T32">кодом</text:span></text:p>
      <text:p text:style-name="КОД"><text:span text:style-name="T7"><text:s text:c="5"/></text:span><text:span text:style-name="T32">*</text:span><text:span text:style-name="T7"> </text:span><text:span text:style-name="T34">@param</text:span><text:span text:style-name="T7"> </text:span><text:span text:style-name="T32">opCode</text:span><text:span text:style-name="T7"> </text:span><text:span text:style-name="T32">код</text:span><text:span text:style-name="T7"> </text:span><text:span text:style-name="T32">операции</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op1</text:span>(<text:span text:style-name="T2">OpCode</text:span><text:span text:style-name="T7"> </text:span><text:span text:style-name="T14">opCode</text:span>)</text:p>
      <text:p text:style-name="КОД"><text:span text:style-name="T7"><text:s text:c="4"/></text:span>{</text:p>
      <text:p text:style-name="КОД"><text:span text:style-name="T7"><text:s text:c="8"/></text:span><text:span text:style-name="T51">_buffer</text:span>.<text:span text:style-name="T19">push_back</text:span>((<text:span text:style-name="T2">OpCodeType</text:span>)<text:span text:style-name="T14">opCode</text:span>);</text:p>
      <text:p text:style-name="КОД"><text:span text:style-name="T7"><text:s text:c="4"/></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перация</text:span><text:span text:style-name="T7"> </text:span><text:span text:style-name="T32">с</text:span><text:span text:style-name="T7"> </text:span><text:span text:style-name="T32">д</text:span><text:span text:style-name="T33">в</text:span><text:span text:style-name="T32">умя</text:span><text:span text:style-name="T7"> </text:span><text:span text:style-name="T32">частями:</text:span><text:span text:style-name="T7"> </text:span><text:span text:style-name="T32">код</text:span><text:span text:style-name="T7"> </text:span><text:span text:style-name="T32">операции</text:span><text:span text:style-name="T7"> </text:span><text:span text:style-name="T32">и</text:span><text:span text:style-name="T7"> </text:span><text:span text:style-name="T32">операнд</text:span></text:p>
      <text:p text:style-name="КОД"><text:span text:style-name="T7"><text:s text:c="5"/></text:span><text:span text:style-name="T32">*</text:span><text:span text:style-name="T7"> </text:span><text:span text:style-name="T34">@param</text:span><text:span text:style-name="T7"> </text:span><text:span text:style-name="T32">opCode</text:span><text:span text:style-name="T7"> </text:span><text:span text:style-name="T32">код</text:span><text:span text:style-name="T7"> </text:span><text:span text:style-name="T32">операции</text:span></text:p>
      <text:p text:style-name="КОД"><text:span text:style-name="T7"><text:s text:c="5"/></text:span><text:span text:style-name="T32">*</text:span><text:span text:style-name="T7"> </text:span><text:span text:style-name="T34">@param</text:span><text:span text:style-name="T7"> </text:span><text:span text:style-name="T32">data</text:span><text:span text:style-name="T7"> </text:span><text:span text:style-name="T32">операнд</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op2</text:span>(<text:span text:style-name="T2">OpCode</text:span><text:span text:style-name="T7"> </text:span><text:span text:style-name="T14">opCode</text:span>,<text:span text:style-name="T7"> </text:span><text:span text:style-name="T2">uint64_t</text:span><text:span text:style-name="T7"> </text:span><text:span text:style-name="T14">data</text:span>)</text:p>
      <text:p text:style-name="КОД"><text:span text:style-name="T7"><text:s text:c="4"/></text:span>{</text:p>
      <text:p text:style-name="КОД"><text:span text:style-name="T7"><text:s text:c="8"/></text:span><text:span text:style-name="T51">_buffer</text:span>.<text:span text:style-name="T19">push_back</text:span>((<text:span text:style-name="T2">OpCodeType</text:span>)<text:span text:style-name="T14">opCode</text:span>);</text:p>
      <text:p text:style-name="КОД"><text:span text:style-name="T7"><text:s text:c="8"/></text:span><text:span text:style-name="T19">write64</text:span>(<text:span text:style-name="T14">data</text:span>);</text:p>
      <text:p text:style-name="КОД"><text:span text:style-name="T7"><text:s text:c="4"/></text:span>}</text:p>
      <text:p text:style-name="КОД"><text:span text:style-name="T7"><text:s text:c="4"/></text:span><text:span text:style-name="T35">void</text:span><text:span text:style-name="T7"> </text:span><text:span text:style-name="T20">write64</text:span>(<text:span text:style-name="T2">uint64_t</text:span><text:span text:style-name="T7"> </text:span><text:span text:style-name="T14">data</text:span>)<text:span text:style-name="T7"> </text:span>{</text:p>
      <text:p text:style-name="КОД"><text:span text:style-name="T7"><text:s text:c="8"/></text:span><text:span text:style-name="T51">_buffer</text:span>.<text:span text:style-name="T19">insert</text:span>(<text:span text:style-name="T51">_buffer</text:span>.<text:span text:style-name="T19">end</text:span>(),</text:p>
      <text:p text:style-name="КОД"><text:span text:style-name="T7"><text:s text:c="23"/></text:span>(<text:span text:style-name="T2">uint8_t</text:span>*)&amp;<text:span text:style-name="T14">data</text:span>,</text:p>
      <text:p text:style-name="КОД"><text:span text:style-name="T7"><text:s text:c="23"/></text:span>(<text:span text:style-name="T2">uint8_t</text:span>*)&amp;<text:span text:style-name="T14">data</text:span><text:span text:style-name="T7"> </text:span>+<text:span text:style-name="T7"> </text:span><text:span text:style-name="T35">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5">//</text:span><text:span text:style-name="T7"> </text:span><text:span text:style-name="T25">namespace</text:span><text:span text:style-name="T7"> </text:span><text:span text:style-name="T25">escript</text:span></text:p>
      <text:p text:style-name="КОД">#<text:span text:style-name="T32">endif</text:span><text:span text:style-name="T7"> </text:span><text:span text:style-name="T25">//</text:span><text:span text:style-name="T7"> </text:span><text:span text:style-name="T25">ASSEMBLER_H</text:span></text:p>
      <text:p text:style-name="Horizontal_20_Line"/>
      <text:p text:style-name="P202">Как видим, все операции будем размещать в заголовочном файле, так <text:span text:style-name="T170">проще, да и</text:span> компилятор, <text:span text:style-name="T170">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73">см. файл doc/generate.py.</text:span></text:p>
      <text:p text:style-name="P206">Методы записи кода операции запишем так:</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перация</text:span><text:span text:style-name="T7"> </text:span><text:span text:style-name="T32">с</text:span><text:span text:style-name="T7"> </text:span><text:span text:style-name="T32">одним</text:span><text:span text:style-name="T7"> </text:span><text:span text:style-name="T32">только</text:span><text:span text:style-name="T7"> </text:span><text:span text:style-name="T32">кодом</text:span></text:p>
      <text:p text:style-name="КОД"><text:span text:style-name="T7"><text:s text:c="5"/></text:span><text:span text:style-name="T32">*</text:span><text:span text:style-name="T7"> </text:span><text:span text:style-name="T34">@param</text:span><text:span text:style-name="T7"> </text:span><text:span text:style-name="T32">opCode</text:span><text:span text:style-name="T7"> </text:span><text:span text:style-name="T32">код</text:span><text:span text:style-name="T7"> </text:span><text:span text:style-name="T32">операции</text:span></text:p>
      <text:p text:style-name="КОД"><text:span text:style-name="T7"><text:s text:c="5"/></text:span><text:span text:style-name="T32">*/</text:span></text:p>
      <text:p text:style-name="КОД"><text:span text:style-name="T7"><text:s text:c="4"/></text:span><text:span text:style-name="T35">void</text:span><text:span text:style-name="T7"> </text:span><text:span text:style-name="T20">op1</text:span>(<text:span text:style-name="T2">OpCode</text:span><text:span text:style-name="T7"> </text:span><text:span text:style-name="T14">opCode</text:span>)</text:p>
      <text:p text:style-name="КОД"><text:span text:style-name="T7"><text:s text:c="4"/></text:span>{</text:p>
      <text:p text:style-name="КОД"><text:span text:style-name="T7"><text:s text:c="8"/></text:span><text:span text:style-name="T51">_buffer</text:span>.<text:span text:style-name="T19">insert</text:span>(<text:span text:style-name="T51">_buffer</text:span>.<text:span text:style-name="T19">end</text:span>(),</text:p>
      <text:p text:style-name="КОД"><text:span text:style-name="T7"><text:s text:c="23"/></text:span>(<text:span text:style-name="T2">uint8_t</text:span>*)&amp;<text:span text:style-name="T14">opCode</text:span>,</text:p>
      <text:p text:style-name="КОД"><text:span text:style-name="T7"><text:s text:c="23"/></text:span>(<text:span text:style-name="T2">uint8_t</text:span>*)&amp;<text:span text:style-name="T14">opCode</text:span><text:span text:style-name="T7"> </text:span>+<text:span text:style-name="T7"> </text:span><text:span text:style-name="T35">sizeof</text:span><text:span text:style-name="T7"> </text:span>(<text:span text:style-name="T2">OpCode</text:span>));</text:p>
      <text:p text:style-name="КОД"><text:span text:style-name="T7"><text:s text:c="4"/></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перация</text:span><text:span text:style-name="T7"> </text:span><text:span text:style-name="T32">с</text:span><text:span text:style-name="T7"> </text:span><text:span text:style-name="T32">двумя</text:span><text:span text:style-name="T7"> </text:span><text:span text:style-name="T32">частями:</text:span><text:span text:style-name="T7"> </text:span><text:span text:style-name="T32">код</text:span><text:span text:style-name="T7"> </text:span><text:span text:style-name="T32">операции</text:span><text:span text:style-name="T7"> </text:span><text:span text:style-name="T32">и</text:span><text:span text:style-name="T7"> </text:span><text:span text:style-name="T32">операнд</text:span></text:p>
      <text:p text:style-name="КОД"><text:span text:style-name="T7"><text:s text:c="5"/></text:span><text:span text:style-name="T32">*</text:span><text:span text:style-name="T7"> </text:span><text:span text:style-name="T34">@param</text:span><text:span text:style-name="T7"> </text:span><text:span text:style-name="T32">opCode</text:span><text:span text:style-name="T7"> </text:span><text:span text:style-name="T32">код</text:span><text:span text:style-name="T7"> </text:span><text:span text:style-name="T32">операции</text:span></text:p>
      <text:p text:style-name="КОД"><text:span text:style-name="T7"><text:s text:c="5"/></text:span><text:span text:style-name="T32">*</text:span><text:span text:style-name="T7"> </text:span><text:span text:style-name="T34">@param</text:span><text:span text:style-name="T7"> </text:span><text:span text:style-name="T32">data</text:span><text:span text:style-name="T7"> </text:span><text:span text:style-name="T32">операнд</text:span></text:p>
      <text:p text:style-name="КОД"><text:span text:style-name="T7"><text:s text:c="5"/></text:span><text:span text:style-name="T32">*/</text:span></text:p>
      <text:p text:style-name="КОД"><text:span text:style-name="T7"><text:s text:c="4"/></text:span><text:span text:style-name="T35">template</text:span>&lt;<text:span text:style-name="T35">typename</text:span><text:span text:style-name="T7"> </text:span><text:span text:style-name="T2">T</text:span>&gt;</text:p>
      <text:p text:style-name="КОД"><text:span text:style-name="T7"><text:s text:c="4"/></text:span><text:span text:style-name="T35">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5">void</text:span>&gt;</text:p>
      <text:p text:style-name="КОД"><text:span text:style-name="T7"><text:s text:c="4"/></text:span><text:span text:style-name="T20">op2</text:span>(<text:span text:style-name="T2">OpCode</text:span><text:span text:style-name="T7"> </text:span><text:span text:style-name="T14">opCode</text:span>,<text:span text:style-name="T7"> </text:span><text:span text:style-name="T2">T</text:span><text:span text:style-name="T7"> </text:span><text:span text:style-name="T14">data</text:span>)</text:p>
      <text:p text:style-name="КОД"><text:span text:style-name="T7"><text:s text:c="4"/></text:span>{</text:p>
      <text:p text:style-name="КОД"><text:span text:style-name="T7"><text:s text:c="8"/></text:span><text:span text:style-name="T19">op1</text:span>(<text:span text:style-name="T14">opCode</text:span>);<text:span text:style-name="T7"> <text:s text:c="17"/></text:span><text:span text:style-name="T25">//</text:span><text:span text:style-name="T7"> </text:span><text:span text:style-name="T25">код</text:span><text:span text:style-name="T7"> </text:span><text:span text:style-name="T25">операции</text:span></text:p>
      <text:p text:style-name="КОД"><text:span text:style-name="T7"><text:s text:c="8"/></text:span><text:span text:style-name="T51">_buffer</text:span>.<text:span text:style-name="T19">insert</text:span>(<text:span text:style-name="T51">_buffer</text:span>.<text:span text:style-name="T19">end</text:span>(),<text:span text:style-name="T7"> </text:span><text:span text:style-name="T25">//</text:span><text:span text:style-name="T7"> </text:span><text:span text:style-name="T25">записываем</text:span><text:span text:style-name="T7"> </text:span><text:span text:style-name="T25">операнд</text:span></text:p>
      <text:p text:style-name="КОД"><text:span text:style-name="T7"><text:s text:c="23"/></text:span>(<text:span text:style-name="T2">uint8_t</text:span>*)&amp;<text:span text:style-name="T14">data</text:span>,</text:p>
      <text:p text:style-name="КОД"><text:span text:style-name="T7"><text:s text:c="23"/></text:span>(<text:span text:style-name="T2">uint8_t</text:span>*)&amp;<text:span text:style-name="T14">data</text:span><text:span text:style-name="T7"> </text:span>+<text:span text:style-name="T7"> </text:span><text:span text:style-name="T35">sizeof</text:span><text:span text:style-name="T7"> </text:span>(<text:span text:style-name="T2">T</text:span>));</text:p>
      <text:p text:style-name="КОД"><text:span text:style-name="T7"><text:s text:c="4"/></text:span>}</text:p>
      <text:p text:style-name="Horizontal_20_Line"/>
      <text:p text:style-name="P206"><text:span text:style-name="T174">п</text:span>отому как второй операнд может быть разного размера, <text:span text:style-name="T172">а код команды, возможно, всё-таки превысит 1 байт</text:span>. <text:span text:style-name="T172">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156328207552">
          <table:table-cell table:style-name="Таблица6.A1" office:value-type="string">
            <text:p text:style-name="P404">Трёхадресный код</text:p>
          </table:table-cell>
          <table:table-cell table:style-name="Таблица6.A1" office:value-type="string">
            <text:p text:style-name="P200">Возможный код</text:p>
          </table:table-cell>
        </table:table-row>
        <table:table-row table:style-name="TableLine94156328864448">
          <table:table-cell table:style-name="Таблица6.A2" office:value-type="string">
            <text:p text:style-name="P384">#tmp_18 := 7 + 8</text:p>
          </table:table-cell>
          <table:table-cell table:style-name="Таблица6.A2" office:value-type="string">
            <text:p text:style-name="P351">MOV A, 7</text:p>
            <text:p text:style-name="P351">MOV B, 8</text:p>
            <text:p text:style-name="P351">ADD A, B</text:p>
            <text:p text:style-name="P351">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32">*</text:span><text:span text:style-name="T7"> </text:span><text:span text:style-name="T34">@brief</text:span><text:span text:style-name="T7"> </text:span><text:span text:style-name="T32">Транслятор</text:span><text:span text:style-name="T7"> </text:span><text:span text:style-name="T32">трёхадресного</text:span><text:span text:style-name="T7"> </text:span><text:span text:style-name="T32">кода</text:span><text:span text:style-name="T7"> </text:span><text:span text:style-name="T32">в</text:span><text:span text:style-name="T7"> </text:span><text:span text:style-name="T32">целевой</text:span></text:p>
      <text:p text:style-name="КОД"><text:span text:style-name="T7"><text:s/></text:span><text:span text:style-name="T32">*/</text:span></text:p>
      <text:p text:style-name="КОД"><text:span text:style-name="T35">class</text:span><text:span text:style-name="T7"> </text:span><text:span text:style-name="T32">ESCRIPT_EXPORT</text:span><text:span text:style-name="T7"> </text:span><text:span text:style-name="T3">Translator</text:span></text:p>
      <text:p text:style-name="КОД">{</text:p>
      <text:p text:style-name="КОД"><text:span text:style-name="T35">public</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Создаёт</text:span><text:span text:style-name="T7"> </text:span><text:span text:style-name="T32">новый</text:span><text:span text:style-name="T7"> </text:span><text:span text:style-name="T32">экземпляр</text:span><text:span text:style-name="T7"> </text:span><text:span text:style-name="T32">класса</text:span><text:span text:style-name="T7"> </text:span><text:span text:style-name="T32">Translator</text:span></text:p>
      <text:p text:style-name="КОД"><text:span text:style-name="T7"><text:s text:c="5"/></text:span><text:span text:style-name="T32">*/</text:span></text:p>
      <text:p text:style-name="КОД"><text:span text:style-name="T7"><text:s text:c="4"/></text:span><text:span text:style-name="T20">Translator</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Освобождает</text:span><text:span text:style-name="T7"> </text:span><text:span text:style-name="T32">связанные</text:span><text:span text:style-name="T7"> </text:span><text:span text:style-name="T32">с</text:span><text:span text:style-name="T7"> </text:span><text:span text:style-name="T32">этим</text:span><text:span text:style-name="T7"> </text:span><text:span text:style-name="T32">экземпляром</text:span><text:span text:style-name="T7"> </text:span><text:span text:style-name="T32">ресурсы</text:span></text:p>
      <text:p text:style-name="КОД"><text:span text:style-name="T7"><text:s text:c="5"/></text:span><text:span text:style-name="T32">*/</text:span></text:p>
      <text:p text:style-name="КОД"><text:span text:style-name="T7"><text:s text:c="4"/></text:span><text:span text:style-name="T35">virtual</text:span><text:span text:style-name="T7"> </text:span>~<text:span text:style-name="T22">Translator</text:span>()<text:span text:style-name="T7"> </text:span>=<text:span text:style-name="T7"> </text:span><text:span text:style-name="T35">default</text:span>;</text:p>
      <text:p text:style-name="КОД"><text:span text:style-name="T7"><text:s text:c="4"/></text:span><text:span text:style-name="T35">void</text:span><text:span text:style-name="T7"> </text:span><text:span text:style-name="T20">translate</text:span>(<text:span text:style-name="T2">std</text:span>::<text:span text:style-name="T2">shared_ptr</text:span>&lt;<text:span text:style-name="T2">Block</text:span>&gt;<text:span text:style-name="T7"> </text:span><text:span text:style-name="T14">block</text:span>,</text:p>
      <text:p text:style-name="КОД"><text:span text:style-name="T7"><text:s text:c="19"/></text:span><text:span text:style-name="T35">const</text:span><text:span text:style-name="T7"> </text:span><text:span text:style-name="T2">std</text:span>::<text:span text:style-name="T2">vector</text:span>&lt;<text:span text:style-name="T2">TCode</text:span>&gt;<text:span text:style-name="T7"> </text:span>&amp;<text:span text:style-name="T14">inputBuffer</text:span>,</text:p>
      <text:p text:style-name="КОД"><text:span text:style-name="T7"><text:s text:c="19"/></text:span><text:span text:style-name="T2">std</text:span>::<text:span text:style-name="T2">vector</text:span>&lt;<text:span text:style-name="T2">uint8_t</text:span>&gt;<text:span text:style-name="T7"> </text:span>&amp;<text:span text:style-name="T14">outBuffer</text:span>);</text:p>
      <text:p text:style-name="КОД">};</text:p>
      <text:p text:style-name="Horizontal_20_Line"/>
      <text:p text:style-name="P213">Так же добавим конструктор:</text:p>
      <text:p text:style-name="КОД"><text:span text:style-name="T2">ICodeEmitter</text:span>::<text:span text:style-name="T20">ICodeEmitter</text:span>(<text:span text:style-name="T2">std</text:span>::<text:span text:style-name="T2">vector</text:span>&lt;<text:span text:style-name="T2">TCode</text:span>&gt;<text:span text:style-name="T7"> </text:span>&amp;<text:span text:style-name="T14">buffer</text:span>)</text:p>
      <text:p text:style-name="КОД"><text:span text:style-name="T7"><text:s text:c="4"/></text:span>:<text:span text:style-name="T7"> </text:span><text:span text:style-name="T51">_buffer</text:span>(<text:span text:style-name="T14">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5">т</text:span> буфер в качестве входного. <text:span text:style-name="T176">Сам буфер расположим пока в этой функции:</text:span></text:p>
      <text:p text:style-name="КОД"><text:span text:style-name="T35">void</text:span><text:span text:style-name="T7"> </text:span><text:span text:style-name="T2">EScript</text:span>::<text:span text:style-name="T20">eval</text:span>(<text:span text:style-name="T35">const</text:span><text:span text:style-name="T7"> </text:span><text:span text:style-name="T2">std</text:span>::<text:span text:style-name="T2">u32string</text:span><text:span text:style-name="T7"> </text:span>&amp;<text:span text:style-name="T14">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4">buffer</text:span>;</text:p>
      <text:p text:style-name="КОД"><text:span text:style-name="T7"><text:s text:c="4"/></text:span><text:span text:style-name="T2">Parser</text:span><text:span text:style-name="T7"> </text:span><text:span text:style-name="T14">parser</text:span>(<text:span text:style-name="T52">_unit</text:span>,<text:span text:style-name="T7"> </text:span><text:span text:style-name="T16">buffer</text:span>);</text:p>
      <text:p text:style-name="КОД"><text:span text:style-name="T7"><text:s text:c="4"/></text:span><text:span text:style-name="T14">parser</text:span>.<text:span text:style-name="T19">parse</text:span>(<text:span text:style-name="T14">strCode</text:span>);</text:p>
      <text:p text:style-name="КОД"><text:span text:style-name="T7"><text:s text:c="4"/></text:span><text:span text:style-name="T25">//</text:span><text:span text:style-name="T7"> </text:span><text:span text:style-name="T25">оптимизатор</text:span><text:span text:style-name="T7"> </text:span><text:span text:style-name="T25">промежуточного</text:span><text:span text:style-name="T7"> </text:span><text:span text:style-name="T25">кода</text:span><text:span text:style-name="T7"> </text:span><text:span text:style-name="T25">будет</text:span><text:span text:style-name="T7"> </text:span><text:span text:style-name="T25">находиться</text:span><text:span text:style-name="T7"> </text:span><text:span text:style-name="T25">здесь</text:span></text:p>
      <text:p text:style-name="КОД"><text:span text:style-name="T7"><text:s text:c="4"/></text:span><text:span text:style-name="T2">std</text:span>::<text:span text:style-name="T2">vector</text:span>&lt;<text:span text:style-name="T2">uint8_t</text:span>&gt;<text:span text:style-name="T7"> </text:span><text:span text:style-name="T14">objectFile</text:span>;</text:p>
      <text:p text:style-name="КОД"><text:span text:style-name="T7"><text:s text:c="4"/></text:span><text:span text:style-name="T2">Translator</text:span><text:span text:style-name="T7"> </text:span><text:span text:style-name="T14">translator</text:span>;</text:p>
      <text:p text:style-name="КОД"><text:soft-page-break/><text:span text:style-name="T7"><text:s text:c="4"/></text:span><text:span text:style-name="T25">//</text:span><text:span text:style-name="T7"> </text:span><text:span text:style-name="T25">пока</text:span><text:span text:style-name="T7"> </text:span><text:span text:style-name="T25">нет</text:span><text:span text:style-name="T7"> </text:span><text:span text:style-name="T25">вложенных</text:span><text:span text:style-name="T7"> </text:span><text:span text:style-name="T25">блоков,</text:span><text:span text:style-name="T7"> </text:span><text:span text:style-name="T25">передаём</text:span><text:span text:style-name="T7"> </text:span><text:span text:style-name="T25">глобальный</text:span><text:span text:style-name="T7"> </text:span><text:span text:style-name="T25">блок</text:span></text:p>
      <text:p text:style-name="КОД"><text:span text:style-name="T7"><text:s text:c="4"/></text:span><text:span text:style-name="T14">translator</text:span>.<text:span text:style-name="T19">translate</text:span>(<text:span text:style-name="T51">_unit</text:span><text:span text:style-name="T19">-&gt;block</text:span>(),<text:span text:style-name="T7"> </text:span><text:span text:style-name="T14">buffer</text:span>,<text:span text:style-name="T7"> </text:span><text:span text:style-name="T16">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77">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80">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156329506336">
          <table:table-cell table:style-name="Таблица10.A1" office:value-type="string">
            <text:p text:style-name="P405">Счётчик ссылок</text:p>
          </table:table-cell>
          <table:table-cell table:style-name="Таблица10.B1" office:value-type="string">
            <text:p text:style-name="P405">Указатель на данные <text:span text:style-name="T179">или данные простого типа (8 байт)</text:span></text:p>
          </table:table-cell>
        </table:table-row>
      </table:table>
      <text:p text:style-name="P217">Такую структуру мо<text:span text:style-name="T179">ж</text:span>но хранить в <text:span text:style-name="T179">списке</text:span>.</text:p>
      <text:p text:style-name="P217"><text:span text:style-name="T179">С</text:span>ами данные <text:span text:style-name="T179">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385">#tmp_18 := 7 + 8</text:p>
      <text:p text:style-name="Text_20_body">#tmp_18 — <text:span text:style-name="T178">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81">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156329402896">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156328965968">
          <table:table-cell table:style-name="Таблица11.A2" office:value-type="string">
            <text:p text:style-name="КОД">Label1:</text:p>
          </table:table-cell>
          <table:table-cell table:style-name="Таблица11.A2" office:value-type="string">
            <text:p text:style-name="P353">x := 10 <text:s text:c="8"/>; x - int64</text:p>
          </table:table-cell>
          <table:table-cell table:style-name="Таблица11.C2" office:value-type="string">
            <text:p text:style-name="Table_20_Contents"/>
          </table:table-cell>
        </table:table-row>
        <table:table-row table:style-name="TableLine94156329407120">
          <table:table-cell table:style-name="Таблица11.A2" office:value-type="string">
            <text:p text:style-name="Table_20_Contents"/>
          </table:table-cell>
          <table:table-cell table:style-name="Таблица11.A2" office:value-type="string">
            <text:p text:style-name="P352">t2 := x + 12.34 ; <text:span text:style-name="T181">t2</text:span> - double</text:p>
          </table:table-cell>
          <table:table-cell table:style-name="Таблица11.C2" office:value-type="string">
            <text:p text:style-name="Table_20_Contents"/>
          </table:table-cell>
        </table:table-row>
        <table:table-row table:style-name="TableLine94156329486480">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5632957684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56329577824">
          <table:table-cell table:style-name="Таблица11.A2" office:value-type="string">
            <text:p text:style-name="Table_20_Contents"/>
          </table:table-cell>
          <table:table-cell table:style-name="Таблица11.A2" office:value-type="string">
            <text:p text:style-name="P353">x := t2 <text:s text:c="8"/>; x - double</text:p>
          </table:table-cell>
          <table:table-cell table:style-name="Таблица11.C2" office:value-type="string">
            <text:p text:style-name="Table_20_Contents"/>
          </table:table-cell>
        </table:table-row>
        <table:table-row table:style-name="TableLine94156329579024">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56329580000">
          <table:table-cell table:style-name="Таблица11.A2" office:value-type="string">
            <text:p text:style-name="Table_20_Contents"/>
          </table:table-cell>
          <table:table-cell table:style-name="Таблица11.A2" office:value-type="string">
            <text:p text:style-name="P353">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89">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357">Label1:</text:p>
      <text:p text:style-name="P358">chtype x, int64 <text:s/>; <text:span text:style-name="T194">проверить и </text:span><text:span text:style-name="T189">сменить тип x на </text:span>int64, <text:span text:style-name="T194">если он не такой</text:span></text:p>
      <text:p text:style-name="КОД">st<text:span text:style-name="T189">var</text:span> x 10 ; сохраняем значение 10 <text:span text:style-name="T191">в переменной</text:span></text:p>
      <text:p text:style-name="P354">ld<text:span text:style-name="T192">v</text:span> x <text:s text:c="5"/>; загрузить в стек указатель на x</text:p>
      <text:p text:style-name="P354"><text:soft-page-break/>ld<text:span text:style-name="T183">d</text:span> <text:span text:style-name="T191">1</text:span>2.34 <text:s/>; загрузить в стек константу <text:span text:style-name="T192">double</text:span></text:p>
      <text:p text:style-name="P354">add <text:s text:c="7"/>; извлечь из стека и сложить</text:p>
      <text:p text:style-name="P354">stvar t2 <text:s text:c="2"/>; сохранить результат в t2</text:p>
      <text:p text:style-name="P355">chtype x, double ; сменить тип x на double</text:p>
      <text:p text:style-name="P354">stvar x t2 ; присвоить однотипную переменную</text:p>
      <text:p text:style-name="P357">ld<text:span text:style-name="T192">v</text:span> x <text:s text:c="6"/><text:span text:style-name="T189">; загрузить в стек указатель на x</text:span></text:p>
      <text:p text:style-name="P357">ld<text:span text:style-name="T192">c</text:span> 1000 <text:s text:c="3"/><text:span text:style-name="T189">; загрузить в стек константу </text:span><text:span text:style-name="T192">int64</text:span></text:p>
      <text:p text:style-name="P357">cmp <text:s text:c="7"/>; сравнить второй элемент стека с верхним - константой</text:p>
      <text:p text:style-name="P357">jl Label1 <text:s/>; <text:span text:style-name="T190">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2421239490" text:style-name="L5">
        <text:list-item>
          <text:p text:style-name="P431">Помещаем в стек, <text:span text:style-name="T193">в стек помещается и запись о типе (ldc — целая константа, ldv - указатель)</text:span></text:p>
        </text:list-item>
        <text:list-item>
          <text:p text:style-name="P431">Извлечь оба операнда.</text:p>
        </text:list-item>
        <text:list-item>
          <text:p text:style-name="P431">Проверить типы</text:p>
        </text:list-item>
        <text:list-item>
          <text:p text:style-name="P432">Если тип допускает сложение, то складываем, результат в виде числа — в стек.</text:p>
        </text:list-item>
        <text:list-item>
          <text:p text:style-name="P432">Если не допускает — создаём объект-строку, склеиваем, результат — указатель на объект-строку в стек.</text:p>
        </text:list-item>
        <text:list-item>
          <text:p text:style-name="P433">Подготовить переменную</text:p>
        </text:list-item>
        <text:list-item>
          <text:p text:style-name="P433">Извлечь из стека значение</text:p>
        </text:list-item>
        <text:list-item>
          <text:p text:style-name="P433">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310">/**</text:p>
      <text:p text:style-name="P311"><text:span text:style-name="T7"><text:s/></text:span><text:span text:style-name="T32">*</text:span><text:span text:style-name="T7"> </text:span><text:span text:style-name="T34">@brief</text:span><text:span text:style-name="T7"> </text:span><text:span text:style-name="T32">Базовый</text:span><text:span text:style-name="T7"> </text:span><text:span text:style-name="T32">класс</text:span><text:span text:style-name="T7"> </text:span><text:span text:style-name="T32">для</text:span><text:span text:style-name="T7"> </text:span><text:span text:style-name="T32">всех</text:span><text:span text:style-name="T7"> </text:span><text:span text:style-name="T32">обёрток,</text:span><text:span text:style-name="T7"> </text:span><text:span text:style-name="T32">в</text:span><text:span text:style-name="T7"> </text:span><text:span text:style-name="T32">т.ч.</text:span><text:span text:style-name="T7"> </text:span><text:span text:style-name="T32">классов</text:span><text:span text:style-name="T7"> </text:span><text:span text:style-name="T32">в</text:span><text:span text:style-name="T7"> </text:span><text:span text:style-name="T32">виртуальной</text:span><text:span text:style-name="T7"> </text:span><text:span text:style-name="T32">машине.</text:span></text:p>
      <text:p text:style-name="P311"><text:span text:style-name="T7"><text:s/></text:span><text:span text:style-name="T32">*/</text:span></text:p>
      <text:p text:style-name="КОД"><text:span text:style-name="T35">class</text:span><text:span text:style-name="T7"> </text:span><text:span text:style-name="T3">AutomationObject</text:span></text:p>
      <text:p text:style-name="КОД">{</text:p>
      <text:p text:style-name="КОД"><text:soft-page-break/><text:span text:style-name="T35">protected</text:span>:</text:p>
      <text:p text:style-name="КОД"><text:span text:style-name="T7"><text:s text:c="4"/></text:span><text:span text:style-name="T2">escript</text:span>::<text:span text:style-name="T2">EScript</text:span><text:span text:style-name="T7"> </text:span>*<text:span text:style-name="T51">_engine</text:span><text:span text:style-name="T7"> </text:span>=<text:span text:style-name="T7"> </text:span><text:span text:style-name="T35">nullptr</text:span>;</text:p>
      <text:p text:style-name="КОД"><text:span text:style-name="T35">public</text:span>:</text:p>
      <text:p text:style-name="КОД"><text:span text:style-name="T7"><text:s text:c="4"/></text:span><text:span text:style-name="T35">virtual</text:span><text:span text:style-name="T7"> </text:span><text:span text:style-name="T35">bool</text:span><text:span text:style-name="T7"> </text:span><text:span text:style-name="T22">call</text:span>([[maybe_unused]]<text:span text:style-name="T7"> </text:span><text:span text:style-name="T35">const</text:span><text:span text:style-name="T7"> </text:span><text:span text:style-name="T2">std</text:span>::<text:span text:style-name="T2">string</text:span><text:span text:style-name="T7"> </text:span>&amp;<text:span text:style-name="T14">method</text:span>)</text:p>
      <text:p text:style-name="КОД"><text:span text:style-name="T7"><text:s text:c="4"/></text:span>{</text:p>
      <text:p text:style-name="КОД"><text:span text:style-name="T7"><text:s text:c="8"/></text:span><text:span text:style-name="T35">return</text:span><text:span text:style-name="T7"> </text:span><text:span text:style-name="T35">false</text:span>;</text:p>
      <text:p text:style-name="КОД"><text:span text:style-name="T7"><text:s text:c="4"/></text:span>}</text:p>
      <text:p text:style-name="КОД"><text:span text:style-name="T7"><text:s text:c="4"/></text:span><text:span text:style-name="T35">void</text:span><text:span text:style-name="T7"> </text:span><text:span text:style-name="T20">setEngine</text:span>(<text:span text:style-name="T2">escript</text:span>::<text:span text:style-name="T2">EScript</text:span><text:span text:style-name="T7"> </text:span>*<text:span text:style-name="T14">newEngine</text:span>)</text:p>
      <text:p text:style-name="КОД"><text:span text:style-name="T7"><text:s text:c="4"/></text:span>{</text:p>
      <text:p text:style-name="КОД"><text:span text:style-name="T7"><text:s text:c="8"/></text:span><text:span text:style-name="T51">_engine</text:span><text:span text:style-name="T7"> </text:span>=<text:span text:style-name="T7"> </text:span><text:span text:style-name="T14">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35">class</text:span><text:span text:style-name="T7"> </text:span><text:span text:style-name="T3">String</text:span><text:span text:style-name="T7"> </text:span>:<text:span text:style-name="T7"> </text:span><text:span text:style-name="T35">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51">_s</text:span>;</text:p>
      <text:p text:style-name="КОД"><text:span text:style-name="T7"><text:s text:c="4"/></text:span><text:span text:style-name="T35">using</text:span><text:span text:style-name="T7"> </text:span><text:span text:style-name="T2">BaseClass</text:span><text:span text:style-name="T7"> </text:span>=<text:span text:style-name="T7"> </text:span><text:span text:style-name="T2">AutomationObject</text:span>;</text:p>
      <text:p text:style-name="КОД"><text:span text:style-name="T35">public</text:span>:</text:p>
      <text:p text:style-name="КОД"><text:span text:style-name="T7"><text:s text:c="4"/></text:span><text:span text:style-name="T20">String</text:span>()<text:span text:style-name="T7"> </text:span>{<text:span text:style-name="T7"> </text:span>}</text:p>
      <text:p text:style-name="КОД"><text:span text:style-name="T7"><text:s text:c="4"/></text:span><text:span text:style-name="T35">virtual</text:span><text:span text:style-name="T7"> </text:span><text:span text:style-name="T35">bool</text:span><text:span text:style-name="T7"> </text:span><text:span text:style-name="T22">call</text:span>(<text:span text:style-name="T35">const</text:span><text:span text:style-name="T7"> </text:span><text:span text:style-name="T2">std</text:span>::<text:span text:style-name="T2">string</text:span><text:span text:style-name="T7"> </text:span>&amp;<text:span text:style-name="T14">method</text:span>)<text:span text:style-name="T7"> </text:span><text:span text:style-name="T35">override</text:span></text:p>
      <text:p text:style-name="КОД"><text:span text:style-name="T7"><text:s text:c="4"/></text:span>{</text:p>
      <text:p text:style-name="КОД"><text:span text:style-name="T7"><text:s text:c="8"/></text:span><text:span text:style-name="T35">if</text:span><text:span text:style-name="T7"> </text:span>(<text:span text:style-name="T2">BaseClass</text:span>::<text:span text:style-name="T19">call</text:span>(<text:span text:style-name="T14">method</text:span>))</text:p>
      <text:p text:style-name="КОД"><text:span text:style-name="T7"><text:s text:c="12"/></text:span><text:span text:style-name="T35">return</text:span><text:span text:style-name="T7"> </text:span><text:span text:style-name="T35">true</text:span>;</text:p>
      <text:p text:style-name="КОД"><text:span text:style-name="T7"><text:s text:c="8"/></text:span><text:span text:style-name="T32">CALL_AUTO_METHOD1</text:span>(<text:span text:style-name="T2">int64_t</text:span>,<text:span text:style-name="T7"> </text:span><text:span text:style-name="T19">at</text:span>,<text:span text:style-name="T7"> </text:span><text:span text:style-name="T2">int64_t</text:span>);</text:p>
      <text:p text:style-name="КОД"><text:span text:style-name="T7"><text:s text:c="8"/></text:span><text:span text:style-name="T35">return</text:span><text:span text:style-name="T7"> </text:span><text:span text:style-name="T35">false</text:span>;</text:p>
      <text:p text:style-name="КОД"><text:span text:style-name="T7"><text:s text:c="4"/></text:span>}</text:p>
      <text:p text:style-name="КОД"><text:span text:style-name="T7"><text:s text:c="4"/></text:span><text:span text:style-name="T2">int64_t</text:span><text:span text:style-name="T7"> </text:span><text:span text:style-name="T20">at</text:span>(<text:span text:style-name="T2">int64_t</text:span><text:span text:style-name="T7"> </text:span><text:span text:style-name="T14">i</text:span>)</text:p>
      <text:p text:style-name="КОД"><text:span text:style-name="T7"><text:s text:c="4"/></text:span>{</text:p>
      <text:p text:style-name="КОД"><text:span text:style-name="T7"><text:s text:c="8"/></text:span><text:span text:style-name="T35">return</text:span><text:span text:style-name="T7"> </text:span><text:span text:style-name="T51">_s</text:span>.<text:span text:style-name="T19">at</text:span>(<text:span text:style-name="T14">i</text:span>);</text:p>
      <text:p text:style-name="КОД"><text:span text:style-name="T7"><text:s text:c="4"/></text:span>}</text:p>
      <text:p text:style-name="КОД"><text:span text:style-name="T7"><text:s text:c="4"/></text:span><text:span text:style-name="T20">String</text:span><text:span text:style-name="T7"> </text:span>(<text:span text:style-name="T35">const</text:span><text:span text:style-name="T7"> </text:span><text:span text:style-name="T2">std</text:span>::<text:span text:style-name="T2">u32string</text:span><text:span text:style-name="T7"> </text:span>&amp;<text:span text:style-name="T14">str</text:span>)</text:p>
      <text:p text:style-name="КОД"><text:span text:style-name="T7"><text:s text:c="4"/></text:span>{</text:p>
      <text:p text:style-name="КОД"><text:span text:style-name="T7"><text:s text:c="8"/></text:span><text:span text:style-name="T51">_s</text:span><text:span text:style-name="T7"> </text:span><text:span text:style-name="T19">=</text:span><text:span text:style-name="T7"> </text:span><text:span text:style-name="T14">str</text:span>;</text:p>
      <text:p text:style-name="КОД"><text:span text:style-name="T7"><text:s text:c="4"/></text:span>}</text:p>
      <text:p text:style-name="КОД"><text:span text:style-name="T7"><text:s text:c="4"/></text:span><text:span text:style-name="T20">String</text:span><text:span text:style-name="T7"> </text:span>(<text:span text:style-name="T35">const</text:span><text:span text:style-name="T7"> </text:span><text:span text:style-name="T35">char32_t</text:span><text:span text:style-name="T7"> </text:span>*<text:span text:style-name="T14">str</text:span>)</text:p>
      <text:p text:style-name="КОД"><text:span text:style-name="T7"><text:s text:c="4"/></text:span>{</text:p>
      <text:p text:style-name="КОД"><text:span text:style-name="T7"><text:s text:c="8"/></text:span><text:span text:style-name="T51">_s</text:span><text:span text:style-name="T7"> </text:span><text:span text:style-name="T19">=</text:span><text:span text:style-name="T7"> </text:span><text:span text:style-name="T14">str</text:span>;</text:p>
      <text:p text:style-name="КОД"><text:span text:style-name="T7"><text:s text:c="4"/></text:span>}</text:p>
      <text:p text:style-name="КОД"><text:span text:style-name="T7"><text:s text:c="4"/></text:span><text:span text:style-name="T2">String</text:span><text:span text:style-name="T7"> </text:span>&amp;<text:span text:style-name="T19">operator=</text:span>(<text:span text:style-name="T35">const</text:span><text:span text:style-name="T7"> </text:span><text:span text:style-name="T2">std</text:span>::<text:span text:style-name="T2">u32string</text:span><text:span text:style-name="T7"> </text:span>&amp;<text:span text:style-name="T14">str</text:span>)</text:p>
      <text:p text:style-name="КОД"><text:span text:style-name="T7"><text:s text:c="4"/></text:span>{</text:p>
      <text:p text:style-name="КОД"><text:span text:style-name="T7"><text:s text:c="8"/></text:span><text:span text:style-name="T51">_s</text:span><text:span text:style-name="T7"> </text:span><text:span text:style-name="T19">=</text:span><text:span text:style-name="T7"> </text:span><text:span text:style-name="T14">str</text:span>;</text:p>
      <text:p text:style-name="КОД"><text:span text:style-name="T7"><text:s text:c="8"/></text:span><text:span text:style-name="T35">return</text:span><text:span text:style-name="T7"> </text:span>*<text:span text:style-name="T35">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32">define</text:span><text:span text:style-name="T7"> </text:span><text:span text:style-name="T32">CALL_AUTO_METHOD1</text:span>(<text:span text:style-name="T32">returnType</text:span>,<text:span text:style-name="T7"> </text:span><text:span text:style-name="T32">name</text:span>,<text:span text:style-name="T7"> </text:span><text:span text:style-name="T32">param1type</text:span>)<text:span text:style-name="T7"> </text:span>\</text:p>
      <text:p text:style-name="КОД"><text:span text:style-name="T7"><text:s text:c="4"/></text:span><text:span text:style-name="T35">if</text:span><text:span text:style-name="T7"> </text:span>(<text:span text:style-name="T32">method</text:span><text:span text:style-name="T7"> </text:span>==<text:span text:style-name="T7"> </text:span>#<text:span text:style-name="T32">name</text:span>)<text:span text:style-name="T7"> </text:span>{<text:span text:style-name="T7"> </text:span>\</text:p>
      <text:p text:style-name="КОД"><text:span text:style-name="T7"><text:s text:c="8"/></text:span><text:span text:style-name="T32">param1type</text:span><text:span text:style-name="T7"> </text:span><text:span text:style-name="T32">param1</text:span><text:span text:style-name="T7"> </text:span>=<text:span text:style-name="T7"> </text:span><text:span text:style-name="T32">0</text:span>;<text:span text:style-name="T7"> </text:span><text:span text:style-name="T25">/*</text:span><text:span text:style-name="T7"> </text:span><text:span text:style-name="T25">из</text:span><text:span text:style-name="T7"> </text:span><text:span text:style-name="T25">стека</text:span><text:span text:style-name="T7"> </text:span><text:span text:style-name="T25">извлечь</text:span><text:span text:style-name="T7"> </text:span><text:span text:style-name="T25">*/</text:span><text:span text:style-name="T7"> </text:span>\</text:p>
      <text:p text:style-name="КОД"><text:span text:style-name="T7"><text:s text:c="8"/></text:span><text:span text:style-name="T32">returnType</text:span><text:span text:style-name="T7"> </text:span><text:span text:style-name="T32">result</text:span><text:span text:style-name="T7"> </text:span>=<text:span text:style-name="T7"> </text:span><text:span text:style-name="T32">name</text:span>(<text:span text:style-name="T32">param1</text:span>);<text:span text:style-name="T7"> </text:span>\</text:p>
      <text:p text:style-name="КОД"><text:span text:style-name="T7"><text:s text:c="8"/></text:span><text:span text:style-name="T32">cout</text:span><text:span text:style-name="T7"> </text:span>&lt;&lt;<text:span text:style-name="T7"> </text:span><text:span text:style-name="T32">result</text:span><text:span text:style-name="T7"> </text:span>&lt;&lt;<text:span text:style-name="T7"> </text:span><text:span text:style-name="T32">endl</text:span>;<text:span text:style-name="T7"> </text:span><text:span text:style-name="T25">/*поместить</text:span><text:span text:style-name="T7"> </text:span><text:span text:style-name="T25">в</text:span><text:span text:style-name="T7"> </text:span><text:span text:style-name="T25">стек</text:span><text:span text:style-name="T7"> </text:span><text:span text:style-name="T25">результат*/</text:span>\</text:p>
      <text:p text:style-name="КОД"><text:span text:style-name="T7"><text:s text:c="8"/></text:span><text:span text:style-name="T35">return</text:span><text:span text:style-name="T7"> </text:span><text:span text:style-name="T35">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5">double</text:span><text:span text:style-name="T7"> </text:span><text:span text:style-name="T3">value</text:span>)</text:p>
      <text:p text:style-name="КОД">{</text:p>
      <text:p text:style-name="КОД"><text:span text:style-name="T7"><text:s text:c="4"/></text:span><text:span text:style-name="T35">return</text:span><text:span text:style-name="T7"> </text:span><text:span text:style-name="T32">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356">ld<text:span text:style-name="T192">v</text:span> <text:span text:style-name="T200">[</text:span>x<text:span text:style-name="T200">]</text:span> <text:s text:c="3"/>; загрузить в стек указатель на x – <text:span text:style-name="T195">первый параметр</text:span></text:p>
      <text:p text:style-name="P359">ld<text:span text:style-name="T184">i</text:span> 0x1230 ; тип параметра, т.к. в общем случае он не известен,</text:p>
      <text:p text:style-name="P359"><text:s text:c="11"/>; пусть константа 0x1230 означает, что это – </text:p>
      <text:p text:style-name="P359"><text:s text:c="11"/>; указатель на другой объект автоматизации</text:p>
      <text:p text:style-name="P356">ld<text:span text:style-name="T183">d</text:span> <text:span text:style-name="T191">1</text:span>2.34 <text:s/>; загрузить в стек константу <text:span text:style-name="T192">double</text:span></text:p>
      <text:p text:style-name="P359">ld<text:span text:style-name="T184">i</text:span> 0x1234 ; тип параметра, т.к. в общем случае он не известен,</text:p>
      <text:p text:style-name="P359"><text:s text:c="11"/>; пусть константа 0x1234 означает, что это – double</text:p>
      <text:p text:style-name="P359">ld<text:span text:style-name="T184">i</text:span> 2 <text:s text:c="5"/>; 2 – это число параметров метода</text:p>
      <text:p text:style-name="P360">lda myObject <text:s text:c="2"/>; загрузить в стек адрес <text:span text:style-name="T196">объекта </text:span>myObject</text:p>
      <text:p text:style-name="КОД">lds "myMethod" ; <text:span text:style-name="T195">загрузить в стек указатель на строку – название метода</text:span></text:p>
      <text:p text:style-name="P359">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361">pop a <text:s text:c="5"/>; извлекает целое число в регистр A, это – сколько в стеке </text:p>
      <text:p text:style-name="P361"><text:s text:c="11"/>; возвращаемых значений: 1 или 0</text:p>
      <text:p text:style-name="P361">cmp a, 0 <text:s text:c="2"/>; если возвращаемого значения нет</text:p>
      <text:p text:style-name="P361">j<text:span text:style-name="T182">e</text:span> label3 <text:s/>;</text:p>
      <text:p text:style-name="P361">pop a <text:s text:c="5"/>; тип возвращённого значения</text:p>
      <text:p text:style-name="КОД">popst t1 <text:s text:c="2"/>; <text:span text:style-name="T196">извлекает из стека результат вычислений </text:span><text:span text:style-name="T197">во временную переменную t1</text:span></text:p>
      <text:p text:style-name="P361">chtype t1, a ; меняет тип переменной</text:p>
      <text:p text:style-name="P361">label3:</text:p>
      <text:p text:style-name="P361">... продолжение программы ...</text:p>
      <text:p text:style-name="P235">Примерно так. <text:span text:style-name="T198">Мнемоники команд мы, скорее всего, ещё изменим не раз. </text:span>Над сменой типа мы подумаем <text:span text:style-name="T199">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4156329597056">
          <table:table-cell table:style-name="Таблица12.A1" office:value-type="string">
            <text:p text:style-name="Table_20_Contents"><text:span text:style-name="T201">Сигнатура </text:span>«<text:span text:style-name="T201">DATA»</text:span></text:p>
          </table:table-cell>
          <table:table-cell table:style-name="Таблица12.B1" office:value-type="string">
            <text:p text:style-name="P406">4 байта, 4 символа</text:p>
          </table:table-cell>
        </table:table-row>
        <table:table-row table:style-name="TableLine94156329592480">
          <table:table-cell table:style-name="Таблица12.A2" office:value-type="string">
            <text:p text:style-name="P406">Длина блока «DATA» в байтах</text:p>
          </table:table-cell>
          <table:table-cell table:style-name="Таблица12.B2" office:value-type="string">
            <text:p text:style-name="P406">4 байта, uint32_t</text:p>
          </table:table-cell>
        </table:table-row>
        <table:table-row table:style-name="TableLine94156329599248">
          <table:table-cell table:style-name="Таблица12.A2" office:value-type="string">
            <text:p text:style-name="P406">Место под указатели для переменных</text:p>
          </table:table-cell>
          <table:table-cell table:style-name="Таблица12.B2" office:value-type="string">
            <text:p text:style-name="Table_20_Contents"/>
          </table:table-cell>
        </table:table-row>
        <table:table-row table:style-name="TableLine94156329600960">
          <table:table-cell table:style-name="Таблица12.A2" office:value-type="string">
            <text:p text:style-name="P409">Сигнатура «CODE»</text:p>
          </table:table-cell>
          <table:table-cell table:style-name="Таблица12.B2" office:value-type="string">
            <text:p text:style-name="P407">4 байта, 4 символа</text:p>
          </table:table-cell>
        </table:table-row>
        <table:table-row table:style-name="TableLine94156329614032">
          <table:table-cell table:style-name="Таблица12.A2" office:value-type="string">
            <text:p text:style-name="P407">Длина блока «<text:span text:style-name="T202">CODE</text:span>» в байтах</text:p>
          </table:table-cell>
          <table:table-cell table:style-name="Таблица12.B2" office:value-type="string">
            <text:p text:style-name="P407">4 байта, uint32_t</text:p>
          </table:table-cell>
        </table:table-row>
        <table:table-row table:style-name="TableLine94156329618864">
          <table:table-cell table:style-name="Таблица12.A2" office:value-type="string">
            <text:p text:style-name="P409">Машинные коды</text:p>
          </table:table-cell>
          <table:table-cell table:style-name="Таблица12.B2" office:value-type="string">
            <text:p text:style-name="P409">Собственно программа</text:p>
          </table:table-cell>
        </table:table-row>
        <table:table-row table:style-name="TableLine94156329621280">
          <table:table-cell table:style-name="Таблица12.A2" office:value-type="string">
            <text:p text:style-name="P409">HALT</text:p>
          </table:table-cell>
          <table:table-cell table:style-name="Таблица12.B2" office:value-type="string">
            <text:p text:style-name="P409">Команда HALT</text:p>
          </table:table-cell>
        </table:table-row>
      </table:table>
      <text:p text:style-name="P239"/>
      <text:p text:style-name="КОД"><text:span text:style-name="T35">void</text:span><text:span text:style-name="T7"> </text:span><text:span text:style-name="T2">Translator</text:span>::<text:span text:style-name="T20">translate</text:span>(<text:span text:style-name="T2">std</text:span>::<text:span text:style-name="T2">shared_ptr</text:span>&lt;<text:span text:style-name="T2">Block</text:span>&gt;<text:span text:style-name="T7"> </text:span><text:span text:style-name="T14">block</text:span>,</text:p>
      <text:p text:style-name="КОД"><text:span text:style-name="T7"><text:s text:c="27"/></text:span><text:span text:style-name="T35">const</text:span><text:span text:style-name="T7"> </text:span><text:span text:style-name="T2">std</text:span>::<text:span text:style-name="T2">vector</text:span>&lt;<text:span text:style-name="T2">TCode</text:span>&gt;<text:span text:style-name="T7"> </text:span>&amp;<text:span text:style-name="T14">inputBuffer</text:span>,</text:p>
      <text:p text:style-name="КОД"><text:span text:style-name="T7"><text:s text:c="27"/></text:span><text:span text:style-name="T2">std</text:span>::<text:span text:style-name="T2">vector</text:span>&lt;<text:span text:style-name="T2">uint8_t</text:span>&gt;<text:span text:style-name="T7"> </text:span>&amp;<text:span text:style-name="T14">outBuffer</text:span>)</text:p>
      <text:p text:style-name="КОД">{</text:p>
      <text:p text:style-name="КОД"><text:span text:style-name="T7"><text:s text:c="4"/></text:span><text:span text:style-name="T51">_block</text:span><text:span text:style-name="T7"> </text:span><text:span text:style-name="T19">=</text:span><text:span text:style-name="T7"> </text:span><text:span text:style-name="T14">block</text:span>;</text:p>
      <text:p text:style-name="КОД"><text:span text:style-name="T7"><text:s text:c="4"/></text:span><text:span text:style-name="T51">_asm</text:span><text:span text:style-name="T7"> </text:span><text:span text:style-name="T19">=</text:span><text:span text:style-name="T7"> </text:span><text:span text:style-name="T2">std</text:span>::<text:span text:style-name="T19">make_unique</text:span>&lt;<text:span text:style-name="T2">Assembler</text:span>&gt;(<text:span text:style-name="T16">outBuffer</text:span>);</text:p>
      <text:p text:style-name="КОД"><text:span text:style-name="T7"><text:s text:c="4"/></text:span><text:span text:style-name="T19">writeVariableSection</text:span>(<text:span text:style-name="T14">block</text:span>,<text:span text:style-name="T7"> </text:span><text:span text:style-name="T16">outBuffer</text:span>);</text:p>
      <text:p text:style-name="КОД"><text:span text:style-name="T7"><text:s text:c="4"/></text:span><text:span text:style-name="T35">const</text:span><text:span text:style-name="T7"> </text:span><text:span text:style-name="T35">char</text:span><text:span text:style-name="T7"> </text:span><text:span text:style-name="T14">codeHeader</text:span>[]<text:span text:style-name="T7"> </text:span>=<text:span text:style-name="T7"> </text:span>{<text:span text:style-name="T25">'C'</text:span>,<text:span text:style-name="T7"> </text:span><text:span text:style-name="T25">'O'</text:span>,<text:span text:style-name="T7"> </text:span><text:span text:style-name="T25">'D'</text:span>,<text:span text:style-name="T7"> </text:span><text:span text:style-name="T25">'E'</text:span>};</text:p>
      <text:p text:style-name="КОД"><text:span text:style-name="T7"><text:s text:c="4"/></text:span><text:span text:style-name="T14">outBuffer</text:span>.<text:span text:style-name="T19">insert</text:span>(<text:span text:style-name="T14">outBuffer</text:span>.<text:span text:style-name="T19">end</text:span>(),</text:p>
      <text:p text:style-name="КОД"><text:span text:style-name="T7"><text:s text:c="21"/></text:span><text:span text:style-name="T14">codeHeader</text:span>,<text:span text:style-name="T7"> </text:span><text:span text:style-name="T14">codeHeader</text:span><text:span text:style-name="T7"> </text:span>+<text:span text:style-name="T7"> </text:span><text:span text:style-name="T35">sizeof</text:span><text:span text:style-name="T7"> </text:span>(<text:span text:style-name="T14">codeHeader</text:span>));</text:p>
      <text:p text:style-name="КОД"><text:span text:style-name="T7"><text:s text:c="4"/></text:span><text:span text:style-name="T2">uint32_t</text:span><text:span text:style-name="T7"> </text:span><text:span text:style-name="T14">codeSegmentLengthPosition</text:span><text:span text:style-name="T7"> </text:span>=<text:span text:style-name="T7"> </text:span><text:span text:style-name="T14">outBuffer</text:span>.<text:span text:style-name="T19">size</text:span>();</text:p>
      <text:p text:style-name="КОД"><text:span text:style-name="T7"><text:s text:c="4"/></text:span><text:span text:style-name="T2">uint32_t</text:span><text:span text:style-name="T7"> </text:span><text:span text:style-name="T14">codeSegmentLength</text:span><text:span text:style-name="T7"> </text:span>=<text:span text:style-name="T7"> </text:span><text:span text:style-name="T32">0</text:span>;</text:p>
      <text:p text:style-name="КОД"><text:span text:style-name="T7"><text:s text:c="4"/></text:span><text:span text:style-name="T14">outBuffer</text:span>.<text:span text:style-name="T19">insert</text:span>(<text:span text:style-name="T14">outBuffer</text:span>.<text:span text:style-name="T19">end</text:span>(),</text:p>
      <text:p text:style-name="КОД"><text:span text:style-name="T7"><text:s text:c="21"/></text:span>(<text:span text:style-name="T2">uint8_t</text:span>*)&amp;<text:span text:style-name="T14">codeSegmentLength</text:span>,</text:p>
      <text:p text:style-name="КОД"><text:span text:style-name="T7"><text:s text:c="21"/></text:span>(<text:span text:style-name="T2">uint8_t</text:span>*)&amp;<text:span text:style-name="T14">codeSegmentLength</text:span><text:span text:style-name="T7"> </text:span>+<text:span text:style-name="T7"> </text:span><text:span text:style-name="T35">sizeof</text:span><text:span text:style-name="T7"> </text:span>(<text:span text:style-name="T14">codeSegmentLength</text:span>));</text:p>
      <text:p text:style-name="КОД"><text:span text:style-name="T7"><text:s text:c="4"/></text:span><text:span text:style-name="T35">for</text:span><text:span text:style-name="T7"> </text:span>(<text:span text:style-name="T35">auto</text:span><text:span text:style-name="T7"> </text:span>&amp;<text:span text:style-name="T14">c</text:span><text:span text:style-name="T7"> </text:span>:<text:span text:style-name="T7"> </text:span><text:span text:style-name="T14">inputBuffer</text:span>)<text:span text:style-name="T7"> </text:span>{</text:p>
      <text:p text:style-name="КОД"><text:span text:style-name="T7"><text:s text:c="8"/></text:span><text:span text:style-name="T19">translateOperation</text:span>(<text:span text:style-name="T14">c</text:span>,<text:span text:style-name="T7"> </text:span><text:span text:style-name="T16">outBuffer</text:span>);</text:p>
      <text:p text:style-name="КОД"><text:span text:style-name="T7"><text:s text:c="4"/></text:span>}</text:p>
      <text:p text:style-name="КОД"><text:span text:style-name="T7"><text:s text:c="4"/></text:span><text:span text:style-name="T19">as</text:span>().<text:span text:style-name="T19">halt</text:span>();</text:p>
      <text:p text:style-name="КОД"><text:span text:style-name="T7"><text:s text:c="4"/></text:span><text:span text:style-name="T25">//</text:span><text:span text:style-name="T7"> </text:span><text:span text:style-name="T25">записать</text:span><text:span text:style-name="T7"> </text:span><text:span text:style-name="T25">длину</text:span><text:span text:style-name="T7"> </text:span><text:span text:style-name="T25">сегмента</text:span><text:span text:style-name="T7"> </text:span><text:span text:style-name="T25">кода</text:span></text:p>
      <text:p text:style-name="КОД"><text:span text:style-name="T7"><text:s text:c="4"/></text:span><text:span text:style-name="T14">codeSegmentLength</text:span><text:span text:style-name="T7"> </text:span>=<text:span text:style-name="T7"> </text:span><text:span text:style-name="T14">outBuffer</text:span>.<text:span text:style-name="T19">size</text:span>()<text:span text:style-name="T7"> </text:span>-<text:span text:style-name="T7"> </text:span><text:span text:style-name="T14">codeSegmentLengthPosition</text:span><text:span text:style-name="T7"> </text:span>-<text:span text:style-name="T7"> </text:span><text:span text:style-name="T35">sizeof</text:span><text:span text:style-name="T7"> </text:span>(<text:span text:style-name="T14">codeSegmentLength</text:span>);</text:p>
      <text:p text:style-name="КОД"><text:span text:style-name="T7"><text:s text:c="4"/></text:span><text:span text:style-name="T2">std</text:span>::<text:span text:style-name="T19">copy</text:span>((<text:span text:style-name="T2">uint8_t</text:span>*)&amp;<text:span text:style-name="T14">codeSegmentLength</text:span>,</text:p>
      <text:p text:style-name="КОД"><text:span text:style-name="T7"><text:s text:c="14"/></text:span>(<text:span text:style-name="T2">uint8_t</text:span>*)&amp;<text:span text:style-name="T14">codeSegmentLength</text:span><text:span text:style-name="T7"> </text:span>+<text:span text:style-name="T7"> </text:span><text:span text:style-name="T35">sizeof</text:span><text:span text:style-name="T7"> </text:span>(<text:span text:style-name="T14">codeSegmentLength</text:span>),</text:p>
      <text:p text:style-name="КОД"><text:span text:style-name="T7"><text:s text:c="14"/></text:span><text:span text:style-name="T14">outBuffer</text:span>.<text:span text:style-name="T19">begin</text:span>()<text:span text:style-name="T7"> </text:span><text:span text:style-name="T19">+</text:span><text:span text:style-name="T7"> </text:span><text:span text:style-name="T14">codeSegmentLengthPosition</text:span>);</text:p>
      <text:p text:style-name="КОД"><text:span text:style-name="T7"><text:s text:c="4"/></text:span><text:span text:style-name="T51">_asm</text:span>.<text:span text:style-name="T19">reset</text:span>();<text:span text:style-name="T7"> <text:s text:c="2"/></text:span><text:span text:style-name="T25">//</text:span><text:span text:style-name="T7"> </text:span><text:span text:style-name="T25">больше</text:span><text:span text:style-name="T7"> </text:span><text:span text:style-name="T25">не</text:span><text:span text:style-name="T7"> </text:span><text:span text:style-name="T25">нужен</text:span></text:p>
      <text:p text:style-name="КОД"><text:span text:style-name="T7"><text:s text:c="4"/></text:span><text:span text:style-name="T51">_block</text:span>.<text:span text:style-name="T19">reset</text:span>();<text:span text:style-name="T7"> </text:span><text:span text:style-name="T25">//</text:span><text:span text:style-name="T7"> </text:span><text:span text:style-name="T25">тоже</text:span><text:span text:style-name="T7"> </text:span><text:span text:style-name="T25">не</text:span><text:span text:style-name="T7"> </text:span><text:span text:style-name="T25">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35">void</text:span><text:span text:style-name="T7"> </text:span><text:span text:style-name="T2">Translator</text:span>::<text:span text:style-name="T20">writeVariableSection</text:span>(<text:span text:style-name="T2">std</text:span>::<text:span text:style-name="T2">shared_ptr</text:span>&lt;<text:span text:style-name="T2">Block</text:span>&gt;<text:span text:style-name="T7"> </text:span><text:span text:style-name="T14">block</text:span>,</text:p>
      <text:p text:style-name="КОД"><text:span text:style-name="T7"><text:s text:c="38"/></text:span><text:span text:style-name="T2">std</text:span>::<text:span text:style-name="T2">vector</text:span>&lt;<text:span text:style-name="T2">uint8_t</text:span>&gt;<text:span text:style-name="T7"> </text:span>&amp;<text:span text:style-name="T14">outBuffer</text:span>)</text:p>
      <text:p text:style-name="КОД">{</text:p>
      <text:p text:style-name="КОД"><text:span text:style-name="T7"><text:s text:c="4"/></text:span><text:span text:style-name="T25">//</text:span><text:span text:style-name="T7"> </text:span><text:span text:style-name="T25">создаём</text:span><text:span text:style-name="T7"> </text:span><text:span text:style-name="T25">область</text:span><text:span text:style-name="T7"> </text:span><text:span text:style-name="T25">данных</text:span><text:span text:style-name="T7"> </text:span><text:span text:style-name="T25">для</text:span><text:span text:style-name="T7"> </text:span><text:span text:style-name="T25">переменных</text:span><text:span text:style-name="T7"> </text:span><text:span text:style-name="T25">в</text:span><text:span text:style-name="T7"> </text:span><text:span text:style-name="T25">таблице</text:span><text:span text:style-name="T7"> </text:span><text:span text:style-name="T25">символов</text:span><text:span text:style-name="T7"> </text:span><text:span text:style-name="T25">блока</text:span></text:p>
      <text:p text:style-name="КОД"><text:span text:style-name="T7"><text:s text:c="4"/></text:span><text:span text:style-name="T25">//</text:span><text:span text:style-name="T7"> </text:span><text:span text:style-name="T25">пока</text:span><text:span text:style-name="T7"> </text:span><text:span text:style-name="T25">только</text:span><text:span text:style-name="T7"> </text:span><text:span text:style-name="T25">одна</text:span><text:span text:style-name="T7"> </text:span><text:span text:style-name="T25">таблица</text:span></text:p>
      <text:p text:style-name="КОД"><text:span text:style-name="T7"><text:s text:c="4"/></text:span><text:span text:style-name="T35">auto</text:span><text:span text:style-name="T7"> </text:span><text:span text:style-name="T14">table</text:span><text:span text:style-name="T7"> </text:span>=<text:span text:style-name="T7"> </text:span><text:span text:style-name="T14">block</text:span><text:span text:style-name="T19">-&gt;symbolTable</text:span>();</text:p>
      <text:p text:style-name="КОД"><text:span text:style-name="T7"><text:s text:c="4"/></text:span><text:span text:style-name="T35">const</text:span><text:span text:style-name="T7"> </text:span><text:span text:style-name="T35">char</text:span><text:span text:style-name="T7"> </text:span><text:span text:style-name="T14">dataHeader</text:span>[]<text:span text:style-name="T7"> </text:span>=<text:span text:style-name="T7"> </text:span>{<text:span text:style-name="T25">'D'</text:span>,<text:span text:style-name="T7"> </text:span><text:span text:style-name="T25">'A'</text:span>,<text:span text:style-name="T7"> </text:span><text:span text:style-name="T25">'T'</text:span>,<text:span text:style-name="T7"> </text:span><text:span text:style-name="T25">'A'</text:span>};</text:p>
      <text:p text:style-name="КОД"><text:span text:style-name="T7"><text:s text:c="4"/></text:span><text:span text:style-name="T14">outBuffer</text:span>.<text:span text:style-name="T19">insert</text:span>(<text:span text:style-name="T14">outBuffer</text:span>.<text:span text:style-name="T19">end</text:span>(),</text:p>
      <text:p text:style-name="КОД"><text:span text:style-name="T7"><text:s text:c="21"/></text:span><text:span text:style-name="T14">dataHeader</text:span>,<text:span text:style-name="T7"> </text:span><text:span text:style-name="T14">dataHeader</text:span><text:span text:style-name="T7"> </text:span>+<text:span text:style-name="T7"> </text:span><text:span text:style-name="T35">sizeof</text:span><text:span text:style-name="T7"> </text:span>(<text:span text:style-name="T14">dataHeader</text:span>));</text:p>
      <text:p text:style-name="КОД"><text:span text:style-name="T7"><text:s text:c="4"/></text:span><text:span text:style-name="T2">uint32_t</text:span><text:span text:style-name="T7"> </text:span><text:span text:style-name="T14">dataHeaderLength</text:span><text:span text:style-name="T7"> </text:span>=<text:span text:style-name="T7"> </text:span><text:span text:style-name="T35">sizeof</text:span>(<text:span text:style-name="T2">PtrIntType</text:span>)<text:span text:style-name="T7"> </text:span>*<text:span text:style-name="T7"> </text:span><text:span text:style-name="T14">table</text:span><text:span text:style-name="T19">-&gt;size</text:span>();</text:p>
      <text:p text:style-name="КОД"><text:span text:style-name="T7"><text:s text:c="4"/></text:span><text:span text:style-name="T14">outBuffer</text:span>.<text:span text:style-name="T19">insert</text:span>(<text:span text:style-name="T14">outBuffer</text:span>.<text:span text:style-name="T19">end</text:span>(),</text:p>
      <text:p text:style-name="КОД"><text:span text:style-name="T7"><text:s text:c="21"/></text:span>(<text:span text:style-name="T2">uint8_t</text:span>*)&amp;<text:span text:style-name="T14">dataHeaderLength</text:span>,</text:p>
      <text:p text:style-name="КОД"><text:soft-page-break/><text:span text:style-name="T7"><text:s text:c="21"/></text:span>(<text:span text:style-name="T2">uint8_t</text:span>*)&amp;<text:span text:style-name="T14">dataHeaderLength</text:span><text:span text:style-name="T7"> </text:span>+<text:span text:style-name="T7"> </text:span><text:span text:style-name="T35">sizeof</text:span><text:span text:style-name="T7"> </text:span>(<text:span text:style-name="T14">dataHeaderLength</text:span>));</text:p>
      <text:p text:style-name="КОД"><text:span text:style-name="T7"><text:s text:c="4"/></text:span><text:span text:style-name="T2">PtrIntType</text:span><text:span text:style-name="T7"> </text:span><text:span text:style-name="T14">empty</text:span><text:span text:style-name="T7"> </text:span>{};</text:p>
      <text:p text:style-name="КОД"><text:span text:style-name="T7"><text:s text:c="4"/></text:span><text:span text:style-name="T25">//</text:span><text:span text:style-name="T7"> </text:span><text:span text:style-name="T25">начинаем</text:span><text:span text:style-name="T7"> </text:span><text:span text:style-name="T25">с</text:span><text:span text:style-name="T7"> </text:span><text:span text:style-name="T25">самого</text:span><text:span text:style-name="T7"> </text:span><text:span text:style-name="T25">верха</text:span></text:p>
      <text:p text:style-name="КОД"><text:span text:style-name="T7"><text:s text:c="4"/></text:span><text:span text:style-name="T35">for</text:span><text:span text:style-name="T7"> </text:span>(<text:span text:style-name="T35">auto</text:span><text:span text:style-name="T7"> </text:span>&amp;<text:span text:style-name="T14">record</text:span><text:span text:style-name="T7"> </text:span>:<text:span text:style-name="T7"> </text:span><text:span text:style-name="T19">*</text:span><text:span text:style-name="T14">table</text:span>)<text:span text:style-name="T7"> </text:span>{</text:p>
      <text:p text:style-name="КОД"><text:span text:style-name="T7"><text:s text:c="8"/></text:span><text:span text:style-name="T25">//</text:span><text:span text:style-name="T7"> </text:span><text:span text:style-name="T25">все</text:span><text:span text:style-name="T7"> </text:span><text:span text:style-name="T25">записи</text:span><text:span text:style-name="T7"> </text:span><text:span text:style-name="T25">в</text:span><text:span text:style-name="T7"> </text:span><text:span text:style-name="T25">этой</text:span><text:span text:style-name="T7"> </text:span><text:span text:style-name="T25">области</text:span><text:span text:style-name="T7"> </text:span><text:span text:style-name="T25">представляют</text:span><text:span text:style-name="T7"> </text:span><text:span text:style-name="T25">собой</text:span><text:span text:style-name="T7"> </text:span><text:span text:style-name="T25">указатели</text:span></text:p>
      <text:p text:style-name="КОД"><text:span text:style-name="T7"><text:s text:c="8"/></text:span><text:span text:style-name="T25">//</text:span><text:span text:style-name="T7"> </text:span><text:span text:style-name="T25">на</text:span><text:span text:style-name="T7"> </text:span><text:span text:style-name="T25">объекты</text:span><text:span text:style-name="T7"> </text:span><text:span text:style-name="T25">в</text:span><text:span text:style-name="T7"> </text:span><text:span text:style-name="T25">списке</text:span><text:span text:style-name="T7"> </text:span><text:span text:style-name="T25">объектов</text:span></text:p>
      <text:p text:style-name="КОД"><text:span text:style-name="T7"><text:s text:c="8"/></text:span><text:span text:style-name="T25">//</text:span><text:span text:style-name="T7"> </text:span><text:span text:style-name="T25">забиваем</text:span><text:span text:style-name="T7"> </text:span><text:span text:style-name="T25">здесь</text:span><text:span text:style-name="T7"> </text:span><text:span text:style-name="T25">место</text:span><text:span text:style-name="T7"> </text:span><text:span text:style-name="T25">под</text:span><text:span text:style-name="T7"> </text:span><text:span text:style-name="T25">размеры</text:span><text:span text:style-name="T7"> </text:span><text:span text:style-name="T25">этих</text:span><text:span text:style-name="T7"> </text:span><text:span text:style-name="T25">указателей</text:span></text:p>
      <text:p text:style-name="КОД"><text:span text:style-name="T7"><text:s text:c="8"/></text:span><text:span text:style-name="T35">auto</text:span><text:span text:style-name="T7"> </text:span><text:span text:style-name="T14">symbol</text:span><text:span text:style-name="T7"> </text:span>=<text:span text:style-name="T7"> </text:span><text:span text:style-name="T14">record</text:span>.<text:span text:style-name="T51">second</text:span>;</text:p>
      <text:p text:style-name="КОД"><text:span text:style-name="T7"><text:s text:c="8"/></text:span><text:span text:style-name="T25">//</text:span><text:span text:style-name="T7"> </text:span><text:span text:style-name="T25">записать</text:span><text:span text:style-name="T7"> </text:span><text:span text:style-name="T25">смещение</text:span></text:p>
      <text:p text:style-name="КОД"><text:span text:style-name="T7"><text:s text:c="8"/></text:span><text:span text:style-name="T14">symbol</text:span><text:span text:style-name="T19">-&gt;setLocation</text:span>(<text:span text:style-name="T14">outBuffer</text:span>.<text:span text:style-name="T19">size</text:span>());</text:p>
      <text:p text:style-name="КОД"><text:span text:style-name="T7"><text:s text:c="8"/></text:span><text:span text:style-name="T14">outBuffer</text:span>.<text:span text:style-name="T19">insert</text:span>(<text:span text:style-name="T14">outBuffer</text:span>.<text:span text:style-name="T19">end</text:span>(),</text:p>
      <text:p text:style-name="КОД"><text:span text:style-name="T7"><text:s text:c="25"/></text:span>(<text:span text:style-name="T2">uint8_t</text:span>*)&amp;<text:span text:style-name="T14">empty</text:span>,</text:p>
      <text:p text:style-name="КОД"><text:span text:style-name="T7"><text:s text:c="25"/></text:span>(<text:span text:style-name="T2">uint8_t</text:span>*)&amp;<text:span text:style-name="T14">empty</text:span><text:span text:style-name="T7"> </text:span>+<text:span text:style-name="T7"> </text:span><text:span text:style-name="T35">sizeof</text:span><text:span text:style-name="T7"> </text:span>(<text:span text:style-name="T14">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35">void</text:span><text:span text:style-name="T7"> </text:span>Translator::translateOperation(<text:span text:style-name="T35">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35">switch</text:span><text:span text:style-name="T7"> </text:span>(<text:span text:style-name="T14">c</text:span>.<text:span text:style-name="T51">operation</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19">opAdd</text:span>(<text:span text:style-name="T14">c</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9">opMul</text:span>(<text:span text:style-name="T14">c</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Assign</text:span>:</text:p>
      <text:p text:style-name="КОД"><text:span text:style-name="T7"><text:s text:c="8"/></text:span><text:span text:style-name="T19">opAssign</text:span>(<text:span text:style-name="T14">c</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UMinus</text:span>:</text:p>
      <text:p text:style-name="КОД"><text:span text:style-name="T7"><text:s text:c="8"/></text:span><text:span text:style-name="T19">opUMinus</text:span>(<text:span text:style-name="T14">c</text:span>);</text:p>
      <text:p text:style-name="КОД"><text:span text:style-name="T7"><text:s text:c="8"/></text:span><text:span text:style-name="T35">break</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4">c</text:span>.<text:span text:style-name="T19">toString</text:span>()<text:span text:style-name="T7"> </text:span><text:span text:style-name="T19">&lt;&lt;</text:span><text:span text:style-name="T7"> </text:span><text:span text:style-name="T19">endl</text:span>;</text:p>
      <text:p text:style-name="КОД">}</text:p>
      <text:p text:style-name="Horizontal_20_Line"/>
      <text:p text:style-name="P240">Сами операции выглядят так:</text:p>
      <text:p text:style-name="КОД"><text:span text:style-name="T35">void</text:span><text:span text:style-name="T7"> </text:span><text:span text:style-name="T2">Translator</text:span>::<text:span text:style-name="T20">opMul</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5">//</text:span><text:span text:style-name="T7"> </text:span><text:span text:style-name="T25">1.</text:span><text:span text:style-name="T7"> </text:span><text:span text:style-name="T25">Два</text:span><text:span text:style-name="T7"> </text:span><text:span text:style-name="T25">целых</text:span><text:span text:style-name="T7"> </text:span><text:span text:style-name="T25">операнда:</text:span><text:span text:style-name="T7"> </text:span><text:span text:style-name="T25">сразу</text:span><text:span text:style-name="T7"> </text:span><text:span text:style-name="T25">вычисляем</text:span></text:p>
      <text:p text:style-name="КОД"><text:span text:style-name="T7"><text:s text:c="4"/></text:span><text:span text:style-name="T25">//</text:span><text:span text:style-name="T7"> </text:span><text:span text:style-name="T25">#tmp_1</text:span><text:span text:style-name="T7"> </text:span><text:span text:style-name="T25">:=</text:span><text:span text:style-name="T7"> </text:span><text:span text:style-name="T25">3</text:span><text:span text:style-name="T7"> </text:span><text:span text:style-name="T25">*</text:span><text:span text:style-name="T7"> </text:span><text:span text:style-name="T25">2</text:span></text:p>
      <text:p text:style-name="КОД"><text:span text:style-name="T7"><text:s text:c="4"/></text:span><text:span text:style-name="T25">//</text:span></text:p>
      <text:p text:style-name="КОД"><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4">sum</text:span><text:span text:style-name="T7"> </text:span>=<text:span text:style-name="T7"> </text:span><text:span text:style-name="T14">c</text:span>.<text:span text:style-name="T51">operand1</text:span>.<text:span text:style-name="T51">intValue</text:span><text:span text:style-name="T7"> </text:span>*<text:span text:style-name="T7"> </text:span><text:span text:style-name="T14">c</text:span>.<text:span text:style-name="T51">operand2</text:span>.<text:span text:style-name="T51">intValue</text:span>;</text:p>
      <text:p text:style-name="КОД"><text:span text:style-name="T7"><text:s text:c="8"/></text:span><text:span text:style-name="T14">a</text:span>.<text:span text:style-name="T19">ldc_int64_data64</text:span>(<text:span text:style-name="T14">sum</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span text:style-name="T7"> </text:span><text:span text:style-name="T25">//</text:span><text:span text:style-name="T7"> </text:span><text:span text:style-name="T25">смещение</text:span><text:span text:style-name="T7"> </text:span><text:span text:style-name="T25">переменной</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25">//</text:span><text:span text:style-name="T7"> </text:span><text:span text:style-name="T25">2.</text:span><text:span text:style-name="T7"> </text:span><text:span text:style-name="T25">Целое</text:span><text:span text:style-name="T7"> </text:span><text:span text:style-name="T25">и</text:span><text:span text:style-name="T7"> </text:span><text:span text:style-name="T25">переменная</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2</text:span><text:span text:style-name="T129">.</text:span><text:span text:style-name="T52">variable</text:span>));</text:p>
      <text:p text:style-name="КОД"><text:span text:style-name="T7"><text:s text:c="8"/></text:span><text:span text:style-name="T14">a</text:span>.<text:span text:style-name="T19">mulst</text:span>();</text:p>
      <text:p text:style-name="КОД"><text:soft-page-break/><text:span text:style-name="T7"><text:s text:c="8"/></text:span><text:span text:style-name="T14">a</text:span>.<text:span text:style-name="T19">stloc_m</text:span>(<text:span text:style-name="T19">location</text:span>(<text:span text:style-name="T16">c</text:span><text:span text:style-name="T129">.</text:span><text:span text:style-name="T52">lvalue</text:span>));<text:span text:style-name="T7"> </text:span><text:span text:style-name="T25">//</text:span><text:span text:style-name="T7"> </text:span><text:span text:style-name="T25">смещение</text:span><text:span text:style-name="T7"> </text:span><text:span text:style-name="T25">переменной</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25">//</text:span><text:span text:style-name="T7"> </text:span><text:span text:style-name="T25">3.</text:span><text:span text:style-name="T7"> </text:span><text:span text:style-name="T25">переменная</text:span><text:span text:style-name="T7"> </text:span><text:span text:style-name="T25">и</text:span><text:span text:style-name="T7"> </text:span><text:span text:style-name="T25">целое</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ldc_int64_data64</text:span>(<text:span text:style-name="T14">c</text:span>.<text:span text:style-name="T51">operand2</text:span>.<text:span text:style-name="T51">intValue</text:span>);</text:p>
      <text:p text:style-name="КОД"><text:span text:style-name="T7"><text:s text:c="8"/></text:span><text:span text:style-name="T14">a</text:span>.<text:span text:style-name="T19">mulst</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span text:style-name="T7"> </text:span><text:span text:style-name="T25">//</text:span><text:span text:style-name="T7"> </text:span><text:span text:style-name="T25">смещение</text:span><text:span text:style-name="T7"> </text:span><text:span text:style-name="T25">переменной</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25">//</text:span><text:span text:style-name="T7"> </text:span><text:span text:style-name="T25">4.</text:span><text:span text:style-name="T7"> </text:span><text:span text:style-name="T25">переменная</text:span><text:span text:style-name="T7"> </text:span><text:span text:style-name="T25">и</text:span><text:span text:style-name="T7"> </text:span><text:span text:style-name="T25">переменная</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2</text:span><text:span text:style-name="T129">.</text:span><text:span text:style-name="T52">variable</text:span>));</text:p>
      <text:p text:style-name="КОД"><text:span text:style-name="T7"><text:s text:c="8"/></text:span><text:span text:style-name="T14">a</text:span>.<text:span text:style-name="T19">mulst</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span text:style-name="T7"> </text:span><text:span text:style-name="T25">//</text:span><text:span text:style-name="T7"> </text:span><text:span text:style-name="T25">смещение</text:span><text:span text:style-name="T7"> </text:span><text:span text:style-name="T25">переменной</text:span></text:p>
      <text:p text:style-name="КОД"><text:span text:style-name="T7"><text:s text:c="8"/></text:span><text:span text:style-name="T35">return</text:span>;</text:p>
      <text:p text:style-name="КОД"><text:span text:style-name="T7"><text:s text:c="4"/></text:span>}</text:p>
      <text:p text:style-name="КОД">}</text:p>
      <text:p text:style-name="КОД"><text:span text:style-name="T35">void</text:span><text:span text:style-name="T7"> </text:span><text:span text:style-name="T2">Translator</text:span>::<text:span text:style-name="T20">opUMinus</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14">a</text:span>.<text:span text:style-name="T19">neg</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neg</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p>
      <text:p text:style-name="КОД"><text:span text:style-name="T7"><text:s text:c="8"/></text:span><text:span text:style-name="T35">return</text:span>;</text:p>
      <text:p text:style-name="КОД"><text:span text:style-name="T7"><text:s text:c="4"/></text:span>}</text:p>
      <text:p text:style-name="КОД">}</text:p>
      <text:p text:style-name="КОД"><text:span text:style-name="T35">void</text:span><text:span text:style-name="T7"> </text:span><text:span text:style-name="T2">Translator</text:span>::<text:span text:style-name="T20">opAssign</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p>
      <text:p text:style-name="КОД"><text:span text:style-name="T7"><text:s text:c="8"/></text:span><text:span text:style-name="T35">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5">//</text:span><text:span text:style-name="T7"> </text:span><text:span text:style-name="T25">потом</text:span><text:span text:style-name="T7"> </text:span><text:span text:style-name="T25">видно</text:span><text:span text:style-name="T7"> </text:span><text:span text:style-name="T25">будет,</text:span><text:span text:style-name="T7"> </text:span><text:span text:style-name="T25">что</text:span><text:span text:style-name="T7"> </text:span><text:span text:style-name="T25">именно</text:span><text:span text:style-name="T7"> </text:span><text:span text:style-name="T25">тут</text:span><text:span text:style-name="T7"> </text:span><text:span text:style-name="T25">надо</text:span></text:p>
      <text:p text:style-name="КОД"><text:span text:style-name="T7"><text:s text:c="4"/></text:span><text:span text:style-name="T35">return</text:span><text:span text:style-name="T7"> </text:span><text:span text:style-name="T14">symbol</text:span>-&gt;<text:span text:style-name="T19">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362"><text:span text:style-name="T35">void</text:span><text:span text:style-name="T7"> </text:span>Assembler::disassemble(<text:span text:style-name="T35">const</text:span><text:span text:style-name="T7"> </text:span>std::vector&lt;ContainerElementType&gt;<text:span text:style-name="T7"> </text:span>&amp;objectFile,<text:span text:style-name="T7"> </text:span>std::ostream<text:span text:style-name="T7"> </text:span>&amp;out)</text:p>
      <text:p text:style-name="P362">{</text:p>
      <text:p text:style-name="P362"><text:span text:style-name="T7"><text:s text:c="4"/></text:span><text:span text:style-name="T2">size_t</text:span><text:span text:style-name="T7"> </text:span><text:span text:style-name="T14">i</text:span><text:span text:style-name="T7"> </text:span>=<text:span text:style-name="T7"> </text:span><text:span text:style-name="T32">0</text:span>;</text:p>
      <text:p text:style-name="P362"><text:span text:style-name="T7"><text:s text:c="4"/></text:span><text:span text:style-name="T35">const</text:span><text:span text:style-name="T7"> </text:span><text:span text:style-name="T2">uint8_t</text:span><text:span text:style-name="T7"> </text:span>*<text:span text:style-name="T14">p</text:span><text:span text:style-name="T7"> </text:span>=<text:span text:style-name="T7"> </text:span><text:span text:style-name="T14">objectFile</text:span>.<text:span text:style-name="T19">data</text:span>();</text:p>
      <text:p text:style-name="P362"><text:span text:style-name="T7"><text:s text:c="4"/></text:span><text:span text:style-name="T25">//</text:span><text:span text:style-name="T7"> </text:span><text:span text:style-name="T25">пропустить</text:span><text:span text:style-name="T7"> </text:span><text:span text:style-name="T25">4</text:span><text:span text:style-name="T7"> </text:span><text:span text:style-name="T25">байта</text:span><text:span text:style-name="T7"> </text:span><text:span text:style-name="T25">"DATA"</text:span></text:p>
      <text:p text:style-name="P362"><text:span text:style-name="T7"><text:s text:c="4"/></text:span><text:span text:style-name="T2">uint32_t</text:span><text:span text:style-name="T7"> </text:span><text:span text:style-name="T14">dataLength</text:span><text:span text:style-name="T7"> </text:span>=<text:span text:style-name="T7"> </text:span>*(<text:span text:style-name="T2">uint32_t</text:span>*)(<text:span text:style-name="T14">p</text:span><text:span text:style-name="T7"> </text:span>+<text:span text:style-name="T7"> </text:span><text:span text:style-name="T32">4</text:span>);</text:p>
      <text:p text:style-name="P362"><text:span text:style-name="T7"><text:s text:c="4"/></text:span><text:span text:style-name="T14">i</text:span><text:span text:style-name="T7"> </text:span>=<text:span text:style-name="T7"> </text:span><text:span text:style-name="T32">4</text:span><text:span text:style-name="T7"> </text:span>+<text:span text:style-name="T7"> </text:span><text:span text:style-name="T32">4</text:span><text:span text:style-name="T7"> </text:span>+<text:span text:style-name="T7"> </text:span><text:span text:style-name="T14">dataLength</text:span><text:span text:style-name="T7"> </text:span>+<text:span text:style-name="T7"> </text:span><text:span text:style-name="T32">4</text:span>;<text:span text:style-name="T7"> </text:span><text:span text:style-name="T25">//</text:span><text:span text:style-name="T7"> </text:span><text:span text:style-name="T25">4=DATA</text:span><text:span text:style-name="T7"> </text:span><text:span text:style-name="T25">+</text:span><text:span text:style-name="T7"> </text:span><text:span text:style-name="T25">dataLength</text:span><text:span text:style-name="T7"> </text:span><text:span text:style-name="T25">+</text:span><text:span text:style-name="T7"> </text:span><text:span text:style-name="T25">4=CODE</text:span></text:p>
      <text:p text:style-name="P362"><text:span text:style-name="T7"><text:s text:c="4"/></text:span><text:span text:style-name="T2">uint32_t</text:span><text:span text:style-name="T7"> </text:span><text:span text:style-name="T14">codeLength</text:span><text:span text:style-name="T7"> </text:span>=<text:span text:style-name="T7"> </text:span>*(<text:span text:style-name="T2">uint32_t</text:span>*)(<text:span text:style-name="T14">p</text:span><text:span text:style-name="T7"> </text:span>+<text:span text:style-name="T7"> </text:span><text:span text:style-name="T14">i</text:span>);</text:p>
      <text:p text:style-name="P362"><text:span text:style-name="T7"><text:s text:c="4"/></text:span><text:span text:style-name="T14">i</text:span><text:span text:style-name="T7"> </text:span>+=<text:span text:style-name="T7"> </text:span><text:span text:style-name="T35">sizeof</text:span><text:span text:style-name="T7"> </text:span>(<text:span text:style-name="T14">codeLength</text:span>);</text:p>
      <text:p text:style-name="P362"><text:span text:style-name="T7"><text:s text:c="4"/></text:span><text:span text:style-name="T2">size_t</text:span><text:span text:style-name="T7"> </text:span><text:span text:style-name="T14">n</text:span><text:span text:style-name="T7"> </text:span>=<text:span text:style-name="T7"> </text:span><text:span text:style-name="T14">i</text:span><text:span text:style-name="T7"> </text:span>+<text:span text:style-name="T7"> </text:span><text:span text:style-name="T14">codeLength</text:span>;</text:p>
      <text:p text:style-name="P362"><text:span text:style-name="T7"><text:s text:c="4"/></text:span><text:span text:style-name="T35">while</text:span><text:span text:style-name="T7"> </text:span>(<text:span text:style-name="T14">i</text:span><text:span text:style-name="T7"> </text:span>&lt;<text:span text:style-name="T7"> </text:span><text:span text:style-name="T14">n</text:span>)<text:span text:style-name="T7"> </text:span>{</text:p>
      <text:p text:style-name="P362"><text:span text:style-name="T7"><text:s text:c="8"/></text:span><text:span text:style-name="T25">//</text:span><text:span text:style-name="T7"> </text:span><text:span text:style-name="T25">читаем</text:span><text:span text:style-name="T7"> </text:span><text:span text:style-name="T25">команду</text:span></text:p>
      <text:p text:style-name="P362"><text:span text:style-name="T7"><text:s text:c="8"/></text:span><text:span text:style-name="T2">OpCodeType</text:span><text:span text:style-name="T7"> </text:span><text:span text:style-name="T14">opCodeType</text:span><text:span text:style-name="T7"> </text:span>=<text:span text:style-name="T7"> </text:span>*(<text:span text:style-name="T2">OpCodeType</text:span>*)(<text:span text:style-name="T14">p</text:span><text:span text:style-name="T7"> </text:span>+<text:span text:style-name="T7"> </text:span><text:span text:style-name="T14">i</text:span>);</text:p>
      <text:p text:style-name="P362"><text:span text:style-name="T7"><text:s text:c="8"/></text:span><text:span text:style-name="T2">OpCode</text:span><text:span text:style-name="T7"> </text:span><text:span text:style-name="T14">opCode</text:span><text:span text:style-name="T7"> </text:span>=<text:span text:style-name="T7"> </text:span>(<text:span text:style-name="T2">OpCode</text:span>)<text:span text:style-name="T14">opCodeType</text:span>;</text:p>
      <text:p text:style-name="P362"><text:span text:style-name="T7"><text:s text:c="8"/></text:span><text:span text:style-name="T2">uint8_t</text:span><text:span text:style-name="T7"> </text:span><text:span text:style-name="T14">instrSize</text:span><text:span text:style-name="T7"> </text:span>=<text:span text:style-name="T7"> </text:span><text:span text:style-name="T19">instructionSize</text:span>(<text:span text:style-name="T14">opCode</text:span>);</text:p>
      <text:p text:style-name="P362"><text:span text:style-name="T7"><text:s text:c="8"/></text:span><text:span text:style-name="T14">i</text:span><text:span text:style-name="T7"> </text:span>+=<text:span text:style-name="T7"> </text:span><text:span text:style-name="T14">instrSize</text:span>;</text:p>
      <text:p text:style-name="P362"><text:span text:style-name="T7"><text:s text:c="8"/></text:span><text:span text:style-name="T14">out</text:span><text:span text:style-name="T7"> </text:span><text:span text:style-name="T19">&lt;&lt;</text:span><text:span text:style-name="T7"> </text:span><text:span text:style-name="T19">mnemonics</text:span>(<text:span text:style-name="T14">opCode</text:span>)<text:span text:style-name="T7"> </text:span><text:span text:style-name="T19">&lt;&lt;</text:span><text:span text:style-name="T7"> </text:span><text:span text:style-name="T2">std</text:span>::<text:span text:style-name="T19">endl</text:span>;</text:p>
      <text:p text:style-name="P362"><text:span text:style-name="T7"><text:s text:c="4"/></text:span>}</text:p>
      <text:p text:style-name="P362"><text:span text:style-name="T7"><text:s text:c="4"/></text:span><text:span text:style-name="T32">assert</text:span><text:span text:style-name="T7"> </text:span>(<text:span text:style-name="T14">n</text:span><text:span text:style-name="T7"> </text:span>==<text:span text:style-name="T7"> </text:span><text:span text:style-name="T14">i</text:span>);</text:p>
      <text:p text:style-name="P362">}</text:p>
      <text:p text:style-name="P413"/>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35">void</text:span><text:span text:style-name="T7"> </text:span><text:span text:style-name="T2">Translator</text:span>::<text:span text:style-name="T20">binaryOp</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5">//</text:span><text:span text:style-name="T7"> </text:span><text:span text:style-name="T25">1.</text:span><text:span text:style-name="T7"> </text:span><text:span text:style-name="T25">Два</text:span><text:span text:style-name="T7"> </text:span><text:span text:style-name="T25">целых</text:span><text:span text:style-name="T7"> </text:span><text:span text:style-name="T25">операнда:</text:span><text:span text:style-name="T7"> </text:span><text:span text:style-name="T25">сразу</text:span><text:span text:style-name="T7"> </text:span><text:span text:style-name="T25">вычисляем</text:span></text:p>
      <text:p text:style-name="КОД"><text:span text:style-name="T7"><text:s text:c="4"/></text:span><text:span text:style-name="T25">//</text:span><text:span text:style-name="T7"> </text:span><text:span text:style-name="T25">#tmp_1</text:span><text:span text:style-name="T7"> </text:span><text:span text:style-name="T25">:=</text:span><text:span text:style-name="T7"> </text:span><text:span text:style-name="T25">3</text:span><text:span text:style-name="T7"> </text:span><text:span text:style-name="T25">операция</text:span><text:span text:style-name="T7"> </text:span><text:span text:style-name="T25">2</text:span></text:p>
      <text:p text:style-name="КОД"><text:span text:style-name="T7"><text:s text:c="4"/></text:span><text:span text:style-name="T25">//</text:span></text:p>
      <text:p text:style-name="КОД"><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4">sum</text:span><text:span text:style-name="T7"> </text:span>=<text:span text:style-name="T7"> </text:span><text:span text:style-name="T14">c</text:span>.<text:span text:style-name="T51">operand1</text:span>.<text:span text:style-name="T51">intValue</text:span><text:span text:style-name="T7"> </text:span>*<text:span text:style-name="T7"> </text:span><text:span text:style-name="T14">c</text:span>.<text:span text:style-name="T51">operand2</text:span>.<text:span text:style-name="T51">intValue</text:span>;</text:p>
      <text:p text:style-name="КОД"><text:span text:style-name="T7"><text:s text:c="8"/></text:span><text:span text:style-name="T14">a</text:span>.<text:span text:style-name="T19">ldc_int64_data64</text:span>(<text:span text:style-name="T14">sum</text:span>);</text:p>
      <text:p text:style-name="КОД"><text:span text:style-name="T7"><text:s text:c="8"/></text:span><text:span text:style-name="T14">a</text:span>.<text:span text:style-name="T19">stloc_m</text:span>(<text:span text:style-name="T19">location</text:span>(<text:span text:style-name="T16">c</text:span><text:span text:style-name="T129">.</text:span><text:span text:style-name="T52">lvalue</text:span>));<text:span text:style-name="T7"> </text:span><text:span text:style-name="T25">//</text:span><text:span text:style-name="T7"> </text:span><text:span text:style-name="T25">смещение</text:span><text:span text:style-name="T7"> </text:span><text:span text:style-name="T25">переменной</text:span></text:p>
      <text:p text:style-name="КОД"><text:span text:style-name="T7"><text:s text:c="8"/></text:span><text:span text:style-name="T35">return</text:span>;</text:p>
      <text:p text:style-name="КОД"><text:span text:style-name="T7"><text:s text:c="4"/></text:span>}</text:p>
      <text:p text:style-name="КОД"><text:soft-page-break/><text:span text:style-name="T7"><text:s text:c="4"/></text:span><text:span text:style-name="T25">//</text:span><text:span text:style-name="T7"> </text:span><text:span text:style-name="T25">2.</text:span><text:span text:style-name="T7"> </text:span><text:span text:style-name="T25">Целое</text:span><text:span text:style-name="T7"> </text:span><text:span text:style-name="T25">и</text:span><text:span text:style-name="T7"> </text:span><text:span text:style-name="T25">переменная</text:span></text:p>
      <text:p text:style-name="КОД"><text:span text:style-name="T7"><text:s text:c="4"/></text:span><text:span text:style-name="T25">//</text:span><text:span text:style-name="T7"> </text:span><text:span text:style-name="T25">#tmp_1</text:span><text:span text:style-name="T7"> </text:span><text:span text:style-name="T25">:=</text:span><text:span text:style-name="T7"> </text:span><text:span text:style-name="T25">число</text:span><text:span text:style-name="T7"> </text:span><text:span text:style-name="T25">операция</text:span><text:span text:style-name="T7"> </text:span><text:span text:style-name="T25">#tmp_2</text:span></text:p>
      <text:p text:style-name="КОД"><text:span text:style-name="T7"><text:s text:c="4"/></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Integer</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2</text:span><text:span text:style-name="T129">.</text:span><text:span text:style-name="T52">variable</text:span>));</text:p>
      <text:p text:style-name="КОД"><text:span text:style-name="T7"><text:s text:c="4"/></text:span>}</text:p>
      <text:p text:style-name="КОД"><text:span text:style-name="T7"><text:s text:c="4"/></text:span><text:span text:style-name="T25">//</text:span><text:span text:style-name="T7"> </text:span><text:span text:style-name="T25">3.</text:span><text:span text:style-name="T7"> </text:span><text:span text:style-name="T25">переменная</text:span><text:span text:style-name="T7"> </text:span><text:span text:style-name="T25">и</text:span><text:span text:style-name="T7"> </text:span><text:span text:style-name="T25">целое</text:span></text:p>
      <text:p text:style-name="КОД"><text:span text:style-name="T7"><text:s text:c="4"/></text:span><text:span text:style-name="T25">//</text:span><text:span text:style-name="T7"> </text:span><text:span text:style-name="T25">#tmp_1</text:span><text:span text:style-name="T7"> </text:span><text:span text:style-name="T25">:=</text:span><text:span text:style-name="T7"> </text:span><text:span text:style-name="T25">#tmp_2</text:span><text:span text:style-name="T7"> </text:span><text:span text:style-name="T25">операция</text:span><text:span text:style-name="T7"> </text:span><text:span text:style-name="T25">число</text:span></text:p>
      <text:p text:style-name="КОД"><text:span text:style-name="T7"><text:s text:c="4"/></text:span><text:span text:style-name="T35">else</text:span><text:span text:style-name="T7"> </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ldc_int64_data64</text:span>(<text:span text:style-name="T14">c</text:span>.<text:span text:style-name="T51">operand2</text:span>.<text:span text:style-name="T51">intValue</text:span>);</text:p>
      <text:p text:style-name="КОД"><text:span text:style-name="T7"><text:s text:c="4"/></text:span>}</text:p>
      <text:p text:style-name="КОД"><text:span text:style-name="T7"><text:s text:c="4"/></text:span><text:span text:style-name="T25">//</text:span><text:span text:style-name="T7"> </text:span><text:span text:style-name="T25">4.</text:span><text:span text:style-name="T7"> </text:span><text:span text:style-name="T25">переменная</text:span><text:span text:style-name="T7"> </text:span><text:span text:style-name="T25">и</text:span><text:span text:style-name="T7"> </text:span><text:span text:style-name="T25">переменная</text:span></text:p>
      <text:p text:style-name="КОД"><text:span text:style-name="T7"><text:s text:c="4"/></text:span><text:span text:style-name="T25">//</text:span><text:span text:style-name="T7"> </text:span><text:span text:style-name="T25">#tmp_1</text:span><text:span text:style-name="T7"> </text:span><text:span text:style-name="T25">:=</text:span><text:span text:style-name="T7"> </text:span><text:span text:style-name="T25">#tmp_2</text:span><text:span text:style-name="T7"> </text:span><text:span text:style-name="T25">операция</text:span><text:span text:style-name="T7"> </text:span><text:span text:style-name="T25">#tmp_3</text:span></text:p>
      <text:p text:style-name="КОД"><text:span text:style-name="T7"><text:s text:c="4"/></text:span><text:span text:style-name="T35">else</text:span><text:span text:style-name="T7"> </text:span><text:span text:style-name="T35">if</text:span><text:span text:style-name="T7"> </text:span>(<text:span text:style-name="T14">c</text:span>.<text:span text:style-name="T51">operand1Type</text:span><text:span text:style-name="T7"> </text:span>==<text:span text:style-name="T7"> </text:span><text:span text:style-name="T2">SymbolType</text:span>::<text:span text:style-name="T2">Variable</text:span><text:span text:style-name="T7"> </text:span>&amp;&amp;<text:span text:style-name="T7"> </text:span><text:span text:style-name="T14">c</text:span>.<text:span text:style-name="T51">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2</text:span><text:span text:style-name="T129">.</text:span><text:span text:style-name="T52">variable</text:span>));</text:p>
      <text:p text:style-name="КОД"><text:span text:style-name="T7"><text:s text:c="4"/></text:span>}</text:p>
      <text:p text:style-name="КОД"><text:span text:style-name="T7"><text:s text:c="4"/></text:span><text:span text:style-name="T25">//</text:span><text:span text:style-name="T7"> </text:span><text:span text:style-name="T25">действие</text:span><text:span text:style-name="T7"> </text:span><text:span text:style-name="T25">над</text:span><text:span text:style-name="T7"> </text:span><text:span text:style-name="T25">элементами</text:span></text:p>
      <text:p text:style-name="КОД"><text:span text:style-name="T7"><text:s text:c="4"/></text:span><text:span text:style-name="T35">switch</text:span><text:span text:style-name="T7"> </text:span>(<text:span text:style-name="T14">c</text:span>.<text:span text:style-name="T51">operation</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14">a</text:span>.<text:span text:style-name="T19">adds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4">a</text:span>.<text:span text:style-name="T19">mulst</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binary operation"</text:span>);</text:p>
      <text:p text:style-name="КОД"><text:span text:style-name="T7"><text:s text:c="4"/></text:span>}</text:p>
      <text:p text:style-name="КОД"><text:span text:style-name="T7"><text:s text:c="4"/></text:span><text:span text:style-name="T25">//</text:span><text:span text:style-name="T7"> </text:span><text:span text:style-name="T25">сохранить</text:span><text:span text:style-name="T7"> </text:span><text:span text:style-name="T25">в</text:span><text:span text:style-name="T7"> </text:span><text:span text:style-name="T25">значение</text:span><text:span text:style-name="T7"> </text:span><text:span text:style-name="T25">переменную</text:span></text:p>
      <text:p text:style-name="КОД"><text:span text:style-name="T7"><text:s text:c="4"/></text:span><text:span text:style-name="T14">a</text:span>.<text:span text:style-name="T19">stloc_m</text:span>(<text:span text:style-name="T19">location</text:span>(<text:span text:style-name="T16">c</text:span>.<text:span text:style-name="T52">lvalue</text:span>));</text:p>
      <text:p text:style-name="КОД">}</text:p>
      <text:p text:style-name="Horizontal_20_Line"/>
      <text:p text:style-name="P243"><text:span text:style-name="T203">У</text:span>далим <text:span text:style-name="T203">кое-где неиспользуемые </text:span>параметры, <text:span text:style-name="T203">а</text:span> методы <text:span text:style-name="T203">для </text:span>add и mul <text:span text:style-name="T203">вовсе снесём, они больше не нужны</text:span>:</text:p>
      <text:p text:style-name="КОД"><text:span text:style-name="T35">void</text:span><text:span text:style-name="T7"> </text:span><text:span text:style-name="T2">Translator</text:span>::<text:span text:style-name="T20">translateOperation</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35">switch</text:span><text:span text:style-name="T7"> </text:span>(<text:span text:style-name="T14">c</text:span>.<text:span text:style-name="T51">operation</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9">binaryOp</text:span>(<text:span text:style-name="T14">c</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Assign</text:span>:</text:p>
      <text:p text:style-name="КОД"><text:span text:style-name="T7"><text:s text:c="8"/></text:span><text:span text:style-name="T19">opAssign</text:span>(<text:span text:style-name="T14">c</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UMinus</text:span>:</text:p>
      <text:p text:style-name="КОД"><text:span text:style-name="T7"><text:s text:c="8"/></text:span><text:span text:style-name="T19">opUMinus</text:span>(<text:span text:style-name="T14">c</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Can not translate operation: "</text:span><text:span text:style-name="T7"> </text:span><text:span text:style-name="T19">+</text:span><text:span text:style-name="T7"> </text:span><text:span text:style-name="T14">c</text:span>.<text:span text:style-name="T19">toString</text:span>());</text:p>
      <text:p text:style-name="КОД"><text:span text:style-name="T7"><text:s text:c="4"/></text:span>}</text:p>
      <text:p text:style-name="КОД"><text:span text:style-name="T7"><text:s text:c="4"/></text:span><text:span text:style-name="T39">cout</text:span><text:span text:style-name="T7"> </text:span><text:span text:style-name="T19">&lt;&lt;</text:span><text:span text:style-name="T7"> </text:span><text:span text:style-name="T14">c</text:span>.<text:span text:style-name="T19">toString</text:span>()<text:span text:style-name="T7"> </text:span><text:span text:style-name="T19">&lt;&lt;</text:span><text:span text:style-name="T7"> </text:span><text:span text:style-name="T19">endl</text:span>;</text:p>
      <text:p text:style-name="КОД">}</text:p>
      <text:p text:style-name="Horizontal_20_Line"/>
      <text:p text:style-name="P244">Сократим и другие операции:</text:p>
      <text:p text:style-name="КОД"><text:span text:style-name="T35">void</text:span><text:span text:style-name="T7"> </text:span><text:span text:style-name="T2">Translator</text:span>::<text:span text:style-name="T20">opUMinus</text:span>(<text:span text:style-name="T35">const</text:span><text:span text:style-name="T7"> </text:span><text:span text:style-name="T2">TCode</text:span><text:span text:style-name="T7"> </text:span>&amp;<text:span text:style-name="T14">c</text:span>)</text:p>
      <text:p text:style-name="КОД">{</text:p>
      <text:p text:style-name="КОД"><text:soft-page-break/><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switch</text:span><text:span text:style-name="T7"> </text:span>(<text:span text:style-name="T14">c</text:span>.<text:span text:style-name="T51">operand1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operand</text:span><text:span text:style-name="T7"> </text:span><text:span text:style-name="T25">type</text:span><text:span text:style-name="T7"> </text:span><text:span text:style-name="T25">for</text:span><text:span text:style-name="T7"> </text:span><text:span text:style-name="T25">unary</text:span><text:span text:style-name="T7"> </text:span><text:span text:style-name="T25">operation"</text:span>);</text:p>
      <text:p text:style-name="КОД"><text:span text:style-name="T7"><text:s text:c="4"/></text:span>}</text:p>
      <text:p text:style-name="КОД"><text:span text:style-name="T7"><text:s text:c="4"/></text:span><text:span text:style-name="T14">a</text:span>.<text:span text:style-name="T19">neg</text:span>();</text:p>
      <text:p text:style-name="КОД"><text:span text:style-name="T7"><text:s text:c="4"/></text:span><text:span text:style-name="T14">a</text:span>.<text:span text:style-name="T19">stloc_m</text:span>(<text:span text:style-name="T19">location</text:span>(<text:span text:style-name="T16">c</text:span><text:span text:style-name="T129">.</text:span><text:span text:style-name="T52">lvalue</text:span>));</text:p>
      <text:p text:style-name="КОД">}</text:p>
      <text:p text:style-name="КОД"><text:span text:style-name="T35">void</text:span><text:span text:style-name="T7"> </text:span><text:span text:style-name="T2">Translator</text:span>::<text:span text:style-name="T20">opAssign</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Assembler</text:span><text:span text:style-name="T7"> </text:span>&amp;<text:span text:style-name="T14">a</text:span><text:span text:style-name="T7"> </text:span>=<text:span text:style-name="T7"> </text:span><text:span text:style-name="T19">as</text:span>();</text:p>
      <text:p text:style-name="КОД"><text:span text:style-name="T7"><text:s text:c="4"/></text:span><text:span text:style-name="T35">switch</text:span><text:span text:style-name="T7"> </text:span>(<text:span text:style-name="T14">c</text:span>.<text:span text:style-name="T51">operand1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a</text:span>.<text:span text:style-name="T19">ldc_int64_data64</text:span>(<text:span text:style-name="T14">c</text:span>.<text:span text:style-name="T51">operand1</text:span>.<text:span text:style-name="T51">intValue</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14">a</text:span>.<text:span text:style-name="T19">ldloc_m</text:span>(<text:span text:style-name="T19">location</text:span>(<text:span text:style-name="T16">c</text:span><text:span text:style-name="T129">.</text:span><text:span text:style-name="T52">operand1</text:span><text:span text:style-name="T129">.</text:span><text:span text:style-name="T52">variable</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operand</text:span><text:span text:style-name="T7"> </text:span><text:span text:style-name="T25">type</text:span><text:span text:style-name="T7"> </text:span><text:span text:style-name="T25">for</text:span><text:span text:style-name="T7"> </text:span><text:span text:style-name="T25">assign</text:span><text:span text:style-name="T7"> </text:span><text:span text:style-name="T25">operation"</text:span>);</text:p>
      <text:p text:style-name="КОД"><text:span text:style-name="T7"><text:s text:c="4"/></text:span>}</text:p>
      <text:p text:style-name="КОД"><text:span text:style-name="T7"><text:s text:c="4"/></text:span><text:span text:style-name="T14">a</text:span>.<text:span text:style-name="T19">stloc_m</text:span>(<text:span text:style-name="T19">location</text:span>(<text:span text:style-name="T16">c</text:span>.<text:span text:style-name="T52">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204">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09">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204">ptrToValue</text:span> = *<text:span text:style-name="T204">(uint64_t*)(</text:span>_memory.begin() + offset<text:span text:style-name="T204">)</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5"><text:s text:c="4"/>//</text:span><text:span text:style-name="T7"> </text:span><text:span text:style-name="T25">память</text:span><text:span text:style-name="T7"> </text:span><text:span text:style-name="T25">машины</text:span></text:p>
      <text:p text:style-name="КОД"><text:span text:style-name="T7"><text:s text:c="4"/></text:span><text:span text:style-name="T2">std</text:span>::<text:span text:style-name="T2">vector</text:span>&lt;<text:span text:style-name="T2">uint8_t</text:span>&gt;<text:span text:style-name="T7"> </text:span><text:span text:style-name="T51">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5">//</text:span><text:span text:style-name="T7"> </text:span><text:span text:style-name="T25">записи</text:span><text:span text:style-name="T7"> </text:span><text:span text:style-name="T25">для</text:span><text:span text:style-name="T7"> </text:span><text:span text:style-name="T25">ссылок</text:span><text:span text:style-name="T7"> </text:span><text:span text:style-name="T25">на</text:span><text:span text:style-name="T7"> </text:span><text:span text:style-name="T25">объекты</text:span><text:span text:style-name="T7"> </text:span><text:span text:style-name="T25">в</text:span><text:span text:style-name="T7"> </text:span><text:span text:style-name="T25">куче</text:span></text:p>
      <text:p text:style-name="КОД"><text:span text:style-name="T7"><text:s text:c="4"/></text:span><text:span text:style-name="T2">std</text:span>::<text:span text:style-name="T2">forward_list</text:span>&lt;<text:span text:style-name="T2">ObjectRecord</text:span>&gt;<text:span text:style-name="T7"> </text:span><text:span text:style-name="T51">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205">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35">void</text:span><text:span text:style-name="T7"> </text:span><text:span text:style-name="T2">Machine</text:span>::<text:span text:style-name="T20">load</text:span>([[<text:span text:style-name="T20">maybe_unused</text:span>]]<text:span text:style-name="T7"> </text:span><text:span text:style-name="T2">std</text:span>::<text:span text:style-name="T2">shared_ptr</text:span>&lt;<text:span text:style-name="T2">Block</text:span>&gt;<text:span text:style-name="T7"> </text:span><text:span text:style-name="T14">block</text:span>,</text:p>
      <text:p text:style-name="КОД"><text:span text:style-name="T7"><text:s text:c="19"/></text:span><text:span text:style-name="T35">const</text:span><text:span text:style-name="T7"> </text:span><text:span text:style-name="T2">std</text:span>::<text:span text:style-name="T2">vector</text:span>&lt;<text:span text:style-name="T2">uint8_t</text:span>&gt;<text:span text:style-name="T7"> </text:span>&amp;<text:span text:style-name="T14">objectFile</text:span>)</text:p>
      <text:p text:style-name="КОД">{</text:p>
      <text:p text:style-name="КОД"><text:span text:style-name="T7"><text:s text:c="4"/></text:span><text:span text:style-name="T25">//</text:span><text:span text:style-name="T7"> </text:span><text:span text:style-name="T25">пока</text:span><text:span text:style-name="T7"> </text:span><text:span text:style-name="T25">просто</text:span><text:span text:style-name="T7"> </text:span><text:span text:style-name="T25">копируем</text:span></text:p>
      <text:p text:style-name="КОД"><text:span text:style-name="T7"><text:s text:c="4"/></text:span><text:span text:style-name="T51">_memory</text:span>.<text:span text:style-name="T19">insert</text:span>(<text:span text:style-name="T51">_memory</text:span>.<text:span text:style-name="T19">end</text:span>(),<text:span text:style-name="T7"> </text:span><text:span text:style-name="T14">objectFile</text:span>.<text:span text:style-name="T19">begin</text:span>(),<text:span text:style-name="T7"> </text:span><text:span text:style-name="T14">objectFile</text:span>.<text:span text:style-name="T19">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PC</text:span><text:span text:style-name="T7"> </text:span><text:span text:style-name="T32">-</text:span><text:span text:style-name="T7"> </text:span><text:span text:style-name="T32">Program</text:span><text:span text:style-name="T7"> </text:span><text:span text:style-name="T32">Counter,</text:span><text:span text:style-name="T7"> </text:span><text:span text:style-name="T32">счётчик</text:span><text:span text:style-name="T7"> </text:span><text:span text:style-name="T32">команд,</text:span><text:span text:style-name="T7"> </text:span><text:span text:style-name="T32">позиция,</text:span><text:span text:style-name="T7"> </text:span><text:span text:style-name="T32">где</text:span><text:span text:style-name="T7"> </text:span><text:span text:style-name="T32">находится</text:span><text:span text:style-name="T7"> </text:span></text:p>
      <text:p text:style-name="КОД"><text:span text:style-name="T7"><text:s text:c="5"/></text:span><text:span text:style-name="T32">*</text:span><text:span text:style-name="T7"> <text:s text:c="7"/></text:span><text:span text:style-name="T32">команда,</text:span><text:span text:style-name="T7"> </text:span><text:span text:style-name="T32">которая</text:span><text:span text:style-name="T7"> </text:span><text:span text:style-name="T32">должна</text:span><text:span text:style-name="T7"> </text:span><text:span text:style-name="T32">выполнятся</text:span><text:span text:style-name="T7"> </text:span><text:span text:style-name="T32">следующей</text:span></text:p>
      <text:p text:style-name="КОД"><text:span text:style-name="T7"><text:s text:c="5"/></text:span><text:span text:style-name="T32">*/</text:span></text:p>
      <text:p text:style-name="КОД"><text:span text:style-name="T7"><text:s text:c="4"/></text:span><text:span text:style-name="T2">size_t</text:span><text:span text:style-name="T7"> </text:span><text:span text:style-name="T20">pc</text:span>()<text:span text:style-name="T7"> </text:span><text:span text:style-name="T35">const</text:span><text:span text:style-name="T7"> </text:span>{<text:span text:style-name="T7"> </text:span><text:span text:style-name="T35">return</text:span><text:span text:style-name="T7"> </text:span><text:span text:style-name="T51">_pc</text:span>;<text:span text:style-name="T7"> </text:span>}</text:p>
      <text:p text:style-name="Horizontal_20_Line"/>
      <text:p text:style-name="P252"><text:soft-page-break/>Вернёмся <text:span text:style-name="T206">ненадолго </text:span>в Translator, запись адресов переменных делается так:</text:p>
      <text:p text:style-name="P363"><text:span text:style-name="T14">symbol</text:span><text:span text:style-name="T19">-&gt;setLocation</text:span>(<text:span text:style-name="T14">outBuffer</text:span>.<text:span text:style-name="T19">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20">location</text:span>(<text:span text:style-name="T2">Symbol</text:span><text:span text:style-name="T7"> </text:span>*<text:span text:style-name="T14">symbol</text:span>)</text:p>
      <text:p text:style-name="КОД">{</text:p>
      <text:p text:style-name="КОД"><text:span text:style-name="T7"><text:s text:c="4"/></text:span><text:span text:style-name="T35">return</text:span><text:span text:style-name="T7"> </text:span>(<text:span text:style-name="T2">PtrIntType</text:span>)<text:span text:style-name="T14">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35">void</text:span><text:span text:style-name="T7"> </text:span><text:span text:style-name="T20">next</text:span>(<text:span text:style-name="T2">size_t</text:span><text:span text:style-name="T7"> </text:span><text:span text:style-name="T14">shift</text:span><text:span text:style-name="T7"> </text:span>=<text:span text:style-name="T7"> </text:span><text:span text:style-name="T32">1</text:span>)</text:p>
      <text:p text:style-name="КОД"><text:span text:style-name="T7"><text:s text:c="4"/></text:span>{</text:p>
      <text:p text:style-name="КОД"><text:span text:style-name="T7"><text:s text:c="8"/></text:span><text:span text:style-name="T51">_pc</text:span><text:span text:style-name="T7"> </text:span>+=<text:span text:style-name="T7"> </text:span><text:span text:style-name="T14">shift</text:span>;</text:p>
      <text:p text:style-name="КОД"><text:span text:style-name="T7"><text:s text:c="8"/></text:span><text:span text:style-name="T51">_p</text:span><text:span text:style-name="T7"> </text:span>+=<text:span text:style-name="T7"> </text:span><text:span text:style-name="T14">shift</text:span>;</text:p>
      <text:p text:style-name="КОД"><text:span text:style-name="T7"><text:s text:c="4"/></text:span>}</text:p>
      <text:p text:style-name="КОД"><text:span text:style-name="T7"><text:s text:c="4"/></text:span><text:span text:style-name="T35">void</text:span><text:span text:style-name="T7"> </text:span><text:span text:style-name="T20">ldloc_m</text:span>()</text:p>
      <text:p text:style-name="КОД"><text:span text:style-name="T7"><text:s text:c="4"/></text:span>{</text:p>
      <text:p text:style-name="КОД"><text:span text:style-name="T7"><text:s text:c="8"/></text:span><text:span text:style-name="T25">//</text:span><text:span text:style-name="T7"> </text:span><text:span text:style-name="T25">пропустить</text:span><text:span text:style-name="T7"> </text:span><text:span text:style-name="T25">код</text:span><text:span text:style-name="T7"> </text:span><text:span text:style-name="T25">команды</text:span></text:p>
      <text:p text:style-name="КОД"><text:span text:style-name="T7"><text:s text:c="8"/></text:span><text:span text:style-name="T19">next</text:span>(<text:span text:style-name="T35">sizeof</text:span><text:span text:style-name="T7"> </text:span>(<text:span text:style-name="T2">Assembler</text:span>::<text:span text:style-name="T2">OpCodeType</text:span>));</text:p>
      <text:p text:style-name="КОД"><text:span text:style-name="T7"><text:s text:c="8"/></text:span><text:span text:style-name="T25">//</text:span><text:span text:style-name="T7"> </text:span><text:span text:style-name="T25">Адрес</text:span><text:span text:style-name="T7"> </text:span><text:span text:style-name="T25">объекта</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8"/></text:span><text:span text:style-name="T2">uint64_t</text:span><text:span text:style-name="T7"> </text:span><text:span text:style-name="T14">symbolAddress</text:span><text:span text:style-name="T7"> </text:span>=<text:span text:style-name="T7"> </text:span>*(<text:span text:style-name="T2">uint64_t</text:span>*)<text:span text:style-name="T51">_p</text:span>;</text:p>
      <text:p text:style-name="КОД"><text:span text:style-name="T7"><text:s text:c="8"/></text:span><text:span text:style-name="T2">Symbol</text:span><text:span text:style-name="T7"> </text:span>*<text:span text:style-name="T14">symbol</text:span><text:span text:style-name="T7"> </text:span>=<text:span text:style-name="T7"> </text:span>(<text:span text:style-name="T2">Symbol</text:span>*)<text:span text:style-name="T14">symbolAddress</text:span>;</text:p>
      <text:p text:style-name="КОД"><text:span text:style-name="T7"><text:s text:c="8"/></text:span><text:span text:style-name="T25">//</text:span><text:span text:style-name="T7"> </text:span><text:span text:style-name="T25">адрес</text:span><text:span text:style-name="T7"> </text:span><text:span text:style-name="T25">указателя</text:span><text:span text:style-name="T7"> </text:span><text:span text:style-name="T25">на</text:span><text:span text:style-name="T7"> </text:span><text:span text:style-name="T25">переменную</text:span><text:span text:style-name="T7"> </text:span><text:span text:style-name="T25">в</text:span><text:span text:style-name="T7"> </text:span><text:span text:style-name="T25">секции</text:span><text:span text:style-name="T7"> </text:span><text:span text:style-name="T25">DATA</text:span></text:p>
      <text:p text:style-name="КОД"><text:span text:style-name="T7"><text:s text:c="8"/></text:span><text:span text:style-name="T2">uint64_t</text:span><text:span text:style-name="T7"> </text:span><text:span text:style-name="T14">address</text:span><text:span text:style-name="T7"> </text:span>=<text:span text:style-name="T7"> </text:span><text:span text:style-name="T14">symbol</text:span>-&gt;<text:span text:style-name="T19">location</text:span>();</text:p>
      <text:p text:style-name="КОД"><text:span text:style-name="T7"><text:s text:c="8"/></text:span><text:span text:style-name="T25">//</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списке</text:span><text:span text:style-name="T7"> </text:span><text:span text:style-name="T25">объектов</text:span></text:p>
      <text:p text:style-name="КОД"><text:span text:style-name="T7"><text:s text:c="8"/></text:span><text:span text:style-name="T25">//</text:span><text:span text:style-name="T7"> </text:span><text:span text:style-name="T25">он</text:span><text:span text:style-name="T7"> </text:span><text:span text:style-name="T25">всегда</text:span><text:span text:style-name="T7"> </text:span><text:span text:style-name="T25">должен</text:span><text:span text:style-name="T7"> </text:span><text:span text:style-name="T25">существовать</text:span></text:p>
      <text:p text:style-name="КОД"><text:span text:style-name="T7"><text:s text:c="8"/></text:span><text:span text:style-name="T2">ObjectRecord</text:span><text:span text:style-name="T7"> </text:span>*<text:span text:style-name="T14">ptr</text:span><text:span text:style-name="T7"> </text:span>=<text:span text:style-name="T7"> </text:span>(<text:span text:style-name="T2">ObjectRecord</text:span>*)(<text:span text:style-name="T51">_p</text:span><text:span text:style-name="T7"> </text:span>+<text:span text:style-name="T7"> </text:span><text:span text:style-name="T14">address</text:span>);</text:p>
      <text:p text:style-name="КОД"><text:span text:style-name="T7"><text:s text:c="8"/></text:span><text:span text:style-name="T25">//</text:span><text:span text:style-name="T7"> </text:span><text:span text:style-name="T25">добавим</text:span><text:span text:style-name="T7"> </text:span><text:span text:style-name="T25">счётчик</text:span><text:span text:style-name="T7"> </text:span><text:span text:style-name="T25">ссылок,</text:span><text:span text:style-name="T7"> </text:span><text:span text:style-name="T25">т.к.</text:span><text:span text:style-name="T7"> </text:span><text:span text:style-name="T25">теперь</text:span><text:span text:style-name="T7"> </text:span><text:span text:style-name="T25">объект</text:span><text:span text:style-name="T7"> </text:span><text:span text:style-name="T25">используется</text:span><text:span text:style-name="T7"> </text:span><text:span text:style-name="T25">в</text:span><text:span text:style-name="T7"> </text:span><text:span text:style-name="T25">стеке</text:span></text:p>
      <text:p text:style-name="КОД"><text:span text:style-name="T7"><text:s text:c="8"/></text:span><text:span text:style-name="T14">ptr</text:span>-&gt;<text:span text:style-name="T51">counter</text:span>++;</text:p>
      <text:p text:style-name="КОД"><text:span text:style-name="T7"><text:s text:c="8"/></text:span><text:span text:style-name="T25">//</text:span><text:span text:style-name="T7"> </text:span><text:span text:style-name="T25">тип</text:span><text:span text:style-name="T7"> </text:span><text:span text:style-name="T25">объекта</text:span></text:p>
      <text:p text:style-name="КОД"><text:span text:style-name="T7"><text:s text:c="8"/></text:span><text:span text:style-name="T51">_itemType</text:span>.<text:span text:style-name="T19">push</text:span>(<text:span text:style-name="T14">ptr</text:span>-&gt;<text:span text:style-name="T51">type</text:span>);</text:p>
      <text:p text:style-name="КОД"><text:span text:style-name="T7"><text:s text:c="8"/></text:span><text:span text:style-name="T25">//</text:span><text:span text:style-name="T7"> </text:span><text:span text:style-name="T25">значение/указатель,</text:span><text:span text:style-name="T7"> </text:span><text:span text:style-name="T25">в</text:span><text:span text:style-name="T7"> </text:span><text:span text:style-name="T25">зависимости</text:span><text:span text:style-name="T7"> </text:span><text:span text:style-name="T25">от</text:span><text:span text:style-name="T7"> </text:span><text:span text:style-name="T25">типа</text:span></text:p>
      <text:p text:style-name="КОД"><text:span text:style-name="T7"><text:s text:c="8"/></text:span><text:span text:style-name="T51">_stack</text:span>.<text:span text:style-name="T19">push</text:span>((<text:span text:style-name="T2">uint64_t</text:span>)<text:span text:style-name="T14">ptr</text:span>);</text:p>
      <text:p text:style-name="КОД"><text:span text:style-name="T7"><text:s text:c="8"/></text:span><text:span text:style-name="T25">//</text:span><text:span text:style-name="T7"> </text:span><text:span text:style-name="T25">сдвиг</text:span><text:span text:style-name="T7"> </text:span><text:span text:style-name="T25">на</text:span><text:span text:style-name="T7"> </text:span><text:span text:style-name="T25">следующую</text:span><text:span text:style-name="T7"> </text:span><text:span text:style-name="T25">команду</text:span></text:p>
      <text:p text:style-name="КОД"><text:span text:style-name="T7"><text:s text:c="8"/></text:span><text:span text:style-name="T19">next</text:span>(<text:span text:style-name="T35">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35">void</text:span><text:span text:style-name="T7"> </text:span><text:span text:style-name="T20">ldc_int64_data64</text:span>()</text:p>
      <text:p text:style-name="КОД"><text:span text:style-name="T7"><text:s text:c="4"/></text:span>{</text:p>
      <text:p text:style-name="КОД"><text:span text:style-name="T7"><text:s text:c="8"/></text:span><text:span text:style-name="T19">next</text:span>(<text:span text:style-name="T35">sizeof</text:span><text:span text:style-name="T7"> </text:span>(<text:span text:style-name="T2">Assembler</text:span>::<text:span text:style-name="T2">OpCodeType</text:span>));</text:p>
      <text:p text:style-name="КОД"><text:span text:style-name="T7"><text:s text:c="8"/></text:span><text:span text:style-name="T51">_itemType</text:span>.<text:span text:style-name="T19">push</text:span>(<text:span text:style-name="T2">SymbolType</text:span>::<text:span text:style-name="T2">Integer</text:span>);</text:p>
      <text:p text:style-name="КОД"><text:span text:style-name="T7"><text:s text:c="8"/></text:span><text:span text:style-name="T51">_stack</text:span>.<text:span text:style-name="T19">push</text:span>(*(<text:span text:style-name="T2">uint64_t</text:span>*)<text:span text:style-name="T51">_p</text:span>);</text:p>
      <text:p text:style-name="КОД"><text:span text:style-name="T7"><text:s text:c="8"/></text:span><text:span text:style-name="T19">next</text:span>(<text:span text:style-name="T35">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20">readRecord</text:span>(<text:span text:style-name="T2">Symbol</text:span><text:span text:style-name="T7"> </text:span><text:span text:style-name="T25">/*out*/</text:span><text:span text:style-name="T7"> </text:span>*&amp;<text:span text:style-name="T14">symbol</text:span>)</text:p>
      <text:p text:style-name="КОД"><text:span text:style-name="T7"><text:s text:c="4"/></text:span>{</text:p>
      <text:p text:style-name="КОД"><text:soft-page-break/><text:span text:style-name="T7"><text:s text:c="8"/></text:span><text:span text:style-name="T25">//</text:span><text:span text:style-name="T7"> </text:span><text:span text:style-name="T25">Адрес</text:span><text:span text:style-name="T7"> </text:span><text:span text:style-name="T25">объекта</text:span><text:span text:style-name="T7"> </text:span><text:span text:style-name="T12">Symbol </text:span><text:span text:style-name="T25">в</text:span><text:span text:style-name="T7"> </text:span><text:span text:style-name="T25">таблице</text:span><text:span text:style-name="T7"> </text:span><text:span text:style-name="T25">символов</text:span></text:p>
      <text:p text:style-name="КОД"><text:span text:style-name="T7"><text:s text:c="8"/></text:span><text:span text:style-name="T2">uint64_t</text:span><text:span text:style-name="T7"> </text:span><text:span text:style-name="T14">symbolAddress</text:span><text:span text:style-name="T7"> </text:span>=<text:span text:style-name="T7"> </text:span>*(<text:span text:style-name="T2">uint64_t</text:span>*)<text:span text:style-name="T51">_p</text:span>;</text:p>
      <text:p text:style-name="КОД"><text:span text:style-name="T7"><text:s text:c="8"/></text:span><text:span text:style-name="T14">symbol</text:span><text:span text:style-name="T7"> </text:span>=<text:span text:style-name="T7"> </text:span>(<text:span text:style-name="T2">Symbol</text:span>*)<text:span text:style-name="T14">symbolAddress</text:span>;</text:p>
      <text:p text:style-name="КОД"><text:span text:style-name="T7"><text:s text:c="8"/></text:span><text:span text:style-name="T25">//</text:span><text:span text:style-name="T7"> </text:span><text:span text:style-name="T25">адрес</text:span><text:span text:style-name="T7"> </text:span><text:span text:style-name="T25">указателя</text:span><text:span text:style-name="T7"> </text:span><text:span text:style-name="T25">на</text:span><text:span text:style-name="T7"> </text:span><text:span text:style-name="T25">переменную</text:span><text:span text:style-name="T7"> </text:span><text:span text:style-name="T25">в</text:span><text:span text:style-name="T7"> </text:span><text:span text:style-name="T25">секции</text:span><text:span text:style-name="T7"> </text:span><text:span text:style-name="T25">DATA</text:span></text:p>
      <text:p text:style-name="КОД"><text:span text:style-name="T7"><text:s text:c="8"/></text:span><text:span text:style-name="T2">uint64_t</text:span><text:span text:style-name="T7"> </text:span><text:span text:style-name="T14">address</text:span><text:span text:style-name="T7"> </text:span>=<text:span text:style-name="T7"> </text:span><text:span text:style-name="T14">symbol</text:span>-&gt;<text:span text:style-name="T19">location</text:span>();</text:p>
      <text:p text:style-name="КОД"><text:span text:style-name="T7"><text:s text:c="8"/></text:span><text:span text:style-name="T25">//</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списке</text:span><text:span text:style-name="T7"> </text:span><text:span text:style-name="T25">объектов</text:span></text:p>
      <text:p text:style-name="КОД"><text:span text:style-name="T7"><text:s text:c="8"/></text:span><text:span text:style-name="T25">//</text:span><text:span text:style-name="T7"> </text:span><text:span text:style-name="T25">он</text:span><text:span text:style-name="T7"> </text:span><text:span text:style-name="T25">всегда</text:span><text:span text:style-name="T7"> </text:span><text:span text:style-name="T25">должен</text:span><text:span text:style-name="T7"> </text:span><text:span text:style-name="T25">существовать</text:span></text:p>
      <text:p text:style-name="КОД"><text:span text:style-name="T7"><text:s text:c="8"/></text:span><text:span text:style-name="T2">uint64_t</text:span><text:span text:style-name="T7"> </text:span><text:span text:style-name="T14">recValue</text:span><text:span text:style-name="T7"> </text:span>=<text:span text:style-name="T7"> </text:span>*(<text:span text:style-name="T2">uint64_t</text:span>*)(<text:span text:style-name="T51">_memory</text:span><text:span text:style-name="T7"> </text:span>+<text:span text:style-name="T7"> </text:span><text:span text:style-name="T14">address</text:span>);</text:p>
      <text:p text:style-name="КОД"><text:span text:style-name="T7"><text:s text:c="8"/></text:span><text:span text:style-name="T2">ObjectRecord</text:span><text:span text:style-name="T7"> </text:span>*<text:span text:style-name="T14">ptr</text:span><text:span text:style-name="T7"> </text:span>=<text:span text:style-name="T7"> </text:span>(<text:span text:style-name="T2">ObjectRecord</text:span>*)(<text:span text:style-name="T14">recValue</text:span>);</text:p>
      <text:p text:style-name="КОД"><text:span text:style-name="T7"><text:s text:c="8"/></text:span><text:span text:style-name="T35">return</text:span><text:span text:style-name="T7"> </text:span><text:span text:style-name="T14">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207">Пока единственное место, где будет инсталлироваться новая переменная — это stloc m.</text:span></text:p>
      <text:p text:style-name="КОД"><text:span text:style-name="T7"><text:s text:c="4"/></text:span><text:span text:style-name="T35">void</text:span><text:span text:style-name="T7"> </text:span>stloc_m()</text:p>
      <text:p text:style-name="КОД"><text:span text:style-name="T7"><text:s text:c="4"/></text:span>{</text:p>
      <text:p text:style-name="КОД"><text:span text:style-name="T7"><text:s text:c="8"/></text:span><text:span text:style-name="T19">next</text:span>();</text:p>
      <text:p text:style-name="КОД"><text:span text:style-name="T7"><text:s text:c="8"/></text:span><text:span text:style-name="T25">//</text:span><text:span text:style-name="T7"> </text:span><text:span text:style-name="T25">что</text:span><text:span text:style-name="T7"> </text:span><text:span text:style-name="T25">в</text:span><text:span text:style-name="T7"> </text:span><text:span text:style-name="T25">стеке?</text:span></text:p>
      <text:p text:style-name="КОД"><text:span text:style-name="T7"><text:s text:c="8"/></text:span><text:span text:style-name="T35">auto</text:span><text:span text:style-name="T7"> </text:span><text:span text:style-name="T14">item</text:span><text:span text:style-name="T7"> </text:span>=<text:span text:style-name="T7"> </text:span><text:span text:style-name="T19">popFromStack</text:span>();</text:p>
      <text:p text:style-name="КОД"><text:span text:style-name="T7"><text:s text:c="8"/></text:span><text:span text:style-name="T2">ObjectRecord</text:span><text:span text:style-name="T7"> </text:span>*<text:span text:style-name="T14">ptr</text:span><text:span text:style-name="T7"> </text:span>=<text:span text:style-name="T7"> </text:span><text:span text:style-name="T35">nullptr</text:span>;</text:p>
      <text:p text:style-name="КОД"><text:span text:style-name="T7"><text:s text:c="8"/></text:span><text:span text:style-name="T2">Symbol</text:span><text:span text:style-name="T7"> </text:span>*<text:span text:style-name="T14">symbol</text:span><text:span text:style-name="T7"> </text:span>=<text:span text:style-name="T7"> </text:span><text:span text:style-name="T35">nullptr</text:span>;</text:p>
      <text:p text:style-name="КОД"><text:span text:style-name="T7"><text:s text:c="8"/></text:span><text:span text:style-name="T2">int64_t</text:span><text:span text:style-name="T7"> </text:span><text:span text:style-name="T14">iValue</text:span><text:span text:style-name="T7"> </text:span>=<text:span text:style-name="T7"> </text:span><text:span text:style-name="T32">0</text:span>;</text:p>
      <text:p text:style-name="КОД"><text:span text:style-name="T7"><text:s text:c="8"/></text:span><text:span text:style-name="T14">ptr</text:span><text:span text:style-name="T7"> </text:span>=<text:span text:style-name="T7"> </text:span><text:span text:style-name="T19">readRecord</text:span>(<text:span text:style-name="T16">symbol</text:span>);</text:p>
      <text:p text:style-name="КОД"><text:span text:style-name="T7"><text:s text:c="8"/></text:span><text:span text:style-name="T35">if</text:span><text:span text:style-name="T7"> </text:span>(!<text:span text:style-name="T14">ptr</text:span>)<text:span text:style-name="T7"> </text:span>{<text:span text:style-name="T7"> </text:span><text:span text:style-name="T25">//</text:span><text:span text:style-name="T7"> </text:span><text:span text:style-name="T25">это</text:span><text:span text:style-name="T7"> </text:span><text:span text:style-name="T25">lvalue,</text:span><text:span text:style-name="T7"> </text:span><text:span text:style-name="T25">его</text:span><text:span text:style-name="T7"> </text:span><text:span text:style-name="T25">нужно</text:span><text:span text:style-name="T7"> </text:span><text:span text:style-name="T25">установить,</text:span><text:span text:style-name="T7"> </text:span><text:span text:style-name="T25">если</text:span><text:span text:style-name="T7"> </text:span><text:span text:style-name="T25">его</text:span><text:span text:style-name="T7"> </text:span><text:span text:style-name="T25">ещё</text:span><text:span text:style-name="T7"> </text:span><text:span text:style-name="T25">нет</text:span></text:p>
      <text:p text:style-name="КОД"><text:span text:style-name="T7"><text:s text:c="12"/></text:span><text:span text:style-name="T14">ptr</text:span><text:span text:style-name="T7"> </text:span>=<text:span text:style-name="T7"> </text:span><text:span text:style-name="T19">installRecord</text:span>(<text:span text:style-name="T16">symbol</text:span>);</text:p>
      <text:p text:style-name="КОД"><text:span text:style-name="T7"><text:s text:c="12"/></text:span><text:span text:style-name="T25">//</text:span><text:span text:style-name="T7"> </text:span><text:span text:style-name="T25">имеем</text:span><text:span text:style-name="T7"> </text:span><text:span text:style-name="T25">адрес</text:span><text:span text:style-name="T7"> </text:span><text:span text:style-name="T25">ObjectRecord</text:span></text:p>
      <text:p text:style-name="КОД"><text:span text:style-name="T7"><text:s text:c="12"/></text:span><text:span text:style-name="T25">//</text:span><text:span text:style-name="T7"> </text:span><text:span text:style-name="T25">этот</text:span><text:span text:style-name="T7"> </text:span><text:span text:style-name="T25">адрес</text:span><text:span text:style-name="T7"> </text:span><text:span text:style-name="T25">нужно</text:span><text:span text:style-name="T7"> </text:span><text:span text:style-name="T25">записать</text:span><text:span text:style-name="T7"> </text:span><text:span text:style-name="T25">в</text:span><text:span text:style-name="T7"> </text:span><text:span text:style-name="T25">секции</text:span><text:span text:style-name="T7"> </text:span><text:span text:style-name="T25">DATA:</text:span></text:p>
      <text:p text:style-name="КОД"><text:span text:style-name="T7"><text:s text:c="12"/></text:span><text:span text:style-name="T2">uint8_t</text:span><text:span text:style-name="T7"> </text:span>*<text:span text:style-name="T14">addr</text:span><text:span text:style-name="T7"> </text:span>=<text:span text:style-name="T7"> </text:span><text:span text:style-name="T51">_memory</text:span><text:span text:style-name="T7"> </text:span>+<text:span text:style-name="T7"> </text:span><text:span text:style-name="T14">symbol</text:span>-&gt;<text:span text:style-name="T19">location</text:span>();</text:p>
      <text:p text:style-name="КОД"><text:span text:style-name="T7"><text:s text:c="12"/></text:span><text:span text:style-name="T2">uint64_t</text:span><text:span text:style-name="T7"> </text:span><text:span text:style-name="T14">ptrAsAddr</text:span><text:span text:style-name="T7"> </text:span>=<text:span text:style-name="T7"> </text:span>(<text:span text:style-name="T2">uint64_t</text:span>)<text:span text:style-name="T14">ptr</text:span>;</text:p>
      <text:p text:style-name="КОД"><text:span text:style-name="T7"><text:s text:c="12"/></text:span><text:span text:style-name="T19">memcpy</text:span>(<text:span text:style-name="T16">addr</text:span>,<text:span text:style-name="T7"> </text:span>&amp;<text:span text:style-name="T14">ptrAsAddr</text:span>,<text:span text:style-name="T7"> </text:span><text:span text:style-name="T35">sizeof</text:span>(<text:span text:style-name="T2">uint64_t</text:span>));</text:p>
      <text:p text:style-name="КОД"><text:span text:style-name="T7"><text:s text:c="8"/></text:span>}</text:p>
      <text:p text:style-name="КОД"><text:span text:style-name="T7"><text:s text:c="8"/></text:span><text:span text:style-name="T35">switch</text:span><text:span text:style-name="T7"> </text:span>(<text:span text:style-name="T14">item</text:span>.<text:span text:style-name="T51">first</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25">//</text:span><text:span text:style-name="T7"> </text:span><text:span text:style-name="T25">в</text:span><text:span text:style-name="T7"> </text:span><text:span text:style-name="T25">операнде</text:span><text:span text:style-name="T7"> </text:span><text:span text:style-name="T25">находится</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12"/></text:span><text:span text:style-name="T19">setValue</text:span>(<text:span text:style-name="T16">ptr</text:span>,<text:span text:style-name="T7"> </text:span>(<text:span text:style-name="T2">int64_t</text:span>)<text:span text:style-name="T14">item</text:span>.<text:span text:style-name="T51">second</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Variable</text:span>:</text:p>
      <text:p text:style-name="КОД"><text:span text:style-name="T7"><text:s text:c="12"/></text:span><text:span text:style-name="T25">//</text:span><text:span text:style-name="T7"> </text:span><text:span text:style-name="T25">здесь</text:span><text:span text:style-name="T7"> </text:span><text:span text:style-name="T25">находится</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объектов</text:span></text:p>
      <text:p text:style-name="КОД"><text:span text:style-name="T7"><text:s text:c="12"/></text:span><text:span text:style-name="T25">//</text:span><text:span text:style-name="T7"> </text:span><text:span text:style-name="T25">в</text:span><text:span text:style-name="T7"> </text:span><text:span text:style-name="T25">зависимости</text:span><text:span text:style-name="T7"> </text:span><text:span text:style-name="T25">от</text:span><text:span text:style-name="T7"> </text:span><text:span text:style-name="T25">типа,</text:span><text:span text:style-name="T7"> </text:span><text:span text:style-name="T25">мы</text:span><text:span text:style-name="T7"> </text:span><text:span text:style-name="T25">либо</text:span><text:span text:style-name="T7"> </text:span><text:span text:style-name="T25">меняем</text:span><text:span text:style-name="T7"> </text:span><text:span text:style-name="T25">ссылку,</text:span><text:span text:style-name="T7"> </text:span><text:span text:style-name="T25">либо</text:span><text:span text:style-name="T7"> </text:span><text:span text:style-name="T25">присваиваем</text:span><text:span text:style-name="T7"> </text:span><text:span text:style-name="T25">по</text:span><text:span text:style-name="T7"> </text:span><text:span text:style-name="T25">значению</text:span></text:p>
      <text:p text:style-name="КОД"><text:span text:style-name="T7"><text:s text:c="12"/></text:span><text:span text:style-name="T25">//</text:span><text:span text:style-name="T7"> </text:span><text:span text:style-name="T25">пока</text:span><text:span text:style-name="T7"> </text:span><text:span text:style-name="T25">целые</text:span><text:span text:style-name="T7"> </text:span><text:span text:style-name="T25">-</text:span><text:span text:style-name="T7"> </text:span><text:span text:style-name="T25">меняем</text:span><text:span text:style-name="T7"> </text:span><text:span text:style-name="T25">по</text:span><text:span text:style-name="T7"> </text:span><text:span text:style-name="T25">значению</text:span></text:p>
      <text:p text:style-name="КОД"><text:span text:style-name="T7"><text:s text:c="12"/></text:span><text:span text:style-name="T14">iValue</text:span><text:span text:style-name="T7"> </text:span>=<text:span text:style-name="T7"> </text:span>(<text:span text:style-name="T2">int64_t</text:span>)((<text:span text:style-name="T2">ObjectRecord</text:span>*)<text:span text:style-name="T14">item</text:span>.<text:span text:style-name="T51">second</text:span>)-&gt;<text:span text:style-name="T51">data</text:span>;</text:p>
      <text:p text:style-name="КОД"><text:span text:style-name="T7"><text:s text:c="12"/></text:span><text:span text:style-name="T19">setValue</text:span>(<text:span text:style-name="T16">ptr</text:span>,<text:span text:style-name="T7"> </text:span><text:span text:style-name="T14">iValue</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2">std</text:span>::<text:span text:style-name="T39">cout</text:span><text:span text:style-name="T7"> </text:span><text:span text:style-name="T19">&lt;&lt;</text:span><text:span text:style-name="T7"> </text:span><text:span text:style-name="T25">"Unsupported type :"</text:span><text:span text:style-name="T7"> </text:span><text:span text:style-name="T19">&lt;&lt;</text:span><text:span text:style-name="T7"> </text:span>(<text:span text:style-name="T2">uint8_t</text:span>)<text:span text:style-name="T14">item</text:span>.<text:span text:style-name="T51">first</text:span><text:span text:style-name="T7"> </text:span><text:span text:style-name="T19">&lt;&lt;</text:span><text:span text:style-name="T7"> </text:span><text:span text:style-name="T2">std</text:span>::<text:span text:style-name="T19">endl</text:span>;</text:p>
      <text:p text:style-name="КОД"><text:span text:style-name="T7"><text:s text:c="8"/></text:span>}</text:p>
      <text:p text:style-name="КОД"><text:span text:style-name="T7"><text:s text:c="8"/></text:span><text:span text:style-name="T19">next</text:span>(<text:span text:style-name="T35">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08">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08">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35">void</text:span><text:span text:style-name="T7"> </text:span><text:span text:style-name="T2">SimpleExpression_Test</text:span>::<text:span text:style-name="T20">test_unaryPlusMinus</text:span>()</text:p>
      <text:p text:style-name="КОД">{</text:p>
      <text:p text:style-name="КОД">...</text:p>
      <text:p text:style-name="КОД"><text:span text:style-name="T7"><text:s text:c="4"/></text:span><text:span text:style-name="T2">EScript</text:span><text:span text:style-name="T7"> </text:span><text:span text:style-name="T14">engine4</text:span>;</text:p>
      <text:p text:style-name="КОД"><text:span text:style-name="T7"><text:s text:c="4"/></text:span><text:span text:style-name="T25">//cout</text:span><text:span text:style-name="T7"> </text:span><text:span text:style-name="T25">&lt;&lt;</text:span><text:span text:style-name="T7"> </text:span><text:span text:style-name="T25">"Unary</text:span><text:span text:style-name="T7"> </text:span><text:span text:style-name="T25">plus:\n";</text:span></text:p>
      <text:p text:style-name="КОД"><text:span text:style-name="T7"><text:s text:c="4"/></text:span><text:span text:style-name="T35">const</text:span><text:span text:style-name="T7"> </text:span><text:span text:style-name="T2">u32string</text:span><text:span text:style-name="T7"> </text:span><text:span text:style-name="T14">code4</text:span><text:span text:style-name="T7"> </text:span>=<text:span text:style-name="T7"> </text:span><text:span text:style-name="T25">U"x = +7 + +8 * -3;"</text:span>;</text:p>
      <text:p text:style-name="КОД"><text:span text:style-name="T7"><text:s text:c="4"/></text:span><text:span text:style-name="T14">engine4</text:span>.<text:span text:style-name="T19">eval</text:span>(<text:span text:style-name="T14">code4</text:span>);</text:p>
      <text:p text:style-name="КОД"><text:span text:style-name="T7"><text:s text:c="4"/></text:span><text:span text:style-name="T35">auto</text:span><text:span text:style-name="T7"> </text:span><text:span text:style-name="T14">x</text:span><text:span text:style-name="T7"> </text:span>=<text:span text:style-name="T7"> </text:span><text:span text:style-name="T14">engine4</text:span>.<text:span text:style-name="T19">unit</text:span>()-&gt;<text:span text:style-name="T19">block</text:span>()<text:span text:style-name="T19">-&gt;symbolTable</text:span>()<text:span text:style-name="T19">-&gt;find</text:span>(<text:span text:style-name="T25">U"x"</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4</text:span>.<text:span text:style-name="T19">getObjectRecord</text:span>(<text:span text:style-name="T14">x</text:span>);</text:p>
      <text:p text:style-name="КОД"><text:span text:style-name="T7"><text:s text:c="4"/></text:span><text:span text:style-name="T32">assert</text:span>((<text:span text:style-name="T2">int64_t</text:span>)<text:span text:style-name="T14">record</text:span>-&gt;<text:span text:style-name="T51">data</text:span><text:span text:style-name="T7"> </text:span>==<text:span text:style-name="T7"> </text:span>-<text:span text:style-name="T32">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20">location</text:span>(<text:span text:style-name="T2">Symbol</text:span><text:span text:style-name="T7"> </text:span>*<text:span text:style-name="T14">symbol</text:span>)</text:p>
      <text:p text:style-name="КОД">{</text:p>
      <text:p text:style-name="КОД"><text:span text:style-name="T7"><text:s text:c="4"/></text:span><text:span text:style-name="T35">return</text:span><text:span text:style-name="T7"> </text:span>(<text:span text:style-name="T2">PtrIntType</text:span>)<text:span text:style-name="T14">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35">enum</text:span><text:span text:style-name="T7"> </text:span><text:span text:style-name="T35">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5">//</text:span><text:span text:style-name="T7"> </text:span><text:span text:style-name="T25">op1/op2</text:span></text:p>
      <text:p text:style-name="КОД"><text:span text:style-name="T7"><text:s text:c="4"/></text:span><text:span text:style-name="T2">Minus</text:span>,<text:span text:style-name="T7"> <text:s text:c="9"/></text:span><text:span text:style-name="T25">//</text:span><text:span text:style-name="T7"> </text:span><text:span text:style-name="T25">op1-op2</text:span></text:p>
      <text:p text:style-name="КОД">};</text:p>
      <text:p text:style-name="Horizontal_20_Line"/>
      <text:p text:style-name="КОД"><text:span text:style-name="T35">void</text:span><text:span text:style-name="T7"> </text:span><text:span text:style-name="T2">Parser</text:span>::<text:span text:style-name="T20">emitBinaryOp</text:span>(<text:span text:style-name="T2">OperationType</text:span><text:span text:style-name="T7"> </text:span><text:span text:style-name="T14">opType</text:span>)</text:p>
      <text:p text:style-name="КОД">{</text:p>
      <text:p text:style-name="КОД"><text:span text:style-name="T7"><text:s text:c="4"/></text:span><text:span text:style-name="T35">switch</text:span><text:span text:style-name="T7"> </text:span>(<text:span text:style-name="T14">opType</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4"/></text:span><text:span text:style-name="T35">case</text:span><text:span text:style-name="T7"> </text:span><text:span text:style-name="T2">OperationType</text:span>::<text:span text:style-name="T2">Div</text:span>:</text:p>
      <text:p text:style-name="КОД"><text:span text:style-name="T7"><text:s text:c="4"/></text:span><text:span text:style-name="T35">case</text:span><text:span text:style-name="T7"> </text:span><text:span text:style-name="T2">OperationType</text:span>::<text:span text:style-name="T2">Minus</text:span>:</text:p>
      <text:p text:style-name="КОД"><text:span text:style-name="T7"><text:s text:c="4"/></text:span><text:span text:style-name="T35">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11">switch-блоки в </text:span>ICodeEmitter::binaryOp(), Translator::translateOperation(), TCode::toString().</text:p>
      <text:p text:style-name="Horizontal_20_Line"/>
      <text:p text:style-name="Text_20_body">В ICodeEmitter уберём неиспользуемую функцию binaryOp <text:span text:style-name="T210">с void*.</text:span></text:p>
      <text:p text:style-name="P261"><text:soft-page-break/>Напишем тест:</text:p>
      <text:p text:style-name="КОД"><text:span text:style-name="T35">void</text:span><text:span text:style-name="T7"> </text:span><text:span text:style-name="T2">SimpleExpression_Test</text:span>::<text:span text:style-name="T20">test_integerExpressions1</text:span>()</text:p>
      <text:p text:style-name="КОД">{</text:p>
      <text:p text:style-name="КОД"><text:span text:style-name="T7"><text:s text:c="4"/></text:span><text:span text:style-name="T2">EScript</text:span><text:span text:style-name="T7"> </text:span><text:span text:style-name="T14">engine1</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1</text:span><text:span text:style-name="T7"> </text:span><text:span text:style-name="T25">-</text:span><text:span text:style-name="T7"> </text:span><text:span text:style-name="T25">2</text:span><text:span text:style-name="T7"> </text:span><text:span text:style-name="T25">+</text:span><text:span text:style-name="T7"> </text:span><text:span text:style-name="T25">3*4</text:span><text:span text:style-name="T7"> </text:span><text:span text:style-name="T25">-</text:span><text:span text:style-name="T7"> </text:span><text:span text:style-name="T25">5</text:span><text:span text:style-name="T7"> </text:span><text:span text:style-name="T25">/</text:span><text:span text:style-name="T7"> </text:span><text:span text:style-name="T25">2</text:span><text:span text:style-name="T7"> </text:span><text:span text:style-name="T25">+</text:span><text:span text:style-name="T7"> </text:span><text:span text:style-name="T25">6;"</text:span>;</text:p>
      <text:p text:style-name="КОД"><text:span text:style-name="T7"><text:s text:c="4"/></text:span><text:span text:style-name="T14">engine1</text:span>.<text:span text:style-name="T19">eval</text:span>(<text:span text:style-name="T14">code1</text:span>);</text:p>
      <text:p text:style-name="КОД"><text:span text:style-name="T7"><text:s text:c="4"/></text:span><text:span text:style-name="T35">auto</text:span><text:span text:style-name="T7"> </text:span><text:span text:style-name="T14">x</text:span><text:span text:style-name="T7"> </text:span>=<text:span text:style-name="T7"> </text:span><text:span text:style-name="T14">engine1</text:span>.<text:span text:style-name="T19">unit</text:span>()-&gt;<text:span text:style-name="T19">block</text:span>()<text:span text:style-name="T19">-&gt;symbolTable</text:span>()<text:span text:style-name="T19">-&gt;find</text:span>(<text:span text:style-name="T25">U"x"</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1</text:span>.<text:span text:style-name="T19">getObjectRecord</text:span>(<text:span text:style-name="T14">x</text:span>);</text:p>
      <text:p text:style-name="КОД"><text:span text:style-name="T7"><text:s text:c="4"/></text:span><text:span text:style-name="T32">assert</text:span>((<text:span text:style-name="T2">int64_t</text:span>)<text:span text:style-name="T14">record</text:span>-&gt;<text:span text:style-name="T51">data</text:span><text:span text:style-name="T7"> </text:span>==<text:span text:style-name="T7"> </text:span><text:span text:style-name="T32">1</text:span><text:span text:style-name="T7"> </text:span>-<text:span text:style-name="T7"> </text:span><text:span text:style-name="T32">2</text:span><text:span text:style-name="T7"> </text:span>+<text:span text:style-name="T7"> </text:span><text:span text:style-name="T32">3</text:span>*<text:span text:style-name="T32">4</text:span><text:span text:style-name="T7"> </text:span>-<text:span text:style-name="T7"> </text:span><text:span text:style-name="T32">5</text:span><text:span text:style-name="T7"> </text:span>/<text:span text:style-name="T7"> </text:span><text:span text:style-name="T32">2</text:span><text:span text:style-name="T7"> </text:span>+<text:span text:style-name="T7"> </text:span><text:span text:style-name="T32">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387">DIVST</text:p>
          </table:table-cell>
          <table:table-cell table:style-name="Таблица13.A1" office:value-type="string">
            <text:p text:style-name="P388">0</text:p>
          </table:table-cell>
          <table:table-cell table:style-name="Таблица13.A1" office:value-type="string">
            <text:p text:style-name="P388">0</text:p>
          </table:table-cell>
          <table:table-cell table:style-name="Таблица13.A1" office:value-type="string">
            <text:p text:style-name="P387"/>
          </table:table-cell>
          <table:table-cell table:style-name="Таблица13.A1" office:value-type="string">
            <text:p text:style-name="P388">0</text:p>
          </table:table-cell>
          <table:table-cell table:style-name="Таблица13.A1" office:value-type="string">
            <text:p text:style-name="P388">0</text:p>
          </table:table-cell>
          <table:table-cell table:style-name="Таблица13.A1" office:value-type="string">
            <text:p text:style-name="P388">1</text:p>
          </table:table-cell>
          <table:table-cell table:style-name="Таблица13.A1" office:value-type="string">
            <text:p text:style-name="P387">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387">SUBST</text:p>
          </table:table-cell>
          <table:table-cell table:style-name="Таблица13.A1" office:value-type="string">
            <text:p text:style-name="P388">0</text:p>
          </table:table-cell>
          <table:table-cell table:style-name="Таблица13.A1" office:value-type="string">
            <text:p text:style-name="P388">0</text:p>
          </table:table-cell>
          <table:table-cell table:style-name="Таблица13.A1" office:value-type="string">
            <text:p text:style-name="P387"/>
          </table:table-cell>
          <table:table-cell table:style-name="Таблица13.A1" office:value-type="string">
            <text:p text:style-name="P388">0</text:p>
          </table:table-cell>
          <table:table-cell table:style-name="Таблица13.A1" office:value-type="string">
            <text:p text:style-name="P388">0</text:p>
          </table:table-cell>
          <table:table-cell table:style-name="Таблица13.A1" office:value-type="string">
            <text:p text:style-name="P388">1</text:p>
          </table:table-cell>
          <table:table-cell table:style-name="Таблица13.A1" office:value-type="string">
            <text:p text:style-name="P387">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389">В Translator запишем, что нужно обработать деление на 0, позже надо придумать, как хранить значение NaN:</text:p>
      <text:p text:style-name="КОД"><text:span text:style-name="T35">void</text:span><text:span text:style-name="T7"> </text:span><text:span text:style-name="T2">Translator</text:span>::<text:span text:style-name="T20">binaryOp</text:span>(<text:span text:style-name="T35">const</text:span><text:span text:style-name="T7"> </text:span><text:span text:style-name="T2">TCode</text:span><text:span text:style-name="T7"> </text:span>&amp;<text:span text:style-name="T14">c</text:span>)</text:p>
      <text:p text:style-name="КОД">{</text:p>
      <text:p text:style-name="КОД"><text:span text:style-name="T7"><text:s text:c="4"/></text:span><text:span text:style-name="T25">...</text:span></text:p>
      <text:p text:style-name="КОД"><text:span text:style-name="T7"><text:s text:c="8"/></text:span><text:span text:style-name="T35">case</text:span><text:span text:style-name="T7"> </text:span><text:span text:style-name="T2">OperationType</text:span>::<text:span text:style-name="T2">Div</text:span>:</text:p>
      <text:p text:style-name="КОД"><text:span text:style-name="T7"><text:s text:c="12"/></text:span><text:span text:style-name="T25">//</text:span><text:span text:style-name="T7"> </text:span><text:span text:style-name="T25">TODO:</text:span><text:span text:style-name="T7"> </text:span><text:span text:style-name="T25">если</text:span><text:span text:style-name="T7"> </text:span><text:span text:style-name="T25">0,</text:span><text:span text:style-name="T7"> </text:span><text:span text:style-name="T25">сделать</text:span><text:span text:style-name="T7"> </text:span><text:span text:style-name="T25">NaN</text:span></text:p>
      <text:p text:style-name="КОД"><text:span text:style-name="T7"><text:s text:c="12"/></text:span><text:span text:style-name="T14">result</text:span><text:span text:style-name="T7"> </text:span>=<text:span text:style-name="T7"> </text:span><text:span text:style-name="T14">c</text:span>.<text:span text:style-name="T51">operand1</text:span>.<text:span text:style-name="T51">intValue</text:span><text:span text:style-name="T7"> </text:span>/<text:span text:style-name="T7"> </text:span><text:span text:style-name="T14">c</text:span>.<text:span text:style-name="T51">operand2</text:span>.<text:span text:style-name="T51">intValue</text:span>;</text:p>
      <text:p text:style-name="КОД"><text:span text:style-name="T7"><text:s text:c="12"/></text:span><text:span text:style-name="T35">break</text:span>;</text:p>
      <text:p text:style-name="КОД"><text:s text:c="4"/>...</text:p>
      <text:p text:style-name="КОД"><text:span text:style-name="T7"><text:s text:c="4"/></text:span><text:span text:style-name="T25">//</text:span><text:span text:style-name="T7"> </text:span><text:span text:style-name="T25">действие</text:span><text:span text:style-name="T7"> </text:span><text:span text:style-name="T25">над</text:span><text:span text:style-name="T7"> </text:span><text:span text:style-name="T25">элементами</text:span></text:p>
      <text:p text:style-name="КОД"><text:span text:style-name="T7"><text:s text:c="4"/></text:span><text:span text:style-name="T35">switch</text:span><text:span text:style-name="T7"> </text:span>(<text:span text:style-name="T14">c</text:span>.<text:span text:style-name="T51">operation</text:span>)<text:span text:style-name="T7"> </text:span>{</text:p>
      <text:p text:style-name="КОД"><text:span text:style-name="T7"><text:s text:c="4"/></text:span><text:span text:style-name="T35">case</text:span><text:span text:style-name="T7"> </text:span><text:span text:style-name="T2">OperationType</text:span>::<text:span text:style-name="T2">Add</text:span>:</text:p>
      <text:p text:style-name="КОД"><text:span text:style-name="T7"><text:s text:c="8"/></text:span><text:span text:style-name="T14">a</text:span>.<text:span text:style-name="T19">adds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Multiply</text:span>:</text:p>
      <text:p text:style-name="КОД"><text:span text:style-name="T7"><text:s text:c="8"/></text:span><text:span text:style-name="T14">a</text:span>.<text:span text:style-name="T19">muls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Minus</text:span>:</text:p>
      <text:p text:style-name="КОД"><text:span text:style-name="T7"><text:s text:c="8"/></text:span><text:span text:style-name="T14">a</text:span>.<text:span text:style-name="T19">subst</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OperationType</text:span>::<text:span text:style-name="T2">Div</text:span>:</text:p>
      <text:p text:style-name="КОД"><text:span text:style-name="T7"><text:s text:c="8"/></text:span><text:span text:style-name="T14">a</text:span>.<text:span text:style-name="T19">divst</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12">дём 4 функции и тип указателя на эти функции:</text:span></text:p>
      <text:p text:style-name="КОД"><text:span text:style-name="T7"><text:s text:c="4"/></text:span><text:span text:style-name="T35">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39">value1</text:span>,<text:span text:style-name="T7"> </text:span><text:span text:style-name="T2">int64_t</text:span><text:span text:style-name="T7"> </text:span><text:span text:style-name="T39">value2</text:span>);</text:p>
      <text:p text:style-name="КОД"><text:span text:style-name="T7"><text:s text:c="4"/></text:span><text:span text:style-name="T35">static</text:span><text:span text:style-name="T7"> </text:span><text:span text:style-name="T2">int64_t</text:span><text:span text:style-name="T7"> </text:span><text:span text:style-name="T20">_add</text:span>(<text:span text:style-name="T2">int64_t</text:span><text:span text:style-name="T7"> </text:span><text:span text:style-name="T14">value1</text:span>,<text:span text:style-name="T7"> </text:span><text:span text:style-name="T2">int64_t</text:span><text:span text:style-name="T7"> </text:span><text:span text:style-name="T14">value2</text:span>)</text:p>
      <text:p text:style-name="КОД"><text:span text:style-name="T7"><text:s text:c="4"/></text:span>{</text:p>
      <text:p text:style-name="КОД"><text:span text:style-name="T7"><text:s text:c="8"/></text:span><text:span text:style-name="T35">return</text:span><text:span text:style-name="T7"> </text:span><text:span text:style-name="T14">value1</text:span><text:span text:style-name="T7"> </text:span>+<text:span text:style-name="T7"> </text:span><text:span text:style-name="T14">value2</text:span>;</text:p>
      <text:p text:style-name="КОД"><text:span text:style-name="T7"><text:s text:c="4"/></text:span>}</text:p>
      <text:p text:style-name="КОД"><text:span text:style-name="T7"><text:s text:c="4"/></text:span><text:span text:style-name="T35">static</text:span><text:span text:style-name="T7"> </text:span><text:span text:style-name="T2">int64_t</text:span><text:span text:style-name="T7"> </text:span><text:span text:style-name="T20">_mul</text:span>(<text:span text:style-name="T2">int64_t</text:span><text:span text:style-name="T7"> </text:span><text:span text:style-name="T14">value1</text:span>,<text:span text:style-name="T7"> </text:span><text:span text:style-name="T2">int64_t</text:span><text:span text:style-name="T7"> </text:span><text:span text:style-name="T14">value2</text:span>)</text:p>
      <text:p text:style-name="КОД"><text:soft-page-break/><text:span text:style-name="T7"><text:s text:c="4"/></text:span>{</text:p>
      <text:p text:style-name="КОД"><text:span text:style-name="T7"><text:s text:c="8"/></text:span><text:span text:style-name="T35">return</text:span><text:span text:style-name="T7"> </text:span><text:span text:style-name="T14">value1</text:span><text:span text:style-name="T7"> </text:span>*<text:span text:style-name="T7"> </text:span><text:span text:style-name="T14">value2</text:span>;</text:p>
      <text:p text:style-name="КОД"><text:span text:style-name="T7"><text:s text:c="4"/></text:span>}</text:p>
      <text:p text:style-name="КОД"><text:span text:style-name="T7"><text:s text:c="4"/></text:span><text:span text:style-name="T35">static</text:span><text:span text:style-name="T7"> </text:span><text:span text:style-name="T2">int64_t</text:span><text:span text:style-name="T7"> </text:span><text:span text:style-name="T20">_sub</text:span>(<text:span text:style-name="T2">int64_t</text:span><text:span text:style-name="T7"> </text:span><text:span text:style-name="T14">value1</text:span>,<text:span text:style-name="T7"> </text:span><text:span text:style-name="T2">int64_t</text:span><text:span text:style-name="T7"> </text:span><text:span text:style-name="T14">value2</text:span>)</text:p>
      <text:p text:style-name="КОД"><text:span text:style-name="T7"><text:s text:c="4"/></text:span>{</text:p>
      <text:p text:style-name="КОД"><text:span text:style-name="T7"><text:s text:c="8"/></text:span><text:span text:style-name="T35">return</text:span><text:span text:style-name="T7"> </text:span><text:span text:style-name="T14">value1</text:span><text:span text:style-name="T7"> </text:span>-<text:span text:style-name="T7"> </text:span><text:span text:style-name="T14">value2</text:span>;</text:p>
      <text:p text:style-name="КОД"><text:span text:style-name="T7"><text:s text:c="4"/></text:span>}</text:p>
      <text:p text:style-name="КОД"><text:span text:style-name="T7"><text:s text:c="4"/></text:span><text:span text:style-name="T35">static</text:span><text:span text:style-name="T7"> </text:span><text:span text:style-name="T2">int64_t</text:span><text:span text:style-name="T7"> </text:span><text:span text:style-name="T20">_div</text:span>(<text:span text:style-name="T2">int64_t</text:span><text:span text:style-name="T7"> </text:span><text:span text:style-name="T14">value1</text:span>,<text:span text:style-name="T7"> </text:span><text:span text:style-name="T2">int64_t</text:span><text:span text:style-name="T7"> </text:span><text:span text:style-name="T14">value2</text:span>)</text:p>
      <text:p text:style-name="КОД"><text:span text:style-name="T7"><text:s text:c="4"/></text:span>{</text:p>
      <text:p text:style-name="КОД"><text:span text:style-name="T7"><text:s text:c="8"/></text:span><text:span text:style-name="T35">return</text:span><text:span text:style-name="T7"> </text:span><text:span text:style-name="T14">value1</text:span><text:span text:style-name="T7"> </text:span>/<text:span text:style-name="T7"> </text:span><text:span text:style-name="T14">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35">void</text:span><text:span text:style-name="T7"> </text:span><text:span text:style-name="T20">binaryStackOp</text:span>(<text:span text:style-name="T2">OpCode</text:span><text:span text:style-name="T7"> </text:span><text:span text:style-name="T14">opCode</text:span>)</text:p>
      <text:p text:style-name="КОД"><text:span text:style-name="T7"><text:s text:c="4"/></text:span>{</text:p>
      <text:p text:style-name="КОД"><text:span text:style-name="T7"><text:s text:c="8"/></text:span><text:span text:style-name="T2">BinaryIntFnPtr</text:span><text:span text:style-name="T7"> </text:span><text:span text:style-name="T14">fn</text:span><text:span text:style-name="T7"> </text:span>=<text:span text:style-name="T7"> </text:span><text:span text:style-name="T35">nullptr</text:span>;</text:p>
      <text:p text:style-name="КОД"><text:span text:style-name="T7"><text:s text:c="8"/></text:span><text:span text:style-name="T35">switch</text:span><text:span text:style-name="T7"> </text:span>(<text:span text:style-name="T14">opCode</text:span>)<text:span text:style-name="T7"> </text:span>{</text:p>
      <text:p text:style-name="КОД"><text:span text:style-name="T7"><text:s text:c="8"/></text:span><text:span text:style-name="T35">case</text:span><text:span text:style-name="T7"> </text:span><text:span text:style-name="T2">OpCode</text:span>::<text:span text:style-name="T2">SUBST</text:span>:</text:p>
      <text:p text:style-name="КОД"><text:span text:style-name="T7"><text:s text:c="12"/></text:span><text:span text:style-name="T14">fn</text:span><text:span text:style-name="T7"> </text:span>=<text:span text:style-name="T7"> </text:span><text:span text:style-name="T19">_sub</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OpCode</text:span>::<text:span text:style-name="T2">MULST</text:span>:</text:p>
      <text:p text:style-name="КОД"><text:span text:style-name="T7"><text:s text:c="12"/></text:span><text:span text:style-name="T14">fn</text:span><text:span text:style-name="T7"> </text:span>=<text:span text:style-name="T7"> </text:span><text:span text:style-name="T19">_mul</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OpCode</text:span>::<text:span text:style-name="T2">ADDST</text:span>:</text:p>
      <text:p text:style-name="КОД"><text:span text:style-name="T7"><text:s text:c="12"/></text:span><text:span text:style-name="T14">fn</text:span><text:span text:style-name="T7"> </text:span>=<text:span text:style-name="T7"> </text:span><text:span text:style-name="T19">_add</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OpCode</text:span>::<text:span text:style-name="T2">DIVST</text:span>:</text:p>
      <text:p text:style-name="КОД"><text:span text:style-name="T7"><text:s text:c="12"/></text:span><text:span text:style-name="T14">fn</text:span><text:span text:style-name="T7"> </text:span>=<text:span text:style-name="T7"> </text:span><text:span text:style-name="T19">_div</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35">case</text:span><text:span text:style-name="T7"> </text:span><text:span text:style-name="T2">OpCode</text:span>::<text:span text:style-name="T2">SUBST</text:span>:</text:p>
      <text:p text:style-name="КОД"><text:span text:style-name="T7"><text:s text:c="16"/></text:span><text:span text:style-name="T19">subst</text:span>();</text:p>
      <text:p text:style-name="КОД"><text:span text:style-name="T7"><text:s text:c="16"/></text:span><text:span text:style-name="T35">break</text:span>;</text:p>
      <text:p text:style-name="КОД"><text:span text:style-name="T7"><text:s text:c="12"/></text:span><text:span text:style-name="T35">case</text:span><text:span text:style-name="T7"> </text:span><text:span text:style-name="T2">OpCode</text:span>::<text:span text:style-name="T2">DIVST</text:span>:</text:p>
      <text:p text:style-name="КОД"><text:span text:style-name="T7"><text:s text:c="16"/></text:span><text:span text:style-name="T19">divst</text:span>();</text:p>
      <text:p text:style-name="КОД"><text:span text:style-name="T7"><text:s text:c="16"/></text:span><text:span text:style-name="T35">break</text:span>;</text:p>
      <text:p text:style-name="P262">Надо для этого места сделать генератор.</text:p>
      <text:p text:style-name="P263"><text:span text:style-name="T212">А также в </text:span><text:span text:style-name="T2">Parser</text:span>::<text:span text:style-name="T20">Term</text:span>() <text:span text:style-name="T212">и </text:span>Parser::SimpleExpression():</text:p>
      <text:p text:style-name="КОД">emitBinaryOp(OperationType::<text:span text:style-name="T212">Div</text:span>);</text:p>
      <text:p text:style-name="КОД">...</text:p>
      <text:p text:style-name="P364">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13">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35">bool</text:span><text:span text:style-name="T7"> </text:span><text:span text:style-name="T20">equals_double</text:span>(<text:span text:style-name="T35">double</text:span><text:span text:style-name="T7"> </text:span><text:span text:style-name="T14">d1</text:span>,<text:span text:style-name="T7"> </text:span><text:span text:style-name="T35">double</text:span><text:span text:style-name="T7"> </text:span><text:span text:style-name="T14">d2</text:span>)</text:p>
      <text:p text:style-name="КОД">{</text:p>
      <text:p text:style-name="КОД"><text:span text:style-name="T7"><text:s text:c="4"/></text:span><text:span text:style-name="T35">return</text:span><text:span text:style-name="T7"> </text:span><text:span text:style-name="T19">abs</text:span>(<text:span text:style-name="T14">d1</text:span><text:span text:style-name="T7"> </text:span>-<text:span text:style-name="T7"> </text:span><text:span text:style-name="T14">d2</text:span>)<text:span text:style-name="T7"> </text:span>&lt;=<text:span text:style-name="T7"> </text:span><text:span text:style-name="T2">numeric_limits</text:span>&lt;<text:span text:style-name="T35">double</text:span>&gt;::<text:span text:style-name="T19">epsilon</text:span>();</text:p>
      <text:p text:style-name="КОД">}</text:p>
      <text:p text:style-name="КОД"><text:span text:style-name="T35">bool</text:span><text:span text:style-name="T7"> </text:span><text:span text:style-name="T20">equals_double</text:span>(<text:span text:style-name="T35">double</text:span><text:span text:style-name="T7"> </text:span><text:span text:style-name="T14">d1</text:span>,<text:span text:style-name="T7"> </text:span><text:span text:style-name="T2">uint64_t</text:span><text:span text:style-name="T7"> </text:span><text:span text:style-name="T14">doubleAsUInt64</text:span>)</text:p>
      <text:p text:style-name="КОД">{</text:p>
      <text:p text:style-name="КОД"><text:span text:style-name="T7"><text:s text:c="4"/></text:span><text:span text:style-name="T35">double</text:span><text:span text:style-name="T7"> </text:span><text:span text:style-name="T14">d2</text:span><text:span text:style-name="T7"> </text:span>=<text:span text:style-name="T7"> </text:span><text:span text:style-name="T19">bit_cast</text:span>&lt;<text:span text:style-name="T35">double</text:span>&gt;(<text:span text:style-name="T14">doubleAsUInt64</text:span>);</text:p>
      <text:p text:style-name="КОД"><text:span text:style-name="T7"><text:s text:c="4"/></text:span><text:span text:style-name="T35">return</text:span><text:span text:style-name="T7"> </text:span><text:span text:style-name="T19">abs</text:span>(<text:span text:style-name="T14">d1</text:span><text:span text:style-name="T7"> </text:span>-<text:span text:style-name="T7"> </text:span><text:span text:style-name="T14">d2</text:span>)<text:span text:style-name="T7"> </text:span>&lt;=<text:span text:style-name="T7"> </text:span><text:span text:style-name="T2">numeric_limits</text:span>&lt;<text:span text:style-name="T35">double</text:span>&gt;::<text:span text:style-name="T19">epsilon</text:span>();</text:p>
      <text:p text:style-name="КОД">}</text:p>
      <text:p text:style-name="КОД"><text:span text:style-name="T35">void</text:span><text:span text:style-name="T7"> </text:span><text:span text:style-name="T2">SimpleExpression_Test</text:span>::<text:span text:style-name="T20">test_realExpressions1</text:span>()</text:p>
      <text:p text:style-name="КОД">{</text:p>
      <text:p text:style-name="КОД"><text:span text:style-name="T7"><text:s text:c="4"/></text:span><text:span text:style-name="T2">EScript</text:span><text:span text:style-name="T7"> </text:span><text:span text:style-name="T14">engine1</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 = 1.5;"</text:span>;</text:p>
      <text:p text:style-name="КОД"><text:span text:style-name="T7"><text:s text:c="4"/></text:span><text:span text:style-name="T14">engine1</text:span>.<text:span text:style-name="T19">eval</text:span>(<text:span text:style-name="T14">code1</text:span>);</text:p>
      <text:p text:style-name="КОД"><text:span text:style-name="T7"><text:s text:c="4"/></text:span><text:span text:style-name="T35">auto</text:span><text:span text:style-name="T7"> </text:span><text:span text:style-name="T14">x</text:span><text:span text:style-name="T7"> </text:span>=<text:span text:style-name="T7"> </text:span><text:span text:style-name="T14">engine1</text:span>.<text:span text:style-name="T19">unit</text:span>()-&gt;<text:span text:style-name="T19">block</text:span>()<text:span text:style-name="T19">-&gt;symbolTable</text:span>()<text:span text:style-name="T19">-&gt;find</text:span>(<text:span text:style-name="T25">U"x"</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1</text:span>.<text:span text:style-name="T19">getObjectRecord</text:span>(<text:span text:style-name="T14">x</text:span>);</text:p>
      <text:p text:style-name="КОД"><text:span text:style-name="T7"><text:s text:c="4"/></text:span><text:span text:style-name="T32">assert</text:span>(<text:span text:style-name="T19">equals_double</text:span>(<text:span text:style-name="T32">1.5</text:span>,<text:span text:style-name="T7"> </text:span><text:span text:style-name="T14">record</text:span>-&gt;<text:span text:style-name="T51">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32">if</text:span><text:span text:style-name="T7"> </text:span><text:span text:style-name="T3">__cpp_lib_bit_cast</text:span></text:p>
      <text:p text:style-name="КОД">#<text:span text:style-name="T32">else</text:span></text:p>
      <text:p text:style-name="КОД"><text:span text:style-name="T25">//</text:span><text:span text:style-name="T7"> </text:span><text:span text:style-name="T25">https://en.cppreference.com/w/cpp/numeric/bit_cast</text:span></text:p>
      <text:p text:style-name="КОД"><text:span text:style-name="T35">template</text:span>&lt;<text:span text:style-name="T35">class</text:span><text:span text:style-name="T7"> </text:span><text:span text:style-name="T2">To</text:span>,<text:span text:style-name="T7"> </text:span><text:span text:style-name="T35">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35">sizeof</text:span>(<text:span text:style-name="T2">To</text:span>)<text:span text:style-name="T7"> </text:span>==<text:span text:style-name="T7"> </text:span><text:span text:style-name="T35">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5">//</text:span><text:span text:style-name="T7"> </text:span><text:span text:style-name="T25">constexpr</text:span><text:span text:style-name="T7"> </text:span><text:span text:style-name="T25">support</text:span><text:span text:style-name="T7"> </text:span><text:span text:style-name="T25">needs</text:span><text:span text:style-name="T7"> </text:span><text:span text:style-name="T25">compiler</text:span><text:span text:style-name="T7"> </text:span><text:span text:style-name="T25">magic</text:span></text:p>
      <text:p text:style-name="КОД"><text:span text:style-name="T20">bit_cast</text:span>(<text:span text:style-name="T35">const</text:span><text:span text:style-name="T7"> </text:span><text:span text:style-name="T2">From</text:span>&amp;<text:span text:style-name="T7"> </text:span><text:span text:style-name="T14">src</text:span>)<text:span text:style-name="T7"> </text:span><text:span text:style-name="T35">noexcept</text:span></text:p>
      <text:p text:style-name="КОД">{</text:p>
      <text:p text:style-name="КОД"><text:span text:style-name="T7"><text:s text:c="4"/></text:span><text:span text:style-name="T35">static_assert</text:span>(<text:span text:style-name="T2">std</text:span>::<text:span text:style-name="T2">is_trivially_constructible_v</text:span>&lt;<text:span text:style-name="T2">To</text:span>&gt;,</text:p>
      <text:p text:style-name="КОД"><text:span text:style-name="T7"><text:s text:c="8"/></text:span><text:span text:style-name="T25">"This implementation additionally requires "</text:span></text:p>
      <text:p text:style-name="КОД"><text:span text:style-name="T7"><text:s text:c="8"/></text:span><text:span text:style-name="T25">"destination type to be trivially constructible"</text:span>);</text:p>
      <text:p text:style-name="КОД"><text:span text:style-name="T7"><text:s text:c="4"/></text:span><text:span text:style-name="T2">To</text:span><text:span text:style-name="T7"> </text:span><text:span text:style-name="T14">dst</text:span>;</text:p>
      <text:p text:style-name="КОД"><text:span text:style-name="T7"><text:s text:c="4"/></text:span><text:span text:style-name="T2">std</text:span>::<text:span text:style-name="T19">memcpy</text:span>(<text:span text:style-name="T129">&amp;</text:span><text:span text:style-name="T16">dst</text:span>,<text:span text:style-name="T7"> </text:span>&amp;<text:span text:style-name="T14">src</text:span>,<text:span text:style-name="T7"> </text:span><text:span text:style-name="T35">sizeof</text:span>(<text:span text:style-name="T2">To</text:span>));</text:p>
      <text:p text:style-name="КОД"><text:span text:style-name="T7"><text:s text:c="4"/></text:span><text:span text:style-name="T35">return</text:span><text:span text:style-name="T7"> </text:span><text:span text:style-name="T14">dst</text:span>;</text:p>
      <text:p text:style-name="КОД">}</text:p>
      <text:p text:style-name="КОД">#<text:span text:style-name="T3">endif</text:span></text:p>
      <text:p text:style-name="Text_20_body">Я положил это в escript_global.h. <text:span text:style-name="T215">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35">void</text:span><text:span text:style-name="T7"> </text:span><text:span text:style-name="T2">Parser</text:span>::<text:span text:style-name="T20">pushReal</text:span>(<text:span text:style-name="T2">RealType</text:span><text:span text:style-name="T7"> </text:span><text:span text:style-name="T14">value</text:span>)</text:p>
      <text:p text:style-name="КОД">{</text:p>
      <text:p text:style-name="КОД"><text:span text:style-name="T7"><text:s text:c="4"/></text:span><text:span text:style-name="T51">_reals</text:span><text:span text:style-name="T7">.</text:span><text:span text:style-name="T19">push</text:span><text:span text:style-name="T7">(</text:span><text:span text:style-name="T14">value</text:span><text:span text:style-name="T7">);</text:span></text:p>
      <text:p text:style-name="КОД"><text:span text:style-name="T7"><text:s text:c="4"/></text:span><text:span text:style-name="T51">_types</text:span>.<text:span text:style-name="T19">push</text:span>(<text:span text:style-name="T2">SymbolType</text:span>::<text:span text:style-name="T2">Real</text:span>);</text:p>
      <text:p text:style-name="КОД">}</text:p>
      <text:p text:style-name="КОД"><text:span text:style-name="T35">void</text:span><text:span text:style-name="T7"> </text:span><text:span text:style-name="T2">Parser</text:span>::<text:span text:style-name="T20">Factor</text:span>()</text:p>
      <text:p text:style-name="КОД">{</text:p>
      <text:p text:style-name="КОД">....</text:p>
      <text:p text:style-name="КОД"><text:span text:style-name="T7"><text:s text:c="4"/></text:span><text:span text:style-name="T35">case</text:span><text:span text:style-name="T7"> </text:span><text:span text:style-name="T2">Token</text:span>::<text:span text:style-name="T2">RealNumber</text:span>:</text:p>
      <text:p text:style-name="КОД"><text:span text:style-name="T7"><text:s text:c="8"/></text:span><text:span text:style-name="T19">pushReal</text:span>(<text:span text:style-name="T51">_lexer</text:span><text:span text:style-name="T19">-&gt;lastRealNumber</text:span>());</text:p>
      <text:p text:style-name="КОД"><text:span text:style-name="T7"><text:s text:c="8"/></text:span><text:span text:style-name="T19">next</text:span>();</text:p>
      <text:p text:style-name="КОД"><text:soft-page-break/><text:span text:style-name="T7"><text:s text:c="8"/></text:span><text:span text:style-name="T35">break</text:span>;</text:p>
      <text:p text:style-name="P266">В Translator:</text:p>
      <text:p text:style-name="КОД"><text:span text:style-name="T35">void</text:span><text:span text:style-name="T7"> </text:span><text:span text:style-name="T2">Translator</text:span>::<text:span text:style-name="T20">opAssign</text:span>(<text:span text:style-name="T35">const</text:span><text:span text:style-name="T7"> </text:span><text:span text:style-name="T2">TCode</text:span><text:span text:style-name="T7"> </text:span>&amp;<text:span text:style-name="T14">c</text:span>)</text:p>
      <text:p text:style-name="КОД">{</text:p>
      <text:p text:style-name="КОД">...</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a</text:span>.<text:span text:style-name="T19">ldc_double_data64</text:span>(<text:span text:style-name="T14">c</text:span>.<text:span text:style-name="T51">operand1</text:span>.<text:span text:style-name="T51">realValue</text:span>);</text:p>
      <text:p text:style-name="КОД"><text:span text:style-name="T7"><text:s text:c="8"/></text:span><text:span text:style-name="T35">break</text:span>;</text:p>
      <text:p text:style-name="Text_20_body">Метод <text:span text:style-name="T214">Assembler::</text:span>ldc_double_data64 генерируется автоматически, <text:span text:style-name="T214">а методы в Processor надо дополнить:</text:span></text:p>
      <text:p text:style-name="КОД"><text:span text:style-name="T35">void</text:span><text:span text:style-name="T7"> </text:span><text:span text:style-name="T2">Processor</text:span>::<text:span text:style-name="T20">ldc_double_data64</text:span>()</text:p>
      <text:p text:style-name="КОД">{</text:p>
      <text:p text:style-name="КОД"><text:span text:style-name="T7"><text:s text:c="4"/></text:span><text:span text:style-name="T19">next</text:span>();</text:p>
      <text:p text:style-name="КОД"><text:span text:style-name="T7"><text:s text:c="4"/></text:span><text:span text:style-name="T51">_itemType</text:span>.<text:span text:style-name="T19">push</text:span>(<text:span text:style-name="T2">SymbolType</text:span>::<text:span text:style-name="T2">Real</text:span>);</text:p>
      <text:p text:style-name="КОД"><text:span text:style-name="T7"><text:s text:c="4"/></text:span><text:span text:style-name="T51">_stack</text:span>.<text:span text:style-name="T19">push</text:span>(<text:span text:style-name="T19">bit_cast</text:span>&lt;<text:span text:style-name="T2">uint64_t</text:span>&gt;(*(<text:span text:style-name="T35">double</text:span>*)<text:span text:style-name="T51">_p</text:span>));</text:p>
      <text:p text:style-name="КОД"><text:span text:style-name="T7"><text:s text:c="4"/></text:span><text:span text:style-name="T19">next</text:span>(<text:span text:style-name="T35">sizeof</text:span><text:span text:style-name="T7"> </text:span>(<text:span text:style-name="T35">double</text:span>));</text:p>
      <text:p text:style-name="КОД">}</text:p>
      <text:p text:style-name="Horizontal_20_Line"/>
      <text:p text:style-name="КОД"><text:span text:style-name="T35">double</text:span><text:span text:style-name="T7"> </text:span><text:span text:style-name="T2">Processor</text:span>::<text:span text:style-name="T20">getRealValue</text:span>(<text:span text:style-name="T2">ObjectRecord</text:span><text:span text:style-name="T7"> </text:span>*<text:span text:style-name="T14">ptr</text:span>)</text:p>
      <text:p text:style-name="КОД">{</text:p>
      <text:p text:style-name="КОД"><text:span text:style-name="T7"><text:s text:c="4"/></text:span><text:span text:style-name="T35">return</text:span><text:span text:style-name="T7"> </text:span><text:span text:style-name="T19">bit_cast</text:span>&lt;<text:span text:style-name="T35">double</text:span>&gt;(<text:span text:style-name="T14">ptr</text:span>-&gt;<text:span text:style-name="T51">data</text:span>);</text:p>
      <text:p text:style-name="КОД">}</text:p>
      <text:p text:style-name="КОД"><text:span text:style-name="T35">void</text:span><text:span text:style-name="T7"> </text:span><text:span text:style-name="T2">Processor</text:span>::<text:span text:style-name="T20">setValue</text:span>(<text:span text:style-name="T2">ObjectRecord</text:span><text:span text:style-name="T7"> </text:span>*<text:span text:style-name="T14">ptr</text:span>,<text:span text:style-name="T7"> </text:span><text:span text:style-name="T35">double</text:span><text:span text:style-name="T7"> </text:span><text:span text:style-name="T14">value</text:span>)</text:p>
      <text:p text:style-name="КОД">{</text:p>
      <text:p text:style-name="КОД"><text:span text:style-name="T7"><text:s text:c="4"/></text:span><text:span text:style-name="T25">//</text:span><text:span text:style-name="T7"> </text:span><text:span text:style-name="T25">TODO:</text:span><text:span text:style-name="T7"> </text:span><text:span text:style-name="T25">обработать</text:span><text:span text:style-name="T7"> </text:span><text:span text:style-name="T25">смену</text:span><text:span text:style-name="T7"> </text:span><text:span text:style-name="T25">типа</text:span></text:p>
      <text:p text:style-name="КОД"><text:span text:style-name="T7"><text:s text:c="4"/></text:span><text:span text:style-name="T14">ptr</text:span>-&gt;<text:span text:style-name="T51">type</text:span><text:span text:style-name="T7"> </text:span>=<text:span text:style-name="T7"> </text:span><text:span text:style-name="T2">SymbolType</text:span>::<text:span text:style-name="T2">Real</text:span>;</text:p>
      <text:p text:style-name="КОД"><text:span text:style-name="T7"><text:s text:c="4"/></text:span><text:span text:style-name="T19">memcpy</text:span>(<text:span text:style-name="T129">&amp;</text:span><text:span text:style-name="T16">ptr</text:span><text:span text:style-name="T129">-&gt;</text:span><text:span text:style-name="T52">data</text:span>,<text:span text:style-name="T7"> </text:span>&amp;<text:span text:style-name="T14">value</text:span>,<text:span text:style-name="T7"> </text:span><text:span text:style-name="T35">sizeof</text:span>(<text:span text:style-name="T14">value</text:span>));</text:p>
      <text:p text:style-name="КОД">}</text:p>
      <text:p text:style-name="КОД"><text:span text:style-name="T35">void</text:span><text:span text:style-name="T7"> </text:span><text:span text:style-name="T2">Processor</text:span>::<text:span text:style-name="T20">stloc_m</text:span>()</text:p>
      <text:p text:style-name="КОД">{</text:p>
      <text:p text:style-name="КОД"><text:span text:style-name="T7"><text:s text:c="4"/></text:span><text:span text:style-name="T19">next</text:span>();</text:p>
      <text:p text:style-name="КОД"><text:span text:style-name="T7"><text:s text:c="4"/></text:span><text:span text:style-name="T25">//</text:span><text:span text:style-name="T7"> </text:span><text:span text:style-name="T25">что</text:span><text:span text:style-name="T7"> </text:span><text:span text:style-name="T25">в</text:span><text:span text:style-name="T7"> </text:span><text:span text:style-name="T25">стеке?</text:span></text:p>
      <text:p text:style-name="КОД"><text:span text:style-name="T7"><text:s text:c="4"/></text:span><text:span text:style-name="T35">auto</text:span><text:span text:style-name="T7"> </text:span><text:span text:style-name="T14">item</text:span><text:span text:style-name="T7"> </text:span>=<text:span text:style-name="T7"> </text:span><text:span text:style-name="T19">popFromStack</text:span>();</text:p>
      <text:p text:style-name="КОД"><text:span text:style-name="T7"><text:s text:c="4"/></text:span><text:span text:style-name="T2">ObjectRecord</text:span><text:span text:style-name="T7"> </text:span>*<text:span text:style-name="T14">ptrLValue</text:span><text:span text:style-name="T7"> </text:span>=<text:span text:style-name="T7"> </text:span><text:span text:style-name="T35">nullptr</text:span>;</text:p>
      <text:p text:style-name="КОД"><text:span text:style-name="T7"><text:s text:c="4"/></text:span><text:span text:style-name="T2">ObjectRecord</text:span><text:span text:style-name="T7"> </text:span>*<text:span text:style-name="T14">ptrRValue</text:span><text:span text:style-name="T7"> </text:span>=<text:span text:style-name="T7"> </text:span><text:span text:style-name="T35">nullptr</text:span>;</text:p>
      <text:p text:style-name="КОД"><text:span text:style-name="T7"><text:s text:c="4"/></text:span><text:span text:style-name="T2">Symbol</text:span><text:span text:style-name="T7"> </text:span>*<text:span text:style-name="T14">symbol</text:span><text:span text:style-name="T7"> </text:span>=<text:span text:style-name="T7"> </text:span><text:span text:style-name="T35">nullptr</text:span>;</text:p>
      <text:p text:style-name="КОД"><text:span text:style-name="T7"><text:s text:c="4"/></text:span><text:span text:style-name="T2">int64_t</text:span><text:span text:style-name="T7"> </text:span><text:span text:style-name="T14">iValue</text:span><text:span text:style-name="T7"> </text:span>=<text:span text:style-name="T7"> </text:span><text:span text:style-name="T32">0</text:span>;</text:p>
      <text:p text:style-name="КОД"><text:span text:style-name="T7"><text:s text:c="4"/></text:span><text:span text:style-name="T35">double</text:span><text:span text:style-name="T7"> </text:span><text:span text:style-name="T14">dValue</text:span><text:span text:style-name="T7"> </text:span>=<text:span text:style-name="T7"> </text:span><text:span text:style-name="T32">0</text:span>;</text:p>
      <text:p text:style-name="КОД"><text:span text:style-name="T7"><text:s text:c="4"/></text:span><text:span text:style-name="T14">ptrLValue</text:span><text:span text:style-name="T7"> </text:span>=<text:span text:style-name="T7"> </text:span><text:span text:style-name="T19">readRecord</text:span>(<text:span text:style-name="T16">symbol</text:span>);</text:p>
      <text:p text:style-name="КОД"><text:span text:style-name="T7"><text:s text:c="4"/></text:span><text:span text:style-name="T35">if</text:span><text:span text:style-name="T7"> </text:span>(!<text:span text:style-name="T14">ptrLValue</text:span>)<text:span text:style-name="T7"> </text:span>{<text:span text:style-name="T7"> </text:span><text:span text:style-name="T25">//</text:span><text:span text:style-name="T7"> </text:span><text:span text:style-name="T25">это</text:span><text:span text:style-name="T7"> </text:span><text:span text:style-name="T25">lvalue,</text:span><text:span text:style-name="T7"> </text:span><text:span text:style-name="T25">его</text:span><text:span text:style-name="T7"> </text:span><text:span text:style-name="T25">нужно</text:span><text:span text:style-name="T7"> </text:span><text:span text:style-name="T25">установить,</text:span><text:span text:style-name="T7"> </text:span><text:span text:style-name="T25">если</text:span><text:span text:style-name="T7"> </text:span><text:span text:style-name="T25">его</text:span><text:span text:style-name="T7"> </text:span><text:span text:style-name="T25">ещё</text:span><text:span text:style-name="T7"> </text:span><text:span text:style-name="T25">нет</text:span></text:p>
      <text:p text:style-name="КОД"><text:span text:style-name="T7"><text:s text:c="8"/></text:span><text:span text:style-name="T14">ptrLValue</text:span><text:span text:style-name="T7"> </text:span>=<text:span text:style-name="T7"> </text:span><text:span text:style-name="T19">installRecord</text:span>(<text:span text:style-name="T16">symbol</text:span>);</text:p>
      <text:p text:style-name="КОД"><text:span text:style-name="T7"><text:s text:c="8"/></text:span><text:span text:style-name="T25">//</text:span><text:span text:style-name="T7"> </text:span><text:span text:style-name="T25">имеем</text:span><text:span text:style-name="T7"> </text:span><text:span text:style-name="T25">адрес</text:span><text:span text:style-name="T7"> </text:span><text:span text:style-name="T25">ObjectRecord</text:span></text:p>
      <text:p text:style-name="КОД"><text:span text:style-name="T7"><text:s text:c="8"/></text:span><text:span text:style-name="T25">//</text:span><text:span text:style-name="T7"> </text:span><text:span text:style-name="T25">этот</text:span><text:span text:style-name="T7"> </text:span><text:span text:style-name="T25">адрес</text:span><text:span text:style-name="T7"> </text:span><text:span text:style-name="T25">нужно</text:span><text:span text:style-name="T7"> </text:span><text:span text:style-name="T25">записать</text:span><text:span text:style-name="T7"> </text:span><text:span text:style-name="T25">в</text:span><text:span text:style-name="T7"> </text:span><text:span text:style-name="T25">секции</text:span><text:span text:style-name="T7"> </text:span><text:span text:style-name="T25">DATA:</text:span></text:p>
      <text:p text:style-name="КОД"><text:span text:style-name="T7"><text:s text:c="8"/></text:span><text:span text:style-name="T2">uint8_t</text:span><text:span text:style-name="T7"> </text:span>*<text:span text:style-name="T14">addr</text:span><text:span text:style-name="T7"> </text:span>=<text:span text:style-name="T7"> </text:span><text:span text:style-name="T51">_memory</text:span><text:span text:style-name="T7"> </text:span>+<text:span text:style-name="T7"> </text:span><text:span text:style-name="T14">symbol</text:span>-&gt;<text:span text:style-name="T19">location</text:span>();</text:p>
      <text:p text:style-name="КОД"><text:span text:style-name="T7"><text:s text:c="8"/></text:span><text:span text:style-name="T2">uint64_t</text:span><text:span text:style-name="T7"> </text:span><text:span text:style-name="T14">ptrAsAddr</text:span><text:span text:style-name="T7"> </text:span>=<text:span text:style-name="T7"> </text:span>(<text:span text:style-name="T2">uint64_t</text:span>)<text:span text:style-name="T14">ptrLValue</text:span>;</text:p>
      <text:p text:style-name="КОД"><text:span text:style-name="T7"><text:s text:c="8"/></text:span><text:span text:style-name="T19">memcpy</text:span>(<text:span text:style-name="T16">addr</text:span>,<text:span text:style-name="T7"> </text:span>&amp;<text:span text:style-name="T14">ptrAsAddr</text:span>,<text:span text:style-name="T7"> </text:span><text:span text:style-name="T35">sizeof</text:span>(<text:span text:style-name="T2">uint64_t</text:span>));</text:p>
      <text:p text:style-name="КОД"><text:span text:style-name="T7"><text:s text:c="4"/></text:span>}</text:p>
      <text:p text:style-name="КОД"><text:span text:style-name="T7"><text:s text:c="4"/></text:span><text:span text:style-name="T35">switch</text:span><text:span text:style-name="T7"> </text:span>(<text:span text:style-name="T14">item</text:span>.<text:span text:style-name="T51">first</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25">//</text:span><text:span text:style-name="T7"> </text:span><text:span text:style-name="T25">в</text:span><text:span text:style-name="T7"> </text:span><text:span text:style-name="T25">операнде</text:span><text:span text:style-name="T7"> </text:span><text:span text:style-name="T25">находится</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8"/></text:span><text:span text:style-name="T19">setValue</text:span>(<text:span text:style-name="T16">ptrLValue</text:span>,<text:span text:style-name="T7"> </text:span>(<text:span text:style-name="T2">int64_t</text:span>)<text:span text:style-name="T14">item</text:span>.<text:span text:style-name="T51">second</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25">//</text:span><text:span text:style-name="T7"> </text:span><text:span text:style-name="T25">в</text:span><text:span text:style-name="T7"> </text:span><text:span text:style-name="T25">операнде</text:span><text:span text:style-name="T7"> </text:span><text:span text:style-name="T25">находится</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символов</text:span></text:p>
      <text:p text:style-name="КОД"><text:span text:style-name="T7"><text:s text:c="8"/></text:span><text:span text:style-name="T19">setValue</text:span>(<text:span text:style-name="T16">ptrLValue</text:span>,<text:span text:style-name="T7"> </text:span>*(<text:span text:style-name="T35">double</text:span>*)&amp;<text:span text:style-name="T14">item</text:span>.<text:span text:style-name="T51">second</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25">//</text:span><text:span text:style-name="T7"> </text:span><text:span text:style-name="T25">здесь</text:span><text:span text:style-name="T7"> </text:span><text:span text:style-name="T25">находится</text:span><text:span text:style-name="T7"> </text:span><text:span text:style-name="T25">указатель</text:span><text:span text:style-name="T7"> </text:span><text:span text:style-name="T25">на</text:span><text:span text:style-name="T7"> </text:span><text:span text:style-name="T25">запись</text:span><text:span text:style-name="T7"> </text:span><text:span text:style-name="T25">в</text:span><text:span text:style-name="T7"> </text:span><text:span text:style-name="T25">таблице</text:span><text:span text:style-name="T7"> </text:span><text:span text:style-name="T25">объектов</text:span></text:p>
      <text:p text:style-name="КОД"><text:span text:style-name="T7"><text:s text:c="8"/></text:span><text:span text:style-name="T25">//</text:span><text:span text:style-name="T7"> </text:span><text:span text:style-name="T25">в</text:span><text:span text:style-name="T7"> </text:span><text:span text:style-name="T25">зависимости</text:span><text:span text:style-name="T7"> </text:span><text:span text:style-name="T25">от</text:span><text:span text:style-name="T7"> </text:span><text:span text:style-name="T25">типа,</text:span><text:span text:style-name="T7"> </text:span><text:span text:style-name="T25">мы</text:span><text:span text:style-name="T7"> </text:span><text:span text:style-name="T25">либо</text:span><text:span text:style-name="T7"> </text:span><text:span text:style-name="T25">меняем</text:span><text:span text:style-name="T7"> </text:span><text:span text:style-name="T25">ссылку,</text:span><text:span text:style-name="T7"> </text:span><text:span text:style-name="T25">либо</text:span><text:span text:style-name="T7"> </text:span><text:span text:style-name="T25">присваиваем</text:span><text:span text:style-name="T7"> </text:span><text:span text:style-name="T25">по</text:span><text:span text:style-name="T7"> </text:span><text:span text:style-name="T25">значению</text:span></text:p>
      <text:p text:style-name="КОД"><text:soft-page-break/><text:span text:style-name="T7"><text:s text:c="8"/></text:span><text:span text:style-name="T25">//</text:span><text:span text:style-name="T7"> </text:span><text:span text:style-name="T25">пока</text:span><text:span text:style-name="T7"> </text:span><text:span text:style-name="T25">целые</text:span><text:span text:style-name="T7"> </text:span><text:span text:style-name="T25">-</text:span><text:span text:style-name="T7"> </text:span><text:span text:style-name="T25">меняем</text:span><text:span text:style-name="T7"> </text:span><text:span text:style-name="T25">по</text:span><text:span text:style-name="T7"> </text:span><text:span text:style-name="T25">значению</text:span></text:p>
      <text:p text:style-name="КОД"><text:span text:style-name="T7"><text:s text:c="8"/></text:span><text:span text:style-name="T14">ptrRValue</text:span><text:span text:style-name="T7"> </text:span>=<text:span text:style-name="T7"> </text:span>(<text:span text:style-name="T2">ObjectRecord</text:span>*)<text:span text:style-name="T14">item</text:span>.<text:span text:style-name="T51">second</text:span>;</text:p>
      <text:p text:style-name="КОД"><text:span text:style-name="T7"><text:s text:c="8"/></text:span><text:span text:style-name="T35">switch</text:span><text:span text:style-name="T7"> </text:span>(<text:span text:style-name="T14">ptrRValue</text:span>-&gt;<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14">iValue</text:span><text:span text:style-name="T7"> </text:span>=<text:span text:style-name="T7"> </text:span>(<text:span text:style-name="T2">int64_t</text:span>)(<text:span text:style-name="T14">ptrRValue</text:span>-&gt;<text:span text:style-name="T51">data</text:span>);</text:p>
      <text:p text:style-name="КОД"><text:span text:style-name="T7"><text:s text:c="12"/></text:span><text:span text:style-name="T19">setValue</text:span>(<text:span text:style-name="T16">ptrLValue</text:span>,<text:span text:style-name="T7"> </text:span><text:span text:style-name="T14">iValue</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14">dValue</text:span><text:span text:style-name="T7"> </text:span>=<text:span text:style-name="T7"> </text:span><text:span text:style-name="T19">bit_cast</text:span>&lt;<text:span text:style-name="T2">int64_t</text:span>&gt;(<text:span text:style-name="T14">ptrRValue</text:span>-&gt;<text:span text:style-name="T51">data</text:span>);</text:p>
      <text:p text:style-name="КОД"><text:span text:style-name="T7"><text:s text:c="12"/></text:span><text:span text:style-name="T19">setValue</text:span>(<text:span text:style-name="T16">ptrLValue</text:span>,<text:span text:style-name="T7"> </text:span><text:span text:style-name="T14">dValue</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orted type of variable :"</text:span><text:span text:style-name="T7"> </text:span><text:span text:style-name="T19">+</text:span><text:span text:style-name="T7"> </text:span><text:span text:style-name="T2">std</text:span>::<text:span text:style-name="T19">to_string</text:span>((<text:span text:style-name="T2">uint8_t</text:span>)<text:span text:style-name="T14">item</text:span>.<text:span text:style-name="T51">first</text:span>));</text:p>
      <text:p text:style-name="КОД"><text:span text:style-name="T7"><text:s text:c="8"/></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type</text:span><text:span text:style-name="T7"> </text:span><text:span text:style-name="T25">:"</text:span><text:span text:style-name="T7"> </text:span>+<text:span text:style-name="T7"> </text:span><text:span text:style-name="T2">std</text:span>::<text:span text:style-name="T19">to_string</text:span>((<text:span text:style-name="T2">uint8_t</text:span>)<text:span text:style-name="T14">item</text:span>.<text:span text:style-name="T51">first</text:span>));</text:p>
      <text:p text:style-name="КОД"><text:span text:style-name="T7"><text:s text:c="4"/></text:span>}</text:p>
      <text:p text:style-name="КОД"><text:span text:style-name="T7"><text:s text:c="4"/></text:span><text:span text:style-name="T19">next</text:span>(<text:span text:style-name="T35">sizeof</text:span><text:span text:style-name="T7"> </text:span>(<text:span text:style-name="T2">uint64_t</text:span>));<text:span text:style-name="T25">//размер</text:span><text:span text:style-name="T7"> </text:span><text:span text:style-name="T25">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35">void</text:span><text:span text:style-name="T7"> </text:span><text:span text:style-name="T2">SimpleExpression_Test</text:span>::<text:span text:style-name="T20">test_realAssignChangeTypeToReal</text:span>()</text:p>
      <text:p text:style-name="КОД">{</text:p>
      <text:p text:style-name="КОД"><text:span text:style-name="T7"><text:s text:c="4"/></text:span><text:span text:style-name="T2">EScript</text:span><text:span text:style-name="T7"> </text:span><text:span text:style-name="T14">engine1</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5;</text:span><text:span text:style-name="T7"> </text:span><text:span text:style-name="T25">x</text:span><text:span text:style-name="T7"> </text:span><text:span text:style-name="T25">=</text:span><text:span text:style-name="T7"> </text:span><text:span text:style-name="T25">4.7;"</text:span>;</text:p>
      <text:p text:style-name="КОД"><text:span text:style-name="T7"><text:s text:c="4"/></text:span><text:span text:style-name="T14">engine1</text:span>.<text:span text:style-name="T19">eval</text:span>(<text:span text:style-name="T14">code1</text:span>);</text:p>
      <text:p text:style-name="КОД"><text:span text:style-name="T7"><text:s text:c="4"/></text:span><text:span text:style-name="T35">auto</text:span><text:span text:style-name="T7"> </text:span><text:span text:style-name="T14">x</text:span><text:span text:style-name="T7"> </text:span>=<text:span text:style-name="T7"> </text:span><text:span text:style-name="T14">engine1</text:span>.<text:span text:style-name="T19">unit</text:span>()-&gt;<text:span text:style-name="T19">block</text:span>()<text:span text:style-name="T19">-&gt;symbolTable</text:span>()<text:span text:style-name="T19">-&gt;find</text:span>(<text:span text:style-name="T25">U"x"</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1</text:span>.<text:span text:style-name="T19">getObjectRecord</text:span>(<text:span text:style-name="T14">x</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Real</text:span>);</text:p>
      <text:p text:style-name="КОД"><text:span text:style-name="T7"><text:s text:c="4"/></text:span><text:span text:style-name="T32">assert</text:span>(<text:span text:style-name="T19">equals_double</text:span>(<text:span text:style-name="T32">4.7</text:span>,<text:span text:style-name="T7"> </text:span><text:span text:style-name="T14">record</text:span>-&gt;<text:span text:style-name="T51">data</text:span>));</text:p>
      <text:p text:style-name="КОД">}</text:p>
      <text:p text:style-name="P268">и наоборот.</text:p>
      <text:p text:style-name="КОД"><text:span text:style-name="T35">void</text:span><text:span text:style-name="T7"> </text:span><text:span text:style-name="T2">SimpleExpression_Test</text:span>::<text:span text:style-name="T20">test_realAssignChangeTypeToInt</text:span>()</text:p>
      <text:p text:style-name="КОД">{</text:p>
      <text:p text:style-name="КОД"><text:span text:style-name="T7"><text:s text:c="4"/></text:span><text:span text:style-name="T2">EScript</text:span><text:span text:style-name="T7"> </text:span><text:span text:style-name="T14">engine1</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8.5;</text:span><text:span text:style-name="T7"> </text:span><text:span text:style-name="T25">x</text:span><text:span text:style-name="T7"> </text:span><text:span text:style-name="T25">=</text:span><text:span text:style-name="T7"> </text:span><text:span text:style-name="T25">7;"</text:span>;</text:p>
      <text:p text:style-name="КОД"><text:span text:style-name="T7"><text:s text:c="4"/></text:span><text:span text:style-name="T14">engine1</text:span>.<text:span text:style-name="T19">eval</text:span>(<text:span text:style-name="T14">code1</text:span>);</text:p>
      <text:p text:style-name="КОД"><text:span text:style-name="T7"><text:s text:c="4"/></text:span><text:span text:style-name="T35">auto</text:span><text:span text:style-name="T7"> </text:span><text:span text:style-name="T14">x</text:span><text:span text:style-name="T7"> </text:span>=<text:span text:style-name="T7"> </text:span><text:span text:style-name="T14">engine1</text:span>.<text:span text:style-name="T19">unit</text:span>()-&gt;<text:span text:style-name="T19">block</text:span>()<text:span text:style-name="T19">-&gt;symbolTable</text:span>()<text:span text:style-name="T19">-&gt;find</text:span>(<text:span text:style-name="T25">U"x"</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1</text:span>.<text:span text:style-name="T19">getObjectRecord</text:span>(<text:span text:style-name="T14">x</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9">equals_int64</text:span>(<text:span text:style-name="T32">7</text:span>,<text:span text:style-name="T7"> </text:span><text:span text:style-name="T14">record</text:span>-&gt;<text:span text:style-name="T51">data</text:span>));</text:p>
      <text:p text:style-name="КОД">}</text:p>
      <text:p text:style-name="Horizontal_20_Line"/>
      <text:p text:style-name="P269"><text:span text:style-name="T216">В </text:span>Storage <text:span text:style-name="T216">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17">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7"><text:s/></text:span><text:span text:style-name="T32">*</text:span><text:span text:style-name="T7"> </text:span><text:span text:style-name="T34">@brief</text:span><text:span text:style-name="T7"> </text:span><text:span text:style-name="T32">Структура</text:span><text:span text:style-name="T7"> </text:span><text:span text:style-name="T32">для</text:span><text:span text:style-name="T7"> </text:span><text:span text:style-name="T32">упаковки</text:span><text:span text:style-name="T7"> </text:span><text:span text:style-name="T32">тип+значение</text:span><text:span text:style-name="T7"> </text:span><text:span text:style-name="T32">(как</text:span><text:span text:style-name="T7"> </text:span><text:span text:style-name="T32">variant)</text:span></text:p>
      <text:p text:style-name="КОД"><text:span text:style-name="T7"><text:s/></text:span><text:span text:style-name="T32">*/</text:span></text:p>
      <text:p text:style-name="КОД"><text:span text:style-name="T35">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51">type</text:span>;</text:p>
      <text:p text:style-name="КОД"><text:span text:style-name="T7"><text:s text:c="4"/></text:span><text:span text:style-name="T35">union</text:span><text:span text:style-name="T7"> </text:span>{</text:p>
      <text:p text:style-name="КОД"><text:span text:style-name="T7"><text:s text:c="8"/></text:span><text:span text:style-name="T2">int64_t</text:span><text:span text:style-name="T7"> </text:span><text:span text:style-name="T51">intValue</text:span>;</text:p>
      <text:p text:style-name="КОД"><text:span text:style-name="T7"><text:s text:c="8"/></text:span><text:span text:style-name="T35">double</text:span><text:span text:style-name="T7"> </text:span><text:span text:style-name="T51">realValue</text:span>;</text:p>
      <text:p text:style-name="КОД"><text:span text:style-name="T7"><text:s text:c="4"/></text:span>};</text:p>
      <text:p text:style-name="КОД"><text:span text:style-name="T7"><text:s text:c="4"/></text:span><text:span text:style-name="T2">PValue</text:span><text:span text:style-name="T7"> </text:span><text:span text:style-name="T35">operator</text:span>=(<text:span text:style-name="T2">int64_t</text:span><text:span text:style-name="T7"> </text:span><text:span text:style-name="T14">rhs</text:span>)</text:p>
      <text:p text:style-name="КОД"><text:span text:style-name="T7"><text:s text:c="4"/></text:span>{</text:p>
      <text:p text:style-name="КОД"><text:span text:style-name="T7"><text:s text:c="8"/></text:span><text:span text:style-name="T51">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4">rhs</text:span>;</text:p>
      <text:p text:style-name="КОД"><text:span text:style-name="T7"><text:s text:c="8"/></text:span><text:span text:style-name="T35">return</text:span><text:span text:style-name="T7"> </text:span>*<text:span text:style-name="T35">this</text:span>;</text:p>
      <text:p text:style-name="КОД"><text:span text:style-name="T7"><text:s text:c="4"/></text:span>}</text:p>
      <text:p text:style-name="КОД"><text:span text:style-name="T7"><text:s text:c="4"/></text:span><text:span text:style-name="T2">PValue</text:span><text:span text:style-name="T7"> </text:span><text:span text:style-name="T35">operator</text:span>=(<text:span text:style-name="T35">double</text:span><text:span text:style-name="T7"> </text:span><text:span text:style-name="T14">rhs</text:span>)</text:p>
      <text:p text:style-name="КОД"><text:span text:style-name="T7"><text:s text:c="4"/></text:span>{</text:p>
      <text:p text:style-name="КОД"><text:span text:style-name="T7"><text:s text:c="8"/></text:span><text:span text:style-name="T51">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4">rhs</text:span>;</text:p>
      <text:p text:style-name="КОД"><text:span text:style-name="T7"><text:s text:c="8"/></text:span><text:span text:style-name="T35">return</text:span><text:span text:style-name="T7"> </text:span>*<text:span text:style-name="T35">this</text:span>;</text:p>
      <text:p text:style-name="КОД"><text:span text:style-name="T7"><text:s text:c="4"/></text:span>}</text:p>
      <text:p text:style-name="КОД"><text:span text:style-name="T7"><text:s text:c="4"/></text:span><text:span text:style-name="T32">/**</text:span></text:p>
      <text:p text:style-name="КОД"><text:span text:style-name="T7"><text:s text:c="5"/></text:span><text:span text:style-name="T32">*</text:span><text:span text:style-name="T7"> </text:span><text:span text:style-name="T34">@brief</text:span><text:span text:style-name="T7"> </text:span><text:span text:style-name="T32">Возвращает</text:span><text:span text:style-name="T7"> </text:span><text:span text:style-name="T32">значение</text:span><text:span text:style-name="T7"> </text:span><text:span text:style-name="T32">как</text:span><text:span text:style-name="T7"> </text:span><text:span text:style-name="T32">uint64_t</text:span></text:p>
      <text:p text:style-name="КОД"><text:span text:style-name="T7"><text:s text:c="5"/></text:span><text:span text:style-name="T32">*</text:span><text:span text:style-name="T7"> </text:span><text:span text:style-name="T34">@return</text:span></text:p>
      <text:p text:style-name="КОД"><text:span text:style-name="T7"><text:s text:c="5"/></text:span><text:span text:style-name="T32">*/</text:span></text:p>
      <text:p text:style-name="КОД"><text:span text:style-name="T7"><text:s text:c="4"/></text:span><text:span text:style-name="T2">uint64_t</text:span><text:span text:style-name="T7"> </text:span><text:span text:style-name="T20">value</text:span>()<text:span text:style-name="T7"> </text:span><text:span text:style-name="T35">const</text:span></text:p>
      <text:p text:style-name="КОД"><text:span text:style-name="T7"><text:s text:c="4"/></text:span>{</text:p>
      <text:p text:style-name="КОД"><text:span text:style-name="T7"><text:s text:c="8"/></text:span><text:span text:style-name="T35">switch</text:span><text:span text:style-name="T7"> </text:span>(<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35">return</text:span><text:span text:style-name="T7"> </text:span><text:span text:style-name="T19">bit_cast</text:span>&lt;<text:span text:style-name="T2">uint64_t</text:span>&gt;(intValue);</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35">return</text:span><text:span text:style-name="T7"> </text:span><text:span text:style-name="T19">bit_cast</text:span>&lt;<text:span text:style-name="T2">uint64_t</text:span>&gt;(realValue);</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roted type by PValue"</text:span>);</text:p>
      <text:p text:style-name="КОД"><text:span text:style-name="T7"><text:s text:c="8"/></text:span>}</text:p>
      <text:p text:style-name="КОД"><text:span text:style-name="T7"><text:s text:c="4"/></text:span>}</text:p>
      <text:p text:style-name="КОД">};</text:p>
      <text:p text:style-name="P274">Эти функции сократили часть работы:</text:p>
      <text:p text:style-name="КОД"><text:span text:style-name="T2">PValue</text:span><text:span text:style-name="T7"> </text:span><text:span text:style-name="T20">getValue</text:span>(<text:span text:style-name="T2">ObjectRecord</text:span><text:span text:style-name="T7"> </text:span>*<text:span text:style-name="T14">ptr</text:span>)</text:p>
      <text:p text:style-name="КОД">{</text:p>
      <text:p text:style-name="КОД"><text:span text:style-name="T7"><text:s text:c="4"/></text:span><text:span text:style-name="T2">PValue</text:span><text:span text:style-name="T7"> </text:span><text:span text:style-name="T14">val</text:span>;</text:p>
      <text:p text:style-name="КОД"><text:span text:style-name="T7"><text:s text:c="4"/></text:span><text:span text:style-name="T35">switch</text:span><text:span text:style-name="T7"> </text:span>(<text:span text:style-name="T14">ptr</text:span>-&gt;<text:span text:style-name="T51">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val</text:span><text:span text:style-name="T7"> </text:span><text:span text:style-name="T19">=</text:span><text:span text:style-name="T7"> </text:span><text:span text:style-name="T19">bit_cast</text:span>&lt;<text:span text:style-name="T2">int64_t</text:span>&gt;(<text:span text:style-name="T14">ptr</text:span>-&gt;<text:span text:style-name="T51">data</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val</text:span><text:span text:style-name="T7"> </text:span><text:span text:style-name="T19">=</text:span><text:span text:style-name="T7"> </text:span><text:span text:style-name="T19">bit_cast</text:span>&lt;<text:span text:style-name="T35">double</text:span>&gt;(<text:span text:style-name="T14">ptr</text:span>-&gt;<text:span text:style-name="T51">data</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type:</text:span><text:span text:style-name="T7"> </text:span><text:span text:style-name="T25">getValue"</text:span>);</text:p>
      <text:p text:style-name="КОД"><text:span text:style-name="T7"><text:s text:c="4"/></text:span>}</text:p>
      <text:p text:style-name="КОД"><text:span text:style-name="T7"><text:s text:c="4"/></text:span><text:span text:style-name="T35">return</text:span><text:span text:style-name="T7"> </text:span><text:span text:style-name="T14">val</text:span>;</text:p>
      <text:p text:style-name="КОД">}</text:p>
      <text:p text:style-name="КОД"><text:span text:style-name="T2">PValue</text:span><text:span text:style-name="T7"> </text:span><text:span text:style-name="T20">getValue</text:span>(<text:span text:style-name="T35">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4">item</text:span>)</text:p>
      <text:p text:style-name="КОД">{</text:p>
      <text:p text:style-name="КОД"><text:span text:style-name="T7"><text:s text:c="4"/></text:span><text:span text:style-name="T2">PValue</text:span><text:span text:style-name="T7"> </text:span><text:span text:style-name="T14">val</text:span>;</text:p>
      <text:p text:style-name="КОД"><text:span text:style-name="T7"><text:s text:c="4"/></text:span><text:span text:style-name="T35">switch</text:span><text:span text:style-name="T7"> </text:span>(<text:span text:style-name="T14">item</text:span>.<text:span text:style-name="T51">first</text:span>)<text:span text:style-name="T7"> </text:span>{</text:p>
      <text:p text:style-name="КОД"><text:soft-page-break/><text:span text:style-name="T7"><text:s text:c="4"/></text:span><text:span text:style-name="T25">//</text:span><text:span text:style-name="T7"> </text:span><text:span text:style-name="T25">тип</text:span><text:span text:style-name="T7"> </text:span><text:span text:style-name="T25">переменной</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14">val</text:span><text:span text:style-name="T7"> </text:span><text:span text:style-name="T19">=</text:span><text:span text:style-name="T7"> </text:span><text:span text:style-name="T19">bit_cast</text:span>&lt;<text:span text:style-name="T2">int64_t</text:span>&gt;(<text:span text:style-name="T14">item</text:span>.<text:span text:style-name="T51">second</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14">val</text:span><text:span text:style-name="T7"> </text:span><text:span text:style-name="T19">=</text:span><text:span text:style-name="T7"> </text:span><text:span text:style-name="T19">bit_cast</text:span>&lt;<text:span text:style-name="T35">double</text:span>&gt;(<text:span text:style-name="T14">item</text:span>.<text:span text:style-name="T51">second</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Variable</text:span>:</text:p>
      <text:p text:style-name="КОД"><text:span text:style-name="T7"><text:s text:c="8"/></text:span><text:span text:style-name="T35">return</text:span><text:span text:style-name="T7"> </text:span><text:span text:style-name="T19">getValue</text:span>(<text:span text:style-name="T129">(</text:span><text:span text:style-name="T2">ObjectRecord</text:span><text:span text:style-name="T129">*)</text:span><text:span text:style-name="T16">item</text:span><text:span text:style-name="T129">.</text:span><text:span text:style-name="T52">second</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type:</text:span><text:span text:style-name="T7"> </text:span><text:span text:style-name="T25">getValue(pair)"</text:span>);</text:p>
      <text:p text:style-name="КОД"><text:span text:style-name="T7"><text:s text:c="4"/></text:span>}</text:p>
      <text:p text:style-name="КОД"><text:span text:style-name="T7"><text:s text:c="4"/></text:span><text:span text:style-name="T35">return</text:span><text:span text:style-name="T7"> </text:span><text:span text:style-name="T14">val</text:span>;</text:p>
      <text:p text:style-name="КОД">}</text:p>
      <text:p text:style-name="КОД"><text:span text:style-name="T25">//</text:span><text:span text:style-name="T7"> </text:span><text:span text:style-name="T25">для</text:span><text:span text:style-name="T7"> </text:span><text:span text:style-name="T25">строк</text:span><text:span text:style-name="T7"> </text:span><text:span text:style-name="T25">и</text:span><text:span text:style-name="T7"> </text:span><text:span text:style-name="T25">неприводимых</text:span><text:span text:style-name="T7"> </text:span><text:span text:style-name="T25">типов</text:span><text:span text:style-name="T7"> </text:span><text:span text:style-name="T25">-</text:span><text:span text:style-name="T7"> </text:span><text:span text:style-name="T25">другая</text:span><text:span text:style-name="T7"> </text:span><text:span text:style-name="T25">функция</text:span></text:p>
      <text:p text:style-name="КОД"><text:span text:style-name="T35">template</text:span>&lt;<text:span text:style-name="T35">typename</text:span><text:span text:style-name="T7"> </text:span><text:span text:style-name="T2">T1</text:span>,<text:span text:style-name="T7"> </text:span><text:span text:style-name="T35">typename</text:span><text:span text:style-name="T7"> </text:span><text:span text:style-name="T2">T2</text:span>&gt;</text:p>
      <text:p text:style-name="КОД"><text:span text:style-name="T35">decltype</text:span>(<text:span text:style-name="T35">auto</text:span>)<text:span text:style-name="T7"> </text:span><text:span text:style-name="T20">opValues</text:span>(<text:span text:style-name="T2">T1</text:span><text:span text:style-name="T7"> </text:span><text:span text:style-name="T14">v1</text:span>,<text:span text:style-name="T7"> </text:span><text:span text:style-name="T2">T2</text:span><text:span text:style-name="T7"> </text:span><text:span text:style-name="T14">v2</text:span>,<text:span text:style-name="T7"> </text:span><text:span text:style-name="T2">OpCode</text:span><text:span text:style-name="T7"> </text:span><text:span text:style-name="T14">opCode</text:span>)</text:p>
      <text:p text:style-name="КОД">{</text:p>
      <text:p text:style-name="КОД"><text:span text:style-name="T7"><text:s text:c="4"/></text:span><text:span text:style-name="T35">switch</text:span><text:span text:style-name="T7"> </text:span>(<text:span text:style-name="T14">opCode</text:span>)<text:span text:style-name="T7"> </text:span>{</text:p>
      <text:p text:style-name="КОД"><text:span text:style-name="T7"><text:s text:c="4"/></text:span><text:span text:style-name="T35">case</text:span><text:span text:style-name="T7"> </text:span><text:span text:style-name="T2">OpCode</text:span>::<text:span text:style-name="T2">ADDST</text:span>:</text:p>
      <text:p text:style-name="КОД"><text:span text:style-name="T7"><text:s text:c="8"/></text:span><text:span text:style-name="T35">return</text:span><text:span text:style-name="T7"> </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OpCode</text:span>::<text:span text:style-name="T2">MULST</text:span>:</text:p>
      <text:p text:style-name="КОД"><text:span text:style-name="T7"><text:s text:c="8"/></text:span><text:span text:style-name="T35">return</text:span><text:span text:style-name="T7"> </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OpCode</text:span>::<text:span text:style-name="T2">DIVST</text:span>:</text:p>
      <text:p text:style-name="КОД"><text:span text:style-name="T7"><text:s text:c="8"/></text:span><text:span text:style-name="T35">return</text:span><text:span text:style-name="T7"> </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OpCode</text:span>::<text:span text:style-name="T2">SUBST</text:span>:</text:p>
      <text:p text:style-name="КОД"><text:span text:style-name="T7"><text:s text:c="8"/></text:span><text:span text:style-name="T35">return</text:span><text:span text:style-name="T7"> </text:span><text:span text:style-name="T14">v1</text:span><text:span text:style-name="T7"> </text:span>-<text:span text:style-name="T7"> </text:span><text:span text:style-name="T14">v2</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rted</text:span><text:span text:style-name="T7"> </text:span><text:span text:style-name="T25">bin.op"</text:span>);</text:p>
      <text:p text:style-name="КОД"><text:span text:style-name="T7"><text:s text:c="4"/></text:span>}</text:p>
      <text:p text:style-name="КОД">}</text:p>
      <text:p text:style-name="P274">Тогда эта функция станет намного чище:</text:p>
      <text:p text:style-name="КОД"><text:span text:style-name="T35">void</text:span><text:span text:style-name="T7"> </text:span><text:span text:style-name="T2">Processor</text:span>::<text:span text:style-name="T20">binaryStackOp</text:span>(<text:span text:style-name="T2">OpCode</text:span><text:span text:style-name="T7"> </text:span><text:span text:style-name="T14">opCode</text:span>)</text:p>
      <text:p text:style-name="КОД">{</text:p>
      <text:p text:style-name="КОД"><text:span text:style-name="T7"><text:s text:c="4"/></text:span><text:span text:style-name="T19">next</text:span>();</text:p>
      <text:p text:style-name="КОД"><text:span text:style-name="T7"><text:s text:c="4"/></text:span><text:span text:style-name="T35">auto</text:span><text:span text:style-name="T7"> </text:span><text:span text:style-name="T14">item2</text:span><text:span text:style-name="T7"> </text:span>=<text:span text:style-name="T7"> </text:span><text:span text:style-name="T19">popFromStack</text:span>();</text:p>
      <text:p text:style-name="КОД"><text:span text:style-name="T7"><text:s text:c="4"/></text:span><text:span text:style-name="T35">auto</text:span><text:span text:style-name="T7"> </text:span><text:span text:style-name="T14">item1</text:span><text:span text:style-name="T7"> </text:span>=<text:span text:style-name="T7"> </text:span><text:span text:style-name="T19">popFromStack</text:span>();</text:p>
      <text:p text:style-name="КОД"><text:span text:style-name="T7"><text:s text:c="4"/></text:span><text:span text:style-name="T2">PValue</text:span><text:span text:style-name="T7"> </text:span><text:span text:style-name="T14">value1</text:span><text:span text:style-name="T7"> </text:span>=<text:span text:style-name="T7"> </text:span><text:span text:style-name="T19">getValue</text:span>(<text:span text:style-name="T14">item1</text:span>);</text:p>
      <text:p text:style-name="КОД"><text:span text:style-name="T7"><text:s text:c="4"/></text:span><text:span text:style-name="T2">PValue</text:span><text:span text:style-name="T7"> </text:span><text:span text:style-name="T14">value2</text:span><text:span text:style-name="T7"> </text:span>=<text:span text:style-name="T7"> </text:span><text:span text:style-name="T19">getValue</text:span>(<text:span text:style-name="T14">item2</text:span>);</text:p>
      <text:p text:style-name="КОД"><text:span text:style-name="T7"><text:s text:c="4"/></text:span><text:span text:style-name="T2">PValue</text:span><text:span text:style-name="T7"> </text:span><text:span text:style-name="T14">result</text:span>;</text:p>
      <text:p text:style-name="КОД"><text:span text:style-name="T7"><text:s text:c="4"/></text:span><text:span text:style-name="T35">switch</text:span><text:span text:style-name="T7"> </text:span>(<text:span text:style-name="T14">value1</text:span>.<text:span text:style-name="T51">type</text:span>)<text:span text:style-name="T7"> </text:span>{</text:p>
      <text:p text:style-name="КОД"><text:span text:style-name="T7"><text:s text:c="4"/></text:span><text:span text:style-name="T35">case</text:span><text:span text:style-name="T7"> </text:span><text:span text:style-name="T2">SymbolType</text:span>::<text:span text:style-name="T2">Integer</text:span>:</text:p>
      <text:p text:style-name="КОД"><text:span text:style-name="T7"><text:s text:c="8"/></text:span><text:span text:style-name="T35">switch</text:span><text:span text:style-name="T7"> </text:span>(<text:span text:style-name="T14">value2</text:span>.<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14">result</text:span><text:span text:style-name="T7"> </text:span><text:span text:style-name="T19">=</text:span><text:span text:style-name="T7"> </text:span><text:span text:style-name="T19">opValues</text:span>(<text:span text:style-name="T14">value1</text:span>.<text:span text:style-name="T51">intValue</text:span>,<text:span text:style-name="T7"> </text:span><text:span text:style-name="T14">value2</text:span>.<text:span text:style-name="T51">intValue</text:span>,<text:span text:style-name="T7"> </text:span><text:span text:style-name="T14">opCode</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14">result</text:span><text:span text:style-name="T7"> </text:span><text:span text:style-name="T19">=</text:span><text:span text:style-name="T7"> </text:span><text:span text:style-name="T19">opValues</text:span>(<text:span text:style-name="T14">value1</text:span>.<text:span text:style-name="T51">intValue</text:span>,<text:span text:style-name="T7"> </text:span><text:span text:style-name="T14">value2</text:span>.<text:span text:style-name="T51">realValue</text:span>,<text:span text:style-name="T7"> </text:span><text:span text:style-name="T14">opCode</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orted type: binaryStackOp"</text:span>);</text:p>
      <text:p text:style-name="КОД"><text:span text:style-name="T7"><text:s text:c="8"/></text:span>}</text:p>
      <text:p text:style-name="КОД"><text:span text:style-name="T7"><text:s text:c="8"/></text:span><text:span text:style-name="T35">break</text:span>;</text:p>
      <text:p text:style-name="КОД"><text:span text:style-name="T7"><text:s text:c="4"/></text:span><text:span text:style-name="T35">case</text:span><text:span text:style-name="T7"> </text:span><text:span text:style-name="T2">SymbolType</text:span>::<text:span text:style-name="T2">Real</text:span>:</text:p>
      <text:p text:style-name="КОД"><text:span text:style-name="T7"><text:s text:c="8"/></text:span><text:span text:style-name="T35">switch</text:span><text:span text:style-name="T7"> </text:span>(<text:span text:style-name="T14">value2</text:span>.<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14">result</text:span><text:span text:style-name="T7"> </text:span><text:span text:style-name="T19">=</text:span><text:span text:style-name="T7"> </text:span><text:span text:style-name="T19">opValues</text:span>(<text:span text:style-name="T14">value1</text:span>.<text:span text:style-name="T51">realValue</text:span>,<text:span text:style-name="T7"> </text:span><text:span text:style-name="T14">value2</text:span>.<text:span text:style-name="T51">intValue</text:span>,<text:span text:style-name="T7"> </text:span><text:span text:style-name="T14">opCode</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14">result</text:span><text:span text:style-name="T7"> </text:span><text:span text:style-name="T19">=</text:span><text:span text:style-name="T7"> </text:span><text:span text:style-name="T19">opValues</text:span>(<text:span text:style-name="T14">value1</text:span>.<text:span text:style-name="T51">realValue</text:span>,<text:span text:style-name="T7"> </text:span><text:span text:style-name="T14">value2</text:span>.<text:span text:style-name="T51">realValue</text:span>,<text:span text:style-name="T7"> </text:span><text:span text:style-name="T14">opCode</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throw</text:span><text:span text:style-name="T7"> </text:span><text:span text:style-name="T2">std</text:span>::<text:span text:style-name="T2">domain_error</text:span>(<text:span text:style-name="T25">"Unsupported type: binaryStackOp"</text:span>);</text:p>
      <text:p text:style-name="КОД"><text:soft-page-break/><text:span text:style-name="T7"><text:s text:c="8"/></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type: binaryStackOp"</text:span>);</text:p>
      <text:p text:style-name="КОД"><text:span text:style-name="T7"><text:s text:c="4"/></text:span>}</text:p>
      <text:p text:style-name="КОД"><text:span text:style-name="T7"><text:s text:c="4"/></text:span><text:span text:style-name="T19">pushToStack</text:span>(<text:span text:style-name="T14">result</text:span>.<text:span text:style-name="T51">type</text:span>,<text:span text:style-name="T7"> </text:span><text:span text:style-name="T14">result</text:span>.<text:span text:style-name="T19">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25">x</text:span><text:span text:style-name="T7"> </text:span><text:span text:style-name="T25">=</text:span><text:span text:style-name="T7"> </text:span><text:span text:style-name="T25">2.7;</text:span><text:span text:style-name="T7"> </text:span><text:span text:style-name="T25">y</text:span><text:span text:style-name="T7"> </text:span><text:span text:style-name="T25">=</text:span><text:span text:style-name="T7"> </text:span><text:span text:style-name="T25">17;</text:span><text:span text:style-name="T7"> </text:span><text:span text:style-name="T25">x</text:span><text:span text:style-name="T7"> </text:span><text:span text:style-name="T25">=</text:span><text:span text:style-name="T7"> </text:span><text:span text:style-name="T25">x</text:span><text:span text:style-name="T7"> </text:span><text:span text:style-name="T25">+</text:span><text:span text:style-name="T7"> </text:span><text:span text:style-name="T25">y;</text:span></text:p>
      <text:p text:style-name="P276">Работает.</text:p>
      <text:p text:style-name="P276">В принципе, смена типов integer ↔ double работает. <text:span text:style-name="T218">Можно зафиксировать этот этап: EScriptEngine-13.zip</text:span></text:p>
      <text:h text:style-name="Heading_20_2" text:outline-level="2">Рефакторинг</text:h>
      <text:p text:style-name="P277">Немного улучшим код, т. к. есть повторения в Translator и Processor. Вынесем вычисления в отдельную функцию и поместим её в PValue:</text:p>
      <text:p text:style-name="КОД"><text:span text:style-name="T7"><text:s text:c="4"/></text:span><text:span text:style-name="T35">static</text:span><text:span text:style-name="T7"> </text:span>PValue<text:span text:style-name="T7"> </text:span>binaryOpValues(<text:span text:style-name="T35">const</text:span><text:span text:style-name="T7"> </text:span>PValue<text:span text:style-name="T7"> </text:span>&amp;value1,<text:span text:style-name="T7"> </text:span><text:span text:style-name="T35">const</text:span><text:span text:style-name="T7"> </text:span>PValue<text:span text:style-name="T7"> </text:span>&amp;value2,</text:p>
      <text:p text:style-name="КОД"><text:span text:style-name="T7"><text:s text:c="33"/></text:span><text:span text:style-name="T2">ArithmeticOperation</text:span><text:span text:style-name="T7"> </text:span><text:span text:style-name="T14">op</text:span>)</text:p>
      <text:p text:style-name="КОД"><text:span text:style-name="T7"><text:s text:c="4"/></text:span>{</text:p>
      <text:p text:style-name="КОД"><text:span text:style-name="T7"><text:s text:c="8"/></text:span><text:span text:style-name="T35">switch</text:span><text:span text:style-name="T7"> </text:span>(<text:span text:style-name="T14">value1</text:span>.<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pan text:style-name="T7"><text:s text:c="12"/></text:span><text:span text:style-name="T35">switch</text:span><text:span text:style-name="T7"> </text:span>(<text:span text:style-name="T14">value2</text:span>.<text:span text:style-name="T51">type</text:span>)<text:span text:style-name="T7"> </text:span>{</text:p>
      <text:p text:style-name="КОД"><text:span text:style-name="T7"><text:s text:c="12"/></text:span><text:span text:style-name="T35">case</text:span><text:span text:style-name="T7"> </text:span><text:span text:style-name="T2">SymbolType</text:span>::<text:span text:style-name="T2">Integer</text:span>:</text:p>
      <text:p text:style-name="КОД"><text:span text:style-name="T7"><text:s text:c="16"/></text:span><text:span text:style-name="T35">return</text:span><text:span text:style-name="T7"> </text:span><text:span text:style-name="T19">calcValues</text:span>(<text:span text:style-name="T14">value1</text:span>.<text:span text:style-name="T51">intValue</text:span>,<text:span text:style-name="T7"> </text:span><text:span text:style-name="T14">value2</text:span>.<text:span text:style-name="T51">intValue</text:span>,<text:span text:style-name="T7"> </text:span><text:span text:style-name="T14">op</text:span>);</text:p>
      <text:p text:style-name="КОД"><text:span text:style-name="T7"><text:s text:c="12"/></text:span><text:span text:style-name="T35">case</text:span><text:span text:style-name="T7"> </text:span><text:span text:style-name="T2">SymbolType</text:span>::<text:span text:style-name="T2">Real</text:span>:</text:p>
      <text:p text:style-name="КОД"><text:span text:style-name="T7"><text:s text:c="16"/></text:span><text:span text:style-name="T35">return</text:span><text:span text:style-name="T7"> </text:span><text:span text:style-name="T19">calcValues</text:span>(<text:span text:style-name="T14">value1</text:span>.<text:span text:style-name="T51">intValue</text:span>,<text:span text:style-name="T7"> </text:span><text:span text:style-name="T14">value2</text:span>.<text:span text:style-name="T51">realValue</text:span>,<text:span text:style-name="T7"> </text:span><text:span text:style-name="T14">op</text:span>);</text:p>
      <text:p text:style-name="КОД"><text:span text:style-name="T7"><text:s text:c="12"/></text:span><text:span text:style-name="T35">default</text:span>:</text:p>
      <text:p text:style-name="КОД"><text:span text:style-name="T7"><text:s text:c="16"/></text:span><text:span text:style-name="T35">break</text:span>;</text:p>
      <text:p text:style-name="КОД"><text:span text:style-name="T7"><text:s text:c="12"/></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35">switch</text:span><text:span text:style-name="T7"> </text:span>(<text:span text:style-name="T14">value2</text:span>.<text:span text:style-name="T51">type</text:span>)<text:span text:style-name="T7"> </text:span>{</text:p>
      <text:p text:style-name="КОД"><text:span text:style-name="T7"><text:s text:c="12"/></text:span><text:span text:style-name="T35">case</text:span><text:span text:style-name="T7"> </text:span><text:span text:style-name="T2">SymbolType</text:span>::<text:span text:style-name="T2">Integer</text:span>:</text:p>
      <text:p text:style-name="КОД"><text:span text:style-name="T7"><text:s text:c="16"/></text:span><text:span text:style-name="T35">return</text:span><text:span text:style-name="T7"> </text:span><text:span text:style-name="T19">calcValues</text:span>(<text:span text:style-name="T14">value1</text:span>.<text:span text:style-name="T51">realValue</text:span>,<text:span text:style-name="T7"> </text:span><text:span text:style-name="T14">value2</text:span>.<text:span text:style-name="T51">intValue</text:span>,<text:span text:style-name="T7"> </text:span><text:span text:style-name="T14">op</text:span>);</text:p>
      <text:p text:style-name="КОД"><text:span text:style-name="T7"><text:s text:c="12"/></text:span><text:span text:style-name="T35">case</text:span><text:span text:style-name="T7"> </text:span><text:span text:style-name="T2">SymbolType</text:span>::<text:span text:style-name="T2">Real</text:span>:</text:p>
      <text:p text:style-name="КОД"><text:span text:style-name="T7"><text:s text:c="16"/></text:span><text:span text:style-name="T35">return</text:span><text:span text:style-name="T7"> </text:span><text:span text:style-name="T19">calcValues</text:span>(<text:span text:style-name="T14">value1</text:span>.<text:span text:style-name="T51">realValue</text:span>,<text:span text:style-name="T7"> </text:span><text:span text:style-name="T14">value2</text:span>.<text:span text:style-name="T51">realValue</text:span>,<text:span text:style-name="T7"> </text:span><text:span text:style-name="T14">op</text:span>);</text:p>
      <text:p text:style-name="КОД"><text:span text:style-name="T7"><text:s text:c="12"/></text:span><text:span text:style-name="T35">default</text:span>:</text:p>
      <text:p text:style-name="КОД"><text:span text:style-name="T7"><text:s text:c="16"/></text:span><text:span text:style-name="T35">break</text:span>;</text:p>
      <text:p text:style-name="КОД"><text:span text:style-name="T7"><text:s text:c="12"/></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break</text:span>;</text:p>
      <text:p text:style-name="КОД"><text:span text:style-name="T7"><text:s text:c="8"/></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type"</text:span>);</text:p>
      <text:p text:style-name="КОД"><text:span text:style-name="T7"><text:s text:c="4"/></text:span>}</text:p>
      <text:p text:style-name="КОД"/>
      <text:p text:style-name="Horizontal_20_Line"/>
      <text:p text:style-name="Text_20_body">Она принимает <text:s/>ArithmeticOperation, <text:span text:style-name="T219">однако в Processor требуется OpCode, а в Translator — OperationType. Для связи используем статические члены — отображения:</text:span></text:p>
      <text:p text:style-name="КОД"><text:span text:style-name="T25">//</text:span><text:span text:style-name="T7"> </text:span><text:span text:style-name="T25">для</text:span><text:span text:style-name="T7"> </text:span><text:span text:style-name="T25">конвертации</text:span><text:span text:style-name="T7"> </text:span><text:span text:style-name="T25">операций</text:span></text:p>
      <text:p text:style-name="КОД"><text:span text:style-name="T2">std</text:span>::<text:span text:style-name="T2">map</text:span>&lt;<text:span text:style-name="T2">OperationType</text:span>,<text:span text:style-name="T7"> </text:span><text:span text:style-name="T2">ArithmeticOperation</text:span>&gt;<text:span text:style-name="T7"> </text:span><text:span text:style-name="T2">Translator</text:span>::<text:span text:style-name="T39">optypes</text:span>;</text:p>
      <text:p text:style-name="КОД"><text:span text:style-name="T2">Translator</text:span>::<text:span text:style-name="T20">Translator</text:span>()</text:p>
      <text:p text:style-name="КОД">{</text:p>
      <text:p text:style-name="КОД"><text:span text:style-name="T7"><text:s text:c="4"/></text:span><text:span text:style-name="T35">if</text:span><text:span text:style-name="T7"> </text:span>(<text:span text:style-name="T39">optypes</text:span>.<text:span text:style-name="T19">empty</text:span>())<text:span text:style-name="T7"> </text:span>{</text:p>
      <text:p text:style-name="КОД"><text:soft-page-break/><text:span text:style-name="T7"><text:s text:c="8"/></text:span><text:span text:style-name="T39">optypes</text:span><text:span text:style-name="T7"> </text:span><text:span text:style-name="T19">=</text:span><text:span text:style-name="T7"> </text:span>{</text:p>
      <text:p text:style-name="КОД"><text:span text:style-name="T7"><text:s text:c="12"/></text:span>{<text:span text:style-name="T2">OperationType</text:span>::<text:span text:style-name="T2">Add</text:span>,<text:span text:style-name="T7"> </text:span><text:span text:style-name="T2">ArithmeticOperation</text:span>::<text:span text:style-name="T2">Add</text:span><text:span text:style-name="T7"> </text:span>},</text:p>
      <text:p text:style-name="КОД"><text:span text:style-name="T7"><text:s text:c="12"/></text:span>{<text:span text:style-name="T2">OperationType</text:span>::<text:span text:style-name="T2">Minus</text:span>,<text:span text:style-name="T7"> </text:span><text:span text:style-name="T2">ArithmeticOperation</text:span>::<text:span text:style-name="T2">Sub</text:span><text:span text:style-name="T7"> </text:span>},</text:p>
      <text:p text:style-name="КОД"><text:span text:style-name="T7"><text:s text:c="12"/></text:span>{<text:span text:style-name="T2">OperationType</text:span>::<text:span text:style-name="T2">Multiply</text:span>,<text:span text:style-name="T7"> </text:span><text:span text:style-name="T2">ArithmeticOperation</text:span>::<text:span text:style-name="T2">Mul</text:span><text:span text:style-name="T7"> </text:span>},</text:p>
      <text:p text:style-name="КОД"><text:span text:style-name="T7"><text:s text:c="12"/></text:span>{<text:span text:style-name="T2">OperationType</text:span>::<text:span text:style-name="T2">Div</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КОД"><text:span text:style-name="T25">//</text:span><text:span text:style-name="T7"> </text:span><text:span text:style-name="T25">для</text:span><text:span text:style-name="T7"> </text:span><text:span text:style-name="T25">конвертации</text:span><text:span text:style-name="T7"> </text:span><text:span text:style-name="T25">операций</text:span></text:p>
      <text:p text:style-name="КОД"><text:span text:style-name="T2">std</text:span>::<text:span text:style-name="T2">map</text:span>&lt;<text:span text:style-name="T2">OpCode</text:span>,<text:span text:style-name="T7"> </text:span><text:span text:style-name="T2">ArithmeticOperation</text:span>&gt;<text:span text:style-name="T7"> </text:span><text:span text:style-name="T2">Processor</text:span>::<text:span text:style-name="T39">optypes</text:span>;</text:p>
      <text:p text:style-name="КОД"><text:span text:style-name="T2">Processor</text:span>::<text:span text:style-name="T20">Processor</text:span>()</text:p>
      <text:p text:style-name="КОД">{</text:p>
      <text:p text:style-name="КОД"><text:span text:style-name="T7"><text:s text:c="4"/></text:span><text:span text:style-name="T35">if</text:span><text:span text:style-name="T7"> </text:span>(<text:span text:style-name="T39">optypes</text:span>.<text:span text:style-name="T19">empty</text:span>())<text:span text:style-name="T7"> </text:span>{</text:p>
      <text:p text:style-name="КОД"><text:span text:style-name="T7"><text:s text:c="8"/></text:span><text:span text:style-name="T39">optypes</text:span><text:span text:style-name="T7"> </text:span><text:span text:style-name="T19">=</text:span><text:span text:style-name="T7"> </text:span>{</text:p>
      <text:p text:style-name="КОД"><text:span text:style-name="T7"><text:s text:c="12"/></text:span>{<text:span text:style-name="T2">OpCode</text:span>::<text:span text:style-name="T2">ADDST</text:span>,<text:span text:style-name="T7"> </text:span><text:span text:style-name="T2">ArithmeticOperation</text:span>::<text:span text:style-name="T2">Add</text:span><text:span text:style-name="T7"> </text:span>},</text:p>
      <text:p text:style-name="КОД"><text:span text:style-name="T7"><text:s text:c="12"/></text:span>{<text:span text:style-name="T2">OpCode</text:span>::<text:span text:style-name="T2">SUBST</text:span>,<text:span text:style-name="T7"> </text:span><text:span text:style-name="T2">ArithmeticOperation</text:span>::<text:span text:style-name="T2">Sub</text:span><text:span text:style-name="T7"> </text:span>},</text:p>
      <text:p text:style-name="КОД"><text:span text:style-name="T7"><text:s text:c="12"/></text:span>{<text:span text:style-name="T2">OpCode</text:span>::<text:span text:style-name="T2">MULST</text:span>,<text:span text:style-name="T7"> </text:span><text:span text:style-name="T2">ArithmeticOperation</text:span>::<text:span text:style-name="T2">Mul</text:span><text:span text:style-name="T7"> </text:span>},</text:p>
      <text:p text:style-name="КОД"><text:span text:style-name="T7"><text:s text:c="12"/></text:span>{<text:span text:style-name="T2">OpCode</text:span>::<text:span text:style-name="T2">DIVST</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P278">И заменим тип здесь:</text:p>
      <text:p text:style-name="КОД"><text:span text:style-name="T25">//</text:span><text:span text:style-name="T7"> </text:span><text:span text:style-name="T25">для</text:span><text:span text:style-name="T7"> </text:span><text:span text:style-name="T25">строк</text:span><text:span text:style-name="T7"> </text:span><text:span text:style-name="T25">и</text:span><text:span text:style-name="T7"> </text:span><text:span text:style-name="T25">неприводимых</text:span><text:span text:style-name="T7"> </text:span><text:span text:style-name="T25">типов</text:span><text:span text:style-name="T7"> </text:span><text:span text:style-name="T25">-</text:span><text:span text:style-name="T7"> </text:span><text:span text:style-name="T25">другая</text:span><text:span text:style-name="T7"> </text:span><text:span text:style-name="T25">функция</text:span></text:p>
      <text:p text:style-name="КОД"><text:span text:style-name="T35">template</text:span>&lt;<text:span text:style-name="T35">typename</text:span><text:span text:style-name="T7"> </text:span><text:span text:style-name="T2">T1</text:span>,<text:span text:style-name="T7"> </text:span><text:span text:style-name="T35">typename</text:span><text:span text:style-name="T7"> </text:span><text:span text:style-name="T2">T2</text:span>&gt;</text:p>
      <text:p text:style-name="КОД"><text:span text:style-name="T35">decltype</text:span>(<text:span text:style-name="T35">auto</text:span>)<text:span text:style-name="T7"> </text:span><text:span text:style-name="T20">calcValues</text:span>(<text:span text:style-name="T2">T1</text:span><text:span text:style-name="T7"> </text:span><text:span text:style-name="T14">v1</text:span>,<text:span text:style-name="T7"> </text:span><text:span text:style-name="T2">T2</text:span><text:span text:style-name="T7"> </text:span><text:span text:style-name="T14">v2</text:span>,<text:span text:style-name="T7"> </text:span><text:span text:style-name="T2">ArithmeticOperation</text:span><text:span text:style-name="T7"> </text:span><text:span text:style-name="T14">op</text:span>)</text:p>
      <text:p text:style-name="КОД">{</text:p>
      <text:p text:style-name="КОД"><text:span text:style-name="T7"><text:s text:c="4"/></text:span><text:span text:style-name="T35">switch</text:span><text:span text:style-name="T7"> </text:span>(<text:span text:style-name="T14">op</text:span>)<text:span text:style-name="T7"> </text:span>{</text:p>
      <text:p text:style-name="КОД"><text:span text:style-name="T7"><text:s text:c="4"/></text:span><text:span text:style-name="T35">case</text:span><text:span text:style-name="T7"> </text:span><text:span text:style-name="T2">ArithmeticOperation</text:span>::<text:span text:style-name="T2">Add</text:span>:</text:p>
      <text:p text:style-name="КОД"><text:span text:style-name="T7"><text:s text:c="8"/></text:span><text:span text:style-name="T35">return</text:span><text:span text:style-name="T7"> </text:span><text:span text:style-name="T2">PValue</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ArithmeticOperation</text:span>::<text:span text:style-name="T2">Mul</text:span>:</text:p>
      <text:p text:style-name="КОД"><text:span text:style-name="T7"><text:s text:c="8"/></text:span><text:span text:style-name="T35">return</text:span><text:span text:style-name="T7"> </text:span><text:span text:style-name="T2">PValue</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ArithmeticOperation</text:span>::<text:span text:style-name="T2">Div</text:span>:</text:p>
      <text:p text:style-name="КОД"><text:span text:style-name="T7"><text:s text:c="8"/></text:span><text:span text:style-name="T35">return</text:span><text:span text:style-name="T7"> </text:span><text:span text:style-name="T2">PValue</text:span>(<text:span text:style-name="T14">v1</text:span><text:span text:style-name="T7"> </text:span>/<text:span text:style-name="T7"> </text:span><text:span text:style-name="T14">v2</text:span>);</text:p>
      <text:p text:style-name="КОД"><text:span text:style-name="T7"><text:s text:c="4"/></text:span><text:span text:style-name="T35">case</text:span><text:span text:style-name="T7"> </text:span><text:span text:style-name="T2">ArithmeticOperation</text:span>::<text:span text:style-name="T2">Sub</text:span>:</text:p>
      <text:p text:style-name="КОД"><text:span text:style-name="T7"><text:s text:c="8"/></text:span><text:span text:style-name="T35">return</text:span><text:span text:style-name="T7"> </text:span><text:span text:style-name="T2">PValue</text:span>(<text:span text:style-name="T14">v1</text:span><text:span text:style-name="T7"> </text:span>-<text:span text:style-name="T7"> </text:span><text:span text:style-name="T14">v2</text:span>);</text:p>
      <text:p text:style-name="КОД"><text:span text:style-name="T7"><text:s text:c="4"/></text:span><text:span text:style-name="T35">default</text:span>:</text:p>
      <text:p text:style-name="КОД"><text:span text:style-name="T7"><text:s text:c="8"/></text:span><text:span text:style-name="T35">throw</text:span><text:span text:style-name="T7"> </text:span><text:span text:style-name="T2">std</text:span>::<text:span text:style-name="T2">domain_error</text:span>(<text:span text:style-name="T25">"Unsupported bin.op"</text:span>);</text:p>
      <text:p text:style-name="КОД"><text:span text:style-name="T7"><text:s text:c="4"/></text:span>}</text:p>
      <text:p text:style-name="КОД">}</text:p>
      <text:p text:style-name="P278">Конечно, нужно будет объявить явно конструкторы:</text:p>
      <text:p text:style-name="КОД"><text:span text:style-name="T7"><text:s text:c="4"/></text:span><text:span text:style-name="T20">PValue</text:span>()<text:span text:style-name="T7"> </text:span>=<text:span text:style-name="T7"> </text:span><text:span text:style-name="T35">default</text:span>;</text:p>
      <text:p text:style-name="КОД"><text:span text:style-name="T7"><text:s text:c="4"/></text:span><text:span text:style-name="T35">explicit</text:span><text:span text:style-name="T7"> </text:span><text:span text:style-name="T20">PValue</text:span>(<text:span text:style-name="T2">int64_t</text:span><text:span text:style-name="T7"> </text:span><text:span text:style-name="T14">rhs</text:span>)</text:p>
      <text:p text:style-name="КОД"><text:span text:style-name="T7"><text:s text:c="4"/></text:span>{</text:p>
      <text:p text:style-name="КОД"><text:span text:style-name="T7"><text:s text:c="8"/></text:span><text:span text:style-name="T19">operator</text:span>=<text:span text:style-name="T19">(</text:span><text:span text:style-name="T14">rhs</text:span><text:span text:style-name="T19">)</text:span>;</text:p>
      <text:p text:style-name="КОД"><text:span text:style-name="T7"><text:s text:c="4"/></text:span>}</text:p>
      <text:p text:style-name="КОД"><text:span text:style-name="T7"><text:s text:c="4"/></text:span><text:span text:style-name="T35">explicit</text:span><text:span text:style-name="T7"> </text:span><text:span text:style-name="T20">PValue</text:span>(<text:span text:style-name="T35">double</text:span><text:span text:style-name="T7"> </text:span><text:span text:style-name="T14">rhs</text:span>)</text:p>
      <text:p text:style-name="КОД"><text:span text:style-name="T7"><text:s text:c="4"/></text:span>{</text:p>
      <text:p text:style-name="КОД"><text:span text:style-name="T7"><text:s text:c="8"/></text:span><text:span text:style-name="T19">operator</text:span>=<text:span text:style-name="T19">(</text:span><text:span text:style-name="T14">rhs</text:span><text:span text:style-name="T19">)</text:span>;</text:p>
      <text:p text:style-name="КОД"><text:span text:style-name="T7"><text:s text:c="4"/></text:span>}</text:p>
      <text:p text:style-name="Horizontal_20_Line"/>
      <text:p text:style-name="P278">И уменьшить количество выбросов исключений:</text:p>
      <text:p text:style-name="КОД"><text:span text:style-name="T7"><text:s text:c="4"/></text:span><text:span text:style-name="T35">static</text:span><text:span text:style-name="T7"> </text:span>PValue<text:span text:style-name="T7"> </text:span>binaryOpValues(<text:span text:style-name="T35">const</text:span><text:span text:style-name="T7"> </text:span>PValue<text:span text:style-name="T7"> </text:span>&amp;value1,<text:span text:style-name="T7"> </text:span><text:span text:style-name="T35">const</text:span><text:span text:style-name="T7"> </text:span>PValue<text:span text:style-name="T7"> </text:span>&amp;value2,</text:p>
      <text:p text:style-name="КОД"><text:span text:style-name="T7"><text:s text:c="33"/></text:span><text:span text:style-name="T2">ArithmeticOperation</text:span><text:span text:style-name="T7"> </text:span><text:span text:style-name="T14">op</text:span>)</text:p>
      <text:p text:style-name="КОД"><text:span text:style-name="T7"><text:s text:c="4"/></text:span>{</text:p>
      <text:p text:style-name="КОД"><text:span text:style-name="T7"><text:s text:c="8"/></text:span><text:span text:style-name="T35">switch</text:span><text:span text:style-name="T7"> </text:span>(<text:span text:style-name="T14">value1</text:span>.<text:span text:style-name="T51">type</text:span>)<text:span text:style-name="T7"> </text:span>{</text:p>
      <text:p text:style-name="КОД"><text:span text:style-name="T7"><text:s text:c="8"/></text:span><text:span text:style-name="T35">case</text:span><text:span text:style-name="T7"> </text:span><text:span text:style-name="T2">SymbolType</text:span>::<text:span text:style-name="T2">Integer</text:span>:</text:p>
      <text:p text:style-name="КОД"><text:soft-page-break/><text:span text:style-name="T7"><text:s text:c="12"/></text:span><text:span text:style-name="T35">switch</text:span><text:span text:style-name="T7"> </text:span>(<text:span text:style-name="T14">value2</text:span>.<text:span text:style-name="T51">type</text:span>)<text:span text:style-name="T7"> </text:span>{</text:p>
      <text:p text:style-name="КОД"><text:span text:style-name="T7"><text:s text:c="12"/></text:span><text:span text:style-name="T35">case</text:span><text:span text:style-name="T7"> </text:span><text:span text:style-name="T2">SymbolType</text:span>::<text:span text:style-name="T2">Integer</text:span>:</text:p>
      <text:p text:style-name="КОД"><text:span text:style-name="T7"><text:s text:c="16"/></text:span><text:span text:style-name="T35">return</text:span><text:span text:style-name="T7"> </text:span><text:span text:style-name="T19">calcValues</text:span>(<text:span text:style-name="T14">value1</text:span>.<text:span text:style-name="T51">intValue</text:span>,<text:span text:style-name="T7"> </text:span><text:span text:style-name="T14">value2</text:span>.<text:span text:style-name="T51">intValue</text:span>,<text:span text:style-name="T7"> </text:span><text:span text:style-name="T14">op</text:span>);</text:p>
      <text:p text:style-name="КОД"><text:span text:style-name="T7"><text:s text:c="12"/></text:span><text:span text:style-name="T35">case</text:span><text:span text:style-name="T7"> </text:span><text:span text:style-name="T2">SymbolType</text:span>::<text:span text:style-name="T2">Real</text:span>:</text:p>
      <text:p text:style-name="КОД"><text:span text:style-name="T7"><text:s text:c="16"/></text:span><text:span text:style-name="T35">return</text:span><text:span text:style-name="T7"> </text:span><text:span text:style-name="T19">calcValues</text:span>(<text:span text:style-name="T14">value1</text:span>.<text:span text:style-name="T51">intValue</text:span>,<text:span text:style-name="T7"> </text:span><text:span text:style-name="T14">value2</text:span>.<text:span text:style-name="T51">realValue</text:span>,<text:span text:style-name="T7"> </text:span><text:span text:style-name="T14">op</text:span>);</text:p>
      <text:p text:style-name="КОД"><text:span text:style-name="T7"><text:s text:c="12"/></text:span><text:span text:style-name="T35">default</text:span>:</text:p>
      <text:p text:style-name="КОД"><text:span text:style-name="T7"><text:s text:c="16"/></text:span><text:span text:style-name="T35">break</text:span>;</text:p>
      <text:p text:style-name="КОД"><text:span text:style-name="T7"><text:s text:c="12"/></text:span>}</text:p>
      <text:p text:style-name="КОД"><text:span text:style-name="T7"><text:s text:c="12"/></text:span><text:span text:style-name="T35">break</text:span>;</text:p>
      <text:p text:style-name="КОД"><text:span text:style-name="T7"><text:s text:c="8"/></text:span><text:span text:style-name="T35">case</text:span><text:span text:style-name="T7"> </text:span><text:span text:style-name="T2">SymbolType</text:span>::<text:span text:style-name="T2">Real</text:span>:</text:p>
      <text:p text:style-name="КОД"><text:span text:style-name="T7"><text:s text:c="12"/></text:span><text:span text:style-name="T35">switch</text:span><text:span text:style-name="T7"> </text:span>(<text:span text:style-name="T14">value2</text:span>.<text:span text:style-name="T51">type</text:span>)<text:span text:style-name="T7"> </text:span>{</text:p>
      <text:p text:style-name="КОД"><text:span text:style-name="T7"><text:s text:c="12"/></text:span><text:span text:style-name="T35">case</text:span><text:span text:style-name="T7"> </text:span><text:span text:style-name="T2">SymbolType</text:span>::<text:span text:style-name="T2">Integer</text:span>:</text:p>
      <text:p text:style-name="КОД"><text:span text:style-name="T7"><text:s text:c="16"/></text:span><text:span text:style-name="T35">return</text:span><text:span text:style-name="T7"> </text:span><text:span text:style-name="T19">calcValues</text:span>(<text:span text:style-name="T14">value1</text:span>.<text:span text:style-name="T51">realValue</text:span>,<text:span text:style-name="T7"> </text:span><text:span text:style-name="T14">value2</text:span>.<text:span text:style-name="T51">intValue</text:span>,<text:span text:style-name="T7"> </text:span><text:span text:style-name="T14">op</text:span>);</text:p>
      <text:p text:style-name="КОД"><text:span text:style-name="T7"><text:s text:c="12"/></text:span><text:span text:style-name="T35">case</text:span><text:span text:style-name="T7"> </text:span><text:span text:style-name="T2">SymbolType</text:span>::<text:span text:style-name="T2">Real</text:span>:</text:p>
      <text:p text:style-name="КОД"><text:span text:style-name="T7"><text:s text:c="16"/></text:span><text:span text:style-name="T35">return</text:span><text:span text:style-name="T7"> </text:span><text:span text:style-name="T19">calcValues</text:span>(<text:span text:style-name="T14">value1</text:span>.<text:span text:style-name="T51">realValue</text:span>,<text:span text:style-name="T7"> </text:span><text:span text:style-name="T14">value2</text:span>.<text:span text:style-name="T51">realValue</text:span>,<text:span text:style-name="T7"> </text:span><text:span text:style-name="T14">op</text:span>);</text:p>
      <text:p text:style-name="КОД"><text:span text:style-name="T7"><text:s text:c="12"/></text:span><text:span text:style-name="T35">default</text:span>:</text:p>
      <text:p text:style-name="КОД"><text:span text:style-name="T7"><text:s text:c="16"/></text:span><text:span text:style-name="T35">break</text:span>;</text:p>
      <text:p text:style-name="КОД"><text:span text:style-name="T7"><text:s text:c="12"/></text:span>}</text:p>
      <text:p text:style-name="КОД"><text:span text:style-name="T7"><text:s text:c="12"/></text:span><text:span text:style-name="T35">break</text:span>;</text:p>
      <text:p text:style-name="КОД"><text:span text:style-name="T7"><text:s text:c="8"/></text:span><text:span text:style-name="T35">default</text:span>:</text:p>
      <text:p text:style-name="КОД"><text:span text:style-name="T7"><text:s text:c="12"/></text:span><text:span text:style-name="T35">break</text:span>;</text:p>
      <text:p text:style-name="КОД"><text:span text:style-name="T7"><text:s text:c="8"/></text:span>}</text:p>
      <text:p text:style-name="КОД"><text:span text:style-name="T7"><text:s text:c="8"/></text:span><text:span text:style-name="T35">throw</text:span><text:span text:style-name="T7"> </text:span><text:span text:style-name="T2">std</text:span>::<text:span text:style-name="T2">domain_error</text:span>(<text:span text:style-name="T25">"Unsupported</text:span><text:span text:style-name="T7"> </text:span><text:span text:style-name="T25">type"</text:span>);</text:p>
      <text:p text:style-name="КОД"><text:span text:style-name="T7"><text:s text:c="4"/></text:span>}</text:p>
      <text:p text:style-name="Horizontal_20_Line"/>
      <text:p text:style-name="P277">Тогда мы сильно сократим код <text:span text:style-name="T220">в Processor и Translator</text:span>:</text:p>
      <text:p text:style-name="КОД"><text:span text:style-name="T35">void</text:span><text:span text:style-name="T7"> </text:span>Processor::binaryStackOp(OpCode<text:span text:style-name="T7"> </text:span>opCode)</text:p>
      <text:p text:style-name="КОД">{</text:p>
      <text:p text:style-name="КОД"><text:span text:style-name="T7"><text:s text:c="4"/></text:span><text:span text:style-name="T19">next</text:span>();</text:p>
      <text:p text:style-name="КОД"><text:span text:style-name="T7"><text:s text:c="4"/></text:span><text:span text:style-name="T35">auto</text:span><text:span text:style-name="T7"> </text:span><text:span text:style-name="T14">item2</text:span><text:span text:style-name="T7"> </text:span>=<text:span text:style-name="T7"> </text:span><text:span text:style-name="T19">popFromStack</text:span>();</text:p>
      <text:p text:style-name="КОД"><text:span text:style-name="T7"><text:s text:c="4"/></text:span><text:span text:style-name="T35">auto</text:span><text:span text:style-name="T7"> </text:span><text:span text:style-name="T14">item1</text:span><text:span text:style-name="T7"> </text:span>=<text:span text:style-name="T7"> </text:span><text:span text:style-name="T19">popFromStack</text:span>();</text:p>
      <text:p text:style-name="КОД"><text:span text:style-name="T7"><text:s text:c="4"/></text:span><text:span text:style-name="T2">PValue</text:span><text:span text:style-name="T7"> </text:span><text:span text:style-name="T14">value1</text:span><text:span text:style-name="T7"> </text:span>=<text:span text:style-name="T7"> </text:span><text:span text:style-name="T2">PValue</text:span>::<text:span text:style-name="T19">getValue</text:span>(<text:span text:style-name="T14">item1</text:span>);</text:p>
      <text:p text:style-name="КОД"><text:span text:style-name="T7"><text:s text:c="4"/></text:span><text:span text:style-name="T2">PValue</text:span><text:span text:style-name="T7"> </text:span><text:span text:style-name="T14">value2</text:span><text:span text:style-name="T7"> </text:span>=<text:span text:style-name="T7"> </text:span><text:span text:style-name="T2">PValue</text:span>::<text:span text:style-name="T19">getValue</text:span>(<text:span text:style-name="T14">item2</text:span>);</text:p>
      <text:p text:style-name="КОД"><text:span text:style-name="T7"><text:s text:c="4"/></text:span><text:span text:style-name="T25">//</text:span><text:span text:style-name="T7"> </text:span><text:span text:style-name="T25">это</text:span><text:span text:style-name="T7"> </text:span><text:span text:style-name="T25">должно</text:span><text:span text:style-name="T7"> </text:span><text:span text:style-name="T25">быть</text:span><text:span text:style-name="T7"> </text:span><text:span text:style-name="T25">гарантировано,</text:span><text:span text:style-name="T7"> </text:span><text:span text:style-name="T25">если</text:span><text:span text:style-name="T7"> </text:span><text:span text:style-name="T25">это</text:span><text:span text:style-name="T7"> </text:span><text:span text:style-name="T25">не</text:span><text:span text:style-name="T7"> </text:span><text:span text:style-name="T25">так,</text:span><text:span text:style-name="T7"> </text:span><text:span text:style-name="T25">пусть</text:span><text:span text:style-name="T7"> </text:span><text:span text:style-name="T25">вылетит</text:span></text:p>
      <text:p text:style-name="КОД"><text:span text:style-name="T7"><text:s text:c="4"/></text:span><text:span text:style-name="T2">ArithmeticOperation</text:span><text:span text:style-name="T7"> </text:span><text:span text:style-name="T14">op</text:span><text:span text:style-name="T7"> </text:span>=<text:span text:style-name="T7"> </text:span><text:span text:style-name="T39">optypes</text:span>.<text:span text:style-name="T19">find</text:span>(<text:span text:style-name="T14">opCode</text:span>)<text:span text:style-name="T19">-&gt;</text:span><text:span text:style-name="T51">second</text:span>;</text:p>
      <text:p text:style-name="КОД"><text:span text:style-name="T7"><text:s text:c="4"/></text:span><text:span text:style-name="T2">PValue</text:span><text:span text:style-name="T7"> </text:span><text:span text:style-name="T14">result</text:span><text:span text:style-name="T7"> </text:span>=<text:span text:style-name="T7"> </text:span><text:span text:style-name="T2">PValue</text:span>::<text:span text:style-name="T19">binaryOpValues</text:span>(<text:span text:style-name="T14">value1</text:span>,<text:span text:style-name="T7"> </text:span><text:span text:style-name="T14">value2</text:span>,<text:span text:style-name="T7"> </text:span><text:span text:style-name="T14">op</text:span>);</text:p>
      <text:p text:style-name="КОД"><text:span text:style-name="T7"><text:s text:c="4"/></text:span><text:span text:style-name="T19">pushToStack</text:span>(<text:span text:style-name="T14">result</text:span>.<text:span text:style-name="T51">type</text:span>,<text:span text:style-name="T7"> </text:span><text:span text:style-name="T14">result</text:span>.<text:span text:style-name="T19">value</text:span>());</text:p>
      <text:p text:style-name="КОД">}</text:p>
      <text:p text:style-name="Horizontal_20_Line"/>
      <text:p text:style-name="P278">Больше повторяющегося кода пока не видно.</text:p>
      <text:h text:style-name="Heading_20_2" text:outline-level="2">Последовательная загрузка блоков кода</text:h>
      <text:p text:style-name="P279">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279">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279">После того как блок завершил работу, его PC стоит на ячейке памяти после команды HALT только что выполненного блока.</text:p>
      <text:p text:style-name="P279">Если мы подгрузим блок кода, то следующей исполняемой командой будет</text:p>
      <text:p text:style-name="КОД">JMP main:</text:p>
      <text:p text:style-name="Text_20_body"/>
      <text:p text:style-name="P279"><text:soft-page-break/>где метка main — адрес начала сегмента кода в следующем блоке.</text:p>
      <text:p text:style-name="P280"><text:span text:style-name="T221">Добавим эту команду и уберём расчёты из </text:span>Machine::load.</text:p>
      <text:p text:style-name="P281">При трансляции адрес в аргументе команды JPM относительный.</text:p>
      <text:p text:style-name="P281">При загрузке модуля все команды JMP пересчитываются.</text:p>
      <text:p text:style-name="P282"/>
      <table:table table:name="Таблица14" table:style-name="Таблица14">
        <table:table-column table:style-name="Таблица14.A"/>
        <table:table-column table:style-name="Таблица14.B"/>
        <table:table-row table:style-name="TableLine94156330489360">
          <table:table-cell table:style-name="Таблица14.A1" office:value-type="string">
            <text:p text:style-name="P412">JMP main</text:p>
          </table:table-cell>
          <table:table-cell table:style-name="Таблица14.B1" office:value-type="string">
            <text:p text:style-name="P412">Размер команды + 8 байт</text:p>
          </table:table-cell>
        </table:table-row>
        <table:table-row table:style-name="TableLine94156329850448">
          <table:table-cell table:style-name="Таблица14.A2" office:value-type="string">
            <text:p text:style-name="P411"><text:span text:style-name="T201">Сигнатура </text:span>«<text:span text:style-name="T201">DATA»</text:span></text:p>
          </table:table-cell>
          <table:table-cell table:style-name="Таблица14.B2" office:value-type="string">
            <text:p text:style-name="P408">4 байта, 4 символа</text:p>
          </table:table-cell>
        </table:table-row>
        <table:table-row table:style-name="TableLine94156329852480">
          <table:table-cell table:style-name="Таблица14.A2" office:value-type="string">
            <text:p text:style-name="P408">Длина блока «DATA» в байтах</text:p>
          </table:table-cell>
          <table:table-cell table:style-name="Таблица14.B2" office:value-type="string">
            <text:p text:style-name="P408">4 байта, uint32_t</text:p>
          </table:table-cell>
        </table:table-row>
        <table:table-row table:style-name="TableLine94156329859184">
          <table:table-cell table:style-name="Таблица14.A2" office:value-type="string">
            <text:p text:style-name="P408">Место под указатели для переменных</text:p>
          </table:table-cell>
          <table:table-cell table:style-name="Таблица14.B2" office:value-type="string">
            <text:p text:style-name="P411"/>
          </table:table-cell>
        </table:table-row>
        <table:table-row table:style-name="TableLine94156329856224">
          <table:table-cell table:style-name="Таблица14.A2" office:value-type="string">
            <text:p text:style-name="P410">Сигнатура «CODE»</text:p>
          </table:table-cell>
          <table:table-cell table:style-name="Таблица14.B2" office:value-type="string">
            <text:p text:style-name="P408">4 байта, 4 символа</text:p>
          </table:table-cell>
        </table:table-row>
        <table:table-row table:style-name="TableLine94156329864992">
          <table:table-cell table:style-name="Таблица14.A2" office:value-type="string">
            <text:p text:style-name="P408">Длина блока «<text:span text:style-name="T202">CODE</text:span>» в байтах</text:p>
          </table:table-cell>
          <table:table-cell table:style-name="Таблица14.B2" office:value-type="string">
            <text:p text:style-name="P408">4 байта, uint32_t</text:p>
          </table:table-cell>
        </table:table-row>
        <table:table-row table:style-name="TableLine94156329875440">
          <table:table-cell table:style-name="Таблица14.A2" office:value-type="string">
            <text:p text:style-name="P412">main:</text:p>
          </table:table-cell>
          <table:table-cell table:style-name="Таблица14.B2" office:value-type="string">
            <text:p text:style-name="P410"/>
          </table:table-cell>
        </table:table-row>
        <table:table-row table:style-name="TableLine94156329867024">
          <table:table-cell table:style-name="Таблица14.A2" office:value-type="string">
            <text:p text:style-name="P410">Машинные коды</text:p>
          </table:table-cell>
          <table:table-cell table:style-name="Таблица14.B2" office:value-type="string">
            <text:p text:style-name="P410">Собственно программа</text:p>
          </table:table-cell>
        </table:table-row>
        <table:table-row table:style-name="TableLine94156329955296">
          <table:table-cell table:style-name="Таблица14.A2" office:value-type="string">
            <text:p text:style-name="P410">HALT</text:p>
          </table:table-cell>
          <table:table-cell table:style-name="Таблица14.B2" office:value-type="string">
            <text:p text:style-name="P410">Команда HALT</text:p>
          </table:table-cell>
        </table:table-row>
      </table:table>
      <text:p text:style-name="P390"/>
      <text:p text:style-name="P283">Сделано.</text:p>
      <text:p text:style-name="P283">Теперь нужно заняться размещением блоков.</text:p>
      <text:p text:style-name="P284">При компиляции нового кода нужно создать блок, дочерний к главному.</text:p>
      <text:p text:style-name="P284">Собрать таблицу символов.</text:p>
      <text:p text:style-name="P284">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284">Таким образом, главный блок всегда пуст, но в нём хранится глобальная таблица символов.</text:p>
      <text:p text:style-name="КОД"><text:span text:style-name="T35">void</text:span><text:span text:style-name="T7"> </text:span><text:span text:style-name="T2">Machine</text:span>::<text:span text:style-name="T20">load</text:span>([[<text:span text:style-name="T20">maybe_unused</text:span>]]<text:span text:style-name="T7"> </text:span><text:span text:style-name="T2">std</text:span>::<text:span text:style-name="T2">shared_ptr</text:span>&lt;<text:span text:style-name="T2">Block</text:span>&gt;<text:span text:style-name="T7"> </text:span><text:span text:style-name="T14">block</text:span>,</text:p>
      <text:p text:style-name="КОД"><text:span text:style-name="T7"><text:s text:c="19"/></text:span><text:span text:style-name="T35">const</text:span><text:span text:style-name="T7"> </text:span><text:span text:style-name="T2">std</text:span>::<text:span text:style-name="T2">vector</text:span>&lt;<text:span text:style-name="T2">uint8_t</text:span>&gt;<text:span text:style-name="T7"> </text:span>&amp;<text:span text:style-name="T14">objectFile</text:span>)</text:p>
      <text:p text:style-name="КОД">{</text:p>
      <text:p text:style-name="КОД"><text:span text:style-name="T7"><text:s text:c="4"/></text:span><text:span text:style-name="T2">uint64_t</text:span><text:span text:style-name="T7"> </text:span><text:span text:style-name="T14">currentPos</text:span><text:span text:style-name="T7"> </text:span>=<text:span text:style-name="T7"> </text:span><text:span text:style-name="T51">_memory</text:span>.<text:span text:style-name="T19">size</text:span>();</text:p>
      <text:p text:style-name="КОД"><text:span text:style-name="T7"><text:s text:c="4"/></text:span><text:span text:style-name="T35">auto</text:span><text:span text:style-name="T7"> </text:span><text:span text:style-name="T14">blockSymbolTable</text:span><text:span text:style-name="T7"> </text:span>=<text:span text:style-name="T7"> </text:span><text:span text:style-name="T14">block</text:span><text:span text:style-name="T19">-&gt;symbolTable</text:span>();</text:p>
      <text:p text:style-name="КОД"><text:span text:style-name="T7"><text:s text:c="4"/></text:span><text:span text:style-name="T25">//</text:span><text:span text:style-name="T7"> </text:span><text:span text:style-name="T25">корректируем</text:span><text:span text:style-name="T7"> </text:span><text:span text:style-name="T25">все</text:span><text:span text:style-name="T7"> </text:span><text:span text:style-name="T25">символы</text:span><text:span text:style-name="T7"> </text:span><text:span text:style-name="T25">в</text:span><text:span text:style-name="T7"> </text:span><text:span text:style-name="T25">блоке,</text:span><text:span text:style-name="T7"> </text:span><text:span text:style-name="T25">ставим</text:span><text:span text:style-name="T7"> </text:span><text:span text:style-name="T25">действительный</text:span><text:span text:style-name="T7"> </text:span><text:span text:style-name="T25">адрес</text:span></text:p>
      <text:p text:style-name="КОД"><text:span text:style-name="T7"><text:s text:c="4"/></text:span><text:span text:style-name="T14">block</text:span><text:span text:style-name="T19">-&gt;addOffset</text:span>(<text:span text:style-name="T14">currentPos</text:span>);</text:p>
      <text:p text:style-name="КОД"><text:span text:style-name="T7"><text:s text:c="4"/></text:span><text:span text:style-name="T25">//</text:span><text:span text:style-name="T7"> </text:span><text:span text:style-name="T25">теперь</text:span><text:span text:style-name="T7"> </text:span><text:span text:style-name="T25">перемещаем</text:span><text:span text:style-name="T7"> </text:span><text:span text:style-name="T25">глобальную</text:span><text:span text:style-name="T7"> </text:span><text:span text:style-name="T25">таблицу</text:span><text:span text:style-name="T7"> </text:span><text:span text:style-name="T25">символов</text:span><text:span text:style-name="T7"> </text:span><text:span text:style-name="T25">в</text:span><text:span text:style-name="T7"> </text:span><text:span text:style-name="T25">главный</text:span><text:span text:style-name="T7"> </text:span><text:span text:style-name="T25">блок</text:span></text:p>
      <text:p text:style-name="КОД"><text:span text:style-name="T7"><text:s text:c="4"/></text:span><text:span text:style-name="T35">auto</text:span><text:span text:style-name="T7"> </text:span><text:span text:style-name="T14">globalSymbolTable</text:span><text:span text:style-name="T7"> </text:span>=<text:span text:style-name="T7"> </text:span><text:span text:style-name="T14">block</text:span><text:span text:style-name="T19">-&gt;globalBlock</text:span>()<text:span text:style-name="T19">-&gt;symbolTable</text:span>();</text:p>
      <text:p text:style-name="КОД"><text:span text:style-name="T7"><text:s text:c="4"/></text:span>globalSymbolTable-&gt;addRange(std::move(blockSymbolTable));</text:p>
      <text:p text:style-name="КОД">...</text:p>
      <text:p text:style-name="Horizontal_20_Line"/>
      <text:p text:style-name="P284">Главный блок не транслируется, транслируются дочерние блоки.</text:p>
      <text:p text:style-name="P285">В Block и SymbolTable добавим методы addOffset(), <text:span text:style-name="T222">которые добавят смещение ко всем записям в таблицах символов по иерархии вложенных блоков</text:span>.</text:p>
      <text:p text:style-name="P285"/>
      <text:h text:style-name="Heading_20_2" text:outline-level="2"><text:soft-page-break/>Вложенные блоки</text:h>
      <text:p text:style-name="P286">06.08.2023</text:p>
      <text:p text:style-name="P286">Машина работает, ошибок пока не обнаружено, поэтому вернёмся к разработке языка.</text:p>
      <text:p text:style-name="P287">Сначала приведём грамматику <text:span text:style-name="T224">более-менее </text:span>в соответствие с грамматикой ECMAScript:</text:p>
      <text:p text:style-name="P287"><text:a xlink:type="simple" xlink:href="https://262.ecma-international.org/" text:style-name="Internet_20_link" text:visited-style-name="Visited_20_Internet_20_Link">https://262.ecma-international.org/</text:a></text:p>
      <text:p text:style-name="P287">Мы не делаем полную реализацию языка, т. к. в задачах автоматизации не нужно делать сложные вещи — обычно это решается основными средствами системы, а мы лишь пишем макросы.</text:p>
      <text:p text:style-name="P287">Достаточно будет реализовать основные операции, функции и связь внешних объектов и скрипта.</text:p>
      <text:p text:style-name="P288">Сделаем следующие замены: </text:p>
      <text:p text:style-name="КОД"><text:span text:style-name="T14">Program</text:span><text:span text:style-name="T7"> </text:span>:<text:span text:style-name="T7"> </text:span><text:span text:style-name="T14">StatementList</text:span></text:p>
      <text:p text:style-name="КОД"><text:span text:style-name="T7"><text:s text:c="8"/></text:span>;</text:p>
      <text:p text:style-name="КОД"><text:span text:style-name="T14">StatementList</text:span><text:span text:style-name="T7"> </text:span>:<text:span text:style-name="T7"> </text:span><text:span text:style-name="T14">Statement</text:span></text:p>
      <text:p text:style-name="КОД"><text:span text:style-name="T7"><text:s text:c="14"/></text:span>|<text:span text:style-name="T7"> </text:span><text:span text:style-name="T14">Statement</text:span><text:span text:style-name="T7"> </text:span><text:span text:style-name="T14">StatementList</text:span></text:p>
      <text:p text:style-name="КОД"><text:span text:style-name="T7"><text:s text:c="14"/></text:span>;</text:p>
      <text:p text:style-name="P365"><text:span text:style-name="T14">Statement</text:span><text:span text:style-name="T7"> </text:span>:<text:span text:style-name="T7"> </text:span><text:span text:style-name="T14">AssignStatement</text:span></text:p>
      <text:p text:style-name="P365"><text:span text:style-name="T7"><text:s text:c="10"/></text:span>|<text:span text:style-name="T7"> </text:span><text:span text:style-name="T14">CompoundStatement</text:span></text:p>
      <text:p text:style-name="P365"><text:span text:style-name="T7"><text:s text:c="10"/></text:span>;</text:p>
      <text:p text:style-name="P365"><text:span text:style-name="T14">CompoundStatement</text:span><text:span text:style-name="T7"> </text:span>:<text:span text:style-name="T7"> </text:span><text:span text:style-name="T25">'{'</text:span><text:span text:style-name="T7"> </text:span><text:span text:style-name="T14">StatementList</text:span><text:span text:style-name="T7"> </text:span><text:span text:style-name="T25">'}'</text:span></text:p>
      <text:p text:style-name="P365"><text:span text:style-name="T7"><text:s text:c="18"/></text:span>;</text:p>
      <text:p text:style-name="P365"><text:span text:style-name="T14">AssignStatement</text:span><text:span text:style-name="T7"> </text:span>:<text:span text:style-name="T7"> </text:span><text:span text:style-name="T14">AssignExpression</text:span><text:span text:style-name="T7"> </text:span><text:span text:style-name="T25">';'</text:span></text:p>
      <text:p text:style-name="P365"><text:span text:style-name="T7"><text:s text:c="16"/></text:span>;</text:p>
      <text:p text:style-name="P365"><text:span text:style-name="T14">AssignExpression</text:span><text:span text:style-name="T7"> </text:span>:<text:span text:style-name="T7"> </text:span><text:span text:style-name="T14">Variable</text:span><text:span text:style-name="T7"> </text:span><text:span text:style-name="T14">Assign</text:span><text:span text:style-name="T7"> </text:span><text:span text:style-name="T14">Expression</text:span></text:p>
      <text:p text:style-name="P365"><text:span text:style-name="T7"><text:s text:c="17"/></text:span>;</text:p>
      <text:p text:style-name="КОД"><text:span text:style-name="T14">Variable</text:span><text:span text:style-name="T7"> </text:span>:<text:span text:style-name="T7"> </text:span><text:span text:style-name="T36">Identifier</text:span></text:p>
      <text:p text:style-name="КОД"><text:span text:style-name="T7"><text:s text:c="9"/></text:span>;</text:p>
      <text:p text:style-name="КОД"><text:span text:style-name="T14">Expression</text:span><text:span text:style-name="T7"> </text:span>:<text:span text:style-name="T7"> </text:span><text:span text:style-name="T18">SimpleExpression</text:span></text:p>
      <text:p text:style-name="КОД"><text:span text:style-name="T7"><text:s text:c="11"/></text:span>|<text:span text:style-name="T7"> </text:span><text:span text:style-name="T18">AssignExpression</text:span></text:p>
      <text:p text:style-name="КОД"><text:span text:style-name="T7"><text:s text:c="11"/></text:span>;</text:p>
      <text:p text:style-name="P369"><text:span text:style-name="T14">SimpleExpression</text:span><text:span text:style-name="T7"> </text:span>:<text:span text:style-name="T7"> </text:span><text:span text:style-name="T14">Term</text:span></text:p>
      <text:p text:style-name="P369"><text:span text:style-name="T7"><text:s text:c="17"/></text:span>|<text:span text:style-name="T7"> </text:span><text:span text:style-name="T14">SimpleExpression</text:span><text:span text:style-name="T7"> </text:span><text:span text:style-name="T25">'+'</text:span><text:span text:style-name="T7"> </text:span><text:span text:style-name="T14">Term</text:span></text:p>
      <text:p text:style-name="P369"><text:span text:style-name="T7"><text:s text:c="17"/></text:span>|<text:span text:style-name="T7"> </text:span><text:span text:style-name="T14">SimpleExpression</text:span><text:span text:style-name="T7"> </text:span><text:span text:style-name="T25">'-'</text:span><text:span text:style-name="T7"> </text:span><text:span text:style-name="T14">Term</text:span></text:p>
      <text:p text:style-name="P369"><text:span text:style-name="T7"><text:s text:c="17"/></text:span>;</text:p>
      <text:p text:style-name="КОД"><text:span text:style-name="T14">Term</text:span><text:span text:style-name="T7"> </text:span>:<text:span text:style-name="T7"> </text:span><text:span text:style-name="T14">Factor</text:span></text:p>
      <text:p text:style-name="КОД"><text:span text:style-name="T7"><text:s text:c="5"/></text:span>|<text:span text:style-name="T7"> </text:span><text:span text:style-name="T14">Term</text:span><text:span text:style-name="T7"> </text:span><text:span text:style-name="T25">'*'</text:span><text:span text:style-name="T7"> </text:span><text:span text:style-name="T14">Factor</text:span></text:p>
      <text:p text:style-name="КОД"><text:span text:style-name="T7"><text:s text:c="5"/></text:span>|<text:span text:style-name="T7"> </text:span><text:span text:style-name="T14">Term</text:span><text:span text:style-name="T7"> </text:span><text:span text:style-name="T25">'/'</text:span><text:span text:style-name="T7"> </text:span><text:span text:style-name="T14">Factor</text:span></text:p>
      <text:p text:style-name="КОД"><text:span text:style-name="T7"><text:s text:c="5"/></text:span>;</text:p>
      <text:p text:style-name="КОД">Factor : Identifier</text:p>
      <text:p text:style-name="КОД"><text:s text:c="7"/>| IntegerNumber</text:p>
      <text:p text:style-name="КОД"><text:s text:c="7"/>| RealNumber</text:p>
      <text:p text:style-name="КОД"><text:s text:c="7"/>| '-' Factor</text:p>
      <text:p text:style-name="КОД"><text:s text:c="7"/>| '+' Factor</text:p>
      <text:p text:style-name="КОД"><text:s text:c="7"/>;</text:p>
      <text:p text:style-name="Text_20_body">Переиме<text:span text:style-name="T225">нуем AssignStatement в AssignExpression, затем создадим новое правил и функцию </text:span></text:p>
      <text:p text:style-name="КОД"><text:span text:style-name="T35">void</text:span><text:span text:style-name="T7"> </text:span><text:span text:style-name="T2">Parser</text:span>::<text:span text:style-name="T20">AssignStatement</text:span>()</text:p>
      <text:p text:style-name="КОД">{</text:p>
      <text:p text:style-name="КОД"><text:span text:style-name="T7"><text:s text:c="4"/></text:span><text:span text:style-name="T19">AssignExpression</text:span>();</text:p>
      <text:p text:style-name="КОД"><text:span text:style-name="T7"><text:s text:c="4"/></text:span><text:span text:style-name="T19">match</text:span>(<text:span text:style-name="T2">Token</text:span>::<text:span text:style-name="T2">Semicolon</text:span>);</text:p>
      <text:p text:style-name="КОД">}</text:p>
      <text:p text:style-name="P289">Изменим в соответствии с правилом:</text:p>
      <text:p text:style-name="КОД"><text:span text:style-name="T35">void</text:span><text:span text:style-name="T7"> </text:span><text:span text:style-name="T2">Parser</text:span>::<text:span text:style-name="T20">Statement</text:span>()</text:p>
      <text:p text:style-name="КОД"><text:soft-page-break/>{</text:p>
      <text:p text:style-name="КОД"><text:span text:style-name="T7"><text:s text:c="4"/></text:span><text:span text:style-name="T35">switch</text:span><text:span text:style-name="T7"> </text:span>(<text:span text:style-name="T19">lookahead</text:span>())<text:span text:style-name="T7"> </text:span>{</text:p>
      <text:p text:style-name="КОД"><text:span text:style-name="T7"><text:s text:c="4"/></text:span><text:span text:style-name="T35">case</text:span><text:span text:style-name="T7"> </text:span><text:span text:style-name="T2">Token</text:span>::<text:span text:style-name="T2">LeftBrace</text:span>:</text:p>
      <text:p text:style-name="КОД"><text:span text:style-name="T7"><text:s text:c="8"/></text:span><text:span text:style-name="T19">CompoundStatement</text:span>();</text:p>
      <text:p text:style-name="КОД"><text:span text:style-name="T7"><text:s text:c="8"/></text:span><text:span text:style-name="T35">break</text:span>;</text:p>
      <text:p text:style-name="КОД"><text:span text:style-name="T7"><text:s text:c="4"/></text:span><text:span text:style-name="T35">default</text:span>:</text:p>
      <text:p text:style-name="КОД"><text:span text:style-name="T7"><text:s text:c="8"/></text:span><text:span text:style-name="T19">AssignStatement</text:span>();</text:p>
      <text:p text:style-name="КОД"><text:span text:style-name="T7"><text:s text:c="8"/></text:span><text:span text:style-name="T25">//</text:span><text:span text:style-name="T7"> </text:span><text:span text:style-name="T25">после</text:span><text:span text:style-name="T7"> </text:span><text:span text:style-name="T25">AssignStatement</text:span><text:span text:style-name="T7"> </text:span><text:span text:style-name="T25">всегда</text:span><text:span text:style-name="T7"> </text:span><text:span text:style-name="T25">есть</text:span><text:span text:style-name="T7"> </text:span><text:span text:style-name="T25">что-то,</text:span><text:span text:style-name="T7"> </text:span><text:span text:style-name="T25">т.к.</text:span><text:span text:style-name="T7"> </text:span><text:span text:style-name="T25">это</text:span><text:span text:style-name="T7"> </text:span><text:span text:style-name="T25">выражение,</text:span></text:p>
      <text:p text:style-name="КОД"><text:span text:style-name="T7"><text:s text:c="8"/></text:span><text:span text:style-name="T25">//</text:span><text:span text:style-name="T7"> </text:span><text:span text:style-name="T25">поэтому</text:span><text:span text:style-name="T7"> </text:span><text:span text:style-name="T25">вытаскиваем</text:span><text:span text:style-name="T7"> </text:span><text:span text:style-name="T25">из</text:span><text:span text:style-name="T7"> </text:span><text:span text:style-name="T25">стека</text:span><text:span text:style-name="T7"> </text:span><text:span text:style-name="T25">его</text:span><text:span text:style-name="T7"> </text:span><text:span text:style-name="T25">результат</text:span></text:p>
      <text:p text:style-name="КОД"><text:span text:style-name="T7"><text:s text:c="8"/></text:span><text:span text:style-name="T19">popStackValue</text:span>();</text:p>
      <text:p text:style-name="КОД"><text:span text:style-name="T7"><text:s text:c="8"/></text:span><text:span text:style-name="T35">break</text:span>;</text:p>
      <text:p text:style-name="КОД"><text:span text:style-name="T7"><text:s text:c="4"/></text:span>}</text:p>
      <text:p text:style-name="КОД">}</text:p>
      <text:p text:style-name="КОД"><text:span text:style-name="T35">void</text:span><text:span text:style-name="T7"> </text:span><text:span text:style-name="T2">Parser</text:span>::<text:span text:style-name="T20">CompoundStatement</text:span>()</text:p>
      <text:p text:style-name="КОД">{</text:p>
      <text:p text:style-name="КОД"><text:span text:style-name="T7"><text:s text:c="4"/></text:span><text:span text:style-name="T19">match</text:span>(<text:span text:style-name="T2">Token</text:span>::<text:span text:style-name="T2">LeftBrace</text:span>);</text:p>
      <text:p text:style-name="КОД"><text:span text:style-name="T7"><text:s text:c="4"/></text:span><text:span text:style-name="T35">if</text:span><text:span text:style-name="T7"> </text:span>(<text:span text:style-name="T19">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19">match</text:span>(<text:span text:style-name="T2">Token</text:span>::<text:span text:style-name="T2">RightBrace</text:span>);</text:p>
      <text:p text:style-name="КОД"><text:span text:style-name="T7"><text:s text:c="8"/></text:span><text:span text:style-name="T35">return</text:span>;<text:span text:style-name="T7"> </text:span><text:span text:style-name="T25">//</text:span><text:span text:style-name="T7"> </text:span><text:span text:style-name="T25">пустой</text:span><text:span text:style-name="T7"> </text:span><text:span text:style-name="T25">блок</text:span></text:p>
      <text:p text:style-name="КОД"><text:span text:style-name="T7"><text:s text:c="4"/></text:span>}</text:p>
      <text:p text:style-name="КОД"><text:span text:style-name="T7"><text:s text:c="4"/></text:span><text:span text:style-name="T19">StatementList</text:span>();</text:p>
      <text:p text:style-name="КОД"><text:span text:style-name="T7"><text:s text:c="4"/></text:span><text:span text:style-name="T19">match</text:span>(<text:span text:style-name="T2">Token</text:span>::<text:span text:style-name="T2">RightBrace</text:span>);</text:p>
      <text:p text:style-name="КОД">}</text:p>
      <text:p text:style-name="КОД"><text:span text:style-name="T35">void</text:span><text:span text:style-name="T7"> </text:span><text:span text:style-name="T2">Parser</text:span>::<text:span text:style-name="T20">StatementList</text:span>()</text:p>
      <text:p text:style-name="КОД">{</text:p>
      <text:p text:style-name="КОД"><text:span text:style-name="T7"><text:s text:c="4"/></text:span><text:span text:style-name="T35">do</text:span><text:span text:style-name="T7"> </text:span>{</text:p>
      <text:p text:style-name="КОД"><text:span text:style-name="T7"><text:s text:c="8"/></text:span><text:span text:style-name="T35">switch</text:span><text:span text:style-name="T7"> </text:span>(<text:span text:style-name="T19">lookahead</text:span>())<text:span text:style-name="T7"> </text:span>{</text:p>
      <text:p text:style-name="КОД"><text:span text:style-name="T7"><text:s text:c="8"/></text:span><text:span text:style-name="T35">case</text:span><text:span text:style-name="T7"> </text:span><text:span text:style-name="T2">Token</text:span>::<text:span text:style-name="T2">Eof</text:span>:</text:p>
      <text:p text:style-name="КОД"><text:span text:style-name="T7"><text:s text:c="12"/></text:span><text:span text:style-name="T35">return</text:span>;</text:p>
      <text:p text:style-name="КОД"><text:span text:style-name="T7"><text:s text:c="8"/></text:span><text:span text:style-name="T35">case</text:span><text:span text:style-name="T7"> </text:span><text:span text:style-name="T2">Token</text:span>::<text:span text:style-name="T2">Semicolon</text:span>:</text:p>
      <text:p text:style-name="КОД"><text:span text:style-name="T7"><text:s text:c="12"/></text:span><text:span text:style-name="T19">next</text:span>();</text:p>
      <text:p text:style-name="КОД"><text:span text:style-name="T7"><text:s text:c="12"/></text:span><text:span text:style-name="T35">continue</text:span>;</text:p>
      <text:p text:style-name="КОД"><text:span text:style-name="T7"><text:s text:c="8"/></text:span><text:span text:style-name="T35">default</text:span>:</text:p>
      <text:p text:style-name="КОД"><text:span text:style-name="T7"><text:s text:c="12"/></text:span><text:span text:style-name="T19">Statement</text:span>();</text:p>
      <text:p text:style-name="КОД"><text:span text:style-name="T7"><text:s text:c="12"/></text:span><text:span text:style-name="T35">break</text:span>;</text:p>
      <text:p text:style-name="КОД"><text:span text:style-name="T7"><text:s text:c="8"/></text:span>}</text:p>
      <text:p text:style-name="КОД"><text:span text:style-name="T7"><text:s text:c="4"/></text:span>}<text:span text:style-name="T7"> </text:span><text:span text:style-name="T35">while</text:span><text:span text:style-name="T7"> </text:span>(<text:span text:style-name="T35">true</text:span>);</text:p>
      <text:p text:style-name="КОД">}</text:p>
      <text:p text:style-name="P290">Давайте протестируем скобки:</text:p>
      <text:p text:style-name="КОД"><text:span text:style-name="T35">void</text:span><text:span text:style-name="T7"> </text:span>SimpleExpression_Test::test_braceSimple()</text:p>
      <text:p text:style-name="КОД">{</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45;}"</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35">auto</text:span><text:span text:style-name="T7"> </text:span><text:span text:style-name="T14">mainBlock</text:span><text:span text:style-name="T7"> </text:span>=<text:span text:style-name="T7"> </text:span><text:span text:style-name="T14">engine</text:span>.<text:span text:style-name="T19">unit</text:span>()-&gt;<text:span text:style-name="T19">block</text:span>();</text:p>
      <text:p text:style-name="КОД"><text:span text:style-name="T7"><text:s text:c="4"/></text:span><text:span text:style-name="T35">auto</text:span><text:span text:style-name="T7"> </text:span><text:span text:style-name="T14">x</text:span><text:span text:style-name="T7"> </text:span>=<text:span text:style-name="T7"> </text:span><text:span text:style-name="T14">mainBlock</text:span><text:span text:style-name="T19">-&gt;symbolTable</text:span>()<text:span text:style-name="T19">-&gt;find</text:span>(<text:span text:style-name="T25">U"x"</text:span>);</text:p>
      <text:p text:style-name="КОД"><text:span text:style-name="T7"><text:s text:c="4"/></text:span><text:span text:style-name="T32">assert</text:span>(<text:span text:style-name="T14">x</text:span><text:span text:style-name="T7"> </text:span>==<text:span text:style-name="T7"> </text:span><text:span text:style-name="T35">nullptr</text:span>);<text:span text:style-name="T7"> </text:span><text:span text:style-name="T25">//</text:span><text:span text:style-name="T7"> </text:span><text:span text:style-name="T25">x</text:span><text:span text:style-name="T7"> </text:span><text:span text:style-name="T25">не</text:span><text:span text:style-name="T7"> </text:span><text:span text:style-name="T25">должно</text:span><text:span text:style-name="T7"> </text:span><text:span text:style-name="T25">быть</text:span><text:span text:style-name="T7"> </text:span><text:span text:style-name="T25">в</text:span><text:span text:style-name="T7"> </text:span><text:span text:style-name="T25">глобальной</text:span><text:span text:style-name="T7"> </text:span><text:span text:style-name="T25">области</text:span></text:p>
      <text:p text:style-name="КОД"><text:span text:style-name="T7"><text:s text:c="4"/></text:span><text:span text:style-name="T14">x</text:span><text:span text:style-name="T7"> </text:span><text:span text:style-name="T19">=</text:span><text:span text:style-name="T7"> </text:span><text:span text:style-name="T14">mainBlock</text:span><text:span text:style-name="T19">-&gt;blocks</text:span>()<text:span text:style-name="T19">[</text:span><text:span text:style-name="T32">0</text:span><text:span text:style-name="T19">]-&gt;symbolTable</text:span>()<text:span text:style-name="T19">-&gt;find</text:span>(<text:span text:style-name="T25">U"x"</text:span>);</text:p>
      <text:p text:style-name="КОД"><text:span text:style-name="T7"><text:s text:c="4"/></text:span><text:span text:style-name="T32">assert</text:span>(<text:span text:style-name="T14">x</text:span><text:span text:style-name="T7"> </text:span><text:span text:style-name="T19">!=</text:span><text:span text:style-name="T7"> </text:span><text:span text:style-name="T35">nullptr</text:span>);<text:span text:style-name="T7"> </text:span><text:span text:style-name="T25">//</text:span><text:span text:style-name="T7"> </text:span><text:span text:style-name="T25">он</text:span><text:span text:style-name="T7"> </text:span><text:span text:style-name="T25">должен</text:span><text:span text:style-name="T7"> </text:span><text:span text:style-name="T25">быть</text:span><text:span text:style-name="T7"> </text:span><text:span text:style-name="T25">в</text:span><text:span text:style-name="T7"> </text:span><text:span text:style-name="T25">первом</text:span><text:span text:style-name="T7"> </text:span><text:span text:style-name="T25">дочернем</text:span><text:span text:style-name="T7"> </text:span><text:span text:style-name="T25">блоке</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text:span>.<text:span text:style-name="T19">getObjectRecord</text:span>(<text:span text:style-name="T14">x</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9">equals_int64</text:span>(<text:span text:style-name="T32">45</text:span>,<text:span text:style-name="T7"> </text:span><text:span text:style-name="T14">record</text:span>-&gt;<text:span text:style-name="T51">data</text:span>));</text:p>
      <text:p text:style-name="КОД">}</text:p>
      <text:p text:style-name="P291">Тест, конечно, не должен работать. Чтобы он заработал правильно, <text:span text:style-name="T226">сделаем так, чтобы при </text:span>открытии<text:span text:style-name="T226"> </text:span>{ <text:span text:style-name="T226">скобок </text:span>}<text:span text:style-name="T226"> создавался дочерний блок, </text:span>а при закрытии — текущий блок возвращался к родительскому.</text:p>
      <text:p text:style-name="КОД"><text:span text:style-name="T2">std</text:span>::<text:span text:style-name="T2">shared_ptr</text:span>&lt;<text:span text:style-name="T2">SymbolTable</text:span>&gt;<text:span text:style-name="T7"> </text:span><text:span text:style-name="T2">Parser</text:span>::<text:span text:style-name="T20">currentSymbolTable</text:span>()</text:p>
      <text:p text:style-name="КОД">{</text:p>
      <text:p text:style-name="КОД"><text:span text:style-name="T7"><text:s text:c="4"/></text:span><text:span text:style-name="T35">return</text:span><text:span text:style-name="T7"> </text:span><text:span text:style-name="T51">_currentBlock</text:span><text:span text:style-name="T19">-&gt;symbolTable</text:span>();</text:p>
      <text:p text:style-name="КОД">}</text:p>
      <text:p text:style-name="КОД"><text:span text:style-name="T35">void</text:span><text:span text:style-name="T7"> </text:span><text:span text:style-name="T2">Parser</text:span>::<text:span text:style-name="T20">addAndEntrySubBlock</text:span>()</text:p>
      <text:p text:style-name="КОД"><text:soft-page-break/>{</text:p>
      <text:p text:style-name="КОД"><text:span text:style-name="T7"><text:s text:c="4"/></text:span><text:span text:style-name="T51">_currentBlock</text:span><text:span text:style-name="T7"> </text:span><text:span text:style-name="T19">=</text:span><text:span text:style-name="T7"> </text:span><text:span text:style-name="T51">_currentBlock</text:span><text:span text:style-name="T19">-&gt;addBlock</text:span>();</text:p>
      <text:p text:style-name="КОД">}</text:p>
      <text:p text:style-name="КОД"><text:span text:style-name="T35">void</text:span><text:span text:style-name="T7"> </text:span><text:span text:style-name="T2">Parser</text:span>::<text:span text:style-name="T20">exitToUpLevelBlock</text:span>()</text:p>
      <text:p text:style-name="КОД">{</text:p>
      <text:p text:style-name="КОД"><text:span text:style-name="T7"><text:s text:c="4"/></text:span><text:span text:style-name="T35">if</text:span><text:span text:style-name="T7"> </text:span>(!<text:span text:style-name="T51">_currentBlock</text:span><text:span text:style-name="T19">-&gt;parentBlock</text:span>())</text:p>
      <text:p text:style-name="КОД"><text:span text:style-name="T7"><text:s text:c="8"/></text:span><text:span text:style-name="T35">throw</text:span><text:span text:style-name="T7"> </text:span><text:span text:style-name="T2">std</text:span>::<text:span text:style-name="T2">domain_error</text:span>(<text:span text:style-name="T25">"Can not exit from up-level block"</text:span>);</text:p>
      <text:p text:style-name="КОД"><text:span text:style-name="T7"><text:s text:c="4"/></text:span><text:span text:style-name="T51">_currentBlock</text:span><text:span text:style-name="T7"> </text:span><text:span text:style-name="T19">=</text:span><text:span text:style-name="T7"> </text:span><text:span text:style-name="T51">_currentBlock</text:span><text:span text:style-name="T19">-&gt;parentBlock</text:span>();</text:p>
      <text:p text:style-name="КОД">}</text:p>
      <text:p text:style-name="КОД"><text:span text:style-name="T35">void</text:span><text:span text:style-name="T7"> </text:span>Parser::CompoundStatement()</text:p>
      <text:p text:style-name="КОД">{</text:p>
      <text:p text:style-name="КОД"><text:span text:style-name="T7"><text:s text:c="4"/></text:span><text:span text:style-name="T19">match</text:span>(<text:span text:style-name="T2">Token</text:span>::<text:span text:style-name="T2">LeftBrace</text:span>);</text:p>
      <text:p text:style-name="КОД"><text:span text:style-name="T7"><text:s text:c="4"/></text:span><text:span text:style-name="T35">if</text:span><text:span text:style-name="T7"> </text:span>(<text:span text:style-name="T19">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19">match</text:span>(<text:span text:style-name="T2">Token</text:span>::<text:span text:style-name="T2">RightBrace</text:span>);</text:p>
      <text:p text:style-name="КОД"><text:span text:style-name="T7"><text:s text:c="8"/></text:span><text:span text:style-name="T35">return</text:span>;<text:span text:style-name="T7"> </text:span><text:span text:style-name="T25">//</text:span><text:span text:style-name="T7"> </text:span><text:span text:style-name="T25">пустой</text:span><text:span text:style-name="T7"> </text:span><text:span text:style-name="T25">блок,</text:span><text:span text:style-name="T7"> </text:span><text:span text:style-name="T25">не</text:span><text:span text:style-name="T7"> </text:span><text:span text:style-name="T25">создаём</text:span><text:span text:style-name="T7"> </text:span><text:span text:style-name="T25">подблок</text:span></text:p>
      <text:p text:style-name="КОД"><text:span text:style-name="T7"><text:s text:c="4"/></text:span>}</text:p>
      <text:p text:style-name="КОД"><text:span text:style-name="T7"><text:s text:c="4"/></text:span><text:span text:style-name="T19">addAndEntrySubBlock</text:span>();</text:p>
      <text:p text:style-name="КОД"><text:span text:style-name="T7"><text:s text:c="4"/></text:span><text:span text:style-name="T19">StatementList</text:span>();</text:p>
      <text:p text:style-name="КОД"><text:span text:style-name="T7"><text:s text:c="4"/></text:span><text:span text:style-name="T19">exitToUpLevelBlock</text:span>();</text:p>
      <text:p text:style-name="КОД"><text:span text:style-name="T7"><text:s text:c="4"/></text:span><text:span text:style-name="T19">match</text:span>(<text:span text:style-name="T2">Token</text:span>::<text:span text:style-name="T2">RightBrace</text:span>);</text:p>
      <text:p text:style-name="КОД">}</text:p>
      <text:p text:style-name="P312"/>
      <text:p text:style-name="P292">После этого нужно изменить генерацию объектного файла так, чтобы локальные переменные всех дочерних блоков оказались бы в секции DATA. <text:span text:style-name="T227">Выделим отдельную функцию:</text:span></text:p>
      <text:p text:style-name="КОД"><text:span text:style-name="T35">void</text:span><text:span text:style-name="T7"> </text:span><text:span text:style-name="T2">Translator</text:span>::<text:span text:style-name="T20">writeAllSymbols</text:span>(<text:span text:style-name="T2">std</text:span>::<text:span text:style-name="T2">shared_ptr</text:span>&lt;<text:span text:style-name="T2">Block</text:span>&gt;<text:span text:style-name="T7"> </text:span><text:span text:style-name="T14">block</text:span>,</text:p>
      <text:p text:style-name="КОД"><text:span text:style-name="T7"><text:s text:c="33"/></text:span><text:span text:style-name="T2">std</text:span>::<text:span text:style-name="T2">vector</text:span>&lt;<text:span text:style-name="T2">uint8_t</text:span>&gt;<text:span text:style-name="T7"> </text:span>&amp;<text:span text:style-name="T14">outBuffer</text:span>,</text:p>
      <text:p text:style-name="КОД"><text:span text:style-name="T7"><text:s text:c="33"/></text:span><text:span text:style-name="T2">uint32_t</text:span><text:span text:style-name="T7"> </text:span>&amp;<text:span text:style-name="T14">totalRecords</text:span>)</text:p>
      <text:p text:style-name="КОД">{</text:p>
      <text:p text:style-name="КОД"><text:span text:style-name="T7"><text:s text:c="4"/></text:span><text:span text:style-name="T2">PtrIntType</text:span><text:span text:style-name="T7"> </text:span><text:span text:style-name="T14">empty</text:span><text:span text:style-name="T7"> </text:span>{};</text:p>
      <text:p text:style-name="КОД"><text:span text:style-name="T7"><text:s text:c="4"/></text:span><text:span text:style-name="T25">//</text:span><text:span text:style-name="T7"> </text:span><text:span text:style-name="T25">начинаем</text:span><text:span text:style-name="T7"> </text:span><text:span text:style-name="T25">с</text:span><text:span text:style-name="T7"> </text:span><text:span text:style-name="T25">таблицы</text:span><text:span text:style-name="T7"> </text:span><text:span text:style-name="T25">символов</text:span><text:span text:style-name="T7"> </text:span><text:span text:style-name="T25">родительского</text:span><text:span text:style-name="T7"> </text:span><text:span text:style-name="T25">блока</text:span></text:p>
      <text:p text:style-name="КОД"><text:span text:style-name="T7"><text:s text:c="4"/></text:span><text:span text:style-name="T35">auto</text:span><text:span text:style-name="T7"> </text:span><text:span text:style-name="T14">table</text:span><text:span text:style-name="T7"> </text:span>=<text:span text:style-name="T7"> </text:span><text:span text:style-name="T14">block</text:span><text:span text:style-name="T19">-&gt;symbolTable</text:span>();</text:p>
      <text:p text:style-name="КОД"><text:span text:style-name="T7"><text:s text:c="4"/></text:span><text:span text:style-name="T35">for</text:span><text:span text:style-name="T7"> </text:span>(<text:span text:style-name="T35">auto</text:span><text:span text:style-name="T7"> </text:span>&amp;<text:span text:style-name="T14">record</text:span><text:span text:style-name="T7"> </text:span>:<text:span text:style-name="T7"> </text:span><text:span text:style-name="T19">*</text:span><text:span text:style-name="T14">table</text:span>)<text:span text:style-name="T7"> </text:span>{</text:p>
      <text:p text:style-name="КОД"><text:span text:style-name="T7"><text:s text:c="8"/></text:span><text:span text:style-name="T25">//</text:span><text:span text:style-name="T7"> </text:span><text:span text:style-name="T25">все</text:span><text:span text:style-name="T7"> </text:span><text:span text:style-name="T25">записи</text:span><text:span text:style-name="T7"> </text:span><text:span text:style-name="T25">в</text:span><text:span text:style-name="T7"> </text:span><text:span text:style-name="T25">этой</text:span><text:span text:style-name="T7"> </text:span><text:span text:style-name="T25">области</text:span><text:span text:style-name="T7"> </text:span><text:span text:style-name="T25">представляют</text:span><text:span text:style-name="T7"> </text:span><text:span text:style-name="T25">собой</text:span><text:span text:style-name="T7"> </text:span><text:span text:style-name="T25">указатели</text:span></text:p>
      <text:p text:style-name="КОД"><text:span text:style-name="T7"><text:s text:c="8"/></text:span><text:span text:style-name="T25">//</text:span><text:span text:style-name="T7"> </text:span><text:span text:style-name="T25">на</text:span><text:span text:style-name="T7"> </text:span><text:span text:style-name="T25">объекты</text:span><text:span text:style-name="T7"> </text:span><text:span text:style-name="T25">в</text:span><text:span text:style-name="T7"> </text:span><text:span text:style-name="T25">списке</text:span><text:span text:style-name="T7"> </text:span><text:span text:style-name="T25">объектов</text:span></text:p>
      <text:p text:style-name="КОД"><text:span text:style-name="T7"><text:s text:c="8"/></text:span><text:span text:style-name="T25">//</text:span><text:span text:style-name="T7"> </text:span><text:span text:style-name="T25">забиваем</text:span><text:span text:style-name="T7"> </text:span><text:span text:style-name="T25">здесь</text:span><text:span text:style-name="T7"> </text:span><text:span text:style-name="T25">место</text:span><text:span text:style-name="T7"> </text:span><text:span text:style-name="T25">под</text:span><text:span text:style-name="T7"> </text:span><text:span text:style-name="T25">размеры</text:span><text:span text:style-name="T7"> </text:span><text:span text:style-name="T25">этих</text:span><text:span text:style-name="T7"> </text:span><text:span text:style-name="T25">указателей</text:span></text:p>
      <text:p text:style-name="КОД"><text:span text:style-name="T7"><text:s text:c="8"/></text:span><text:span text:style-name="T35">auto</text:span><text:span text:style-name="T7"> </text:span><text:span text:style-name="T14">symbol</text:span><text:span text:style-name="T7"> </text:span>=<text:span text:style-name="T7"> </text:span><text:span text:style-name="T14">record</text:span>.<text:span text:style-name="T51">second</text:span>;</text:p>
      <text:p text:style-name="КОД"><text:span text:style-name="T7"><text:s text:c="8"/></text:span><text:span text:style-name="T25">//</text:span><text:span text:style-name="T7"> </text:span><text:span text:style-name="T25">записать</text:span><text:span text:style-name="T7"> </text:span><text:span text:style-name="T25">смещение</text:span></text:p>
      <text:p text:style-name="КОД"><text:span text:style-name="T7"><text:s text:c="8"/></text:span><text:span text:style-name="T14">symbol</text:span><text:span text:style-name="T19">-&gt;setLocation</text:span>(<text:span text:style-name="T14">outBuffer</text:span>.<text:span text:style-name="T19">size</text:span>());</text:p>
      <text:p text:style-name="КОД"><text:span text:style-name="T7"><text:s text:c="8"/></text:span><text:span text:style-name="T14">outBuffer</text:span>.<text:span text:style-name="T19">insert</text:span>(<text:span text:style-name="T14">outBuffer</text:span>.<text:span text:style-name="T19">end</text:span>(),</text:p>
      <text:p text:style-name="КОД"><text:span text:style-name="T7"><text:s text:c="25"/></text:span>(<text:span text:style-name="T2">uint8_t</text:span>*)&amp;<text:span text:style-name="T14">empty</text:span>,</text:p>
      <text:p text:style-name="КОД"><text:span text:style-name="T7"><text:s text:c="25"/></text:span>(<text:span text:style-name="T2">uint8_t</text:span>*)&amp;<text:span text:style-name="T14">empty</text:span><text:span text:style-name="T7"> </text:span>+<text:span text:style-name="T7"> </text:span><text:span text:style-name="T35">sizeof</text:span><text:span text:style-name="T7"> </text:span>(<text:span text:style-name="T14">empty</text:span>));</text:p>
      <text:p text:style-name="КОД"><text:span text:style-name="T7"><text:s text:c="8"/></text:span><text:span text:style-name="T14">totalRecords</text:span>++;</text:p>
      <text:p text:style-name="КОД"><text:span text:style-name="T7"><text:s text:c="4"/></text:span>}</text:p>
      <text:p text:style-name="КОД"><text:span text:style-name="T7"><text:s text:c="4"/></text:span><text:span text:style-name="T25">//</text:span><text:span text:style-name="T7"> </text:span><text:span text:style-name="T25">теперь</text:span><text:span text:style-name="T7"> </text:span><text:span text:style-name="T25">таблицы</text:span><text:span text:style-name="T7"> </text:span><text:span text:style-name="T25">символов</text:span><text:span text:style-name="T7"> </text:span><text:span text:style-name="T25">дочерних</text:span><text:span text:style-name="T7"> </text:span><text:span text:style-name="T25">{блоков}</text:span></text:p>
      <text:p text:style-name="КОД"><text:span text:style-name="T7"><text:s text:c="4"/></text:span><text:span text:style-name="T35">for</text:span><text:span text:style-name="T7"> </text:span>(<text:span text:style-name="T35">auto</text:span><text:span text:style-name="T7"> </text:span>&amp;<text:span text:style-name="T14">b</text:span><text:span text:style-name="T7"> </text:span>:<text:span text:style-name="T7"> </text:span><text:span text:style-name="T14">block</text:span><text:span text:style-name="T19">-&gt;blocks</text:span>())<text:span text:style-name="T7"> </text:span>{</text:p>
      <text:p text:style-name="КОД"><text:span text:style-name="T7"><text:s text:c="8"/></text:span><text:span text:style-name="T19">writeAllSymbols</text:span>(<text:span text:style-name="T14">b</text:span>,<text:span text:style-name="T7"> </text:span><text:span text:style-name="T16">outBuffer</text:span>,<text:span text:style-name="T7"> </text:span><text:span text:style-name="T16">totalRecords</text:span>);</text:p>
      <text:p text:style-name="КОД"><text:span text:style-name="T7"><text:s text:c="4"/></text:span>}</text:p>
      <text:p text:style-name="КОД">}</text:p>
      <text:p text:style-name="P292">Про функции пока ничего не говорим, т. к. это отдельные объекты, чем-то напоминающие сами объектные файлы со своими блоками DATA/CODE. Сейчас мы делаем так, чтобы переменные не мешали потоку исполнения, <text:span text:style-name="T228">поэтому и перетаскиваем их все наверх</text:span>. О функциях позаботимся позже и, скорее всего, поместим их после секции DATA и перед CODE.</text:p>
      <text:p text:style-name="P291"/>
      <text:p text:style-name="P293"><text:span text:style-name="T229">Усложним тест: добавим второе выражение с несколькими уровнями вложенности. </text:span>Перепишем тест со всеми комментариями так:</text:p>
      <text:p text:style-name="КОД"><text:soft-page-break/><text:span text:style-name="T35">void</text:span><text:span text:style-name="T7"> </text:span><text:span text:style-name="T2">SimpleExpression_Test</text:span>::<text:span text:style-name="T20">test_braceSimple</text:span>()</text:p>
      <text:p text:style-name="КОД">{</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x</text:span><text:span text:style-name="T7"> </text:span><text:span text:style-name="T25">=</text:span><text:span text:style-name="T7"> </text:span><text:span text:style-name="T25">45;}"</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25">//</text:span><text:span text:style-name="T7"> </text:span><text:span text:style-name="T25">добавим</text:span><text:span text:style-name="T7"> </text:span><text:span text:style-name="T25">ещё</text:span><text:span text:style-name="T7"> </text:span><text:span text:style-name="T25">выражение</text:span><text:span text:style-name="T7"> </text:span><text:span text:style-name="T25">с</text:span><text:span text:style-name="T7"> </text:span><text:span text:style-name="T25">подблоками</text:span><text:span text:style-name="T7"> </text:span><text:span text:style-name="T25">и</text:span><text:span text:style-name="T7"> </text:span><text:span text:style-name="T25">одинаковым</text:span><text:span text:style-name="T7"> </text:span><text:span text:style-name="T25">именем</text:span><text:span text:style-name="T7"> </text:span><text:span text:style-name="T25">переменной</text:span></text:p>
      <text:p text:style-name="КОД"><text:span text:style-name="T7"><text:s text:c="4"/></text:span><text:span text:style-name="T35">const</text:span><text:span text:style-name="T7"> </text:span><text:span text:style-name="T2">u32string</text:span><text:span text:style-name="T7"> </text:span><text:span text:style-name="T14">code2</text:span><text:span text:style-name="T7"> </text:span>=<text:span text:style-name="T7"> </text:span><text:span text:style-name="T25">U"{{}{x</text:span><text:span text:style-name="T7"> </text:span><text:span text:style-name="T25">=</text:span><text:span text:style-name="T7"> </text:span><text:span text:style-name="T25">54;}}"</text:span>;</text:p>
      <text:p text:style-name="КОД"><text:span text:style-name="T7"><text:s text:c="4"/></text:span><text:span text:style-name="T14">engine</text:span>.<text:span text:style-name="T19">eval</text:span>(<text:span text:style-name="T14">code2</text:span>);</text:p>
      <text:p text:style-name="КОД"><text:span text:style-name="T7"><text:s text:c="4"/></text:span><text:span text:style-name="T35">auto</text:span><text:span text:style-name="T7"> </text:span><text:span text:style-name="T14">mainBlock</text:span><text:span text:style-name="T7"> </text:span>=<text:span text:style-name="T7"> </text:span><text:span text:style-name="T14">engine</text:span>.<text:span text:style-name="T19">unit</text:span>()-&gt;<text:span text:style-name="T19">block</text:span>();</text:p>
      <text:p text:style-name="КОД"><text:span text:style-name="T7"><text:s text:c="4"/></text:span><text:span text:style-name="T25">//</text:span><text:span text:style-name="T7"> </text:span><text:span text:style-name="T25">это</text:span><text:span text:style-name="T7"> </text:span><text:span text:style-name="T25">блок</text:span><text:span text:style-name="T7"> </text:span><text:span text:style-name="T25">модуля</text:span></text:p>
      <text:p text:style-name="КОД"><text:span text:style-name="T7"><text:s text:c="4"/></text:span><text:span text:style-name="T35">auto</text:span><text:span text:style-name="T7"> </text:span><text:span text:style-name="T14">x</text:span><text:span text:style-name="T7"> </text:span>=<text:span text:style-name="T7"> </text:span><text:span text:style-name="T14">mainBlock</text:span><text:span text:style-name="T19">-&gt;symbolTable</text:span>()<text:span text:style-name="T19">-&gt;find</text:span>(<text:span text:style-name="T25">U"x"</text:span>);</text:p>
      <text:p text:style-name="КОД"><text:span text:style-name="T7"><text:s text:c="4"/></text:span><text:span text:style-name="T32">assert</text:span>(<text:span text:style-name="T14">x</text:span><text:span text:style-name="T7"> </text:span><text:span text:style-name="T19">==</text:span><text:span text:style-name="T7"> </text:span><text:span text:style-name="T35">nullptr</text:span>);<text:span text:style-name="T7"> </text:span><text:span text:style-name="T25">//</text:span><text:span text:style-name="T7"> </text:span><text:span text:style-name="T25">x</text:span><text:span text:style-name="T7"> </text:span><text:span text:style-name="T25">не</text:span><text:span text:style-name="T7"> </text:span><text:span text:style-name="T25">должно</text:span><text:span text:style-name="T7"> </text:span><text:span text:style-name="T25">быть</text:span><text:span text:style-name="T7"> </text:span><text:span text:style-name="T25">в</text:span><text:span text:style-name="T7"> </text:span><text:span text:style-name="T25">глобальной</text:span><text:span text:style-name="T7"> </text:span><text:span text:style-name="T25">области</text:span></text:p>
      <text:p text:style-name="КОД"><text:span text:style-name="T7"><text:s text:c="4"/></text:span><text:span text:style-name="T25">//</text:span><text:span text:style-name="T7"> </text:span><text:span text:style-name="T25">это</text:span><text:span text:style-name="T7"> </text:span><text:span text:style-name="T25">-</text:span><text:span text:style-name="T7"> </text:span><text:span text:style-name="T25">сам</text:span><text:span text:style-name="T7"> </text:span><text:span text:style-name="T25">блок,</text:span><text:span text:style-name="T7"> </text:span><text:span text:style-name="T25">полученный</text:span><text:span text:style-name="T7"> </text:span><text:span text:style-name="T25">из</text:span><text:span text:style-name="T7"> </text:span><text:span text:style-name="T25">выражения</text:span><text:span text:style-name="T7"> </text:span><text:span text:style-name="T25">"{x</text:span><text:span text:style-name="T7"> </text:span><text:span text:style-name="T25">=</text:span><text:span text:style-name="T7"> </text:span><text:span text:style-name="T25">45;}"</text:span></text:p>
      <text:p text:style-name="КОД"><text:span text:style-name="T7"><text:s text:c="4"/></text:span><text:span text:style-name="T25">//</text:span><text:span text:style-name="T7"> </text:span><text:span text:style-name="T25">его</text:span><text:span text:style-name="T7"> </text:span><text:span text:style-name="T25">таблица</text:span><text:span text:style-name="T7"> </text:span><text:span text:style-name="T25">символов</text:span><text:span text:style-name="T7"> </text:span><text:span text:style-name="T25">перемещается</text:span><text:span text:style-name="T7"> </text:span><text:span text:style-name="T25">в</text:span><text:span text:style-name="T7"> </text:span><text:span text:style-name="T25">mainBlock</text:span></text:p>
      <text:p text:style-name="КОД"><text:span text:style-name="T7"><text:s text:c="4"/></text:span><text:span text:style-name="T35">auto</text:span><text:span text:style-name="T7"> </text:span><text:span text:style-name="T14">codeBlock1</text:span><text:span text:style-name="T7"> </text:span>=<text:span text:style-name="T7"> </text:span><text:span text:style-name="T14">mainBlock</text:span><text:span text:style-name="T19">-&gt;blocks</text:span>()<text:span text:style-name="T19">[</text:span><text:span text:style-name="T32">0</text:span><text:span text:style-name="T19">]</text:span>;</text:p>
      <text:p text:style-name="КОД"><text:span text:style-name="T7"><text:s text:c="4"/></text:span><text:span text:style-name="T25">//</text:span><text:span text:style-name="T7"> </text:span><text:span text:style-name="T25">а</text:span><text:span text:style-name="T7"> </text:span><text:span text:style-name="T25">это</text:span><text:span text:style-name="T7"> </text:span><text:span text:style-name="T25">-</text:span><text:span text:style-name="T7"> </text:span><text:span text:style-name="T25">подблок,</text:span><text:span text:style-name="T7"> </text:span><text:span text:style-name="T25">который</text:span><text:span text:style-name="T7"> </text:span><text:span text:style-name="T25">определяется</text:span><text:span text:style-name="T7"> </text:span><text:span text:style-name="T25">фигурными</text:span><text:span text:style-name="T7"> </text:span><text:span text:style-name="T25">скобками</text:span></text:p>
      <text:p text:style-name="КОД"><text:span text:style-name="T7"><text:s text:c="4"/></text:span><text:span text:style-name="T25">//</text:span><text:span text:style-name="T7"> </text:span><text:span text:style-name="T25">в</text:span><text:span text:style-name="T7"> </text:span><text:span text:style-name="T25">выражениии</text:span><text:span text:style-name="T7"> </text:span><text:span text:style-name="T25">{x</text:span><text:span text:style-name="T7"> </text:span><text:span text:style-name="T25">=</text:span><text:span text:style-name="T7"> </text:span><text:span text:style-name="T25">45;}</text:span></text:p>
      <text:p text:style-name="КОД"><text:span text:style-name="T7"><text:s text:c="4"/></text:span><text:span text:style-name="T35">auto</text:span><text:span text:style-name="T7"> </text:span><text:span text:style-name="T14">subBlock1OfCodeBlock1</text:span><text:span text:style-name="T7"> </text:span>=<text:span text:style-name="T7"> </text:span><text:span text:style-name="T14">codeBlock1</text:span><text:span text:style-name="T19">-&gt;blocks</text:span>()<text:span text:style-name="T19">[</text:span><text:span text:style-name="T32">0</text:span><text:span text:style-name="T19">]</text:span>;</text:p>
      <text:p text:style-name="КОД"><text:span text:style-name="T7"><text:s text:c="4"/></text:span><text:span text:style-name="T25">//</text:span><text:span text:style-name="T7"> </text:span><text:span text:style-name="T25">в</text:span><text:span text:style-name="T7"> </text:span><text:span text:style-name="T25">нём</text:span><text:span text:style-name="T7"> </text:span><text:span text:style-name="T25">находится</text:span><text:span text:style-name="T7"> </text:span><text:span text:style-name="T25">локальная</text:span><text:span text:style-name="T7"> </text:span><text:span text:style-name="T25">переменная</text:span><text:span text:style-name="T7"> </text:span><text:span text:style-name="T25">x</text:span></text:p>
      <text:p text:style-name="КОД"><text:span text:style-name="T7"><text:s text:c="4"/></text:span><text:span text:style-name="T14">x</text:span><text:span text:style-name="T7"> </text:span><text:span text:style-name="T19">=</text:span><text:span text:style-name="T7"> </text:span><text:span text:style-name="T14">subBlock1OfCodeBlock1</text:span><text:span text:style-name="T19">-&gt;symbolTable</text:span>()<text:span text:style-name="T19">-&gt;find</text:span>(<text:span text:style-name="T25">U"x"</text:span>);</text:p>
      <text:p text:style-name="КОД"><text:span text:style-name="T7"><text:s text:c="4"/></text:span><text:span text:style-name="T32">assert</text:span>(<text:span text:style-name="T14">x</text:span><text:span text:style-name="T7"> </text:span><text:span text:style-name="T19">!=</text:span><text:span text:style-name="T7"> </text:span><text:span text:style-name="T35">nullptr</text:span>);<text:span text:style-name="T7"> </text:span><text:span text:style-name="T25">//</text:span><text:span text:style-name="T7"> </text:span><text:span text:style-name="T25">он</text:span><text:span text:style-name="T7"> </text:span><text:span text:style-name="T25">должен</text:span><text:span text:style-name="T7"> </text:span><text:span text:style-name="T25">быть</text:span><text:span text:style-name="T7"> </text:span><text:span text:style-name="T25">в</text:span><text:span text:style-name="T7"> </text:span><text:span text:style-name="T25">первом</text:span><text:span text:style-name="T7"> </text:span><text:span text:style-name="T25">дочернем</text:span><text:span text:style-name="T7"> </text:span><text:span text:style-name="T25">блоке</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text:span>.<text:span text:style-name="T19">getObjectRecord</text:span>(<text:span text:style-name="T14">x</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9">equals_int64</text:span>(<text:span text:style-name="T32">45</text:span>,<text:span text:style-name="T7"> </text:span><text:span text:style-name="T14">record</text:span>-&gt;<text:span text:style-name="T51">data</text:span>));</text:p>
      <text:p text:style-name="КОД"><text:span text:style-name="T7"><text:s text:c="4"/></text:span><text:span text:style-name="T25">//</text:span><text:span text:style-name="T7"> </text:span><text:span text:style-name="T25">второй</text:span><text:span text:style-name="T7"> </text:span><text:span text:style-name="T25">блок</text:span><text:span text:style-name="T7"> </text:span><text:span text:style-name="T25">-</text:span><text:span text:style-name="T7"> </text:span><text:span text:style-name="T25">результат</text:span><text:span text:style-name="T7"> </text:span><text:span text:style-name="T25">исполнения</text:span><text:span text:style-name="T7"> </text:span><text:span text:style-name="T25">code2</text:span></text:p>
      <text:p text:style-name="КОД"><text:span text:style-name="T7"><text:s text:c="4"/></text:span><text:span text:style-name="T35">auto</text:span><text:span text:style-name="T7"> </text:span><text:span text:style-name="T14">codeBlock2</text:span><text:span text:style-name="T7"> </text:span>=<text:span text:style-name="T7"> </text:span><text:span text:style-name="T14">mainBlock</text:span><text:span text:style-name="T19">-&gt;blocks</text:span>()<text:span text:style-name="T19">[</text:span><text:span text:style-name="T32">1</text:span><text:span text:style-name="T19">]</text:span>;</text:p>
      <text:p text:style-name="КОД"><text:span text:style-name="T7"><text:s text:c="4"/></text:span><text:span text:style-name="T25">//</text:span><text:span text:style-name="T7"> </text:span><text:span text:style-name="T25">пустого</text:span><text:span text:style-name="T7"> </text:span><text:span text:style-name="T25">блока</text:span><text:span text:style-name="T7"> </text:span><text:span text:style-name="T25">не</text:span><text:span text:style-name="T7"> </text:span><text:span text:style-name="T25">должно</text:span><text:span text:style-name="T7"> </text:span><text:span text:style-name="T25">быть,</text:span><text:span text:style-name="T7"> </text:span><text:span text:style-name="T25">он</text:span><text:span text:style-name="T7"> </text:span><text:span text:style-name="T25">пропущен</text:span></text:p>
      <text:p text:style-name="КОД"><text:span text:style-name="T7"><text:s text:c="4"/></text:span><text:span text:style-name="T35">auto</text:span><text:span text:style-name="T7"> </text:span><text:span text:style-name="T14">subBlock1OfCodeBlock2</text:span><text:span text:style-name="T7"> </text:span>=<text:span text:style-name="T7"> </text:span><text:span text:style-name="T14">codeBlock2</text:span><text:span text:style-name="T19">-&gt;blocks</text:span>()<text:span text:style-name="T19">[</text:span><text:span text:style-name="T32">0</text:span><text:span text:style-name="T19">]-&gt;blocks</text:span>()<text:span text:style-name="T19">[</text:span><text:span text:style-name="T32">0</text:span><text:span text:style-name="T19">]</text:span>;</text:p>
      <text:p text:style-name="КОД"><text:span text:style-name="T7"><text:s text:c="4"/></text:span><text:span text:style-name="T25">//</text:span><text:span text:style-name="T7"> </text:span><text:span text:style-name="T25">в</text:span><text:span text:style-name="T7"> </text:span><text:span text:style-name="T25">нём</text:span><text:span text:style-name="T7"> </text:span><text:span text:style-name="T25">находится</text:span><text:span text:style-name="T7"> </text:span><text:span text:style-name="T25">локальная</text:span><text:span text:style-name="T7"> </text:span><text:span text:style-name="T25">переменная,</text:span><text:span text:style-name="T7"> </text:span><text:span text:style-name="T25">тоже</text:span><text:span text:style-name="T7"> </text:span><text:span text:style-name="T25">с</text:span><text:span text:style-name="T7"> </text:span><text:span text:style-name="T25">именем</text:span><text:span text:style-name="T7"> </text:span><text:span text:style-name="T25">x,</text:span><text:span text:style-name="T7"> </text:span><text:span text:style-name="T25">но</text:span><text:span text:style-name="T7"> </text:span><text:span text:style-name="T25">==</text:span><text:span text:style-name="T7"> </text:span><text:span text:style-name="T25">54</text:span></text:p>
      <text:p text:style-name="КОД"><text:span text:style-name="T7"><text:s text:c="4"/></text:span><text:span text:style-name="T14">x</text:span><text:span text:style-name="T7"> </text:span>=<text:span text:style-name="T7"> </text:span><text:span text:style-name="T14">subBlock1OfCodeBlock2</text:span>-&gt;<text:span text:style-name="T19">symbolTable</text:span>()-&gt;<text:span text:style-name="T19">find</text:span>(<text:span text:style-name="T25">U"x"</text:span>);</text:p>
      <text:p text:style-name="КОД"><text:span text:style-name="T7"><text:s text:c="4"/></text:span><text:span text:style-name="T32">assert</text:span>(<text:span text:style-name="T14">x</text:span><text:span text:style-name="T7"> </text:span>!=<text:span text:style-name="T7"> </text:span><text:span text:style-name="T35">nullptr</text:span>);</text:p>
      <text:p text:style-name="КОД"><text:span text:style-name="T7"><text:s text:c="4"/></text:span><text:span text:style-name="T14">record</text:span><text:span text:style-name="T7"> </text:span>=<text:span text:style-name="T7"> </text:span><text:span text:style-name="T14">engine</text:span>.<text:span text:style-name="T19">getObjectRecord</text:span>(<text:span text:style-name="T14">x</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19">equals_int64</text:span>(<text:span text:style-name="T32">54</text:span>,<text:span text:style-name="T7"> </text:span><text:span text:style-name="T14">record</text:span>-&gt;<text:span text:style-name="T51">data</text:span>));</text:p>
      <text:p text:style-name="КОД">}</text:p>
      <text:p text:style-name="P294">Всё работает. </text:p>
      <text:p text:style-name="P294">Блоки добавлены, зафиксируем этот этап: EScriptEngine-14.zip</text:p>
      <text:h text:style-name="Heading_20_2" text:outline-level="2">Логические выражения</text:h>
      <text:p text:style-name="P296">07.08.2023</text:p>
      <text:p text:style-name="P295">Добавим в грамматику условие:</text:p>
      <text:p text:style-name="КОД">...</text:p>
      <text:p text:style-name="КОД">%<text:span text:style-name="T14">nonassoc</text:span><text:span text:style-name="T7"> </text:span><text:span text:style-name="T14">If</text:span></text:p>
      <text:p text:style-name="КОД">%<text:span text:style-name="T14">nonassoc</text:span><text:span text:style-name="T7"> </text:span><text:span text:style-name="T14">Else</text:span></text:p>
      <text:p text:style-name="КОД">%%</text:p>
      <text:p text:style-name="КОД">...</text:p>
      <text:p text:style-name="КОД"><text:span text:style-name="T14">Statement</text:span><text:span text:style-name="T7"> </text:span>:<text:span text:style-name="T7"> </text:span><text:span text:style-name="T14">AssignStatement</text:span></text:p>
      <text:p text:style-name="КОД"><text:span text:style-name="T7"><text:s text:c="10"/></text:span>|<text:span text:style-name="T7"> </text:span><text:span text:style-name="T14">CompoundStatement</text:span></text:p>
      <text:p text:style-name="КОД"><text:span text:style-name="T7"><text:s text:c="10"/></text:span>|<text:span text:style-name="T7"> </text:span><text:span text:style-name="T14">IfElseStatement</text:span></text:p>
      <text:p text:style-name="КОД"><text:span text:style-name="T7"><text:s text:c="10"/></text:span>;</text:p>
      <text:p text:style-name="КОД"><text:span text:style-name="T14">IfElseStatement</text:span><text:span text:style-name="T7"> </text:span>:<text:span text:style-name="T7"> </text:span><text:span text:style-name="T14">If</text:span><text:span text:style-name="T7"> </text:span><text:span text:style-name="T25">'('</text:span><text:span text:style-name="T7"> </text:span><text:span text:style-name="T14">Expression</text:span><text:span text:style-name="T7"> </text:span><text:span text:style-name="T25">')'</text:span><text:span text:style-name="T7"> </text:span><text:span text:style-name="T14">Statement</text:span><text:span text:style-name="T7"> </text:span>%<text:span text:style-name="T14">prec</text:span><text:span text:style-name="T7"> </text:span><text:span text:style-name="T14">If</text:span></text:p>
      <text:p text:style-name="КОД"><text:span text:style-name="T7"><text:s text:c="16"/></text:span>|<text:span text:style-name="T7"> </text:span><text:span text:style-name="T14">If</text:span><text:span text:style-name="T7"> </text:span><text:span text:style-name="T25">'('</text:span><text:span text:style-name="T7"> </text:span><text:span text:style-name="T14">Expression</text:span><text:span text:style-name="T7"> </text:span><text:span text:style-name="T25">')'</text:span><text:span text:style-name="T7"> </text:span><text:span text:style-name="T14">Statement</text:span><text:span text:style-name="T7"> </text:span><text:span text:style-name="T14">Else</text:span><text:span text:style-name="T7"> </text:span><text:span text:style-name="T14">Statement</text:span></text:p>
      <text:p text:style-name="КОД"><text:span text:style-name="T7"><text:s text:c="16"/></text:span>;</text:p>
      <text:p text:style-name="P295">Это сложное место, но прежде чем его делать, нужно добавить булевский тип.</text:p>
      <text:p text:style-name="P296">Всё больше кажется, что нужно использовать PValue в качестве операнда всех выражений.</text:p>
      <text:p text:style-name="P297">Добавим команду процессора:</text:p>
      <text:p text:style-name="P297"><text:soft-page-break/></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column table:style-name="Таблица15.G"/>
        <table:table-column table:style-name="Таблица15.H"/>
        <table:table-row table:style-name="Таблица15.1">
          <table:table-cell table:style-name="Таблица15.A1" office:value-type="string">
            <text:p text:style-name="P387">LDC.BOOL DATA8</text:p>
          </table:table-cell>
          <table:table-cell table:style-name="Таблица15.A1" office:value-type="string">
            <text:p text:style-name="P388">1</text:p>
          </table:table-cell>
          <table:table-cell table:style-name="Таблица15.A1" office:value-type="string">
            <text:p text:style-name="P388">1</text:p>
          </table:table-cell>
          <table:table-cell table:style-name="Таблица15.A1" office:value-type="string">
            <text:p text:style-name="P387">uint8_t</text:p>
          </table:table-cell>
          <table:table-cell table:style-name="Таблица15.A1" office:value-type="string">
            <text:p text:style-name="P388">0</text:p>
          </table:table-cell>
          <table:table-cell table:style-name="Таблица15.A1" office:value-type="string">
            <text:p text:style-name="P388">0</text:p>
          </table:table-cell>
          <table:table-cell table:style-name="Таблица15.A1" office:value-type="string">
            <text:p text:style-name="P388">2</text:p>
          </table:table-cell>
          <table:table-cell table:style-name="Таблица15.A1" office:value-type="string">
            <text:p text:style-name="P387">Загружает в стек логическое значение. 1 — true, 0 — false.</text:p>
          </table:table-cell>
        </table:table-row>
      </table:table>
      <text:p text:style-name="Standard"/>
      <text:p text:style-name="P391">Для операнда хватит 1 байта.</text:p>
      <text:p text:style-name="P392">Во всех местах, где есть выбор типа, нужно вставить case SymbolType::Boolean <text:span text:style-name="T230">и все действия по аналогии с Integer и Real</text:span>. </text:p>
      <text:p text:style-name="P392">Для арифметических операций сделаем преобразование в тип IntType.</text:p>
      <text:p text:style-name="P298">Тест:</text:p>
      <text:p text:style-name="КОД"><text:span text:style-name="T25">i</text:span><text:span text:style-name="T7"> </text:span><text:span text:style-name="T25">=</text:span><text:span text:style-name="T7"> </text:span><text:span text:style-name="T25">true;</text:span></text:p>
      <text:p text:style-name="КОД"><text:span text:style-name="T25">j</text:span><text:span text:style-name="T7"> </text:span><text:span text:style-name="T25">=</text:span><text:span text:style-name="T7"> </text:span><text:span text:style-name="T25">false;</text:span></text:p>
      <text:p text:style-name="КОД"><text:span text:style-name="T25">j</text:span><text:span text:style-name="T7"> </text:span><text:span text:style-name="T25">=</text:span><text:span text:style-name="T7"> </text:span><text:span text:style-name="T25">i;</text:span></text:p>
      <text:p text:style-name="P298">затрагивает все три вида существующих операций и проходит успешно.</text:p>
      <text:p text:style-name="P298">Тип Boolean добавлен.</text:p>
      <text:p text:style-name="P299">Сделаем if/else.</text:p>
      <text:p text:style-name="P300">В итоге должно поучиться следующее:</text:p>
      <text:p text:style-name="P302">Трёхадресный код:</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TableLine94156331318272">
          <table:table-cell table:style-name="Таблица16.A1" office:value-type="string">
            <text:p text:style-name="P333">Операция</text:p>
          </table:table-cell>
          <table:table-cell table:style-name="Таблица16.A1" office:value-type="string">
            <text:p text:style-name="P333">lvalue</text:p>
          </table:table-cell>
          <table:table-cell table:style-name="Таблица16.A1" office:value-type="string">
            <text:p text:style-name="P372">Тип операнда 1</text:p>
          </table:table-cell>
          <table:table-cell table:style-name="Таблица16.A1" office:value-type="string">
            <text:p text:style-name="P372">Операнд 1</text:p>
          </table:table-cell>
          <table:table-cell table:style-name="Таблица16.A1" office:value-type="string">
            <text:p text:style-name="P372">Тип операнда 2</text:p>
          </table:table-cell>
          <table:table-cell table:style-name="Таблица16.F1" office:value-type="string">
            <text:p text:style-name="P372">Операнд 2</text:p>
          </table:table-cell>
        </table:table-row>
        <table:table-row table:style-name="TableLine94156330662592">
          <table:table-cell table:style-name="Таблица16.A2" office:value-type="string">
            <text:p text:style-name="P373">IfFalse</text:p>
          </table:table-cell>
          <table:table-cell table:style-name="Таблица16.A2" office:value-type="string">
            <text:p text:style-name="P375"/>
          </table:table-cell>
          <table:table-cell table:style-name="Таблица16.A2" office:value-type="string">
            <text:p text:style-name="P379">Зависимый от Операнд1</text:p>
          </table:table-cell>
          <table:table-cell table:style-name="Таблица16.A2" office:value-type="string">
            <text:p text:style-name="P375">Переменная для сравнения с 0/1/true/false</text:p>
          </table:table-cell>
          <table:table-cell table:style-name="Таблица16.A2" office:value-type="string">
            <text:p text:style-name="P374">Integer</text:p>
          </table:table-cell>
          <table:table-cell table:style-name="Таблица16.F2" office:value-type="string">
            <text:p text:style-name="P373">Номер метки</text:p>
          </table:table-cell>
        </table:table-row>
        <table:table-row table:style-name="TableLine94156330703920">
          <table:table-cell table:style-name="Таблица16.A2" office:value-type="string">
            <text:p text:style-name="P376">Label</text:p>
          </table:table-cell>
          <table:table-cell table:style-name="Таблица16.A2" office:value-type="string">
            <text:p text:style-name="P375"/>
          </table:table-cell>
          <table:table-cell table:style-name="Таблица16.A2" office:value-type="string">
            <text:p text:style-name="P376">Integer</text:p>
          </table:table-cell>
          <table:table-cell table:style-name="Таблица16.A2" office:value-type="string">
            <text:p text:style-name="P376">Номер метки</text:p>
          </table:table-cell>
          <table:table-cell table:style-name="Таблица16.A2" office:value-type="string">
            <text:p text:style-name="P374"/>
          </table:table-cell>
          <table:table-cell table:style-name="Таблица16.F2" office:value-type="string">
            <text:p text:style-name="P373"/>
          </table:table-cell>
        </table:table-row>
        <table:table-row table:style-name="TableLine94156330724992">
          <table:table-cell table:style-name="Таблица16.A2" office:value-type="string">
            <text:p text:style-name="P376">Goto</text:p>
          </table:table-cell>
          <table:table-cell table:style-name="Таблица16.A2" office:value-type="string">
            <text:p text:style-name="P375"/>
          </table:table-cell>
          <table:table-cell table:style-name="Таблица16.A2" office:value-type="string">
            <text:p text:style-name="P376">Integer</text:p>
          </table:table-cell>
          <table:table-cell table:style-name="Таблица16.A2" office:value-type="string">
            <text:p text:style-name="P376">Номер метки</text:p>
          </table:table-cell>
          <table:table-cell table:style-name="Таблица16.A2" office:value-type="string">
            <text:p text:style-name="P374"/>
          </table:table-cell>
          <table:table-cell table:style-name="Таблица16.F2" office:value-type="string">
            <text:p text:style-name="P373"/>
          </table:table-cell>
        </table:table-row>
      </table:table>
      <text:p text:style-name="P301">if без else:</text:p>
      <text:p text:style-name="P368">if_false tmp_var <text:span text:style-name="T233">метка_</text:span><text:span text:style-name="T188">false</text:span></text:p>
      <text:p text:style-name="P372">инструкции для true</text:p>
      <text:p text:style-name="P378"><text:span text:style-name="T236">метка_</text:span><text:span text:style-name="T187">false</text:span><text:span text:style-name="T233"> <text:s text:c="8"/></text:span><text:span text:style-name="T234">; при трансляции в целевой </text:span><text:span text:style-name="T235">код</text:span><text:span text:style-name="T234"> пропускается</text:span></text:p>
      <text:p text:style-name="P303">if-else:</text:p>
      <text:p text:style-name="P367">if_false tmp_var метка_<text:span text:style-name="T188">false</text:span></text:p>
      <text:p text:style-name="P377">инструкции для true</text:p>
      <text:p text:style-name="P445">goto метка_exit</text:p>
      <text:p text:style-name="КОД"><text:span text:style-name="T232">label метка_false</text:span> <text:s text:c="2"/>; при трансляции в целевой код пропускается</text:p>
      <text:p text:style-name="КОД">инструкции для false</text:p>
      <text:p text:style-name="КОД"><text:span text:style-name="T232">label метка_exit</text:span> <text:s text:c="3"/>; при трансляции в целевой код пропускается</text:p>
      <text:p text:style-name="P304">Трёхадресная команда Label при трансляции в машинный код не транслируется. При её встрече запоминается текущее положение указателя в выходном буфере и её номер, затем при встрече команд перехода их операнд заменяется на адрес, т. е. запомненное текущее положение. Вероятно, следует использовать хэш-таблицу &lt;№ метки, адрес&gt;. При загрузке объектного файла операнды-адреса всех команд переходов по образцу начального JMP заменяются на реальный адрес.</text:p>
      <text:p text:style-name="Text_20_body">При<text:span text:style-name="T237">близительны</text:span>й машинный код:</text:p>
      <text:p text:style-name="P300">if без else:</text:p>
      <text:p text:style-name="КОД"><text:soft-page-break/>ldloc m <text:s text:c="13"/>; <text:span text:style-name="T231">загрузка какого-то результата в стек</text:span></text:p>
      <text:p text:style-name="P378"><text:span text:style-name="T232">brfalse </text:span><text:span text:style-name="T186">метка_false</text:span><text:span text:style-name="T185"> </text:span><text:s/>; <text:span text:style-name="T231">если </text:span><text:span text:style-name="T237">false</text:span><text:span text:style-name="T231">, то выход</text:span></text:p>
      <text:p text:style-name="КОД">инструкции для true</text:p>
      <text:p text:style-name="P446">метка_false</text:p>
      <text:p text:style-name="P300"/>
      <text:p text:style-name="P300">if else:</text:p>
      <text:p text:style-name="P370">ldloc m <text:s text:c="13"/>; загрузка какого-то результата в стек</text:p>
      <text:p text:style-name="P366">brfalse метка_false</text:p>
      <text:p text:style-name="P371">инструкции для true</text:p>
      <text:p text:style-name="P366">jmp метка_<text:span text:style-name="T182">exit</text:span></text:p>
      <text:p text:style-name="P366">метка_false</text:p>
      <text:p text:style-name="P371">инструкции для <text:span text:style-name="T231">false</text:span></text:p>
      <text:p text:style-name="P366">метка_<text:span text:style-name="T182">exit</text:span></text:p>
      <text:p text:style-name="P305">Сначала напишем тест<text:span text:style-name="T238">ы</text:span>:</text:p>
      <text:p text:style-name="КОД"><text:span text:style-name="T35">void</text:span><text:span text:style-name="T7"> </text:span><text:span text:style-name="T2">IfElseStatement_Test</text:span><text:span text:style-name="T25">::</text:span><text:span text:style-name="T20">test_ifOnly</text:span><text:span text:style-name="T25">()</text:span></text:p>
      <text:p text:style-name="КОД">{</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i = 0; if (true) i = 6;"</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35">auto</text:span><text:span text:style-name="T7"> </text:span><text:span text:style-name="T14">mainTable</text:span><text:span text:style-name="T7"> </text:span>=<text:span text:style-name="T7"> </text:span><text:span text:style-name="T14">engine</text:span>.<text:span text:style-name="T19">unit</text:span>()-&gt;<text:span text:style-name="T19">block</text:span>()<text:span text:style-name="T19">-&gt;symbolTable</text:span>();</text:p>
      <text:p text:style-name="КОД"><text:span text:style-name="T7"><text:s text:c="4"/></text:span><text:span text:style-name="T35">auto</text:span><text:span text:style-name="T7"> </text:span><text:span text:style-name="T14">i</text:span><text:span text:style-name="T7"> </text:span>=<text:span text:style-name="T7"> </text:span><text:span text:style-name="T14">mainTable</text:span><text:span text:style-name="T19">-&gt;find</text:span>(<text:span text:style-name="T25">U"i"</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2">Compare</text:span>::<text:span text:style-name="T19">equals_int64</text:span>(<text:span text:style-name="T32">6</text:span>,<text:span text:style-name="T7"> </text:span><text:span text:style-name="T14">record</text:span>-&gt;<text:span text:style-name="T51">data</text:span>));</text:p>
      <text:p text:style-name="КОД"/>
      <text:p text:style-name="КОД"><text:span text:style-name="T7"><text:s text:c="4"/></text:span><text:span text:style-name="T35">const</text:span><text:span text:style-name="T7"> </text:span><text:span text:style-name="T2">u32string</text:span><text:span text:style-name="T7"> </text:span><text:span text:style-name="T14">code2</text:span><text:span text:style-name="T7"> </text:span>=<text:span text:style-name="T7"> </text:span><text:span text:style-name="T25">U"i</text:span><text:span text:style-name="T7"> </text:span><text:span text:style-name="T25">=</text:span><text:span text:style-name="T7"> </text:span><text:span text:style-name="T25">0;</text:span><text:span text:style-name="T7"> </text:span><text:span text:style-name="T25">if</text:span><text:span text:style-name="T7"> </text:span><text:span text:style-name="T25">(true)</text:span><text:span text:style-name="T7"> </text:span><text:span text:style-name="T25">i</text:span><text:span text:style-name="T7"> </text:span><text:span text:style-name="T25">=</text:span><text:span text:style-name="T7"> </text:span><text:span text:style-name="T25">6;</text:span><text:span text:style-name="T7"> </text:span><text:span text:style-name="T25">else</text:span><text:span text:style-name="T7"> </text:span><text:span text:style-name="T25">i</text:span><text:span text:style-name="T7"> </text:span><text:span text:style-name="T25">=</text:span><text:span text:style-name="T7"> </text:span><text:span text:style-name="T25">5;"</text:span>;</text:p>
      <text:p text:style-name="КОД"><text:span text:style-name="T7"><text:s text:c="4"/></text:span><text:span text:style-name="T14">engine</text:span>.<text:span text:style-name="T19">eval</text:span>(<text:span text:style-name="T14">code2</text:span>);</text:p>
      <text:p text:style-name="КОД"><text:span text:style-name="T7"><text:s text:c="4"/></text:span><text:span text:style-name="T14">i</text:span><text:span text:style-name="T7"> </text:span><text:span text:style-name="T19">=</text:span><text:span text:style-name="T7"> </text:span><text:span text:style-name="T14">mainTable</text:span><text:span text:style-name="T19">-&gt;find</text:span>(<text:span text:style-name="T25">U"i"</text:span>);</text:p>
      <text:p text:style-name="КОД"><text:span text:style-name="T7"><text:s text:c="4"/></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2">Compare</text:span>::<text:span text:style-name="T19">equals_int64</text:span>(<text:span text:style-name="T32">6</text:span>,<text:span text:style-name="T7"> </text:span><text:span text:style-name="T14">record</text:span>-&gt;<text:span text:style-name="T51">data</text:span>));</text:p>
      <text:p text:style-name="КОД"/>
      <text:p text:style-name="КОД"><text:span text:style-name="T7"><text:s text:c="4"/></text:span><text:span text:style-name="T35">const</text:span><text:span text:style-name="T7"> </text:span><text:span text:style-name="T2">u32string</text:span><text:span text:style-name="T7"> </text:span><text:span text:style-name="T14">code3</text:span><text:span text:style-name="T7"> </text:span>=<text:span text:style-name="T7"> </text:span><text:span text:style-name="T25">U"if (false) i = 6; else i = 5;"</text:span>;</text:p>
      <text:p text:style-name="КОД"><text:span text:style-name="T7"><text:s text:c="4"/></text:span><text:span text:style-name="T14">engine</text:span>.<text:span text:style-name="T19">eval</text:span>(<text:span text:style-name="T14">code3</text:span>);</text:p>
      <text:p text:style-name="КОД"><text:span text:style-name="T7"><text:s text:c="4"/></text:span><text:span text:style-name="T14">i</text:span><text:span text:style-name="T7"> </text:span><text:span text:style-name="T19">=</text:span><text:span text:style-name="T7"> </text:span><text:span text:style-name="T14">mainTable</text:span><text:span text:style-name="T19">-&gt;find</text:span>(<text:span text:style-name="T25">U"i"</text:span>);</text:p>
      <text:p text:style-name="КОД"><text:span text:style-name="T7"><text:s text:c="4"/></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2">Compare</text:span>::<text:span text:style-name="T19">equals_int64</text:span>(<text:span text:style-name="T32">5</text:span>,<text:span text:style-name="T7"> </text:span><text:span text:style-name="T14">record</text:span>-&gt;<text:span text:style-name="T51">data</text:span>));</text:p>
      <text:p text:style-name="КОД"/>
      <text:p text:style-name="КОД"><text:span text:style-name="T7"><text:s text:c="4"/></text:span><text:span text:style-name="T35">const</text:span><text:span text:style-name="T7"> </text:span><text:span text:style-name="T2">u32string</text:span><text:span text:style-name="T7"> </text:span><text:span text:style-name="T14">code4</text:span><text:span text:style-name="T7"> </text:span>=<text:span text:style-name="T7"> </text:span><text:span text:style-name="T25">U"if</text:span><text:span text:style-name="T7"> </text:span><text:span text:style-name="T25">(false)</text:span><text:span text:style-name="T7"> </text:span><text:span text:style-name="T25">i</text:span><text:span text:style-name="T7"> </text:span><text:span text:style-name="T25">=</text:span><text:span text:style-name="T7"> </text:span><text:span text:style-name="T25">6;</text:span><text:span text:style-name="T7"> </text:span><text:span text:style-name="T25">else</text:span><text:span text:style-name="T7"> </text:span><text:span text:style-name="T25">if</text:span><text:span text:style-name="T7"> </text:span><text:span text:style-name="T25">(false)</text:span><text:span text:style-name="T7"> </text:span><text:span text:style-name="T25">i</text:span><text:span text:style-name="T7"> </text:span><text:span text:style-name="T25">=</text:span><text:span text:style-name="T7"> </text:span><text:span text:style-name="T25">5;</text:span><text:span text:style-name="T7"> </text:span><text:span text:style-name="T25">else</text:span><text:span text:style-name="T7"> </text:span><text:span text:style-name="T25">i</text:span><text:span text:style-name="T7"> </text:span><text:span text:style-name="T25">=</text:span><text:span text:style-name="T7"> </text:span><text:span text:style-name="T25">7;"</text:span>;</text:p>
      <text:p text:style-name="КОД"><text:span text:style-name="T7"><text:s text:c="4"/></text:span><text:span text:style-name="T14">engine</text:span>.<text:span text:style-name="T19">eval</text:span>(<text:span text:style-name="T14">code4</text:span>);</text:p>
      <text:p text:style-name="КОД"><text:span text:style-name="T7"><text:s text:c="4"/></text:span><text:span text:style-name="T14">i</text:span><text:span text:style-name="T7"> </text:span><text:span text:style-name="T19">=</text:span><text:span text:style-name="T7"> </text:span><text:span text:style-name="T14">mainTable</text:span><text:span text:style-name="T19">-&gt;find</text:span>(<text:span text:style-name="T25">U"i"</text:span>);</text:p>
      <text:p text:style-name="КОД"><text:span text:style-name="T7"><text:s text:c="4"/></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2">Compare</text:span>::<text:span text:style-name="T19">equals_int64</text:span>(<text:span text:style-name="T32">7</text:span>,<text:span text:style-name="T7"> </text:span><text:span text:style-name="T14">record</text:span>-&gt;<text:span text:style-name="T51">data</text:span>));</text:p>
      <text:p text:style-name="КОД">}</text:p>
      <text:p text:style-name="P448"/>
      <text:p text:style-name="P305">Заставим <text:span text:style-name="T238">их</text:span> пройти. Добавим функцию согласно грамматике:</text:p>
      <text:p text:style-name="КОД"><text:span text:style-name="T35">void</text:span><text:span text:style-name="T7"> </text:span><text:span text:style-name="T2">Parser</text:span>::<text:span text:style-name="T20">Statement</text:span>()</text:p>
      <text:p text:style-name="КОД">{</text:p>
      <text:p text:style-name="КОД"><text:span text:style-name="T7"><text:s text:c="4"/></text:span><text:span text:style-name="T35">switch</text:span><text:span text:style-name="T7"> </text:span>(<text:span text:style-name="T19">lookahead</text:span>())<text:span text:style-name="T7"> </text:span>{</text:p>
      <text:p text:style-name="КОД">...</text:p>
      <text:p text:style-name="КОД"><text:span text:style-name="T7"><text:s text:c="4"/></text:span><text:span text:style-name="T35">case</text:span><text:span text:style-name="T7"> </text:span><text:span text:style-name="T2">Token</text:span>::<text:span text:style-name="T2">If</text:span>:</text:p>
      <text:p text:style-name="КОД"><text:span text:style-name="T7"><text:s text:c="8"/></text:span><text:span text:style-name="T19">IfElseStatement</text:span>();</text:p>
      <text:p text:style-name="КОД"><text:span text:style-name="T7"><text:s text:c="8"/></text:span><text:span text:style-name="T35">break</text:span>;</text:p>
      <text:p text:style-name="КОД">...</text:p>
      <text:p text:style-name="Horizontal_20_Line"/>
      <text:p text:style-name="P306">Реализуем правило для if-else согласно вышеприведённым фрагментам кода:</text:p>
      <text:p text:style-name="КОД"><text:soft-page-break/><text:span text:style-name="T35">void</text:span><text:span text:style-name="T7"> </text:span>Parser::IfElseStatement()</text:p>
      <text:p text:style-name="КОД">{</text:p>
      <text:p text:style-name="КОД"><text:span text:style-name="T7"><text:s text:c="4"/></text:span><text:span text:style-name="T19">match</text:span>(<text:span text:style-name="T2">Token</text:span>::<text:span text:style-name="T2">If</text:span>);</text:p>
      <text:p text:style-name="КОД"><text:span text:style-name="T7"><text:s text:c="4"/></text:span><text:span text:style-name="T19">match</text:span>(<text:span text:style-name="T2">Token</text:span>::<text:span text:style-name="T2">LeftParenth</text:span>);</text:p>
      <text:p text:style-name="КОД"><text:span text:style-name="T7"><text:s text:c="4"/></text:span><text:span text:style-name="T19">Expression</text:span>();<text:span text:style-name="T7"> </text:span><text:span text:style-name="T25">//</text:span><text:span text:style-name="T7"> </text:span><text:span text:style-name="T25">теперь</text:span><text:span text:style-name="T7"> </text:span><text:span text:style-name="T25">в</text:span><text:span text:style-name="T7"> </text:span><text:span text:style-name="T25">стеке</text:span><text:span text:style-name="T7"> </text:span><text:span text:style-name="T25">что-то</text:span><text:span text:style-name="T7"> </text:span><text:span text:style-name="T25">есть</text:span></text:p>
      <text:p text:style-name="КОД"><text:span text:style-name="T7"><text:s text:c="4"/></text:span><text:span text:style-name="T19">match</text:span>(<text:span text:style-name="T2">Token</text:span>::<text:span text:style-name="T2">RightParenth</text:span>);</text:p>
      <text:p text:style-name="КОД"><text:span text:style-name="T7"><text:s text:c="4"/></text:span><text:span text:style-name="T35">int</text:span><text:span text:style-name="T7"> </text:span><text:span text:style-name="T14">falseLabel</text:span><text:span text:style-name="T7"> </text:span>=<text:span text:style-name="T7"> </text:span><text:span text:style-name="T19">nextLabel</text:span>();</text:p>
      <text:p text:style-name="КОД"><text:span text:style-name="T7"><text:s text:c="4"/></text:span><text:span text:style-name="T19">emitIfHeader</text:span>(<text:span text:style-name="T14">falseLabel</text:span>);<text:span text:style-name="T7"> </text:span><text:span text:style-name="T25">//</text:span><text:span text:style-name="T7"> </text:span><text:span text:style-name="T25">if_false</text:span><text:span text:style-name="T7"> </text:span><text:span text:style-name="T25">tmp_var</text:span><text:span text:style-name="T7"> </text:span><text:span text:style-name="T25">метка_false</text:span></text:p>
      <text:p text:style-name="КОД"><text:span text:style-name="T7"><text:s text:c="4"/></text:span><text:span text:style-name="T19">Statement</text:span>();<text:span text:style-name="T7"> </text:span><text:span text:style-name="T25">//</text:span><text:span text:style-name="T7"> </text:span><text:span text:style-name="T25">ветка</text:span><text:span text:style-name="T7"> </text:span><text:span text:style-name="T25">true</text:span></text:p>
      <text:p text:style-name="КОД"><text:span text:style-name="T7"><text:s text:c="4"/></text:span><text:span text:style-name="T35">if</text:span><text:span text:style-name="T7"> </text:span>(<text:span text:style-name="T19">lookahead</text:span>()<text:span text:style-name="T7"> </text:span>==<text:span text:style-name="T7"> </text:span><text:span text:style-name="T2">Token</text:span>::<text:span text:style-name="T2">Else</text:span>)<text:span text:style-name="T7"> </text:span>{</text:p>
      <text:p text:style-name="КОД"><text:span text:style-name="T7"><text:s text:c="8"/></text:span><text:span text:style-name="T19">next</text:span>();</text:p>
      <text:p text:style-name="КОД"><text:span text:style-name="T7"><text:s text:c="8"/></text:span><text:span text:style-name="T35">int</text:span><text:span text:style-name="T7"> </text:span><text:span text:style-name="T14">exitLabel</text:span><text:span text:style-name="T7"> </text:span>=<text:span text:style-name="T7"> </text:span><text:span text:style-name="T19">nextLabel</text:span>();</text:p>
      <text:p text:style-name="КОД"><text:span text:style-name="T7"><text:s text:c="8"/></text:span><text:span text:style-name="T19">emitGoto</text:span>(<text:span text:style-name="T14">exitLabel</text:span>);</text:p>
      <text:p text:style-name="КОД"><text:span text:style-name="T7"><text:s text:c="8"/></text:span><text:span text:style-name="T19">emitLabel</text:span>(<text:span text:style-name="T14">falseLabel</text:span>);</text:p>
      <text:p text:style-name="КОД"><text:span text:style-name="T7"><text:s text:c="8"/></text:span><text:span text:style-name="T19">Statement</text:span>();<text:span text:style-name="T7"> </text:span><text:span text:style-name="T25">//</text:span><text:span text:style-name="T7"> </text:span><text:span text:style-name="T25">ветка</text:span><text:span text:style-name="T7"> </text:span><text:span text:style-name="T25">false</text:span></text:p>
      <text:p text:style-name="КОД"><text:span text:style-name="T7"><text:s text:c="8"/></text:span><text:span text:style-name="T19">emitLabel</text:span>(<text:span text:style-name="T14">exitLabel</text:span>);</text:p>
      <text:p text:style-name="КОД"><text:span text:style-name="T7"><text:s text:c="4"/></text:span>}<text:span text:style-name="T7"> </text:span><text:span text:style-name="T35">else</text:span><text:span text:style-name="T7"> </text:span>{</text:p>
      <text:p text:style-name="КОД"><text:span text:style-name="T7"><text:s text:c="8"/></text:span><text:span text:style-name="T19">emitLabel</text:span>(<text:span text:style-name="T14">falseLabel</text:span>);</text:p>
      <text:p text:style-name="КОД"><text:span text:style-name="T7"><text:s text:c="4"/></text:span>}</text:p>
      <text:p text:style-name="КОД">}</text:p>
      <text:p text:style-name="Horizontal_20_Line"/>
      <text:p text:style-name="P306">Добавим генерацию трёхадресного кода:</text:p>
      <text:p text:style-name="КОД"><text:span text:style-name="T35">void</text:span><text:span text:style-name="T7"> </text:span><text:span text:style-name="T2">Parser</text:span>::<text:span text:style-name="T20">emitIfHeader</text:span>(<text:span text:style-name="T35">int</text:span><text:span text:style-name="T7"> </text:span><text:span text:style-name="T14">exitOrFalseLabelId</text:span>)</text:p>
      <text:p text:style-name="КОД">{</text:p>
      <text:p text:style-name="КОД"><text:span text:style-name="T7"><text:s text:c="4"/></text:span><text:span text:style-name="T35">auto</text:span><text:span text:style-name="T7"> </text:span><text:span text:style-name="T14">valueType</text:span><text:span text:style-name="T7"> </text:span>=<text:span text:style-name="T7"> </text:span><text:span text:style-name="T51">_types</text:span>.<text:span text:style-name="T19">top</text:span>();</text:p>
      <text:p text:style-name="КОД"><text:span text:style-name="T7"><text:s text:c="4"/></text:span><text:span text:style-name="T25">//</text:span><text:span text:style-name="T7"> </text:span><text:span text:style-name="T25">зависит</text:span><text:span text:style-name="T7"> </text:span><text:span text:style-name="T25">от</text:span><text:span text:style-name="T7"> </text:span><text:span text:style-name="T25">того,</text:span><text:span text:style-name="T7"> </text:span><text:span text:style-name="T25">что</text:span><text:span text:style-name="T7"> </text:span><text:span text:style-name="T25">тут</text:span><text:span text:style-name="T7"> </text:span><text:span text:style-name="T25">есть</text:span></text:p>
      <text:p text:style-name="КОД"><text:span text:style-name="T7"><text:s text:c="4"/></text:span><text:span text:style-name="T25">//</text:span><text:span text:style-name="T7"> </text:span><text:span text:style-name="T25">если</text:span><text:span text:style-name="T7"> </text:span><text:span text:style-name="T25">значение</text:span><text:span text:style-name="T7"> </text:span><text:span text:style-name="T25">можно</text:span><text:span text:style-name="T7"> </text:span><text:span text:style-name="T25">вычислить</text:span><text:span text:style-name="T7"> </text:span><text:span text:style-name="T25">сейчас,</text:span><text:span text:style-name="T7"> </text:span><text:span text:style-name="T25">то</text:span><text:span text:style-name="T7"> </text:span><text:span text:style-name="T25">ветку</text:span><text:span text:style-name="T7"> </text:span><text:span text:style-name="T25">false/true</text:span></text:p>
      <text:p text:style-name="КОД"><text:span text:style-name="T7"><text:s text:c="4"/></text:span><text:span text:style-name="T25">//</text:span><text:span text:style-name="T7"> </text:span><text:span text:style-name="T25">можно</text:span><text:span text:style-name="T7"> </text:span><text:span text:style-name="T25">выбросить</text:span><text:span text:style-name="T7"> </text:span><text:span text:style-name="T25">и</text:span><text:span text:style-name="T7"> </text:span><text:span text:style-name="T25">обойтись</text:span><text:span text:style-name="T7"> </text:span><text:span text:style-name="T25">без</text:span><text:span text:style-name="T7"> </text:span><text:span text:style-name="T25">ветвления</text:span></text:p>
      <text:p text:style-name="КОД"><text:span text:style-name="T7"><text:s text:c="4"/></text:span><text:span text:style-name="T25">//</text:span><text:span text:style-name="T7"> </text:span><text:span text:style-name="T25">пока</text:span><text:span text:style-name="T7"> </text:span><text:span text:style-name="T25">мы</text:span><text:span text:style-name="T7"> </text:span><text:span text:style-name="T25">засунем</text:span><text:span text:style-name="T7"> </text:span><text:span text:style-name="T25">во</text:span><text:span text:style-name="T7"> </text:span><text:span text:style-name="T25">временную</text:span><text:span text:style-name="T7"> </text:span><text:span text:style-name="T25">переменную</text:span></text:p>
      <text:p text:style-name="КОД"><text:span text:style-name="T7"><text:s text:c="4"/></text:span><text:span text:style-name="T2">Symbol</text:span><text:span text:style-name="T7"> </text:span>*<text:span text:style-name="T14">ptrValue</text:span><text:span text:style-name="T7"> </text:span>=<text:span text:style-name="T7"> </text:span><text:span text:style-name="T35">nullptr</text:span>;</text:p>
      <text:p text:style-name="КОД"><text:span text:style-name="T7"><text:s text:c="4"/></text:span><text:span text:style-name="T35">if</text:span><text:span text:style-name="T7"> </text:span>(<text:span text:style-name="T14">value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std</text:span>::<text:span text:style-name="T2">shared_ptr</text:span>&lt;<text:span text:style-name="T2">Symbol</text:span>&gt;<text:span text:style-name="T7"> </text:span><text:span text:style-name="T14">tmp</text:span>;</text:p>
      <text:p text:style-name="КОД"><text:span text:style-name="T7"><text:s text:c="8"/></text:span><text:span text:style-name="T14">tmp</text:span><text:span text:style-name="T7"> </text:span><text:span text:style-name="T19">=</text:span><text:span text:style-name="T7"> </text:span><text:span text:style-name="T19">currentSymbolTable</text:span>()<text:span text:style-name="T19">-&gt;addTemp</text:span>();</text:p>
      <text:p text:style-name="КОД"><text:span text:style-name="T7"><text:s text:c="8"/></text:span><text:span text:style-name="T19">emitAssign</text:span>(<text:span text:style-name="T16">tmp</text:span>);</text:p>
      <text:p text:style-name="КОД"><text:span text:style-name="T7"><text:s text:c="8"/></text:span><text:span text:style-name="T14">ptrValue</text:span><text:span text:style-name="T7"> </text:span>=<text:span text:style-name="T7"> </text:span><text:span text:style-name="T14">tmp</text:span>.<text:span text:style-name="T19">get</text:span>();</text:p>
      <text:p text:style-name="КОД"><text:span text:style-name="T7"><text:s text:c="8"/></text:span><text:span text:style-name="T19">pushVariable</text:span>(<text:span text:style-name="T16">tmp</text:span>);</text:p>
      <text:p text:style-name="КОД"><text:span text:style-name="T7"><text:s text:c="4"/></text:span>}<text:span text:style-name="T7"> </text:span><text:span text:style-name="T35">else</text:span><text:span text:style-name="T7"> </text:span>{</text:p>
      <text:p text:style-name="КОД"><text:span text:style-name="T7"><text:s text:c="8"/></text:span><text:span text:style-name="T14">ptrValue</text:span><text:span text:style-name="T7"> </text:span>=<text:span text:style-name="T7"> </text:span><text:span text:style-name="T51">_variables</text:span>.<text:span text:style-name="T19">top</text:span>().<text:span text:style-name="T19">get</text:span>();</text:p>
      <text:p text:style-name="КОД"><text:span text:style-name="T7"><text:s text:c="4"/></text:span>}</text:p>
      <text:p text:style-name="КОД"><text:span text:style-name="T7"><text:s text:c="4"/></text:span><text:span text:style-name="T25">//</text:span><text:span text:style-name="T7"> </text:span><text:span text:style-name="T25">здесь</text:span><text:span text:style-name="T7"> </text:span><text:span text:style-name="T25">должна</text:span><text:span text:style-name="T7"> </text:span><text:span text:style-name="T25">быть</text:span><text:span text:style-name="T7"> </text:span><text:span text:style-name="T25">только</text:span><text:span text:style-name="T7"> </text:span><text:span text:style-name="T25">переменная</text:span><text:span text:style-name="T7"> </text:span><text:span text:style-name="T25">в</text:span><text:span text:style-name="T7"> </text:span><text:span text:style-name="T25">стеке</text:span></text:p>
      <text:p text:style-name="КОД"><text:span text:style-name="T7"><text:s text:c="4"/></text:span><text:span text:style-name="T25">//</text:span><text:span text:style-name="T7"> </text:span><text:span text:style-name="T25">иначе</text:span><text:span text:style-name="T7"> </text:span><text:span text:style-name="T25">должна</text:span><text:span text:style-name="T7"> </text:span><text:span text:style-name="T25">быть</text:span><text:span text:style-name="T7"> </text:span><text:span text:style-name="T25">оптимизация,</text:span><text:span text:style-name="T7"> </text:span><text:span text:style-name="T25">и</text:span><text:span text:style-name="T7"> </text:span><text:span text:style-name="T25">сюда</text:span><text:span text:style-name="T7"> </text:span><text:span text:style-name="T25">мы</text:span><text:span text:style-name="T7"> </text:span><text:span text:style-name="T25">не</text:span><text:span text:style-name="T7"> </text:span><text:span text:style-name="T25">доходим</text:span></text:p>
      <text:p text:style-name="КОД"><text:span text:style-name="T7"><text:s text:c="4"/></text:span><text:span text:style-name="T51">_emitter</text:span><text:span text:style-name="T19">-&gt;iffalse</text:span>(<text:span text:style-name="T16">ptrValue</text:span>,<text:span text:style-name="T7"> </text:span><text:span text:style-name="T14">exitOrFalseLabelId</text:span>);</text:p>
      <text:p text:style-name="КОД">}</text:p>
      <text:p text:style-name="КОД"><text:span text:style-name="T35">void</text:span><text:span text:style-name="T7"> </text:span><text:span text:style-name="T2">Parser</text:span>::<text:span text:style-name="T20">emitGoto</text:span>(<text:span text:style-name="T35">int</text:span><text:span text:style-name="T7"> </text:span><text:span text:style-name="T14">labelId</text:span>)</text:p>
      <text:p text:style-name="КОД">{</text:p>
      <text:p text:style-name="КОД"><text:span text:style-name="T7"><text:s text:c="4"/></text:span><text:span text:style-name="T51">_emitter</text:span><text:span text:style-name="T19">-&gt;goToLabel</text:span>(<text:span text:style-name="T14">labelId</text:span>);</text:p>
      <text:p text:style-name="КОД">}</text:p>
      <text:p text:style-name="КОД"><text:span text:style-name="T35">void</text:span><text:span text:style-name="T7"> </text:span><text:span text:style-name="T2">Parser</text:span>::<text:span text:style-name="T20">emitLabel</text:span>(<text:span text:style-name="T35">int</text:span><text:span text:style-name="T7"> </text:span><text:span text:style-name="T14">labelId</text:span>)</text:p>
      <text:p text:style-name="КОД">{</text:p>
      <text:p text:style-name="КОД"><text:span text:style-name="T7"><text:s text:c="4"/></text:span><text:span text:style-name="T51">_emitter</text:span><text:span text:style-name="T19">-&gt;label</text:span>(<text:span text:style-name="T14">labelId</text:span>);</text:p>
      <text:p text:style-name="КОД">}</text:p>
      <text:p text:style-name="Horizontal_20_Line"/>
      <text:p text:style-name="P306">Пока ничего не оптимизируем: даже если там константа, и весь блок if/else можно выбросить, пока затолкаем её во временную переменную.</text:p>
      <text:p text:style-name="КОД"><text:span text:style-name="T35">void</text:span><text:span text:style-name="T7"> </text:span><text:span text:style-name="T2">Processor</text:span>::<text:span text:style-name="T20">iffalse_m</text:span>()</text:p>
      <text:p text:style-name="КОД">{</text:p>
      <text:p text:style-name="КОД"><text:span text:style-name="T7"><text:s text:c="4"/></text:span><text:span text:style-name="T19">next</text:span>();</text:p>
      <text:p text:style-name="КОД"><text:span text:style-name="T7"><text:s text:c="4"/></text:span><text:span text:style-name="T25">//</text:span><text:span text:style-name="T7"> </text:span><text:span text:style-name="T25">в</text:span><text:span text:style-name="T7"> </text:span><text:span text:style-name="T25">стеке</text:span><text:span text:style-name="T7"> </text:span><text:span text:style-name="T25">что-то</text:span><text:span text:style-name="T7"> </text:span><text:span text:style-name="T25">есть</text:span></text:p>
      <text:p text:style-name="КОД"><text:span text:style-name="T7"><text:s text:c="4"/></text:span><text:span text:style-name="T35">auto</text:span><text:span text:style-name="T7"> </text:span><text:span text:style-name="T14">item</text:span><text:span text:style-name="T7"> </text:span>=<text:span text:style-name="T7"> </text:span><text:span text:style-name="T19">popFromStack</text:span>();</text:p>
      <text:p text:style-name="КОД"><text:span text:style-name="T7"><text:s text:c="4"/></text:span><text:span text:style-name="T2">PValue</text:span><text:span text:style-name="T7"> </text:span><text:span text:style-name="T14">value</text:span><text:span text:style-name="T7"> </text:span>=<text:span text:style-name="T7"> </text:span><text:span text:style-name="T2">PValue</text:span>::<text:span text:style-name="T19">getValue</text:span>(<text:span text:style-name="T14">item</text:span>);</text:p>
      <text:p text:style-name="КОД"><text:soft-page-break/><text:span text:style-name="T7"><text:s text:c="4"/></text:span><text:span text:style-name="T35">if</text:span><text:span text:style-name="T7"> </text:span>(!<text:span text:style-name="T14">value</text:span>.<text:span text:style-name="T19">asBoolean</text:span>())<text:span text:style-name="T7"> </text:span>{</text:p>
      <text:p text:style-name="КОД"><text:span text:style-name="T7"><text:s text:c="8"/></text:span><text:span text:style-name="T2">uint64_t</text:span><text:span text:style-name="T7"> </text:span><text:span text:style-name="T14">jumpTo</text:span><text:span text:style-name="T7"> </text:span>=<text:span text:style-name="T7"> </text:span>*(<text:span text:style-name="T2">uint64_t</text:span>*)<text:span text:style-name="T51">_p</text:span>;</text:p>
      <text:p text:style-name="КОД"><text:span text:style-name="T7"><text:s text:c="8"/></text:span><text:span text:style-name="T19">setPC</text:span>(<text:span text:style-name="T14">jumpTo</text:span>);</text:p>
      <text:p text:style-name="КОД"><text:span text:style-name="T7"><text:s text:c="8"/></text:span><text:span text:style-name="T25">//</text:span><text:span text:style-name="T7"> </text:span><text:span text:style-name="T25">сразу</text:span><text:span text:style-name="T7"> </text:span><text:span text:style-name="T25">выйти</text:span><text:span text:style-name="T7"> </text:span><text:span text:style-name="T25">-</text:span><text:span text:style-name="T7"> </text:span><text:span text:style-name="T25">здесь</text:span><text:span text:style-name="T7"> </text:span><text:span text:style-name="T25">уже</text:span><text:span text:style-name="T7"> </text:span><text:span text:style-name="T25">новое</text:span><text:span text:style-name="T7"> </text:span><text:span text:style-name="T25">значение</text:span><text:span text:style-name="T7"> </text:span><text:span text:style-name="T25">PC</text:span></text:p>
      <text:p text:style-name="КОД"><text:span text:style-name="T7"><text:s text:c="8"/></text:span><text:span text:style-name="T35">return</text:span>;</text:p>
      <text:p text:style-name="КОД"><text:span text:style-name="T7"><text:s text:c="4"/></text:span>}</text:p>
      <text:p text:style-name="КОД"><text:span text:style-name="T7"><text:s text:c="4"/></text:span><text:span text:style-name="T19">next</text:span>(<text:span text:style-name="T35">sizeof</text:span><text:span text:style-name="T7"> </text:span>(<text:span text:style-name="T2">uint64_t</text:span>));</text:p>
      <text:p text:style-name="КОД">}</text:p>
      <text:p text:style-name="P307">Добавим местами другой мелкий код. Тест проходит.</text:p>
      <text:p text:style-name="P307">Мы сделали условную конструкцию! Код этого этапа: EScriptEngine-15.zip</text:p>
      <text:h text:style-name="Heading_20_2" text:outline-level="2">Логические выражения</text:h>
      <text:p text:style-name="P436"><text:span text:style-name="T240">Д</text:span>обавим логические <text:span text:style-name="T239">операции</text:span>. <text:span text:style-name="T239">Они имеют более низкий приоритет, чем арифметические, </text:span><text:span text:style-name="T240">и в LL-анализаторе, следовательно, процедура с &lt;, &gt;, != и прочими будет выше по уровню, а «+» и «-» будут вызываться в ней. </text:span><text:span text:style-name="T241">Давайте сразу реализуем весь порядок выше сложения и вычитания:</text:span></text:p>
      <text:p text:style-name="КОД"><text:span text:style-name="T14">Expression</text:span><text:span text:style-name="T7"> </text:span>:<text:span text:style-name="T7"> </text:span><text:span text:style-name="T14">LogicalOrNCOExpression</text:span></text:p>
      <text:p text:style-name="КОД"><text:span text:style-name="T7"><text:s text:c="11"/></text:span>|<text:span text:style-name="T7"> </text:span><text:span text:style-name="T14">AssignExpression</text:span></text:p>
      <text:p text:style-name="КОД"><text:span text:style-name="T7"><text:s text:c="11"/></text:span>;</text:p>
      <text:p text:style-name="КОД">//<text:span text:style-name="T7"> </text:span><text:span text:style-name="T14">Nullish</text:span><text:span text:style-name="T7"> </text:span><text:span text:style-name="T14">coalescing</text:span><text:span text:style-name="T7"> </text:span><text:span text:style-name="T14">operator</text:span></text:p>
      <text:p text:style-name="КОД"><text:span text:style-name="T14">LogicalOrNCOExpression</text:span><text:span text:style-name="T7"> </text:span>:<text:span text:style-name="T7"> </text:span><text:span text:style-name="T14">LogicalOrOrAndExpression</text:span></text:p>
      <text:p text:style-name="КОД"><text:span text:style-name="T7"><text:s text:c="23"/></text:span>|<text:span text:style-name="T7"> </text:span><text:span text:style-name="T14">NCO</text:span><text:span text:style-name="T7"> </text:span><text:span text:style-name="T14">LogicalOrOrAndExpression</text:span></text:p>
      <text:p text:style-name="КОД"><text:span text:style-name="T7"><text:s text:c="23"/></text:span>;</text:p>
      <text:p text:style-name="КОД"><text:span text:style-name="T14">LogicalOrOrAndExpression</text:span><text:span text:style-name="T7"> </text:span>:<text:span text:style-name="T7"> </text:span><text:span text:style-name="T14">LogicalAndOrBitORExpression</text:span></text:p>
      <text:p text:style-name="КОД"><text:span text:style-name="T7"><text:s text:c="25"/></text:span>|<text:span text:style-name="T7"> </text:span><text:span text:style-name="T14">Or</text:span><text:span text:style-name="T7"> </text:span><text:span text:style-name="T14">LogicalAndOrBitORExpression</text:span></text:p>
      <text:p text:style-name="КОД"><text:span text:style-name="T7"><text:s text:c="25"/></text:span>;</text:p>
      <text:p text:style-name="КОД"><text:span text:style-name="T14">LogicalAndOrBitORExpression</text:span><text:span text:style-name="T7"> </text:span>:<text:span text:style-name="T7"> </text:span><text:span text:style-name="T14">BitwiseOROrXORExpression</text:span></text:p>
      <text:p text:style-name="КОД"><text:span text:style-name="T7"><text:s text:c="28"/></text:span>|<text:span text:style-name="T7"> </text:span><text:span text:style-name="T14">And</text:span><text:span text:style-name="T7"> </text:span><text:span text:style-name="T14">BitwiseOROrXORExpression</text:span></text:p>
      <text:p text:style-name="КОД"><text:span text:style-name="T7"><text:s text:c="28"/></text:span>;</text:p>
      <text:p text:style-name="КОД"><text:span text:style-name="T14">BitwiseOROrXORExpression</text:span><text:span text:style-name="T7"> </text:span>:<text:span text:style-name="T7"> </text:span><text:span text:style-name="T14">BitwiseXOROrAndExpression</text:span></text:p>
      <text:p text:style-name="КОД"><text:span text:style-name="T7"><text:s text:c="25"/></text:span>|<text:span text:style-name="T7"> </text:span><text:span text:style-name="T25">'|'</text:span><text:span text:style-name="T7"> </text:span><text:span text:style-name="T14">BitwiseXOROrAndExpression</text:span></text:p>
      <text:p text:style-name="КОД"><text:span text:style-name="T7"><text:s text:c="25"/></text:span>;</text:p>
      <text:p text:style-name="КОД"><text:span text:style-name="T14">BitwiseXOROrAndExpression</text:span><text:span text:style-name="T7"> </text:span>:<text:span text:style-name="T7"> </text:span><text:span text:style-name="T14">BitwiseAndOrEqualityExpression</text:span></text:p>
      <text:p text:style-name="КОД"><text:span text:style-name="T7"><text:s text:c="26"/></text:span>|<text:span text:style-name="T7"> </text:span><text:span text:style-name="T25">'^'</text:span><text:span text:style-name="T7"> </text:span><text:span text:style-name="T14">BitwiseAndOrEqualityExpression</text:span></text:p>
      <text:p text:style-name="КОД"><text:span text:style-name="T7"><text:s text:c="26"/></text:span>;</text:p>
      <text:p text:style-name="КОД"><text:span text:style-name="T14">BitwiseAndOrEqualityExpression</text:span><text:span text:style-name="T7"> </text:span>:<text:span text:style-name="T7"> </text:span><text:span text:style-name="T14">RelationOrEqualityExpression</text:span></text:p>
      <text:p text:style-name="КОД"><text:span text:style-name="T7"><text:s text:c="31"/></text:span>|<text:span text:style-name="T7"> </text:span><text:span text:style-name="T25">'&amp;'</text:span><text:span text:style-name="T7"> </text:span><text:span text:style-name="T14">RelationOrEqualityExpression</text:span></text:p>
      <text:p text:style-name="КОД"><text:span text:style-name="T7"><text:s text:c="31"/></text:span>;</text:p>
      <text:p text:style-name="КОД"><text:span text:style-name="T14">RelationOrEqualityExpression</text:span><text:span text:style-name="T7"> </text:span>:<text:span text:style-name="T7"> </text:span><text:span text:style-name="T14">ShiftOrRelationExpression</text:span></text:p>
      <text:p text:style-name="КОД"><text:span text:style-name="T7"><text:s text:c="29"/></text:span>|<text:span text:style-name="T7"> </text:span><text:span text:style-name="T14">EqualityOp</text:span></text:p>
      <text:p text:style-name="КОД"><text:span text:style-name="T7"><text:s text:c="29"/></text:span>;</text:p>
      <text:p text:style-name="КОД"><text:span text:style-name="T14">ShiftOrRelationExpression</text:span><text:span text:style-name="T7"> </text:span>:<text:span text:style-name="T7"> </text:span><text:span text:style-name="T14">SimpleOrShiftExpression</text:span></text:p>
      <text:p text:style-name="КОД"><text:span text:style-name="T7"><text:s text:c="26"/></text:span>|<text:span text:style-name="T7"> </text:span><text:span text:style-name="T14">RelOp</text:span><text:span text:style-name="T7"> </text:span><text:span text:style-name="T14">SimpleOrShiftExpression</text:span></text:p>
      <text:p text:style-name="КОД"><text:span text:style-name="T7"><text:s text:c="26"/></text:span>;</text:p>
      <text:p text:style-name="КОД"><text:span text:style-name="T14">SimpleOrShiftExpression</text:span><text:span text:style-name="T7"> </text:span>:<text:span text:style-name="T7"> </text:span><text:span text:style-name="T14">SimpleExpression</text:span></text:p>
      <text:p text:style-name="КОД"><text:span text:style-name="T7"><text:s text:c="24"/></text:span>|<text:span text:style-name="T7"> </text:span><text:span text:style-name="T14">LShift</text:span><text:span text:style-name="T7"> </text:span><text:span text:style-name="T14">SimpleExpression</text:span></text:p>
      <text:p text:style-name="КОД"><text:span text:style-name="T7"><text:s text:c="24"/></text:span>;</text:p>
      <text:p text:style-name="КОД"><text:span text:style-name="T14">SimpleExpression</text:span><text:span text:style-name="T7"> </text:span>:<text:span text:style-name="T7"> </text:span><text:span text:style-name="T14">Term</text:span></text:p>
      <text:p text:style-name="КОД"><text:span text:style-name="T7"><text:s text:c="17"/></text:span>|<text:span text:style-name="T7"> </text:span><text:span text:style-name="T14">SimpleExpression</text:span><text:span text:style-name="T7"> </text:span><text:span text:style-name="T25">'+'</text:span><text:span text:style-name="T7"> </text:span><text:span text:style-name="T14">Term</text:span></text:p>
      <text:p text:style-name="КОД"><text:span text:style-name="T7"><text:s text:c="17"/></text:span>|<text:span text:style-name="T7"> </text:span><text:span text:style-name="T14">SimpleExpression</text:span><text:span text:style-name="T7"> </text:span><text:span text:style-name="T25">'-'</text:span><text:span text:style-name="T7"> </text:span><text:span text:style-name="T14">Term</text:span></text:p>
      <text:p text:style-name="КОД"><text:span text:style-name="T7"><text:s text:c="17"/></text:span>;</text:p>
      <text:p text:style-name="P438">Скорее всего, это не лучший вид, но именно в таком порядке наш LL-анализатор должен проверять операторы, чтобы получить правильный приоритет операторов. <text:span text:style-name="T242">Если бы делали с помощью генератора LR-анализатора, это можно было бы записать в одно правило по порядку приоритетов. Но наш метод — последовательный спуск.</text:span></text:p>
      <text:p text:style-name="P439"><text:soft-page-break/>Пока сделаем пустые функции, реализуем только RelOp-операторы. <text:span text:style-name="T243">Операторы более высокого приоритета сделаем позже.</text:span></text:p>
      <text:p text:style-name="P440">Добавим функции, которые вызывают друг друга согласно грамматическим правилам:</text:p>
      <text:p text:style-name="КОД"><text:span text:style-name="T7"><text:s text:c="4"/></text:span><text:span text:style-name="T35">void</text:span><text:span text:style-name="T7"> </text:span><text:span text:style-name="T20">SimpleOrShiftExpression</text:span>();</text:p>
      <text:p text:style-name="КОД"><text:span text:style-name="T7"><text:s text:c="4"/></text:span><text:span text:style-name="T35">void</text:span><text:span text:style-name="T7"> </text:span><text:span text:style-name="T20">ShiftOrRelationExpression</text:span>();</text:p>
      <text:p text:style-name="КОД"><text:span text:style-name="T7"><text:s text:c="4"/></text:span><text:span text:style-name="T35">void</text:span><text:span text:style-name="T7"> </text:span><text:span text:style-name="T20">RelationOrEqualityExpression</text:span>();</text:p>
      <text:p text:style-name="КОД"><text:span text:style-name="T7"><text:s text:c="4"/></text:span><text:span text:style-name="T35">void</text:span><text:span text:style-name="T7"> </text:span><text:span text:style-name="T20">BitwiseAndOrEqualityExpression</text:span>();</text:p>
      <text:p text:style-name="КОД"><text:span text:style-name="T7"><text:s text:c="4"/></text:span><text:span text:style-name="T35">void</text:span><text:span text:style-name="T7"> </text:span><text:span text:style-name="T20">BitwiseXOROrAndExpression</text:span>();</text:p>
      <text:p text:style-name="КОД"><text:span text:style-name="T7"><text:s text:c="4"/></text:span><text:span text:style-name="T35">void</text:span><text:span text:style-name="T7"> </text:span><text:span text:style-name="T20">BitwiseOROrXORExpression</text:span>();</text:p>
      <text:p text:style-name="КОД"><text:span text:style-name="T7"><text:s text:c="4"/></text:span><text:span text:style-name="T35">void</text:span><text:span text:style-name="T7"> </text:span><text:span text:style-name="T20">LogicalAndOrBitORExpression</text:span>();</text:p>
      <text:p text:style-name="КОД"><text:span text:style-name="T7"><text:s text:c="4"/></text:span><text:span text:style-name="T35">void</text:span><text:span text:style-name="T7"> </text:span><text:span text:style-name="T20">LogicalOrOrAndExpression</text:span>();</text:p>
      <text:p text:style-name="КОД"><text:span text:style-name="T7"><text:s text:c="4"/></text:span><text:span text:style-name="T35">void</text:span><text:span text:style-name="T7"> </text:span><text:span text:style-name="T20">LogicalOrNCOExpression</text:span>();</text:p>
      <text:p text:style-name="P440">Например:</text:p>
      <text:p text:style-name="КОД"><text:span text:style-name="T35">void</text:span><text:span text:style-name="T7"> </text:span><text:span text:style-name="T2">Parser</text:span>::<text:span text:style-name="T20">Expression</text:span>()</text:p>
      <text:p text:style-name="КОД">{</text:p>
      <text:p text:style-name="КОД"><text:span text:style-name="T7"><text:s text:c="4"/>// </text:span><text:span text:style-name="T13">то же самое, меняем SimpleExpression на <text:s/></text:span><text:span text:style-name="T24">LogicalOrNCOExpression</text:span></text:p>
      <text:p text:style-name="КОД">...</text:p>
      <text:p text:style-name="КОД"><text:span text:style-name="T7"><text:s text:c="4"/></text:span><text:span text:style-name="T19">LogicalOrNCOExpression</text:span>();</text:p>
      <text:p text:style-name="КОД">}</text:p>
      <text:p text:style-name="КОД"><text:span text:style-name="T35">void</text:span><text:span text:style-name="T7"> </text:span><text:span text:style-name="T2">Parser</text:span>::<text:span text:style-name="T20">LogicalOrNCOExpression</text:span>()</text:p>
      <text:p text:style-name="КОД">{</text:p>
      <text:p text:style-name="КОД"><text:span text:style-name="T7"><text:s text:c="4"/></text:span><text:span text:style-name="T19">LogicalOrOrAndExpression</text:span>();</text:p>
      <text:p text:style-name="КОД">}</text:p>
      <text:p text:style-name="КОД"><text:span text:style-name="T35">void</text:span><text:span text:style-name="T7"> </text:span><text:span text:style-name="T2">Parser</text:span>::<text:span text:style-name="T20">LogicalOrOrAndExpression</text:span>()</text:p>
      <text:p text:style-name="КОД">{</text:p>
      <text:p text:style-name="КОД"><text:span text:style-name="T7"><text:s text:c="4"/></text:span><text:span text:style-name="T19">LogicalAndOrBitORExpression</text:span>();</text:p>
      <text:p text:style-name="КОД">}</text:p>
      <text:p text:style-name="P440">и т. д. по цепочке.</text:p>
      <text:p text:style-name="P441">Добавим один оператор — «меньше». Этот тест должен сработать:</text:p>
      <text:p text:style-name="КОД"><text:span text:style-name="T35">void</text:span><text:span text:style-name="T7"> </text:span><text:span text:style-name="T2">Boolean_Test</text:span>::<text:span text:style-name="T20">test_lessThan</text:span>()</text:p>
      <text:p text:style-name="КОД">{</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i</text:span><text:span text:style-name="T7"> </text:span><text:span text:style-name="T25">=</text:span><text:span text:style-name="T7"> </text:span><text:span text:style-name="T25">1</text:span><text:span text:style-name="T7"> </text:span><text:span text:style-name="T25">&gt;</text:span><text:span text:style-name="T7"> </text:span><text:span text:style-name="T25">0;"</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35">auto</text:span><text:span text:style-name="T7"> </text:span><text:span text:style-name="T14">mainTable</text:span><text:span text:style-name="T7"> </text:span>=<text:span text:style-name="T7"> </text:span><text:span text:style-name="T14">engine</text:span>.<text:span text:style-name="T19">unit</text:span>()-&gt;<text:span text:style-name="T19">block</text:span>()<text:span text:style-name="T19">-&gt;symbolTable</text:span>();</text:p>
      <text:p text:style-name="КОД"><text:span text:style-name="T7"><text:s text:c="4"/></text:span><text:span text:style-name="T35">auto</text:span><text:span text:style-name="T7"> </text:span><text:span text:style-name="T14">i</text:span><text:span text:style-name="T7"> </text:span>=<text:span text:style-name="T7"> </text:span><text:span text:style-name="T14">mainTable</text:span><text:span text:style-name="T19">-&gt;find</text:span>(<text:span text:style-name="T25">U"i"</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Boolean</text:span>);</text:p>
      <text:p text:style-name="КОД"><text:span text:style-name="T7"><text:s text:c="4"/></text:span><text:span text:style-name="T32">assert</text:span>(<text:span text:style-name="T2">Compare</text:span>::<text:span text:style-name="T19">equals_bool</text:span>(<text:span text:style-name="T35">true</text:span>,<text:span text:style-name="T7"> </text:span><text:span text:style-name="T14">record</text:span>-&gt;<text:span text:style-name="T51">data</text:span>));</text:p>
      <text:p text:style-name="КОД">}</text:p>
      <text:p text:style-name="P442"><text:span text:style-name="T244">Откроем </text:span>Parser::RelationOrEqualityExpression() <text:span text:style-name="T244">и напишем код:</text:span></text:p>
      <text:p text:style-name="P442"/>
      <text:p text:style-name="P441">Нам нужна трёхадресная инструкция «Less»:</text:p>
      <text:p text:style-name="P441"/>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row table:style-name="TableLine94156345554224">
          <table:table-cell table:style-name="Таблица17.A1" office:value-type="string">
            <text:p text:style-name="P450">Операция</text:p>
          </table:table-cell>
          <table:table-cell table:style-name="Таблица17.A1" office:value-type="string">
            <text:p text:style-name="P450">lvalue</text:p>
          </table:table-cell>
          <table:table-cell table:style-name="Таблица17.A1" office:value-type="string">
            <text:p text:style-name="P453">Тип операнда 1</text:p>
          </table:table-cell>
          <table:table-cell table:style-name="Таблица17.A1" office:value-type="string">
            <text:p text:style-name="P453">Операнд 1</text:p>
          </table:table-cell>
          <table:table-cell table:style-name="Таблица17.A1" office:value-type="string">
            <text:p text:style-name="P453">Тип операнда 2</text:p>
          </table:table-cell>
          <table:table-cell table:style-name="Таблица17.F1" office:value-type="string">
            <text:p text:style-name="P453">Операнд 2</text:p>
          </table:table-cell>
        </table:table-row>
        <table:table-row table:style-name="TableLine94156412798368">
          <table:table-cell table:style-name="Таблица17.A2" office:value-type="string">
            <text:p text:style-name="P447">Less</text:p>
          </table:table-cell>
          <table:table-cell table:style-name="Таблица17.A2" office:value-type="string">
            <text:p text:style-name="P454"/>
          </table:table-cell>
          <table:table-cell table:style-name="Таблица17.A2" office:value-type="string">
            <text:p text:style-name="P452">Зависимый от Операнд1</text:p>
          </table:table-cell>
          <table:table-cell table:style-name="Таблица17.A2" office:value-type="string">
            <text:p text:style-name="P451">Переменная<text:span text:style-name="T244">1/константа</text:span></text:p>
          </table:table-cell>
          <table:table-cell table:style-name="Таблица17.A2" office:value-type="string">
            <text:p text:style-name="P452">Зависимый от Операнд<text:span text:style-name="T244">2</text:span></text:p>
          </table:table-cell>
          <table:table-cell table:style-name="Таблица17.F2" office:value-type="string">
            <text:p text:style-name="P451">Переменная<text:span text:style-name="T244">2/константа</text:span></text:p>
          </table:table-cell>
        </table:table-row>
      </table:table>
      <text:p text:style-name="P420"/>
      <text:p text:style-name="P421">В переменную variable заносится результат сравнения оп1 &lt; оп2, результат — boolean.</text:p>
      <text:p text:style-name="P421">Генерируемый код:</text:p>
      <text:p text:style-name="КОД">ldloc var1</text:p>
      <text:p text:style-name="КОД">ldloc var2</text:p>
      <text:p text:style-name="P455">st<text:span text:style-name="T245">less</text:span><text:span text:style-name="T244"> <text:s text:c="2"/>; </text:span><text:span text:style-name="T245">в стек заносится результат сравнения - </text:span><text:span text:style-name="T246">константа</text:span><text:span text:style-name="T244"> </text:span><text:span text:style-name="T245">типа boolean</text:span></text:p>
      <text:p text:style-name="P422"><text:soft-page-break/>Значит, нам нужна команда stless, которая вынимает из стека два операнда, сравнивает их, если нижний элемент меньше верхнего, то результат true, иначе — false. Результат заносится в стек в виде константы <text:span text:style-name="T247">true/false</text:span>.</text:p>
      <text:p text:style-name="P423">Но по сути дела «&lt;» - это такая же бинарная операция, как и <text:s/>+-*/. <text:span text:style-name="T248">П</text:span>оэтому добавим в ArithmeticOperation новый член перечисления, добавим конструктор и оператор присваивания в PValue и добавим operator&lt; для PValue. <text:span text:style-name="T248">Воспользуемся везде имеющимися функциями binaryOp, которые уже делают кое-какую оптимизацию. Тесты:</text:span></text:p>
      <text:p text:style-name="КОД"><text:span text:style-name="T25">i</text:span><text:span text:style-name="T7"> </text:span><text:span text:style-name="T25">=</text:span><text:span text:style-name="T7"> </text:span><text:span text:style-name="T25">0</text:span><text:span text:style-name="T7"> </text:span><text:span text:style-name="T25">&lt;</text:span><text:span text:style-name="T7"> </text:span><text:span text:style-name="T25">1; // </text:span><text:span text:style-name="T31">это оптимизируется в binaryOp</text:span></text:p>
      <text:p text:style-name="КОД"><text:span text:style-name="T25">y</text:span><text:span text:style-name="T7"> </text:span><text:span text:style-name="T25">=</text:span><text:span text:style-name="T7"> </text:span><text:span text:style-name="T25">i</text:span><text:span text:style-name="T7"> </text:span><text:span text:style-name="T25">&lt;</text:span><text:span text:style-name="T7"> </text:span><text:span text:style-name="T25">1;</text:span></text:p>
      <text:p text:style-name="P424">проходят.</text:p>
      <text:p text:style-name="P424">Другие логические операции добавим по аналогии.</text:p>
      <text:p text:style-name="P423"/>
      <text:p text:style-name="P420"/>
      <text:p text:style-name="P420"/>
      <text:h text:style-name="Heading_20_2" text:outline-level="2">Цикл while</text:h>
      <text:p text:style-name="P443">08.08.2023</text:p>
      <text:p text:style-name="P443"/>
      <text:p text:style-name="P435">Добавим правило:</text:p>
      <text:p text:style-name="КОД"><text:span text:style-name="T14">Statement</text:span><text:span text:style-name="T7"> </text:span>:<text:span text:style-name="T7"> </text:span><text:span text:style-name="T14">AssignStatement</text:span></text:p>
      <text:p text:style-name="КОД"><text:span text:style-name="T7"><text:s text:c="10"/></text:span>|<text:span text:style-name="T7"> </text:span><text:span text:style-name="T14">CompoundStatement</text:span></text:p>
      <text:p text:style-name="КОД"><text:span text:style-name="T7"><text:s text:c="10"/></text:span>|<text:span text:style-name="T7"> </text:span><text:span text:style-name="T14">IfElseStatement</text:span></text:p>
      <text:p text:style-name="КОД"><text:span text:style-name="T7"><text:s text:c="10"/></text:span>|<text:span text:style-name="T7"> </text:span><text:span text:style-name="T14">WhileStatement</text:span></text:p>
      <text:p text:style-name="КОД"><text:span text:style-name="T7"><text:s text:c="10"/></text:span>;</text:p>
      <text:p text:style-name="КОД">...</text:p>
      <text:p text:style-name="КОД"><text:span text:style-name="T14">WhileStatement</text:span><text:span text:style-name="T7"> </text:span>:<text:span text:style-name="T7"> </text:span><text:span text:style-name="T14">While</text:span><text:span text:style-name="T7"> </text:span><text:span text:style-name="T25">'('</text:span><text:span text:style-name="T7"> </text:span><text:span text:style-name="T14">Expression</text:span><text:span text:style-name="T7"> </text:span><text:span text:style-name="T25">')'</text:span><text:span text:style-name="T7"> </text:span><text:span text:style-name="T14">Statement</text:span></text:p>
      <text:p text:style-name="КОД"><text:span text:style-name="T7"><text:s text:c="15"/></text:span>;</text:p>
      <text:p text:style-name="Horizontal_20_Line"/>
      <text:p text:style-name="P434">Здесь будет очень похожая конструкция: тоже условие, метки и goto.</text:p>
      <text:p text:style-name="КОД"><text:span text:style-name="T249">Start</text:span>Label:</text:p>
      <text:p text:style-name="P449">tmp_var := некое логическое выражение</text:p>
      <text:p text:style-name="КОД">iffalse tmp_var goto <text:span text:style-name="T249">Exit</text:span>Label</text:p>
      <text:p text:style-name="КОД">инструкции цикла</text:p>
      <text:p text:style-name="P456">goto <text:span text:style-name="T249">Start</text:span>Label</text:p>
      <text:p text:style-name="P456"><text:span text:style-name="T249">Exit</text:span>Label:</text:p>
      <text:p text:style-name="Horizontal_20_Line"/>
      <text:p text:style-name="P444">Тест:</text:p>
      <text:p text:style-name="КОД"><text:span text:style-name="T35">void</text:span><text:span text:style-name="T7"> </text:span><text:span text:style-name="T2">WhileStatement_Test</text:span>::<text:span text:style-name="T20">test_while</text:span>()</text:p>
      <text:p text:style-name="КОД">{</text:p>
      <text:p text:style-name="КОД"><text:span text:style-name="T7"><text:s text:c="4"/></text:span><text:span text:style-name="T35">const</text:span><text:span text:style-name="T7"> </text:span><text:span text:style-name="T2">u32string</text:span><text:span text:style-name="T7"> </text:span><text:span text:style-name="T14">code1</text:span><text:span text:style-name="T7"> </text:span>=<text:span text:style-name="T7"> </text:span><text:span text:style-name="T25">U"i</text:span><text:span text:style-name="T7"> </text:span><text:span text:style-name="T25">=</text:span><text:span text:style-name="T7"> </text:span><text:span text:style-name="T25">0;</text:span><text:span text:style-name="T7"> </text:span><text:span text:style-name="T25">while</text:span><text:span text:style-name="T7"> </text:span><text:span text:style-name="T25">(i</text:span><text:span text:style-name="T7"> </text:span><text:span text:style-name="T25">&lt;</text:span><text:span text:style-name="T7"> </text:span><text:span text:style-name="T25">10)</text:span><text:span text:style-name="T7"> </text:span><text:span text:style-name="T25">{i</text:span><text:span text:style-name="T7"> </text:span><text:span text:style-name="T25">=</text:span><text:span text:style-name="T7"> </text:span><text:span text:style-name="T25">i</text:span><text:span text:style-name="T7"> </text:span><text:span text:style-name="T25">+</text:span><text:span text:style-name="T7"> </text:span><text:span text:style-name="T25">1;}"</text:span>;</text:p>
      <text:p text:style-name="КОД"><text:span text:style-name="T7"><text:s text:c="4"/></text:span><text:span text:style-name="T2">EScript</text:span><text:span text:style-name="T7"> </text:span><text:span text:style-name="T14">engine</text:span>;</text:p>
      <text:p text:style-name="КОД"><text:span text:style-name="T7"><text:s text:c="4"/></text:span><text:span text:style-name="T14">engine</text:span>.<text:span text:style-name="T19">eval</text:span>(<text:span text:style-name="T14">code1</text:span>);</text:p>
      <text:p text:style-name="КОД"><text:span text:style-name="T7"><text:s text:c="4"/></text:span><text:span text:style-name="T35">auto</text:span><text:span text:style-name="T7"> </text:span><text:span text:style-name="T14">mainTable</text:span><text:span text:style-name="T7"> </text:span>=<text:span text:style-name="T7"> </text:span><text:span text:style-name="T14">engine</text:span>.<text:span text:style-name="T19">unit</text:span>()-&gt;<text:span text:style-name="T19">block</text:span>()<text:span text:style-name="T19">-&gt;symbolTable</text:span>();</text:p>
      <text:p text:style-name="КОД"><text:span text:style-name="T7"><text:s text:c="4"/></text:span><text:span text:style-name="T35">auto</text:span><text:span text:style-name="T7"> </text:span><text:span text:style-name="T14">i</text:span><text:span text:style-name="T7"> </text:span>=<text:span text:style-name="T7"> </text:span><text:span text:style-name="T14">mainTable</text:span><text:span text:style-name="T19">-&gt;find</text:span>(<text:span text:style-name="T25">U"i"</text:span>);</text:p>
      <text:p text:style-name="КОД"><text:span text:style-name="T7"><text:s text:c="4"/></text:span><text:span text:style-name="T35">auto</text:span><text:span text:style-name="T7"> </text:span><text:span text:style-name="T14">record</text:span><text:span text:style-name="T7"> </text:span>=<text:span text:style-name="T7"> </text:span><text:span text:style-name="T14">engine</text:span>.<text:span text:style-name="T19">getObjectRecord</text:span>(<text:span text:style-name="T14">i</text:span>);</text:p>
      <text:p text:style-name="КОД"><text:span text:style-name="T7"><text:s text:c="4"/></text:span><text:span text:style-name="T32">assert</text:span>(<text:span text:style-name="T14">record</text:span>-&gt;<text:span text:style-name="T51">type</text:span><text:span text:style-name="T7"> </text:span>==<text:span text:style-name="T7"> </text:span><text:span text:style-name="T2">SymbolType</text:span>::<text:span text:style-name="T2">Integer</text:span>);</text:p>
      <text:p text:style-name="КОД"><text:span text:style-name="T7"><text:s text:c="4"/></text:span><text:span text:style-name="T32">assert</text:span>(<text:span text:style-name="T2">Compare</text:span>::<text:span text:style-name="T19">equals_int64</text:span>(<text:span text:style-name="T32">10</text:span>,<text:span text:style-name="T7"> </text:span><text:span text:style-name="T14">record</text:span>-&gt;<text:span text:style-name="T51">data</text:span>));</text:p>
      <text:p text:style-name="КОД">}</text:p>
      <text:p text:style-name="P444">Код на удивление прост:</text:p>
      <text:p text:style-name="КОД"><text:span text:style-name="T35">void</text:span><text:span text:style-name="T7"> </text:span><text:span text:style-name="T2">Parser</text:span>::<text:span text:style-name="T20">WhileStatement</text:span>()</text:p>
      <text:p text:style-name="КОД">{</text:p>
      <text:p text:style-name="КОД"><text:span text:style-name="T7"><text:s text:c="4"/></text:span><text:span text:style-name="T19">match</text:span>(<text:span text:style-name="T2">Token</text:span>::<text:span text:style-name="T2">While</text:span>);</text:p>
      <text:p text:style-name="КОД"><text:soft-page-break/><text:span text:style-name="T7"><text:s text:c="4"/></text:span><text:span text:style-name="T19">match</text:span>(<text:span text:style-name="T2">Token</text:span>::<text:span text:style-name="T2">LeftParenth</text:span>);</text:p>
      <text:p text:style-name="КОД"><text:span text:style-name="T7"><text:s text:c="4"/></text:span><text:span text:style-name="T35">int</text:span><text:span text:style-name="T7"> </text:span><text:span text:style-name="T14">startLabel</text:span><text:span text:style-name="T7"> </text:span>=<text:span text:style-name="T7"> </text:span><text:span text:style-name="T19">nextLabel</text:span>();<text:span text:style-name="T7"> </text:span><text:span text:style-name="T25">//</text:span><text:span text:style-name="T7"> </text:span><text:span text:style-name="T25">метка</text:span><text:span text:style-name="T7"> </text:span><text:span text:style-name="T25">возврата</text:span><text:span text:style-name="T7"> </text:span><text:span text:style-name="T25">в</text:span><text:span text:style-name="T7"> </text:span><text:span text:style-name="T25">начало</text:span><text:span text:style-name="T7"> </text:span><text:span text:style-name="T25">цикла</text:span></text:p>
      <text:p text:style-name="КОД"><text:span text:style-name="T7"><text:s text:c="4"/></text:span><text:span text:style-name="T19">emitLabel</text:span>(<text:span text:style-name="T14">startLabel</text:span>);</text:p>
      <text:p text:style-name="КОД"><text:span text:style-name="T7"><text:s text:c="4"/></text:span><text:span text:style-name="T19">Expression</text:span>();<text:span text:style-name="T7"> <text:s text:c="16"/></text:span><text:span text:style-name="T25">//</text:span><text:span text:style-name="T7"> </text:span><text:span text:style-name="T25">теперь</text:span><text:span text:style-name="T7"> </text:span><text:span text:style-name="T25">в</text:span><text:span text:style-name="T7"> </text:span><text:span text:style-name="T25">стеке</text:span><text:span text:style-name="T7"> </text:span><text:span text:style-name="T25">что-то</text:span><text:span text:style-name="T7"> </text:span><text:span text:style-name="T25">есть</text:span></text:p>
      <text:p text:style-name="КОД"><text:span text:style-name="T7"><text:s text:c="4"/></text:span><text:span text:style-name="T35">int</text:span><text:span text:style-name="T7"> </text:span><text:span text:style-name="T14">exitLabel</text:span><text:span text:style-name="T7"> </text:span>=<text:span text:style-name="T7"> </text:span><text:span text:style-name="T19">nextLabel</text:span>();<text:span text:style-name="T7"> <text:s/></text:span><text:span text:style-name="T25">//</text:span><text:span text:style-name="T7"> </text:span><text:span text:style-name="T25">метка</text:span><text:span text:style-name="T7"> </text:span><text:span text:style-name="T25">выхода</text:span></text:p>
      <text:p text:style-name="КОД"><text:span text:style-name="T7"><text:s text:c="4"/></text:span><text:span text:style-name="T19">emitIfFalseHeader</text:span>(<text:span text:style-name="T14">exitLabel</text:span>);<text:span text:style-name="T7"> </text:span><text:span text:style-name="T25">//</text:span><text:span text:style-name="T7"> </text:span><text:span text:style-name="T25">аналогично</text:span><text:span text:style-name="T7"> </text:span><text:span text:style-name="T25">заголовку</text:span><text:span text:style-name="T7"> </text:span><text:span text:style-name="T25">в</text:span><text:span text:style-name="T7"> </text:span><text:span text:style-name="T25">if-else</text:span></text:p>
      <text:p text:style-name="КОД"><text:span text:style-name="T7"><text:s text:c="4"/></text:span><text:span text:style-name="T19">match</text:span>(<text:span text:style-name="T2">Token</text:span>::<text:span text:style-name="T2">RightParenth</text:span>);</text:p>
      <text:p text:style-name="КОД"><text:span text:style-name="T7"><text:s text:c="4"/></text:span><text:span text:style-name="T19">Statement</text:span>();<text:span text:style-name="T7"> <text:s text:c="17"/></text:span><text:span text:style-name="T25">//</text:span><text:span text:style-name="T7"> </text:span><text:span text:style-name="T25">тело</text:span><text:span text:style-name="T7"> </text:span><text:span text:style-name="T25">цикла</text:span></text:p>
      <text:p text:style-name="КОД"><text:span text:style-name="T7"><text:s text:c="4"/></text:span><text:span text:style-name="T19">emitGoto</text:span>(<text:span text:style-name="T14">startLabel</text:span>);<text:span text:style-name="T7"> <text:s text:c="8"/></text:span><text:span text:style-name="T25">//</text:span><text:span text:style-name="T7"> </text:span><text:span text:style-name="T25">возврат</text:span><text:span text:style-name="T7"> </text:span><text:span text:style-name="T25">к</text:span><text:span text:style-name="T7"> </text:span><text:span text:style-name="T25">условию</text:span></text:p>
      <text:p text:style-name="КОД"><text:span text:style-name="T7"><text:s text:c="4"/></text:span><text:span text:style-name="T19">emitLabel</text:span>(<text:span text:style-name="T14">exitLabel</text:span>);<text:span text:style-name="T7"> <text:s text:c="8"/></text:span><text:span text:style-name="T25">//</text:span><text:span text:style-name="T7"> </text:span><text:span text:style-name="T25">выход</text:span></text:p>
      <text:p text:style-name="КОД">}</text:p>
      <text:p text:style-name="Horizontal_20_Line"/>
      <text:p text:style-name="P444">В других классах ничего менять не нужно.</text:p>
      <text:p text:style-name="P444">Тесты проходят, зафиксируем этап: EScriptEngine-16.zip</text:p>
      <text:p text:style-name="P444"/>
      <text:p text:style-name="P444"/>
      <text:p text:style-name="P293"/>
      <text:p text:style-name="P293"/>
      <text:h text:style-name="P419"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156331464048">
          <table:table-cell table:style-name="Таблица8.A1" office:value-type="string">
            <text:p text:style-name="P402">Начало функции</text:p>
          </table:table-cell>
        </table:table-row>
        <table:table-row table:style-name="TableLine94156330536224">
          <table:table-cell table:style-name="Таблица8.A2" office:value-type="string">
            <text:p text:style-name="P402">Все локальные переменные</text:p>
          </table:table-cell>
        </table:table-row>
        <table:table-row table:style-name="TableLine94156330875360">
          <table:table-cell table:style-name="Таблица8.A2" office:value-type="string">
            <text:p text:style-name="P402">Код</text:p>
          </table:table-cell>
        </table:table-row>
        <table:table-row table:style-name="TableLine94156330864304">
          <table:table-cell table:style-name="Таблица8.A2" office:value-type="string">
            <text:p text:style-name="P402">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4">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либо данные (IntType, BooleanType, …) или указатели на объекты, т. е. всё можно засунуть в стек побайтово. <text:span text:style-name="T165">В других языках можно было бы толкать и локальные статически </text:span><text:span text:style-name="T166">созданные</text:span><text:span text:style-name="T165">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63">код </text:span>можно будет оптимизировать, убрав лишние операции:</text:p>
      <text:p text:style-name="P345">StoreActivationRecord</text:p>
      <text:p text:style-name="P345">call fn1</text:p>
      <text:p text:style-name="P345">call fn2</text:p>
      <text:p text:style-name="P345">LoadActivationRecord</text:p>
      <text:p text:style-name="P197">Для глобальной области, конечно, делать это не нужно, все глобальные переменные находятся сверху.</text:p>
      <text:p text:style-name="P18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8T00:00:18.753420512</dc:date>
    <meta:editing-duration>P3DT22H5M56S</meta:editing-duration>
    <meta:editing-cycles>434</meta:editing-cycles>
    <meta:document-statistic meta:table-count="17" meta:image-count="4" meta:object-count="0" meta:page-count="110" meta:paragraph-count="5078" meta:word-count="21882" meta:character-count="183376" meta:non-whitespace-character-count="144343"/>
  </office:meta>
</office:document-meta>
</file>